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doacoes_entregues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ENDERECO</text:p>
          </table:table-cell>
          <table:table-cell office:value-type="string">
            <text:p>id</text:p>
          </table:table-cell>
          <table:table-cell office:value-type="string">
            <text:p>nome_ap</text:p>
          </table:table-cell>
          <table:table-cell office:value-type="string">
            <text:p>instituica</text:p>
          </table:table-cell>
        </table:table-row>
        <table:table-row>
          <table:table-cell office:value-type="string">
            <text:p>Avenida Dos sertanistas, 200, Jardim Santo Andr?</text:p>
          </table:table-cell>
          <table:table-cell office:value-type="string">
            <text:p>301868</text:p>
          </table:table-cell>
          <table:table-cell office:value-type="string">
            <text:p>Bairro Jardim Santo Andr? e Jardim S?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Soneto da Fidelidade 14. Jardim Maraca</text:p>
          </table:table-cell>
          <table:table-cell office:value-type="string">
            <text:p>301975</text:p>
          </table:table-cell>
          <table:table-cell office:value-type="string">
            <text:p>Bairros do Cap?o Redo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415, Conjunto Habitacional Instituto Adventista</text:p>
          </table:table-cell>
          <table:table-cell office:value-type="string">
            <text:p>301871</text:p>
          </table:table-cell>
          <table:table-cell office:value-type="string">
            <text:p>Rua da safra 415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 10, Jardim do Alto - S?o Paulo</text:p>
          </table:table-cell>
          <table:table-cell office:value-type="string">
            <text:p>301899</text:p>
          </table:table-cell>
          <table:table-cell office:value-type="string">
            <text:p>Varginha, Parelheiros, Graja?, Jardim Herplin e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? Santa Cruz, 32 Conjunto Habitacional Inacio Monteiro</text:p>
          </table:table-cell>
          <table:table-cell office:value-type="string">
            <text:p>301915</text:p>
          </table:table-cell>
          <table:table-cell office:value-type="string">
            <text:p>Conjunto Habitacional In?cio Monteiro, Cohab Juc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Hilda Prudente Teixeira, 44. Conj. Hab. Nova Uni?o. Jardim Bras?lia</text:p>
          </table:table-cell>
          <table:table-cell office:value-type="string">
            <text:p>300907</text:p>
          </table:table-cell>
          <table:table-cell office:value-type="string">
            <text:p>Jardim Paquet?  -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Verde, 91 - Vila Silvia</text:p>
          </table:table-cell>
          <table:table-cell office:value-type="string">
            <text:p>300901</text:p>
          </table:table-cell>
          <table:table-cell office:value-type="string">
            <text:p>Vila Silvia - S?o Paulo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Flamiano Costa, 582 - Jardim Penha</text:p>
          </table:table-cell>
          <table:table-cell office:value-type="string">
            <text:p>301060</text:p>
          </table:table-cell>
          <table:table-cell office:value-type="string">
            <text:p>Comunidades no Cangaiba/SP e Ermelino Matarazzo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iguel Achiole da Fonseca, 399 - Jardim S?o Paulo (Zona Leste), S?o Paulo - SP</text:p>
          </table:table-cell>
          <table:table-cell office:value-type="string">
            <text:p>300963</text:p>
          </table:table-cell>
          <table:table-cell office:value-type="string">
            <text:p>Jd S?o Paulo, comunidade da Igreja Extreme em Gu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Prado, 93 - Bela Vista - S?o Paulo/SP</text:p>
          </table:table-cell>
          <table:table-cell office:value-type="string">
            <text:p>300976</text:p>
          </table:table-cell>
          <table:table-cell office:value-type="string">
            <text:p>Corti?os e Ocupa??es do Centro da cida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riente, 505 - Galeria - Loja 2 - Br?s</text:p>
          </table:table-cell>
          <table:table-cell office:value-type="string">
            <text:p>300884</text:p>
          </table:table-cell>
          <table:table-cell office:value-type="string">
            <text:p>Favela de cidade Tiradentes,  Favela Tijuco Preto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cisco de Santa Maria, 1256 - Jardim Colonial</text:p>
          </table:table-cell>
          <table:table-cell office:value-type="string">
            <text:p>300936</text:p>
          </table:table-cell>
          <table:table-cell office:value-type="string">
            <text:p>Jd Colonial S?o Mateus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rillo Puerto, 96</text:p>
          </table:table-cell>
          <table:table-cell office:value-type="string">
            <text:p>300920</text:p>
          </table:table-cell>
          <table:table-cell office:value-type="string">
            <text:p>Atendemos diversas fam?lias na regi?o do Cap?o Re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nte Grande, 167 - Jardim Am?lia</text:p>
          </table:table-cell>
          <table:table-cell office:value-type="string">
            <text:p>301096</text:p>
          </table:table-cell>
          <table:table-cell office:value-type="string">
            <text:p>JD Magdalena e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jeta n?mero 27 ch?cara  Bananal Vila calu</text:p>
          </table:table-cell>
          <table:table-cell office:value-type="string">
            <text:p>300863</text:p>
          </table:table-cell>
          <table:table-cell office:value-type="string">
            <text:p>S?o 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cinio Felini, 97, Ch?cara Fl?rida</text:p>
          </table:table-cell>
          <table:table-cell office:value-type="string">
            <text:p>300959</text:p>
          </table:table-cell>
          <table:table-cell office:value-type="string">
            <text:p>Jardim Aracati, Chacara Bandeirantes, Favela Mur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TOB? REIMBERG, 1C</text:p>
          </table:table-cell>
          <table:table-cell office:value-type="string">
            <text:p>300950</text:p>
          </table:table-cell>
          <table:table-cell office:value-type="string">
            <text:p>RUAS PAINEIRA REIMBERG, RUA JATOB? REIMBERG, RU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?lia da Silva Mendes, 706 - Parque Cocaia</text:p>
          </table:table-cell>
          <table:table-cell office:value-type="string">
            <text:p>301012</text:p>
          </table:table-cell>
          <table:table-cell office:value-type="string">
            <text:p>Comunidade do Parque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na Lu?sa de Jesus, 350 - Jardim Novo Paralheiros - Cep: 04890.530</text:p>
          </table:table-cell>
          <table:table-cell office:value-type="string">
            <text:p>300991</text:p>
          </table:table-cell>
          <table:table-cell office:value-type="string">
            <text:p>Jardim Novo Parelh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 Paissand?, 132, CJ 22, Centro</text:p>
          </table:table-cell>
          <table:table-cell office:value-type="string">
            <text:p>300874</text:p>
          </table:table-cell>
          <table:table-cell office:value-type="string">
            <text:p>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D? N?73 - JARDIM DA CONQUISTA - S?O PAULO - SP</text:p>
          </table:table-cell>
          <table:table-cell office:value-type="string">
            <text:p>300966</text:p>
          </table:table-cell>
          <table:table-cell office:value-type="string">
            <text:p>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ostin Lubert, 1053</text:p>
          </table:table-cell>
          <table:table-cell office:value-type="string">
            <text:p>301005</text:p>
          </table:table-cell>
          <table:table-cell office:value-type="string">
            <text:p>Comunidad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Godofredo Cerqueira Leite,300- Mascarenhas de Moraes</text:p>
          </table:table-cell>
          <table:table-cell office:value-type="string">
            <text:p>301007</text:p>
          </table:table-cell>
          <table:table-cell office:value-type="string">
            <text:p>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Marcelina, 991, Vila Carmosina</text:p>
          </table:table-cell>
          <table:table-cell office:value-type="string">
            <text:p>300071</text:p>
          </table:table-cell>
          <table:table-cell office:value-type="string">
            <text:p>Jardim Maraba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'Boi Gua?u, 622</text:p>
          </table:table-cell>
          <table:table-cell office:value-type="string">
            <text:p>300431</text:p>
          </table:table-cell>
          <table:table-cell office:value-type="string">
            <text:p>Av m boi Gua?u n?mero 622 cep 04949_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?o Nery, 3201 - Jardim Nazareth</text:p>
          </table:table-cell>
          <table:table-cell office:value-type="string">
            <text:p>300789</text:p>
          </table:table-cell>
          <table:table-cell office:value-type="string">
            <text:p>Associa??o  unidos do jangadr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dre Estanislau de Campos, 379 - COHAB I</text:p>
          </table:table-cell>
          <table:table-cell office:value-type="string">
            <text:p>300330</text:p>
          </table:table-cell>
          <table:table-cell office:value-type="string">
            <text:p>COHAB I, COHAB II,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capeguara, 84 - Jardim Umarizal</text:p>
          </table:table-cell>
          <table:table-cell office:value-type="string">
            <text:p>300824</text:p>
          </table:table-cell>
          <table:table-cell office:value-type="string">
            <text:p>S?O PAULO - FAM?LIAS CAR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t?rias 325, Imirim</text:p>
          </table:table-cell>
          <table:table-cell office:value-type="string">
            <text:p>300310</text:p>
          </table:table-cell>
          <table:table-cell office:value-type="string">
            <text:p>Favela do p?, Jd Vista Alegre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z, 52</text:p>
          </table:table-cell>
          <table:table-cell office:value-type="string">
            <text:p>300714</text:p>
          </table:table-cell>
          <table:table-cell office:value-type="string">
            <text:p>Associa?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Guelf, 2280 - Jardim da Laranjeira</text:p>
          </table:table-cell>
          <table:table-cell office:value-type="string">
            <text:p>300230</text:p>
          </table:table-cell>
          <table:table-cell office:value-type="string">
            <text:p>Jd pinheirinho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D Arco Roxo, 167</text:p>
          </table:table-cell>
          <table:table-cell office:value-type="string">
            <text:p>300311</text:p>
          </table:table-cell>
          <table:table-cell office:value-type="string">
            <text:p>Vila Jacui e  S?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Schreittmiller, 149 - Trememb?</text:p>
          </table:table-cell>
          <table:table-cell office:value-type="string">
            <text:p>300497</text:p>
          </table:table-cell>
          <table:table-cell office:value-type="string">
            <text:p>Vila albertina , Jardim tremembe ,Jardim S?o Jo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 Mandiore, 37 A, Jardim Camrgo Novo</text:p>
          </table:table-cell>
          <table:table-cell office:value-type="string">
            <text:p>300364</text:p>
          </table:table-cell>
          <table:table-cell office:value-type="string">
            <text:p>Rua Lago Mandiore  n 37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o Cavalcanti, 84, sala 02, Conjunto Habitacional Jos? Bonif?cio</text:p>
          </table:table-cell>
          <table:table-cell office:value-type="string">
            <text:p>300394</text:p>
          </table:table-cell>
          <table:table-cell office:value-type="string">
            <text:p>Favelas, igreja e todos assistidos pela institui?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Odilon Raposo, 01</text:p>
          </table:table-cell>
          <table:table-cell office:value-type="string">
            <text:p>300630</text:p>
          </table:table-cell>
          <table:table-cell office:value-type="string">
            <text:p>Sociedade Amigos Unidos Jd. 3 Cora?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Da Serra, 82,  Garagem Jd Paulistano.</text:p>
          </table:table-cell>
          <table:table-cell office:value-type="string">
            <text:p>300514</text:p>
          </table:table-cell>
          <table:table-cell office:value-type="string">
            <text:p>Jd Paulistano/ Jd Carumb?/ Jd Guarani (Capad?cia,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cira Artacho, 47 - Canga?ba</text:p>
          </table:table-cell>
          <table:table-cell office:value-type="string">
            <text:p>300491</text:p>
          </table:table-cell>
          <table:table-cell office:value-type="string">
            <text:p>Favela do Bato, Caixa D?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Metalurgicos 1065, sl. 10, Cidade Tiradentes</text:p>
          </table:table-cell>
          <table:table-cell office:value-type="string">
            <text:p>300821</text:p>
          </table:table-cell>
          <table:table-cell office:value-type="string">
            <text:p>Av metalurgicos 1065 cid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i.Mazetti 128</text:p>
          </table:table-cell>
          <table:table-cell office:value-type="string">
            <text:p>300595</text:p>
          </table:table-cell>
          <table:table-cell office:value-type="string">
            <text:p>COMPLEXO IPANEMA 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Vieira da Silva, 98 - Jardim S?o Benedito</text:p>
          </table:table-cell>
          <table:table-cell office:value-type="string">
            <text:p>301249</text:p>
          </table:table-cell>
          <table:table-cell office:value-type="string">
            <text:p>Jardim S?o Benedito (tubo 1 e 2) e bairros adjace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udio Monte Verde n?02,  Jardim Myrna</text:p>
          </table:table-cell>
          <table:table-cell office:value-type="string">
            <text:p>301159</text:p>
          </table:table-cell>
          <table:table-cell office:value-type="string">
            <text:p>Rua Dr Juvenal Hudson Ferreira S/N? (Pra?a Pag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Facchini, 108 - Jardim Anchieta</text:p>
          </table:table-cell>
          <table:table-cell office:value-type="string">
            <text:p>301290</text:p>
          </table:table-cell>
          <table:table-cell office:value-type="string">
            <text:p>Associa??o de Moradores do Jardim Anchi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Carlos Decort, 220 - Jardim S?o Jorge</text:p>
          </table:table-cell>
          <table:table-cell office:value-type="string">
            <text:p>301234</text:p>
          </table:table-cell>
          <table:table-cell office:value-type="string">
            <text:p>JARDIM  S?O JORGE, JARDIM DOMITILA, JARDIM S?O 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avezane, 26 Vila Rodrigues</text:p>
          </table:table-cell>
          <table:table-cell office:value-type="string">
            <text:p>301356</text:p>
          </table:table-cell>
          <table:table-cell office:value-type="string">
            <text:p>extremo sul de s?o paulo, Fund?o, vila rodrigues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scaz Natal, 130 - Vila Natal</text:p>
          </table:table-cell>
          <table:table-cell office:value-type="string">
            <text:p>301324</text:p>
          </table:table-cell>
          <table:table-cell office:value-type="string">
            <text:p>Vila natal zona sul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Newton Braga, 24 - Jardim Jau - Penha</text:p>
          </table:table-cell>
          <table:table-cell office:value-type="string">
            <text:p>301205</text:p>
          </table:table-cell>
          <table:table-cell office:value-type="string">
            <text:p>Rua Coronel Newton Braga n 24 Jd. Jau Penha/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efgrem, 1729 - Vila Clementino</text:p>
          </table:table-cell>
          <table:table-cell office:value-type="string">
            <text:p>301297</text:p>
          </table:table-cell>
          <table:table-cell office:value-type="string">
            <text:p>Estamos atendendo comunidades em vulnerabilidade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Pacificador, 288 - Heli?polis</text:p>
          </table:table-cell>
          <table:table-cell office:value-type="string">
            <text:p>301219</text:p>
          </table:table-cell>
          <table:table-cell office:value-type="string">
            <text:p>Heli?polis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?o Florencio Pereira, 247 - Jardim Nardini</text:p>
          </table:table-cell>
          <table:table-cell office:value-type="string">
            <text:p>301160</text:p>
          </table:table-cell>
          <table:table-cell office:value-type="string">
            <text:p>Jd.Nardini -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apor? 76, Itaim paulista</text:p>
          </table:table-cell>
          <table:table-cell office:value-type="string">
            <text:p>301334</text:p>
          </table:table-cell>
          <table:table-cell office:value-type="string">
            <text:p>Favela Agua Vermelha JD.Robru Itaim Paulista  - F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eri Mirim</text:p>
          </table:table-cell>
          <table:table-cell office:value-type="string">
            <text:p>301370</text:p>
          </table:table-cell>
          <table:table-cell office:value-type="string">
            <text:p>Comunidade de Peri Mir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CONJUNTO RESIDENCIAL JOS? BONIF?CIO</text:p>
          </table:table-cell>
          <table:table-cell office:value-type="string">
            <text:p>301134</text:p>
          </table:table-cell>
          <table:table-cell office:value-type="string">
            <text:p>ASSOCIA??O DOS CIDAD?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Jones, 380 - Vila Curu?a</text:p>
          </table:table-cell>
          <table:table-cell office:value-type="string">
            <text:p>301361</text:p>
          </table:table-cell>
          <table:table-cell office:value-type="string">
            <text:p>Jd Pantan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?nego Jos? Maria Fernandes, 356 - Vila Fl?via - S?o Matheus</text:p>
          </table:table-cell>
          <table:table-cell office:value-type="string">
            <text:p>301258</text:p>
          </table:table-cell>
          <table:table-cell office:value-type="string">
            <text:p>Comunidade Vila Fl?via em S?o Matheus -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 95 e 306 -</text:p>
          </table:table-cell>
          <table:table-cell office:value-type="string">
            <text:p>301612</text:p>
          </table:table-cell>
          <table:table-cell office:value-type="string">
            <text:p>Recanto Santo Ant?nio, Jardim Let?cia, Jardim S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Guaruj?, 311</text:p>
          </table:table-cell>
          <table:table-cell office:value-type="string">
            <text:p>301710</text:p>
          </table:table-cell>
          <table:table-cell office:value-type="string">
            <text:p>Bairro do Jardim Guaruj? e adjac?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st?o, 197</text:p>
          </table:table-cell>
          <table:table-cell office:value-type="string">
            <text:p>301755</text:p>
          </table:table-cell>
          <table:table-cell office:value-type="string">
            <text:p>Fam?lias da regi?o do Jardim Planalto, Parque 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tina, 1525, Vila Carr?o</text:p>
          </table:table-cell>
          <table:table-cell office:value-type="string">
            <text:p>301490</text:p>
          </table:table-cell>
          <table:table-cell office:value-type="string">
            <text:p>Jd Santo Eduardo e Jd Sinh? Z/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Madrugada, 40</text:p>
          </table:table-cell>
          <table:table-cell office:value-type="string">
            <text:p>301432</text:p>
          </table:table-cell>
          <table:table-cell office:value-type="string">
            <text:p>Instituto Formando Atletas Bons de Bola  COHAB Te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Cavalgada, 527 - Jardim Julieta</text:p>
          </table:table-cell>
          <table:table-cell office:value-type="string">
            <text:p>301675</text:p>
          </table:table-cell>
          <table:table-cell office:value-type="string">
            <text:p>Rua da Cavalgada, 527 Jd. Julieta CEP 02161-030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arap? Serra Encantada, 218, Conjunto Habitacional Inacio Monteiro</text:p>
          </table:table-cell>
          <table:table-cell office:value-type="string">
            <text:p>301699</text:p>
          </table:table-cell>
          <table:table-cell office:value-type="string">
            <text:p>Rua: Guaianases, Jd N?lia conj habitacional, parq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??o Agalopada, 204 - Conjunto Habitacional Ant?nio Estev?o de Carvalho</text:p>
          </table:table-cell>
          <table:table-cell office:value-type="string">
            <text:p>301730</text:p>
          </table:table-cell>
          <table:table-cell office:value-type="string">
            <text:p>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ogo Gon?alves La?o 136 - Jardim Romano</text:p>
          </table:table-cell>
          <table:table-cell office:value-type="string">
            <text:p>301609</text:p>
          </table:table-cell>
          <table:table-cell office:value-type="string">
            <text:p>Jardim Romano. S?o Paulo.700 fam?l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?o Barbosa Rabelo, 48, Casa 2, Jardim Romano</text:p>
          </table:table-cell>
          <table:table-cell office:value-type="string">
            <text:p>301795</text:p>
          </table:table-cell>
          <table:table-cell office:value-type="string">
            <text:p>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stavo paiva, 31</text:p>
          </table:table-cell>
          <table:table-cell office:value-type="string">
            <text:p>302200</text:p>
          </table:table-cell>
          <table:table-cell office:value-type="string">
            <text:p>comunidade loc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Luiz Rodrigues Filho, 100 -  Mascarenhas de Moraes</text:p>
          </table:table-cell>
          <table:table-cell office:value-type="string">
            <text:p>302437</text:p>
          </table:table-cell>
          <table:table-cell office:value-type="string">
            <text:p>Mascarenhas de Moraes e Fazenda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taviano Alves de Lima, 1881</text:p>
          </table:table-cell>
          <table:table-cell office:value-type="string">
            <text:p>302367</text:p>
          </table:table-cell>
          <table:table-cell office:value-type="string">
            <text:p>Comunidade do Pique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Dep. Emilio Carlos, 3774, Vl. nova Cachoeirinha</text:p>
          </table:table-cell>
          <table:table-cell office:value-type="string">
            <text:p>302425</text:p>
          </table:table-cell>
          <table:table-cell office:value-type="string">
            <text:p>Direitos Humanos,Engeheiro Caetano e adje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Ermelino Matarazzo, S?o Miguel Paulista, Itaim P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? Pessota, 14-B - Pq. Santa Rita em frente ao n? 625.</text:p>
          </table:table-cell>
          <table:table-cell office:value-type="string">
            <text:p>302284</text:p>
          </table:table-cell>
          <table:table-cell office:value-type="string">
            <text:p>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me Fingerman, 25, Pq. Santo Antonio</text:p>
          </table:table-cell>
          <table:table-cell office:value-type="string">
            <text:p>302615</text:p>
          </table:table-cell>
          <table:table-cell office:value-type="string">
            <text:p>Jardim Aracati - Ch?cara Fl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o Pires Silva, 149, Jardim Bras?lia</text:p>
          </table:table-cell>
          <table:table-cell office:value-type="string">
            <text:p>302627</text:p>
          </table:table-cell>
          <table:table-cell office:value-type="string">
            <text:p>COMUNIDADE JARDIM BRASI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13, 68 - MONTE VERDE</text:p>
          </table:table-cell>
          <table:table-cell office:value-type="string">
            <text:p>11212</text:p>
          </table:table-cell>
          <table:table-cell office:value-type="string">
            <text:p>MONTE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?CIO CURY, 36 - ITAQUERA</text:p>
          </table:table-cell>
          <table:table-cell office:value-type="string">
            <text:p>11213</text:p>
          </table:table-cell>
          <table:table-cell office:value-type="string">
            <text:p>FAV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Metal?rgicos, 1065 - Cidade Tiradentes</text:p>
          </table:table-cell>
          <table:table-cell office:value-type="string">
            <text:p>11214</text:p>
          </table:table-cell>
          <table:table-cell office:value-type="string">
            <text:p>VILMA FL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tiba do  Sul, 750 - Vista Alegre</text:p>
          </table:table-cell>
          <table:table-cell office:value-type="string">
            <text:p>11215</text:p>
          </table:table-cell>
          <table:table-cell office:value-type="string">
            <text:p>COMUNIDADE JARDIM VISTA ALEG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tal Bazille, 2118</text:p>
          </table:table-cell>
          <table:table-cell office:value-type="string">
            <text:p>11217</text:p>
          </table:table-cell>
          <table:table-cell office:value-type="string">
            <text:p>CHAPARRAL (14 BLOCO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Kampala, 200 - Penha</text:p>
          </table:table-cell>
          <table:table-cell office:value-type="string">
            <text:p>11218</text:p>
          </table:table-cell>
          <table:table-cell office:value-type="string">
            <text:p>TIQUATIRA I E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adre Nildo do Amaral, 720</text:p>
          </table:table-cell>
          <table:table-cell office:value-type="string">
            <text:p>11219</text:p>
          </table:table-cell>
          <table:table-cell office:value-type="string">
            <text:p>BOTUCAT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o Carlos Ferreira, 525 - Boa Esperan?a</text:p>
          </table:table-cell>
          <table:table-cell office:value-type="string">
            <text:p>11220</text:p>
          </table:table-cell>
          <table:table-cell office:value-type="string">
            <text:p>RESIDENCIAL LUCI VAL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de In?cio Cury, 36 - Itaquera</text:p>
          </table:table-cell>
          <table:table-cell office:value-type="string">
            <text:p>11221</text:p>
          </table:table-cell>
          <table:table-cell office:value-type="string">
            <text:p>MIGUEL IN?CIO CURY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popemba, 2908</text:p>
          </table:table-cell>
          <table:table-cell office:value-type="string">
            <text:p>11222</text:p>
          </table:table-cell>
          <table:table-cell office:value-type="string">
            <text:p>TERCEIRA DIVIS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231-Trav. Raimundo de Bezerra Lima, 100</text:p>
          </table:table-cell>
          <table:table-cell office:value-type="string">
            <text:p>11223</text:p>
          </table:table-cell>
          <table:table-cell office:value-type="string">
            <text:p>TIRO AO POMBO / MOSSOB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, 110 - Parque Dorot?ia</text:p>
          </table:table-cell>
          <table:table-cell office:value-type="string">
            <text:p>11224</text:p>
          </table:table-cell>
          <table:table-cell office:value-type="string">
            <text:p>JARDIM RUBILE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ssa Somos Todos Iguais, 330  - Jardim da Conquista</text:p>
          </table:table-cell>
          <table:table-cell office:value-type="string">
            <text:p>11225</text:p>
          </table:table-cell>
          <table:table-cell office:value-type="string">
            <text:p>Jardim Nova Conquist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r? Dias, 83, Jardim Boa Vista</text:p>
          </table:table-cell>
          <table:table-cell office:value-type="string">
            <text:p>11226</text:p>
          </table:table-cell>
          <table:table-cell office:value-type="string">
            <text:p>Jardim Boa Vista - Butant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orio Franco Vilhene, 1099 - Vila Nova Curu?a</text:p>
          </table:table-cell>
          <table:table-cell office:value-type="string">
            <text:p>11227</text:p>
          </table:table-cell>
          <table:table-cell office:value-type="string">
            <text:p>Osorio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ma Entre Verdes, 129 - Vila Nova Curu??</text:p>
          </table:table-cell>
          <table:table-cell office:value-type="string">
            <text:p>11228</text:p>
          </table:table-cell>
          <table:table-cell office:value-type="string">
            <text:p>Osorio 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on Maria Gacceone, 279 - Rio Pequeno</text:p>
          </table:table-cell>
          <table:table-cell office:value-type="string">
            <text:p>11229</text:p>
          </table:table-cell>
          <table:table-cell office:value-type="string">
            <text:p>Favela 101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 Poeta, 26, Jardim Julieta</text:p>
          </table:table-cell>
          <table:table-cell office:value-type="string">
            <text:p>11230</text:p>
          </table:table-cell>
          <table:table-cell office:value-type="string">
            <text:p>Comunidade do Viol?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, 701, Parais?polis</text:p>
          </table:table-cell>
          <table:table-cell office:value-type="string">
            <text:p>1178</text:p>
          </table:table-cell>
          <table:table-cell office:value-type="string">
            <text:p>Condom?nio M - PARAIS?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o amos Comenius, 449, Jardim S?o Bernardo</text:p>
          </table:table-cell>
          <table:table-cell office:value-type="string">
            <text:p>11231</text:p>
          </table:table-cell>
          <table:table-cell office:value-type="string">
            <text:p>Jardim Sao Bernar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ra?a Machacaris, n 59, Vila aymor?, Itaim Paulista</text:p>
          </table:table-cell>
          <table:table-cell office:value-type="string">
            <text:p>11232</text:p>
          </table:table-cell>
          <table:table-cell office:value-type="string">
            <text:p>Vila Aimor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?nio Pav?o 17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?nio Pav?o 18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Leme 55</text:p>
          </table:table-cell>
          <table:table-cell office:value-type="string">
            <text:p>1131</text:p>
          </table:table-cell>
          <table:table-cell office:value-type="string">
            <text:p>Chafariz de Pedra A B C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tonio Burlini, s/n</text:p>
          </table:table-cell>
          <table:table-cell office:value-type="string">
            <text:p>11233</text:p>
          </table:table-cell>
          <table:table-cell office:value-type="string">
            <text:p>Jardim S?o Judas Tad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dorinha, 04</text:p>
          </table:table-cell>
          <table:table-cell office:value-type="string">
            <text:p>11234</text:p>
          </table:table-cell>
          <table:table-cell office:value-type="string">
            <text:p>Comunidade do Por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?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 - Rep?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 - SACOM?</text:p>
          </table:table-cell>
          <table:table-cell office:value-type="string">
            <text:p>12132</text:p>
          </table:table-cell>
          <table:table-cell office:value-type="string">
            <text:p>GARMIC - Grupo de Articula??o para a Conquista da Moradia do Idoso da Capit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 - CENTRO HIST?RICO</text:p>
          </table:table-cell>
          <table:table-cell office:value-type="string">
            <text:p>12145</text:p>
          </table:table-cell>
          <table:table-cell office:value-type="string">
            <text:p>MOVIMENTO ESTADUAL DA POPULA??O EM SITUA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</text:p>
          </table:table-cell>
          <table:table-cell office:value-type="string">
            <text:p>12101</text:p>
          </table:table-cell>
          <table:table-cell office:value-type="string">
            <text:p>?frica do Cor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?rios de S?o Carlos - Miss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o dos Angolanos em S?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Teodoro, 1052 - Br?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NIO ESTEV?O DE CARVALHO</text:p>
          </table:table-cell>
          <table:table-cell office:value-type="string">
            <text:p>12105</text:p>
          </table:table-cell>
          <table:table-cell office:value-type="string">
            <text:p>ASSOCIA??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18</text:p>
          </table:table-cell>
          <table:table-cell office:value-type="string">
            <text:p>Popula??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?s da Rocha Cardoso refer?ncia esta??o CPTM DO ITAIM PAULISTA</text:p>
          </table:table-cell>
          <table:table-cell office:value-type="string">
            <text:p>12119</text:p>
          </table:table-cell>
          <table:table-cell office:value-type="string">
            <text:p>Popula??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ovo Oriente do Piau?, 160, Vila Silvia, Canga?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o dos Idosos de Sapopem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?RIOS</text:p>
          </table:table-cell>
          <table:table-cell office:value-type="string">
            <text:p>12147</text:p>
          </table:table-cell>
          <table:table-cell office:value-type="string">
            <text:p>ASSOCIA??O JAIME AB?LIO DE S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?s</text:p>
          </table:table-cell>
          <table:table-cell office:value-type="string">
            <text:p>12155</text:p>
          </table:table-cell>
          <table:table-cell office:value-type="string">
            <text:p>A??o Educativa, Assessoria, Pesquisa e Inform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?nimo Furtado, 796 - Jardim Modelo</text:p>
          </table:table-cell>
          <table:table-cell office:value-type="string">
            <text:p>12156</text:p>
          </table:table-cell>
          <table:table-cell office:value-type="string">
            <text:p>Associa??o Social, Educacional e Cultural Novos Rumos - Comunidade Jardim Modelo Favela da Po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Dias da Costa , Jardim Colombo</text:p>
          </table:table-cell>
          <table:table-cell office:value-type="string">
            <text:p>12111</text:p>
          </table:table-cell>
          <table:table-cell office:value-type="string">
            <text:p>CDC Prestes Maia (Clube da Comunidade Pref Francisc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?RIO DE CAMPOS, 191 - AMERICAN?POLIS</text:p>
          </table:table-cell>
          <table:table-cell office:value-type="string">
            <text:p>12116</text:p>
          </table:table-cell>
          <table:table-cell office:value-type="string">
            <text:p>PAR?QUIA S?O BENT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?TIO REPRESA</text:p>
          </table:table-cell>
          <table:table-cell office:value-type="string">
            <text:p>12136</text:p>
          </table:table-cell>
          <table:table-cell office:value-type="string">
            <text:p>ASSOCIA??O BENEFICENTE CANTINHO DA TERCEIRA IDA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?cara Santo Amaro</text:p>
          </table:table-cell>
          <table:table-cell office:value-type="string">
            <text:p>12138</text:p>
          </table:table-cell>
          <table:table-cell office:value-type="string">
            <text:p>Associa??o Beneficente Guilhermina Maria de Jesu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?stica do Jaragu?, 3750 - Vila Jaragu?, S?o Paulo</text:p>
          </table:table-cell>
          <table:table-cell office:value-type="string">
            <text:p>12157</text:p>
          </table:table-cell>
          <table:table-cell office:value-type="string">
            <text:p>Territ?rio Indigena do Jaragu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?o Lang, 153 - Cip? do Meio, S?o Paulo - SP</text:p>
          </table:table-cell>
          <table:table-cell office:value-type="string">
            <text:p>12158</text:p>
          </table:table-cell>
          <table:table-cell office:value-type="string">
            <text:p>Territ?rio Indigena do Tenond? Por? - Parelh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errit?rio Ind?gena Aldeia Tekoa Yyrex?k? - Estrada Engenheiro Marsilac</text:p>
          </table:table-cell>
          <table:table-cell office:value-type="string">
            <text:p>12159</text:p>
          </table:table-cell>
          <table:table-cell office:value-type="string">
            <text:p>Territ?rio Indigena de Tekoa Yyrex?k? -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o dos Angolanos em S?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o Teodoro, 1052 - Br?s</text:p>
          </table:table-cell>
          <table:table-cell office:value-type="string">
            <text:p>12135</text:p>
          </table:table-cell>
          <table:table-cell office:value-type="string">
            <text:p>FLACS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 - Rep?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 - CENTRO HIST?RICO</text:p>
          </table:table-cell>
          <table:table-cell office:value-type="string">
            <text:p>12145</text:p>
          </table:table-cell>
          <table:table-cell office:value-type="string">
            <text:p>MOVIMENTO ESTADUAL DA POPULA??O EM SITUA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olidonio Leite, 1890,  Vila Ivone</text:p>
          </table:table-cell>
          <table:table-cell office:value-type="string">
            <text:p>12160</text:p>
          </table:table-cell>
          <table:table-cell office:value-type="string">
            <text:p>Associa??o Comunit?ria M?o Ami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- Centro de Apoio e Pastoral do Migran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</text:p>
          </table:table-cell>
          <table:table-cell office:value-type="string">
            <text:p>12101</text:p>
          </table:table-cell>
          <table:table-cell office:value-type="string">
            <text:p>?frica do Cor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?rios de S?o Carlos - Miss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??O SENEGALESA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 - Ermelino Matarazzo</text:p>
          </table:table-cell>
          <table:table-cell office:value-type="string">
            <text:p>12152</text:p>
          </table:table-cell>
          <table:table-cell office:value-type="string">
            <text:p>CENTRO DE PROMO??O HUMANA LAR VICENTINO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??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?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?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?o e Emo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??o. Endere?o: R. Visc. de Parna?ba, 1316 - Mooca, S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a da Am?rica Latina-PA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?s</text:p>
          </table:table-cell>
          <table:table-cell office:value-type="string">
            <text:p>12155</text:p>
          </table:table-cell>
          <table:table-cell office:value-type="string">
            <text:p>A??o Educativa, Assessoria, Pesquisa e Informa??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RANCISCO JUSTINO AZEVEDO, 79 - ACLIMA??O</text:p>
          </table:table-cell>
          <table:table-cell office:value-type="string">
            <text:p>13156</text:p>
          </table:table-cell>
          <table:table-cell office:value-type="string">
            <text:p>SASF (SAS S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?NIO, 371 - CONJUNTO PROMORAR RIO CLARO</text:p>
          </table:table-cell>
          <table:table-cell office:value-type="string">
            <text:p>13157</text:p>
          </table:table-cell>
          <table:table-cell office:value-type="string">
            <text:p>SASF S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SASF DOM M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? PRETO, 233 - JARDIM PANORAMA</text:p>
          </table:table-cell>
          <table:table-cell office:value-type="string">
            <text:p>13159</text:p>
          </table:table-cell>
          <table:table-cell office:value-type="string">
            <text:p>SASF S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?rio, 175 - Tatuap?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?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?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, Cidade Tiradentes</text:p>
          </table:table-cell>
          <table:table-cell office:value-type="string">
            <text:p>13117</text:p>
          </table:table-cell>
          <table:table-cell office:value-type="string">
            <text:p>SASF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 - S?tio dos Pereiras</text:p>
          </table:table-cell>
          <table:table-cell office:value-type="string">
            <text:p>13118</text:p>
          </table:table-cell>
          <table:table-cell office:value-type="string">
            <text:p>SASF UBUNTU - CASA DA HUMAN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SASF PONTE RAS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?O FRANCISCO DO HUMAIT?, 107 - PARQUE TIET?</text:p>
          </table:table-cell>
          <table:table-cell office:value-type="string">
            <text:p>13121</text:p>
          </table:table-cell>
          <table:table-cell office:value-type="string">
            <text:p>SASF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?, 1740 - VILA S?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??O DO EX?LIO, 210 - JARDIM S?O SAV?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Jos? Bonif?cio</text:p>
          </table:table-cell>
          <table:table-cell office:value-type="string">
            <text:p>13126</text:p>
          </table:table-cell>
          <table:table-cell office:value-type="string">
            <text:p>SASF JOS? BONIF?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SASF PARQUE DO CARMO ?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lmiro Leal da Costa, 22 - Jd. Das Oliveiras, Itaim Paulista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?o Luis, Itaim Paulista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?? Velha</text:p>
          </table:table-cell>
          <table:table-cell office:value-type="string">
            <text:p>13130</text:p>
          </table:table-cell>
          <table:table-cell office:value-type="string">
            <text:p>SASF CURU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?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?? - CASA DA FAM?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?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, Ja?an?</text:p>
          </table:table-cell>
          <table:table-cell office:value-type="string">
            <text:p>13133</text:p>
          </table:table-cell>
          <table:table-cell office:value-type="string">
            <text:p>SASF JA?AN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?</text:p>
          </table:table-cell>
          <table:table-cell office:value-type="string">
            <text:p>13134</text:p>
          </table:table-cell>
          <table:table-cell office:value-type="string">
            <text:p>SASF TREMEMB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d. Vera Cruz - Jd Angela</text:p>
          </table:table-cell>
          <table:table-cell office:value-type="string">
            <text:p>13135</text:p>
          </table:table-cell>
          <table:table-cell office:value-type="string">
            <text:p>SASF JARDIM ?NGEL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aquandava, 17 - CIidade Ipava - Jd Angela</text:p>
          </table:table-cell>
          <table:table-cell office:value-type="string">
            <text:p>13136</text:p>
          </table:table-cell>
          <table:table-cell office:value-type="string">
            <text:p>SASF JARDIM ?NGEL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mendador Santana, 1932 - Jd. S?o Jos? - Jd Angela</text:p>
          </table:table-cell>
          <table:table-cell office:value-type="string">
            <text:p>13137</text:p>
          </table:table-cell>
          <table:table-cell office:value-type="string">
            <text:p>SASF JARDIM ?NGELA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284, Jardim Angela</text:p>
          </table:table-cell>
          <table:table-cell office:value-type="string">
            <text:p>13138</text:p>
          </table:table-cell>
          <table:table-cell office:value-type="string">
            <text:p>SASF JARDIM ?NGEL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?NIO DE FRANCO, 22 - JARDIM S?O LUIZ</text:p>
          </table:table-cell>
          <table:table-cell office:value-type="string">
            <text:p>13139</text:p>
          </table:table-cell>
          <table:table-cell office:value-type="string">
            <text:p>SASF S?O LUIZ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 - PARQUE SANTO ANT?NIO</text:p>
          </table:table-cell>
          <table:table-cell office:value-type="string">
            <text:p>13140</text:p>
          </table:table-cell>
          <table:table-cell office:value-type="string">
            <text:p>SASF JARDIM S?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307 - CONJ. 181 - CERQUEIRA C?SAR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?v?o Montebello, 556 - Freguesia do ?</text:p>
          </table:table-cell>
          <table:table-cell office:value-type="string">
            <text:p>14170</text:p>
          </table:table-cell>
          <table:table-cell office:value-type="string">
            <text:p>APAJE - Associa??o de Pais Diretos e Indiretos do Tribunal de Justi?a do Estado de S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O MIGUEL PAULISTA</text:p>
          </table:table-cell>
          <table:table-cell office:value-type="string">
            <text:p>14145</text:p>
          </table:table-cell>
          <table:table-cell office:value-type="string">
            <text:p>ASSOCIA??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??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??O NOVA PROJETO EDUCA??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??O LIDER S?O SEBASTI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??O COMUNIT?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04343-090 - Jabaquara - S?o Paulo/SP</text:p>
          </table:table-cell>
          <table:table-cell office:value-type="string">
            <text:p>14138</text:p>
          </table:table-cell>
          <table:table-cell office:value-type="string">
            <text:p>Associa??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?lgica</text:p>
          </table:table-cell>
          <table:table-cell office:value-type="string">
            <text:p>14211</text:p>
          </table:table-cell>
          <table:table-cell office:value-type="string">
            <text:p>ASSOCIA??O SUI?O BRASILEIRA DE AJUDA ? CRIAN?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?o Samuel, 174 - Vila Mariana</text:p>
          </table:table-cell>
          <table:table-cell office:value-type="string">
            <text:p>14212</text:p>
          </table:table-cell>
          <table:table-cell office:value-type="string">
            <text:p>ASSOCIA??O DE DEFICIENTES VISUAIS E AMIGOS - ADEV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3</text:p>
          </table:table-cell>
          <table:table-cell office:value-type="string">
            <text:p>AOSSC ? Associa??o Obras Sociais Santa Cruz ? Recanto Nossa Senhora de Lourdes - S?o Luis Guanella - unidade Educacional (CEFAI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los Gentile de Laet, 1736 - Vila Rosa</text:p>
          </table:table-cell>
          <table:table-cell office:value-type="string">
            <text:p>14214</text:p>
          </table:table-cell>
          <table:table-cell office:value-type="string">
            <text:p>NAIS TREMEMB? - S?o Luis Ganella - ASSOCIA??O OBRAS SOCIAIS SANTA CRUZ unidade assisten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ul Lino, 34 - Jardim S?o Bento Novo</text:p>
          </table:table-cell>
          <table:table-cell office:value-type="string">
            <text:p>14215</text:p>
          </table:table-cell>
          <table:table-cell office:value-type="string">
            <text:p>CASA DA VOV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?, 184 - Vila Mariana</text:p>
          </table:table-cell>
          <table:table-cell office:value-type="string">
            <text:p>14166</text:p>
          </table:table-cell>
          <table:table-cell office:value-type="string">
            <text:p>ABSW - ASSOCIA??O BRASILEIRA DE S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Diogo de Faria, 695 - Vl. Clementino</text:p>
          </table:table-cell>
          <table:table-cell office:value-type="string">
            <text:p>14216</text:p>
          </table:table-cell>
          <table:table-cell office:value-type="string">
            <text:p>ASSOCIA??O CRUZ VER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??O BRASILEIRA DE ASSIST?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?polis, 2752</text:p>
          </table:table-cell>
          <table:table-cell office:value-type="string">
            <text:p>14217</text:p>
          </table:table-cell>
          <table:table-cell office:value-type="string">
            <text:p>ABEM Associa??o Brasileira de Esclerose M?ltip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O MIGUEL PAULISTA</text:p>
          </table:table-cell>
          <table:table-cell office:value-type="string">
            <text:p>14145</text:p>
          </table:table-cell>
          <table:table-cell office:value-type="string">
            <text:p>ASSOCIA??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Bar?o do Rego Barros, 179 - Campo Belo.</text:p>
          </table:table-cell>
          <table:table-cell office:value-type="string">
            <text:p>14218</text:p>
          </table:table-cell>
          <table:table-cell office:value-type="string">
            <text:p>Associa??o Lares de inclus?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??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??O LIDER S?O SEBASTI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ASSOCIA??O COMUNIT?RIA VASCONCELOS BAR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?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?ncia nas ?reas da Surdocegueira, Defici?ncia M?ltipla e Defici?ncia Visual</text:p>
          </table:table-cell>
          <table:table-cell/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ILPI - Institui??o de Longa Permanencia para Idosos S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?NIO ESTEVAO DE CARVALHO</text:p>
          </table:table-cell>
          <table:table-cell office:value-type="string">
            <text:p>14161</text:p>
          </table:table-cell>
          <table:table-cell office:value-type="string">
            <text:p>ASSOCIA??O BENEFICENTE COMUNIT?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SSOCIA??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ASSOCIA??O DE MORADORES DA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meira de Leque, 66 - Jardim Pedro Jos? Nunes</text:p>
          </table:table-cell>
          <table:table-cell office:value-type="string">
            <text:p>14219</text:p>
          </table:table-cell>
          <table:table-cell office:value-type="string">
            <text:p>Instituto Mais Convivi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Associa??o Comunitaria Dos Moradores Da Cidade Kemel Itaim Paulista E A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? 202.212.216 - Vila Mariana</text:p>
          </table:table-cell>
          <table:table-cell office:value-type="string">
            <text:p>14142</text:p>
          </table:table-cell>
          <table:table-cell office:value-type="string">
            <text:p>Ahimsa Associa??o Educacional para M?ltipla Defici?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? Penha</text:p>
          </table:table-cell>
          <table:table-cell office:value-type="string">
            <text:p>14174</text:p>
          </table:table-cell>
          <table:table-cell office:value-type="string">
            <text:p>Associa??o Batista da P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??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?ncio Aires, 793, casa 3 - Vila Pomp?ia</text:p>
          </table:table-cell>
          <table:table-cell office:value-type="string">
            <text:p>14160</text:p>
          </table:table-cell>
          <table:table-cell office:value-type="string">
            <text:p>INSTITUTO DE ARTES E EDUCA?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??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?ndio 89 - S?o Miguel Paulista</text:p>
          </table:table-cell>
          <table:table-cell office:value-type="string">
            <text:p>14172</text:p>
          </table:table-cell>
          <table:table-cell office:value-type="string">
            <text:p>Associa??o Nego Nag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?o Mateus</text:p>
          </table:table-cell>
          <table:table-cell office:value-type="string">
            <text:p>14197</text:p>
          </table:table-cell>
          <table:table-cell office:value-type="string">
            <text:p>RESID?NCIA INCLUSIVA S?O MATEUS II - ASSOCIA??O COMUNIT?RIA E BENEFICENTE PADRE JOS?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 S?o Paulo.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O, 90 - CIDADE S?O MATEUS</text:p>
          </table:table-cell>
          <table:table-cell office:value-type="string">
            <text:p>14162</text:p>
          </table:table-cell>
          <table:table-cell office:value-type="string">
            <text:p>RESID?NCIA INCLUSIVA S?O MATEUS II - ASSOCIA??O COMUNIT?RIA E BENEFICENTE PADRE JOS?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 176 -S?o Miguel Paulista</text:p>
          </table:table-cell>
          <table:table-cell office:value-type="string">
            <text:p>14176</text:p>
          </table:table-cell>
          <table:table-cell office:value-type="string">
            <text:p>ASSOCIA??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O, SA?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?SIA, 234 - SUMAREZINHO</text:p>
          </table:table-cell>
          <table:table-cell office:value-type="string">
            <text:p>14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sar Zama, 257 - Mandaqui</text:p>
          </table:table-cell>
          <table:table-cell office:value-type="string">
            <text:p>14201</text:p>
          </table:table-cell>
          <table:table-cell office:value-type="string">
            <text:p>ASSOCIA??O DOS AMIGOS DA CRIAN?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??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ASSOCIA??O PROJETO BATUTINHAS E ADJAC?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??O NOVA PROJETO EDUCA??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04343-090 - Jabaquara - S?o Paulo/SP</text:p>
          </table:table-cell>
          <table:table-cell office:value-type="string">
            <text:p>14138</text:p>
          </table:table-cell>
          <table:table-cell office:value-type="string">
            <text:p>Associa??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PIRES DE MINAS, 716 - JARDIM IMPERADOR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?.</text:p>
          </table:table-cell>
          <table:table-cell office:value-type="string">
            <text:p>14221</text:p>
          </table:table-cell>
          <table:table-cell office:value-type="string">
            <text:p>CIAM - Centro Israelita de Apoio Multidiciplin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?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ASSOCIA??O PR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Associa??o Cantarei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ENATO SERRA - JARDIM JULIANA</text:p>
          </table:table-cell>
          <table:table-cell office:value-type="string">
            <text:p>18145</text:p>
          </table:table-cell>
          <table:table-cell office:value-type="string">
            <text:p>OCUPA??O FERN?O DI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inistro Luiz Esparano, 309, Jardim Santa Adelia</text:p>
          </table:table-cell>
          <table:table-cell office:value-type="string">
            <text:p>18146</text:p>
          </table:table-cell>
          <table:table-cell office:value-type="string">
            <text:p>Liga de Futebol Amador de S?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7</text:p>
          </table:table-cell>
          <table:table-cell office:value-type="string">
            <text:p>Clube da comunidade ?guia de Ha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re Janssen, 44A, Jardim Coimbra</text:p>
          </table:table-cell>
          <table:table-cell office:value-type="string">
            <text:p>18148</text:p>
          </table:table-cell>
          <table:table-cell office:value-type="string">
            <text:p>Associa??o Esportiva Cultural Folha Sec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Francisco de S? Peixoto, 01, Jardim Aimor?</text:p>
          </table:table-cell>
          <table:table-cell office:value-type="string">
            <text:p>18149</text:p>
          </table:table-cell>
          <table:table-cell office:value-type="string">
            <text:p>UNIAO INTERNACIONAL DE MINISTROS E IGREJAS EVANGELIC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BANOPOLIS, 20</text:p>
          </table:table-cell>
          <table:table-cell office:value-type="string">
            <text:p>23444</text:p>
          </table:table-cell>
          <table:table-cell office:value-type="string">
            <text:p>FAVELA ARTHUR ALVI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 - CONJUNTO HABITACIONAL TEOT?NIO VILELA</text:p>
          </table:table-cell>
          <table:table-cell office:value-type="string">
            <text:p>23445</text:p>
          </table:table-cell>
          <table:table-cell office:value-type="string">
            <text:p>S?O PATRIC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O FERRO - JARDIM CARUMB?</text:p>
          </table:table-cell>
          <table:table-cell office:value-type="string">
            <text:p>23446</text:p>
          </table:table-cell>
          <table:table-cell office:value-type="string">
            <text:p>FAVELA ISRAEL FERREIRA FER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srael Ferreira Ferro</text:p>
          </table:table-cell>
          <table:table-cell office:value-type="string">
            <text:p>23447</text:p>
          </table:table-cell>
          <table:table-cell office:value-type="string">
            <text:p>BURACO DO SAP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48</text:p>
          </table:table-cell>
          <table:table-cell office:value-type="string">
            <text:p>VIELA BO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49</text:p>
          </table:table-cell>
          <table:table-cell office:value-type="string">
            <text:p>Rua 13 de Maio, 342 - RUA TREZE DE MAIO, 34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0</text:p>
          </table:table-cell>
          <table:table-cell office:value-type="string">
            <text:p>Rua Professor Batista De Andrade, 7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1</text:p>
          </table:table-cell>
          <table:table-cell office:value-type="string">
            <text:p>Rua Guilherme Maw, 9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2</text:p>
          </table:table-cell>
          <table:table-cell office:value-type="string">
            <text:p>Rua Guilherme Maw, 6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3</text:p>
          </table:table-cell>
          <table:table-cell office:value-type="string">
            <text:p>Rua Jo?o Teodoro, 3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4</text:p>
          </table:table-cell>
          <table:table-cell office:value-type="string">
            <text:p>Rua Conselheiro Carr?o, 15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5</text:p>
          </table:table-cell>
          <table:table-cell office:value-type="string">
            <text:p>Do Ricardo Batista, 6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6</text:p>
          </table:table-cell>
          <table:table-cell office:value-type="string">
            <text:p>Rua Conselheiro Carr?o, N? 63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7</text:p>
          </table:table-cell>
          <table:table-cell office:value-type="string">
            <text:p>Rua Conselheiro Ramalho, N? 5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8</text:p>
          </table:table-cell>
          <table:table-cell office:value-type="string">
            <text:p>Rua Almirante Marques de Le?o, N?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59</text:p>
          </table:table-cell>
          <table:table-cell office:value-type="string">
            <text:p>Rua conselheiro Ramalho, N? 466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0</text:p>
          </table:table-cell>
          <table:table-cell office:value-type="string">
            <text:p>Rua conselheiro ramalho, N? 978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1</text:p>
          </table:table-cell>
          <table:table-cell office:value-type="string">
            <text:p>Rua Bar?o de campina, N? 515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2</text:p>
          </table:table-cell>
          <table:table-cell office:value-type="string">
            <text:p>Rua Travessa dos Arquitetos, N? 22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3</text:p>
          </table:table-cell>
          <table:table-cell office:value-type="string">
            <text:p>Rua 13 de Maio, N? 105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elheiro Carr?o, 202 -  Bela vista</text:p>
          </table:table-cell>
          <table:table-cell office:value-type="string">
            <text:p>23464</text:p>
          </table:table-cell>
          <table:table-cell office:value-type="string">
            <text:p>Rua 13 de Maio, N? 103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 - CIDADE NITRO OPER?RIA</text:p>
          </table:table-cell>
          <table:table-cell office:value-type="string">
            <text:p>23465</text:p>
          </table:table-cell>
          <table:table-cell office:value-type="string">
            <text:p>Capad?c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na Fel?cia, 01- Ch?cara do Conde - Graja?</text:p>
          </table:table-cell>
          <table:table-cell office:value-type="string">
            <text:p>23393</text:p>
          </table:table-cell>
          <table:table-cell office:value-type="string">
            <text:p>Associacao Morar e preservar Chacara do Conde Fase um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. Parada Pinto, 1770 - Lauzane Paulista</text:p>
          </table:table-cell>
          <table:table-cell office:value-type="string">
            <text:p>23394</text:p>
          </table:table-cell>
          <table:table-cell office:value-type="string">
            <text:p>Comunidade Fazendinha/ Vista Alegr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uro Jos? do santos 27</text:p>
          </table:table-cell>
          <table:table-cell office:value-type="string">
            <text:p>23466</text:p>
          </table:table-cell>
          <table:table-cell office:value-type="string">
            <text:p>Comunidade Lau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?rio Moura - Vila Progresso</text:p>
          </table:table-cell>
          <table:table-cell office:value-type="string">
            <text:p>23467</text:p>
          </table:table-cell>
          <table:table-cell office:value-type="string">
            <text:p>Viela Mauro Mour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RECANTO DOS HUMIL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18 DE ABRIL, 830 - CIDADE ANT?NIO ESTEV?O DE CARVALH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, 13 A - JARDIM RINC?O</text:p>
          </table:table-cell>
          <table:table-cell office:value-type="string">
            <text:p>24516</text:p>
          </table:table-cell>
          <table:table-cell office:value-type="string">
            <text:p>JARDIM DON?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27</text:p>
          </table:table-cell>
          <table:table-cell office:value-type="string">
            <text:p>INDEPEND?N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RENATO SERRA</text:p>
          </table:table-cell>
          <table:table-cell office:value-type="string">
            <text:p>24528</text:p>
          </table:table-cell>
          <table:table-cell office:value-type="string">
            <text:p>PARQUE NOVO MU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N - JARDIM ?NGELA</text:p>
          </table:table-cell>
          <table:table-cell office:value-type="string">
            <text:p>24529</text:p>
          </table:table-cell>
          <table:table-cell office:value-type="string">
            <text:p>RANIER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AQUEL ALVES MOREIRA, 823 - PARQUE SANTO ANT?NIO</text:p>
          </table:table-cell>
          <table:table-cell office:value-type="string">
            <text:p>24530</text:p>
          </table:table-cell>
          <table:table-cell office:value-type="string">
            <text:p>S?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iera, 12B</text:p>
          </table:table-cell>
          <table:table-cell office:value-type="string">
            <text:p>24531</text:p>
          </table:table-cell>
          <table:table-cell office:value-type="string">
            <text:p>NOVO SANTO AMAR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532</text:p>
          </table:table-cell>
          <table:table-cell office:value-type="string">
            <text:p>JARDIM LAU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3</text:p>
          </table:table-cell>
          <table:table-cell office:value-type="string">
            <text:p>KAGOH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4</text:p>
          </table:table-cell>
          <table:table-cell office:value-type="string">
            <text:p>CEREJEIR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9 - JARDIM ?NGELA</text:p>
          </table:table-cell>
          <table:table-cell office:value-type="string">
            <text:p>24535</text:p>
          </table:table-cell>
          <table:table-cell office:value-type="string">
            <text:p>SANTA L?C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 - PARQUE DO CARMO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Jardim da Pa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Flores N?1</text:p>
          </table:table-cell>
          <table:table-cell office:value-type="string">
            <text:p>24537</text:p>
          </table:table-cell>
          <table:table-cell office:value-type="string">
            <text:p>Horizo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agaris,101</text:p>
          </table:table-cell>
          <table:table-cell office:value-type="string">
            <text:p>24537</text:p>
          </table:table-cell>
          <table:table-cell office:value-type="string">
            <text:p>Renato Locch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chaeira 12 B</text:p>
          </table:table-cell>
          <table:table-cell office:value-type="string">
            <text:p>24538</text:p>
          </table:table-cell>
          <table:table-cell office:value-type="string">
            <text:p>Costa do Val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</text:p>
          </table:table-cell>
          <table:table-cell office:value-type="string">
            <text:p>24539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??O PISCIN?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OCUPA??O PISCIN?O BENTO GUELFI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AULO BOULROU, 120 - BOX 6 - REAL PARQUE</text:p>
          </table:table-cell>
          <table:table-cell office:value-type="string">
            <text:p>26132</text:p>
          </table:table-cell>
          <table:table-cell office:value-type="string">
            <text:p>REAL PARQUE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OUTOR DANTE COSTA, 104 - VILA CRIST?LIA</text:p>
          </table:table-cell>
          <table:table-cell office:value-type="string">
            <text:p>26137</text:p>
          </table:table-cell>
          <table:table-cell office:value-type="string">
            <text:p>VILA ARAPU? - HELI?POLIS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Nossa Senhora de Nazar?, 51 - Bairro Cidade Dutra</text:p>
          </table:table-cell>
          <table:table-cell office:value-type="string">
            <text:p>26547</text:p>
          </table:table-cell>
          <table:table-cell office:value-type="string">
            <text:p>CIDADE DUTR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</text:p>
          </table:table-cell>
          <table:table-cell office:value-type="string">
            <text:p>26123</text:p>
          </table:table-cell>
          <table:table-cell office:value-type="string">
            <text:p>COMUNIDADE DA ILH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. ANERCY ROCHA, 1502</text:p>
          </table:table-cell>
          <table:table-cell office:value-type="string">
            <text:p>26153</text:p>
          </table:table-cell>
          <table:table-cell office:value-type="string">
            <text:p>NOVA VIT?RIA</text:p>
          </table:table-cell>
          <table:table-cell office:value-type="string">
            <text:p>Nova Vitoria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?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VIEIRA DE MARTINS, 2A - BRESSER</text:p>
          </table:table-cell>
          <table:table-cell office:value-type="string">
            <text:p>27181</text:p>
          </table:table-cell>
          <table:table-cell office:value-type="string">
            <text:p>Cintra Gord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?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 - COHAB BRIGADEIRO FARIA LIMA</text:p>
          </table:table-cell>
          <table:table-cell office:value-type="string">
            <text:p>27549</text:p>
          </table:table-cell>
          <table:table-cell office:value-type="string">
            <text:p>Favela CDHU Brasil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UM, JARDIM JOMAR - JARDIM APUAN?</text:p>
          </table:table-cell>
          <table:table-cell office:value-type="string">
            <text:p>27241</text:p>
          </table:table-cell>
          <table:table-cell office:value-type="string">
            <text:p>JARDIM APUAN? - JD. APUAN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?  Pereira Cruz, 81 -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ALVORADA DO PORTO, 54</text:p>
          </table:table-cell>
          <table:table-cell office:value-type="string">
            <text:p>27261</text:p>
          </table:table-cell>
          <table:table-cell office:value-type="string">
            <text:p>Porto Vel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ANTUNES MACIEL, 720 - PARQUE S?O RAFAEL</text:p>
          </table:table-cell>
          <table:table-cell office:value-type="string">
            <text:p>27615</text:p>
          </table:table-cell>
          <table:table-cell office:value-type="string">
            <text:p>PARQUE S?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?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616</text:p>
          </table:table-cell>
          <table:table-cell office:value-type="string">
            <text:p>ILHA DAS COB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rlos Farias, 525 - Jardim Raposo Tavares</text:p>
          </table:table-cell>
          <table:table-cell office:value-type="string">
            <text:p>27617</text:p>
          </table:table-cell>
          <table:table-cell office:value-type="string">
            <text:p>FAV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182</text:p>
          </table:table-cell>
          <table:table-cell office:value-type="string">
            <text:p>City jarag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Jd Sinh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, 751 - Conj. Res. Prestes Maia</text:p>
          </table:table-cell>
          <table:table-cell office:value-type="string">
            <text:p>27220</text:p>
          </table:table-cell>
          <table:table-cell office:value-type="string">
            <text:p>INACIO MONTEI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exandre Benig, altura do n?mero 19</text:p>
          </table:table-cell>
          <table:table-cell office:value-type="string">
            <text:p>27248</text:p>
          </table:table-cell>
          <table:table-cell office:value-type="string">
            <text:p>Morro da Lu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 - VILA ITAIM</text:p>
          </table:table-cell>
          <table:table-cell office:value-type="string">
            <text:p>27569</text:p>
          </table:table-cell>
          <table:table-cell office:value-type="string">
            <text:p>JARDIM ROMANO 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 Antonio Duni, 30  - Patamar 5 - Pro Morar Rio Claro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Engenheiro Heitor Eiras Garcia, 7800</text:p>
          </table:table-cell>
          <table:table-cell office:value-type="string">
            <text:p>27225</text:p>
          </table:table-cell>
          <table:table-cell office:value-type="string">
            <text:p>Jardim Esmerald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atal, 112  jardim papai noel</text:p>
          </table:table-cell>
          <table:table-cell office:value-type="string">
            <text:p>27230</text:p>
          </table:table-cell>
          <table:table-cell office:value-type="string">
            <text:p>Jardim Papai No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Henrique da Silva, n? 550, Vlia Jaragu?</text:p>
          </table:table-cell>
          <table:table-cell office:value-type="string">
            <text:p>27318</text:p>
          </table:table-cell>
          <table:table-cell office:value-type="string">
            <text:p>Vila Atlanti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5 - QUINTA DA PAINEIRA</text:p>
          </table:table-cell>
          <table:table-cell office:value-type="string">
            <text:p>27328</text:p>
          </table:table-cell>
          <table:table-cell office:value-type="string">
            <text:p>VILA PRUDENTE - RUA DIAN?POL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RA?AS, 79 - CONJUNTO HABITACIONAL S?TIO CONCEI??O</text:p>
          </table:table-cell>
          <table:table-cell office:value-type="string">
            <text:p>27614</text:p>
          </table:table-cell>
          <table:table-cell office:value-type="string">
            <text:p>CACHOEIRA DAS GRA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? ALVES, 185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. Canal de Cocaia, 4112 - Grajau, Capela do Socorro</text:p>
          </table:table-cell>
          <table:table-cell office:value-type="string">
            <text:p>27186</text:p>
          </table:table-cell>
          <table:table-cell office:value-type="string">
            <text:p>Comunidade do gaivot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o Saverio</text:p>
          </table:table-cell>
          <table:table-cell office:value-type="string">
            <text:p>27210</text:p>
          </table:table-cell>
          <table:table-cell office:value-type="string">
            <text:p>Favelas Santo Antonio e S?o Ped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?O ANTUNES MACIEL, 720 - PARQUE S?O RAFAEL</text:p>
          </table:table-cell>
          <table:table-cell office:value-type="string">
            <text:p>27615</text:p>
          </table:table-cell>
          <table:table-cell office:value-type="string">
            <text:p>PARQUE S?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RAVESSA DO LAURO DA BEIRA, 37 - COHAB ADVENTISTA</text:p>
          </table:table-cell>
          <table:table-cell office:value-type="string">
            <text:p>28107</text:p>
          </table:table-cell>
          <table:table-cell office:value-type="string">
            <text:p>COHAB ADVENT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 - JARDIM ITAMB?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ULTURA POPULAR, 119 - GRAJA?</text:p>
          </table:table-cell>
          <table:table-cell office:value-type="string">
            <text:p>28115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TARDE DE BRISA, JARDIM DO LESTE</text:p>
          </table:table-cell>
          <table:table-cell office:value-type="string">
            <text:p>28121</text:p>
          </table:table-cell>
          <table:table-cell office:value-type="string">
            <text:p>VILA DAND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N?LTON SILVA, 70 - VILA SANTA TERESA</text:p>
          </table:table-cell>
          <table:table-cell office:value-type="string">
            <text:p>28577</text:p>
          </table:table-cell>
          <table:table-cell office:value-type="string">
            <text:p>PITANGU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8578</text:p>
          </table:table-cell>
          <table:table-cell office:value-type="string">
            <text:p>CH?CARA SONHO AZU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milio Ares, 80 - Jos? Bonifacio</text:p>
          </table:table-cell>
          <table:table-cell office:value-type="string">
            <text:p>28579</text:p>
          </table:table-cell>
          <table:table-cell office:value-type="string">
            <text:p>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rroio Real, 54 - Vila S?o Nicolau</text:p>
          </table:table-cell>
          <table:table-cell office:value-type="string">
            <text:p>28580</text:p>
          </table:table-cell>
          <table:table-cell office:value-type="string">
            <text:p>S?O NICOL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ntonio Vitor de Oliveira, 300 - Jardim Copacabana</text:p>
          </table:table-cell>
          <table:table-cell office:value-type="string">
            <text:p>28581</text:p>
          </table:table-cell>
          <table:table-cell office:value-type="string">
            <text:p>TUPI / PINHEIRAL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PRESIDENTE WILSON, 2168</text:p>
          </table:table-cell>
          <table:table-cell office:value-type="string">
            <text:p>28116</text:p>
          </table:table-cell>
          <table:table-cell office:value-type="string">
            <text:p>MOOC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8117</text:p>
          </table:table-cell>
          <table:table-cell office:value-type="string">
            <text:p>QUIMIL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bral do Nascimento, 82, Alto do Riviera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Nuno Guerne de Almeida, 111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?o de Barros 72, Jd. Novo S?o Noberto</text:p>
          </table:table-cell>
          <table:table-cell office:value-type="string">
            <text:p>28582</text:p>
          </table:table-cell>
          <table:table-cell office:value-type="string">
            <text:p>S?O NORBERT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Maria Trevisani, 1002</text:p>
          </table:table-cell>
          <table:table-cell office:value-type="string">
            <text:p>28583</text:p>
          </table:table-cell>
          <table:table-cell office:value-type="string">
            <text:p>VERA CRUZ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? Ferreira Dantas, 06, Jd. Boa Vista</text:p>
          </table:table-cell>
          <table:table-cell office:value-type="string">
            <text:p>28584</text:p>
          </table:table-cell>
          <table:table-cell office:value-type="string">
            <text:p>CH?CARA SANTA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urora do Norte, 167 - Jardim Pirituba</text:p>
          </table:table-cell>
          <table:table-cell office:value-type="string">
            <text:p>29520</text:p>
          </table:table-cell>
          <table:table-cell office:value-type="string">
            <text:p>PORTO ARE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1</text:p>
          </table:table-cell>
          <table:table-cell office:value-type="string">
            <text:p>QUIMIL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22</text:p>
          </table:table-cell>
          <table:table-cell office:value-type="string">
            <text:p>CAI CAI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do Carteiro,  Jd. S?o Luis</text:p>
          </table:table-cell>
          <table:table-cell office:value-type="string">
            <text:p>29523</text:p>
          </table:table-cell>
          <table:table-cell office:value-type="string">
            <text:p>Jd. Felicida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NAZIR MIGUEL</text:p>
          </table:table-cell>
          <table:table-cell office:value-type="string">
            <text:p>18124</text:p>
          </table:table-cell>
          <table:table-cell office:value-type="string">
            <text:p>CEU CEI UIRAPURU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ANTOS DO AMANHECER</text:p>
          </table:table-cell>
          <table:table-cell office:value-type="string">
            <text:p>18109</text:p>
          </table:table-cell>
          <table:table-cell office:value-type="string">
            <text:p>CEU CEI CANTOS DO AMANHECE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ONESA  1120</text:p>
          </table:table-cell>
          <table:table-cell office:value-type="string">
            <text:p>18112</text:p>
          </table:table-cell>
          <table:table-cell office:value-type="string">
            <text:p>CEU CEI GUARAPIRA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ERNARDO JOSE DE LORENA</text:p>
          </table:table-cell>
          <table:table-cell office:value-type="string">
            <text:p>18104</text:p>
          </table:table-cell>
          <table:table-cell office:value-type="string">
            <text:p>CEU CEI PER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PERA-MARMELO  226</text:p>
          </table:table-cell>
          <table:table-cell office:value-type="string">
            <text:p>18105</text:p>
          </table:table-cell>
          <table:table-cell office:value-type="string">
            <text:p>CEU CEI PERA MARMEL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HEITOR ANTONIO EIRAS GARCIA ENGENHEIRO 1870</text:p>
          </table:table-cell>
          <table:table-cell office:value-type="string">
            <text:p>18125</text:p>
          </table:table-cell>
          <table:table-cell office:value-type="string">
            <text:p>CEU CEI BUTAN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KENKITI SIMOMOTO</text:p>
          </table:table-cell>
          <table:table-cell office:value-type="string">
            <text:p>18126</text:p>
          </table:table-cell>
          <table:table-cell office:value-type="string">
            <text:p>CEU CEI JAGUARE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JOSE PEDRO DE BORBA  20</text:p>
          </table:table-cell>
          <table:table-cell office:value-type="string">
            <text:p>18113</text:p>
          </table:table-cell>
          <table:table-cell office:value-type="string">
            <text:p>CEU CEI PARELHEIR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PARECIDA DO TABOADO</text:p>
          </table:table-cell>
          <table:table-cell office:value-type="string">
            <text:p>18102</text:p>
          </table:table-cell>
          <table:table-cell office:value-type="string">
            <text:p>CEU CEI JARDIM PAULIST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OMINGOS TARROSO  101</text:p>
          </table:table-cell>
          <table:table-cell office:value-type="string">
            <text:p>18110</text:p>
          </table:table-cell>
          <table:table-cell office:value-type="string">
            <text:p>CEU CEI VILA RUB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DANIEL CERRI  1549</text:p>
          </table:table-cell>
          <table:table-cell office:value-type="string">
            <text:p>18103</text:p>
          </table:table-cell>
          <table:table-cell office:value-type="string">
            <text:p>CEU CEI PAZ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LVARENGA</text:p>
          </table:table-cell>
          <table:table-cell office:value-type="string">
            <text:p>18111</text:p>
          </table:table-cell>
          <table:table-cell office:value-type="string">
            <text:p>CEU CEI ALVAREN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MANDO DE ARRUDA PEREIRA ENGENHEIRO 5080</text:p>
          </table:table-cell>
          <table:table-cell office:value-type="string">
            <text:p>18108</text:p>
          </table:table-cell>
          <table:table-cell office:value-type="string">
            <text:p>CEU CEI CAMINHO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RTUR PRIMAVESI PROFESSOR</text:p>
          </table:table-cell>
          <table:table-cell office:value-type="string">
            <text:p>18106</text:p>
          </table:table-cell>
          <table:table-cell office:value-type="string">
            <text:p>CEU CEI PARQUE BRIST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RANCISCA ESPOSITO TONETTI</text:p>
          </table:table-cell>
          <table:table-cell office:value-type="string">
            <text:p>18101</text:p>
          </table:table-cell>
          <table:table-cell office:value-type="string">
            <text:p>CEU CEI JACA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BARBINOS  111</text:p>
          </table:table-cell>
          <table:table-cell office:value-type="string">
            <text:p>18107</text:p>
          </table:table-cell>
          <table:table-cell office:value-type="string">
            <text:p>CEU CEI MENIN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CONDESSA ELISABETH ROBIANO</text:p>
          </table:table-cell>
          <table:table-cell office:value-type="string">
            <text:p>18115</text:p>
          </table:table-cell>
          <table:table-cell office:value-type="string">
            <text:p>CEU CEI WALTER DE ANDRADE PROF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MANOEL FERREIRA PIRES</text:p>
          </table:table-cell>
          <table:table-cell office:value-type="string">
            <text:p>18114</text:p>
          </table:table-cell>
          <table:table-cell office:value-type="string">
            <text:p>CEU CEI ADELAIDE TERESA LOPES CIMONARI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A PETRELA  113</text:p>
          </table:table-cell>
          <table:table-cell office:value-type="string">
            <text:p>18117</text:p>
          </table:table-cell>
          <table:table-cell office:value-type="string">
            <text:p>CEU CEI ROSA DA CHI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LUIZ IMPARATO  564</text:p>
          </table:table-cell>
          <table:table-cell office:value-type="string">
            <text:p>18116</text:p>
          </table:table-cell>
          <table:table-cell office:value-type="string">
            <text:p>CEU CEI QUINTA DO SO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LAREAR  141</text:p>
          </table:table-cell>
          <table:table-cell office:value-type="string">
            <text:p>18123</text:p>
          </table:table-cell>
          <table:table-cell office:value-type="string">
            <text:p>CEU CEI PARQUE SAO CARL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RNESTO SOUZA CRUZ  2171</text:p>
          </table:table-cell>
          <table:table-cell office:value-type="string">
            <text:p>18121</text:p>
          </table:table-cell>
          <table:table-cell office:value-type="string">
            <text:p>CEU CEI AZUL DA COR DO MAR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CURUMATIM  201</text:p>
          </table:table-cell>
          <table:table-cell office:value-type="string">
            <text:p>18122</text:p>
          </table:table-cell>
          <table:table-cell office:value-type="string">
            <text:p>CEU CEI SAO MATEU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FLORES DO JAMBEIRO</text:p>
          </table:table-cell>
          <table:table-cell office:value-type="string">
            <text:p>18119</text:p>
          </table:table-cell>
          <table:table-cell office:value-type="string">
            <text:p>CEU CEI EVANIR APARECIDA HILARIO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TITO MARECHAL 3400</text:p>
          </table:table-cell>
          <table:table-cell office:value-type="string">
            <text:p>18120</text:p>
          </table:table-cell>
          <table:table-cell office:value-type="string">
            <text:p>CEU CEI ANA LUCIA DE HOLANDA GAMBOA PROF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S METALURGICOS</text:p>
          </table:table-cell>
          <table:table-cell office:value-type="string">
            <text:p>18118</text:p>
          </table:table-cell>
          <table:table-cell office:value-type="string">
            <text:p>CEU CEI AGUA AZUL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 VERGUEIRO, 1.000</text:p>
          </table:table-cell>
          <table:table-cell office:value-type="string">
            <text:p>18130</text:p>
          </table:table-cell>
          <table:table-cell office:value-type="string">
            <text:p>CENTRO CULTURAL SAO PAULO</text:p>
          </table:table-cell>
          <table:table-cell/>
        </table:table-row>
        <table:table-row>
          <table:table-cell office:value-type="string">
            <text:p>PC FRANCISCO FERREIRA LOPES, 434</text:p>
          </table:table-cell>
          <table:table-cell office:value-type="string">
            <text:p>18131</text:p>
          </table:table-cell>
          <table:table-cell office:value-type="string">
            <text:p>CC DE SANTO AMARO</text:p>
          </table:table-cell>
          <table:table-cell/>
        </table:table-row>
        <table:table-row>
          <table:table-cell office:value-type="string">
            <text:p>AV SAO JOAO, 281</text:p>
          </table:table-cell>
          <table:table-cell office:value-type="string">
            <text:p>18128</text:p>
          </table:table-cell>
          <table:table-cell office:value-type="string">
            <text:p>PRACA DAS ARTES</text:p>
          </table:table-cell>
          <table:table-cell/>
        </table:table-row>
        <table:table-row>
          <table:table-cell office:value-type="string">
            <text:p>AV SANTOS DUMONT, 1.770</text:p>
          </table:table-cell>
          <table:table-cell office:value-type="string">
            <text:p>18127</text:p>
          </table:table-cell>
          <table:table-cell office:value-type="string">
            <text:p>TEATRO ALFREDO MESQUITA</text:p>
          </table:table-cell>
          <table:table-cell/>
        </table:table-row>
        <table:table-row>
          <table:table-cell office:value-type="string">
            <text:p>R DA CONSOLACAO, 94</text:p>
          </table:table-cell>
          <table:table-cell office:value-type="string">
            <text:p>18129</text:p>
          </table:table-cell>
          <table:table-cell office:value-type="string">
            <text:p>BIBLIOTECA MARIO DE ANDRADE</text:p>
          </table:table-cell>
          <table:table-cell/>
        </table:table-row>
        <table:table-row>
          <table:table-cell office:value-type="string">
            <text:p>Rua Euclides de Jesus , 60</text:p>
          </table:table-cell>
          <table:table-cell office:value-type="string">
            <text:p>301547</text:p>
          </table:table-cell>
          <table:table-cell office:value-type="string">
            <text:p>Instituto Esperanca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ctor Bouquet, 4</text:p>
          </table:table-cell>
          <table:table-cell office:value-type="string">
            <text:p>300524</text:p>
          </table:table-cell>
          <table:table-cell office:value-type="string">
            <text:p>G.R.C.R.Escola de Samba Boemios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mb. Macedo Soares, 1018</text:p>
          </table:table-cell>
          <table:table-cell office:value-type="string">
            <text:p>302502</text:p>
          </table:table-cell>
          <table:table-cell office:value-type="string">
            <text:p>Nucleo Espirita Maos Da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Teodoro Bernardo do Nascimento, 425, Jardim Robru</text:p>
          </table:table-cell>
          <table:table-cell office:value-type="string">
            <text:p>301980</text:p>
          </table:table-cell>
          <table:table-cell office:value-type="string">
            <text:p>Associa??o de Lutas e Promo??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berania divina s/n</text:p>
          </table:table-cell>
          <table:table-cell office:value-type="string">
            <text:p>301992</text:p>
          </table:table-cell>
          <table:table-cell office:value-type="string">
            <text:p>Uni?o Popular da Vila Simon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lvador do Vale, 09</text:p>
          </table:table-cell>
          <table:table-cell office:value-type="string">
            <text:p>301952</text:p>
          </table:table-cell>
          <table:table-cell office:value-type="string">
            <text:p>Funda??o Comunidade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o Manoel Alves 59, Vila Itaim</text:p>
          </table:table-cell>
          <table:table-cell office:value-type="string">
            <text:p>300958</text:p>
          </table:table-cell>
          <table:table-cell office:value-type="string">
            <text:p>Centro de Educa??o Popular Ambiental e Integra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Br?s do Sua?u?, 300 cep 08090 290</text:p>
          </table:table-cell>
          <table:table-cell office:value-type="string">
            <text:p>301068</text:p>
          </table:table-cell>
          <table:table-cell office:value-type="string">
            <text:p>ASSOCIACAO BENEFICENTE AMIGOS DO ERICAO - DIVINA A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? Pereira Cruz, 81, Pq. Bristol</text:p>
          </table:table-cell>
          <table:table-cell office:value-type="string">
            <text:p>300902</text:p>
          </table:table-cell>
          <table:table-cell office:value-type="string">
            <text:p>Associa??o dos Moradores da Vila Cristina e Vila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nio anunziato 57, Jd. Patente</text:p>
          </table:table-cell>
          <table:table-cell office:value-type="string">
            <text:p>300997</text:p>
          </table:table-cell>
          <table:table-cell office:value-type="string">
            <text:p>Clube da Comunidade Jardim Pat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cartun 15B esquina com a rua Maria do carmo</text:p>
          </table:table-cell>
          <table:table-cell office:value-type="string">
            <text:p>301001</text:p>
          </table:table-cell>
          <table:table-cell office:value-type="string">
            <text:p>Ong pila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Arlindo dos Santos, 31, Jd. Novo Horizonte</text:p>
          </table:table-cell>
          <table:table-cell office:value-type="string">
            <text:p>300876</text:p>
          </table:table-cell>
          <table:table-cell office:value-type="string">
            <text:p>ASSOCIA??O DOS MORADORES DO JARDIM DOS EUCALIP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as Palmeiras,112/114 - Vargem Grande</text:p>
          </table:table-cell>
          <table:table-cell office:value-type="string">
            <text:p>300865</text:p>
          </table:table-cell>
          <table:table-cell office:value-type="string">
            <text:p>Instituto de Cultura e Cidadania Crescer e Conviv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Rep?blica de San Marino, 59 - Burgo Paulista</text:p>
          </table:table-cell>
          <table:table-cell office:value-type="string">
            <text:p>300323</text:p>
          </table:table-cell>
          <table:table-cell office:value-type="string">
            <text:p>ONG Amor e Caridade Dr Bezerra de Mene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hea, 150</text:p>
          </table:table-cell>
          <table:table-cell office:value-type="string">
            <text:p>300269</text:p>
          </table:table-cell>
          <table:table-cell office:value-type="string">
            <text:p>Ong Lar da Paz - Casa de Idos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stor Agenor Caldeira Diniz, 495</text:p>
          </table:table-cell>
          <table:table-cell office:value-type="string">
            <text:p>300718</text:p>
          </table:table-cell>
          <table:table-cell office:value-type="string">
            <text:p>Casa do Caminho IRM? SHE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juape n?mero 596 , Jd. Tamoio</text:p>
          </table:table-cell>
          <table:table-cell office:value-type="string">
            <text:p>300260</text:p>
          </table:table-cell>
          <table:table-cell office:value-type="string">
            <text:p>Associa??o Beneficente esportiva apocalips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elho Lousada, 1.000 - Parque Novo Santo Amaro</text:p>
          </table:table-cell>
          <table:table-cell office:value-type="string">
            <text:p>300438</text:p>
          </table:table-cell>
          <table:table-cell office:value-type="string">
            <text:p>Associacao Parque Novo Santo Ama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rculano Jos? dos Santos, 40B, Morro Doce, CEP 05267-190</text:p>
          </table:table-cell>
          <table:table-cell office:value-type="string">
            <text:p>300557</text:p>
          </table:table-cell>
          <table:table-cell office:value-type="string">
            <text:p>Clube da comunidade coronel Jos? gladiad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poti, 20 - Jardim Aeroporto - S?o Paulo - Cep: 04615-040</text:p>
          </table:table-cell>
          <table:table-cell office:value-type="string">
            <text:p>300424</text:p>
          </table:table-cell>
          <table:table-cell office:value-type="string">
            <text:p>INSTITUTO MUDA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dreia de Firenze 71</text:p>
          </table:table-cell>
          <table:table-cell office:value-type="string">
            <text:p>300651</text:p>
          </table:table-cell>
          <table:table-cell office:value-type="string">
            <text:p>Associa??o vila nova Pirajussa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Dias 54 Jd Pirauama</text:p>
          </table:table-cell>
          <table:table-cell office:value-type="string">
            <text:p>300150</text:p>
          </table:table-cell>
          <table:table-cell office:value-type="string">
            <text:p>Associa??o dos moradores do Jardim Piracua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ouren?o Cabreira altura do n?mero 756 cep 04812-010 obs. Na quadra da pra?a Jo?o bei?ola</text:p>
          </table:table-cell>
          <table:table-cell office:value-type="string">
            <text:p>300478</text:p>
          </table:table-cell>
          <table:table-cell office:value-type="string">
            <text:p>Gr?mio recreativo cultural esportivo e social Unidos do Jardim Primav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243 Interlagos S?o Paulo</text:p>
          </table:table-cell>
          <table:table-cell office:value-type="string">
            <text:p>300358</text:p>
          </table:table-cell>
          <table:table-cell office:value-type="string">
            <text:p>Instituto Hera Artemisu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Tarroso, 632</text:p>
          </table:table-cell>
          <table:table-cell office:value-type="string">
            <text:p>300419</text:p>
          </table:table-cell>
          <table:table-cell office:value-type="string">
            <text:p>Associa??o de moradores da vila ru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ulg?ncio vertelo 24, Pq. Alto do Rio Bonito</text:p>
          </table:table-cell>
          <table:table-cell office:value-type="string">
            <text:p>300759</text:p>
          </table:table-cell>
          <table:table-cell office:value-type="string">
            <text:p>Inovha instituto nacional de valoriza??o humana, 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, Cid. Tiradentes</text:p>
          </table:table-cell>
          <table:table-cell office:value-type="string">
            <text:p>300501</text:p>
          </table:table-cell>
          <table:table-cell office:value-type="string">
            <text:p>Associa??o de Capoeira Uni?o Arte e Cult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?o, 38, Recanto Alegre</text:p>
          </table:table-cell>
          <table:table-cell office:value-type="string">
            <text:p>300487</text:p>
          </table:table-cell>
          <table:table-cell office:value-type="string">
            <text:p>Associa??o Fam?lia em Foco - Integra??o Social e Educacional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0853</text:p>
          </table:table-cell>
          <table:table-cell office:value-type="string">
            <text:p>Uni?o pelos Direitos dos Moradores do Jd das Ros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Pires Monteiro, 401, S?o Mateus</text:p>
          </table:table-cell>
          <table:table-cell office:value-type="string">
            <text:p>300675</text:p>
          </table:table-cell>
          <table:table-cell office:value-type="string">
            <text:p>IGREJA MINIST?RIO SIQU?M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e Itaquera a Guaianazes, 2782</text:p>
          </table:table-cell>
          <table:table-cell office:value-type="string">
            <text:p>300530</text:p>
          </table:table-cell>
          <table:table-cell office:value-type="string">
            <text:p>Associa??o Beneficente Per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s Romanzeiras, 114, Ermelino Matarazzo</text:p>
          </table:table-cell>
          <table:table-cell office:value-type="string">
            <text:p>300643</text:p>
          </table:table-cell>
          <table:table-cell office:value-type="string">
            <text:p>Centro de Atendimento e Solidariedade S?o Tia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, Heliopolis</text:p>
          </table:table-cell>
          <table:table-cell office:value-type="string">
            <text:p>300428</text:p>
          </table:table-cell>
          <table:table-cell office:value-type="string">
            <text:p>N?cleo Maio (movimento das associa??es independentes organizadas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utas de Santo Amaro, 65 A</text:p>
          </table:table-cell>
          <table:table-cell office:value-type="string">
            <text:p>300253</text:p>
          </table:table-cell>
          <table:table-cell office:value-type="string">
            <text:p>Associa??o radcom Miss?es e cidadania em Heli?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nia, 26, Jd. S?o Francisco</text:p>
          </table:table-cell>
          <table:table-cell office:value-type="string">
            <text:p>300164</text:p>
          </table:table-cell>
          <table:table-cell office:value-type="string">
            <text:p>Associa??o de Moradores Nossa Senhor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rigues Caldas, 142, Jardim Vera Cruz SP.</text:p>
          </table:table-cell>
          <table:table-cell office:value-type="string">
            <text:p>300655</text:p>
          </table:table-cell>
          <table:table-cell office:value-type="string">
            <text:p>Associa??o Esp?rita O Caminho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Bar?o de Itaqui 685, Vl. Carr?o</text:p>
          </table:table-cell>
          <table:table-cell office:value-type="string">
            <text:p>300499</text:p>
          </table:table-cell>
          <table:table-cell office:value-type="string">
            <text:p>Conselho Coordenador da Entidades Habitacionais de 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xandre Archipenko, 251</text:p>
          </table:table-cell>
          <table:table-cell office:value-type="string">
            <text:p>300154</text:p>
          </table:table-cell>
          <table:table-cell office:value-type="string">
            <text:p>Associa??o dos Moradores da Vila Andr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  Rua Romualdo de Sousa Brito</text:p>
          </table:table-cell>
          <table:table-cell office:value-type="string">
            <text:p>300155</text:p>
          </table:table-cell>
          <table:table-cell office:value-type="string">
            <text:p>Clube de Maes Alieta -Adjacentes Pq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ig Boys, 356, Jardim Bartira cep 08152100</text:p>
          </table:table-cell>
          <table:table-cell office:value-type="string">
            <text:p>300355</text:p>
          </table:table-cell>
          <table:table-cell office:value-type="string">
            <text:p>Associa??o Rosa de Saron Cristo e a Solu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valdo Calabrez, 1647</text:p>
          </table:table-cell>
          <table:table-cell office:value-type="string">
            <text:p>300191</text:p>
          </table:table-cell>
          <table:table-cell office:value-type="string">
            <text:p>Associa??o Comunit?ria Haa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dolfo Albino Silva, 49</text:p>
          </table:table-cell>
          <table:table-cell office:value-type="string">
            <text:p>300035</text:p>
          </table:table-cell>
          <table:table-cell office:value-type="string">
            <text:p>Sociedade Amigos do Jardim S?o Jo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on Xavier de Barros 185, Jardim das Oliveiras</text:p>
          </table:table-cell>
          <table:table-cell office:value-type="string">
            <text:p>300082</text:p>
          </table:table-cell>
          <table:table-cell office:value-type="string">
            <text:p>Entende CLUBE DE M?ES CORA??O DE JES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 56</text:p>
          </table:table-cell>
          <table:table-cell office:value-type="string">
            <text:p>300299</text:p>
          </table:table-cell>
          <table:table-cell office:value-type="string">
            <text:p>Associa??o dos Empres?rios do Itaim Paulista AEIP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fael correia da silva 84 - Placa Colorida ONG Esperan?a viva</text:p>
          </table:table-cell>
          <table:table-cell office:value-type="string">
            <text:p>300747</text:p>
          </table:table-cell>
          <table:table-cell office:value-type="string">
            <text:p>Instituto beneficente Recanto da cr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anal de Tutoia, 12 - A jd.camargo novo - Itaim Paulista</text:p>
          </table:table-cell>
          <table:table-cell office:value-type="string">
            <text:p>300626</text:p>
          </table:table-cell>
          <table:table-cell office:value-type="string">
            <text:p>Associa??o Beneficente CAMARGO NOVO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utor Azevedo Lima, 86 - CEP 02238-130 - Jardim Modelo</text:p>
          </table:table-cell>
          <table:table-cell office:value-type="string">
            <text:p>300620</text:p>
          </table:table-cell>
          <table:table-cell office:value-type="string">
            <text:p>Cooperativa amantes da naturez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tim Correia de S? n? 134 - CEP: 08451-090</text:p>
          </table:table-cell>
          <table:table-cell office:value-type="string">
            <text:p>300288</text:p>
          </table:table-cell>
          <table:table-cell office:value-type="string">
            <text:p>Associa??o dos Moradores do Jardim ?ure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:S?o L?zaro de Jerusal?m,  11, Jardim Irene -  Guaianases</text:p>
          </table:table-cell>
          <table:table-cell office:value-type="string">
            <text:p>300226</text:p>
          </table:table-cell>
          <table:table-cell office:value-type="string">
            <text:p>Igreja Assembleia de DEUS Restaurando o Ferido - Proje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uzambinho, 221 - American?polis</text:p>
          </table:table-cell>
          <table:table-cell office:value-type="string">
            <text:p>300568</text:p>
          </table:table-cell>
          <table:table-cell office:value-type="string">
            <text:p>Associa??o Esportiva Social Traves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stevan de Araujo Almeida, 674, Parada XV de novembro</text:p>
          </table:table-cell>
          <table:table-cell office:value-type="string">
            <text:p>300412</text:p>
          </table:table-cell>
          <table:table-cell office:value-type="string">
            <text:p>Associa??o faz um idoso fel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550</text:p>
          </table:table-cell>
          <table:table-cell office:value-type="string">
            <text:p>Assoados dos Moradores do jardim Redil e Adjac?ncias-VIVA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yde de Souza Costa, 612</text:p>
          </table:table-cell>
          <table:table-cell office:value-type="string">
            <text:p>300268</text:p>
          </table:table-cell>
          <table:table-cell office:value-type="string">
            <text:p>Assoc de defesa e orienta??o ao consumidor/contribuinte de S?o Paulo ADOCC-S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inas do Piaui, 330, CEP 08210-000 - Itaquera</text:p>
          </table:table-cell>
          <table:table-cell office:value-type="string">
            <text:p>300638</text:p>
          </table:table-cell>
          <table:table-cell office:value-type="string">
            <text:p>Associa??o dos Pequenos Pescadores de Assis- AP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ei Francisco, 226. Jardim Helena. Escrit?rio da Ong</text:p>
          </table:table-cell>
          <table:table-cell office:value-type="string">
            <text:p>300811</text:p>
          </table:table-cell>
          <table:table-cell office:value-type="string">
            <text:p>Associa??o Beneficente dos Empregados e Desempregados do Estado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cio Maciel 311, Vila Jacu?</text:p>
          </table:table-cell>
          <table:table-cell office:value-type="string">
            <text:p>300743</text:p>
          </table:table-cell>
          <table:table-cell office:value-type="string">
            <text:p>casa de cultura afro descendentes filhos de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0456</text:p>
          </table:table-cell>
          <table:table-cell office:value-type="string">
            <text:p>Associa??o Comunit?ria Auri Verde - 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leiades na 126 - Jd Maria Amalia</text:p>
          </table:table-cell>
          <table:table-cell office:value-type="string">
            <text:p>300174</text:p>
          </table:table-cell>
          <table:table-cell office:value-type="string">
            <text:p>Associa??o dos Moradores do Jardim Maria Am?l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Wilches,12 b , Pq. Maria Fernandes</text:p>
          </table:table-cell>
          <table:table-cell office:value-type="string">
            <text:p>300627</text:p>
          </table:table-cell>
          <table:table-cell office:value-type="string">
            <text:p>Associa??o de moradia e habita??o portas abert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i Barbosa, 647</text:p>
          </table:table-cell>
          <table:table-cell office:value-type="string">
            <text:p>300206</text:p>
          </table:table-cell>
          <table:table-cell office:value-type="string">
            <text:p>Instituto Omindar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em, numero 4 b, jd. Papai Noel</text:p>
          </table:table-cell>
          <table:table-cell office:value-type="string">
            <text:p>300030</text:p>
          </table:table-cell>
          <table:table-cell office:value-type="string">
            <text:p>Associacao unidos comunitaria do jardim papai no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milio Castro 114, Jardim Damasceno</text:p>
          </table:table-cell>
          <table:table-cell office:value-type="string">
            <text:p>300080</text:p>
          </table:table-cell>
          <table:table-cell office:value-type="string">
            <text:p>Associa??o Familia unida em Cristo - FUE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afin Augusto Lopes, 63, Jardim Piratininga, Penha CEP 03717-080</text:p>
          </table:table-cell>
          <table:table-cell office:value-type="string">
            <text:p>300572</text:p>
          </table:table-cell>
          <table:table-cell office:value-type="string">
            <text:p>SOCIEDADE BENEFICENTE AMIGOS DO JARDIM PIRATININGA F. 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osa Ch?, 10 - Canga?ba</text:p>
          </table:table-cell>
          <table:table-cell office:value-type="string">
            <text:p>300337</text:p>
          </table:table-cell>
          <table:table-cell office:value-type="string">
            <text:p>Associa??o da Cidade Azul e Adjacentes - ACAA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s? Higino Neves, Na 1624</text:p>
          </table:table-cell>
          <table:table-cell office:value-type="string">
            <text:p>300282</text:p>
          </table:table-cell>
          <table:table-cell office:value-type="string">
            <text:p>Associa??o Grupo de M?es Novo Amanhe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xpedito Ribeiro de Souza, 30, Jd. Paulistano</text:p>
          </table:table-cell>
          <table:table-cell office:value-type="string">
            <text:p>300252</text:p>
          </table:table-cell>
          <table:table-cell office:value-type="string">
            <text:p>Instituto O Pequeno Searei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terativa, 99,  AP 41 B 05</text:p>
          </table:table-cell>
          <table:table-cell office:value-type="string">
            <text:p>300149</text:p>
          </table:table-cell>
          <table:table-cell office:value-type="string">
            <text:p>ONG NAMASTE ESP?RITA FILHOS DE C?RITAS - NAESF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022</text:p>
          </table:table-cell>
          <table:table-cell office:value-type="string">
            <text:p>ASSOCIA??O BENEFICENTE FAZENDA ITAIM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. Paulistano</text:p>
          </table:table-cell>
          <table:table-cell office:value-type="string">
            <text:p>300756</text:p>
          </table:table-cell>
          <table:table-cell office:value-type="string">
            <text:p>Oasis Organiza??o de Assist?ncia Social para Inclus?o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Benedita Rodrigues, 184,  05851-280</text:p>
          </table:table-cell>
          <table:table-cell office:value-type="string">
            <text:p>300776</text:p>
          </table:table-cell>
          <table:table-cell office:value-type="string">
            <text:p>Gr?mio Recreativo Cultural Escola de Samba Cacique do Parqu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?ia Andr?, 01, Pq. Sto. Antonio</text:p>
          </table:table-cell>
          <table:table-cell office:value-type="string">
            <text:p>300297</text:p>
          </table:table-cell>
          <table:table-cell office:value-type="string">
            <text:p>Associa??o do Movimento por Moradia Vida No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?lia Gouveia Andr? 158, Pq. Sto. Antonio</text:p>
          </table:table-cell>
          <table:table-cell office:value-type="string">
            <text:p>300663</text:p>
          </table:table-cell>
          <table:table-cell office:value-type="string">
            <text:p>Associa??o Unidos de campo de fora e Parque Santo Ant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n?lio Z?lia 187 promorar Jd S?o Luiz</text:p>
          </table:table-cell>
          <table:table-cell office:value-type="string">
            <text:p>300464</text:p>
          </table:table-cell>
          <table:table-cell office:value-type="string">
            <text:p>Associa?ao de Moradores da Nova Uni?o Jardim S?a Lui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Nova do Tuparoquera 1750</text:p>
          </table:table-cell>
          <table:table-cell office:value-type="string">
            <text:p>300784</text:p>
          </table:table-cell>
          <table:table-cell office:value-type="string">
            <text:p>ASSOCIA??O DE MORADORES JARDIM LETI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de Santana, 17, Chacara Santana</text:p>
          </table:table-cell>
          <table:table-cell office:value-type="string">
            <text:p>300715</text:p>
          </table:table-cell>
          <table:table-cell office:value-type="string">
            <text:p>UNI?O DE M?ES E FILHOS DO PARQUE SANTO ANTO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Quimili 511</text:p>
          </table:table-cell>
          <table:table-cell office:value-type="string">
            <text:p>300640</text:p>
          </table:table-cell>
          <table:table-cell office:value-type="string">
            <text:p>Associa??o dos Moradores do Jardim Alfre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spar do Rego Figueiredo,       518 - CEP                     04915-140</text:p>
          </table:table-cell>
          <table:table-cell office:value-type="string">
            <text:p>300605</text:p>
          </table:table-cell>
          <table:table-cell office:value-type="string">
            <text:p>Associa??o dos Amigos de Bairro Daniel Klei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tonio de Salles Penteado, 224, Jardim Tab?o - Campo Limpo</text:p>
          </table:table-cell>
          <table:table-cell office:value-type="string">
            <text:p>301331</text:p>
          </table:table-cell>
          <table:table-cell office:value-type="string">
            <text:p>INSTITUTO DE BALLET SHIRLEI BENeVID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S?o Vicente de Paula 73, Heliopolis</text:p>
          </table:table-cell>
          <table:table-cell office:value-type="string">
            <text:p>301106</text:p>
          </table:table-cell>
          <table:table-cell office:value-type="string">
            <text:p>Associa??o comercial de Heli?polis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enry Fuzeli, 49, Pq. Banc?rio</text:p>
          </table:table-cell>
          <table:table-cell office:value-type="string">
            <text:p>301359</text:p>
          </table:table-cell>
          <table:table-cell office:value-type="string">
            <text:p>Mitra Arquidiocesani Vozes da Periferia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Castro Velho, 349 - Jardim Iva</text:p>
          </table:table-cell>
          <table:table-cell office:value-type="string">
            <text:p>301285</text:p>
          </table:table-cell>
          <table:table-cell office:value-type="string">
            <text:p>ABVC - Associa??o Beneficente Vem Comig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presidente Altino 2858</text:p>
          </table:table-cell>
          <table:table-cell office:value-type="string">
            <text:p>301185</text:p>
          </table:table-cell>
          <table:table-cell office:value-type="string">
            <text:p>Amaje - Moradores do Are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. ARAUJO DE CASTRO, 127 D, Jd. Peri Alto</text:p>
          </table:table-cell>
          <table:table-cell office:value-type="string">
            <text:p>301319</text:p>
          </table:table-cell>
          <table:table-cell office:value-type="string">
            <text:p>ASSOCIA??O BENEFICIENTE UN??O E GL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arque Novo Mundo, na Rua: Arai, 31 - entrada port?o azul</text:p>
          </table:table-cell>
          <table:table-cell office:value-type="string">
            <text:p>301296</text:p>
          </table:table-cell>
          <table:table-cell office:value-type="string">
            <text:p>AGAPE - Associa??o Deus ? D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ERNESTINA LONEZ, 34, Jd. Britania, cep 05269-090</text:p>
          </table:table-cell>
          <table:table-cell office:value-type="string">
            <text:p>301363</text:p>
          </table:table-cell>
          <table:table-cell office:value-type="string">
            <text:p>SOCIEDADE AMIGOS DE JARDIM BRITANIA E VILA JARAGUA - SABRIJ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more, 30 - Parque Central</text:p>
          </table:table-cell>
          <table:table-cell office:value-type="string">
            <text:p>301124</text:p>
          </table:table-cell>
          <table:table-cell office:value-type="string">
            <text:p>Institui??o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: Salve A Mocidade na 110 jardim da conquista -SP</text:p>
          </table:table-cell>
          <table:table-cell office:value-type="string">
            <text:p>301327</text:p>
          </table:table-cell>
          <table:table-cell office:value-type="string">
            <text:p>Igreja Assembleia de Deus Minist?rio Aos P?s do Altissi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?o Jo?o, 588</text:p>
          </table:table-cell>
          <table:table-cell office:value-type="string">
            <text:p>301337</text:p>
          </table:table-cell>
          <table:table-cell office:value-type="string">
            <text:p>Instituto Clelia Angel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uque de Caxias, 325 - 1a andar sala 2, Bom Retiro</text:p>
          </table:table-cell>
          <table:table-cell office:value-type="string">
            <text:p>301396</text:p>
          </table:table-cell>
          <table:table-cell office:value-type="string">
            <text:p>Instituto de Desenvolvimento de Projetos Sociais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o?o Martins Eredia, 242 - Ipanema</text:p>
          </table:table-cell>
          <table:table-cell office:value-type="string">
            <text:p>301648</text:p>
          </table:table-cell>
          <table:table-cell office:value-type="string">
            <text:p>Igreja Videira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H?lio Lobo , 928 - Parque Jabaquara</text:p>
          </table:table-cell>
          <table:table-cell office:value-type="string">
            <text:p>301661</text:p>
          </table:table-cell>
          <table:table-cell office:value-type="string">
            <text:p>Associa??o Brau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ig?rio Taques Bitencourt, 156 - Santo Amaro</text:p>
          </table:table-cell>
          <table:table-cell office:value-type="string">
            <text:p>301650</text:p>
          </table:table-cell>
          <table:table-cell office:value-type="string">
            <text:p>Igreja Videira Vila das Belez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bel Normando , 122 Marajoara</text:p>
          </table:table-cell>
          <table:table-cell office:value-type="string">
            <text:p>301564</text:p>
          </table:table-cell>
          <table:table-cell office:value-type="string">
            <text:p>Igreja Betesd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edo ,41 - Graja?</text:p>
          </table:table-cell>
          <table:table-cell office:value-type="string">
            <text:p>301646</text:p>
          </table:table-cell>
          <table:table-cell office:value-type="string">
            <text:p>Igreja Videira do Graj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 Jo?o Maria ,Ogno , 59 - Vila Matilde</text:p>
          </table:table-cell>
          <table:table-cell office:value-type="string">
            <text:p>301545</text:p>
          </table:table-cell>
          <table:table-cell office:value-type="string">
            <text:p>Corpor??o Alian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Carlota 1015 - Vila Esperan?a ( penha)</text:p>
          </table:table-cell>
          <table:table-cell office:value-type="string">
            <text:p>301668</text:p>
          </table:table-cell>
          <table:table-cell office:value-type="string">
            <text:p>Associa??o Moradores do Conjunto Rinc?o - AMC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ngaiba n 1500</text:p>
          </table:table-cell>
          <table:table-cell office:value-type="string">
            <text:p>301663</text:p>
          </table:table-cell>
          <table:table-cell office:value-type="string">
            <text:p>Associa??o de Taekwondo Pr?ncipe da Paz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nedito Leal , 332 - Artur Alvim</text:p>
          </table:table-cell>
          <table:table-cell office:value-type="string">
            <text:p>301568</text:p>
          </table:table-cell>
          <table:table-cell office:value-type="string">
            <text:p>Igreja Primitiva Ato dos Apostol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ntonio Estev?o de Carvalho, 2960 ? Artur Alvim</text:p>
          </table:table-cell>
          <table:table-cell office:value-type="string">
            <text:p>301569</text:p>
          </table:table-cell>
          <table:table-cell office:value-type="string">
            <text:p>Igreja Evang?lica Monte Carme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os Grotti Vidal, 170 - Jardim Assun??o, S?o Paulo - SP, 03547-030</text:p>
          </table:table-cell>
          <table:table-cell office:value-type="string">
            <text:p>301467</text:p>
          </table:table-cell>
          <table:table-cell office:value-type="string">
            <text:p>Igreja Batista Jd. Assun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Padre Francisco de Tol?do, 605 - Artur Alvim, S?o Paulo - SP, 03567-000</text:p>
          </table:table-cell>
          <table:table-cell office:value-type="string">
            <text:p>301486</text:p>
          </table:table-cell>
          <table:table-cell office:value-type="string">
            <text:p>PIB Conjunto Habitacional Itaquera 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?lio de Campos 204</text:p>
          </table:table-cell>
          <table:table-cell office:value-type="string">
            <text:p>301726</text:p>
          </table:table-cell>
          <table:table-cell office:value-type="string">
            <text:p>Associa??o L?rio do Vale Fazenda da J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ula Rosa n? 366 - Pq Santa Madalena</text:p>
          </table:table-cell>
          <table:table-cell office:value-type="string">
            <text:p>301667</text:p>
          </table:table-cell>
          <table:table-cell office:value-type="string">
            <text:p>Associa??o Direitos e Igualdade para to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Gen. Porf?rio da Paz, 237 - Vila Bancaria</text:p>
          </table:table-cell>
          <table:table-cell office:value-type="string">
            <text:p>301636</text:p>
          </table:table-cell>
          <table:table-cell office:value-type="string">
            <text:p>Comunidade Vida em Vila R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arolina Maria de Jesus, 208 - Vila Tolstoi</text:p>
          </table:table-cell>
          <table:table-cell office:value-type="string">
            <text:p>301637</text:p>
          </table:table-cell>
          <table:table-cell office:value-type="string">
            <text:p>Igreja Batista Fonte ?gua Viv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inistro Modestino Deloy Gibson , 19 Vila Ema</text:p>
          </table:table-cell>
          <table:table-cell office:value-type="string">
            <text:p>301577</text:p>
          </table:table-cell>
          <table:table-cell office:value-type="string">
            <text:p>Comunidade Apost?lica e Prof?tica Pen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Secundino Domingues, 701 - Jardim Independ?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o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rumado de Minas , 698 - Jd Independ?ncia</text:p>
          </table:table-cell>
          <table:table-cell office:value-type="string">
            <text:p>301641</text:p>
          </table:table-cell>
          <table:table-cell office:value-type="string">
            <text:p>Igreja Batista Renovada Deus ? Fi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adre Pedro Rota, 408 ? S?o Lucas</text:p>
          </table:table-cell>
          <table:table-cell office:value-type="string">
            <text:p>301570</text:p>
          </table:table-cell>
          <table:table-cell office:value-type="string">
            <text:p>Igreja Evang?lica Counidade de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: Canan?ia 347 Vila Prudente</text:p>
          </table:table-cell>
          <table:table-cell office:value-type="string">
            <text:p>301666</text:p>
          </table:table-cell>
          <table:table-cell office:value-type="string">
            <text:p>Associa??o Cultural e Esportiva de Capoeira Express?o e Ar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edo de Deus, 113 - Vila Formosa, S?o Paulo - SP, 03363-100</text:p>
          </table:table-cell>
          <table:table-cell office:value-type="string">
            <text:p>301465</text:p>
          </table:table-cell>
          <table:table-cell office:value-type="string">
            <text:p>Abamsul - PIB Vil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aldemar D?ria, 44 - Belenzinho, S?o Paulo - SP, 03020-050</text:p>
          </table:table-cell>
          <table:table-cell office:value-type="string">
            <text:p>301581</text:p>
          </table:table-cell>
          <table:table-cell office:value-type="string">
            <text:p>Igreja Batista Unida do Br?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eliodoro ?bano Pereira, 267</text:p>
          </table:table-cell>
          <table:table-cell office:value-type="string">
            <text:p>301633</text:p>
          </table:table-cell>
          <table:table-cell office:value-type="string">
            <text:p>Associa??o Beneficente Kyri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Mateo Forte, 259 - ?gua Branca,</text:p>
          </table:table-cell>
          <table:table-cell office:value-type="string">
            <text:p>301649</text:p>
          </table:table-cell>
          <table:table-cell office:value-type="string">
            <text:p>Igreja Videira Lap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Dr. Ara?jo de Castro, 445 ? Vila Nova Cachoeirinha</text:p>
          </table:table-cell>
          <table:table-cell office:value-type="string">
            <text:p>301653</text:p>
          </table:table-cell>
          <table:table-cell office:value-type="string">
            <text:p>Casa Apost?lica Renovo 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Jo?o Lopes de Amorim, 607 - Vila Nova Cachoeirinha, S?o Paulo - SP, 02613-050</text:p>
          </table:table-cell>
          <table:table-cell office:value-type="string">
            <text:p>301591</text:p>
          </table:table-cell>
          <table:table-cell office:value-type="string">
            <text:p>Igreja Metodista Vila Nova Cachoeirinha - 3a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ares dos Reis , 19 - Lauzane Paulista</text:p>
          </table:table-cell>
          <table:table-cell office:value-type="string">
            <text:p>301727</text:p>
          </table:table-cell>
          <table:table-cell office:value-type="string">
            <text:p>Assembleia de Deus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el?quia, 300 - Jardim das Laranjeiras,</text:p>
          </table:table-cell>
          <table:table-cell office:value-type="string">
            <text:p>301645</text:p>
          </table:table-cell>
          <table:table-cell office:value-type="string">
            <text:p>Igreja Videira Casa Ver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as Virtuosas , 1177 - Pq Peruche</text:p>
          </table:table-cell>
          <table:table-cell office:value-type="string">
            <text:p>301671</text:p>
          </table:table-cell>
          <table:table-cell office:value-type="string">
            <text:p>Igreja Miss?o El Shadda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Penha Brasil, 1926 -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Sitiantes, 904 - Itaberaba</text:p>
          </table:table-cell>
          <table:table-cell office:value-type="string">
            <text:p>301647</text:p>
          </table:table-cell>
          <table:table-cell office:value-type="string">
            <text:p>Igreja Videira Fregues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El?sio Cordeiro de Siqueira, 910 - Jardim Santo Elias, S?o Paulo - SP, 05136-001</text:p>
          </table:table-cell>
          <table:table-cell office:value-type="string">
            <text:p>301655</text:p>
          </table:table-cell>
          <table:table-cell office:value-type="string">
            <text:p>Igreja Batista Menora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. Edgar Fac?, 835 - Vila Arcadia,</text:p>
          </table:table-cell>
          <table:table-cell office:value-type="string">
            <text:p>301541</text:p>
          </table:table-cell>
          <table:table-cell office:value-type="string">
            <text:p>Igreja Comunidade da Gra?a-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?o Bueno Trigueirinho, 301 - Jaragu?</text:p>
          </table:table-cell>
          <table:table-cell office:value-type="string">
            <text:p>301652</text:p>
          </table:table-cell>
          <table:table-cell office:value-type="string">
            <text:p>O Brasil para Cristo Jarag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ilomena Fongaro , 208 Perus</text:p>
          </table:table-cell>
          <table:table-cell office:value-type="string">
            <text:p>301656</text:p>
          </table:table-cell>
          <table:table-cell office:value-type="string">
            <text:p>Igreja Internacional Agap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Tom?s Xavier de Almeida, 10</text:p>
          </table:table-cell>
          <table:table-cell office:value-type="string">
            <text:p>301657</text:p>
          </table:table-cell>
          <table:table-cell office:value-type="string">
            <text:p>O Brasil para Cristo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Alfredo Pujol, 242 - Santana, S?o Paulo - SP, 02017-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Dr. Francisco Ranieri, 115 - Mandaqui, S?o Paulo - SP, 02435-060</text:p>
          </table:table-cell>
          <table:table-cell office:value-type="string">
            <text:p>301582</text:p>
          </table:table-cell>
          <table:table-cell office:value-type="string">
            <text:p>Igreja Batista Filad?lfia em Lauzane Paulis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Ultramarino, 616 - Lauzane Paulista, S?o Paulo - SP, 02441-001</text:p>
          </table:table-cell>
          <table:table-cell office:value-type="string">
            <text:p>301583</text:p>
          </table:table-cell>
          <table:table-cell office:value-type="string">
            <text:p>O Brasil Para Cristo Mandaq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uaran?sia , 995 - Vila Maria</text:p>
          </table:table-cell>
          <table:table-cell office:value-type="string">
            <text:p>301670</text:p>
          </table:table-cell>
          <table:table-cell office:value-type="string">
            <text:p>Igreja Adventista da Promessa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bo Jo?o Monteiro da Rocha , 448 - Jardim Jap?o</text:p>
          </table:table-cell>
          <table:table-cell office:value-type="string">
            <text:p>301690</text:p>
          </table:table-cell>
          <table:table-cell office:value-type="string">
            <text:p>Escola de Samba Unidos de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ldado Anesio Ant?o Ferreira , 31 - Jardim Jap?o</text:p>
          </table:table-cell>
          <table:table-cell office:value-type="string">
            <text:p>301691</text:p>
          </table:table-cell>
          <table:table-cell office:value-type="string">
            <text:p>Clube da Comunidade Cec?lia Meirel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Galv?o Bueno Trigueirinho, 301 - Jaragu?</text:p>
          </table:table-cell>
          <table:table-cell office:value-type="string">
            <text:p>301632</text:p>
          </table:table-cell>
          <table:table-cell office:value-type="string">
            <text:p>Assembleia de Deus Can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Jerimanduba, 732 - Jaragu?,</text:p>
          </table:table-cell>
          <table:table-cell office:value-type="string">
            <text:p>301634</text:p>
          </table:table-cell>
          <table:table-cell office:value-type="string">
            <text:p>Associa??o Moradores e Amigos do Jaragu? e Regi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H?lio, 12 - Vila Nova Galv?o</text:p>
          </table:table-cell>
          <table:table-cell office:value-type="string">
            <text:p>301642</text:p>
          </table:table-cell>
          <table:table-cell office:value-type="string">
            <text:p>Igreja Videira Jov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Wilma Fl?r, 516 - Guaianases</text:p>
          </table:table-cell>
          <table:table-cell office:value-type="string">
            <text:p>301537</text:p>
          </table:table-cell>
          <table:table-cell office:value-type="string">
            <text:p>Igreja Comunidade da Gra?a - Cidade Tiradent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o Antonio Benfica, 35          ( prox ao CEU In?cio Monteiro)</text:p>
          </table:table-cell>
          <table:table-cell office:value-type="string">
            <text:p>301750</text:p>
          </table:table-cell>
          <table:table-cell office:value-type="string">
            <text:p>associacao de moradores Benfica ambf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oturussu, 1432 - Parque Boturussu, S?o Paulo - SP, 03802-000</text:p>
          </table:table-cell>
          <table:table-cell office:value-type="string">
            <text:p>301466</text:p>
          </table:table-cell>
          <table:table-cell office:value-type="string">
            <text:p>Igreja Batista da Gr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ubns Galv?o de Fran?a , 363 Ermelino Matarazzo</text:p>
          </table:table-cell>
          <table:table-cell office:value-type="string">
            <text:p>301659</text:p>
          </table:table-cell>
          <table:table-cell office:value-type="string">
            <text:p>Sociedade Amigos do Bairro do Parque Boturuss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Boturussu, 665 - Itaquera</text:p>
          </table:table-cell>
          <table:table-cell office:value-type="string">
            <text:p>301546</text:p>
          </table:table-cell>
          <table:table-cell office:value-type="string">
            <text:p>Igreja Ref?gio em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noel Asson , 112 - Vila S?o Francisco</text:p>
          </table:table-cell>
          <table:table-cell office:value-type="string">
            <text:p>301658</text:p>
          </table:table-cell>
          <table:table-cell office:value-type="string">
            <text:p>Esporte Clube Amigos Jardim Tr?s Mar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rancisco Ant?nio Miranda, 219 - Jardim Belem, S?o Paulo - SP, 03809-130</text:p>
          </table:table-cell>
          <table:table-cell office:value-type="string">
            <text:p>301464</text:p>
          </table:table-cell>
          <table:table-cell office:value-type="string">
            <text:p>PIB de Er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pebus , 423 - Guaianazes</text:p>
          </table:table-cell>
          <table:table-cell office:value-type="string">
            <text:p>301548</text:p>
          </table:table-cell>
          <table:table-cell office:value-type="string">
            <text:p>Minist?rio Avivamento Betes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ancho Queimado, 176 - Itaquera, S?o Paulo - SP, 08240-100</text:p>
          </table:table-cell>
          <table:table-cell office:value-type="string">
            <text:p>301469</text:p>
          </table:table-cell>
          <table:table-cell office:value-type="string">
            <text:p>PIB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ana , 36 - Itaquera</text:p>
          </table:table-cell>
          <table:table-cell office:value-type="string">
            <text:p>301669</text:p>
          </table:table-cell>
          <table:table-cell office:value-type="string">
            <text:p>Igreja Adventista da Promessa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fonso Saladin , 36 - Itaquera</text:p>
          </table:table-cell>
          <table:table-cell office:value-type="string">
            <text:p>301576</text:p>
          </table:table-cell>
          <table:table-cell office:value-type="string">
            <text:p>Associa??o Nasci para Venc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Lagoa da Barra, 157</text:p>
          </table:table-cell>
          <table:table-cell office:value-type="string">
            <text:p>301540</text:p>
          </table:table-cell>
          <table:table-cell office:value-type="string">
            <text:p>Igreja Comunidade da Gra?a - Jos? Bonif?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iet?, 164</text:p>
          </table:table-cell>
          <table:table-cell office:value-type="string">
            <text:p>301723</text:p>
          </table:table-cell>
          <table:table-cell office:value-type="string">
            <text:p>Associa??o Clube da Alegria do Jardim Noem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oi?uaiba,239</text:p>
          </table:table-cell>
          <table:table-cell office:value-type="string">
            <text:p>301724</text:p>
          </table:table-cell>
          <table:table-cell office:value-type="string">
            <text:p>Associa??o de Amigos Jardim Hele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Uaranapu, 9</text:p>
          </table:table-cell>
          <table:table-cell office:value-type="string">
            <text:p>301725</text:p>
          </table:table-cell>
          <table:table-cell office:value-type="string">
            <text:p>Associa??o dos amigos Chacara Tr?s Meni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Ten. Laudelino F.do Amaral, 888 - Vila Jacu?</text:p>
          </table:table-cell>
          <table:table-cell office:value-type="string">
            <text:p>301639</text:p>
          </table:table-cell>
          <table:table-cell office:value-type="string">
            <text:p>Igreja O Brasil para Cristo - Jacu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?r de Cachimbo, 4 - Jardim Santana, S?o Paulo - SP, 08050-040</text:p>
          </table:table-cell>
          <table:table-cell office:value-type="string">
            <text:p>301476</text:p>
          </table:table-cell>
          <table:table-cell office:value-type="string">
            <text:p>Igreja Batista Jd. San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Cubas de Mendon?a, 400 - Jardim Iguatemi,</text:p>
          </table:table-cell>
          <table:table-cell office:value-type="string">
            <text:p>301538</text:p>
          </table:table-cell>
          <table:table-cell office:value-type="string">
            <text:p>Igreja Comunidade da Gra?a - Jardim Iguatem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 DOS CRAVOS 117 Pq Flores</text:p>
          </table:table-cell>
          <table:table-cell office:value-type="string">
            <text:p>301662</text:p>
          </table:table-cell>
          <table:table-cell office:value-type="string">
            <text:p>PRIMEIRA IGREJA EVANGELICA BATISTA EM PARQUE DAS FLOR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Forte do Rio Branco, 854 S?o Mateus - Parque S?o Louren?o</text:p>
          </table:table-cell>
          <table:table-cell office:value-type="string">
            <text:p>301542</text:p>
          </table:table-cell>
          <table:table-cell office:value-type="string">
            <text:p>Igreja Comunidade da Gra?a - S?o Mate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r. Jo?o Pereira Monteiro J?nior, 106 - ?gua Branca,</text:p>
          </table:table-cell>
          <table:table-cell office:value-type="string">
            <text:p>301640</text:p>
          </table:table-cell>
          <table:table-cell office:value-type="string">
            <text:p>Igreja O Brasil para Cristo - Pompe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Pedro Vicente, 98 - Luz,</text:p>
          </table:table-cell>
          <table:table-cell office:value-type="string">
            <text:p>301644</text:p>
          </table:table-cell>
          <table:table-cell office:value-type="string">
            <text:p>Igreja Videira Arm?n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ar do Sert?o, 07, Valo Velho- Cap?o Redondo</text:p>
          </table:table-cell>
          <table:table-cell office:value-type="string">
            <text:p>302162</text:p>
          </table:table-cell>
          <table:table-cell office:value-type="string">
            <text:p>Par?quia S?o Francisco de Assis -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apabussu, 860, Jardim Aeroporto</text:p>
          </table:table-cell>
          <table:table-cell office:value-type="string">
            <text:p>302332</text:p>
          </table:table-cell>
          <table:table-cell office:value-type="string">
            <text:p>IM ? Jardim Aeropor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da Luz Rodrigues Ramalho, 158, Santa Lucia</text:p>
          </table:table-cell>
          <table:table-cell office:value-type="string">
            <text:p>302337</text:p>
          </table:table-cell>
          <table:table-cell office:value-type="string">
            <text:p>IM ? Jardim ?ng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paratuba, 588, S?o Jo?o Cl?maco</text:p>
          </table:table-cell>
          <table:table-cell office:value-type="string">
            <text:p>302336</text:p>
          </table:table-cell>
          <table:table-cell office:value-type="string">
            <text:p>IM ? Vila Co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raviola de Heli?polis, 103</text:p>
          </table:table-cell>
          <table:table-cell office:value-type="string">
            <text:p>302309</text:p>
          </table:table-cell>
          <table:table-cell office:value-type="string">
            <text:p>Associa??o Recome?o de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?lvaro Fragoso n? 313 - Vila Independ?ncia - Bairro - Ipiranga</text:p>
          </table:table-cell>
          <table:table-cell office:value-type="string">
            <text:p>302267</text:p>
          </table:table-cell>
          <table:table-cell office:value-type="string">
            <text:p>Uni?o M?tu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Orat?rio, 4300 - Jardim Guairaca</text:p>
          </table:table-cell>
          <table:table-cell office:value-type="string">
            <text:p>302300</text:p>
          </table:table-cell>
          <table:table-cell office:value-type="string">
            <text:p>Comunidade Evang?lica Korba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elo M?ller, 1405, Jardim Independ?ncia</text:p>
          </table:table-cell>
          <table:table-cell office:value-type="string">
            <text:p>302327</text:p>
          </table:table-cell>
          <table:table-cell office:value-type="string">
            <text:p>IM ? Vila Al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eta , 84 - Vila Guarani</text:p>
          </table:table-cell>
          <table:table-cell office:value-type="string">
            <text:p>302299</text:p>
          </table:table-cell>
          <table:table-cell office:value-type="string">
            <text:p>Comunidade B?blica Formo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Floriano, 1153, Itaim Bibi</text:p>
          </table:table-cell>
          <table:table-cell office:value-type="string">
            <text:p>302335</text:p>
          </table:table-cell>
          <table:table-cell office:value-type="string">
            <text:p>IM ? Itaim Bib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?o Maur?cio da Costa jubim 322 Cep : 02866-110 Vila Penteado</text:p>
          </table:table-cell>
          <table:table-cell office:value-type="string">
            <text:p>302401</text:p>
          </table:table-cell>
          <table:table-cell office:value-type="string">
            <text:p>ASSOCIA??O MENINOS DA B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?como Della Porta, 349, Jd. Guarani</text:p>
          </table:table-cell>
          <table:table-cell office:value-type="string">
            <text:p>302262</text:p>
          </table:table-cell>
          <table:table-cell office:value-type="string">
            <text:p>ASSOCIA??O BENEFICENTE AQUARE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o Gon?alo do Abaet?, 468, Jardim Elisa Maria, Brasil?ndia</text:p>
          </table:table-cell>
          <table:table-cell office:value-type="string">
            <text:p>302340</text:p>
          </table:table-cell>
          <table:table-cell office:value-type="string">
            <text:p>IM ? Jardim Elis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Junqueira Freire, 163, Vila Penteado</text:p>
          </table:table-cell>
          <table:table-cell office:value-type="string">
            <text:p>302326</text:p>
          </table:table-cell>
          <table:table-cell office:value-type="string">
            <text:p>IM ? Vila Pente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Ribeiro, 349</text:p>
          </table:table-cell>
          <table:table-cell office:value-type="string">
            <text:p>302323</text:p>
          </table:table-cell>
          <table:table-cell office:value-type="string">
            <text:p>IM ? Morro Gran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o Antonio do Amparo, 93, Vila Renato</text:p>
          </table:table-cell>
          <table:table-cell office:value-type="string">
            <text:p>302349</text:p>
          </table:table-cell>
          <table:table-cell office:value-type="string">
            <text:p>IM ? Piritub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ano Carneiro, 250 ? Trememb?</text:p>
          </table:table-cell>
          <table:table-cell office:value-type="string">
            <text:p>302343</text:p>
          </table:table-cell>
          <table:table-cell office:value-type="string">
            <text:p>IM em Vila Paulist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Leandro, 19, Vila Maria</text:p>
          </table:table-cell>
          <table:table-cell office:value-type="string">
            <text:p>302329</text:p>
          </table:table-cell>
          <table:table-cell office:value-type="string">
            <text:p>IM ? Vila Ma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ra Kubitscheck, 221, Cj. Hab. Castro Alves</text:p>
          </table:table-cell>
          <table:table-cell office:value-type="string">
            <text:p>302263</text:p>
          </table:table-cell>
          <table:table-cell office:value-type="string">
            <text:p>Centro Comunit?rio Beneficente Conj. Habitacional Castro Alves e Adjac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Utaro Kanai 546,</text:p>
          </table:table-cell>
          <table:table-cell office:value-type="string">
            <text:p>302293</text:p>
          </table:table-cell>
          <table:table-cell office:value-type="string">
            <text:p>Associa??o Atl?tic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General Americano Freire, 300</text:p>
          </table:table-cell>
          <table:table-cell office:value-type="string">
            <text:p>302324</text:p>
          </table:table-cell>
          <table:table-cell office:value-type="string">
            <text:p>IM ? Guaianaz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e La Guardia, 106 ? Itaim Paulista</text:p>
          </table:table-cell>
          <table:table-cell office:value-type="string">
            <text:p>302322</text:p>
          </table:table-cell>
          <table:table-cell office:value-type="string">
            <text:p>IM ? Jd. Camargo Nov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Lider, 2995 - Cidade Lider</text:p>
          </table:table-cell>
          <table:table-cell office:value-type="string">
            <text:p>302298</text:p>
          </table:table-cell>
          <table:table-cell office:value-type="string">
            <text:p>Assoc. Igreja Metodista da Terceira Regi?o Eclesi?sti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L?der, 2995</text:p>
          </table:table-cell>
          <table:table-cell office:value-type="string">
            <text:p>302325</text:p>
          </table:table-cell>
          <table:table-cell office:value-type="string">
            <text:p>IM ? Cidade L?d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?rgamo, 208</text:p>
          </table:table-cell>
          <table:table-cell office:value-type="string">
            <text:p>302341</text:p>
          </table:table-cell>
          <table:table-cell office:value-type="string">
            <text:p>IM em Itaque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Belarmino Ferreira, 111, Jardim Arisi</text:p>
          </table:table-cell>
          <table:table-cell office:value-type="string">
            <text:p>302334</text:p>
          </table:table-cell>
          <table:table-cell office:value-type="string">
            <text:p>IM ? Jardim Aris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v?ria, 105</text:p>
          </table:table-cell>
          <table:table-cell office:value-type="string">
            <text:p>302330</text:p>
          </table:table-cell>
          <table:table-cell office:value-type="string">
            <text:p>IM ? Jardim Ipanem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gundes, 97, Liberdade</text:p>
          </table:table-cell>
          <table:table-cell office:value-type="string">
            <text:p>302339</text:p>
          </table:table-cell>
          <table:table-cell office:value-type="string">
            <text:p>Catedral Metodista de S?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baquara, 340 - Parais?polis, S?o Paulo - SP</text:p>
          </table:table-cell>
          <table:table-cell office:value-type="string">
            <text:p>302699</text:p>
          </table:table-cell>
          <table:table-cell office:value-type="string">
            <text:p>Associa??o sos fam?lia - Par?quia S?o Jos? Paraisopoli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esembargador Rodrigues Sette, 195</text:p>
          </table:table-cell>
          <table:table-cell office:value-type="string">
            <text:p>302513</text:p>
          </table:table-cell>
          <table:table-cell office:value-type="string">
            <text:p>ASSOCIACAO DE JUDO SENSEI DIV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uzana de Goes, 72 ? Vila Carolina</text:p>
          </table:table-cell>
          <table:table-cell office:value-type="string">
            <text:p>302633</text:p>
          </table:table-cell>
          <table:table-cell office:value-type="string">
            <text:p>Associa??o Atl?tica Vila Carol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ambari, 120, Casa verde</text:p>
          </table:table-cell>
          <table:table-cell office:value-type="string">
            <text:p>302577</text:p>
          </table:table-cell>
          <table:table-cell office:value-type="string">
            <text:p>Instituto A??o e Prote??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?a Pastoral n 57 In?cio Monteiro Cidade Tiradentes - CEP 08472-562.</text:p>
          </table:table-cell>
          <table:table-cell office:value-type="string">
            <text:p>302624</text:p>
          </table:table-cell>
          <table:table-cell office:value-type="string">
            <text:p>Associa??o Le?es Unidos F.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Estado, 300 - Canind???</text:p>
          </table:table-cell>
          <table:table-cell office:value-type="string">
            <text:p>15100</text:p>
          </table:table-cell>
          <table:table-cell office:value-type="string">
            <text:p>COOPERCAPS - PONTE PEQUEN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?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
2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la
7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                      8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9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0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Vila da Paz
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
11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da Mina, 38</text:p>
          </table:table-cell>
          <table:table-cell office:value-type="string">
            <text:p>26543</text:p>
          </table:table-cell>
          <table:table-cell office:value-type="string">
            <text:p>HELI?POLIS
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, Jardim Elba</text:p>
          </table:table-cell>
          <table:table-cell office:value-type="string">
            <text:p>26540</text:p>
          </table:table-cell>
          <table:table-cell office:value-type="string">
            <text:p>Vila Bela 
12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Av. Pires do Rio, 3185 - Vila Progresso, 08240-370</text:p>
          </table:table-cell>
          <table:table-cell office:value-type="string">
            <text:p>28566</text:p>
          </table:table-cell>
          <table:table-cell office:value-type="string">
            <text:p>Amazonas/ Itaqu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. Reinaldo Pereira, 1 - Parque Santo Amaro, 04932-340</text:p>
          </table:table-cell>
          <table:table-cell office:value-type="string">
            <text:p>28564</text:p>
          </table:table-cell>
          <table:table-cell office:value-type="string">
            <text:p>Coimb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r. Adalberto Pereira da Fonseca, 60, Pq. Independencia, 05875-250</text:p>
          </table:table-cell>
          <table:table-cell office:value-type="string">
            <text:p>28565</text:p>
          </table:table-cell>
          <table:table-cell office:value-type="string">
            <text:p>Morro do Ind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8557</text:p>
          </table:table-cell>
          <table:table-cell office:value-type="string">
            <text:p>Alto do Riviera
2A ENTREG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In?cio dias da Silva s/n, 04913-180</text:p>
          </table:table-cell>
          <table:table-cell office:value-type="string">
            <text:p>28567</text:p>
          </table:table-cell>
          <table:table-cell office:value-type="string">
            <text:p>Figueira grande / M' Boi Mirim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gard, 05885-680</text:p>
          </table:table-cell>
          <table:table-cell office:value-type="string">
            <text:p>28569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 dos Bochimanos, 36, CEP 05890-470</text:p>
          </table:table-cell>
          <table:table-cell office:value-type="string">
            <text:p>28568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Engenheiro Armando de Arruda Pereira, 5275, CEP  04308-001</text:p>
          </table:table-cell>
          <table:table-cell office:value-type="string">
            <text:p>28570</text:p>
          </table:table-cell>
          <table:table-cell office:value-type="string">
            <text:p>Vila Cla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ice candida da Silveira, 159, CEP  04872-050</text:p>
          </table:table-cell>
          <table:table-cell office:value-type="string">
            <text:p>28571</text:p>
          </table:table-cell>
          <table:table-cell office:value-type="string">
            <text:p>Graja?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edroso, 111, Bela Vista, 01322-010, Viaduto Pedroso</text:p>
          </table:table-cell>
          <table:table-cell office:value-type="string">
            <text:p>28573</text:p>
          </table:table-cell>
          <table:table-cell office:value-type="string">
            <text:p>Cracoland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Professor Picarolo, 123, 01332-020, Bela Vista</text:p>
          </table:table-cell>
          <table:table-cell office:value-type="string">
            <text:p>28572</text:p>
          </table:table-cell>
          <table:table-cell office:value-type="string">
            <text:p>Bela Vist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. Itaberba, 4665, Vila Nova Cachoerinha, 02739-000</text:p>
          </table:table-cell>
          <table:table-cell office:value-type="string">
            <text:p>28574</text:p>
          </table:table-cell>
          <table:table-cell office:value-type="string">
            <text:p>Nova Cachoerinh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ancisco Prisco, 100, Jd. Imb???, 05863-110</text:p>
          </table:table-cell>
          <table:table-cell office:value-type="string">
            <text:p>28576</text:p>
          </table:table-cell>
          <table:table-cell office:value-type="string">
            <text:p>Cap???o Redond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In?cio Monteiro, 2131, Cidade Tiradentes, 08474-480</text:p>
          </table:table-cell>
          <table:table-cell office:value-type="string">
            <text:p>28575</text:p>
          </table:table-cell>
          <table:table-cell office:value-type="string">
            <text:p>Souza Ramo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Travessa Sabor de Mim, N? 333</text:p>
          </table:table-cell>
          <table:table-cell office:value-type="string">
            <text:p>23435</text:p>
          </table:table-cell>
          <table:table-cell office:value-type="string">
            <text:p>Comunidade JARDIM DA CONQU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36</text:p>
          </table:table-cell>
          <table:table-cell office:value-type="string">
            <text:p>S?tio Carambi?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Flor do Pinhal 6 A (prox. Da estrada das lagrimas)</text:p>
          </table:table-cell>
          <table:table-cell office:value-type="string">
            <text:p>23437</text:p>
          </table:table-cell>
          <table:table-cell office:value-type="string">
            <text:p>Flor do Pinhal                                             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ale do sol, S?o Paulo</text:p>
          </table:table-cell>
          <table:table-cell office:value-type="string">
            <text:p>23438</text:p>
          </table:table-cell>
          <table:table-cell office:value-type="string">
            <text:p>Terra Prometida 2A ENTREG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39</text:p>
          </table:table-cell>
          <table:table-cell office:value-type="string">
            <text:p>Olga Bena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Esquivel Navarro, 677</text:p>
          </table:table-cell>
          <table:table-cell office:value-type="string">
            <text:p>23440</text:p>
          </table:table-cell>
          <table:table-cell office:value-type="string">
            <text:p>Rua Esquivel Navarro, 67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Floresta, 42 - PQ Taipas</text:p>
          </table:table-cell>
          <table:table-cell office:value-type="string">
            <text:p>23441</text:p>
          </table:table-cell>
          <table:table-cell office:value-type="string">
            <text:p>Taipas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rreia Arnau,  22A</text:p>
          </table:table-cell>
          <table:table-cell office:value-type="string">
            <text:p>23442</text:p>
          </table:table-cell>
          <table:table-cell office:value-type="string">
            <text:p>Favela Jardim Cinco de Jul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nto dias, 12</text:p>
          </table:table-cell>
          <table:table-cell office:value-type="string">
            <text:p>23443</text:p>
          </table:table-cell>
          <table:table-cell office:value-type="string">
            <text:p>Favela da Paz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 LUCIA DE AMICIS, 425 - JARDIM VERA CRUZ - CEP: 04962-140</text:p>
          </table:table-cell>
          <table:table-cell office:value-type="string">
            <text:p>24517</text:p>
          </table:table-cell>
          <table:table-cell office:value-type="string">
            <text:p>Vera Cru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29</text:p>
          </table:table-cell>
          <table:table-cell office:value-type="string">
            <text:p>Conquista (Norte)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Vereda Tropical, 287, 08343-565</text:p>
          </table:table-cell>
          <table:table-cell office:value-type="string">
            <text:p>24456</text:p>
          </table:table-cell>
          <table:table-cell office:value-type="string">
            <text:p>Conquista (Leste)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Tr?s Marias, 809
Cep: 05874 -180</text:p>
          </table:table-cell>
          <table:table-cell office:value-type="string">
            <text:p>24518</text:p>
          </table:table-cell>
          <table:table-cell office:value-type="string">
            <text:p>Jardim dos Rei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 08370-530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0</text:p>
          </table:table-cell>
          <table:table-cell office:value-type="string">
            <text:p>Santa Ma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2</text:p>
          </table:table-cell>
          <table:table-cell office:value-type="string">
            <text:p>Vila Calu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? Pinheiro Bezerra, 12</text:p>
          </table:table-cell>
          <table:table-cell office:value-type="string">
            <text:p>24519</text:p>
          </table:table-cell>
          <table:table-cell office:value-type="string">
            <text:p>BELENZIN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, 106, Perus</text:p>
          </table:table-cell>
          <table:table-cell office:value-type="string">
            <text:p>24524</text:p>
          </table:table-cell>
          <table:table-cell office:value-type="string">
            <text:p>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, 09</text:p>
          </table:table-cell>
          <table:table-cell office:value-type="string">
            <text:p>24523</text:p>
          </table:table-cell>
          <table:table-cell office:value-type="string">
            <text:p>Hercul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491</text:p>
          </table:table-cell>
          <table:table-cell office:value-type="string">
            <text:p>Conquist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ineu Novais, 162</text:p>
          </table:table-cell>
          <table:table-cell office:value-type="string">
            <text:p>24521</text:p>
          </table:table-cell>
          <table:table-cell office:value-type="string">
            <text:p>Vila Gi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cep?08330-360</text:p>
          </table:table-cell>
          <table:table-cell office:value-type="string">
            <text:p>24511</text:p>
          </table:table-cell>
          <table:table-cell office:value-type="string">
            <text:p>Jardim Vila Carr???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z baldinato 09</text:p>
          </table:table-cell>
          <table:table-cell office:value-type="string">
            <text:p>24525</text:p>
          </table:table-cell>
          <table:table-cell office:value-type="string">
            <text:p>Morro do ???ndi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16</text:p>
          </table:table-cell>
          <table:table-cell office:value-type="string">
            <text:p>Jardim Don?ri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6</text:p>
          </table:table-cell>
          <table:table-cell office:value-type="string">
            <text:p>Capel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In?cio Monteiro, 6100</text:p>
          </table:table-cell>
          <table:table-cell office:value-type="string">
            <text:p>24494</text:p>
          </table:table-cell>
          <table:table-cell office:value-type="string">
            <text:p>Vila Yolanda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Pav?o n 106, Perus.</text:p>
          </table:table-cell>
          <table:table-cell office:value-type="string">
            <text:p>24491</text:p>
          </table:table-cell>
          <table:table-cell office:value-type="string">
            <text:p>Recanto dos Humildes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</text:p>
          </table:table-cell>
          <table:table-cell office:value-type="string">
            <text:p>24499</text:p>
          </table:table-cell>
          <table:table-cell office:value-type="string">
            <text:p>Mirante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?cio Monroe 34, Taipas</text:p>
          </table:table-cell>
          <table:table-cell office:value-type="string">
            <text:p>24493</text:p>
          </table:table-cell>
          <table:table-cell office:value-type="string">
            <text:p>Parque Taipas
4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146, Parque do Carmo, S???o Paulo-SP, 08265-040, Brasil</text:p>
          </table:table-cell>
          <table:table-cell office:value-type="string">
            <text:p>24508</text:p>
          </table:table-cell>
          <table:table-cell office:value-type="string">
            <text:p>A.E Carvalho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dre Vieira 138, Canind???.</text:p>
          </table:table-cell>
          <table:table-cell office:value-type="string">
            <text:p>24514</text:p>
          </table:table-cell>
          <table:table-cell office:value-type="string">
            <text:p>Canind??? 
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Guarapiranga, 3658, 04911-005</text:p>
          </table:table-cell>
          <table:table-cell office:value-type="string">
            <text:p>29514</text:p>
          </table:table-cell>
          <table:table-cell office:value-type="string">
            <text:p>Figueira Grande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. Jos??? Ferreira Dantas, 06, Jardim Boa Vista, 05831-090</text:p>
          </table:table-cell>
          <table:table-cell office:value-type="string">
            <text:p>29513</text:p>
          </table:table-cell>
          <table:table-cell office:value-type="string">
            <text:p>Zacarias Mazel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arapiranga, 3658, CEP 04911-005</text:p>
          </table:table-cell>
          <table:table-cell office:value-type="string">
            <text:p>29515</text:p>
          </table:table-cell>
          <table:table-cell office:value-type="string">
            <text:p>Nakamu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Pandalhos, 17, Chac Santa Maria, 05876-100</text:p>
          </table:table-cell>
          <table:table-cell office:value-type="string">
            <text:p>29517</text:p>
          </table:table-cell>
          <table:table-cell office:value-type="string">
            <text:p>Chac Santa Mari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ona Joaquina Francisca de Paiva, 102, Catumbi / Bel???m 03020-020</text:p>
          </table:table-cell>
          <table:table-cell office:value-type="string">
            <text:p>29511</text:p>
          </table:table-cell>
          <table:table-cell office:value-type="string">
            <text:p>Belenzinho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Ribeira Macabira, S?o Paulo</text:p>
          </table:table-cell>
          <table:table-cell office:value-type="string">
            <text:p>29518</text:p>
          </table:table-cell>
          <table:table-cell office:value-type="string">
            <text:p>S???o Nicol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Inacio Parreiras Neves, 309, Jd. Nakamura, 04942-080</text:p>
          </table:table-cell>
          <table:table-cell office:value-type="string">
            <text:p>29515</text:p>
          </table:table-cell>
          <table:table-cell office:value-type="string">
            <text:p>Nakamura 
2A ENTRE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 -</text:p>
          </table:table-cell>
          <table:table-cell office:value-type="string">
            <text:p>11197</text:p>
          </table:table-cell>
          <table:table-cell office:value-type="string">
            <text:p>Morro da USP - 3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1187</text:p>
          </table:table-cell>
          <table:table-cell office:value-type="string">
            <text:p>11199</text:p>
          </table:table-cell>
          <table:table-cell office:value-type="string">
            <text:p>Paulis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duardo Panade, 180</text:p>
          </table:table-cell>
          <table:table-cell office:value-type="string">
            <text:p>11197</text:p>
          </table:table-cell>
          <table:table-cell office:value-type="string">
            <text:p>Morro da USP                                          4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re Brayner, 121 
Heli?polis  04218-901</text:p>
          </table:table-cell>
          <table:table-cell office:value-type="string">
            <text:p>11200</text:p>
          </table:table-cell>
          <table:table-cell office:value-type="string">
            <text:p>Gleba F Heli?polis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culano Jos??? dos Santos</text:p>
          </table:table-cell>
          <table:table-cell office:value-type="string">
            <text:p>11093</text:p>
          </table:table-cell>
          <table:table-cell office:value-type="string">
            <text:p>Jardim Arnal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CEP 04181-160</text:p>
          </table:table-cell>
          <table:table-cell office:value-type="string">
            <text:p>11201</text:p>
          </table:table-cell>
          <table:table-cell office:value-type="string">
            <text:p>Jos??? Paulin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oa Vista, 44, s?o paulo</text:p>
          </table:table-cell>
          <table:table-cell office:value-type="string">
            <text:p>11203</text:p>
          </table:table-cell>
          <table:table-cell office:value-type="string">
            <text:p>Cantinho do C???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las, 76 Jardim Maria Estela
 04181-160</text:p>
          </table:table-cell>
          <table:table-cell office:value-type="string">
            <text:p>11201</text:p>
          </table:table-cell>
          <table:table-cell office:value-type="string">
            <text:p>Jos??? Paulino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Nova Grajau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a de Bendengo, 11 A- Jardim Monte Belo -Anhanguera</text:p>
          </table:table-cell>
          <table:table-cell office:value-type="string">
            <text:p>11207</text:p>
          </table:table-cell>
          <table:table-cell office:value-type="string">
            <text:p>Jardim Monte Belo/Morro Doc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tiguara, 28- Jardim Jaragu</text:p>
          </table:table-cell>
          <table:table-cell office:value-type="string">
            <text:p>11206</text:p>
          </table:table-cell>
          <table:table-cell office:value-type="string">
            <text:p>S?tio Formi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ixe de prata, 37</text:p>
          </table:table-cell>
          <table:table-cell office:value-type="string">
            <text:p>11208</text:p>
          </table:table-cell>
          <table:table-cell office:value-type="string">
            <text:p>Recanto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o Alvarenga, 3878 -</text:p>
          </table:table-cell>
          <table:table-cell office:value-type="string">
            <text:p>11090</text:p>
          </table:table-cell>
          <table:table-cell office:value-type="string">
            <text:p>Neblina/ Leblon
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rtal Ecol?gico, 11</text:p>
          </table:table-cell>
          <table:table-cell office:value-type="string">
            <text:p>11091</text:p>
          </table:table-cell>
          <table:table-cell office:value-type="string">
            <text:p>Marginal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rd?o Camargo de Oliveira, 144</text:p>
          </table:table-cell>
          <table:table-cell office:value-type="string">
            <text:p>11209</text:p>
          </table:table-cell>
          <table:table-cell office:value-type="string">
            <text:p>Jardim Ja???an?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M?Boi Mirim, 130</text:p>
          </table:table-cell>
          <table:table-cell office:value-type="string">
            <text:p>11080</text:p>
          </table:table-cell>
          <table:table-cell office:value-type="string">
            <text:p>Condom?nio Ponte Baix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?sio Da Silveira Machado, 441 - Jd. Robru</text:p>
          </table:table-cell>
          <table:table-cell office:value-type="string">
            <text:p>30131</text:p>
          </table:table-cell>
          <table:table-cell office:value-type="string">
            <text:p>SASF Curu???? - Casa Da Fam?lia 2? entre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lamenda Santos, 2313</text:p>
          </table:table-cell>
          <table:table-cell office:value-type="string">
            <text:p>12143</text:p>
          </table:table-cell>
          <table:table-cell office:value-type="string">
            <text:p>Consulado do Equador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 255,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 Palanca Negr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 1052</text:p>
          </table:table-cell>
          <table:table-cell office:value-type="string">
            <text:p>12144</text:p>
          </table:table-cell>
          <table:table-cell office:value-type="string">
            <text:p>Faculdade Latino-Americana de Ci??ncias Sociais (FLACSO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Br?s da Rocha Cardoso</text:p>
          </table:table-cell>
          <table:table-cell office:value-type="string">
            <text:p>12119</text:p>
          </table:table-cell>
          <table:table-cell office:value-type="string">
            <text:p>Instituto Cigano do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eneral Olimpio da Silveira, 427, apto. 801, Santa Cec?lia Cep 0115-001</text:p>
          </table:table-cell>
          <table:table-cell office:value-type="string">
            <text:p>12107</text:p>
          </table:table-cell>
          <table:table-cell office:value-type="string">
            <text:p>Associa??????o Social, Educacional e Cultural Novos Rumo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?o Joaquim, 179 - Bela Vista
 S???o Paulo</text:p>
          </table:table-cell>
          <table:table-cell office:value-type="string">
            <text:p>12113</text:p>
          </table:table-cell>
          <table:table-cell office:value-type="string">
            <text:p>CEMI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Carmo, 115</text:p>
          </table:table-cell>
          <table:table-cell office:value-type="string">
            <text:p>12101</text:p>
          </table:table-cell>
          <table:table-cell office:value-type="string">
            <text:p>Africa do Coraca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???</text:p>
          </table:table-cell>
          <table:table-cell office:value-type="string">
            <text:p>12132</text:p>
          </table:table-cell>
          <table:table-cell office:value-type="string">
            <text:p>GARMIC - Grupo de Articula??????o para a Conquista da Moradia do Idoso da Capit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 Bonif?cio, 395, S?o Paulo</text:p>
          </table:table-cell>
          <table:table-cell office:value-type="string">
            <text:p>12145</text:p>
          </table:table-cell>
          <table:table-cell office:value-type="string">
            <text:p>Movimento Estadual da Popula??????o em Situa??????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?rio, 292</text:p>
          </table:table-cell>
          <table:table-cell office:value-type="string">
            <text:p>12131</text:p>
          </table:table-cell>
          <table:table-cell office:value-type="string">
            <text:p>Pela Vidd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?seos</text:p>
          </table:table-cell>
          <table:table-cell office:value-type="string">
            <text:p>12108</text:p>
          </table:table-cell>
          <table:table-cell office:value-type="string">
            <text:p>CAMI 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???o e Emo???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?rio, 225</text:p>
          </table:table-cell>
          <table:table-cell office:value-type="string">
            <text:p>12117</text:p>
          </table:table-cell>
          <table:table-cell office:value-type="string">
            <text:p>Miss???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???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bom retiro</text:p>
          </table:table-cell>
          <table:table-cell office:value-type="string">
            <text:p>12130</text:p>
          </table:table-cell>
          <table:table-cell office:value-type="string">
            <text:p>Associa??????o Feira Kantut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S???o Paul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, Parque dos Banc?rios</text:p>
          </table:table-cell>
          <table:table-cell office:value-type="string">
            <text:p>12147</text:p>
          </table:table-cell>
          <table:table-cell office:value-type="string">
            <text:p>Associa??????o Jaime Ab?lio de 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 981 , cep 01209001</text:p>
          </table:table-cell>
          <table:table-cell office:value-type="string">
            <text:p>12106</text:p>
          </table:table-cell>
          <table:table-cell office:value-type="string">
            <text:p>Associa??????o senegalesa 
4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de Queiroz Matos, 216, Jd. Grimaldi</text:p>
          </table:table-cell>
          <table:table-cell office:value-type="string">
            <text:p>12134</text:p>
          </table:table-cell>
          <table:table-cell office:value-type="string">
            <text:p>Associa??????o dos Idosos de Sapopemba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, Cidade Antonio Estev???o de Carvalho</text:p>
          </table:table-cell>
          <table:table-cell office:value-type="string">
            <text:p>12105</text:p>
          </table:table-cell>
          <table:table-cell office:value-type="string">
            <text:p>Associa??????o Beneficente Esporte, Cultura e Lazer Nosso Sonh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Visc. de Parna?ba, 1316 - Mooca, S???o Paulo - SP, 03164-300 Sala das Comunidades</text:p>
          </table:table-cell>
          <table:table-cell office:value-type="string">
            <text:p>12123</text:p>
          </table:table-cell>
          <table:table-cell office:value-type="string">
            <text:p>Presen???a da Am???rica Latina-PAL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?rica Bol?via Brasil (ACFBB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 , 513 - Canind???</text:p>
          </table:table-cell>
          <table:table-cell office:value-type="string">
            <text:p>12104</text:p>
          </table:table-cell>
          <table:table-cell office:value-type="string">
            <text:p>Associa??????o de Residentes   Bolivianos - ADRB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Nordestina 496, S???o Miguel</text:p>
          </table:table-cell>
          <table:table-cell office:value-type="string">
            <text:p>12149</text:p>
          </table:table-cell>
          <table:table-cell office:value-type="string">
            <text:p>Acesd/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CEP 02649-030</text:p>
          </table:table-cell>
          <table:table-cell office:value-type="string">
            <text:p>12150</text:p>
          </table:table-cell>
          <table:table-cell office:value-type="string">
            <text:p>Associa??????o Ile Ase Ewe Ajase e Caboclo Folh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? Francisco Chaves, Viela 4, n. 4, Jardim Paulistano, Cep 02812-020</text:p>
          </table:table-cell>
          <table:table-cell office:value-type="string">
            <text:p>12151</text:p>
          </table:table-cell>
          <table:table-cell office:value-type="string">
            <text:p>Il?? As? Ob? Onidaj??? Afonj?, Centro Comunit?rio Nossa Senhora Aparec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- sala 2 - Vila Medeiros</text:p>
          </table:table-cell>
          <table:table-cell office:value-type="string">
            <text:p>12125</text:p>
          </table:table-cell>
          <table:table-cell office:value-type="string">
            <text:p>Uni???o Brasileira de Mulher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?a centen?rio, 43 - Casa Verde</text:p>
          </table:table-cell>
          <table:table-cell office:value-type="string">
            <text:p>12141</text:p>
          </table:table-cell>
          <table:table-cell office:value-type="string">
            <text:p>Acesd/ Centro LGBTI Norte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bel Tavares, 1564, Erm. Matarazzo</text:p>
          </table:table-cell>
          <table:table-cell office:value-type="string">
            <text:p>12152</text:p>
          </table:table-cell>
          <table:table-cell office:value-type="string">
            <text:p>CENTRO DE PROMO????O HUMANA LAR VICENTINO ERMELINO MATARAZZO - 2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, Vila Banc?ria Munhoz, Cep 02758-040</text:p>
          </table:table-cell>
          <table:table-cell office:value-type="string">
            <text:p>12102</text:p>
          </table:table-cell>
          <table:table-cell office:value-type="string">
            <text:p>Templo de Umbanda Anjo Divino Salvador
5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auna, 673 - S?o paulo</text:p>
          </table:table-cell>
          <table:table-cell office:value-type="string">
            <text:p>12137</text:p>
          </table:table-cell>
          <table:table-cell office:value-type="string">
            <text:p>Unas/ Centro LGBTI Su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?lia, 73, Lim???o, Cep 02558-020</text:p>
          </table:table-cell>
          <table:table-cell office:value-type="string">
            <text:p>12109</text:p>
          </table:table-cell>
          <table:table-cell office:value-type="string">
            <text:p>Casar???o Brasil - Associa??????o LGBTI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eolano?Durant, 30?(pr?ximo a Rua Cidade de Bagd?)</text:p>
          </table:table-cell>
          <table:table-cell office:value-type="string">
            <text:p>12103</text:p>
          </table:table-cell>
          <table:table-cell office:value-type="string">
            <text:p>Associa??????o Conquistando Um Espa???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?rio e Social do Jardim Lourdes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Paulo Guilguer Reimberg, 7003, Ch?cara Santo Amaro, 04858-570</text:p>
          </table:table-cell>
          <table:table-cell office:value-type="string">
            <text:p>12138</text:p>
          </table:table-cell>
          <table:table-cell office:value-type="string">
            <text:p>Associa??????o Beneficente Guilhermina Maria de Jesus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a barragem, s?o paulo</text:p>
          </table:table-cell>
          <table:table-cell office:value-type="string">
            <text:p>12139</text:p>
          </table:table-cell>
          <table:table-cell office:value-type="string">
            <text:p>Associa??????o Comunit?ria Marlene Moreira de Orienta??????o Cultural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Mario de Campos 191 (pr?ximo a Rua Cidade de Bagd?)??</text:p>
          </table:table-cell>
          <table:table-cell office:value-type="string">
            <text:p>12116</text:p>
          </table:table-cell>
          <table:table-cell office:value-type="string">
            <text:p>Par?quia S???o Bento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Roman Wirkus, 53 - Rio Pequeno</text:p>
          </table:table-cell>
          <table:table-cell office:value-type="string">
            <text:p>12153</text:p>
          </table:table-cell>
          <table:table-cell office:value-type="string">
            <text:p>Instituto Social Cative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Consulado do Equador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???o de Itapetininga, 255 - Conjunto 104 - Rep?blica</text:p>
          </table:table-cell>
          <table:table-cell office:value-type="string">
            <text:p>12133</text:p>
          </table:table-cell>
          <table:table-cell office:value-type="string">
            <text:p>Associa??????o dos Angolanos em S???o Paulo Palanca Negra
3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Associa??????o Cultural Corrente Libertado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?o Teodoro, 1052</text:p>
          </table:table-cell>
          <table:table-cell office:value-type="string">
            <text:p>12135</text:p>
          </table:table-cell>
          <table:table-cell office:value-type="string">
            <text:p>FLACSO
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 LUIZ CARLOS GENTI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olfo Samuel, 14 - Parque Mandaqui CEP 02418-100</text:p>
          </table:table-cell>
          <table:table-cell office:value-type="string">
            <text:p>30189</text:p>
          </table:table-cell>
          <table:table-cell office:value-type="string">
            <text:p>APMDFESP - Associa??????o dos Policiais Militares Portadores de Defici??ncia dos Estado de S???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desia, 234 - Sumarezinho</text:p>
          </table:table-cell>
          <table:table-cell office:value-type="string">
            <text:p>30191</text:p>
          </table:table-cell>
          <table:table-cell office:value-type="string">
            <text:p>Lado b da Vil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 - Uni???o Nacional de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anuel List, 96 - Ch?cara Fl?rida</text:p>
          </table:table-cell>
          <table:table-cell office:value-type="string">
            <text:p>14192</text:p>
          </table:table-cell>
          <table:table-cell office:value-type="string">
            <text:p>Associa??????o Beneficente Guainumbi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S MISSION???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Pinto de Oliveira 104 Jd Guarani Brasilandia</text:p>
          </table:table-cell>
          <table:table-cell office:value-type="string">
            <text:p>14193</text:p>
          </table:table-cell>
          <table:table-cell office:value-type="string">
            <text:p>NAB - NUCLEO ASSISTENCIAL VILA BRASIL?N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ob?lia, 59 - Jd Prud??ncia</text:p>
          </table:table-cell>
          <table:table-cell office:value-type="string">
            <text:p>14195</text:p>
          </table:table-cell>
          <table:table-cell office:value-type="string">
            <text:p>Associa??????o Beneficente Parsif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nsenhor Bas?lio Pereira, 115 
04343-090 - Jabaquara - S???o Paulo/SP</text:p>
          </table:table-cell>
          <table:table-cell office:value-type="string">
            <text:p>14138</text:p>
          </table:table-cell>
          <table:table-cell office:value-type="string">
            <text:p>Associa??????o de Surdos do Estado de S. Paulo - VEM SONHAR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mpante, 100</text:p>
          </table:table-cell>
          <table:table-cell office:value-type="string">
            <text:p>14136</text:p>
          </table:table-cell>
          <table:table-cell office:value-type="string">
            <text:p>Super M???es Especiais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 n?211 A - Morro Doce - Jd Anhanguera 
 05267220 (Igreja Nossa Senhora das Gra???as)</text:p>
          </table:table-cell>
          <table:table-cell office:value-type="string">
            <text:p>14104</text:p>
          </table:table-cell>
          <table:table-cell office:value-type="string">
            <text:p>IPDA - Instituto de Pessoas com Defici??ncia do Anhanguera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ibero Badar?, 425 - Centro Hist?rico</text:p>
          </table:table-cell>
          <table:table-cell office:value-type="string">
            <text:p>14186</text:p>
          </table:table-cell>
          <table:table-cell office:value-type="string">
            <text:p>Secretaria Municipal da Pessoa com Defici??ncia - SMPE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o Salom?o, 27</text:p>
          </table:table-cell>
          <table:table-cell office:value-type="string">
            <text:p>14133</text:p>
          </table:table-cell>
          <table:table-cell office:value-type="string">
            <text:p>UNADEF, Uni???o Nacional dos Deficientes F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?pios, 338 - Mirand?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orvan Dias de Figueiredo, 2.801 - Vila Guilherme (Marginal Tiet??, ao lado do Makro Atacadista)</text:p>
          </table:table-cell>
          <table:table-cell office:value-type="string">
            <text:p>14164</text:p>
          </table:table-cell>
          <table:table-cell office:value-type="string">
            <text:p>ABADS - Associa??????o Brasileira de Assist??ncia e Desenvolvimento Social
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 (entrada do Hospital Dia - Departamento de Psiquiaria da Unifesp) procurar por Luciene Redondo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vap???s, 1123 - Cambuci - CEP 01519-000</text:p>
          </table:table-cell>
          <table:table-cell office:value-type="string">
            <text:p>14147</text:p>
          </table:table-cell>
          <table:table-cell office:value-type="string">
            <text:p>AMA - Associa??????o de Amigos do Autista - Cambuc?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???o Dias, Km: 82- Parque Edu Chaves- S???o Paulo- SP. Cep: 02284-000</text:p>
          </table:table-cell>
          <table:table-cell office:value-type="string">
            <text:p>14102</text:p>
          </table:table-cell>
          <table:table-cell office:value-type="string">
            <text:p>Casa de David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 855 - Barra Funda</text:p>
          </table:table-cell>
          <table:table-cell office:value-type="string">
            <text:p>14106</text:p>
          </table:table-cell>
          <table:table-cell office:value-type="string">
            <text:p>FIC - Fraternidade Irm??? Cla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 - 3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 142 - Artur Alvim. CEP: 03567030</text:p>
          </table:table-cell>
          <table:table-cell office:value-type="string">
            <text:p>14202</text:p>
          </table:table-cell>
          <table:table-cell office:value-type="string">
            <text:p>Associa??????o Mulheres em A??????o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sar Zama, 257 - CEP: 02406-030 - Mandaqui - S???o Paulo (em frente ao edificio Gabriela)</text:p>
          </table:table-cell>
          <table:table-cell office:value-type="string">
            <text:p>14201</text:p>
          </table:table-cell>
          <table:table-cell office:value-type="string">
            <text:p>AUMA - Associa??????o dos Amigos da Crian???a Autista -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BRETE Associa??????o Brasileira de S?ndrome de Rett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???nego Vicente Miguel Marino, 572 Barra Funda</text:p>
          </table:table-cell>
          <table:table-cell office:value-type="string">
            <text:p>14207</text:p>
          </table:table-cell>
          <table:table-cell office:value-type="string">
            <text:p>P???rolas do Bom Jesus - Casa 1 e 2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??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??????o, Sa?de e Longevidad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?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???guias, 753 - Vila Alexandria</text:p>
          </table:table-cell>
          <table:table-cell office:value-type="string">
            <text:p>14491</text:p>
          </table:table-cell>
          <table:table-cell office:value-type="string">
            <text:p>Instituto Gabi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ardim Jap???o, 1029 - Jd Brasil</text:p>
          </table:table-cell>
          <table:table-cell office:value-type="string">
            <text:p>14169</text:p>
          </table:table-cell>
          <table:table-cell office:value-type="string">
            <text:p>Projeto Abra???a Edu Chaves -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 Jd Imperador CEP 03933-070</text:p>
          </table:table-cell>
          <table:table-cell office:value-type="string">
            <text:p>14194</text:p>
          </table:table-cell>
          <table:table-cell office:value-type="string">
            <text:p>Instituto Mater Dei Das Pequenas Irm???s Mission?ri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 CEP 04601-001</text:p>
          </table:table-cell>
          <table:table-cell office:value-type="string">
            <text:p>14111</text:p>
          </table:table-cell>
          <table:table-cell office:value-type="string">
            <text:p>ABRACE - Associa??????o Brasileira para o Adolescente e a Crian???a Especial -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 - Jardim An?lia Franco</text:p>
          </table:table-cell>
          <table:table-cell office:value-type="string">
            <text:p>14129</text:p>
          </table:table-cell>
          <table:table-cell office:value-type="string">
            <text:p>LEMDA - Lar M???e do Divino Amor 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?cio Cervantes, 630 - Parque Ip??. CEP: 05572-000</text:p>
          </table:table-cell>
          <table:table-cell office:value-type="string">
            <text:p>14107</text:p>
          </table:table-cell>
          <table:table-cell office:value-type="string">
            <text:p>Lar Ternura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Jardim Nazar??? - Itaim Paulista CEP 08150-560</text:p>
          </table:table-cell>
          <table:table-cell office:value-type="string">
            <text:p>14120</text:p>
          </table:table-cell>
          <table:table-cell office:value-type="string">
            <text:p>Instituto Severino Fabria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D?rio Ribeiro, 1386 - S?o Paulo</text:p>
          </table:table-cell>
          <table:table-cell office:value-type="string">
            <text:p>14208</text:p>
          </table:table-cell>
          <table:table-cell office:value-type="string">
            <text:p>Casa Jesus Amor e Caridade (Larzinho) -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oefgren, 2109 - Vila Clementino</text:p>
          </table:table-cell>
          <table:table-cell office:value-type="string">
            <text:p>14124</text:p>
          </table:table-cell>
          <table:table-cell office:value-type="string">
            <text:p>Instituto J??? Clemente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RAFA - Instituto de Reabilita??????o e Apoio ???s fam?lias de Autistas - 2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???a Feliz
3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Milagres, 48 - Parque Pirajussara</text:p>
          </table:table-cell>
          <table:table-cell office:value-type="string">
            <text:p>14209</text:p>
          </table:table-cell>
          <table:table-cell office:value-type="string">
            <text:p>ADEVEB - Associa??????o Deficientes Visuais Evang???licos Brasil -                                     1?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Satelite, 298/308 - S???o Mathues - CEP 08330-480</text:p>
          </table:table-cell>
          <table:table-cell office:value-type="string">
            <text:p>14159</text:p>
          </table:table-cell>
          <table:table-cell office:value-type="string">
            <text:p>ILPI - Institui??????o de Longa Permanencia para Idosos S???o Mateus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lemente Pereira 286 - Ipiranga</text:p>
          </table:table-cell>
          <table:table-cell office:value-type="string">
            <text:p>14158</text:p>
          </table:table-cell>
          <table:table-cell office:value-type="string">
            <text:p>ADEFAV- Centro de Refer??ncia nas ?reas da Surdocegueira, Defici??ncia M?ltipla e Defici??ncia Visual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156</text:p>
          </table:table-cell>
          <table:table-cell office:value-type="string">
            <text:p>Associa??????o Comunitaria Dos Moradores Da Cidade Kemel Itaim Paulista E Ajacencias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Diogo Garcia 254 - Parque Boa Esperan???a</text:p>
          </table:table-cell>
          <table:table-cell office:value-type="string">
            <text:p>14143</text:p>
          </table:table-cell>
          <table:table-cell office:value-type="string">
            <text:p>Comunidade Cantinho da Paz II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Embaixador Ildefonso Falc???o, 90 - S???o Mateus - Cep 03964-020</text:p>
          </table:table-cell>
          <table:table-cell office:value-type="string">
            <text:p>14162</text:p>
          </table:table-cell>
          <table:table-cell office:value-type="string">
            <text:p>Resid??ncia Inclusiva S???o Mateus II - Associa??????o Comunit?ria e Beneficente Padre Jos??? Augusto Machado Moreir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Irara 255 -Cidade A E Carvalho -CEP: 08220-200</text:p>
          </table:table-cell>
          <table:table-cell office:value-type="string">
            <text:p>14161</text:p>
          </table:table-cell>
          <table:table-cell office:value-type="string">
            <text:p>Associa??????o Beneficente Comunit?ria Educar Para Vid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J?lio C???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Baltazar Lisboa n?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?ltiplo Deficiente Sensorial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onde de Iraj?, 131,?S?o Paulo</text:p>
          </table:table-cell>
          <table:table-cell office:value-type="string">
            <text:p>14157</text:p>
          </table:table-cell>
          <table:table-cell office:value-type="string">
            <text:p>Instituto Escuta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Sabia Laranjeira , 758 - CEP 08081160 - S???o miguel Paulista</text:p>
          </table:table-cell>
          <table:table-cell office:value-type="string">
            <text:p>14145</text:p>
          </table:table-cell>
          <table:table-cell office:value-type="string">
            <text:p>Associa??????o Sempre Juntos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Av Gabriela Mistral, 635 - Penha, S???o Paulo - SP - 03701-010</text:p>
          </table:table-cell>
          <table:table-cell office:value-type="string">
            <text:p>14174</text:p>
          </table:table-cell>
          <table:table-cell office:value-type="string">
            <text:p>Associa??????o Batista da Penha -                   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: Baetinga, 99 - Brooklin</text:p>
          </table:table-cell>
          <table:table-cell office:value-type="string">
            <text:p>14153</text:p>
          </table:table-cell>
          <table:table-cell office:value-type="string">
            <text:p>AAEB - Associa??????o de Amigos dos Excepcionais do Brooklin -               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Luiz Geraldo da Silva, 220
Vila Regente Feijo CEP 03345-060</text:p>
          </table:table-cell>
          <table:table-cell office:value-type="string">
            <text:p>14144</text:p>
          </table:table-cell>
          <table:table-cell office:value-type="string">
            <text:p>Lar Shekina - 3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Ven?ncio Aires, 793, casa 3, Vila Pomp???ia, 05024-030</text:p>
          </table:table-cell>
          <table:table-cell office:value-type="string">
            <text:p>14160</text:p>
          </table:table-cell>
          <table:table-cell office:value-type="string">
            <text:p>Instituto de Artes e Educa??????o de Rodas para o Ar - 2? entrega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Curema , 661 - Vila Santo Henrique</text:p>
          </table:table-cell>
          <table:table-cell office:value-type="string">
            <text:p>30190</text:p>
          </table:table-cell>
          <table:table-cell office:value-type="string">
            <text:p>Associa??????o de Moradores da Vila Santo Henrique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: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Movimento Sao Paulo Inclui - 3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176</text:p>
          </table:table-cell>
          <table:table-cell office:value-type="string">
            <text:p>Associa??????o Messagesoul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Eug???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??????o Nego Nag???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??????o para o Desenvolvimento integral do Down - 2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de Carvalho, 16 - Vila Progresso - CEP 02978-040</text:p>
          </table:table-cell>
          <table:table-cell office:value-type="string">
            <text:p>14196</text:p>
          </table:table-cell>
          <table:table-cell office:value-type="string">
            <text:p>Instituto Saci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Carlos Vivaldi, 575- S???o Matheus - CEP 03965-030</text:p>
          </table:table-cell>
          <table:table-cell office:value-type="string">
            <text:p>14197</text:p>
          </table:table-cell>
          <table:table-cell office:value-type="string">
            <text:p>Resid??ncia Inclusiva S???o Mateus II - Associa??????o Comunit?ria e Beneficente Padre Jos??? Augusto Machado Moreira (CASA 2 )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03959-000</text:p>
          </table:table-cell>
          <table:table-cell office:value-type="string">
            <text:p>14198</text:p>
          </table:table-cell>
          <table:table-cell office:value-type="string">
            <text:p>Resid??ncia Inclusiva S???o Mateus I 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. dos Junquilhos, 480 - Vila Alpina, S???o Paulo - SP, 03204-040</text:p>
          </table:table-cell>
          <table:table-cell office:value-type="string">
            <text:p>14168</text:p>
          </table:table-cell>
          <table:table-cell office:value-type="string">
            <text:p>Associa??????o Brasileira de Epilepsia
3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das Pitombeiras, 296 - Vila Parque Jabaquara - CEP 04321-160</text:p>
          </table:table-cell>
          <table:table-cell office:value-type="string">
            <text:p>14200</text:p>
          </table:table-cell>
          <table:table-cell office:value-type="string">
            <text:p>ADD Associa??????o Desportiva para Deficientes -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Afonso Porto 142 - Artur Alvim - CEP 03567-030</text:p>
          </table:table-cell>
          <table:table-cell office:value-type="string">
            <text:p>14203</text:p>
          </table:table-cell>
          <table:table-cell office:value-type="string">
            <text:p>Semeando o Amanha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Jos??? Miguel Ackel, 280 - Vila Granada</text:p>
          </table:table-cell>
          <table:table-cell office:value-type="string">
            <text:p>14204</text:p>
          </table:table-cell>
          <table:table-cell office:value-type="string">
            <text:p>Associa??????o Com Mais Amor -  1?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Manuel da Maia, 131 - Parque Am???rica - CEP: 04822-120</text:p>
          </table:table-cell>
          <table:table-cell office:value-type="string">
            <text:p>14205</text:p>
          </table:table-cell>
          <table:table-cell office:value-type="string">
            <text:p>Comunidade Nova Civiliza??????o "Comunidade Cidad???"
2A ENTREG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34</text:p>
          </table:table-cell>
          <table:table-cell office:value-type="string">
            <text:p>Sipatei sindicato dos permission?rio ambulantes e trabalhadores na economia informal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Av Cruzeiro do Sul, 3350 Santana</text:p>
          </table:table-cell>
          <table:table-cell office:value-type="string">
            <text:p>18141</text:p>
          </table:table-cell>
          <table:table-cell office:value-type="string">
            <text:p>Uniao Nacional Trabalhadores Camelos, Ambulantes e Feirantes do Brasil - 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Arlindo Cola???o, 32 centro de S???o Miguel Paulista SP</text:p>
          </table:table-cell>
          <table:table-cell office:value-type="string">
            <text:p>18133</text:p>
          </table:table-cell>
          <table:table-cell office:value-type="string">
            <text:p>Sinpesp S???o Miguel Paulist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8136</text:p>
          </table:table-cell>
          <table:table-cell office:value-type="string">
            <text:p>Ambulantes imigrantes do centro/ Imigrantes Mam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 Miller, 488, sala 11 Br?s SP CEP 03011-010</text:p>
          </table:table-cell>
          <table:table-cell office:value-type="string">
            <text:p>18137</text:p>
          </table:table-cell>
          <table:table-cell office:value-type="string">
            <text:p>Associa??????o  dos Ambulantes do Br?s e da capital de SP - Abra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Frei Francisco De Sampaio 333 . Travessa da Ant???nio Gil</text:p>
          </table:table-cell>
          <table:table-cell office:value-type="string">
            <text:p>18144</text:p>
          </table:table-cell>
          <table:table-cell office:value-type="string">
            <text:p>Ambulantes da Concei??????o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eneral Carneiro 231, 4? andar, sala 43 S???o Paulo</text:p>
          </table:table-cell>
          <table:table-cell office:value-type="string">
            <text:p>18138</text:p>
          </table:table-cell>
          <table:table-cell office:value-type="string">
            <text:p>SODEVIBRA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Guaianazes, 45, Campos El?sios   CEP 01204-000</text:p>
          </table:table-cell>
          <table:table-cell office:value-type="string">
            <text:p>18135</text:p>
          </table:table-cell>
          <table:table-cell office:value-type="string">
            <text:p>Associa??????o Jaciara/Unicab SP</text:p>
          </table:table-cell>
          <table:table-cell office:value-type="string">
            <text:p>SMSUB/ SMDU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7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??????o Piscin???o Bento Guelfi
8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Av. Ernesto Souza Cruz, 757 - Jardim Vila Nova, S???o Paulo - SP, 08225-380</text:p>
          </table:table-cell>
          <table:table-cell office:value-type="string">
            <text:p>25508</text:p>
          </table:table-cell>
          <table:table-cell office:value-type="string">
            <text:p>Agua Vermelh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??????o Piscin???o Bento Guelfi 
9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??ndia
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rnardo Antunes Rolim,  n? 12</text:p>
          </table:table-cell>
          <table:table-cell office:value-type="string">
            <text:p>27237</text:p>
          </table:table-cell>
          <table:table-cell office:value-type="string">
            <text:p>Jardim Laranjeiras  - 2?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195</text:p>
          </table:table-cell>
          <table:table-cell office:value-type="string">
            <text:p>Cruzeirinh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utort Nuno Guerner de Almeida, 184,</text:p>
          </table:table-cell>
          <table:table-cell office:value-type="string">
            <text:p>27308</text:p>
          </table:table-cell>
          <table:table-cell office:value-type="string">
            <text:p>COMUNIDADE TOC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.                          7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??? 320 A</text:p>
          </table:table-cell>
          <table:table-cell office:value-type="string">
            <text:p>27551</text:p>
          </table:table-cell>
          <table:table-cell office:value-type="string">
            <text:p>Favela Barra do Jacar???                                              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?udio ghirelli 559, s?o paulo</text:p>
          </table:table-cell>
          <table:table-cell office:value-type="string">
            <text:p>27552</text:p>
          </table:table-cell>
          <table:table-cell office:value-type="string">
            <text:p>Favela do P?
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    26 A.</text:p>
          </table:table-cell>
          <table:table-cell office:value-type="string">
            <text:p>27549</text:p>
          </table:table-cell>
          <table:table-cell office:value-type="string">
            <text:p>Favela CDHU Brasil??ndia
8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Jacaraip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choeira das Gar???as, 79 Cohab Sitio Concei??????o. -  -</text:p>
          </table:table-cell>
          <table:table-cell office:value-type="string">
            <text:p>27614</text:p>
          </table:table-cell>
          <table:table-cell office:value-type="string">
            <text:p>Cachoeira das Gar???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quina paiva 41,?S?o Paulo</text:p>
          </table:table-cell>
          <table:table-cell office:value-type="string">
            <text:p>27612</text:p>
          </table:table-cell>
          <table:table-cell office:value-type="string">
            <text:p>rua joaquina paiva 41 e corti???os pr?ximos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</text:p>
          </table:table-cell>
          <table:table-cell office:value-type="string">
            <text:p>27224</text:p>
          </table:table-cell>
          <table:table-cell office:value-type="string">
            <text:p>Jd. Celeste -                                            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73</text:p>
          </table:table-cell>
          <table:table-cell office:value-type="string">
            <text:p>Brasilandia B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199</text:p>
          </table:table-cell>
          <table:table-cell office:value-type="string">
            <text:p>Escad???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5</text:p>
          </table:table-cell>
          <table:table-cell office:value-type="string">
            <text:p>Rua Lavradio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de Barros, 76, Barra Funda</text:p>
          </table:table-cell>
          <table:table-cell office:value-type="string">
            <text:p>27566</text:p>
          </table:table-cell>
          <table:table-cell office:value-type="string">
            <text:p>Rua Lopes Chaves - diverso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m?lia Cordeli Cardenuto 40 S???o Mateus</text:p>
          </table:table-cell>
          <table:table-cell office:value-type="string">
            <text:p>27183</text:p>
          </table:table-cell>
          <table:table-cell office:value-type="string">
            <text:p>Vergueirinho / Divineia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. Dr. Guilherme de Abreu Sodr???, 751 - Conj. Res. Prestes Maia</text:p>
          </table:table-cell>
          <table:table-cell office:value-type="string">
            <text:p>27220</text:p>
          </table:table-cell>
          <table:table-cell office:value-type="string">
            <text:p>Inacio  Monteirov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,</text:p>
          </table:table-cell>
          <table:table-cell office:value-type="string">
            <text:p>27306</text:p>
          </table:table-cell>
          <table:table-cell office:value-type="string">
            <text:p>Parque Santa Madalena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TOLOMEU, 900, SOCORRO</text:p>
          </table:table-cell>
          <table:table-cell office:value-type="string">
            <text:p>27165</text:p>
          </table:table-cell>
          <table:table-cell office:value-type="string">
            <text:p>Comunidade Pantana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 AM?NCIO DOMINGUES BUENO, 18 A</text:p>
          </table:table-cell>
          <table:table-cell office:value-type="string">
            <text:p>27567</text:p>
          </table:table-cell>
          <table:table-cell office:value-type="string">
            <text:p>VILA RUBI
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indamonhangaba, 224</text:p>
          </table:table-cell>
          <table:table-cell office:value-type="string">
            <text:p>27328</text:p>
          </table:table-cell>
          <table:table-cell office:value-type="string">
            <text:p>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 / VILA ITAIM
4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???o Saverio</text:p>
          </table:table-cell>
          <table:table-cell office:value-type="string">
            <text:p>27209</text:p>
          </table:table-cell>
          <table:table-cell office:value-type="string">
            <text:p>Favela Paulo Roberto Trivelli - 3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lameda Eduardo Prado - Campos El?seos, S???o Paulo - SP, 01218-011</text:p>
          </table:table-cell>
          <table:table-cell office:value-type="string">
            <text:p>301374</text:p>
          </table:table-cell>
          <table:table-cell office:value-type="string">
            <text:p>Favela do Moinho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deia dos Machacalis, Jardim Etelvina</text:p>
          </table:table-cell>
          <table:table-cell office:value-type="string">
            <text:p>301374</text:p>
          </table:table-cell>
          <table:table-cell office:value-type="string">
            <text:p>Comunidade Morro do Acert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Alcantara Machado, 3402</text:p>
          </table:table-cell>
          <table:table-cell office:value-type="string">
            <text:p>301374</text:p>
          </table:table-cell>
          <table:table-cell office:value-type="string">
            <text:p>Guadalajar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Celso Garcia, 1724</text:p>
          </table:table-cell>
          <table:table-cell office:value-type="string">
            <text:p>301374</text:p>
          </table:table-cell>
          <table:table-cell office:value-type="string">
            <text:p>Comunidade Celso Garcia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Inajar de Souza, 6955</text:p>
          </table:table-cell>
          <table:table-cell office:value-type="string">
            <text:p>301374</text:p>
          </table:table-cell>
          <table:table-cell office:value-type="string">
            <text:p>Jardim dos Francos (M???os na Mass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. Manoel Bandeira 211</text:p>
          </table:table-cell>
          <table:table-cell office:value-type="string">
            <text:p>301374</text:p>
          </table:table-cell>
          <table:table-cell office:value-type="string">
            <text:p>Comunidades Linha, Nove e Cingapura Madeirite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nace</text:p>
          </table:table-cell>
          <table:table-cell office:value-type="string">
            <text:p>301374</text:p>
          </table:table-cell>
          <table:table-cell office:value-type="string">
            <text:p>Favela do Rebou???as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ssis Ribeiro</text:p>
          </table:table-cell>
          <table:table-cell office:value-type="string">
            <text:p>301374</text:p>
          </table:table-cell>
          <table:table-cell office:value-type="string">
            <text:p>Comunidade do Piratininga - S???o Francisco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ouza Ramos, 150</text:p>
          </table:table-cell>
          <table:table-cell office:value-type="string">
            <text:p>301374</text:p>
          </table:table-cell>
          <table:table-cell office:value-type="string">
            <text:p>Comunidade Souza Ramos/Tiradentes (Institi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ntrada : Rua Antenor de Oliveira e Silva - 376</text:p>
          </table:table-cell>
          <table:table-cell office:value-type="string">
            <text:p>301374</text:p>
          </table:table-cell>
          <table:table-cell office:value-type="string">
            <text:p>Jardim dos Francos (Comunidade do Gato Preto)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 Iguatemi</text:p>
          </table:table-cell>
          <table:table-cell office:value-type="string">
            <text:p>301374</text:p>
          </table:table-cell>
          <table:table-cell office:value-type="string">
            <text:p>Comunidade Pedreira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Pra?a Dante Maron</text:p>
          </table:table-cell>
          <table:table-cell office:value-type="string">
            <text:p>301374</text:p>
          </table:table-cell>
          <table:table-cell office:value-type="string">
            <text:p>Esmaga Sap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da Independ?ncia</text:p>
          </table:table-cell>
          <table:table-cell office:value-type="string">
            <text:p>301374</text:p>
          </table:table-cell>
          <table:table-cell office:value-type="string">
            <text:p>Ocupa??????o Sete (S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Rolando Curti - Vila Clara, cep  04413-010</text:p>
          </table:table-cell>
          <table:table-cell office:value-type="string">
            <text:p>301374</text:p>
          </table:table-cell>
          <table:table-cell office:value-type="string">
            <text:p>Vila Clara (Jabaquara) (SDP Sem Fom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. Vila da Paz, Alvarenga S/N</text:p>
          </table:table-cell>
          <table:table-cell office:value-type="string">
            <text:p>301374</text:p>
          </table:table-cell>
          <table:table-cell office:value-type="string">
            <text:p>Sitio Joaninh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???nio Frederico 738</text:p>
          </table:table-cell>
          <table:table-cell office:value-type="string">
            <text:p>301374</text:p>
          </table:table-cell>
          <table:table-cell office:value-type="string">
            <text:p>Vila carioca (Projeto Abayom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erib??? - Parque Edu Chaves</text:p>
          </table:table-cell>
          <table:table-cell office:value-type="string">
            <text:p>301374</text:p>
          </table:table-cell>
          <table:table-cell office:value-type="string">
            <text:p>Comunidade Mimos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pucarana</text:p>
          </table:table-cell>
          <table:table-cell office:value-type="string">
            <text:p>301374</text:p>
          </table:table-cell>
          <table:table-cell office:value-type="string">
            <text:p>Comunidade do Vista Alegre (Instituto GAS - Grupo de Atitude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ch?ngelo Archina, 587 - Cidade S???o Mateus, S???o Paulo - SP, 03960-010</text:p>
          </table:table-cell>
          <table:table-cell office:value-type="string">
            <text:p>301374</text:p>
          </table:table-cell>
          <table:table-cell office:value-type="string">
            <text:p>Comunidade S???o Matheus ( Instituto Human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???o de Jaguara, 13</text:p>
          </table:table-cell>
          <table:table-cell office:value-type="string">
            <text:p>301374</text:p>
          </table:table-cell>
          <table:table-cell office:value-type="string">
            <text:p>F?brica 5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it???o Jo???o Noranha, 208 Mandaqui</text:p>
          </table:table-cell>
          <table:table-cell office:value-type="string">
            <text:p>301374</text:p>
          </table:table-cell>
          <table:table-cell office:value-type="string">
            <text:p>Projeto de Incentivo ???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?nego Vicente Miguel Marino, 660</text:p>
          </table:table-cell>
          <table:table-cell office:value-type="string">
            <text:p>301374</text:p>
          </table:table-cell>
          <table:table-cell office:value-type="string">
            <text:p>Ocupa??????o (Associa??????o Beneficente Anjos da cidad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 boqueirao</text:p>
          </table:table-cell>
          <table:table-cell office:value-type="string">
            <text:p>301374</text:p>
          </table:table-cell>
          <table:table-cell office:value-type="string">
            <text:p>Comunidade do boqueira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Fonsecas, 111 - Vila Nova York</text:p>
          </table:table-cell>
          <table:table-cell office:value-type="string">
            <text:p>301374</text:p>
          </table:table-cell>
          <table:table-cell office:value-type="string">
            <text:p>Comunidade Vila Nova York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ndo Sanabria 87</text:p>
          </table:table-cell>
          <table:table-cell office:value-type="string">
            <text:p>301374</text:p>
          </table:table-cell>
          <table:table-cell office:value-type="string">
            <text:p>Viela do Jacar???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?ncio ferreira 77.</text:p>
          </table:table-cell>
          <table:table-cell office:value-type="string">
            <text:p>301374</text:p>
          </table:table-cell>
          <table:table-cell office:value-type="string">
            <text:p>Comunidade da tribo - Jd Vista Alegre - ZN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in???ia, 229 cep: 02334-050</text:p>
          </table:table-cell>
          <table:table-cell office:value-type="string">
            <text:p>301374</text:p>
          </table:table-cell>
          <table:table-cell office:value-type="string">
            <text:p>Jowa rur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son Marques da Silva</text:p>
          </table:table-cell>
          <table:table-cell office:value-type="string">
            <text:p>301374</text:p>
          </table:table-cell>
          <table:table-cell office:value-type="string">
            <text:p>Vila Fund???o - Cap???o Redondo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rv?sio leite Rebelo altura 1382</text:p>
          </table:table-cell>
          <table:table-cell office:value-type="string">
            <text:p>301374</text:p>
          </table:table-cell>
          <table:table-cell office:value-type="string">
            <text:p>Jardim Peri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Hip?dromo, 1000</text:p>
          </table:table-cell>
          <table:table-cell office:value-type="string">
            <text:p>301374</text:p>
          </table:table-cell>
          <table:table-cell office:value-type="string">
            <text:p>Comunidade Cimento (Associa??????o Laudato Si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o Cordeiro, 1351 - Trav com a Rua Rio Verde</text:p>
          </table:table-cell>
          <table:table-cell office:value-type="string">
            <text:p>301374</text:p>
          </table:table-cell>
          <table:table-cell office:value-type="string">
            <text:p>Comunidade da Capad?c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???o Guiller - Jardim das Rosas (Zona Leste I)</text:p>
          </table:table-cell>
          <table:table-cell office:value-type="string">
            <text:p>301374</text:p>
          </table:table-cell>
          <table:table-cell office:value-type="string">
            <text:p>Comunidade Terra Prometida (Cazaca Futebol Clube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rge Pires Ramalho 34</text:p>
          </table:table-cell>
          <table:table-cell office:value-type="string">
            <text:p>301374</text:p>
          </table:table-cell>
          <table:table-cell office:value-type="string">
            <text:p>Vila isabel Brasilandia (Projeto Dando Sopa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?lio Pinheiro/Travessa no Jd.Elisa Maria.</text:p>
          </table:table-cell>
          <table:table-cell office:value-type="string">
            <text:p>301374</text:p>
          </table:table-cell>
          <table:table-cell office:value-type="string">
            <text:p>Comunidade J?lio Pinheiro.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Kotinda,1434-CEP 02365-010</text:p>
          </table:table-cell>
          <table:table-cell office:value-type="string">
            <text:p>301374</text:p>
          </table:table-cell>
          <table:table-cell office:value-type="string">
            <text:p>Comunidade Kotind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Alves de Carvalho - Ponte do Socorro SP</text:p>
          </table:table-cell>
          <table:table-cell office:value-type="string">
            <text:p>301374</text:p>
          </table:table-cell>
          <table:table-cell office:value-type="string">
            <text:p>Ponto do Socorro - Ch?cara do So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uiz Macario de Castro, 286 Casa 3</text:p>
          </table:table-cell>
          <table:table-cell office:value-type="string">
            <text:p>301374</text:p>
          </table:table-cell>
          <table:table-cell office:value-type="string">
            <text:p>Comunidade Jardim Per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Aquilino dos Santos,? 1350</text:p>
          </table:table-cell>
          <table:table-cell office:value-type="string">
            <text:p>301374</text:p>
          </table:table-cell>
          <table:table-cell office:value-type="string">
            <text:p>Jardim Elisa Mari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garida Cristina Bauman, 481
Guaianases -  08245-490</text:p>
          </table:table-cell>
          <table:table-cell office:value-type="string">
            <text:p>301374</text:p>
          </table:table-cell>
          <table:table-cell office:value-type="string">
            <text:p>Comunidade Fazendinha Vila Progres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?rio Grazini 100</text:p>
          </table:table-cell>
          <table:table-cell office:value-type="string">
            <text:p>301374</text:p>
          </table:table-cell>
          <table:table-cell office:value-type="string">
            <text:p>Favela Monsenhor ( Ipiranga)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nforte de lemos ( Viela 3)</text:p>
          </table:table-cell>
          <table:table-cell office:value-type="string">
            <text:p>301374</text:p>
          </table:table-cell>
          <table:table-cell office:value-type="string">
            <text:p>Favela Monforte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04840-050</text:p>
          </table:table-cell>
          <table:table-cell office:value-type="string">
            <text:p>301374</text:p>
          </table:table-cell>
          <table:table-cell office:value-type="string">
            <text:p>Graja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???o Jos??? de Serzedelo - Parque Edu Chaves - Posto P??? de Boi</text:p>
          </table:table-cell>
          <table:table-cell office:value-type="string">
            <text:p>301374</text:p>
          </table:table-cell>
          <table:table-cell office:value-type="string">
            <text:p>Comunidade Aquarela - Ja???ana (Instituto Ninho Social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tephen Benet, 26</text:p>
          </table:table-cell>
          <table:table-cell office:value-type="string">
            <text:p>301374</text:p>
          </table:table-cell>
          <table:table-cell office:value-type="string">
            <text:p>Comunidade 29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boas</text:p>
          </table:table-cell>
          <table:table-cell office:value-type="string">
            <text:p>301374</text:p>
          </table:table-cell>
          <table:table-cell office:value-type="string">
            <text:p>Olaria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aetano de Campos, 286</text:p>
          </table:table-cell>
          <table:table-cell office:value-type="string">
            <text:p>301374</text:p>
          </table:table-cell>
          <table:table-cell office:value-type="string">
            <text:p>Pau Queim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Jos??? Milton Barbosa, 227</text:p>
          </table:table-cell>
          <table:table-cell office:value-type="string">
            <text:p>301374</text:p>
          </table:table-cell>
          <table:table-cell office:value-type="string">
            <text:p>Invas???o Vila Esperan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da unifica??o, 05</text:p>
          </table:table-cell>
          <table:table-cell office:value-type="string">
            <text:p>301374</text:p>
          </table:table-cell>
          <table:table-cell office:value-type="string">
            <text:p>Coabh Adventista Cap???o Redondo (Projeto Supera??????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Manuel Cintra 10 Jaguara</text:p>
          </table:table-cell>
          <table:table-cell office:value-type="string">
            <text:p>301374</text:p>
          </table:table-cell>
          <table:table-cell office:value-type="string">
            <text:p>Comunidade Jaguara (Pastoral de Rua Irm???os em Cristo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te de Setembro, 35</text:p>
          </table:table-cell>
          <table:table-cell office:value-type="string">
            <text:p>301374</text:p>
          </table:table-cell>
          <table:table-cell office:value-type="string">
            <text:p>Jardim Apura, Pedreira, Santa Am???lia, Dorot???ia, Marsilac e Favela da Fuma??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itirana,200 bairro ColA?nia Itaquera ZL,</text:p>
          </table:table-cell>
          <table:table-cell office:value-type="string">
            <text:p>30012</text:p>
          </table:table-cell>
          <table:table-cell office:value-type="string">
            <text:p>Associacao de moradores e comerciantes da Fazend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bner Ribeiro Borges 463, Jardim Roseli</text:p>
          </table:table-cell>
          <table:table-cell office:value-type="string">
            <text:p>30013</text:p>
          </table:table-cell>
          <table:table-cell office:value-type="string">
            <text:p>Associacao Beneficente Porto Ilumin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iego Sande n? 321 - Jardim Camargo Novo - Cep 08121-540</text:p>
          </table:table-cell>
          <table:table-cell office:value-type="string">
            <text:p>30014</text:p>
          </table:table-cell>
          <table:table-cell office:value-type="string">
            <text:p>Associacao Beneficente Esportiva e Cultural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Dias n:22 B</text:p>
          </table:table-cell>
          <table:table-cell office:value-type="string">
            <text:p>30017</text:p>
          </table:table-cell>
          <table:table-cell office:value-type="string">
            <text:p>Associacao Caminho de BraA?os Abert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ajardo de Barros, 61 - Jd Campos - Itaim Paulista</text:p>
          </table:table-cell>
          <table:table-cell office:value-type="string">
            <text:p>30020</text:p>
          </table:table-cell>
          <table:table-cell office:value-type="string">
            <text:p>Associacao Social e AssistA?ncial Filantropica do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o Sammarco, 22, Jardim Nelia</text:p>
          </table:table-cell>
          <table:table-cell office:value-type="string">
            <text:p>30021</text:p>
          </table:table-cell>
          <table:table-cell office:value-type="string">
            <text:p>ASSOCIACAO BENEFICENTE FAZENDA ITAIM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ela Vista de Minas, 6B - Igreja Sao Geraldo</text:p>
          </table:table-cell>
          <table:table-cell office:value-type="string">
            <text:p>30022</text:p>
          </table:table-cell>
          <table:table-cell office:value-type="string">
            <text:p>Associacao Sem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ivota, 68</text:p>
          </table:table-cell>
          <table:table-cell office:value-type="string">
            <text:p>30037</text:p>
          </table:table-cell>
          <table:table-cell office:value-type="string">
            <text:p>Instituto Alfa Om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ssao Watanabe, 79 - Jardim Santa Cruz</text:p>
          </table:table-cell>
          <table:table-cell office:value-type="string">
            <text:p>30038</text:p>
          </table:table-cell>
          <table:table-cell office:value-type="string">
            <text:p>Encantos Instituto Socio Cultural e Benefi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Humberto Serrutti, 151, Jd, Mabel</text:p>
          </table:table-cell>
          <table:table-cell office:value-type="string">
            <text:p>30041</text:p>
          </table:table-cell>
          <table:table-cell office:value-type="string">
            <text:p>Associacao NA?lia Mab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rra Escalvada, 249</text:p>
          </table:table-cell>
          <table:table-cell office:value-type="string">
            <text:p>30042</text:p>
          </table:table-cell>
          <table:table-cell office:value-type="string">
            <text:p>associacao uniao dos moradores do jardim sao carlos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bastiao Dias Fragoso, 33 A, Pq, Figueira Grande</text:p>
          </table:table-cell>
          <table:table-cell office:value-type="string">
            <text:p>30045</text:p>
          </table:table-cell>
          <table:table-cell office:value-type="string">
            <text:p>Associacao Beneficente CrianA?a EsperanA?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ises Alves dos Santos,906</text:p>
          </table:table-cell>
          <table:table-cell office:value-type="string">
            <text:p>30057</text:p>
          </table:table-cell>
          <table:table-cell office:value-type="string">
            <text:p>Associacao comunitA?ria Santos do jardim das olivei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Dom Joao Nery, 4117 - Jardim Lourdes</text:p>
          </table:table-cell>
          <table:table-cell office:value-type="string">
            <text:p>30060</text:p>
          </table:table-cell>
          <table:table-cell office:value-type="string">
            <text:p>Associacao beneficente cultural educativa das associaA?A?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Virgilio Campelo, 150</text:p>
          </table:table-cell>
          <table:table-cell office:value-type="string">
            <text:p>30062</text:p>
          </table:table-cell>
          <table:table-cell office:value-type="string">
            <text:p>BRASIL SEM DIFERENC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Sapopemba, 11,558, loja 1 e 2</text:p>
          </table:table-cell>
          <table:table-cell office:value-type="string">
            <text:p>30091</text:p>
          </table:table-cell>
          <table:table-cell office:value-type="string">
            <text:p>Associacao Teotonio Vilela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nta Sofia,250 Jardim Turquesa</text:p>
          </table:table-cell>
          <table:table-cell office:value-type="string">
            <text:p>30111</text:p>
          </table:table-cell>
          <table:table-cell office:value-type="string">
            <text:p>Movimento Habitacional e AA?ao Soci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SA? CARDOSO PIMENTEL N? 734 VILA ALABAMA CEP 08110-490</text:p>
          </table:table-cell>
          <table:table-cell office:value-type="string">
            <text:p>30123</text:p>
          </table:table-cell>
          <table:table-cell office:value-type="string">
            <text:p>ASSOCIACAO GRUPO DE MAES DEUS A? AM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Rinaldelli, 1709 - Jardim Castro Alves</text:p>
          </table:table-cell>
          <table:table-cell office:value-type="string">
            <text:p>30125</text:p>
          </table:table-cell>
          <table:table-cell office:value-type="string">
            <text:p>Associacao de jovens do Jd Castro Alv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Estrada Canal do cocaia 1481 Parque Residencial Cocaia</text:p>
          </table:table-cell>
          <table:table-cell office:value-type="string">
            <text:p>30127</text:p>
          </table:table-cell>
          <table:table-cell office:value-type="string">
            <text:p>M, D, S, A, Paroquia Nossa Senhora dos Migrantes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everino de Freitas Prestes 331, jD, Rodolfo Pirani</text:p>
          </table:table-cell>
          <table:table-cell office:value-type="string">
            <text:p>30143</text:p>
          </table:table-cell>
          <table:table-cell office:value-type="string">
            <text:p>Associacao Social Casa das DA?bor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16 - Jardim Vila Carrao</text:p>
          </table:table-cell>
          <table:table-cell office:value-type="string">
            <text:p>30148</text:p>
          </table:table-cell>
          <table:table-cell office:value-type="string">
            <text:p>Associacao da Comunidade Mulheres de Lut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aimundo de Paula Freitas, 461</text:p>
          </table:table-cell>
          <table:table-cell office:value-type="string">
            <text:p>30155</text:p>
          </table:table-cell>
          <table:table-cell office:value-type="string">
            <text:p>Associacao Clube de Maes Alieta Adj, Do Parque Paulist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amA?sio Pinto, 2101, Parada XV de Novembro</text:p>
          </table:table-cell>
          <table:table-cell office:value-type="string">
            <text:p>30157</text:p>
          </table:table-cell>
          <table:table-cell office:value-type="string">
            <text:p>ASSOCIACAO COMUNIDADE VIV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a Mameia, proximo ao n, 45 / referencia escola Estadual Dr Chrstiano</text:p>
          </table:table-cell>
          <table:table-cell office:value-type="string">
            <text:p>30161</text:p>
          </table:table-cell>
          <table:table-cell office:value-type="string">
            <text:p>Associacao SANTA FA? Hunter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orro das Pedras, 154, Final da rua, Jd Sao Francisco</text:p>
          </table:table-cell>
          <table:table-cell office:value-type="string">
            <text:p>30167</text:p>
          </table:table-cell>
          <table:table-cell office:value-type="string">
            <text:p>Associacao de Moradores Fenix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Evaristo Ginasterio, 36</text:p>
          </table:table-cell>
          <table:table-cell office:value-type="string">
            <text:p>30168</text:p>
          </table:table-cell>
          <table:table-cell office:value-type="string">
            <text:p>Associacao Mayla Luiza dos Moradores do condomA?n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sas Partidas, n? 35, Cidade A, E, Carvalho, CEP: 08223-410</text:p>
          </table:table-cell>
          <table:table-cell office:value-type="string">
            <text:p>30171</text:p>
          </table:table-cell>
          <table:table-cell office:value-type="string">
            <text:p>Associacao Beneficente Por Um Mundo Melhor e Soli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rezine, 113 Jardim Ideal</text:p>
          </table:table-cell>
          <table:table-cell office:value-type="string">
            <text:p>30207</text:p>
          </table:table-cell>
          <table:table-cell office:value-type="string">
            <text:p>Associacao ComunitA?ria JardiM Ide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choeira Utupiru 197 Vila Nova Itaim</text:p>
          </table:table-cell>
          <table:table-cell office:value-type="string">
            <text:p>30216</text:p>
          </table:table-cell>
          <table:table-cell office:value-type="string">
            <text:p>Associacao trabalho comunitA?rio de vila Ita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ssiano dos Santos, 236, Jardim das Imbuias</text:p>
          </table:table-cell>
          <table:table-cell office:value-type="string">
            <text:p>30232</text:p>
          </table:table-cell>
          <table:table-cell office:value-type="string">
            <text:p>LACE - Nucleo de aA?A?es para cidadania na diversi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umarana, 26 - Jd, Eliane</text:p>
          </table:table-cell>
          <table:table-cell office:value-type="string">
            <text:p>30233</text:p>
          </table:table-cell>
          <table:table-cell office:value-type="string">
            <text:p>Centro de AA?ao Social EspaA?o Liv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pe, 68, Vila Maria na associaA?, dos moradores - ClA?udia Soares</text:p>
          </table:table-cell>
          <table:table-cell office:value-type="string">
            <text:p>30242</text:p>
          </table:table-cell>
          <table:table-cell office:value-type="string">
            <text:p>Uniao de Moradores Vila Nova TietA? - Vila Maria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73 s/n, Parque Boa EsperanA?a (Ref, continuaA?ao da Rua Diogo Munhoz - ref, AssociaA?ao)</text:p>
          </table:table-cell>
          <table:table-cell office:value-type="string">
            <text:p>30251</text:p>
          </table:table-cell>
          <table:table-cell office:value-type="string">
            <text:p>Associacao de Moradores da Comunidade CA?cero Ibiap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na Avancini Prado, 101 - Jardim Lalo</text:p>
          </table:table-cell>
          <table:table-cell office:value-type="string">
            <text:p>30262</text:p>
          </table:table-cell>
          <table:table-cell office:value-type="string">
            <text:p>Associacao cultural Unidos do Orion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edro da Lomba, 139 - Pq, Sao Rafael</text:p>
          </table:table-cell>
          <table:table-cell office:value-type="string">
            <text:p>30272</text:p>
          </table:table-cell>
          <table:table-cell office:value-type="string">
            <text:p>ESPERANA?A SOCIEDADE DE EDUCAA?AO E INCLUSAO SOCIAL                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essandro Melani,156 Jardim Sao Joao - SP   08370-345</text:p>
          </table:table-cell>
          <table:table-cell office:value-type="string">
            <text:p>30276</text:p>
          </table:table-cell>
          <table:table-cell office:value-type="string">
            <text:p>ESPERANA?A SOCIEDADE DE EDUCAA?AO E INCLUSAO SOCIAL                           3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Barroso, 211, Pedreira</text:p>
          </table:table-cell>
          <table:table-cell office:value-type="string">
            <text:p>30278</text:p>
          </table:table-cell>
          <table:table-cell office:value-type="string">
            <text:p>ASSOCIACAO BENEFICIENTE , JUVENTUDE EVANGELICA UNIDOS POR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urA?lio de Campos 204 CEP 03977570</text:p>
          </table:table-cell>
          <table:table-cell office:value-type="string">
            <text:p>30280</text:p>
          </table:table-cell>
          <table:table-cell office:value-type="string">
            <text:p>Associacao Social LA?rios do Val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Ragueb Chohfi, 5450, Jd, Iguatemi</text:p>
          </table:table-cell>
          <table:table-cell office:value-type="string">
            <text:p>30290</text:p>
          </table:table-cell>
          <table:table-cell office:value-type="string">
            <text:p>PAULISTANO, F,C JD IGUATEMI S,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lor do Li?rio, s/n - Conjunto Habitacional Brasilandia B-2</text:p>
          </table:table-cell>
          <table:table-cell office:value-type="string">
            <text:p>30293</text:p>
          </table:table-cell>
          <table:table-cell office:value-type="string">
            <text:p>Instituto Brasileiro de Desenvolvimento Educacional, Cultural e Social INBRADEC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fredo Moreira Pinto, 56 - Vila CuruA?A? Velha</text:p>
          </table:table-cell>
          <table:table-cell office:value-type="string">
            <text:p>30299</text:p>
          </table:table-cell>
          <table:table-cell office:value-type="string">
            <text:p>Associacao dos EmpresA?rios do Itaim Paulista AEIP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damus de Dore 102</text:p>
          </table:table-cell>
          <table:table-cell office:value-type="string">
            <text:p>30309</text:p>
          </table:table-cell>
          <table:table-cell office:value-type="string">
            <text:p>Associacao dos Moradores do Jardim Virginia Itajui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tista Crespo 105, Vila Pirajussara</text:p>
          </table:table-cell>
          <table:table-cell office:value-type="string">
            <text:p>30313</text:p>
          </table:table-cell>
          <table:table-cell office:value-type="string">
            <text:p>Associacao AgA?ncia Solano Trin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inturao Verde, 156 - Vila Santa InA?s</text:p>
          </table:table-cell>
          <table:table-cell office:value-type="string">
            <text:p>30321</text:p>
          </table:table-cell>
          <table:table-cell office:value-type="string">
            <text:p>Centro de EducaA?ao Popular da Comunidade Nossa Senhora da Aparec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goa dourada, 1, Jardim Bartira</text:p>
          </table:table-cell>
          <table:table-cell office:value-type="string">
            <text:p>30329</text:p>
          </table:table-cell>
          <table:table-cell office:value-type="string">
            <text:p>Instituto Dias e Martin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Maria Coelho Aguiar, 1211, Jardim Sao Luiz</text:p>
          </table:table-cell>
          <table:table-cell office:value-type="string">
            <text:p>30331</text:p>
          </table:table-cell>
          <table:table-cell office:value-type="string">
            <text:p>MAC - Movimento Associativo ComunitA?r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mendes Pinto,35 Ermelino matarazzo SP</text:p>
          </table:table-cell>
          <table:table-cell office:value-type="string">
            <text:p>30342</text:p>
          </table:table-cell>
          <table:table-cell office:value-type="string">
            <text:p>Associacao Unida de EducaA?ao e AssistA?nc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3</text:p>
          </table:table-cell>
          <table:table-cell office:value-type="string">
            <text:p>Associacao Heliopolis Esporte e Laze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MANDANTE TAYLOR, 1331 - Ipiranga</text:p>
          </table:table-cell>
          <table:table-cell office:value-type="string">
            <text:p>30348</text:p>
          </table:table-cell>
          <table:table-cell office:value-type="string">
            <text:p>IS Instituto Social Nova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jal, 1010, COHAB jardim sao bento</text:p>
          </table:table-cell>
          <table:table-cell office:value-type="string">
            <text:p>30352</text:p>
          </table:table-cell>
          <table:table-cell office:value-type="string">
            <text:p>Associacao Povo em AA?ao Vida SustentA?ve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eonor Alvim, 282 - Interlagos</text:p>
          </table:table-cell>
          <table:table-cell office:value-type="string">
            <text:p>30353</text:p>
          </table:table-cell>
          <table:table-cell office:value-type="string">
            <text:p>Recanto de Interlag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planalto, dos acantilados, 110 ,cep 03981/110</text:p>
          </table:table-cell>
          <table:table-cell office:value-type="string">
            <text:p>30368</text:p>
          </table:table-cell>
          <table:table-cell office:value-type="string">
            <text:p>Associacao assistencial Planur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Butarelo, n? 499,     CEP 03813-010</text:p>
          </table:table-cell>
          <table:table-cell office:value-type="string">
            <text:p>30378</text:p>
          </table:table-cell>
          <table:table-cell office:value-type="string">
            <text:p>APABE - ASSOCIACAO PAULISTA BENEFICIENTE -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smim de Porcelana 784</text:p>
          </table:table-cell>
          <table:table-cell office:value-type="string">
            <text:p>30386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87</text:p>
          </table:table-cell>
          <table:table-cell office:value-type="string">
            <text:p>IIS Futuro Brilhante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Carlos Benjamim dos Santos, 3025</text:p>
          </table:table-cell>
          <table:table-cell office:value-type="string">
            <text:p>30388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aureliano da silva arruda 559</text:p>
          </table:table-cell>
          <table:table-cell office:value-type="string">
            <text:p>30390</text:p>
          </table:table-cell>
          <table:table-cell office:value-type="string">
            <text:p>CDC Cidade Sao Mateus?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arlos Barbosa dos Santos, 549/551</text:p>
          </table:table-cell>
          <table:table-cell office:value-type="string">
            <text:p>30391</text:p>
          </table:table-cell>
          <table:table-cell office:value-type="string">
            <text:p>ACRIA Associacao Amiga Da CrianA?a e Adolescen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eneral Bagnuolo 533, Vila Prudente</text:p>
          </table:table-cell>
          <table:table-cell office:value-type="string">
            <text:p>30393</text:p>
          </table:table-cell>
          <table:table-cell office:value-type="string">
            <text:p>ASSOCIACAO DOS AMIGOS DO CENTRO DE MEMA?RIA DO CIR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cialista,26, Jd, Prainha</text:p>
          </table:table-cell>
          <table:table-cell office:value-type="string">
            <text:p>30397</text:p>
          </table:table-cell>
          <table:table-cell office:value-type="string">
            <text:p>Associacao Comunit, de Desenvolvimento Social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PlA?, 155, Pq, res, Cocaia</text:p>
          </table:table-cell>
          <table:table-cell office:value-type="string">
            <text:p>30405</text:p>
          </table:table-cell>
          <table:table-cell office:value-type="string">
            <text:p>Ong equilibrio universal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lara Nunes, 01 - CEP 05282-040 - Bairro Residencial Sol Nascente (km 24 Anhanguera)</text:p>
          </table:table-cell>
          <table:table-cell office:value-type="string">
            <text:p>30406</text:p>
          </table:table-cell>
          <table:table-cell office:value-type="string">
            <text:p>Associacao Paulistanos de HabitaA?ao e Associado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Da Silveira, 26, Jardim Vila Carraozinho CEP 08340 270</text:p>
          </table:table-cell>
          <table:table-cell office:value-type="string">
            <text:p>30411</text:p>
          </table:table-cell>
          <table:table-cell office:value-type="string">
            <text:p>Associacao O MUNDO E UMA BO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437</text:p>
          </table:table-cell>
          <table:table-cell office:value-type="string">
            <text:p>Instituto Grande Vito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do Progresso, 562, Jd, do Palanque</text:p>
          </table:table-cell>
          <table:table-cell office:value-type="string">
            <text:p>30447</text:p>
          </table:table-cell>
          <table:table-cell office:value-type="string">
            <text:p>Associacao Esporte Lazer, SaA?de e Cultura Premia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Dr,Guilherme de Abreu Sodre N" 1050</text:p>
          </table:table-cell>
          <table:table-cell office:value-type="string">
            <text:p>30449</text:p>
          </table:table-cell>
          <table:table-cell office:value-type="string">
            <text:p>Associacao E Missoes Gideoes do Carce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u Ferrari, 432 - Conjunto Residencial JosA? BonifA?cio</text:p>
          </table:table-cell>
          <table:table-cell office:value-type="string">
            <text:p>30452</text:p>
          </table:table-cell>
          <table:table-cell office:value-type="string">
            <text:p>Instituto Viver Melho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cio da Silva n? 86 Vila Guiomar SP</text:p>
          </table:table-cell>
          <table:table-cell office:value-type="string">
            <text:p>30460</text:p>
          </table:table-cell>
          <table:table-cell office:value-type="string">
            <text:p>Soc, Amigos de Vila Guiomar e Adjace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Alarico Bergamo 765</text:p>
          </table:table-cell>
          <table:table-cell office:value-type="string">
            <text:p>30465</text:p>
          </table:table-cell>
          <table:table-cell office:value-type="string">
            <text:p>Associacao Uniao dos Moradores de Vila Regi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JosA? de Anchieta, 235 - Santo Amaro</text:p>
          </table:table-cell>
          <table:table-cell office:value-type="string">
            <text:p>30468</text:p>
          </table:table-cell>
          <table:table-cell office:value-type="string">
            <text:p>ASSOCIACAO DE GESTAO EM HABITAA?AO DE INTERESSE SOC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Felix, 200, Jardim Nova Tereza</text:p>
          </table:table-cell>
          <table:table-cell office:value-type="string">
            <text:p>30473</text:p>
          </table:table-cell>
          <table:table-cell office:value-type="string">
            <text:p>Clube das senhoras unid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mingos Afonso Sertao, 671 - Parque Figueira Grande</text:p>
          </table:table-cell>
          <table:table-cell office:value-type="string">
            <text:p>30474</text:p>
          </table:table-cell>
          <table:table-cell office:value-type="string">
            <text:p>Associacao Esportiva Figueir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mpos do Jordao, 38, Recanto Alegre</text:p>
          </table:table-cell>
          <table:table-cell office:value-type="string">
            <text:p>30487</text:p>
          </table:table-cell>
          <table:table-cell office:value-type="string">
            <text:p>Associacao FamA?lia em Foco - IntegraA?ao Social e 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Rodolfo Pirani, 616</text:p>
          </table:table-cell>
          <table:table-cell office:value-type="string">
            <text:p>30494</text:p>
          </table:table-cell>
          <table:table-cell office:value-type="string">
            <text:p>Uniao Geral dos Trabalhadores Desempregado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m Gouveia Franco, 388 - sala 1</text:p>
          </table:table-cell>
          <table:table-cell office:value-type="string">
            <text:p>30498</text:p>
          </table:table-cell>
          <table:table-cell office:value-type="string">
            <text:p>Sociedade Amigos do Jardim Sapopemba e AdjacA?nc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Bento Guelfi, 2217 - Recanto Verde Sol</text:p>
          </table:table-cell>
          <table:table-cell office:value-type="string">
            <text:p>30511</text:p>
          </table:table-cell>
          <table:table-cell office:value-type="string">
            <text:p>Sociedade Amigos do Bairro de vila Leme e Jardim 2? Entrega ?4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ernao Tavares, 123, Tatuape?</text:p>
          </table:table-cell>
          <table:table-cell office:value-type="string">
            <text:p>30520</text:p>
          </table:table-cell>
          <table:table-cell office:value-type="string">
            <text:p>Instituto Sao Paulo de Acao VoluntA?ri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 Mariana Caligiori Ronchetti</text:p>
          </table:table-cell>
          <table:table-cell office:value-type="string">
            <text:p>30556</text:p>
          </table:table-cell>
          <table:table-cell office:value-type="string">
            <text:p>Associacao crianca equipe norte tuning do Jardim P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pela da Lagoa, 518</text:p>
          </table:table-cell>
          <table:table-cell office:value-type="string">
            <text:p>30563</text:p>
          </table:table-cell>
          <table:table-cell office:value-type="string">
            <text:p>Associacao Atletica SUB 20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TAJUIBE, 2245 - JARDIM NA?LIA</text:p>
          </table:table-cell>
          <table:table-cell office:value-type="string">
            <text:p>30578</text:p>
          </table:table-cell>
          <table:table-cell office:value-type="string">
            <text:p>IGREJA APOSTA?LICA TEMPLO DE ADORAA?AO A YAHWEH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599</text:p>
          </table:table-cell>
          <table:table-cell office:value-type="string">
            <text:p>Instituto dee Amparo Social Movimentos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anA?rios nA?mero 17 antigo 216</text:p>
          </table:table-cell>
          <table:table-cell office:value-type="string">
            <text:p>30600</text:p>
          </table:table-cell>
          <table:table-cell office:value-type="string">
            <text:p>Associacao cantinho do CA?u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07</text:p>
          </table:table-cell>
          <table:table-cell office:value-type="string">
            <text:p>Instituto social educacional Boaventu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1</text:p>
          </table:table-cell>
          <table:table-cell office:value-type="string">
            <text:p>Clube da comunidade Jardim cachoeir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2</text:p>
          </table:table-cell>
          <table:table-cell office:value-type="string">
            <text:p>Instituto MA?rio AmA?rico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om, 113, Imirim - cep 02541-110</text:p>
          </table:table-cell>
          <table:table-cell office:value-type="string">
            <text:p>30613</text:p>
          </table:table-cell>
          <table:table-cell office:value-type="string">
            <text:p>Associacao de amigos do projeto lutando pelo futuro salve per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Flor de Lis, 1652 ( Morro do Piolho da Vila Brasilandia)</text:p>
          </table:table-cell>
          <table:table-cell office:value-type="string">
            <text:p>30621</text:p>
          </table:table-cell>
          <table:table-cell office:value-type="string">
            <text:p>AMOFRAN- Associacao de Moradores Francisco Nune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Roque de Minas, 398 - Jardim AntA?rtica</text:p>
          </table:table-cell>
          <table:table-cell office:value-type="string">
            <text:p>30625</text:p>
          </table:table-cell>
          <table:table-cell office:value-type="string">
            <text:p>Instituto Espaco V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rusalia, 80 - Jardim Recor</text:p>
          </table:table-cell>
          <table:table-cell office:value-type="string">
            <text:p>30639</text:p>
          </table:table-cell>
          <table:table-cell office:value-type="string">
            <text:p>ASSOCIACAO COMUNITA?RIA DAS FAMA?LIAS DO BAIRRO JARDIM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A?nio Lopes de Medeiros, 274 - Jardim Eliana</text:p>
          </table:table-cell>
          <table:table-cell office:value-type="string">
            <text:p>30641</text:p>
          </table:table-cell>
          <table:table-cell office:value-type="string">
            <text:p>Associacao ComunitA?ria Jardim Elian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adre Francisco Veloso, 300 - Itaim Paulista</text:p>
          </table:table-cell>
          <table:table-cell office:value-type="string">
            <text:p>30652</text:p>
          </table:table-cell>
          <table:table-cell office:value-type="string">
            <text:p>Associacao Beneficente Mulheres Voluntariosas de s
2A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uel Bueno da Fonseca, 503 A - Jardim Sao Luiz (ZL)</text:p>
          </table:table-cell>
          <table:table-cell office:value-type="string">
            <text:p>30667</text:p>
          </table:table-cell>
          <table:table-cell office:value-type="string">
            <text:p>cooperativa fA?nix A?gape cooperativa de produA?ao 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gentina, 41, Perus</text:p>
          </table:table-cell>
          <table:table-cell office:value-type="string">
            <text:p>30671</text:p>
          </table:table-cell>
          <table:table-cell office:value-type="string">
            <text:p>Associacao dos trabalhadores unidos de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Estrada da Barreira Grande , 3355</text:p>
          </table:table-cell>
          <table:table-cell office:value-type="string">
            <text:p>30672</text:p>
          </table:table-cell>
          <table:table-cell office:value-type="string">
            <text:p>Associacao de Amigos de Bairro Estado do Amazon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Pires Monteiro 401</text:p>
          </table:table-cell>
          <table:table-cell office:value-type="string">
            <text:p>30675</text:p>
          </table:table-cell>
          <table:table-cell office:value-type="string">
            <text:p>IGREJA MINISTA?RIO SIQUA?M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mirante Oliveira Pinto, 53, fundos</text:p>
          </table:table-cell>
          <table:table-cell office:value-type="string">
            <text:p>30676</text:p>
          </table:table-cell>
          <table:table-cell office:value-type="string">
            <text:p>Gremio Heliopolis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ulio maciel 428, Vila Nova Perus</text:p>
          </table:table-cell>
          <table:table-cell office:value-type="string">
            <text:p>30677</text:p>
          </table:table-cell>
          <table:table-cell office:value-type="string">
            <text:p>INSTITUTO BENEFICENTE VIDA NOVA PERU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Agua Vermelha, Particular 7, n 2 D, Jardim Robru, CEP, 08031-080 - Sao Paulo</text:p>
          </table:table-cell>
          <table:table-cell office:value-type="string">
            <text:p>30696</text:p>
          </table:table-cell>
          <table:table-cell office:value-type="string">
            <text:p>OrganizaA?, Nao Governam, DISTRIBUINDO SORRIS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ria AmA?lia Lopes de Azevedo, 4,180, Jd, Filhos da Terra - CEP 02318-000 SP</text:p>
          </table:table-cell>
          <table:table-cell office:value-type="string">
            <text:p>30699</text:p>
          </table:table-cell>
          <table:table-cell office:value-type="string">
            <text:p>Associacao ComunitA?ria Raio de Cris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lberto buriti 39, Jd, CarumbA?</text:p>
          </table:table-cell>
          <table:table-cell office:value-type="string">
            <text:p>30701</text:p>
          </table:table-cell>
          <table:table-cell office:value-type="string">
            <text:p>Instituto Casa Almei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o Joaquim Alao, 04 - Vila Inacio</text:p>
          </table:table-cell>
          <table:table-cell office:value-type="string">
            <text:p>30724</text:p>
          </table:table-cell>
          <table:table-cell office:value-type="string">
            <text:p>INSTITUTO D,I,P,I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Galvao Bueno, 782</text:p>
          </table:table-cell>
          <table:table-cell office:value-type="string">
            <text:p>30755</text:p>
          </table:table-cell>
          <table:table-cell office:value-type="string">
            <text:p>Confederacao das Mulheres do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Tancredi, 540, Pq, Paulistano</text:p>
          </table:table-cell>
          <table:table-cell office:value-type="string">
            <text:p>30756</text:p>
          </table:table-cell>
          <table:table-cell office:value-type="string">
            <text:p>Oasis OrganizaA?ao de AssistA?ncia Social para Inclusao 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nego Antonio Manz 43</text:p>
          </table:table-cell>
          <table:table-cell office:value-type="string">
            <text:p>30757</text:p>
          </table:table-cell>
          <table:table-cell office:value-type="string">
            <text:p>Instituto Cristiane Camargo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 n, 38</text:p>
          </table:table-cell>
          <table:table-cell office:value-type="string">
            <text:p>30762</text:p>
          </table:table-cell>
          <table:table-cell office:value-type="string">
            <text:p>G,R,E,Samba Unidos do Vale Encantad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enente Sotomano, 1209 - Jardim Brasil</text:p>
          </table:table-cell>
          <table:table-cell office:value-type="string">
            <text:p>30763</text:p>
          </table:table-cell>
          <table:table-cell office:value-type="string">
            <text:p>Bakissi Aueto Mona Cafung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Taimir, 01 Jd Universal</text:p>
          </table:table-cell>
          <table:table-cell office:value-type="string">
            <text:p>30768</text:p>
          </table:table-cell>
          <table:table-cell office:value-type="string">
            <text:p>Associacao esportiva Grande Familia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, Domingos de Martins Pacheco, 51</text:p>
          </table:table-cell>
          <table:table-cell office:value-type="string">
            <text:p>30775</text:p>
          </table:table-cell>
          <table:table-cell office:value-type="string">
            <text:p>Associacao G, Vita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noel Rodrigues Santiago, 88</text:p>
          </table:table-cell>
          <table:table-cell office:value-type="string">
            <text:p>30799</text:p>
          </table:table-cell>
          <table:table-cell office:value-type="string">
            <text:p>Instituto de Olho da Saude de Orientacao e Prevencao ao Cancer e Outras Patologias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artolomeo Belland, 2 - Burgo Paulista</text:p>
          </table:table-cell>
          <table:table-cell office:value-type="string">
            <text:p>30803</text:p>
          </table:table-cell>
          <table:table-cell office:value-type="string">
            <text:p>Associacao Esportiva Arsenal de Ponte R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canguira, N 386 Jd, Vista Alegre, Sao Paulo</text:p>
          </table:table-cell>
          <table:table-cell office:value-type="string">
            <text:p>30836</text:p>
          </table:table-cell>
          <table:table-cell office:value-type="string">
            <text:p>Associacao morada feliz do Jd, Vista Alegr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tica, 577 - Jd, Brasil</text:p>
          </table:table-cell>
          <table:table-cell office:value-type="string">
            <text:p>30842</text:p>
          </table:table-cell>
          <table:table-cell office:value-type="string">
            <text:p>Associacao de Conselheiros e   Ex-Conselheiros do ComA?rc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24 de Maio esquina com R, Dom JosA? de Barros</text:p>
          </table:table-cell>
          <table:table-cell office:value-type="string">
            <text:p>30895</text:p>
          </table:table-cell>
          <table:table-cell office:value-type="string">
            <text:p>Associacao da Parada do Orgulho LGBT de Sao Paul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Cel Sezefredo Fagundes, 2732</text:p>
          </table:table-cell>
          <table:table-cell office:value-type="string">
            <text:p>30900</text:p>
          </table:table-cell>
          <table:table-cell office:value-type="string">
            <text:p>InstituiA?ao EsperanA?a para Todos (INESP)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Cordilheira do Araripe, 381 - Jd Noemia</text:p>
          </table:table-cell>
          <table:table-cell office:value-type="string">
            <text:p>30928</text:p>
          </table:table-cell>
          <table:table-cell office:value-type="string">
            <text:p>Instituto Semear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V DOM BOSCO, N, 32 A - BAIRRO JARDIM MATARAZZO - CEP,: 03,810-045</text:p>
          </table:table-cell>
          <table:table-cell office:value-type="string">
            <text:p>30956</text:p>
          </table:table-cell>
          <table:table-cell office:value-type="string">
            <text:p>CLUBER DA COMUNIDADE DA DANUBIO JD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gelo Antonelli,12- Jardim Auri Verde</text:p>
          </table:table-cell>
          <table:table-cell office:value-type="string">
            <text:p>301212</text:p>
          </table:table-cell>
          <table:table-cell office:value-type="string">
            <text:p>Associacao ComunitA?ria Auri Verde - 1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na Matilde, 455 - Vila Matilde 03,589-001</text:p>
          </table:table-cell>
          <table:table-cell office:value-type="string">
            <text:p>301257</text:p>
          </table:table-cell>
          <table:table-cell office:value-type="string">
            <text:p>ASSOCIACAO SAO PAULO DIFERENCIADO - ASPD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: Comendador JosA? Alves Dias, n, 62 - Vila Industrial - CEP 03250-000</text:p>
          </table:table-cell>
          <table:table-cell office:value-type="string">
            <text:p>301287</text:p>
          </table:table-cell>
          <table:table-cell office:value-type="string">
            <text:p>ASSOCIACAO MULHERES DE FA?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raguaia, 207, CanindA?</text:p>
          </table:table-cell>
          <table:table-cell office:value-type="string">
            <text:p>301340</text:p>
          </table:table-cell>
          <table:table-cell office:value-type="string">
            <text:p>Associacao Vila Nova Cachoeirinha Cen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opes de Medeiros,85</text:p>
          </table:table-cell>
          <table:table-cell office:value-type="string">
            <text:p>301425</text:p>
          </table:table-cell>
          <table:table-cell office:value-type="string">
            <text:p>Associacao Amigos do Jardim Nossa Senhora do Carm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Engenheiro Feijo Bittencourt, 330 - Vila Primavera</text:p>
          </table:table-cell>
          <table:table-cell office:value-type="string">
            <text:p>301565</text:p>
          </table:table-cell>
          <table:table-cell office:value-type="string">
            <text:p>IGREJA MINISTERIO DE JESUS CRIST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Brigadeiro Hardman, 117, Lajeado</text:p>
          </table:table-cell>
          <table:table-cell office:value-type="string">
            <text:p>301715</text:p>
          </table:table-cell>
          <table:table-cell office:value-type="string">
            <text:p>Associacao Resplandecer a Ordem e o direito de nascer a esperanA?a de igualdad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enida Abel Tavares, 1564 - Ermelino Matarazzo</text:p>
          </table:table-cell>
          <table:table-cell office:value-type="string">
            <text:p>302133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MA?rio Grazini, 100 ? Vila Santo EstA?fano ? Sao Paulo</text:p>
          </table:table-cell>
          <table:table-cell office:value-type="string">
            <text:p>302268</text:p>
          </table:table-cell>
          <table:table-cell office:value-type="string">
            <text:p>Novos Herdeiros HumanA?sticos - 2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ntonio Araujo, 112 - Cidade Tiradentes -  08471-680</text:p>
          </table:table-cell>
          <table:table-cell office:value-type="string">
            <text:p>302269</text:p>
          </table:table-cell>
          <table:table-cell office:value-type="string">
            <text:p>Associacao Nacional em Defesa Civil - ANADE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Aguinaldo Bezerra dos Santos 20 A cep 08131-070</text:p>
          </table:table-cell>
          <table:table-cell office:value-type="string">
            <text:p>302272</text:p>
          </table:table-cell>
          <table:table-cell office:value-type="string">
            <text:p>Instituto Social Black Brasil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InA?cio Monteiro, 1863 - Jardim Sao Paulo (ZL)</text:p>
          </table:table-cell>
          <table:table-cell office:value-type="string">
            <text:p>302273</text:p>
          </table:table-cell>
          <table:table-cell office:value-type="string">
            <text:p>Associacao Dos Sem Terra da Cohab Juscelin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ouza Lima, 295 - Barra Funda</text:p>
          </table:table-cell>
          <table:table-cell office:value-type="string">
            <text:p>302276</text:p>
          </table:table-cell>
          <table:table-cell office:value-type="string">
            <text:p>E,C, Classe A da Barra Fund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ilvio Esteves, 93 - Cidade Ademar</text:p>
          </table:table-cell>
          <table:table-cell office:value-type="string">
            <text:p>302280</text:p>
          </table:table-cell>
          <table:table-cell office:value-type="string">
            <text:p>Associacao Paulistinha da Vil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Carioca, 85 ? Ipiranga ? Cep 04225-000 ? Sao Paulo ? SP</text:p>
          </table:table-cell>
          <table:table-cell office:value-type="string">
            <text:p>302282</text:p>
          </table:table-cell>
          <table:table-cell office:value-type="string">
            <text:p>ASSOCIACAO BENEFICENTE, SOCIAL, CULTURAL E DESPORTIVA UNIDOS DA VILA CARIO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4</text:p>
          </table:table-cell>
          <table:table-cell office:value-type="string">
            <text:p>GRA?MIO RECREATIVO FLOR DE SAO JOAO CLA?MA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Professor Sylas Baltazar de Araujo, 220 - Parque Fongaro</text:p>
          </table:table-cell>
          <table:table-cell office:value-type="string">
            <text:p>302305</text:p>
          </table:table-cell>
          <table:table-cell office:value-type="string">
            <text:p>Clube Atletico Arapu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v, Lins de Vasconcelos, 804, Cambuci,</text:p>
          </table:table-cell>
          <table:table-cell office:value-type="string">
            <text:p>302310</text:p>
          </table:table-cell>
          <table:table-cell office:value-type="string">
            <text:p>Associacao dos Moradores das Ruas Silveira da Mota, Vicente De Carvalho, Ana Neri, Barao de Jaguara, Otto de Alencar, Stefano e Adj, Defesa da Moradia,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:Duas Barras 154, vl, california</text:p>
          </table:table-cell>
          <table:table-cell office:value-type="string">
            <text:p>302346</text:p>
          </table:table-cell>
          <table:table-cell office:value-type="string">
            <text:p>ASSOCIACAO BENEFICENTE SOCIAL DESPORTIVA CULTURAL Flor de Mai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Laurindo Rabelo, 142 - Jardim da Gloria</text:p>
          </table:table-cell>
          <table:table-cell office:value-type="string">
            <text:p>302364</text:p>
          </table:table-cell>
          <table:table-cell office:value-type="string">
            <text:p>Associacao de PreservaA?ao do Cambuci e de Vila Deodo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r, Gustavo da Veiga,38</text:p>
          </table:table-cell>
          <table:table-cell office:value-type="string">
            <text:p>302389</text:p>
          </table:table-cell>
          <table:table-cell office:value-type="string">
            <text:p>ASSOCIACAO VISAO DO FUTU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509</text:p>
          </table:table-cell>
          <table:table-cell office:value-type="string">
            <text:p>Associacao Cultural bloco carnavalesco INAJAR de 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Ricardo Pimpao, 113, Imirim - cep 02541-110</text:p>
          </table:table-cell>
          <table:table-cell office:value-type="string">
            <text:p>30622</text:p>
          </table:table-cell>
          <table:table-cell office:value-type="string">
            <text:p>Associacao Corinthinha de Vila Nova Cachoeirinha Salve Periferic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dos Pedreiros, 74 - Cidade Tiradentes</text:p>
          </table:table-cell>
          <table:table-cell office:value-type="string">
            <text:p>301866</text:p>
          </table:table-cell>
          <table:table-cell office:value-type="string">
            <text:p>Associacao Comunitaria, Cultural, Esportiva Elit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Francisco de Almeida Leite, 76 Jd. Jaragua</text:p>
          </table:table-cell>
          <table:table-cell office:value-type="string">
            <text:p>301600</text:p>
          </table:table-cell>
          <table:table-cell office:value-type="string">
            <text:p>ASSOCIACAO SAO MARCOS FUTEBOL CLUBE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Sene do Reino 151 - capao redondo</text:p>
          </table:table-cell>
          <table:table-cell office:value-type="string">
            <text:p>30322</text:p>
          </table:table-cell>
          <table:table-cell office:value-type="string">
            <text:p>Associacao de Moradores Quintal de Cas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Travessa Talisma 38 - Jardim da Conquista</text:p>
          </table:table-cell>
          <table:table-cell office:value-type="string">
            <text:p>30335</text:p>
          </table:table-cell>
          <table:table-cell office:value-type="string">
            <text:p>Associacao Esportiva Cachac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Sao Domingos, 224 - Bela Vista</text:p>
          </table:table-cell>
          <table:table-cell office:value-type="string">
            <text:p>301393</text:p>
          </table:table-cell>
          <table:table-cell office:value-type="string">
            <text:p>Cooperativa de Teatr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Vercinio Pereira de Souza, 1202</text:p>
          </table:table-cell>
          <table:table-cell office:value-type="string">
            <text:p>30450</text:p>
          </table:table-cell>
          <table:table-cell office:value-type="string">
            <text:p>A. A. Portuguesa do Jardim Vila Carrao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Alameda Nothmann, 485 - Campos Eli?seos</text:p>
          </table:table-cell>
          <table:table-cell office:value-type="string">
            <text:p>12108</text:p>
          </table:table-cell>
          <table:table-cell office:value-type="string">
            <text:p>CAMI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e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a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Fazenda da Juta -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ras da Rocha Cardoso - estai?ao CPTM DO ITAIM PAULISTA</text:p>
          </table:table-cell>
          <table:table-cell office:value-type="string">
            <text:p>12119</text:p>
          </table:table-cell>
          <table:table-cell office:value-type="string">
            <text:p>Populacao Cigana do Itaim Paulsta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Cantidio Sampaio, 4547 (referi?ncia: atras da consiga</text:p>
          </table:table-cell>
          <table:table-cell office:value-type="string">
            <text:p>11192</text:p>
          </table:table-cell>
          <table:table-cell office:value-type="string">
            <text:p>CapadA?A??c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Celso  Garcia  1558</text:p>
          </table:table-cell>
          <table:table-cell office:value-type="string">
            <text:p>27604</text:p>
          </table:table-cell>
          <table:table-cell office:value-type="string">
            <text:p>Avenida Celso  Garcia  15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015</text:p>
          </table:table-cell>
          <table:table-cell office:value-type="string">
            <text:p>27611</text:p>
          </table:table-cell>
          <table:table-cell office:value-type="string">
            <text:p>avenida celso garcia 10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1348</text:p>
          </table:table-cell>
          <table:table-cell office:value-type="string">
            <text:p>27602</text:p>
          </table:table-cell>
          <table:table-cell office:value-type="string">
            <text:p>avenida celso garcia 13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elso garcia 404</text:p>
          </table:table-cell>
          <table:table-cell office:value-type="string">
            <text:p>27603</text:p>
          </table:table-cell>
          <table:table-cell office:value-type="string">
            <text:p>avenida celso garcia 404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Coronel  Jose  Gladiador  895 Morro Doce</text:p>
          </table:table-cell>
          <table:table-cell office:value-type="string">
            <text:p>23430</text:p>
          </table:table-cell>
          <table:table-cell office:value-type="string">
            <text:p>Morro Doce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Doutor Decio de Toledo Leite, 143 - Jardim Das Oliveiras</text:p>
          </table:table-cell>
          <table:table-cell office:value-type="string">
            <text:p>14179</text:p>
          </table:table-cell>
          <table:table-cell office:value-type="string">
            <text:p>ILPI Ita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scola Politecnica, 4600</text:p>
          </table:table-cell>
          <table:table-cell office:value-type="string">
            <text:p>27613</text:p>
          </table:table-cell>
          <table:table-cell office:value-type="string">
            <text:p>Ponta d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Fagundes Filho, 596 apto 113 -Vila Monte Alegre  04304-000</text:p>
          </table:table-cell>
          <table:table-cell office:value-type="string">
            <text:p>14183</text:p>
          </table:table-cell>
          <table:table-cell office:value-type="string">
            <text:p>Associacao Paradesportiva JR-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abriela Mistral, 635 A??? Penha, Sao Paulo A??? SP A??? 03701-010</text:p>
          </table:table-cell>
          <table:table-cell office:value-type="string">
            <text:p>14173</text:p>
          </table:table-cell>
          <table:table-cell office:value-type="string">
            <text:p>Associacao Batista da Penh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Avenida General Olimpio da Silveira, 427 - Santa Ceci?lia</text:p>
          </table:table-cell>
          <table:table-cell office:value-type="string">
            <text:p>12107</text:p>
          </table:table-cell>
          <table:table-cell office:value-type="string">
            <text:p>Associacao Social, Educacional e Cultural Novos Rumos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09</text:p>
          </table:table-cell>
          <table:table-cell office:value-type="string">
            <text:p>Leonidas Moreir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Jardim Japao, 1029 - Jd Brasil</text:p>
          </table:table-cell>
          <table:table-cell office:value-type="string">
            <text:p>14169</text:p>
          </table:table-cell>
          <table:table-cell office:value-type="string">
            <text:p>Projeto Abraca Edu Chav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 1302</text:p>
          </table:table-cell>
          <table:table-cell office:value-type="string">
            <text:p>27550</text:p>
          </table:table-cell>
          <table:table-cell office:value-type="string">
            <text:p>Favela Chica Luiza 2a Entreg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ila Campestre</text:p>
          </table:table-cell>
          <table:table-cell office:value-type="string">
            <text:p>11069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eonardo da Vinci, 2650 - Vila Guarani</text:p>
          </table:table-cell>
          <table:table-cell office:value-type="string">
            <text:p>14188</text:p>
          </table:table-cell>
          <table:table-cell office:value-type="string">
            <text:p>Instituto Akh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iz Cartlos Gentille De Laet, 1736</text:p>
          </table:table-cell>
          <table:table-cell office:value-type="string">
            <text:p>14167</text:p>
          </table:table-cell>
          <table:table-cell office:value-type="string">
            <text:p>NAIS - RECANTO NOSSA SENHORA DE LOUR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Maria Cursi, 900 - Com Sao Judas</text:p>
          </table:table-cell>
          <table:table-cell office:value-type="string">
            <text:p>27243</text:p>
          </table:table-cell>
          <table:table-cell office:value-type="string">
            <text:p>Maria Curs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orvan Dias de Figueiredo, 2801 - Vila Guilherme</text:p>
          </table:table-cell>
          <table:table-cell office:value-type="string">
            <text:p>14164</text:p>
          </table:table-cell>
          <table:table-cell office:value-type="string">
            <text:p>ABAD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ordestina, 496 - Sao Miguel</text:p>
          </table:table-cell>
          <table:table-cell office:value-type="string">
            <text:p>12122</text:p>
          </table:table-cell>
          <table:table-cell office:value-type="string">
            <text:p>Acesd - Sao Miguel -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Olga Bernardes Jardim chacara do conde n.4 CEP 04859395 Grajau</text:p>
          </table:table-cell>
          <table:table-cell office:value-type="string">
            <text:p>12118</text:p>
          </table:table-cell>
          <table:table-cell office:value-type="string">
            <text:p>Populacao Cigana da Zona Sul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, Chacara Santo Amaro, 04858-570</text:p>
          </table:table-cell>
          <table:table-cell office:value-type="string">
            <text:p>12138</text:p>
          </table:table-cell>
          <table:table-cell office:value-type="string">
            <text:p>Associacao Beneficente Guilhermina Maria de Jesus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rimavera de Caiena, 338 - Parque Santa Madalena - Sapopemba</text:p>
          </table:table-cell>
          <table:table-cell office:value-type="string">
            <text:p>14175</text:p>
          </table:table-cell>
          <table:table-cell office:value-type="string">
            <text:p>Cantinho da EsperanA?A??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Sao Luiz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Roland Garros, 1065 A - Sala 2 - Vila Medeiros	</text:p>
          </table:table-cell>
          <table:table-cell office:value-type="string">
            <text:p>12125</text:p>
          </table:table-cell>
          <table:table-cell office:value-type="string">
            <text:p>UBM - Uniao Brasileira das Mulheres -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udge Ramos / Viaduto Rudge Ramos</text:p>
          </table:table-cell>
          <table:table-cell office:value-type="string">
            <text:p>11169</text:p>
          </table:table-cell>
          <table:table-cell office:value-type="string">
            <text:p>Viaduto Rudge Ram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lim Farah Maluf, 179 - Tatuape</text:p>
          </table:table-cell>
          <table:table-cell office:value-type="string">
            <text:p>15106</text:p>
          </table:table-cell>
          <table:table-cell office:value-type="string">
            <text:p>Cooperativa CENTRAL TIETA?A?? - 1A ENTREG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Francisco Jose da Costa, 110,  Parque Doroteia</text:p>
          </table:table-cell>
          <table:table-cell office:value-type="string">
            <text:p>11193</text:p>
          </table:table-cell>
          <table:table-cell office:value-type="string">
            <text:p>DorotA?A??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onde de Sao Joaquim , 318</text:p>
          </table:table-cell>
          <table:table-cell office:value-type="string">
            <text:p>27581</text:p>
          </table:table-cell>
          <table:table-cell office:value-type="string">
            <text:p>Conde de Sao Joaquim , 3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 , 326</text:p>
          </table:table-cell>
          <table:table-cell office:value-type="string">
            <text:p>27582</text:p>
          </table:table-cell>
          <table:table-cell office:value-type="string">
            <text:p>Conde de Sao Joaquim , 32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00</text:p>
          </table:table-cell>
          <table:table-cell office:value-type="string">
            <text:p>27583</text:p>
          </table:table-cell>
          <table:table-cell office:value-type="string">
            <text:p>Conde de Sao Joaquim, 1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18</text:p>
          </table:table-cell>
          <table:table-cell office:value-type="string">
            <text:p>27584</text:p>
          </table:table-cell>
          <table:table-cell office:value-type="string">
            <text:p>Conde de Sao Joaquim, 1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39</text:p>
          </table:table-cell>
          <table:table-cell office:value-type="string">
            <text:p>27585</text:p>
          </table:table-cell>
          <table:table-cell office:value-type="string">
            <text:p>Conde de Sao Joaquim, 13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196</text:p>
          </table:table-cell>
          <table:table-cell office:value-type="string">
            <text:p>27586</text:p>
          </table:table-cell>
          <table:table-cell office:value-type="string">
            <text:p>Conde de Sao Joaquim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210</text:p>
          </table:table-cell>
          <table:table-cell office:value-type="string">
            <text:p>27589</text:p>
          </table:table-cell>
          <table:table-cell office:value-type="string">
            <text:p>Conde de Sao Joaquim,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5</text:p>
          </table:table-cell>
          <table:table-cell office:value-type="string">
            <text:p>27587</text:p>
          </table:table-cell>
          <table:table-cell office:value-type="string">
            <text:p>Conde de Sao Joaquim, 31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onde de Sao Joaquim, 317</text:p>
          </table:table-cell>
          <table:table-cell office:value-type="string">
            <text:p>27588</text:p>
          </table:table-cell>
          <table:table-cell office:value-type="string">
            <text:p>Conde de Sao Joaquim, 3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Ci?nego Jose Maria Fernandes, 356</text:p>
          </table:table-cell>
          <table:table-cell office:value-type="string">
            <text:p>23425</text:p>
          </table:table-cell>
          <table:table-cell office:value-type="string">
            <text:p>comunidade Vila Flavi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Joao alves de lima 336</text:p>
          </table:table-cell>
          <table:table-cell office:value-type="string">
            <text:p>27595</text:p>
          </table:table-cell>
          <table:table-cell office:value-type="string">
            <text:p>doutor  Joao  alves de lima  33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2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-2A ENTREG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a Colonia 110</text:p>
          </table:table-cell>
          <table:table-cell office:value-type="string">
            <text:p>11175</text:p>
          </table:table-cell>
          <table:table-cell office:value-type="string">
            <text:p>Tabo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ITAPECIRICA, 8400 - DOM JOSE II</text:p>
          </table:table-cell>
          <table:table-cell office:value-type="string">
            <text:p>27556</text:p>
          </table:table-cell>
          <table:table-cell office:value-type="string">
            <text:p>JD. COMERCIAL/DOM JOSE 2   2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 Barragem, 100. VIELA 2 - Coli?nia, CEP 04895-020</text:p>
          </table:table-cell>
          <table:table-cell office:value-type="string">
            <text:p>12139</text:p>
          </table:table-cell>
          <table:table-cell office:value-type="string">
            <text:p>Associacao ComunitA?A??ria Marlene Moreira de OrientaA?A??ao -      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Estrada do M Boi Mirim, 120/130</text:p>
          </table:table-cell>
          <table:table-cell office:value-type="string">
            <text:p>11079</text:p>
          </table:table-cell>
          <table:table-cell office:value-type="string">
            <text:p>Condominio Ponte Baixa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Nezilio Banqueri, 15 - Chac. Sta. Maria</text:p>
          </table:table-cell>
          <table:table-cell office:value-type="string">
            <text:p>28556</text:p>
          </table:table-cell>
          <table:table-cell office:value-type="string">
            <text:p>Chac Sta. Mar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Prai?a Augusto Rademaker Grunewald, 37</text:p>
          </table:table-cell>
          <table:table-cell office:value-type="string">
            <text:p>11073</text:p>
          </table:table-cell>
          <table:table-cell office:value-type="string">
            <text:p>Colise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ai?a Centenario, 43 - Casa Verde</text:p>
          </table:table-cell>
          <table:table-cell office:value-type="string">
            <text:p>12141</text:p>
          </table:table-cell>
          <table:table-cell office:value-type="string">
            <text:p>Acesd Casa Verde -              2a ent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 Cezario Alvim  288</text:p>
          </table:table-cell>
          <table:table-cell office:value-type="string">
            <text:p>27596</text:p>
          </table:table-cell>
          <table:table-cell office:value-type="string">
            <text:p>Rua   Cezario Alvim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Sao Domingos 211</text:p>
          </table:table-cell>
          <table:table-cell office:value-type="string">
            <text:p>22495</text:p>
          </table:table-cell>
          <table:table-cell office:value-type="string">
            <text:p>Rua  Sao Domingos 211 e outros prA?A??ximo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21 de abril 352</text:p>
          </table:table-cell>
          <table:table-cell office:value-type="string">
            <text:p>27590</text:p>
          </table:table-cell>
          <table:table-cell office:value-type="string">
            <text:p>Rua 21 de abril 35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ba 23 A</text:p>
          </table:table-cell>
          <table:table-cell office:value-type="string">
            <text:p>23426</text:p>
          </table:table-cell>
          <table:table-cell office:value-type="string">
            <text:p>Favela Jd. Moren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delino Jose da Silva, 38</text:p>
          </table:table-cell>
          <table:table-cell office:value-type="string">
            <text:p>27577</text:p>
          </table:table-cell>
          <table:table-cell office:value-type="string">
            <text:p>PRAIA PAULISTINH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fonso Porto 42 - Artur Alvim - CEP 03567-030</text:p>
          </table:table-cell>
          <table:table-cell office:value-type="string">
            <text:p>14176</text:p>
          </table:table-cell>
          <table:table-cell office:value-type="string">
            <text:p>Associacao Messagesou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Associacao Lider Sao Sebastiao</text:p>
          </table:table-cell>
          <table:table-cell office:value-type="string">
            <text:p>SMPED /CMP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meida lima 933</text:p>
          </table:table-cell>
          <table:table-cell office:value-type="string">
            <text:p>27600</text:p>
          </table:table-cell>
          <table:table-cell office:value-type="string">
            <text:p>rua almeida lima 93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lmirante Marques de Leao, NA?? 227</text:p>
          </table:table-cell>
          <table:table-cell office:value-type="string">
            <text:p>23432</text:p>
          </table:table-cell>
          <table:table-cell office:value-type="string">
            <text:p>Rua Almirante Marques de Leao, NAA?? 227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a Aslan, 999 Parque do engenho</text:p>
          </table:table-cell>
          <table:table-cell office:value-type="string">
            <text:p>23424</text:p>
          </table:table-cell>
          <table:table-cell office:value-type="string">
            <text:p>Rua Ana Aslan 9999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tonio Dionizio de Souza, 45, Jd. Angela</text:p>
          </table:table-cell>
          <table:table-cell office:value-type="string">
            <text:p>29510</text:p>
          </table:table-cell>
          <table:table-cell office:value-type="string">
            <text:p>Copacaban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Aquianes, 118 - Vila Butanta</text:p>
          </table:table-cell>
          <table:table-cell office:value-type="string">
            <text:p>26128</text:p>
          </table:table-cell>
          <table:table-cell office:value-type="string">
            <text:p>Jardim Sao Remo (2a entrega)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rraial de Santa Barbara, 971 - Sao Miguel</text:p>
          </table:table-cell>
          <table:table-cell office:value-type="string">
            <text:p>11190</text:p>
          </table:table-cell>
          <table:table-cell office:value-type="string">
            <text:p>Residencial Garagem (05 Condomi?nios)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5</text:p>
          </table:table-cell>
          <table:table-cell office:value-type="string">
            <text:p>Chacara Bandei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8 - Vera Cruz</text:p>
          </table:table-cell>
          <table:table-cell office:value-type="string">
            <text:p>14181</text:p>
          </table:table-cell>
          <table:table-cell office:value-type="string">
            <text:p>Associacao Projeto Batutinhas e AdjacA?A??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Associacao Senegalesa Sao Paulo                     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venida 9 de julho, NA?? 1163</text:p>
          </table:table-cell>
          <table:table-cell office:value-type="string">
            <text:p>23429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cao de Amigos dos Excepcionais do Brooklin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Barao de Itapetininga, 255 - Republica</text:p>
          </table:table-cell>
          <table:table-cell office:value-type="string">
            <text:p>12133</text:p>
          </table:table-cell>
          <table:table-cell office:value-type="string">
            <text:p>Associacao dos Angolanos em Sao Paulo Palanca Negra                          1AA??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a Areia, 60, Jd. Brasil, 02223-120</text:p>
          </table:table-cell>
          <table:table-cell office:value-type="string">
            <text:p>28561</text:p>
          </table:table-cell>
          <table:table-cell office:value-type="string">
            <text:p>Sallu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Sirinhaen, 289, Jardim Guarani</text:p>
          </table:table-cell>
          <table:table-cell office:value-type="string">
            <text:p>12114</text:p>
          </table:table-cell>
          <table:table-cell office:value-type="string">
            <text:p>Grupo Melhor Idade Razao e EmoA?A??ao (2a Entrega)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lo horizonte  96</text:p>
          </table:table-cell>
          <table:table-cell office:value-type="string">
            <text:p>27592</text:p>
          </table:table-cell>
          <table:table-cell office:value-type="string">
            <text:p>rua belo horizonte  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07</text:p>
          </table:table-cell>
          <table:table-cell office:value-type="string">
            <text:p>27593</text:p>
          </table:table-cell>
          <table:table-cell office:value-type="string">
            <text:p>rua belo horizonte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lo horizonte 117</text:p>
          </table:table-cell>
          <table:table-cell office:value-type="string">
            <text:p>27594</text:p>
          </table:table-cell>
          <table:table-cell office:value-type="string">
            <text:p>rua belo horizonte 1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rnardo Antunes Rolim,  12</text:p>
          </table:table-cell>
          <table:table-cell office:value-type="string">
            <text:p>27237</text:p>
          </table:table-cell>
          <table:table-cell office:value-type="string">
            <text:p>Jd. Laranjei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 601, conjunto 28, Bras</text:p>
          </table:table-cell>
          <table:table-cell office:value-type="string">
            <text:p>12101</text:p>
          </table:table-cell>
          <table:table-cell office:value-type="string">
            <text:p>A?frica do Coracao  -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resser, 2701 - Mooca (nucleo)</text:p>
          </table:table-cell>
          <table:table-cell office:value-type="string">
            <text:p>14165</text:p>
          </table:table-cell>
          <table:table-cell office:value-type="string">
            <text:p>LAR NOVA 4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rigadeiro machado 288</text:p>
          </table:table-cell>
          <table:table-cell office:value-type="string">
            <text:p>27598</text:p>
          </table:table-cell>
          <table:table-cell office:value-type="string">
            <text:p>rua brigadeiro   machado   28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393</text:p>
          </table:table-cell>
          <table:table-cell office:value-type="string">
            <text:p>27609</text:p>
          </table:table-cell>
          <table:table-cell office:value-type="string">
            <text:p>rua brigadeiro   machado   39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igadeiro machado 95</text:p>
          </table:table-cell>
          <table:table-cell office:value-type="string">
            <text:p>27610</text:p>
          </table:table-cell>
          <table:table-cell office:value-type="string">
            <text:p>rua brigadeiro machado 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beceira de Basto, 90</text:p>
          </table:table-cell>
          <table:table-cell office:value-type="string">
            <text:p>24513</text:p>
          </table:table-cell>
          <table:table-cell office:value-type="string">
            <text:p>Nossa Senhora Aparecid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ampante nA?? 100, Vila Independi?ncia - Balneario Princesa Isabel</text:p>
          </table:table-cell>
          <table:table-cell office:value-type="string">
            <text:p>14136</text:p>
          </table:table-cell>
          <table:table-cell office:value-type="string">
            <text:p>Super Mae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so garcia 1448</text:p>
          </table:table-cell>
          <table:table-cell office:value-type="string">
            <text:p>27601</text:p>
          </table:table-cell>
          <table:table-cell office:value-type="string">
            <text:p>rua celso garcia 1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harles Coloumb,120 Brooklin Novo- Cidade Moni?i?es</text:p>
          </table:table-cell>
          <table:table-cell office:value-type="string">
            <text:p>11133</text:p>
          </table:table-cell>
          <table:table-cell office:value-type="string">
            <text:p>Jardim Edite I  / 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Canal do Cocaia, 5000 F - Chacara Gaivotas</text:p>
          </table:table-cell>
          <table:table-cell office:value-type="string">
            <text:p>11088</text:p>
          </table:table-cell>
          <table:table-cell office:value-type="string">
            <text:p>Erund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audio ghirelli 559 pq Sao Lui?s.</text:p>
          </table:table-cell>
          <table:table-cell office:value-type="string">
            <text:p>27552</text:p>
          </table:table-cell>
          <table:table-cell office:value-type="string">
            <text:p>Favela do PA?A?? 2a par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de de Iraja, 184 - Vila Mariana</text:p>
          </table:table-cell>
          <table:table-cell office:value-type="string">
            <text:p>14166</text:p>
          </table:table-cell>
          <table:table-cell office:value-type="string">
            <text:p>ABSW - Associacao Brasileira de Si?ndrome de William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au, 673 - Santo Amaro</text:p>
          </table:table-cell>
          <table:table-cell office:value-type="string">
            <text:p>12137</text:p>
          </table:table-cell>
          <table:table-cell office:value-type="string">
            <text:p>Unas - 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 - Liberdade
 Sao Paulo</text:p>
          </table:table-cell>
          <table:table-cell office:value-type="string">
            <text:p>12113</text:p>
          </table:table-cell>
          <table:table-cell office:value-type="string">
            <text:p>CEMIR  2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ssa de Sao Joaquim, 182- Bela Vista</text:p>
          </table:table-cell>
          <table:table-cell office:value-type="string">
            <text:p>23431</text:p>
          </table:table-cell>
          <table:table-cell office:value-type="string">
            <text:p>Rua Condessa de Sao Joaquim, 182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Cons. Brotero, 338 - Barra Funda</text:p>
          </table:table-cell>
          <table:table-cell office:value-type="string">
            <text:p>14108</text:p>
          </table:table-cell>
          <table:table-cell office:value-type="string">
            <text:p>LARAM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eolanoA??Durant, 30A??(proximo a Rua Cidade de Bagda)</text:p>
          </table:table-cell>
          <table:table-cell office:value-type="string">
            <text:p>12103</text:p>
          </table:table-cell>
          <table:table-cell office:value-type="string">
            <text:p>Associacao Conquistando Um EspaA?A??o 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ardim Sao Luis</text:p>
          </table:table-cell>
          <table:table-cell office:value-type="string">
            <text:p>29512</text:p>
          </table:table-cell>
          <table:table-cell office:value-type="string">
            <text:p>Pro Morar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Papai Noel / 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Desiderio Ferreira, 1531</text:p>
          </table:table-cell>
          <table:table-cell office:value-type="string">
            <text:p>11171</text:p>
          </table:table-cell>
          <table:table-cell office:value-type="string">
            <text:p>CA?A??rrego ItararA?A?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nopolis, 4100 (Travessa da Rua Pacheco Chaves)</text:p>
          </table:table-cell>
          <table:table-cell office:value-type="string">
            <text:p>11162</text:p>
          </table:table-cell>
          <table:table-cell office:value-type="string">
            <text:p>Vila Pruden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as Vieira, 800, Espai?o Cultural</text:p>
          </table:table-cell>
          <table:table-cell office:value-type="string">
            <text:p>11167</text:p>
          </table:table-cell>
          <table:table-cell office:value-type="string">
            <text:p>Labiri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iogo Garcia 254 - Parque Boa Esperani?a</text:p>
          </table:table-cell>
          <table:table-cell office:value-type="string">
            <text:p>14143</text:p>
          </table:table-cell>
          <table:table-cell office:value-type="string">
            <text:p>Comunidade Cantinho da Paz II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 office:value-type="string">
            <text:p>Missao Paz        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hipodromo  521</text:p>
          </table:table-cell>
          <table:table-cell office:value-type="string">
            <text:p>27605</text:p>
          </table:table-cell>
          <table:table-cell office:value-type="string">
            <text:p>rua do hipodromo  52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 Parque, 134, Sacoma</text:p>
          </table:table-cell>
          <table:table-cell office:value-type="string">
            <text:p>12132</text:p>
          </table:table-cell>
          <table:table-cell office:value-type="string">
            <text:p>GARMIC - Grupo de ArticulaA?A??ao para a Conquista da Moradia do Idoso da Capital                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ingos Simi?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cao, Saude e Lon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opios, 338 - Mirando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Irmaos Leme, 95, 04943070, Jd. Sao Loureni?o</text:p>
          </table:table-cell>
          <table:table-cell office:value-type="string">
            <text:p>28559</text:p>
          </table:table-cell>
          <table:table-cell office:value-type="string">
            <text:p>Papai Noel / Graja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8</text:p>
          </table:table-cell>
          <table:table-cell office:value-type="string">
            <text:p>Conjunto Morro da Esperanca e Ocupacao Cemiterio Cachoeir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27</text:p>
          </table:table-cell>
          <table:table-cell office:value-type="string">
            <text:p>ACILESP -     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 Clementino 576</text:p>
          </table:table-cell>
          <table:table-cell office:value-type="string">
            <text:p>27606</text:p>
          </table:table-cell>
          <table:table-cell office:value-type="string">
            <text:p>rua Dr Clementino 5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AMANCIO DOMINGUES BUENO, 18 A</text:p>
          </table:table-cell>
          <table:table-cell office:value-type="string">
            <text:p>27567</text:p>
          </table:table-cell>
          <table:table-cell office:value-type="string">
            <text:p>VILA RUBI 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r. Mario de Campos 191 (proximo a Rua Cidade de Bagda)A??A??</text:p>
          </table:table-cell>
          <table:table-cell office:value-type="string">
            <text:p>12116</text:p>
          </table:table-cell>
          <table:table-cell office:value-type="string">
            <text:p>ParA?A??quia Sao Bento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lio Doppler, 870, Pq.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Ernest  Renan, 364</text:p>
          </table:table-cell>
          <table:table-cell office:value-type="string">
            <text:p>11164</text:p>
          </table:table-cell>
          <table:table-cell office:value-type="string">
            <text:p>Porto Segu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sti?vao Montebello, 556 - Freguesia do A?</text:p>
          </table:table-cell>
          <table:table-cell office:value-type="string">
            <text:p>14170</text:p>
          </table:table-cell>
          <table:table-cell office:value-type="string">
            <text:p>APAJE - Associacao de Pais Diretos e Indiretos do Tribunal de JustiA?A??a do Estado de Sao Paul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strada da Coli?nia NA?? 110</text:p>
          </table:table-cell>
          <table:table-cell office:value-type="string">
            <text:p>11174</text:p>
          </table:table-cell>
          <table:table-cell office:value-type="string">
            <text:p>Sao GonA?A??a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genio Darodes - 32 - Itaim Paulista - CEP 08121-620</text:p>
          </table:table-cell>
          <table:table-cell office:value-type="string">
            <text:p>14172</text:p>
          </table:table-cell>
          <table:table-cell office:value-type="string">
            <text:p>Associacao Nego NagA?A??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Felice Tosi, 6
CEP 03928-180
Conjunto Habitacional Teoti?nio Vilela</text:p>
          </table:table-cell>
          <table:table-cell office:value-type="string">
            <text:p>11182</text:p>
          </table:table-cell>
          <table:table-cell office:value-type="string">
            <text:p>Teotonio Vile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Bueno, 384</text:p>
          </table:table-cell>
          <table:table-cell office:value-type="string">
            <text:p>14177</text:p>
          </table:table-cell>
          <table:table-cell office:value-type="string">
            <text:p>CENH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94 - Cidade Tiradentes</text:p>
          </table:table-cell>
          <table:table-cell office:value-type="string">
            <text:p>27326</text:p>
          </table:table-cell>
          <table:table-cell office:value-type="string">
            <text:p>Vila Paulist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96</text:p>
          </table:table-cell>
          <table:table-cell office:value-type="string">
            <text:p>Jardim Joaniz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Prisco, 100, Bloco 08, Apto. 03</text:p>
          </table:table-cell>
          <table:table-cell office:value-type="string">
            <text:p>29508</text:p>
          </table:table-cell>
          <table:table-cell office:value-type="string">
            <text:p>Capao Redond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Francisco Sacco, 32, Jd. Herculano, 04920-020</text:p>
          </table:table-cell>
          <table:table-cell office:value-type="string">
            <text:p>28558</text:p>
          </table:table-cell>
          <table:table-cell office:value-type="string">
            <text:p>Nakamu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Frei Anti?nio Faggiano, 720 - 08255-140</text:p>
          </table:table-cell>
          <table:table-cell office:value-type="string">
            <text:p>11183</text:p>
          </table:table-cell>
          <table:table-cell office:value-type="string">
            <text:p>Sao Sebasti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ei Inoci?ncio 121 B - Jardim Sao Gabriel</text:p>
          </table:table-cell>
          <table:table-cell office:value-type="string">
            <text:p>11189</text:p>
          </table:table-cell>
          <table:table-cell office:value-type="string">
            <text:p>Jd. E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rvasio  leite  Rebelo,  1299, jd Pery  alto,  cep 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ilda Dispa, Marsilac, 04893-058</text:p>
          </table:table-cell>
          <table:table-cell office:value-type="string">
            <text:p>28560</text:p>
          </table:table-cell>
          <table:table-cell office:value-type="string">
            <text:p>Papai Noel/ Marsilac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Giovanni pisano 98</text:p>
          </table:table-cell>
          <table:table-cell office:value-type="string">
            <text:p>24489</text:p>
          </table:table-cell>
          <table:table-cell office:value-type="string">
            <text:p>Favelinha do Lem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. ITAIM - 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a, 87 - Vila Leopoldina CEP 05089-001 (Perto do Extra do Anhanguera)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puava  346</text:p>
          </table:table-cell>
          <table:table-cell office:value-type="string">
            <text:p>27597</text:p>
          </table:table-cell>
          <table:table-cell office:value-type="string">
            <text:p>rua guarapuava  34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rarapes, 864 -Brooklin - CEP 04561-001</text:p>
          </table:table-cell>
          <table:table-cell office:value-type="string">
            <text:p>14171</text:p>
          </table:table-cell>
          <table:table-cell office:value-type="string">
            <text:p>ADID - Associacao para o Desenvolvimento integral do Down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Gutemberg, S/N - Campo Belo</text:p>
          </table:table-cell>
          <table:table-cell office:value-type="string">
            <text:p>11170</text:p>
          </table:table-cell>
          <table:table-cell office:value-type="string">
            <text:p>SA?A??nia Ribeiro (Favela do Piolh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igino Angles, 86 - Jardim Vazani - Vila Si?nia</text:p>
          </table:table-cell>
          <table:table-cell office:value-type="string">
            <text:p>27314</text:p>
          </table:table-cell>
          <table:table-cell office:value-type="string">
            <text:p>VIELA DA PA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lha da Queimada n-4A</text:p>
          </table:table-cell>
          <table:table-cell office:value-type="string">
            <text:p>27170</text:p>
          </table:table-cell>
          <table:table-cell office:value-type="string">
            <text:p>Parque Boa EsperanA?A??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acio de Araujo 53</text:p>
          </table:table-cell>
          <table:table-cell office:value-type="string">
            <text:p>27607</text:p>
          </table:table-cell>
          <table:table-cell office:value-type="string">
            <text:p>rua Inacio de Arauj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dependi?ncia 14 A 
(Proximo a Rua da Mina e Estrada das Lagrimas)</text:p>
          </table:table-cell>
          <table:table-cell office:value-type="string">
            <text:p>11184</text:p>
          </table:table-cell>
          <table:table-cell office:value-type="string">
            <text:p>Copa Rio e Piloto (Heliopolis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 , 513 A??? Caninde</text:p>
          </table:table-cell>
          <table:table-cell office:value-type="string">
            <text:p>12104</text:p>
          </table:table-cell>
          <table:table-cell office:value-type="string">
            <text:p>ADRB  -  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vinhema, 152, Belenzinho, 03020-010</text:p>
          </table:table-cell>
          <table:table-cell office:value-type="string">
            <text:p>29511</text:p>
          </table:table-cell>
          <table:table-cell office:value-type="string">
            <text:p>Belenzinho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Jean Albert,  251 - Vila  Praia</text:p>
          </table:table-cell>
          <table:table-cell office:value-type="string">
            <text:p>27574</text:p>
          </table:table-cell>
          <table:table-cell office:value-type="string">
            <text:p>FAVELA VILA PRA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eri?nimo de Albuquerque 49</text:p>
          </table:table-cell>
          <table:table-cell office:value-type="string">
            <text:p>23427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ao Teodoro, 1052, Bras</text:p>
          </table:table-cell>
          <table:table-cell office:value-type="string">
            <text:p>12135</text:p>
          </table:table-cell>
          <table:table-cell office:value-type="string">
            <text:p>FLACSO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o Tobias, 271, Belenzinho 03163-060</text:p>
          </table:table-cell>
          <table:table-cell office:value-type="string">
            <text:p>12129</text:p>
          </table:table-cell>
          <table:table-cell office:value-type="string">
            <text:p>Associacao Beneficente e Promocional BelA?A??m -                    1AA?? entrega</text:p>
          </table:table-cell>
          <table:table-cell office:value-type="string">
            <text:p>Entidade Site</text:p>
          </table:table-cell>
        </table:table-row>
        <table:table-row>
          <table:table-cell office:value-type="string">
            <text:p>rua joaquina paiva 41</text:p>
          </table:table-cell>
          <table:table-cell office:value-type="string">
            <text:p>27612</text:p>
          </table:table-cell>
          <table:table-cell office:value-type="string">
            <text:p>rua joaquina paiva 4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Manoel Velho Moreira 1079</text:p>
          </table:table-cell>
          <table:table-cell office:value-type="string">
            <text:p>24479</text:p>
          </table:table-cell>
          <table:table-cell office:value-type="string">
            <text:p>Colonia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nas Eudoque dos Santos, 202</text:p>
          </table:table-cell>
          <table:table-cell office:value-type="string">
            <text:p>24512</text:p>
          </table:table-cell>
          <table:table-cell office:value-type="string">
            <text:p>Santo Elias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de Queiroz Matos, 216 - Jd. Grimaldi</text:p>
          </table:table-cell>
          <table:table-cell office:value-type="string">
            <text:p>12134</text:p>
          </table:table-cell>
          <table:table-cell office:value-type="string">
            <text:p>Associacao dos Idosos de Sapopemba 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Dias da Costa, 703</text:p>
          </table:table-cell>
          <table:table-cell office:value-type="string">
            <text:p>11163</text:p>
          </table:table-cell>
          <table:table-cell office:value-type="string">
            <text:p>Pinhei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Francisco Chaves, Viela 4, n. 4, Jardim Paulistano,  02812-020</text:p>
          </table:table-cell>
          <table:table-cell office:value-type="string">
            <text:p>12115</text:p>
          </table:table-cell>
          <table:table-cell office:value-type="string">
            <text:p>EsperanA?A??a Garcia - EducaA?A??ao, Arte e Cultura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e Gaspar, 52 - Americanopolis</text:p>
          </table:table-cell>
          <table:table-cell office:value-type="string">
            <text:p>28554</text:p>
          </table:table-cell>
          <table:table-cell office:value-type="string">
            <text:p>Antonio Agostin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5</text:p>
          </table:table-cell>
          <table:table-cell office:value-type="string">
            <text:p>Jova Rur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Gomes de Gouveia, 91</text:p>
          </table:table-cell>
          <table:table-cell office:value-type="string">
            <text:p>11186</text:p>
          </table:table-cell>
          <table:table-cell office:value-type="string">
            <text:p>Filhos da Ter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e Pereira Cruz 81 Parque Bristol</text:p>
          </table:table-cell>
          <table:table-cell office:value-type="string">
            <text:p>27259</text:p>
          </table:table-cell>
          <table:table-cell office:value-type="string">
            <text:p>Passagem 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Gabriela Mistral, 635 A??? Penha, Sao Paulo A??? SP A??? 03701-010</text:p>
          </table:table-cell>
          <table:table-cell office:value-type="string">
            <text:p>14173</text:p>
          </table:table-cell>
          <table:table-cell office:value-type="string">
            <text:p>Associacao Paulista de Autism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nganes 78. Jd Vale das virtudes</text:p>
          </table:table-cell>
          <table:table-cell office:value-type="string">
            <text:p>24510</text:p>
          </table:table-cell>
          <table:table-cell office:value-type="string">
            <text:p>Vale das Virtudes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 office:value-type="string">
            <text:p>Centro ComunitA?A??rio e Social do Jardim Lourdes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z Geraldo da Silva, 220 - Vila Reg. Feijo, Sao Paulo - SP, CEP 03345-060</text:p>
          </table:table-cell>
          <table:table-cell office:value-type="string">
            <text:p>14144</text:p>
          </table:table-cell>
          <table:table-cell office:value-type="string">
            <text:p>Lar Shek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arisotto, 37, PQ. Bancario, 03923-010</text:p>
          </table:table-cell>
          <table:table-cell office:value-type="string">
            <text:p>28562</text:p>
          </table:table-cell>
          <table:table-cell office:value-type="string">
            <text:p>Etel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Lupercio de Souza Cortez NA??59A
(liderani?a:  Joao Soares de Melo)</text:p>
          </table:table-cell>
          <table:table-cell office:value-type="string">
            <text:p>11176</text:p>
          </table:table-cell>
          <table:table-cell office:value-type="string">
            <text:p>Lupercio de Souza Cor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percio de Souza Cortez, 59A</text:p>
          </table:table-cell>
          <table:table-cell office:value-type="string">
            <text:p>11177</text:p>
          </table:table-cell>
          <table:table-cell office:value-type="string">
            <text:p>Piscin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orio, 292 - Republica</text:p>
          </table:table-cell>
          <table:table-cell office:value-type="string">
            <text:p>12131</text:p>
          </table:table-cell>
          <table:table-cell office:value-type="string">
            <text:p>Pela Vida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nhufe, 94 - Vila Tolstoi</text:p>
          </table:table-cell>
          <table:table-cell office:value-type="string">
            <text:p>27309</text:p>
          </table:table-cell>
          <table:table-cell office:value-type="string">
            <text:p>Tolsto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 numero 36 Jd Sao Saverio</text:p>
          </table:table-cell>
          <table:table-cell office:value-type="string">
            <text:p>27224</text:p>
          </table:table-cell>
          <table:table-cell office:value-type="string">
            <text:p>Jardim Celes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ao Saverio</text:p>
          </table:table-cell>
          <table:table-cell office:value-type="string">
            <text:p>27207</text:p>
          </table:table-cell>
          <table:table-cell office:value-type="string">
            <text:p>Jose do Patroci?n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, Jd Sao Saverio</text:p>
          </table:table-cell>
          <table:table-cell office:value-type="string">
            <text:p>27300</text:p>
          </table:table-cell>
          <table:table-cell office:value-type="string">
            <text:p>Sao pedro-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ia Benedita Rodrigues, 295</text:p>
          </table:table-cell>
          <table:table-cell office:value-type="string">
            <text:p>11194</text:p>
          </table:table-cell>
          <table:table-cell office:value-type="string">
            <text:p>Jardim Campo de Fora / Santo Anton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ria Jose, NA?? 410- Bela Vista</text:p>
          </table:table-cell>
          <table:table-cell office:value-type="string">
            <text:p>23433</text:p>
          </table:table-cell>
          <table:table-cell office:value-type="string">
            <text:p>Rua Maria Jose, NAA?? 410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Rosa Falcao, 39 - Vila Chuca</text:p>
          </table:table-cell>
          <table:table-cell office:value-type="string">
            <text:p>24487</text:p>
          </table:table-cell>
          <table:table-cell office:value-type="string">
            <text:p>Vila Chuca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Maria Tereza de Andrade, 2a travessa a direita, no.14, Si?tio Represa</text:p>
          </table:table-cell>
          <table:table-cell office:value-type="string">
            <text:p>12136</text:p>
          </table:table-cell>
          <table:table-cell office:value-type="string">
            <text:p>Associacao Beneficente Cantinho da Terceira Idade  - 1AA??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guel Ribas, 249 - Jardim Ipanema</text:p>
          </table:table-cell>
          <table:table-cell office:value-type="string">
            <text:p>11195</text:p>
          </table:table-cell>
          <table:table-cell office:value-type="string">
            <text:p>Jardim Ipane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1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reira de Godoi, 456 - Ipiranga- CEP 04266-060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ssociacao de Moradores - ANESF
Rua Morro das Pedras, 206 - Sao Mateus</text:p>
          </table:table-cell>
          <table:table-cell office:value-type="string">
            <text:p>11033</text:p>
          </table:table-cell>
          <table:table-cell office:value-type="string">
            <text:p>Rodolfo Pirani - 1a Part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arcisa Amalia, 73, Limao, Cep 02558-020</text:p>
          </table:table-cell>
          <table:table-cell office:value-type="string">
            <text:p>12109</text:p>
          </table:table-cell>
          <table:table-cell office:value-type="string">
            <text:p>Casarao Brasil i?A???A???Associacao LGBTI  -      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o Castelo Branco, 13 A - Jardim Rincao</text:p>
          </table:table-cell>
          <table:table-cell office:value-type="string">
            <text:p>24516</text:p>
          </table:table-cell>
          <table:table-cell office:value-type="string">
            <text:p>Jardim DonA?A??ri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ogueira do cravo, 500 - Jardim Guaruja</text:p>
          </table:table-cell>
          <table:table-cell office:value-type="string">
            <text:p>26537</text:p>
          </table:table-cell>
          <table:table-cell office:value-type="string">
            <text:p>Jardim GaurujA?A??/ Jardim Sao Bento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Novo Oriente do Piaui?, 160, Vila Silvia, Cangai?ba</text:p>
          </table:table-cell>
          <table:table-cell office:value-type="string">
            <text:p>12124</text:p>
          </table:table-cell>
          <table:table-cell office:value-type="string">
            <text:p>Grupo da Melhor Idade do Jardim Popular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ODILON DANTAS CORTEZ 249,  02324-050</text:p>
          </table:table-cell>
          <table:table-cell office:value-type="string">
            <text:p>27253</text:p>
          </table:table-cell>
          <table:table-cell office:value-type="string">
            <text:p>NOVA PAR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Osvaldo de Souza Pinto nA??211 A - Morro Doce - Jd Anhanguera 
CEP 05267220 (Igreja Nossa Senhora das Grai?as)</text:p>
          </table:table-cell>
          <table:table-cell office:value-type="string">
            <text:p>14104</text:p>
          </table:table-cell>
          <table:table-cell office:value-type="string">
            <text:p>IPDA - Instituto de Pessoas com DeficiA?A??ncia do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Raquel Alves Moreira , 823</text:p>
          </table:table-cell>
          <table:table-cell office:value-type="string">
            <text:p>24514</text:p>
          </table:table-cell>
          <table:table-cell office:value-type="string">
            <text:p>CanindA?A??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lacio Monroe, 34 - Taipas</text:p>
          </table:table-cell>
          <table:table-cell office:value-type="string">
            <text:p>24493</text:p>
          </table:table-cell>
          <table:table-cell office:value-type="string">
            <text:p>Parque Taipas 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aulo argentino 900</text:p>
          </table:table-cell>
          <table:table-cell office:value-type="string">
            <text:p>27579</text:p>
          </table:table-cell>
          <table:table-cell office:value-type="string">
            <text:p>City Jaragua - Nucle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Pedro de Madeiros, 521</text:p>
          </table:table-cell>
          <table:table-cell office:value-type="string">
            <text:p>26540</text:p>
          </table:table-cell>
          <table:table-cell office:value-type="string">
            <text:p>Vila Bela-6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Benedito Damasio dos Santos, 71 - Bairro Riviera Paulista</text:p>
          </table:table-cell>
          <table:table-cell office:value-type="string">
            <text:p>14168</text:p>
          </table:table-cell>
          <table:table-cell office:value-type="string">
            <text:p>Associacao Brasileira de Epilepsia</text:p>
          </table:table-cell>
          <table:table-cell office:value-type="string">
            <text:p>SMPED/ CMP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3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4a Etap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-6A ENTREGA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Pelagia Starbulov,320- Pq Grajau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</text:p>
          </table:table-cell>
          <table:table-cell office:value-type="string">
            <text:p>SMPED / CMPD</text:p>
          </table:table-cell>
        </table:table-row>
        <table:table-row>
          <table:table-cell office:value-type="string">
            <text:p>Rua Ponta Pora 844, Vila Ipojuca</text:p>
          </table:table-cell>
          <table:table-cell office:value-type="string">
            <text:p>14163</text:p>
          </table:table-cell>
          <table:table-cell office:value-type="string">
            <text:p>Futebol dos Amputados - Bola pra Frente -                 2a entre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or do Sol, 20 - Viela M. Jd. Bandeirantes</text:p>
          </table:table-cell>
          <table:table-cell office:value-type="string">
            <text:p>27167</text:p>
          </table:table-cell>
          <table:table-cell office:value-type="string">
            <text:p>Bandeirante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ates, 1101 - Bom Retiro, Sao Paulo</text:p>
          </table:table-cell>
          <table:table-cell office:value-type="string">
            <text:p>12142</text:p>
          </table:table-cell>
          <table:table-cell office:value-type="string">
            <text:p>Pop. Trans de centros de acolhimento (So kit higiene) 1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Sylas Baltazar de Araujo, 220, Vila Arapua</text:p>
          </table:table-cell>
          <table:table-cell office:value-type="string">
            <text:p>21123</text:p>
          </table:table-cell>
          <table:table-cell office:value-type="string">
            <text:p>CDC Parque Fonga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ubens Porta Nova s/n com Rua Quirinino dos Santos -Barra Funda</text:p>
          </table:table-cell>
          <table:table-cell office:value-type="string">
            <text:p>11166</text:p>
          </table:table-cell>
          <table:table-cell office:value-type="string">
            <text:p>Rubens Porta Nova (Favela do Quirino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 Barbosa, NA?? 453</text:p>
          </table:table-cell>
          <table:table-cell office:value-type="string">
            <text:p>23428</text:p>
          </table:table-cell>
          <table:table-cell office:value-type="string">
            <text:p>Cortic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Rui Barbosa, NA?? 543 - Bela vista</text:p>
          </table:table-cell>
          <table:table-cell office:value-type="string">
            <text:p>23434</text:p>
          </table:table-cell>
          <table:table-cell office:value-type="string">
            <text:p>Rua Rui Barbosa, NAA?? 543 - Bela vista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irante do Paranapanema, 196, Vila Bancaria Munhoz, Cep 02758-040</text:p>
          </table:table-cell>
          <table:table-cell office:value-type="string">
            <text:p>12140</text:p>
          </table:table-cell>
          <table:table-cell office:value-type="string">
            <text:p>AGO LONA ASSOCIACAO   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nta Davina - Jardim Helena</text:p>
          </table:table-cell>
          <table:table-cell office:value-type="string">
            <text:p>28555</text:p>
          </table:table-cell>
          <table:table-cell office:value-type="string">
            <text:p>Santa Davin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o Dias, 12 - CEP 02814-200. Em frente ao ponto final da Lotai?ao 1025 Jardim Carumbe/Petri?nio Portela.</text:p>
          </table:table-cell>
          <table:table-cell office:value-type="string">
            <text:p>23423</text:p>
          </table:table-cell>
          <table:table-cell office:value-type="string">
            <text:p>Ocupacao na Area Verde 07 e Lote 12, Brasilandia B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Sao Gabriel de Souza Lopes, 195  -             02282-055</text:p>
          </table:table-cell>
          <table:table-cell office:value-type="string">
            <text:p>27557</text:p>
          </table:table-cell>
          <table:table-cell office:value-type="string">
            <text:p>Favela dos Doz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Jose do Divino NA?? 65
(liderani?a: Andressa dos Santos/ Marcelo Junior Menezes do Nascimento )</text:p>
          </table:table-cell>
          <table:table-cell office:value-type="string">
            <text:p>11180</text:p>
          </table:table-cell>
          <table:table-cell office:value-type="string">
            <text:p>Tanque  Ita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Jose do Divino NA?? 65
(liderani?a: Andressa dos Santos/ Marcelo Junior Menezes do Nascimento)</text:p>
          </table:table-cell>
          <table:table-cell office:value-type="string">
            <text:p>11181</text:p>
          </table:table-cell>
          <table:table-cell office:value-type="string">
            <text:p>Favela ItA?A??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o Miguel dos milagres 01 A jd paulistano</text:p>
          </table:table-cell>
          <table:table-cell office:value-type="string">
            <text:p>27608</text:p>
          </table:table-cell>
          <table:table-cell office:value-type="string">
            <text:p>Jardim das Pedr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bastiao Sarmento Mena, 58</text:p>
          </table:table-cell>
          <table:table-cell office:value-type="string">
            <text:p>27576</text:p>
          </table:table-cell>
          <table:table-cell office:value-type="string">
            <text:p>Marist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erra de Capivarui?u, 274 -</text:p>
          </table:table-cell>
          <table:table-cell office:value-type="string">
            <text:p>26487</text:p>
          </table:table-cell>
          <table:table-cell office:value-type="string">
            <text:p>Jardim Elba-3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Associacao Feira Kantuta                          1AA?? 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io Cassiano, 171</text:p>
          </table:table-cell>
          <table:table-cell office:value-type="string">
            <text:p>24492</text:p>
          </table:table-cell>
          <table:table-cell office:value-type="string">
            <text:p>Vista Alegre-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sol, 125 cid satelite/jd santa barbara</text:p>
          </table:table-cell>
          <table:table-cell office:value-type="string">
            <text:p>24511</text:p>
          </table:table-cell>
          <table:table-cell office:value-type="string">
            <text:p>Jardim Vila Carr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enente Miguel Delia, 96 - Vila Rosaria</text:p>
          </table:table-cell>
          <table:table-cell office:value-type="string">
            <text:p>14178</text:p>
          </table:table-cell>
          <table:table-cell office:value-type="string">
            <text:p>ILPI Sa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rezine, 113, Jardim Ideal, GRAJAU      04846-680  -</text:p>
          </table:table-cell>
          <table:table-cell office:value-type="string">
            <text:p>27575</text:p>
          </table:table-cell>
          <table:table-cell office:value-type="string">
            <text:p>JARDIM IDEAL -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rra Brasileira, 265 - Cidade Antonio Estevao de Carvalho</text:p>
          </table:table-cell>
          <table:table-cell office:value-type="string">
            <text:p>12105</text:p>
          </table:table-cell>
          <table:table-cell office:value-type="string">
            <text:p>Associacao Beneficente Esporte, Cultura e Lazer Nosso Sonho - 2a entre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cao Nova Projeto EducaA?A??a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-3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omas Nabucco, 66, Jd Paulistano</text:p>
          </table:table-cell>
          <table:table-cell office:value-type="string">
            <text:p>24506</text:p>
          </table:table-cell>
          <table:table-cell office:value-type="string">
            <text:p>Paulistano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a da Carnal da Cruz, 01-A- Jardim Limoeiro</text:p>
          </table:table-cell>
          <table:table-cell office:value-type="string">
            <text:p>26484</text:p>
          </table:table-cell>
          <table:table-cell office:value-type="string">
            <text:p>Jardim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Uruguaiana 109</text:p>
          </table:table-cell>
          <table:table-cell office:value-type="string">
            <text:p>27599</text:p>
          </table:table-cell>
          <table:table-cell office:value-type="string">
            <text:p>rua Uruguaiana 10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
2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-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 26 A.</text:p>
          </table:table-cell>
          <table:table-cell office:value-type="string">
            <text:p>27549</text:p>
          </table:table-cell>
          <table:table-cell office:value-type="string">
            <text:p>Favela CDHU BrasilA?A??ndia-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nte um de abril 448</text:p>
          </table:table-cell>
          <table:table-cell office:value-type="string">
            <text:p>27591</text:p>
          </table:table-cell>
          <table:table-cell office:value-type="string">
            <text:p>rua vinte um de abril 44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sc. de Parnai?ba, 1316 - Mooca,</text:p>
          </table:table-cell>
          <table:table-cell office:value-type="string">
            <text:p>12123</text:p>
          </table:table-cell>
          <table:table-cell office:value-type="string">
            <text:p>Presenca da America Latina-PAL - 2a Enterg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yoshimara minamoto 656</text:p>
          </table:table-cell>
          <table:table-cell office:value-type="string">
            <text:p>27580</text:p>
          </table:table-cell>
          <table:table-cell office:value-type="string">
            <text:p>PRO MORAR SAO LUI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. Cardomomo da Terra, 208</text:p>
          </table:table-cell>
          <table:table-cell office:value-type="string">
            <text:p>11191</text:p>
          </table:table-cell>
          <table:table-cell office:value-type="string">
            <text:p>ChA?A??cara do Me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ravenida cachoeira de Paulo Afonso, 25, Cidade Tiradentes, 08473 240</text:p>
          </table:table-cell>
          <table:table-cell office:value-type="string">
            <text:p>29507</text:p>
          </table:table-cell>
          <table:table-cell office:value-type="string">
            <text:p>Amazonas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 - 2a entreg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pascoal Rossi, 5</text:p>
          </table:table-cell>
          <table:table-cell office:value-type="string">
            <text:p>24515</text:p>
          </table:table-cell>
          <table:table-cell office:value-type="string">
            <text:p>Barro Branc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Viela Lui?s Figueira s/n. Final da rua Joao Aires, Jd Bandeirantes</text:p>
          </table:table-cell>
          <table:table-cell office:value-type="string">
            <text:p>27578</text:p>
          </table:table-cell>
          <table:table-cell office:value-type="string">
            <text:p>Conquista - Estr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oao Maria de Almeida, 265 - Vl. Campestre</text:p>
          </table:table-cell>
          <table:table-cell office:value-type="string">
            <text:p>11070</text:p>
          </table:table-cell>
          <table:table-cell office:value-type="string">
            <text:p>Rene Fernand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arapiranga, 3658,  04911-005</text:p>
          </table:table-cell>
          <table:table-cell office:value-type="string">
            <text:p>28557</text:p>
          </table:table-cell>
          <table:table-cell office:value-type="string">
            <text:p>Alto do Rivie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8563</text:p>
          </table:table-cell>
          <table:table-cell office:value-type="string">
            <text:p>Leonidas Moreir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Leonardo da Vinci, 2650 Vila Guarani - CEP 4313-002</text:p>
          </table:table-cell>
          <table:table-cell office:value-type="string">
            <text:p>14138</text:p>
          </table:table-cell>
          <table:table-cell office:value-type="string">
            <text:p>ASSOCIACAO DE SURDOS DO ESTADO DE SP - VEM SONH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ina de Medeiros, 1287-A</text:p>
          </table:table-cell>
          <table:table-cell office:value-type="string">
            <text:p>26485</text:p>
          </table:table-cell>
          <table:table-cell office:value-type="string">
            <text:p>Vila Progresso 5a ENTREG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68</text:p>
          </table:table-cell>
          <table:table-cell office:value-type="string">
            <text:p>Parque Cavalo Bran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2</text:p>
          </table:table-cell>
          <table:table-cell office:value-type="string">
            <text:p>Jardim Cal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73</text:p>
          </table:table-cell>
          <table:table-cell office:value-type="string">
            <text:p>Buraco do Sap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6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 2a 5a ENTRE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os Pioneiros,56 -Vila Nova Cachoeirinha</text:p>
          </table:table-cell>
          <table:table-cell office:value-type="string">
            <text:p>11179</text:p>
          </table:table-cell>
          <table:table-cell office:value-type="string">
            <text:p>Casas da Coha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7</text:p>
          </table:table-cell>
          <table:table-cell office:value-type="string">
            <text:p>Pantan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rancisco Jose da Costa 110 Parque Doroteia</text:p>
          </table:table-cell>
          <table:table-cell office:value-type="string">
            <text:p>11188</text:p>
          </table:table-cell>
          <table:table-cell office:value-type="string">
            <text:p>Jardim Zai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A?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Alcides De Campos, 115</text:p>
          </table:table-cell>
          <table:table-cell office:value-type="string">
            <text:p>11126</text:p>
          </table:table-cell>
          <table:table-cell office:value-type="string">
            <text:p>Cond. PA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454</text:p>
          </table:table-cell>
          <table:table-cell office:value-type="string">
            <text:p>11119</text:p>
          </table:table-cell>
          <table:table-cell office:value-type="string">
            <text:p>Lea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lvador Dali, 55</text:p>
          </table:table-cell>
          <table:table-cell office:value-type="string">
            <text:p>11120</text:p>
          </table:table-cell>
          <table:table-cell office:value-type="string">
            <text:p>Avil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lvorada Do Porto, 54</text:p>
          </table:table-cell>
          <table:table-cell office:value-type="string">
            <text:p>24498</text:p>
          </table:table-cell>
          <table:table-cell office:value-type="string">
            <text:p>Jardim Noronha Porto Ve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hn Speers, 64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arao De Suassuna, 65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95</text:p>
          </table:table-cell>
          <table:table-cell office:value-type="string">
            <text:p>Capao Redon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as Jangadas, 125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resser, 601</text:p>
          </table:table-cell>
          <table:table-cell office:value-type="string">
            <text:p>12101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Flores De Nilo,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io Madeira, 167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Travessa Noz Da Sorte, 212
</text:p>
          </table:table-cell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Praca Centenario, 43</text:p>
          </table:table-cell>
          <table:table-cell office:value-type="string">
            <text:p>12120</text:p>
          </table:table-cell>
          <table:table-cell office:value-type="string">
            <text:p>Populacao Lgbti  Centr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rofessor Carlos Decort, 220</text:p>
          </table:table-cell>
          <table:table-cell office:value-type="string">
            <text:p>12126</text:p>
          </table:table-cell>
          <table:table-cell office:value-type="string">
            <text:p>Associacao ComunitA?ria Do Jardim Sao Jorg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axinA?, 284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, 318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Hassegawa, 1198</text:p>
          </table:table-cell>
          <table:table-cell office:value-type="string">
            <text:p>14116</text:p>
          </table:table-cell>
          <table:table-cell office:value-type="string">
            <text:p>Associacao Pro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canga, 300</text:p>
          </table:table-cell>
          <table:table-cell office:value-type="string">
            <text:p>14118</text:p>
          </table:table-cell>
          <table:table-cell office:value-type="string">
            <text:p>Casa Da CrianA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</text:p>
          </table:table-cell>
          <table:table-cell office:value-type="string">
            <text:p>14120</text:p>
          </table:table-cell>
          <table:table-cell office:value-type="string">
            <text:p>Instituto ?severino Fabriani? Para CrianA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vA?dio Lopes, 253</text:p>
          </table:table-cell>
          <table:table-cell office:value-type="string">
            <text:p>30459</text:p>
          </table:table-cell>
          <table:table-cell office:value-type="string">
            <text:p>Centro De PromoA?ao Humana Lar Vicentino Ermelino Matarazzo</text:p>
          </table:table-cell>
          <table:table-cell office:value-type="string">
            <text:p>Gabi</text:p>
          </table:table-cell>
        </table:table-row>
        <table:table-row>
          <table:table-cell office:value-type="string">
            <text:p>Rua Haddock Lobo, 1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Prestes Maia, 241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, 1620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</text:p>
          </table:table-cell>
          <table:table-cell office:value-type="string">
            <text:p>14122</text:p>
          </table:table-cell>
          <table:table-cell office:value-type="string">
            <text:p>Instituto Canto De Luz 
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0</text:p>
          </table:table-cell>
          <table:table-cell office:value-type="string">
            <text:p>Morro Do Pel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1</text:p>
          </table:table-cell>
          <table:table-cell office:value-type="string">
            <text:p>Haiti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2</text:p>
          </table:table-cell>
          <table:table-cell office:value-type="string">
            <text:p>Presidente Wilson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3</text:p>
          </table:table-cell>
          <table:table-cell office:value-type="string">
            <text:p>Ilha Das Cobras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64</text:p>
          </table:table-cell>
          <table:table-cell office:value-type="string">
            <text:p>Viela Santa Terezinh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5</text:p>
          </table:table-cell>
          <table:table-cell office:value-type="string">
            <text:p>Rua Porto Seguro 6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6</text:p>
          </table:table-cell>
          <table:table-cell office:value-type="string">
            <text:p>Avenida Lins De Vasconcelos N? 269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7</text:p>
          </table:table-cell>
          <table:table-cell office:value-type="string">
            <text:p>Rua Francisco JosA? De Azevedo NA?mero 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8</text:p>
          </table:table-cell>
          <table:table-cell office:value-type="string">
            <text:p>Largo Nossa Senhora Da Conceicao 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69</text:p>
          </table:table-cell>
          <table:table-cell office:value-type="string">
            <text:p>Rua Jose Kauer 13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0</text:p>
          </table:table-cell>
          <table:table-cell office:value-type="string">
            <text:p>Rua Do Hipodrom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1</text:p>
          </table:table-cell>
          <table:table-cell office:value-type="string">
            <text:p>Rua Brigadeiro Machado 41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2</text:p>
          </table:table-cell>
          <table:table-cell office:value-type="string">
            <text:p>Rua Vinte De Abril 83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3</text:p>
          </table:table-cell>
          <table:table-cell office:value-type="string">
            <text:p>Rua Coimbra 4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4</text:p>
          </table:table-cell>
          <table:table-cell office:value-type="string">
            <text:p>Rua Marques De Abrantes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5</text:p>
          </table:table-cell>
          <table:table-cell office:value-type="string">
            <text:p>Rua Sao Leopoldo 49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6</text:p>
          </table:table-cell>
          <table:table-cell office:value-type="string">
            <text:p>Avenida Celso Garcia 111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7</text:p>
          </table:table-cell>
          <table:table-cell office:value-type="string">
            <text:p>Rua Catumbi 10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8</text:p>
          </table:table-cell>
          <table:table-cell office:value-type="string">
            <text:p>Rua Arnaldo Cintra 2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79</text:p>
          </table:table-cell>
          <table:table-cell office:value-type="string">
            <text:p>Av Celso Garcia 15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0</text:p>
          </table:table-cell>
          <table:table-cell office:value-type="string">
            <text:p>Rua Valdemar Doria 21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81</text:p>
          </table:table-cell>
          <table:table-cell office:value-type="string">
            <text:p>Rua Nelso Cruz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echal Marques Porto, 76</text:p>
          </table:table-cell>
          <table:table-cell office:value-type="string">
            <text:p>27482</text:p>
          </table:table-cell>
          <table:table-cell office:value-type="string">
            <text:p>Rua Marechal Marques Porto 7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</text:p>
          </table:table-cell>
          <table:table-cell office:value-type="string">
            <text:p>26483</text:p>
          </table:table-cell>
          <table:table-cell office:value-type="string">
            <text:p>Bila Bel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Georgina Mongruel, 49</text:p>
          </table:table-cell>
          <table:table-cell office:value-type="string">
            <text:p>26484</text:p>
          </table:table-cell>
          <table:table-cell office:value-type="string">
            <text:p>Vila Sao Joa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Travessa Canal Da Cruz, 01 A - Jardim Limoeiro</text:p>
          </table:table-cell>
          <table:table-cell office:value-type="string">
            <text:p>26485</text:p>
          </table:table-cell>
          <table:table-cell office:value-type="string">
            <text:p>Jd Limoeir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a De Medeiros, 1287</text:p>
          </table:table-cell>
          <table:table-cell office:value-type="string">
            <text:p>26486</text:p>
          </table:table-cell>
          <table:table-cell office:value-type="string">
            <text:p>Vila Progress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Leonardo De Oliveira, 159</text:p>
          </table:table-cell>
          <table:table-cell office:value-type="string">
            <text:p>26487</text:p>
          </table:table-cell>
          <table:table-cell office:value-type="string">
            <text:p>Jardim Sapopem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Serra De CapivaraA?u, 274</text:p>
          </table:table-cell>
          <table:table-cell office:value-type="string">
            <text:p>26488</text:p>
          </table:table-cell>
          <table:table-cell office:value-type="string">
            <text:p>Jardim Elba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Albertino Rasconi, 69</text:p>
          </table:table-cell>
          <table:table-cell office:value-type="string">
            <text:p>26489</text:p>
          </table:table-cell>
          <table:table-cell office:value-type="string">
            <text:p>Conjunto Jose BonifA?cio</text:p>
          </table:table-cell>
          <table:table-cell office:value-type="string">
            <text:p>CMP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0</text:p>
          </table:table-cell>
          <table:table-cell office:value-type="string">
            <text:p>Rua Dr Benedito Estavam 7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eira Martins, 2</text:p>
          </table:table-cell>
          <table:table-cell office:value-type="string">
            <text:p>27491</text:p>
          </table:table-cell>
          <table:table-cell office:value-type="string">
            <text:p>Rua VigA?rio Joao Alvares 7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lacete Das A?guias, 753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</text:p>
          </table:table-cell>
          <table:table-cell office:value-type="string">
            <text:p>14124</text:p>
          </table:table-cell>
          <table:table-cell office:value-type="string">
            <text:p>Instituto JA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</text:p>
          </table:table-cell>
          <table:table-cell office:value-type="string">
            <text:p>14130</text:p>
          </table:table-cell>
          <table:table-cell office:value-type="string">
            <text:p>Larzinho Das IrmA?s - Lar Da Divina Miserico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o Estado, 300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Joao Paulo Da Silva, 48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</text:p>
          </table:table-cell>
          <table:table-cell office:value-type="string">
            <text:p>15102</text:p>
          </table:table-cell>
          <table:table-cell office:value-type="string">
            <text:p>Coopercaps - Paraiso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noel Guilherme Dos Reis, 483</text:p>
          </table:table-cell>
          <table:table-cell office:value-type="string">
            <text:p>21107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Avenida Paranagua, 1633</text:p>
          </table:table-cell>
          <table:table-cell office:value-type="string">
            <text:p>21100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Manoel De Souza Azevedo, 48</text:p>
          </table:table-cell>
          <table:table-cell office:value-type="string">
            <text:p>21103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aldomero Carqueja, 214</text:p>
          </table:table-cell>
          <table:table-cell office:value-type="string">
            <text:p>21106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Bento Barroso Pererira, 2</text:p>
          </table:table-cell>
          <table:table-cell office:value-type="string">
            <text:p>21105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Periguari, 31</text:p>
          </table:table-cell>
          <table:table-cell office:value-type="string">
            <text:p>21102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Travessa Cambaratiba, 5</text:p>
          </table:table-cell>
          <table:table-cell office:value-type="string">
            <text:p>21104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Vicente Franco Toletino, 45</text:p>
          </table:table-cell>
          <table:table-cell office:value-type="string">
            <text:p>21101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/>
          <table:table-cell office:value-type="string">
            <text:p>Cultura</text:p>
          </table:table-cell>
        </table:table-row>
        <table:table-row>
          <table:table-cell office:value-type="string">
            <text:p>Rua Amaro Alves Rosario 3313</text:p>
          </table:table-cell>
          <table:table-cell office:value-type="string">
            <text:p>28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uzambinho 221</text:p>
          </table:table-cell>
          <table:table-cell office:value-type="string">
            <text:p>281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dreas Clamear 38</text:p>
          </table:table-cell>
          <table:table-cell office:value-type="string">
            <text:p>281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ires Do Rio 3185</text:p>
          </table:table-cell>
          <table:table-cell office:value-type="string">
            <text:p>281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Rodriges Montemor</text:p>
          </table:table-cell>
          <table:table-cell office:value-type="string">
            <text:p>281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2131</text:p>
          </table:table-cell>
          <table:table-cell office:value-type="string">
            <text:p>281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Guarapiranga 3658</text:p>
          </table:table-cell>
          <table:table-cell office:value-type="string">
            <text:p>2811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noel Guilherme Reis 491</text:p>
          </table:table-cell>
          <table:table-cell office:value-type="string">
            <text:p>261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ssa De Sao Joaquim</text:p>
          </table:table-cell>
          <table:table-cell office:value-type="string">
            <text:p>261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100</text:p>
          </table:table-cell>
          <table:table-cell office:value-type="string">
            <text:p>2612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Delhi, 333</text:p>
          </table:table-cell>
          <table:table-cell office:value-type="string">
            <text:p>261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quianes 109</text:p>
          </table:table-cell>
          <table:table-cell office:value-type="string">
            <text:p>261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6775</text:p>
          </table:table-cell>
          <table:table-cell office:value-type="string">
            <text:p>2613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Bourroul 120</text:p>
          </table:table-cell>
          <table:table-cell office:value-type="string">
            <text:p>261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 Sezefredo Fagundes 7440</text:p>
          </table:table-cell>
          <table:table-cell office:value-type="string">
            <text:p>261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tor Urban 52</text:p>
          </table:table-cell>
          <table:table-cell office:value-type="string">
            <text:p>261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 Dos Limas, 08</text:p>
          </table:table-cell>
          <table:table-cell office:value-type="string">
            <text:p>2613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Dante Costa</text:p>
          </table:table-cell>
          <table:table-cell office:value-type="string">
            <text:p>2613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ssa Sra De Nazare 51</text:p>
          </table:table-cell>
          <table:table-cell office:value-type="string">
            <text:p>2614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Ferreira De Freitas 55</text:p>
          </table:table-cell>
          <table:table-cell office:value-type="string">
            <text:p>2614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Rio Dos Touros, Sn, Cohab Raposo Tavares</text:p>
          </table:table-cell>
          <table:table-cell office:value-type="string">
            <text:p>2614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Conde De Sao Joaquim 80</text:p>
          </table:table-cell>
          <table:table-cell office:value-type="string">
            <text:p>261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Nova Paulista 900</text:p>
          </table:table-cell>
          <table:table-cell office:value-type="string">
            <text:p>2614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tinda 1434</text:p>
          </table:table-cell>
          <table:table-cell office:value-type="string">
            <text:p>2615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nercy Rocha 1502</text:p>
          </table:table-cell>
          <table:table-cell office:value-type="string">
            <text:p>2615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ena Forte Mendes 30</text:p>
          </table:table-cell>
          <table:table-cell office:value-type="string">
            <text:p>261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lha Da Vitoria 88 Jardim Da Paz</text:p>
          </table:table-cell>
          <table:table-cell office:value-type="string">
            <text:p>2615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lameda Eduardo Prado 276</text:p>
          </table:table-cell>
          <table:table-cell office:value-type="string">
            <text:p>271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Castro Lima Filho</text:p>
          </table:table-cell>
          <table:table-cell office:value-type="string">
            <text:p>271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reira Viana 1b</text:p>
          </table:table-cell>
          <table:table-cell office:value-type="string">
            <text:p>2721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apmor Pero De Gois 28</text:p>
          </table:table-cell>
          <table:table-cell office:value-type="string">
            <text:p>271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enha</text:p>
          </table:table-cell>
          <table:table-cell office:value-type="string">
            <text:p>271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Das Tres Marias 16</text:p>
          </table:table-cell>
          <table:table-cell office:value-type="string">
            <text:p>271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ida Carlos De Campos 233</text:p>
          </table:table-cell>
          <table:table-cell office:value-type="string">
            <text:p>271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Arentino 900</text:p>
          </table:table-cell>
          <table:table-cell office:value-type="string">
            <text:p>271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elia Cordelli Cardenuto 40</text:p>
          </table:table-cell>
          <table:table-cell office:value-type="string">
            <text:p>271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Pinto Zili, Sao Paulo</text:p>
          </table:table-cell>
          <table:table-cell office:value-type="string">
            <text:p>271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Canal Do Cocaia 4400</text:p>
          </table:table-cell>
          <table:table-cell office:value-type="string">
            <text:p>271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Jardim Das Taboas Palmas Sao Paulo</text:p>
          </table:table-cell>
          <table:table-cell office:value-type="string">
            <text:p>271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rque Residencial Cocaia</text:p>
          </table:table-cell>
          <table:table-cell office:value-type="string">
            <text:p>271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Engenheiro Armando Arruda Pereira 5275</text:p>
          </table:table-cell>
          <table:table-cell office:value-type="string">
            <text:p>271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essora Nicia De Paula</text:p>
          </table:table-cell>
          <table:table-cell office:value-type="string">
            <text:p>272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ugustin Luberti 1053</text:p>
          </table:table-cell>
          <table:table-cell office:value-type="string">
            <text:p>2721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erminopolis</text:p>
          </table:table-cell>
          <table:table-cell office:value-type="string">
            <text:p>2721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aquaracu De Minas</text:p>
          </table:table-cell>
          <table:table-cell office:value-type="string">
            <text:p>272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e Sao Bartolomeu</text:p>
          </table:table-cell>
          <table:table-cell office:value-type="string">
            <text:p>2721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Do Oratorio 6556</text:p>
          </table:table-cell>
          <table:table-cell office:value-type="string">
            <text:p>272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morial De Aires</text:p>
          </table:table-cell>
          <table:table-cell office:value-type="string">
            <text:p>2722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Prof Hermogenes De Freitas Leitao Filho 3213</text:p>
          </table:table-cell>
          <table:table-cell office:value-type="string">
            <text:p>272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Jovina 11</text:p>
          </table:table-cell>
          <table:table-cell office:value-type="string">
            <text:p>2722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elina Linhares</text:p>
          </table:table-cell>
          <table:table-cell office:value-type="string">
            <text:p>2723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dalto Fernandes</text:p>
          </table:table-cell>
          <table:table-cell office:value-type="string">
            <text:p>2723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rrastao</text:p>
          </table:table-cell>
          <table:table-cell office:value-type="string">
            <text:p>2723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el Euclides Machado</text:p>
          </table:table-cell>
          <table:table-cell office:value-type="string">
            <text:p>2724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Antunes Maciel 301</text:p>
          </table:table-cell>
          <table:table-cell office:value-type="string">
            <text:p>272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7 De Abril 176</text:p>
          </table:table-cell>
          <table:table-cell office:value-type="string">
            <text:p>272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exandre Gusmao, 572</text:p>
          </table:table-cell>
          <table:table-cell office:value-type="string">
            <text:p>2726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Nestor Pereira 169</text:p>
          </table:table-cell>
          <table:table-cell office:value-type="string">
            <text:p>272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ubens Luccats 240</text:p>
          </table:table-cell>
          <table:table-cell office:value-type="string">
            <text:p>272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cos Arruda, 203</text:p>
          </table:table-cell>
          <table:table-cell office:value-type="string">
            <text:p>272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etos 153</text:p>
          </table:table-cell>
          <table:table-cell office:value-type="string">
            <text:p>272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zario De Souza 39</text:p>
          </table:table-cell>
          <table:table-cell office:value-type="string">
            <text:p>272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lisario De Souza 29</text:p>
          </table:table-cell>
          <table:table-cell office:value-type="string">
            <text:p>272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Ubaldino 145</text:p>
          </table:table-cell>
          <table:table-cell office:value-type="string">
            <text:p>272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esser 1602</text:p>
          </table:table-cell>
          <table:table-cell office:value-type="string">
            <text:p>272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jor Marcelino 344</text:p>
          </table:table-cell>
          <table:table-cell office:value-type="string">
            <text:p>272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ueno De Andrade 208</text:p>
          </table:table-cell>
          <table:table-cell office:value-type="string">
            <text:p>2728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Tiradentes 1346</text:p>
          </table:table-cell>
          <table:table-cell office:value-type="string">
            <text:p>2728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tariri 29</text:p>
          </table:table-cell>
          <table:table-cell office:value-type="string">
            <text:p>2728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tor Airosa 184</text:p>
          </table:table-cell>
          <table:table-cell office:value-type="string">
            <text:p>272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Dr Rodrigo De Barros 339</text:p>
          </table:table-cell>
          <table:table-cell office:value-type="string">
            <text:p>272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licerio 533</text:p>
          </table:table-cell>
          <table:table-cell office:value-type="string">
            <text:p>272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inimbu 13</text:p>
          </table:table-cell>
          <table:table-cell office:value-type="string">
            <text:p>2728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eixeira Leite 467</text:p>
          </table:table-cell>
          <table:table-cell office:value-type="string">
            <text:p>272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781</text:p>
          </table:table-cell>
          <table:table-cell office:value-type="string">
            <text:p>272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Paulo</text:p>
          </table:table-cell>
          <table:table-cell office:value-type="string">
            <text:p>272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oluntarios Da Patria 349</text:p>
          </table:table-cell>
          <table:table-cell office:value-type="string">
            <text:p>272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Quatinga 41</text:p>
          </table:table-cell>
          <table:table-cell office:value-type="string">
            <text:p>272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enino Do Engenho 269</text:p>
          </table:table-cell>
          <table:table-cell office:value-type="string">
            <text:p>273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 7142</text:p>
          </table:table-cell>
          <table:table-cell office:value-type="string">
            <text:p>273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Custodia De Sa e Faria</text:p>
          </table:table-cell>
          <table:table-cell office:value-type="string">
            <text:p>273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ao Henrique Da Silva 550</text:p>
          </table:table-cell>
          <table:table-cell office:value-type="string">
            <text:p>2731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vanni Da Conegliano</text:p>
          </table:table-cell>
          <table:table-cell office:value-type="string">
            <text:p>2732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Vila Ema</text:p>
          </table:table-cell>
          <table:table-cell office:value-type="string">
            <text:p>2732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Brigadeiro Luiz Antonio 1625</text:p>
          </table:table-cell>
          <table:table-cell office:value-type="string">
            <text:p>2333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396</text:p>
          </table:table-cell>
          <table:table-cell office:value-type="string">
            <text:p>2334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Carrao 611605</text:p>
          </table:table-cell>
          <table:table-cell office:value-type="string">
            <text:p>2334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52</text:p>
          </table:table-cell>
          <table:table-cell office:value-type="string">
            <text:p>2335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Inacio Monteiro 6100</text:p>
          </table:table-cell>
          <table:table-cell office:value-type="string">
            <text:p>2435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lamecy</text:p>
          </table:table-cell>
          <table:table-cell office:value-type="string">
            <text:p>2436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mendador Jose De Matos 386</text:p>
          </table:table-cell>
          <table:table-cell office:value-type="string">
            <text:p>2436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lvaro De Carvalho 427</text:p>
          </table:table-cell>
          <table:table-cell office:value-type="string">
            <text:p>243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Rio Branco 47</text:p>
          </table:table-cell>
          <table:table-cell office:value-type="string">
            <text:p>2236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Jose Bonifacio 137</text:p>
          </table:table-cell>
          <table:table-cell office:value-type="string">
            <text:p>2236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oluntarios Da Patria 663</text:p>
          </table:table-cell>
          <table:table-cell office:value-type="string">
            <text:p>2436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enjamim Constant</text:p>
          </table:table-cell>
          <table:table-cell office:value-type="string">
            <text:p>2237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zzini 11</text:p>
          </table:table-cell>
          <table:table-cell office:value-type="string">
            <text:p>2437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ras Melo 20</text:p>
          </table:table-cell>
          <table:table-cell office:value-type="string">
            <text:p>2437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klin Magalhaes 10</text:p>
          </table:table-cell>
          <table:table-cell office:value-type="string">
            <text:p>2237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181182</text:p>
          </table:table-cell>
          <table:table-cell office:value-type="string">
            <text:p>2437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342</text:p>
          </table:table-cell>
          <table:table-cell office:value-type="string">
            <text:p>2437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Domingos 247</text:p>
          </table:table-cell>
          <table:table-cell office:value-type="string">
            <text:p>2437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Vicente 386</text:p>
          </table:table-cell>
          <table:table-cell office:value-type="string">
            <text:p>2437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Treze De Maio 131</text:p>
          </table:table-cell>
          <table:table-cell office:value-type="string">
            <text:p>2437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ntos Dias 12</text:p>
          </table:table-cell>
          <table:table-cell office:value-type="string">
            <text:p>2339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regorio Pomar 213</text:p>
          </table:table-cell>
          <table:table-cell office:value-type="string">
            <text:p>2339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aria Jose, 311</text:p>
          </table:table-cell>
          <table:table-cell office:value-type="string">
            <text:p>2438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Luis Do Couto, 132</text:p>
          </table:table-cell>
          <table:table-cell office:value-type="string">
            <text:p>2538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prigio Da Silva, 59</text:p>
          </table:table-cell>
          <table:table-cell office:value-type="string">
            <text:p>2338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George Bekesy 07</text:p>
          </table:table-cell>
          <table:table-cell office:value-type="string">
            <text:p>2339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Ana Felicia  01</text:p>
          </table:table-cell>
          <table:table-cell office:value-type="string">
            <text:p>2339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Amor De Indio  102</text:p>
          </table:table-cell>
          <table:table-cell office:value-type="string">
            <text:p>243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Um - Jardim Sao Luis</text:p>
          </table:table-cell>
          <table:table-cell office:value-type="string">
            <text:p>281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Amato Sobrinho 828</text:p>
          </table:table-cell>
          <table:table-cell office:value-type="string">
            <text:p>272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rancisco Nunes Rodrigues 152</text:p>
          </table:table-cell>
          <table:table-cell office:value-type="string">
            <text:p>2436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ao Francisco 81</text:p>
          </table:table-cell>
          <table:table-cell office:value-type="string">
            <text:p>2728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365</text:p>
          </table:table-cell>
          <table:table-cell office:value-type="string">
            <text:p>2728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enida Fernando Figueiredo Lins, 1600</text:p>
          </table:table-cell>
          <table:table-cell office:value-type="string">
            <text:p>2538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onselheiro Ramalho 576</text:p>
          </table:table-cell>
          <table:table-cell office:value-type="string">
            <text:p>2334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Vivan I</text:p>
          </table:table-cell>
          <table:table-cell office:value-type="string">
            <text:p>2726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Sebastiao Afonso</text:p>
          </table:table-cell>
          <table:table-cell office:value-type="string">
            <text:p>2727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Passagem Ii</text:p>
          </table:table-cell>
          <table:table-cell office:value-type="string">
            <text:p>2725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Sebastiao Sarmento Mena, 58, Jd. Maristela</text:p>
          </table:table-cell>
          <table:table-cell office:value-type="string">
            <text:p>2811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Forte Da Trindade 41 Casa 6</text:p>
          </table:table-cell>
          <table:table-cell office:value-type="string">
            <text:p>2236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Vicente Franco Tolentino,45</text:p>
          </table:table-cell>
          <table:table-cell office:value-type="string">
            <text:p>2339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De Itaquaquecetuba, 7142</text:p>
          </table:table-cell>
          <table:table-cell office:value-type="string">
            <text:p>2339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Estrada Saturnino Pereira,2200 - Conj. Hab.santa Hetelvina I</text:p>
          </table:table-cell>
          <table:table-cell office:value-type="string">
            <text:p>2339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tlantico Meridional,82</text:p>
          </table:table-cell>
          <table:table-cell office:value-type="string">
            <text:p>2339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Aurelio Neves, 01</text:p>
          </table:table-cell>
          <table:table-cell office:value-type="string">
            <text:p>2339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Elza Guimaraes, 276</text:p>
          </table:table-cell>
          <table:table-cell office:value-type="string">
            <text:p>234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 Joao Da Paia, 88</text:p>
          </table:table-cell>
          <table:table-cell office:value-type="string">
            <text:p>23401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Cabaxi, 618</text:p>
          </table:table-cell>
          <table:table-cell office:value-type="string">
            <text:p>23402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Edmundo Abreu,359</text:p>
          </table:table-cell>
          <table:table-cell office:value-type="string">
            <text:p>23403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Henrique Farias,524</text:p>
          </table:table-cell>
          <table:table-cell office:value-type="string">
            <text:p>2340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eira Neto, 456a</text:p>
          </table:table-cell>
          <table:table-cell office:value-type="string">
            <text:p>23405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Morubixaba</text:p>
          </table:table-cell>
          <table:table-cell office:value-type="string">
            <text:p>23406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rofhassegawa, 2020</text:p>
          </table:table-cell>
          <table:table-cell office:value-type="string">
            <text:p>23407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Suburbano Coracao, 53</text:p>
          </table:table-cell>
          <table:table-cell office:value-type="string">
            <text:p>23408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bares,59</text:p>
          </table:table-cell>
          <table:table-cell office:value-type="string">
            <text:p>23409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Travessa Angelandia,16</text:p>
          </table:table-cell>
          <table:table-cell office:value-type="string">
            <text:p>2341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Av. Parada Pinto,1770</text:p>
          </table:table-cell>
          <table:table-cell office:value-type="string">
            <text:p>2339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Guaicuri I</text:p>
          </table:table-cell>
          <table:table-cell office:value-type="string">
            <text:p>11092</text:p>
          </table:table-cell>
          <table:table-cell office:value-type="string">
            <text:p>Guaicuri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nta Amelia</text:p>
          </table:table-cell>
          <table:table-cell office:value-type="string">
            <text:p>11098</text:p>
          </table:table-cell>
          <table:table-cell office:value-type="string">
            <text:p>Santa Amel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to Da Alegria</text:p>
          </table:table-cell>
          <table:table-cell office:value-type="string">
            <text:p>11082</text:p>
          </table:table-cell>
          <table:table-cell office:value-type="string">
            <text:p>Alto Da Aleg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gua Podre</text:p>
          </table:table-cell>
          <table:table-cell office:value-type="string">
            <text:p>11102</text:p>
          </table:table-cell>
          <table:table-cell office:value-type="string">
            <text:p>Agua Pod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que Do Gato</text:p>
          </table:table-cell>
          <table:table-cell office:value-type="string">
            <text:p>11005</text:p>
          </table:table-cell>
          <table:table-cell office:value-type="string">
            <text:p>Parque Do Ga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eal Parque</text:p>
          </table:table-cell>
          <table:table-cell office:value-type="string">
            <text:p>11081</text:p>
          </table:table-cell>
          <table:table-cell office:value-type="string">
            <text:p>Real Parqu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oulevard Da Paz</text:p>
          </table:table-cell>
          <table:table-cell office:value-type="string">
            <text:p>11084</text:p>
          </table:table-cell>
          <table:table-cell office:value-type="string">
            <text:p>Boulevard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Zaki Narchi</text:p>
          </table:table-cell>
          <table:table-cell office:value-type="string">
            <text:p>11027</text:p>
          </table:table-cell>
          <table:table-cell office:value-type="string">
            <text:p>Zaki Narch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cademia Terreno A</text:p>
          </table:table-cell>
          <table:table-cell office:value-type="string">
            <text:p>11028</text:p>
          </table:table-cell>
          <table:table-cell office:value-type="string">
            <text:p>Academia Terreno 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ouza Dantas</text:p>
          </table:table-cell>
          <table:table-cell office:value-type="string">
            <text:p>11057</text:p>
          </table:table-cell>
          <table:table-cell office:value-type="string">
            <text:p>Souza Dan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Taquaritiba</text:p>
          </table:table-cell>
          <table:table-cell office:value-type="string">
            <text:p>11058</text:p>
          </table:table-cell>
          <table:table-cell office:value-type="string">
            <text:p>Taquariti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Henrique Mindlin</text:p>
          </table:table-cell>
          <table:table-cell office:value-type="string">
            <text:p>11051</text:p>
          </table:table-cell>
          <table:table-cell office:value-type="string">
            <text:p>Henrique Mindli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Guian Corruiras</text:p>
          </table:table-cell>
          <table:table-cell office:value-type="string">
            <text:p>11050</text:p>
          </table:table-cell>
          <table:table-cell office:value-type="string">
            <text:p>Guian Corru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Imigrantes</text:p>
          </table:table-cell>
          <table:table-cell office:value-type="string">
            <text:p>11052</text:p>
          </table:table-cell>
          <table:table-cell office:value-type="string">
            <text:p>Imigra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araguai</text:p>
          </table:table-cell>
          <table:table-cell office:value-type="string">
            <text:p>11054</text:p>
          </table:table-cell>
          <table:table-cell office:value-type="string">
            <text:p>Paragua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onte Da Fonte Sao Bento</text:p>
          </table:table-cell>
          <table:table-cell office:value-type="string">
            <text:p>11055</text:p>
          </table:table-cell>
          <table:table-cell office:value-type="string">
            <text:p>Ponte Da Fonte Sao Bent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abilonia</text:p>
          </table:table-cell>
          <table:table-cell office:value-type="string">
            <text:p>11048</text:p>
          </table:table-cell>
          <table:table-cell office:value-type="string">
            <text:p>Babilon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ba</text:p>
          </table:table-cell>
          <table:table-cell office:value-type="string">
            <text:p>11045</text:p>
          </table:table-cell>
          <table:table-cell office:value-type="string">
            <text:p>Al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Beira Rio</text:p>
          </table:table-cell>
          <table:table-cell office:value-type="string">
            <text:p>11049</text:p>
          </table:table-cell>
          <table:table-cell office:value-type="string">
            <text:p>Beira Ri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fira Iv</text:p>
          </table:table-cell>
          <table:table-cell office:value-type="string">
            <text:p>11040</text:p>
          </table:table-cell>
          <table:table-cell office:value-type="string">
            <text:p>Safira Iv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rco Verde</text:p>
          </table:table-cell>
          <table:table-cell office:value-type="string">
            <text:p>11047</text:p>
          </table:table-cell>
          <table:table-cell office:value-type="string">
            <text:p>Arco Verd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City Jaragua</text:p>
          </table:table-cell>
          <table:table-cell office:value-type="string">
            <text:p>11011</text:p>
          </table:table-cell>
          <table:table-cell office:value-type="string">
            <text:p>City Jaragu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la Da Paz</text:p>
          </table:table-cell>
          <table:table-cell office:value-type="string">
            <text:p>11104</text:p>
          </table:table-cell>
          <table:table-cell office:value-type="string">
            <text:p>Viela Da Pa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Sape</text:p>
          </table:table-cell>
          <table:table-cell office:value-type="string">
            <text:p>11103</text:p>
          </table:table-cell>
          <table:table-cell office:value-type="string">
            <text:p>Sap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Lidiane</text:p>
          </table:table-cell>
          <table:table-cell office:value-type="string">
            <text:p>11017</text:p>
          </table:table-cell>
          <table:table-cell office:value-type="string">
            <text:p>Lidian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etna</text:p>
          </table:table-cell>
          <table:table-cell office:value-type="string">
            <text:p>11059</text:p>
          </table:table-cell>
          <table:table-cell office:value-type="string">
            <text:p>Viet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ocinha Paulistana</text:p>
          </table:table-cell>
          <table:table-cell office:value-type="string">
            <text:p>11056</text:p>
          </table:table-cell>
          <table:table-cell office:value-type="string">
            <text:p>Rocinha Paulista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Muzambinho</text:p>
          </table:table-cell>
          <table:table-cell office:value-type="string">
            <text:p>11053</text:p>
          </table:table-cell>
          <table:table-cell office:value-type="string">
            <text:p>Muzamb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mericanopolis</text:p>
          </table:table-cell>
          <table:table-cell office:value-type="string">
            <text:p>11046</text:p>
          </table:table-cell>
          <table:table-cell office:value-type="string">
            <text:p>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iloes Apura</text:p>
          </table:table-cell>
          <table:table-cell office:value-type="string">
            <text:p>11097</text:p>
          </table:table-cell>
          <table:table-cell office:value-type="string">
            <text:p>Piloes Apur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lvarenga Ii</text:p>
          </table:table-cell>
          <table:table-cell office:value-type="string">
            <text:p>11090</text:p>
          </table:table-cell>
          <table:table-cell office:value-type="string">
            <text:p>Alvareng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Vila Nova Galvao Ii</text:p>
          </table:table-cell>
          <table:table-cell office:value-type="string">
            <text:p>11008</text:p>
          </table:table-cell>
          <table:table-cell office:value-type="string">
            <text:p>Vila Nova Galvao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</text:p>
          </table:table-cell>
          <table:table-cell office:value-type="string">
            <text:p>1210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Itaqui, 513</text:p>
          </table:table-cell>
          <table:table-cell office:value-type="string">
            <text:p>1210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Terra Brasileira, 265</text:p>
          </table:table-cell>
          <table:table-cell office:value-type="string">
            <text:p>1210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Gen. Olimpio Da Silveira, 427</text:p>
          </table:table-cell>
          <table:table-cell office:value-type="string">
            <text:p>1210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lameda Nothmann, 485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Mendonca e Vasconcelos, 690</text:p>
          </table:table-cell>
          <table:table-cell office:value-type="string">
            <text:p>1210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Farajala Namur, 54</text:p>
          </table:table-cell>
          <table:table-cell office:value-type="string">
            <text:p>12110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Jose Dias Da Costa</text:p>
          </table:table-cell>
          <table:table-cell office:value-type="string">
            <text:p>1211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</text:p>
          </table:table-cell>
          <table:table-cell office:value-type="string">
            <text:p>1211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Sao Joaquim, 179</text:p>
          </table:table-cell>
          <table:table-cell office:value-type="string">
            <text:p>1211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Barra Do Sirinhaen, 289</text:p>
          </table:table-cell>
          <table:table-cell office:value-type="string">
            <text:p>1211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Travessa Aurelio Linhares, 113</text:p>
          </table:table-cell>
          <table:table-cell office:value-type="string">
            <text:p>1211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r. Mario De Campos, 191</text:p>
          </table:table-cell>
          <table:table-cell office:value-type="string">
            <text:p>12116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erio, 225</text:p>
          </table:table-cell>
          <table:table-cell office:value-type="string">
            <text:p>12117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Olga Bernardes</text:p>
          </table:table-cell>
          <table:table-cell office:value-type="string">
            <text:p>1211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Bras Da Rocha Cardoso</text:p>
          </table:table-cell>
          <table:table-cell office:value-type="string">
            <text:p>12119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Conde De Itu, 673</text:p>
          </table:table-cell>
          <table:table-cell office:value-type="string">
            <text:p>12121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Nordestina, 496</text:p>
          </table:table-cell>
          <table:table-cell office:value-type="string">
            <text:p>12122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Visc. De Parnaiba, 1316</text:p>
          </table:table-cell>
          <table:table-cell office:value-type="string">
            <text:p>12123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Novo Oriente Do Piaui, 160</text:p>
          </table:table-cell>
          <table:table-cell office:value-type="string">
            <text:p>12124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Avenida Roland Garros, 1065</text:p>
          </table:table-cell>
          <table:table-cell office:value-type="string">
            <text:p>12125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ricanduv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Paranagua, 1492-ermelino Matarazzo</text:p>
          </table:table-cell>
          <table:table-cell/>
          <table:table-cell office:value-type="string">
            <text:p>Cras - Ermelino Matarazz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ranaiba, 22</text:p>
          </table:table-cell>
          <table:table-cell/>
          <table:table-cell office:value-type="string">
            <text:p>Cras - Guaianas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ruz Do Espirito Santo, 1142 C</text:p>
          </table:table-cell>
          <table:table-cell/>
          <table:table-cell office:value-type="string">
            <text:p>Cras - Lajea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. Joao Nery, 58 - Itaim Paulista</text:p>
          </table:table-cell>
          <table:table-cell/>
          <table:table-cell office:value-type="string">
            <text:p>Cras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oca, 341</text:p>
          </table:table-cell>
          <table:table-cell/>
          <table:table-cell office:value-type="string">
            <text:p>Cras - Vila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Miller, 347</text:p>
          </table:table-cell>
          <table:table-cell/>
          <table:table-cell office:value-type="string">
            <text:p>Cras -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ascer Do Sol, 529</text:p>
          </table:table-cell>
          <table:table-cell/>
          <table:table-cell office:value-type="string">
            <text:p>Cras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maria Luiza Americano, 2681</text:p>
          </table:table-cell>
          <table:table-cell/>
          <table:table-cell office:value-type="string">
            <text:p>Cras - Cidade Lide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ontoura Xavier, 695</text:p>
          </table:table-cell>
          <table:table-cell/>
          <table:table-cell office:value-type="string">
            <text:p>Cras -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Sertorio, 175, Tatuape</text:p>
          </table:table-cell>
          <table:table-cell/>
          <table:table-cell office:value-type="string">
            <text:p>Cras -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Henrique Jacobs, 788 - Vila Santa Tereza</text:p>
          </table:table-cell>
          <table:table-cell/>
          <table:table-cell office:value-type="string">
            <text:p>Cras - Artur Alv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Rodovalho Jr, 676, Penha</text:p>
          </table:table-cell>
          <table:table-cell/>
          <table:table-cell office:value-type="string">
            <text:p>Cras - Pe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orge Barros, 88/92. Jd. Roseli</text:p>
          </table:table-cell>
          <table:table-cell/>
          <table:table-cell office:value-type="string">
            <text:p>Cras - Iguatem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lisio Ferreira, 519</text:p>
          </table:table-cell>
          <table:table-cell/>
          <table:table-cell office:value-type="string">
            <text:p>Cras - Sao Mate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Jose Guilherme Eiras, 182, Sao Miguel Pta.</text:p>
          </table:table-cell>
          <table:table-cell/>
          <table:table-cell office:value-type="string">
            <text:p>Cras -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padre Damiao, 102</text:p>
          </table:table-cell>
          <table:table-cell/>
          <table:table-cell office:value-type="string">
            <text:p>Cras - Vila Prudente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enedito Jacinto Mendes, 54, Jd. Grimaldi.</text:p>
          </table:table-cell>
          <table:table-cell/>
          <table:table-cell office:value-type="string">
            <text:p>Cras - Vila Prudente /sapopem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tista Crespo, 321, Jd. Pirajussara.</text:p>
          </table:table-cell>
          <table:table-cell/>
          <table:table-cell office:value-type="string">
            <text:p>Cras -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oberto Sampaio Ferreira, 233</text:p>
          </table:table-cell>
          <table:table-cell/>
          <table:table-cell office:value-type="string">
            <text:p>Cras - Capa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oao P. De Oliveira, 26, Jardim Morumbi</text:p>
          </table:table-cell>
          <table:table-cell/>
          <table:table-cell office:value-type="string">
            <text:p>Cras -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nterlagos, 5.980 - Interlagos</text:p>
          </table:table-cell>
          <table:table-cell/>
          <table:table-cell office:value-type="string">
            <text:p>Cras - Capela Do Socor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so, 333</text:p>
          </table:table-cell>
          <table:table-cell/>
          <table:table-cell office:value-type="string">
            <text:p>Cras - Graja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Cupece, 2278</text:p>
          </table:table-cell>
          <table:table-cell/>
          <table:table-cell office:value-type="string">
            <text:p>Cras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o Alvarenga, 3657</text:p>
          </table:table-cell>
          <table:table-cell/>
          <table:table-cell office:value-type="string">
            <text:p>Cras - Pedrei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upece, 5699</text:p>
          </table:table-cell>
          <table:table-cell/>
          <table:table-cell office:value-type="string">
            <text:p>Cras - Cidade Ademar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chim, 290 - Vila Vera</text:p>
          </table:table-cell>
          <table:table-cell/>
          <table:table-cell office:value-type="string">
            <text:p>Cras -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s Jornalistas, 48, Cidade Vargas</text:p>
          </table:table-cell>
          <table:table-cell/>
          <table:table-cell office:value-type="string">
            <text:p>Cras - Jabaqua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anuel Vieira Sarmento, 26</text:p>
          </table:table-cell>
          <table:table-cell/>
          <table:table-cell office:value-type="string">
            <text:p>Cras - M'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z Baldinato, n 150</text:p>
          </table:table-cell>
          <table:table-cell/>
          <table:table-cell office:value-type="string">
            <text:p>Cras -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noel Camisa Nova, 100</text:p>
          </table:table-cell>
          <table:table-cell/>
          <table:table-cell office:value-type="string">
            <text:p>Cras - Jardim Sa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Klein Do Nascimento, 100 - Parelheiros</text:p>
          </table:table-cell>
          <table:table-cell/>
          <table:table-cell office:value-type="string">
            <text:p>Cras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ilva, 68</text:p>
          </table:table-cell>
          <table:table-cell/>
          <table:table-cell office:value-type="string">
            <text:p>Cras-marsilac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, Pinheiros</text:p>
          </table:table-cell>
          <table:table-cell/>
          <table:table-cell office:value-type="string">
            <text:p>Cras -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-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mirim, 4328, V. Nova Cachoeirinha.</text:p>
          </table:table-cell>
          <table:table-cell/>
          <table:table-cell office:value-type="string">
            <text:p>Cras -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. Caetano Alvares, 3054, Casa Verde</text:p>
          </table:table-cell>
          <table:table-cell/>
          <table:table-cell office:value-type="string">
            <text:p>Cras -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apira, 2145, Jacana</text:p>
          </table:table-cell>
          <table:table-cell/>
          <table:table-cell office:value-type="string">
            <text:p>Cras - Jac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Mario Pernambuco, 43, Vila Mazzei</text:p>
          </table:table-cell>
          <table:table-cell/>
          <table:table-cell office:value-type="string">
            <text:p>Cras - Trememb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Caio Gracco, 421</text:p>
          </table:table-cell>
          <table:table-cell/>
          <table:table-cell office:value-type="string">
            <text:p>Cras -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 Voluntarios Da Patria, 4649, Mandaqui.</text:p>
          </table:table-cell>
          <table:table-cell/>
          <table:table-cell office:value-type="string">
            <text:p>Cras -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 - Cep 04027-000 - Vila Cle</text:p>
          </table:table-cell>
          <table:table-cell/>
          <table:table-cell office:value-type="string">
            <text:p>Cras - Vil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Gustavo Adolfo, n 2202-vila Medeiros</text:p>
          </table:table-cell>
          <table:table-cell/>
          <table:table-cell office:value-type="string">
            <text:p>Cras - Vila Med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Junta Mizumoto, 591</text:p>
          </table:table-cell>
          <table:table-cell/>
          <table:table-cell office:value-type="string">
            <text:p>Cras -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Santo Angelo, 147</text:p>
          </table:table-cell>
          <table:table-cell/>
          <table:table-cell office:value-type="string">
            <text:p>Cras - Brasilandi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3666, J. Elisa Maria</text:p>
          </table:table-cell>
          <table:table-cell/>
          <table:table-cell office:value-type="string">
            <text:p>Cras - Brasilandi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Ibiraiaras, 372, Jd. Vista Alegre.</text:p>
          </table:table-cell>
          <table:table-cell/>
          <table:table-cell office:value-type="string">
            <text:p>Cras - Brasilandi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taberaba, 924, Freguesia Do O</text:p>
          </table:table-cell>
          <table:table-cell/>
          <table:table-cell office:value-type="string">
            <text:p>Cras - Freguesia Do 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Sao Constancio, 457</text:p>
          </table:table-cell>
          <table:table-cell/>
          <table:table-cell office:value-type="string">
            <text:p>Cras -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Padre Manuel Campello, 40, Perus.</text:p>
          </table:table-cell>
          <table:table-cell/>
          <table:table-cell office:value-type="string">
            <text:p>Cras -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Barra Da Forquilha, 300, Pq. Panamericano</text:p>
          </table:table-cell>
          <table:table-cell/>
          <table:table-cell office:value-type="string">
            <text:p>Cras - 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Guerino Giovani Leardini, 290</text:p>
          </table:table-cell>
          <table:table-cell/>
          <table:table-cell office:value-type="string">
            <text:p>Cras -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iradentes, 749, Bom Retiro.</text:p>
          </table:table-cell>
          <table:table-cell/>
          <table:table-cell office:value-type="string">
            <text:p>Cras - S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Caetano Alvares, 3054</text:p>
          </table:table-cell>
          <table:table-cell/>
          <table:table-cell office:value-type="string">
            <text:p>Cras Casa Ver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</text:p>
          </table:table-cell>
          <table:table-cell/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</text:p>
          </table:table-cell>
          <table:table-cell/>
          <table:table-cell office:value-type="string">
            <text:p>Sasf Lajeado /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ca Velha</text:p>
          </table:table-cell>
          <table:table-cell/>
          <table:table-cell office:value-type="string">
            <text:p>Sasf Curu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oluntarios Da Patria, 4649</text:p>
          </table:table-cell>
          <table:table-cell/>
          <table:table-cell office:value-type="string">
            <text:p>Creas Sant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uaicurus, 1000</text:p>
          </table:table-cell>
          <table:table-cell/>
          <table:table-cell office:value-type="string">
            <text:p>Subprefeitura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361</text:p>
          </table:table-cell>
          <table:table-cell/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 Independencia, 564 - Paraisopolis</text:p>
          </table:table-cell>
          <table:table-cell/>
          <table:table-cell office:value-type="string">
            <text:p>Sasf Vila Andr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ng. Heitor Antonio Eiras Garcia, 5985 - Cep 05568-0</text:p>
          </table:table-cell>
          <table:table-cell/>
          <table:table-cell office:value-type="string">
            <text:p>Sasf Rapo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</text:p>
          </table:table-cell>
          <table:table-cell/>
          <table:table-cell office:value-type="string">
            <text:p>Sasf Iii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aes, 578 - Pque Sao Miguel</text:p>
          </table:table-cell>
          <table:table-cell/>
          <table:table-cell office:value-type="string">
            <text:p>Sasf Grajau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Luis Carlos Berrine, 1877 - Brooklin</text:p>
          </table:table-cell>
          <table:table-cell/>
          <table:table-cell office:value-type="string">
            <text:p>Conj. Res. Jardim Edi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utor Almiro Leal Da Costa, 22 - Jd. Das Oliveiras</text:p>
          </table:table-cell>
          <table:table-cell/>
          <table:table-cell office:value-type="string">
            <text:p>Sasf Ii -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ibenhos, 38 - Jardim Varginha</text:p>
          </table:table-cell>
          <table:table-cell/>
          <table:table-cell office:value-type="string">
            <text:p>Sasf Grajau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</text:p>
          </table:table-cell>
          <table:table-cell/>
          <table:table-cell office:value-type="string">
            <text:p>Cre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ugusto Avancini, 248 - Jd. S. Jorge Cep 05568-050</text:p>
          </table:table-cell>
          <table:table-cell/>
          <table:table-cell office:value-type="string">
            <text:p>Cca Nosso L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Nascer Do Sol, 529</text:p>
          </table:table-cell>
          <table:table-cell/>
          <table:table-cell office:value-type="string">
            <text:p>Cras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motor Gabriel Nettuzzi Peres, 81</text:p>
          </table:table-cell>
          <table:table-cell/>
          <table:table-cell office:value-type="string">
            <text:p>Centro Pop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</text:p>
          </table:table-cell>
          <table:table-cell/>
          <table:table-cell office:value-type="string">
            <text:p>Sasf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rifeu De Azevedo Marques, 3596 - Cep: 05340-000</text:p>
          </table:table-cell>
          <table:table-cell/>
          <table:table-cell office:value-type="string">
            <text:p>Supervisao De Saude Do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arechal Tito, 3012</text:p>
          </table:table-cell>
          <table:table-cell/>
          <table:table-cell office:value-type="string">
            <text:p>Subprefeitura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Otacilio Tomanik, 155 - Rio Pequeno</text:p>
          </table:table-cell>
          <table:table-cell/>
          <table:table-cell office:value-type="string">
            <text:p>Nci Sao Patri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 17 Cidade Ipava</text:p>
          </table:table-cell>
          <table:table-cell/>
          <table:table-cell office:value-type="string">
            <text:p>Sasf 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Yervant Kissajikian,</text:p>
          </table:table-cell>
          <table:table-cell/>
          <table:table-cell office:value-type="string">
            <text:p>Subprefeitura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Comendador Santana, 1932 Jardim Sao Jose</text:p>
          </table:table-cell>
          <table:table-cell/>
          <table:table-cell office:value-type="string">
            <text:p>Sasf Iv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Oratorio, 172 - Vila Prudente</text:p>
          </table:table-cell>
          <table:table-cell/>
          <table:table-cell office:value-type="string">
            <text:p>Subprefeitura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Francisco Tranchesi, 483 Pq Do Carmo</text:p>
          </table:table-cell>
          <table:table-cell/>
          <table:table-cell office:value-type="string">
            <text:p>Sasf Parque Do Carm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Paes De Barros, 3345</text:p>
          </table:table-cell>
          <table:table-cell/>
          <table:table-cell office:value-type="string">
            <text:p>Cre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rada De Poa, 1740</text:p>
          </table:table-cell>
          <table:table-cell/>
          <table:table-cell office:value-type="string">
            <text:p>Sasf Guaianases /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Ministro Laudo Ferreira De Camargo, 230</text:p>
          </table:table-cell>
          <table:table-cell/>
          <table:table-cell office:value-type="string">
            <text:p>Cre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Floriano Peixoto, 54</text:p>
          </table:table-cell>
          <table:table-cell/>
          <table:table-cell office:value-type="string">
            <text:p>Subprefeitura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rilo Da Fonseca Neves, 87</text:p>
          </table:table-cell>
          <table:table-cell/>
          <table:table-cell office:value-type="string">
            <text:p>Sasf Ubunt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onio,371 /conjunto Promorar Rio Claro - Sao Ma</text:p>
          </table:table-cell>
          <table:table-cell/>
          <table:table-cell office:value-type="string">
            <text:p>Sasf Sa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enio Wanderley, 160 - Fazenda Da Juta</text:p>
          </table:table-cell>
          <table:table-cell/>
          <table:table-cell office:value-type="string">
            <text:p>Sasf Sapopemba Iii (jut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</text:p>
          </table:table-cell>
          <table:table-cell/>
          <table:table-cell office:value-type="string">
            <text:p>Sasf Autonom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irio Da Paz, 1616 - Jd. Sinha</text:p>
          </table:table-cell>
          <table:table-cell/>
          <table:table-cell office:value-type="string">
            <text:p>Sasf Sapopemba Ii (jd Sinha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quari, 549</text:p>
          </table:table-cell>
          <table:table-cell/>
          <table:table-cell office:value-type="string">
            <text:p>Subprefeitura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Cj Jose Bonifacio</text:p>
          </table:table-cell>
          <table:table-cell/>
          <table:table-cell office:value-type="string">
            <text:p>Sasf Jose Bonif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ea Appiani, 182 - Parque Regina</text:p>
          </table:table-cell>
          <table:table-cell/>
          <table:table-cell office:value-type="string">
            <text:p>Sasf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sio Da Silveira Machado, 441 - Jd. Robru</text:p>
          </table:table-cell>
          <table:table-cell/>
          <table:table-cell office:value-type="string">
            <text:p>Sasf Casa Da Fami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ebraio Filho, 53 - Pque Das Arvores</text:p>
          </table:table-cell>
          <table:table-cell/>
          <table:table-cell office:value-type="string">
            <text:p>Sasf Cidade Dutra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calves Da Silva, 196 X</text:p>
          </table:table-cell>
          <table:table-cell/>
          <table:table-cell office:value-type="string">
            <text:p>Sasf Cidade Dutr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disia, 01 - Vila Progresso</text:p>
          </table:table-cell>
          <table:table-cell/>
          <table:table-cell office:value-type="string">
            <text:p>Cca Vila Progress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no</text:p>
          </table:table-cell>
          <table:table-cell/>
          <table:table-cell office:value-type="string">
            <text:p>Sasf Jardim Helen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nco Das Palmas, 361</text:p>
          </table:table-cell>
          <table:table-cell/>
          <table:table-cell office:value-type="string">
            <text:p>Centro Pop Santana/tucuruv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ao De Calera, 8-a - Vila Santa Ines</text:p>
          </table:table-cell>
          <table:table-cell/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enedito Brandao, 06 C Uniao De Vila Nova</text:p>
          </table:table-cell>
          <table:table-cell/>
          <table:table-cell office:value-type="string">
            <text:p>Cca Nova Unia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 Jardim Peri</text:p>
          </table:table-cell>
          <table:table-cell/>
          <table:table-cell office:value-type="string">
            <text:p>Sasf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</text:p>
          </table:table-cell>
          <table:table-cell/>
          <table:table-cell office:value-type="string">
            <text:p>Sasf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Lopes, 345 Itaquera</text:p>
          </table:table-cell>
          <table:table-cell/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</text:p>
          </table:table-cell>
          <table:table-cell/>
          <table:table-cell office:value-type="string">
            <text:p>Sasf Piritu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urval Guerra De Azevedo, 531, Parque Santo Antonio</text:p>
          </table:table-cell>
          <table:table-cell/>
          <table:table-cell office:value-type="string">
            <text:p>Sasf Sao Luis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dalberto Dos Santos, 30 Vila Piracicaba</text:p>
          </table:table-cell>
          <table:table-cell/>
          <table:table-cell office:value-type="string">
            <text:p>Nci Legiao Unida Da Sabedo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/>
          <table:table-cell office:value-type="string">
            <text:p>Sasf I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De Azevedo, 79</text:p>
          </table:table-cell>
          <table:table-cell/>
          <table:table-cell office:value-type="string">
            <text:p>Sasf Cam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que Residencial Cocaia</text:p>
          </table:table-cell>
          <table:table-cell/>
          <table:table-cell office:value-type="string">
            <text:p>Sasf Grajau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</text:p>
          </table:table-cell>
          <table:table-cell/>
          <table:table-cell office:value-type="string">
            <text:p>Sasf Sa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mos Comenius, 1109 - Jd. Sao Bernardo</text:p>
          </table:table-cell>
          <table:table-cell/>
          <table:table-cell office:value-type="string">
            <text:p>Sasf Grajau I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Maria Homem De Montes, 26</text:p>
          </table:table-cell>
          <table:table-cell/>
          <table:table-cell office:value-type="string">
            <text:p>Sasf Ii  - Cidade Ademar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Pereira Cardoso, 183 - Sao Miguel</text:p>
          </table:table-cell>
          <table:table-cell/>
          <table:table-cell office:value-type="string">
            <text:p>Npj Sa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ndolfo De Andrade, 200 - Parque Maria Helena</text:p>
          </table:table-cell>
          <table:table-cell/>
          <table:table-cell office:value-type="string">
            <text:p>Creas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ino Coutinho, 444</text:p>
          </table:table-cell>
          <table:table-cell/>
          <table:table-cell office:value-type="string">
            <text:p>Subprefeitura Ipirang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uis Carneiro, 193</text:p>
          </table:table-cell>
          <table:table-cell/>
          <table:table-cell office:value-type="string">
            <text:p>Subprefeitura Pirituba/jaragu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celino Coelho, N 284 Jardim Angela</text:p>
          </table:table-cell>
          <table:table-cell/>
          <table:table-cell office:value-type="string">
            <text:p>Sasf Ii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 215 - Jardim Vera Cruz</text:p>
          </table:table-cell>
          <table:table-cell/>
          <table:table-cell office:value-type="string">
            <text:p>Sasf I - Mboi Mir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ossa Senhora Do Bom Conselho, 59</text:p>
          </table:table-cell>
          <table:table-cell/>
          <table:table-cell office:value-type="string">
            <text:p>Subprefeitura Campo Limp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ntonio De Franco, 22</text:p>
          </table:table-cell>
          <table:table-cell/>
          <table:table-cell office:value-type="string">
            <text:p>Sasf Sao Luis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linas De Mossoro, 197 Vila Itaim</text:p>
          </table:table-cell>
          <table:table-cell/>
          <table:table-cell office:value-type="string">
            <text:p>Cca Vila Itaim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o Francisco Do Humaita, 107 - Pque Tiete</text:p>
          </table:table-cell>
          <table:table-cell/>
          <table:table-cell office:value-type="string">
            <text:p>Sasf Jardim Elisa Mar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ao Luis</text:p>
          </table:table-cell>
          <table:table-cell/>
          <table:table-cell office:value-type="string">
            <text:p>Sasf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Jardim Helena</text:p>
          </table:table-cell>
          <table:table-cell/>
          <table:table-cell office:value-type="string">
            <text:p>Sasf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, Jd. Zilda</text:p>
          </table:table-cell>
          <table:table-cell/>
          <table:table-cell office:value-type="string">
            <text:p>Sasf Grajau V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Junta Mizumoto, 591 - Jardim Peri-peri</text:p>
          </table:table-cell>
          <table:table-cell/>
          <table:table-cell office:value-type="string">
            <text:p>Cras Butan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Imirim, 4328 - Imirim</text:p>
          </table:table-cell>
          <table:table-cell/>
          <table:table-cell office:value-type="string">
            <text:p>Cras Cachoeir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 104 - Pinheiros</text:p>
          </table:table-cell>
          <table:table-cell/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</text:p>
          </table:table-cell>
          <table:table-cell/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Praca Padre Damiao, 102 - Vila Prudente</text:p>
          </table:table-cell>
          <table:table-cell/>
          <table:table-cell office:value-type="string">
            <text:p>Cras Vila Prudent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Eunice Bechara De Oliveira 860 - Vila Fazzeon</text:p>
          </table:table-cell>
          <table:table-cell/>
          <table:table-cell office:value-type="string">
            <text:p>Sasf Capao Redondo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omingos Elias De Almeida 161 - Pq. Residencial Bandeira</text:p>
          </table:table-cell>
          <table:table-cell/>
          <table:table-cell office:value-type="string">
            <text:p>Sasf Capao Redondo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1143</text:p>
          </table:table-cell>
          <table:table-cell office:value-type="string">
            <text:p>ESPANHA - PARQUE DOS BUFALOS - COND AVILA (LOTE 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5</text:p>
          </table:table-cell>
          <table:table-cell office:value-type="string">
            <text:p>ESPANHA - PARQUE DOS BUFALOS - COND IBIZA (LOTE 5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6</text:p>
          </table:table-cell>
          <table:table-cell office:value-type="string">
            <text:p>ESPANHA - PARQUE DOS BUFALOS - COND SALAMANCA (LOTE 13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1</text:p>
          </table:table-cell>
          <table:table-cell office:value-type="string">
            <text:p>ESPANHA - PARQUE DOS BUFALOS - COND VALENCIA (LOTE 11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8</text:p>
          </table:table-cell>
          <table:table-cell office:value-type="string">
            <text:p>ESPANHA - PARQUE DOS BUFALOS - COND VALVERDE (LOTE 10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0</text:p>
          </table:table-cell>
          <table:table-cell office:value-type="string">
            <text:p>ESPANHA - PARQUE DOS BUFALOS - COND CEUTA (LOTE 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2</text:p>
          </table:table-cell>
          <table:table-cell office:value-type="string">
            <text:p>ESPANHA - PARQUE DOS BUFALOS - COND LEAO (LOTE 6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7</text:p>
          </table:table-cell>
          <table:table-cell office:value-type="string">
            <text:p>ESPANHA - PARQUE DOS BUFALOS - COND MELILLA (LOTE 8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8</text:p>
          </table:table-cell>
          <table:table-cell office:value-type="string">
            <text:p>ESPANHA - PARQUE DOS BUFALOS - COND PAMPLONA (LOTE 14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9</text:p>
          </table:table-cell>
          <table:table-cell office:value-type="string">
            <text:p>ESPANHA - PARQUE DOS BUFALOS - COND TERUEL (LOTE 9)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22</text:p>
          </table:table-cell>
          <table:table-cell office:value-type="string">
            <text:p>PEDRO BRASIL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02</text:p>
          </table:table-cell>
          <table:table-cell office:value-type="string">
            <text:p>Asdrubal do Nasciment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34</text:p>
          </table:table-cell>
          <table:table-cell office:value-type="string">
            <text:p>LAJEADO A B C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4</text:p>
          </table:table-cell>
          <table:table-cell office:value-type="string">
            <text:p>HELIOPOLIS - SABESP 1 - GAIVOT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3</text:p>
          </table:table-cell>
          <table:table-cell office:value-type="string">
            <text:p>Jardim Edite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4</text:p>
          </table:table-cell>
          <table:table-cell office:value-type="string">
            <text:p>Jardim Edite I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5</text:p>
          </table:table-cell>
          <table:table-cell office:value-type="string">
            <text:p>Corruira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86</text:p>
          </table:table-cell>
          <table:table-cell office:value-type="string">
            <text:p>CHi?CARA DO CONDE GLEBA 01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12</text:p>
          </table:table-cell>
          <table:table-cell office:value-type="string">
            <text:p>Jardim Jap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29</text:p>
          </table:table-cell>
          <table:table-cell office:value-type="string">
            <text:p>Boqueirao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2</text:p>
          </table:table-cell>
          <table:table-cell office:value-type="string">
            <text:p>Camarazal I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37</text:p>
          </table:table-cell>
          <table:table-cell office:value-type="string">
            <text:p>Nova Esperanca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140</text:p>
          </table:table-cell>
          <table:table-cell office:value-type="string">
            <text:p>Eucaliptos</text:p>
          </table:table-cell>
          <table:table-cell office:value-type="string">
            <text:p>Sehab</text:p>
          </table:table-cell>
        </table:table-row>
        <table:table-row>
          <table:table-cell/>
          <table:table-cell office:value-type="string">
            <text:p>11043</text:p>
          </table:table-cell>
          <table:table-cell office:value-type="string">
            <text:p>Heli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os Estados, 300 - CanindA?</text:p>
          </table:table-cell>
          <table:table-cell office:value-type="string">
            <text:p>15100</text:p>
          </table:table-cell>
          <table:table-cell office:value-type="string">
            <text:p>COOPERE CENT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. Joao Paulo da Silva, 48 - Vila da Paz</text:p>
          </table:table-cell>
          <table:table-cell office:value-type="string">
            <text:p>15101</text:p>
          </table:table-cell>
          <table:table-cell office:value-type="string">
            <text:p>COOPERCAPS - CAPELA DO SOCORR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parA?, 151 - Vila Andrade</text:p>
          </table:table-cell>
          <table:table-cell office:value-type="string">
            <text:p>15102</text:p>
          </table:table-cell>
          <table:table-cell office:value-type="string">
            <text:p>COOPERCAPS - PARAIS??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AINHA DA RECICLAGEM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CRESCER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a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Rio Madeira, 167 - Vila da Paz ??? Intelargos</text:p>
          </table:table-cell>
          <table:table-cell office:value-type="string">
            <text:p>26489</text:p>
          </table:table-cell>
          <table:table-cell office:value-type="string">
            <text:p>ASS.MOR.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edeiros</text:p>
          </table:table-cell>
          <table:table-cell office:value-type="string">
            <text:p>26482</text:p>
          </table:table-cell>
          <table:table-cell office:value-type="string">
            <text:p>B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ina Mongruel, 49 - Jardim Iaguatemir - Saao Mateus</text:p>
          </table:table-cell>
          <table:table-cell office:value-type="string">
            <text:p>26483</text:p>
          </table:table-cell>
          <table:table-cell office:value-type="string">
            <text:p>Vila 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a de Medeiros, 1287-A</text:p>
          </table:table-cell>
          <table:table-cell office:value-type="string">
            <text:p>26485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eonardo de Oliveira, 159 - Jardim Sapopemba</text:p>
          </table:table-cell>
          <table:table-cell office:value-type="string">
            <text:p>26486</text:p>
          </table:table-cell>
          <table:table-cell office:value-type="string">
            <text:p>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CapivaraA?u, 274 - Jardim Elba - Sapopemba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ino Rasconi, 69 - Conj. JosA? BonifA?cio - Itaquera</text:p>
          </table:table-cell>
          <table:table-cell office:value-type="string">
            <text:p>26488</text:p>
          </table:table-cell>
          <table:table-cell office:value-type="string">
            <text:p>Conjunto Jose BonifA?c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uro Vital, 78</text:p>
          </table:table-cell>
          <table:table-cell office:value-type="string">
            <text:p>26535</text:p>
          </table:table-cell>
          <table:table-cell office:value-type="string">
            <text:p>Cohab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A?u, 622 - Jardim Acarati</text:p>
          </table:table-cell>
          <table:table-cell office:value-type="string">
            <text:p>26536</text:p>
          </table:table-cell>
          <table:table-cell office:value-type="string">
            <text:p>GuaA?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gueira do Cravo, 500 - Jardim GuarujA?</text:p>
          </table:table-cell>
          <table:table-cell office:value-type="string">
            <text:p>26537</text:p>
          </table:table-cell>
          <table:table-cell office:value-type="string">
            <text:p>Jardim GuarujA?/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ao Salomao, 55 - PaissandA?</text:p>
          </table:table-cell>
          <table:table-cell office:value-type="string">
            <text:p>26538</text:p>
          </table:table-cell>
          <table:table-cell office:value-type="string">
            <text:p>Capitao salom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s 390, Jd. Raposo Tavares.SP</text:p>
          </table:table-cell>
          <table:table-cell office:value-type="string">
            <text:p>26539</text:p>
          </table:table-cell>
          <table:table-cell office:value-type="string">
            <text:p>ButantA? ll. Jd Raposo Tavares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ao, 07, Valo Velho- Capao Redondo</text:p>
          </table:table-cell>
          <table:table-cell office:value-type="string">
            <text:p>29548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39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s Dias, 12</text:p>
          </table:table-cell>
          <table:table-cell office:value-type="string">
            <text:p>23392</text:p>
          </table:table-cell>
          <table:table-cell office:value-type="string">
            <text:p>BrasilA?ndia B7 e B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selheiro Moreira de Barros, 3161- Lauzane Paulista</text:p>
          </table:table-cell>
          <table:table-cell office:value-type="string">
            <text:p>23412</text:p>
          </table:table-cell>
          <table:table-cell office:value-type="string">
            <text:p>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rquiteto Vila Nova Artigas 366</text:p>
          </table:table-cell>
          <table:table-cell office:value-type="string">
            <text:p>23414</text:p>
          </table:table-cell>
          <table:table-cell office:value-type="string">
            <text:p>Promorar Teotonio /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Ramiro Sobrinho, 11 - Jardim Imperador</text:p>
          </table:table-cell>
          <table:table-cell office:value-type="string">
            <text:p>23415</text:p>
          </table:table-cell>
          <table:table-cell office:value-type="string">
            <text:p>Assoc.Estado do Amazonas Inhu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omi, 657- Vila Formosa</text:p>
          </table:table-cell>
          <table:table-cell office:value-type="string">
            <text:p>23417</text:p>
          </table:table-cell>
          <table:table-cell office:value-type="string">
            <text:p>Santo Eduar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</text:p>
          </table:table-cell>
          <table:table-cell office:value-type="string">
            <text:p>23418</text:p>
          </table:table-cell>
          <table:table-cell office:value-type="string">
            <text:p>OCUPACAO DA TOR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ubei Takahashi 650</text:p>
          </table:table-cell>
          <table:table-cell office:value-type="string">
            <text:p>23419</text:p>
          </table:table-cell>
          <table:table-cell office:value-type="string">
            <text:p>COMUNIDA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vA?dio Lopes, 253 ??? Ermelino Matarazzo</text:p>
          </table:table-cell>
          <table:table-cell office:value-type="string">
            <text:p>30100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barra da areia 60, Jd Brasil</text:p>
          </table:table-cell>
          <table:table-cell office:value-type="string">
            <text:p>28541</text:p>
          </table:table-cell>
          <table:table-cell office:value-type="string">
            <text:p>Borace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sar Abadal, 33 - Vila Santista,</text:p>
          </table:table-cell>
          <table:table-cell office:value-type="string">
            <text:p>28542</text:p>
          </table:table-cell>
          <table:table-cell office:value-type="string">
            <text:p>Ceu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Ten. Sotomano, 1209 - Jardim Brasil,</text:p>
          </table:table-cell>
          <table:table-cell office:value-type="string">
            <text:p>28543</text:p>
          </table:table-cell>
          <table:table-cell office:value-type="string">
            <text:p>Vil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strela Azul, 75-B,?08180-200</text:p>
          </table:table-cell>
          <table:table-cell office:value-type="string">
            <text:p>28544</text:p>
          </table:table-cell>
          <table:table-cell office:value-type="string">
            <text:p>Estrela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?Jardim Laura,?08142-235</text:p>
          </table:table-cell>
          <table:table-cell office:value-type="string">
            <text:p>28545</text:p>
          </table:table-cell>
          <table:table-cell office:value-type="string">
            <text:p>Vila La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macho, 287, Sao Miguel Paulista</text:p>
          </table:table-cell>
          <table:table-cell office:value-type="string">
            <text:p>28546</text:p>
          </table:table-cell>
          <table:table-cell office:value-type="string">
            <text:p>Vila Progres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pe Cassiano, 151, Jd. Senice, 08150-540</text:p>
          </table:table-cell>
          <table:table-cell office:value-type="string">
            <text:p>28547</text:p>
          </table:table-cell>
          <table:table-cell office:value-type="string">
            <text:p>Jd.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BASTI??O SARMENTO MENA, 58, JD. MARISTELA</text:p>
          </table:table-cell>
          <table:table-cell office:value-type="string">
            <text:p>28114</text:p>
          </table:table-cell>
          <table:table-cell office:value-type="string">
            <text:p>MARIST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1</text:p>
          </table:table-cell>
          <table:table-cell office:value-type="string">
            <text:p>Morro do P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2</text:p>
          </table:table-cell>
          <table:table-cell office:value-type="string">
            <text:p>Hai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Presidente Wils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3</text:p>
          </table:table-cell>
          <table:table-cell office:value-type="string">
            <text:p>Viela Santa Terez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damonhangaba, 244</text:p>
          </table:table-cell>
          <table:table-cell office:value-type="string">
            <text:p>22494</text:p>
          </table:table-cell>
          <table:table-cell office:value-type="string">
            <text:p>Ilha das Co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- Jd Sidney</text:p>
          </table:table-cell>
          <table:table-cell office:value-type="string">
            <text:p>24418</text:p>
          </table:table-cell>
          <table:table-cell office:value-type="string">
            <text:p>Vila Mir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 vitoria 88, Perus</text:p>
          </table:table-cell>
          <table:table-cell office:value-type="string">
            <text:p>24419</text:p>
          </table:table-cell>
          <table:table-cell office:value-type="string">
            <text:p>Associacao comunitA?ria habitacional guerreiros da vila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2</text:p>
          </table:table-cell>
          <table:table-cell office:value-type="string">
            <text:p>Cidade de Abr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3</text:p>
          </table:table-cell>
          <table:table-cell office:value-type="string">
            <text:p>Jardim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4</text:p>
          </table:table-cell>
          <table:table-cell office:value-type="string">
            <text:p>Jardim Carum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5</text:p>
          </table:table-cell>
          <table:table-cell office:value-type="string">
            <text:p>Jardim LA?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6</text:p>
          </table:table-cell>
          <table:table-cell office:value-type="string">
            <text:p>Bom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7</text:p>
          </table:table-cell>
          <table:table-cell office:value-type="string">
            <text:p>Vila Nossa Senhora do Ret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28</text:p>
          </table:table-cell>
          <table:table-cell office:value-type="string">
            <text:p>Vila Jaragu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maica, 42, Chacara Tres Meninas</text:p>
          </table:table-cell>
          <table:table-cell office:value-type="string">
            <text:p>24429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A?nio da Silva GuimarA?es,259, Jardim Cidade Pirituba</text:p>
          </table:table-cell>
          <table:table-cell office:value-type="string">
            <text:p>24420</text:p>
          </table:table-cell>
          <table:table-cell office:value-type="string">
            <text:p>Jardim Viv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Final da Rua Milton Jansen de Faria</text:p>
          </table:table-cell>
          <table:table-cell office:value-type="string">
            <text:p>24430</text:p>
          </table:table-cell>
          <table:table-cell office:value-type="string">
            <text:p>Nova Un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benning, 19</text:p>
          </table:table-cell>
          <table:table-cell office:value-type="string">
            <text:p>24431</text:p>
          </table:table-cell>
          <table:table-cell office:value-type="string">
            <text:p>Morro da L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</text:p>
          </table:table-cell>
          <table:table-cell office:value-type="string">
            <text:p>24432</text:p>
          </table:table-cell>
          <table:table-cell office:value-type="string">
            <text:p>Jardim Ing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isA?rio Ferreira Lima,12, Jardim Bela Vista</text:p>
          </table:table-cell>
          <table:table-cell office:value-type="string">
            <text:p>24433</text:p>
          </table:table-cell>
          <table:table-cell office:value-type="string">
            <text:p>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a Vasques, 38, Jardim Sao Rafael</text:p>
          </table:table-cell>
          <table:table-cell office:value-type="string">
            <text:p>24434</text:p>
          </table:table-cell>
          <table:table-cell office:value-type="string">
            <text:p>Jd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5</text:p>
          </table:table-cell>
          <table:table-cell office:value-type="string">
            <text:p>Dom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 23A, Jd Moreno</text:p>
          </table:table-cell>
          <table:table-cell office:value-type="string">
            <text:p>24421</text:p>
          </table:table-cell>
          <table:table-cell office:value-type="string">
            <text:p>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49</text:p>
          </table:table-cell>
          <table:table-cell office:value-type="string">
            <text:p>Presidente Jordan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ia Serra das Lages 151 jardim Amalia</text:p>
          </table:table-cell>
          <table:table-cell office:value-type="string">
            <text:p>24455</text:p>
          </table:table-cell>
          <table:table-cell office:value-type="string">
            <text:p>Jd Ama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isteza do Jeca, 108, Jardim Conquista</text:p>
          </table:table-cell>
          <table:table-cell office:value-type="string">
            <text:p>24456</text:p>
          </table:table-cell>
          <table:table-cell office:value-type="string">
            <text:p>Jd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ercy Rocha, altura do 1500</text:p>
          </table:table-cell>
          <table:table-cell office:value-type="string">
            <text:p>24457</text:p>
          </table:table-cell>
          <table:table-cell office:value-type="string">
            <text:p>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astos, 15, Sao Joao</text:p>
          </table:table-cell>
          <table:table-cell office:value-type="string">
            <text:p>24458</text:p>
          </table:table-cell>
          <table:table-cell office:value-type="string">
            <text:p>Sao Jo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ho yoshioka, 104, Jardim da Gloria</text:p>
          </table:table-cell>
          <table:table-cell office:value-type="string">
            <text:p>24459</text:p>
          </table:table-cell>
          <table:table-cell office:value-type="string">
            <text:p>Jardim Novo Horizonte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0</text:p>
          </table:table-cell>
          <table:table-cell office:value-type="string">
            <text:p>LOTEAMENTO PROFILURB P??SSEGO/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Suassuna, 65 ??? Jd. Sidney</text:p>
          </table:table-cell>
          <table:table-cell office:value-type="string">
            <text:p>24496</text:p>
          </table:table-cell>
          <table:table-cell office:value-type="string">
            <text:p>Jardim Sidne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97</text:p>
          </table:table-cell>
          <table:table-cell office:value-type="string">
            <text:p>Jardim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 ??? Jd. Guanabara</text:p>
          </table:table-cell>
          <table:table-cell office:value-type="string">
            <text:p>24499</text:p>
          </table:table-cell>
          <table:table-cell office:value-type="string">
            <text:p>Jardim Guana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Soares, 688 - Parque Regina</text:p>
          </table:table-cell>
          <table:table-cell office:value-type="string">
            <text:p>24481</text:p>
          </table:table-cell>
          <table:table-cell office:value-type="string">
            <text:p>Favela do Po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Archipenko 251</text:p>
          </table:table-cell>
          <table:table-cell office:value-type="string">
            <text:p>24482</text:p>
          </table:table-cell>
          <table:table-cell office:value-type="string">
            <text:p>Parque Rebou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3</text:p>
          </table:table-cell>
          <table:table-cell office:value-type="string">
            <text:p>Panamericano/ Pq Nacoes Un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 Cohab Adventista</text:p>
          </table:table-cell>
          <table:table-cell office:value-type="string">
            <text:p>29500</text:p>
          </table:table-cell>
          <table:table-cell office:value-type="string">
            <text:p>Saf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delar, Cohab Adventista</text:p>
          </table:table-cell>
          <table:table-cell office:value-type="string">
            <text:p>29501</text:p>
          </table:table-cell>
          <table:table-cell office:value-type="string">
            <text:p>Cohab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gard, Jd. Sao Bento</text:p>
          </table:table-cell>
          <table:table-cell office:value-type="string">
            <text:p>29502</text:p>
          </table:table-cell>
          <table:table-cell office:value-type="string">
            <text:p>Comer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ina de Minas, 407, Jd. Tupi</text:p>
          </table:table-cell>
          <table:table-cell office:value-type="string">
            <text:p>29503</text:p>
          </table:table-cell>
          <table:table-cell office:value-type="string">
            <text:p>Tup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Zelaia, Jd. Sao Luis</text:p>
          </table:table-cell>
          <table:table-cell office:value-type="string">
            <text:p>29504</text:p>
          </table:table-cell>
          <table:table-cell office:value-type="string">
            <text:p>Ibirap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nelio Doppler, 870, Novo Grajau</text:p>
          </table:table-cell>
          <table:table-cell office:value-type="string">
            <text:p>29505</text:p>
          </table:table-cell>
          <table:table-cell office:value-type="string">
            <text:p>Novo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Freitas, 35, Republica</text:p>
          </table:table-cell>
          <table:table-cell office:value-type="string">
            <text:p>29506</text:p>
          </table:table-cell>
          <table:table-cell office:value-type="string">
            <text:p>Republ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mpre Viva, n? 01 - Parque das Flores</text:p>
          </table:table-cell>
          <table:table-cell office:value-type="string">
            <text:p>11036</text:p>
          </table:table-cell>
          <table:table-cell office:value-type="string">
            <text:p>Parque das Flores/ Jardim Continenta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orro das Pedras, 206</text:p>
          </table:table-cell>
          <table:table-cell office:value-type="string">
            <text:p>11041</text:p>
          </table:table-cell>
          <table:table-cell office:value-type="string">
            <text:p>Sao Francisc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lexandre Kipnnis, 18A</text:p>
          </table:table-cell>
          <table:table-cell office:value-type="string">
            <text:p>11095</text:p>
          </table:table-cell>
          <table:table-cell office:value-type="string">
            <text:p>MATA VIRGEM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guari, 250 - Parque Novo Mundo</text:p>
          </table:table-cell>
          <table:table-cell office:value-type="string">
            <text:p>11105</text:p>
          </table:table-cell>
          <table:table-cell office:value-type="string">
            <text:p>DOUGLAS RODRIGU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6</text:p>
          </table:table-cell>
          <table:table-cell office:value-type="string">
            <text:p>JARDIM ARIZ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7</text:p>
          </table:table-cell>
          <table:table-cell office:value-type="string">
            <text:p>JARDIM TANCRE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8</text:p>
          </table:table-cell>
          <table:table-cell office:value-type="string">
            <text:p>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gusto Conradi, 233 - Jardim Vera Cruz</text:p>
          </table:table-cell>
          <table:table-cell office:value-type="string">
            <text:p>11109</text:p>
          </table:table-cell>
          <table:table-cell office:value-type="string">
            <text:p>TERRA PROMETID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Fialho, 83</text:p>
          </table:table-cell>
          <table:table-cell office:value-type="string">
            <text:p>11110</text:p>
          </table:table-cell>
          <table:table-cell office:value-type="string">
            <text:p>CAP??O REDOND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mpo das Pitangueiras, 440 - Jardim Sao Nicolau</text:p>
          </table:table-cell>
          <table:table-cell office:value-type="string">
            <text:p>11111</text:p>
          </table:table-cell>
          <table:table-cell office:value-type="string">
            <text:p>EMPREENDIMENTO CAMPO DAS PITANGUEIR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A?der</text:p>
          </table:table-cell>
          <table:table-cell office:value-type="string">
            <text:p>11112</text:p>
          </table:table-cell>
          <table:table-cell office:value-type="string">
            <text:p>EMPREENDIMENTO SAFIR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20 - Cidade LA?der</text:p>
          </table:table-cell>
          <table:table-cell office:value-type="string">
            <text:p>11113</text:p>
          </table:table-cell>
          <table:table-cell office:value-type="string">
            <text:p>EMPREENDIMENTO SAFIR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A?der</text:p>
          </table:table-cell>
          <table:table-cell office:value-type="string">
            <text:p>11114</text:p>
          </table:table-cell>
          <table:table-cell office:value-type="string">
            <text:p>EMPREENDIMENTO SAFIRA I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ilindo Betio, 242 - Jardim Keralux</text:p>
          </table:table-cell>
          <table:table-cell office:value-type="string">
            <text:p>11115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ispo e Martins, 17</text:p>
          </table:table-cell>
          <table:table-cell office:value-type="string">
            <text:p>11116</text:p>
          </table:table-cell>
          <table:table-cell office:value-type="string">
            <text:p>JARDIM KERALUX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17</text:p>
          </table:table-cell>
          <table:table-cell office:value-type="string">
            <text:p>JARDIM PARANA?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18</text:p>
          </table:table-cell>
          <table:table-cell office:value-type="string">
            <text:p>JARDIM PARANA? (PAI 5)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vid Perez, 581</text:p>
          </table:table-cell>
          <table:table-cell office:value-type="string">
            <text:p>11121</text:p>
          </table:table-cell>
          <table:table-cell office:value-type="string">
            <text:p>RESIDENCIAL ESPANHA - BARCELO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Projetada I, 557</text:p>
          </table:table-cell>
          <table:table-cell office:value-type="string">
            <text:p>11122</text:p>
          </table:table-cell>
          <table:table-cell office:value-type="string">
            <text:p>RESIDENCIAL ESPANHA - MADRID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niel Cerri, N? 1078</text:p>
          </table:table-cell>
          <table:table-cell office:value-type="string">
            <text:p>11123</text:p>
          </table:table-cell>
          <table:table-cell office:value-type="string">
            <text:p>JARDIM PARANA?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lores de Nilo, N? 07</text:p>
          </table:table-cell>
          <table:table-cell office:value-type="string">
            <text:p>11124</text:p>
          </table:table-cell>
          <table:table-cell office:value-type="string">
            <text:p>VILA NI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Wilson Kawanami, 77</text:p>
          </table:table-cell>
          <table:table-cell office:value-type="string">
            <text:p>11125</text:p>
          </table:table-cell>
          <table:table-cell office:value-type="string">
            <text:p>RESIDENCIAL ORQUIDE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</text:p>
          </table:table-cell>
          <table:table-cell office:value-type="string">
            <text:p>11126</text:p>
          </table:table-cell>
          <table:table-cell office:value-type="string">
            <text:p>CONDOMA?NIO P??ROLA BYINGTON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esser 601</text:p>
          </table:table-cell>
          <table:table-cell office:value-type="string">
            <text:p>12127</text:p>
          </table:table-cell>
          <table:table-cell office:value-type="string">
            <text:p>A?frica do Coracao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26</text:p>
          </table:table-cell>
          <table:table-cell office:value-type="string">
            <text:p>ACDEM - Associacao da casa dos Deficientes de Ermelino Matarazz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ome Afonso de Moura, 345 - Vila Amelia</text:p>
          </table:table-cell>
          <table:table-cell office:value-type="string">
            <text:p>14101</text:p>
          </table:table-cell>
          <table:table-cell office:value-type="string">
            <text:p>ARCA DO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odovia Fernao Dias, Km 82</text:p>
          </table:table-cell>
          <table:table-cell office:value-type="string">
            <text:p>14102</text:p>
          </table:table-cell>
          <table:table-cell office:value-type="string">
            <text:p>CASA DE DAVID ??? GUARULH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A?aba, 216</text:p>
          </table:table-cell>
          <table:table-cell office:value-type="string">
            <text:p>14103</text:p>
          </table:table-cell>
          <table:table-cell office:value-type="string">
            <text:p>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JA??AN??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? 855 - Barra Funda</text:p>
          </table:table-cell>
          <table:table-cell office:value-type="string">
            <text:p>14106</text:p>
          </table:table-cell>
          <table:table-cell office:value-type="string">
            <text:p>FIC- CASA ABRIGO FRATERNIDADE IRM?? CL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nA?cio Cervantes, 630 ??? Raposo Tavares Km 19 - Parque IpA?</text:p>
          </table:table-cell>
          <table:table-cell office:value-type="string">
            <text:p>14107</text:p>
          </table:table-cell>
          <table:table-cell office:value-type="string">
            <text:p>LAR TERNU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arico Franco Caiubi 1051, JaraguA?</text:p>
          </table:table-cell>
          <table:table-cell office:value-type="string">
            <text:p>14109</text:p>
          </table:table-cell>
          <table:table-cell office:value-type="string">
            <text:p>Projeto CrianA?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Brooklin</text:p>
          </table:table-cell>
          <table:table-cell office:value-type="string">
            <text:p>14111</text:p>
          </table:table-cell>
          <table:table-cell office:value-type="string">
            <text:p>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A?, 284 - Vila RA?</text:p>
          </table:table-cell>
          <table:table-cell office:value-type="string">
            <text:p>14112</text:p>
          </table:table-cell>
          <table:table-cell office:value-type="string">
            <text:p>AME - ASSOCIACAO AMIGOS EXCEPCION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ANDDD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A?bero Badaro  318 - 7?andar - Centro</text:p>
          </table:table-cell>
          <table:table-cell office:value-type="string">
            <text:p>14114</text:p>
          </table:table-cell>
          <table:table-cell office:value-type="string">
            <text:p>APAB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A?s, 611</text:p>
          </table:table-cell>
          <table:table-cell office:value-type="string">
            <text:p>14115</text:p>
          </table:table-cell>
          <table:table-cell office:value-type="string">
            <text:p>ASSOCIACAO LUME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</text:p>
          </table:table-cell>
          <table:table-cell office:value-type="string">
            <text:p>14116</text:p>
          </table:table-cell>
          <table:table-cell office:value-type="string">
            <text:p>ASSOCIACAO PR??-EXCEPCIONAIS KODOMO NO SO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</text:p>
          </table:table-cell>
          <table:table-cell office:value-type="string">
            <text:p>14117</text:p>
          </table:table-cell>
          <table:table-cell office:value-type="string">
            <text:p>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. Vacanga, 300 - Vila Carrao, Sao Paulo - SP, 03433-020</text:p>
          </table:table-cell>
          <table:table-cell office:value-type="string">
            <text:p>14118</text:p>
          </table:table-cell>
          <table:table-cell office:value-type="string">
            <text:p>CASA DA CRIAN??A BETIN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A?, 1433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dilon Chaves, 39 ??? Jd. NazarA?</text:p>
          </table:table-cell>
          <table:table-cell office:value-type="string">
            <text:p>14120</text:p>
          </table:table-cell>
          <table:table-cell office:value-type="string">
            <text:p>INSTITUTO ???SEVERINO FABRIANI??? PARA CRIAN??AS SURD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ca Florence Nightingale, 56</text:p>
          </table:table-cell>
          <table:table-cell office:value-type="string">
            <text:p>14121</text:p>
          </table:table-cell>
          <table:table-cell office:value-type="string">
            <text:p>INSTITUTO BENFICENTE NOSSO L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Ipiranga</text:p>
          </table:table-cell>
          <table:table-cell office:value-type="string">
            <text:p>14124</text:p>
          </table:table-cell>
          <table:table-cell office:value-type="string">
            <text:p>INSTITUTO J?? CLEM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tto Barros, 445, VI Santo Stefano,</text:p>
          </table:table-cell>
          <table:table-cell office:value-type="string">
            <text:p>14125</text:p>
          </table:table-cell>
          <table:table-cell office:value-type="string">
            <text:p>Instituto Mara Gabrill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addock Lobo, 1.307</text:p>
          </table:table-cell>
          <table:table-cell office:value-type="string">
            <text:p>14126</text:p>
          </table:table-cell>
          <table:table-cell office:value-type="string">
            <text:p>INSTITUTO OLGA K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A?a Heitor Levi, 07  TatuapA?</text:p>
          </table:table-cell>
          <table:table-cell office:value-type="string">
            <text:p>14127</text:p>
          </table:table-cell>
          <table:table-cell office:value-type="string">
            <text:p>LAR DA CRIANCA NINHO DE PA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oca</text:p>
          </table:table-cell>
          <table:table-cell office:value-type="string">
            <text:p>14128</text:p>
          </table:table-cell>
          <table:table-cell office:value-type="string">
            <text:p>LAR DA REDENC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Zicardi, 420</text:p>
          </table:table-cell>
          <table:table-cell office:value-type="string">
            <text:p>14129</text:p>
          </table:table-cell>
          <table:table-cell office:value-type="string">
            <text:p>Lar Mae do Divino Amor (LEM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AS - LAR DA DIVINA MISERIC??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 Mooca, 4090 - Mooca</text:p>
          </table:table-cell>
          <table:table-cell office:value-type="string">
            <text:p>14131</text:p>
          </table:table-cell>
          <table:table-cell office:value-type="string">
            <text:p>ResidA?ncia Inclusiva SMADS - NOVA 4E- Mooca - 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ibeirao Branco, 319 - Mooca</text:p>
          </table:table-cell>
          <table:table-cell office:value-type="string">
            <text:p>14132</text:p>
          </table:table-cell>
          <table:table-cell office:value-type="string">
            <text:p>ResidA?ncia Inclusiva SMADS - NOVA 4E- Mooca - 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estes Maia, 241 - RepA?blica,</text:p>
          </table:table-cell>
          <table:table-cell office:value-type="string">
            <text:p>14133</text:p>
          </table:table-cell>
          <table:table-cell office:value-type="string">
            <text:p>UNADEF - Uniao Nacional de Deficientes FA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lacete das A?guias, 753, Vila Mascote</text:p>
          </table:table-cell>
          <table:table-cell office:value-type="string">
            <text:p>14491</text:p>
          </table:table-cell>
          <table:table-cell office:value-type="string">
            <text:p>Instituto Gab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Piassi 173</text:p>
          </table:table-cell>
          <table:table-cell office:value-type="string">
            <text:p>25507</text:p>
          </table:table-cell>
          <table:table-cell office:value-type="string">
            <text:p>Ocupacao Piscinao Bento Guelfi - Rua  Diogo A?lvares, S/N - Jd - Iguatemi -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79</text:p>
          </table:table-cell>
          <table:table-cell office:value-type="string">
            <text:p>Celso gar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 67</text:p>
          </table:table-cell>
          <table:table-cell office:value-type="string">
            <text:p>27158</text:p>
          </table:table-cell>
          <table:table-cell office:value-type="string">
            <text:p>Cabo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194</text:p>
          </table:table-cell>
          <table:table-cell office:value-type="string">
            <text:p>Vila California / vila Alp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ias da Silva,15 jardim santa EmA?lia /sp</text:p>
          </table:table-cell>
          <table:table-cell office:value-type="string">
            <text:p>27203</text:p>
          </table:table-cell>
          <table:table-cell office:value-type="string">
            <text:p>favela da Ze do Bo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A? Pereira Cruz 81 Parque Bristol</text:p>
          </table:table-cell>
          <table:table-cell office:value-type="string">
            <text:p>27262</text:p>
          </table:table-cell>
          <table:table-cell office:value-type="string">
            <text:p>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o Paulo, 700</text:p>
          </table:table-cell>
          <table:table-cell office:value-type="string">
            <text:p>27411</text:p>
          </table:table-cell>
          <table:table-cell office:value-type="string">
            <text:p>Jardim Gaivotas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ioac, 55</text:p>
          </table:table-cell>
          <table:table-cell office:value-type="string">
            <text:p>27508</text:p>
          </table:table-cell>
          <table:table-cell office:value-type="string">
            <text:p>Rua Nioac e adjacen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7509</text:p>
          </table:table-cell>
          <table:table-cell office:value-type="string">
            <text:p>JaA?an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rto Seguro 63</text:p>
          </table:table-cell>
          <table:table-cell office:value-type="string">
            <text:p>27511</text:p>
          </table:table-cell>
          <table:table-cell office:value-type="string">
            <text:p>Rua porto Seguro 6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ngadas</text:p>
          </table:table-cell>
          <table:table-cell office:value-type="string">
            <text:p>27511</text:p>
          </table:table-cell>
          <table:table-cell office:value-type="string">
            <text:p>Rua Janga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benedito estavam 72</text:p>
          </table:table-cell>
          <table:table-cell office:value-type="string">
            <text:p>27512</text:p>
          </table:table-cell>
          <table:table-cell office:value-type="string">
            <text:p>Rua Dr benedito estavam 7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echal Marques porto 76</text:p>
          </table:table-cell>
          <table:table-cell office:value-type="string">
            <text:p>27530</text:p>
          </table:table-cell>
          <table:table-cell office:value-type="string">
            <text:p>Rua Marechal Marques porto 7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eira martins  2 ??? Bresser</text:p>
          </table:table-cell>
          <table:table-cell office:value-type="string">
            <text:p>27480</text:p>
          </table:table-cell>
          <table:table-cell office:value-type="string">
            <text:p>ULCM_ rua vieira de martins 2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a, 340</text:p>
          </table:table-cell>
          <table:table-cell office:value-type="string">
            <text:p>23358</text:p>
          </table:table-cell>
          <table:table-cell office:value-type="string">
            <text:p>FL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6</text:p>
          </table:table-cell>
          <table:table-cell office:value-type="string">
            <text:p>Jardim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7</text:p>
          </table:table-cell>
          <table:table-cell office:value-type="string">
            <text:p>Parque Fernand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8</text:p>
          </table:table-cell>
          <table:table-cell office:value-type="string">
            <text:p>Jardim Comercial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39</text:p>
          </table:table-cell>
          <table:table-cell office:value-type="string">
            <text:p>Conjunto habitacional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0</text:p>
          </table:table-cell>
          <table:table-cell office:value-type="string">
            <text:p>Jardim Piracuama !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1</text:p>
          </table:table-cell>
          <table:table-cell office:value-type="string">
            <text:p>Ip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2</text:p>
          </table:table-cell>
          <table:table-cell office:value-type="string">
            <text:p>Jd Umuar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3</text:p>
          </table:table-cell>
          <table:table-cell office:value-type="string">
            <text:p>Jd Catandu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4</text:p>
          </table:table-cell>
          <table:table-cell office:value-type="string">
            <text:p>Jd Pa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5</text:p>
          </table:table-cell>
          <table:table-cell office:value-type="string">
            <text:p>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6</text:p>
          </table:table-cell>
          <table:table-cell office:value-type="string">
            <text:p>Jd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7</text:p>
          </table:table-cell>
          <table:table-cell office:value-type="string">
            <text:p>Jd Faria 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ny Pereira Duarte, 44</text:p>
          </table:table-cell>
          <table:table-cell office:value-type="string">
            <text:p>24448</text:p>
          </table:table-cell>
          <table:table-cell office:value-type="string">
            <text:p>Jd Maria Virg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0</text:p>
          </table:table-cell>
          <table:table-cell office:value-type="string">
            <text:p>Jardim Presid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1</text:p>
          </table:table-cell>
          <table:table-cell office:value-type="string">
            <text:p>Jardim dos ManacA?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2</text:p>
          </table:table-cell>
          <table:table-cell office:value-type="string">
            <text:p>Parque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3</text:p>
          </table:table-cell>
          <table:table-cell office:value-type="string">
            <text:p>Jardim Asano 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Supperti, 25</text:p>
          </table:table-cell>
          <table:table-cell office:value-type="string">
            <text:p>24454</text:p>
          </table:table-cell>
          <table:table-cell office:value-type="string">
            <text:p>BalneA?rio Novo Sao Jos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1</text:p>
          </table:table-cell>
          <table:table-cell office:value-type="string">
            <text:p>JARDIM MARAB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2</text:p>
          </table:table-cell>
          <table:table-cell office:value-type="string">
            <text:p>FRANCISCO MUNHOZ FI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3</text:p>
          </table:table-cell>
          <table:table-cell office:value-type="string">
            <text:p>VILA NOVA YOR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4</text:p>
          </table:table-cell>
          <table:table-cell office:value-type="string">
            <text:p>JARDIM DAS CAMELIAS / VILA TIR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5</text:p>
          </table:table-cell>
          <table:table-cell office:value-type="string">
            <text:p>CIDADE A. E. CARVALHO - GLEBAS 1,2,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6</text:p>
          </table:table-cell>
          <table:table-cell office:value-type="string">
            <text:p>CIDADE SATELITE SANTA BAR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7</text:p>
          </table:table-cell>
          <table:table-cell office:value-type="string">
            <text:p>VILMA FL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8</text:p>
          </table:table-cell>
          <table:table-cell office:value-type="string">
            <text:p>VILA COSMOPOL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69</text:p>
          </table:table-cell>
          <table:table-cell office:value-type="string">
            <text:p>JARDIM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0</text:p>
          </table:table-cell>
          <table:table-cell office:value-type="string">
            <text:p>JARDIM ALTO ALEGRE/SITO 2 CORRE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1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2</text:p>
          </table:table-cell>
          <table:table-cell office:value-type="string">
            <text:p>MORADA DO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3</text:p>
          </table:table-cell>
          <table:table-cell office:value-type="string">
            <text:p>LOTEAMENTO V. CARMOSINA-SE????O COLONIAL LOTES 401/40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4</text:p>
          </table:table-cell>
          <table:table-cell office:value-type="string">
            <text:p>JARDIM NOVA HARMONIA-INVASAO/VILA B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5</text:p>
          </table:table-cell>
          <table:table-cell office:value-type="string">
            <text:p>JARDIM NOV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6</text:p>
          </table:table-cell>
          <table:table-cell office:value-type="string">
            <text:p>LUPERCIO DE SOUZA C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7</text:p>
          </table:table-cell>
          <table:table-cell office:value-type="string">
            <text:p>VILA IRACEMA-SEC.COLONIAL-LOTE 41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8</text:p>
          </table:table-cell>
          <table:table-cell office:value-type="string">
            <text:p>PARQUE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 64, Jd Helian</text:p>
          </table:table-cell>
          <table:table-cell office:value-type="string">
            <text:p>24479</text:p>
          </table:table-cell>
          <table:table-cell office:value-type="string">
            <text:p>JARDIM COLON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unha Meneses 36 A</text:p>
          </table:table-cell>
          <table:table-cell office:value-type="string">
            <text:p>24484</text:p>
          </table:table-cell>
          <table:table-cell office:value-type="string">
            <text:p>Arabia/ Conjunto Habitacional Palm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gA?rio joao alvares 77</text:p>
          </table:table-cell>
          <table:table-cell office:value-type="string">
            <text:p>27513</text:p>
          </table:table-cell>
          <table:table-cell office:value-type="string">
            <text:p>rua vigA?rio joao alvares 7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ins de Vasconcelos n269.</text:p>
          </table:table-cell>
          <table:table-cell office:value-type="string">
            <text:p>27514</text:p>
          </table:table-cell>
          <table:table-cell office:value-type="string">
            <text:p>Avenida Lins de Vasconcelos n269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Nossa Senhora da ConceiA?ao  37</text:p>
          </table:table-cell>
          <table:table-cell office:value-type="string">
            <text:p>27516</text:p>
          </table:table-cell>
          <table:table-cell office:value-type="string">
            <text:p>Largo Nossa Senhora da Conceicao  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kauer 138</text:p>
          </table:table-cell>
          <table:table-cell office:value-type="string">
            <text:p>27517</text:p>
          </table:table-cell>
          <table:table-cell office:value-type="string">
            <text:p>Rua jose kauer 13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hipodromo</text:p>
          </table:table-cell>
          <table:table-cell office:value-type="string">
            <text:p>27518</text:p>
          </table:table-cell>
          <table:table-cell office:value-type="string">
            <text:p>Rua do hipodro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machado 416</text:p>
          </table:table-cell>
          <table:table-cell office:value-type="string">
            <text:p>27519</text:p>
          </table:table-cell>
          <table:table-cell office:value-type="string">
            <text:p>Rua Brigadeiro machado 416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nte de abril 837</text:p>
          </table:table-cell>
          <table:table-cell office:value-type="string">
            <text:p>27520</text:p>
          </table:table-cell>
          <table:table-cell office:value-type="string">
            <text:p>rua vinte de abril 83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imbra 413</text:p>
          </table:table-cell>
          <table:table-cell office:value-type="string">
            <text:p>27521</text:p>
          </table:table-cell>
          <table:table-cell office:value-type="string">
            <text:p>rua Coimbra 4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ques de abrantes 58</text:p>
          </table:table-cell>
          <table:table-cell office:value-type="string">
            <text:p>27522</text:p>
          </table:table-cell>
          <table:table-cell office:value-type="string">
            <text:p>rua marques de abrantes 58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Leopoldo 490</text:p>
          </table:table-cell>
          <table:table-cell office:value-type="string">
            <text:p>27523</text:p>
          </table:table-cell>
          <table:table-cell office:value-type="string">
            <text:p>Rua sao Leopoldo 49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1113</text:p>
          </table:table-cell>
          <table:table-cell office:value-type="string">
            <text:p>27523</text:p>
          </table:table-cell>
          <table:table-cell office:value-type="string">
            <text:p>Avenida Celso Garcia 111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umbi 107</text:p>
          </table:table-cell>
          <table:table-cell office:value-type="string">
            <text:p>27525</text:p>
          </table:table-cell>
          <table:table-cell office:value-type="string">
            <text:p>Rua Catumbi 10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cintra 217</text:p>
          </table:table-cell>
          <table:table-cell office:value-type="string">
            <text:p>27526</text:p>
          </table:table-cell>
          <table:table-cell office:value-type="string">
            <text:p>rua arnaldo cintra 217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1510</text:p>
          </table:table-cell>
          <table:table-cell office:value-type="string">
            <text:p>27527</text:p>
          </table:table-cell>
          <table:table-cell office:value-type="string">
            <text:p>AV celso Garcia 15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demar doria 210</text:p>
          </table:table-cell>
          <table:table-cell office:value-type="string">
            <text:p>27528</text:p>
          </table:table-cell>
          <table:table-cell office:value-type="string">
            <text:p>rua valdemar doria 21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elso Cruz</text:p>
          </table:table-cell>
          <table:table-cell office:value-type="string">
            <text:p>27529</text:p>
          </table:table-cell>
          <table:table-cell office:value-type="string">
            <text:p>Rua nelso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Augusto Pasqual 22</text:p>
          </table:table-cell>
          <table:table-cell office:value-type="string">
            <text:p>11065</text:p>
          </table:table-cell>
          <table:table-cell office:value-type="string">
            <text:p>OUCAE AREA INDIRETA - Imprensa Colon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Nilopolis, 72 - casa 02 - Jabaquara</text:p>
          </table:table-cell>
          <table:table-cell office:value-type="string">
            <text:p>11066</text:p>
          </table:table-cell>
          <table:table-cell office:value-type="string">
            <text:p>OUCAE AREA INDIRETA -  Imprensa Nil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io Graco, 421/423</text:p>
          </table:table-cell>
          <table:table-cell office:value-type="string">
            <text:p>13201</text:p>
          </table:table-cell>
          <table:table-cell office:value-type="string">
            <text:p>CRAS LAP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orio, 175, Tatuape</text:p>
          </table:table-cell>
          <table:table-cell office:value-type="string">
            <text:p>13202</text:p>
          </table:table-cell>
          <table:table-cell office:value-type="string">
            <text:p>CRAS MOOC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, Jardim Santa Fe</text:p>
          </table:table-cell>
          <table:table-cell office:value-type="string">
            <text:p>13203</text:p>
          </table:table-cell>
          <table:table-cell office:value-type="string">
            <text:p>CRAS ANHANG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, Perus</text:p>
          </table:table-cell>
          <table:table-cell office:value-type="string">
            <text:p>13204</text:p>
          </table:table-cell>
          <table:table-cell office:value-type="string">
            <text:p>CRAS PERU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urato Coelho,106, Pinheiros</text:p>
          </table:table-cell>
          <table:table-cell office:value-type="string">
            <text:p>13205</text:p>
          </table:table-cell>
          <table:table-cell office:value-type="string">
            <text:p>CRAS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e de Anchieta, 802, Santo Amaro</text:p>
          </table:table-cell>
          <table:table-cell office:value-type="string">
            <text:p>13206</text:p>
          </table:table-cell>
          <table:table-cell office:value-type="string">
            <text:p>CRAS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, Vila Clementino</text:p>
          </table:table-cell>
          <table:table-cell office:value-type="string">
            <text:p>13207</text:p>
          </table:table-cell>
          <table:table-cell office:value-type="string">
            <text:p>CRAS VILA MARI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ilac, 471</text:p>
          </table:table-cell>
          <table:table-cell office:value-type="string">
            <text:p>27164</text:p>
          </table:table-cell>
          <table:table-cell office:value-type="string">
            <text:p>Associai?ao de Moradores Anchieta Grajau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497</text:p>
          </table:table-cell>
          <table:table-cell office:value-type="string">
            <text:p>Alto Rivier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Dr. Mario de Campos, 405 - Americanopolis</text:p>
          </table:table-cell>
          <table:table-cell office:value-type="string">
            <text:p>11061</text:p>
          </table:table-cell>
          <table:table-cell office:value-type="string">
            <text:p>OUCAE AREA INDIRETA -  Cidade de Santo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21 - Jardim Vila Formosa</text:p>
          </table:table-cell>
          <table:table-cell office:value-type="string">
            <text:p>11146</text:p>
          </table:table-cell>
          <table:table-cell office:value-type="string">
            <text:p>FLUORITA 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dido Rodrigues, 45 - Jardim Vila Fomosa</text:p>
          </table:table-cell>
          <table:table-cell office:value-type="string">
            <text:p>11147</text:p>
          </table:table-cell>
          <table:table-cell office:value-type="string">
            <text:p>FLUORITA I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as Machado Lima, 50 - Jd. Piqueroby</text:p>
          </table:table-cell>
          <table:table-cell office:value-type="string">
            <text:p>13104</text:p>
          </table:table-cell>
          <table:table-cell office:value-type="string">
            <text:p>SASF ARICANDUVA - ESPAA?O DA COMUNIDADE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Eula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Bottoni 15 B perus.</text:p>
          </table:table-cell>
          <table:table-cell office:value-type="string">
            <text:p>27260</text:p>
          </table:table-cell>
          <table:table-cell office:value-type="string">
            <text:p>Per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EMbitiba, Sao Paulo</text:p>
          </table:table-cell>
          <table:table-cell office:value-type="string">
            <text:p>27307</text:p>
          </table:table-cell>
          <table:table-cell office:value-type="string">
            <text:p>tAB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ruta das Princesas, 115</text:p>
          </table:table-cell>
          <table:table-cell office:value-type="string">
            <text:p>27569</text:p>
          </table:table-cell>
          <table:table-cell office:value-type="string">
            <text:p>Jardim Romano/ Vila Itaim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ietro Torri, 125 - Conj. Promorar Rio ClaroSao Paulo - SP, 08395-100</text:p>
          </table:table-cell>
          <table:table-cell office:value-type="string">
            <text:p>27570</text:p>
          </table:table-cell>
          <table:table-cell office:value-type="string">
            <text:p>Pro Morar Rio Cla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Cambaratiba, 05 (ref. De fretne i? Estai?ao da CPTM) Perus</text:p>
          </table:table-cell>
          <table:table-cell office:value-type="string">
            <text:p>21104</text:p>
          </table:table-cell>
          <table:table-cell office:value-type="string">
            <text:p>Associai?ao Cultural Quilombaque /  Cursinho Uneaf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Vitorio, 77, Vila Prel</text:p>
          </table:table-cell>
          <table:table-cell office:value-type="string">
            <text:p>21106</text:p>
          </table:table-cell>
          <table:table-cell office:value-type="string">
            <text:p>Sarau do Binho / Cia Brava de Teatr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do Triunfo, 301</text:p>
          </table:table-cell>
          <table:table-cell office:value-type="string">
            <text:p>21108</text:p>
          </table:table-cell>
          <table:table-cell office:value-type="string">
            <text:p>Teatro do Pessoal do faroest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Archi?ngelo Archina, 587 - Cidade Sao Mateus</text:p>
          </table:table-cell>
          <table:table-cell office:value-type="string">
            <text:p>21109</text:p>
          </table:table-cell>
          <table:table-cell office:value-type="string">
            <text:p>Sao Mateus em Moviment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o Cirilo de Alexandria , 37 Jardim Fontalis</text:p>
          </table:table-cell>
          <table:table-cell office:value-type="string">
            <text:p>21110</text:p>
          </table:table-cell>
          <table:table-cell office:value-type="string">
            <text:p>Rede Geracao Solidari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arra da Areia 60 - Jardim Brasil</text:p>
          </table:table-cell>
          <table:table-cell office:value-type="string">
            <text:p>21111</text:p>
          </table:table-cell>
          <table:table-cell office:value-type="string">
            <text:p>Associai?ao Estrela da Manh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endes da Rocha, 1742</text:p>
          </table:table-cell>
          <table:table-cell office:value-type="string">
            <text:p>21112</text:p>
          </table:table-cell>
          <table:table-cell office:value-type="string">
            <text:p>Casa do Meio do Mun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Maria Amalia Lopes de Azevedo, 4180</text:p>
          </table:table-cell>
          <table:table-cell office:value-type="string">
            <text:p>21113</text:p>
          </table:table-cell>
          <table:table-cell office:value-type="string">
            <text:p>Casa Cultural Hip Hop Jai?an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lmeiropolis s/n ( ao lado da EMEF Jd. Monte Belo)</text:p>
          </table:table-cell>
          <table:table-cell office:value-type="string">
            <text:p>21114</text:p>
          </table:table-cell>
          <table:table-cell office:value-type="string">
            <text:p>IPJ - Instituto Paulista de Juventu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Bento Barroso Pereira, 2 - Jd Ibirapuera/ Jd Sao Luiz</text:p>
          </table:table-cell>
          <table:table-cell office:value-type="string">
            <text:p>21115</text:p>
          </table:table-cell>
          <table:table-cell office:value-type="string">
            <text:p>Sarau da Coopperifa/Bloco do Beco 2A?? etap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enida Taquandava, 827, Cidade Ipava</text:p>
          </table:table-cell>
          <table:table-cell office:value-type="string">
            <text:p>21116</text:p>
          </table:table-cell>
          <table:table-cell office:value-type="string">
            <text:p>Ubuntu - Rede de cursinho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Ricardo Macedo, 208 - Parque Sao Miguel - Grajau</text:p>
          </table:table-cell>
          <table:table-cell office:value-type="string">
            <text:p>21117</text:p>
          </table:table-cell>
          <table:table-cell office:value-type="string">
            <text:p>Girassol SBA/ Rede Paulista de Futebol de Ru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ari Balades Correia, 08 - Jd Miriam</text:p>
          </table:table-cell>
          <table:table-cell office:value-type="string">
            <text:p>21118</text:p>
          </table:table-cell>
          <table:table-cell office:value-type="string">
            <text:p>JAMAC- Jardim Miriam Arte Club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Sarah Kubitschek, 165-A</text:p>
          </table:table-cell>
          <table:table-cell office:value-type="string">
            <text:p>21119</text:p>
          </table:table-cell>
          <table:table-cell office:value-type="string">
            <text:p>Colmeia Tiradentes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Xavier dos Passaros, 39, Jd Rincao, CEP 02991-100</text:p>
          </table:table-cell>
          <table:table-cell office:value-type="string">
            <text:p>24498</text:p>
          </table:table-cell>
          <table:table-cell office:value-type="string">
            <text:p>Jardim Alvin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Bernardo Rolim de Moura 270, Vila Mirante</text:p>
          </table:table-cell>
          <table:table-cell office:value-type="string">
            <text:p>24499</text:p>
          </table:table-cell>
          <table:table-cell office:value-type="string">
            <text:p>Mirante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Narciso Castelo Branco 13 A</text:p>
          </table:table-cell>
          <table:table-cell office:value-type="string">
            <text:p>24500</text:p>
          </table:table-cell>
          <table:table-cell office:value-type="string">
            <text:p>Jardim Rinc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Antonio Carlos Benjamin, 2764</text:p>
          </table:table-cell>
          <table:table-cell office:value-type="string">
            <text:p>24501</text:p>
          </table:table-cell>
          <table:table-cell office:value-type="string">
            <text:p>Comunidade Vila Unia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Travessa Flami?nio Bellini Carri, 348 - Recanto Verde do Sol</text:p>
          </table:table-cell>
          <table:table-cell office:value-type="string">
            <text:p>24502</text:p>
          </table:table-cell>
          <table:table-cell office:value-type="string">
            <text:p>Recanto Verde do Sol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Esmeralda Monteiro, 79, Vila Campestre CEP 04332-120</text:p>
          </table:table-cell>
          <table:table-cell office:value-type="string">
            <text:p>11064</text:p>
          </table:table-cell>
          <table:table-cell office:value-type="string">
            <text:p>OUCAE AREA INDIRETA -  Esmeralda Mont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8</text:p>
          </table:table-cell>
          <table:table-cell office:value-type="string">
            <text:p>OCUPACAO MADEIRIT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anoel Bandeira 145, sao paulo</text:p>
          </table:table-cell>
          <table:table-cell office:value-type="string">
            <text:p>11149</text:p>
          </table:table-cell>
          <table:table-cell office:value-type="string">
            <text:p>Favela Japiai?u/ Favela do Nov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Manoel Bandeira 145, sao paulo</text:p>
          </table:table-cell>
          <table:table-cell office:value-type="string">
            <text:p>11150</text:p>
          </table:table-cell>
          <table:table-cell office:value-type="string">
            <text:p>Favela da Lin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nibal Augusto Sardinha, 88, Jai?ana</text:p>
          </table:table-cell>
          <table:table-cell office:value-type="string">
            <text:p>13133</text:p>
          </table:table-cell>
          <table:table-cell office:value-type="string">
            <text:p>SASF JAA?AN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ntenegro, 18 - Jd. Felicidade, Tremembe</text:p>
          </table:table-cell>
          <table:table-cell office:value-type="string">
            <text:p>13134</text:p>
          </table:table-cell>
          <table:table-cell office:value-type="string">
            <text:p>SASF TREMEMBA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Lavapes, 1123 - Cambuci - 01519-000</text:p>
          </table:table-cell>
          <table:table-cell office:value-type="string">
            <text:p>14147</text:p>
          </table:table-cell>
          <table:table-cell office:value-type="string">
            <text:p>Instituto AMA - Amigos do Aut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ito, 435 - Vila Clementino</text:p>
          </table:table-cell>
          <table:table-cell office:value-type="string">
            <text:p>14148</text:p>
          </table:table-cell>
          <table:table-cell office:value-type="string">
            <text:p>DERDIC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ario, 412- Loja reactor - Bras</text:p>
          </table:table-cell>
          <table:table-cell office:value-type="string">
            <text:p>14149</text:p>
          </table:table-cell>
          <table:table-cell office:value-type="string">
            <text:p>Casa Hunt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?s Elson, 248 B , Anhanguera CEP 05267-160</text:p>
          </table:table-cell>
          <table:table-cell office:value-type="string">
            <text:p>14150</text:p>
          </table:table-cell>
          <table:table-cell office:value-type="string">
            <text:p>Nucleo de Apoio i? Inclusao Social para Pessoas com Deficii?ncia II e III- Criando Asas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Anapurus, 1787 - Moema</text:p>
          </table:table-cell>
          <table:table-cell office:value-type="string">
            <text:p>14151</text:p>
          </table:table-cell>
          <table:table-cell office:value-type="string">
            <text:p>Instituto Simbora Gent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Estrada do Lageado Velho 276 - Guaianzes</text:p>
          </table:table-cell>
          <table:table-cell office:value-type="string">
            <text:p>14152</text:p>
          </table:table-cell>
          <table:table-cell office:value-type="string">
            <text:p>Movimento Sao Paulo Incl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i?a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31,</text:p>
          </table:table-cell>
          <table:table-cell office:value-type="string">
            <text:p>11155</text:p>
          </table:table-cell>
          <table:table-cell office:value-type="string">
            <text:p>CORTIACOS - OPERACAO URBANA CENT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iguel Rachid, 611 - Vila Paranagua</text:p>
          </table:table-cell>
          <table:table-cell office:value-type="string">
            <text:p>21120</text:p>
          </table:table-cell>
          <table:table-cell office:value-type="string">
            <text:p>CASA POA?TIC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Jose Pereira Crus, 81 - Parque Bristol</text:p>
          </table:table-cell>
          <table:table-cell office:value-type="string">
            <text:p>21121</text:p>
          </table:table-cell>
          <table:table-cell office:value-type="string">
            <text:p>PERIFATIVIDADE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e, 438 - Vila Re</text:p>
          </table:table-cell>
          <table:table-cell office:value-type="string">
            <text:p>21122</text:p>
          </table:table-cell>
          <table:table-cell office:value-type="string">
            <text:p>SLAM DA GUILHERMINA / COLETIVO ACAA?A AXA? ODO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, Bela Vista</text:p>
          </table:table-cell>
          <table:table-cell office:value-type="string">
            <text:p>13154</text:p>
          </table:table-cell>
          <table:table-cell office:value-type="string">
            <text:p>SASF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ristina Tomas, 160, Bom Retiro</text:p>
          </table:table-cell>
          <table:table-cell office:value-type="string">
            <text:p>13155</text:p>
          </table:table-cell>
          <table:table-cell office:value-type="string">
            <text:p>SASF BOM RETI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, Cambuci</text:p>
          </table:table-cell>
          <table:table-cell office:value-type="string">
            <text:p>13156</text:p>
          </table:table-cell>
          <table:table-cell office:value-type="string">
            <text:p>SASF (SAS SA? / CAMBUCI)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ao Salomao, 27</text:p>
          </table:table-cell>
          <table:table-cell office:value-type="string">
            <text:p>14133</text:p>
          </table:table-cell>
          <table:table-cell office:value-type="string">
            <text:p>UNADEF - Uniao Nacional de Deficientes Fi?sic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Cesar Moreira, 274 - Jd. Rodolfo Pirani</text:p>
          </table:table-cell>
          <table:table-cell office:value-type="string">
            <text:p>14154</text:p>
          </table:table-cell>
          <table:table-cell office:value-type="string">
            <text:p>Comunidade Cantinho da Paz I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, 103 Cidade Kemel CEP 08130 380</text:p>
          </table:table-cell>
          <table:table-cell office:value-type="string">
            <text:p>14156</text:p>
          </table:table-cell>
          <table:table-cell office:value-type="string">
            <text:p>ASSOCIACAO COMUNITARIA DOS MORADORES DA CIDADE KEMEL ITAIM PAULISTA E ADJACE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a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 286</text:p>
          </table:table-cell>
          <table:table-cell office:value-type="string">
            <text:p>14158</text:p>
          </table:table-cell>
          <table:table-cell office:value-type="string">
            <text:p>ADEFAV- Centro de Referi?ncia nas areas da Surdocegueira, Deficii?ncia Multipla e Deficii?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</text:p>
          </table:table-cell>
          <table:table-cell office:value-type="string">
            <text:p>14159</text:p>
          </table:table-cell>
          <table:table-cell office:value-type="string">
            <text:p>ILPI - Instituii?ao de Longa Permanencia para Idosos Sa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i?ncio Aires, 793, casa 3, Vila Pompeia, CEP 05024-030</text:p>
          </table:table-cell>
          <table:table-cell office:value-type="string">
            <text:p>14160</text:p>
          </table:table-cell>
          <table:table-cell office:value-type="string">
            <text:p>INSTITUTO DE ARTES E EDUCAA?A?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eira de Martins, 2a</text:p>
          </table:table-cell>
          <table:table-cell office:value-type="string">
            <text:p>27244</text:p>
          </table:table-cell>
          <table:table-cell office:value-type="string">
            <text:p>Mariza Leti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08370-530</text:p>
          </table:table-cell>
          <table:table-cell office:value-type="string">
            <text:p>27296</text:p>
          </table:table-cell>
          <table:table-cell office:value-type="string">
            <text:p>SA?O JOA?O / ORI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549</text:p>
          </table:table-cell>
          <table:table-cell office:value-type="string">
            <text:p>Favela CDHU Brasili?nd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Jerimanduba, 1302</text:p>
          </table:table-cell>
          <table:table-cell office:value-type="string">
            <text:p>27550</text:p>
          </table:table-cell>
          <table:table-cell office:value-type="string">
            <text:p>Favela Chica Luiz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ra do Jacare 320 A</text:p>
          </table:table-cell>
          <table:table-cell office:value-type="string">
            <text:p>27551</text:p>
          </table:table-cell>
          <table:table-cell office:value-type="string">
            <text:p>Favela Barra do Jacar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udio Ghirelli, 559 pq Sao Lui?s.</text:p>
          </table:table-cell>
          <table:table-cell office:value-type="string">
            <text:p>27552</text:p>
          </table:table-cell>
          <table:table-cell office:value-type="string">
            <text:p>Favela do P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Deputado Canti?dio Sampaio n, 4595</text:p>
          </table:table-cell>
          <table:table-cell office:value-type="string">
            <text:p>27553</text:p>
          </table:table-cell>
          <table:table-cell office:value-type="string">
            <text:p>Favela da Capadoc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3</text:p>
          </table:table-cell>
          <table:table-cell office:value-type="string">
            <text:p>Aracati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04</text:p>
          </table:table-cell>
          <table:table-cell office:value-type="string">
            <text:p>Parque do Lag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Analia Irma de Oliveira, 60  CEP 04890-500</text:p>
          </table:table-cell>
          <table:table-cell office:value-type="string">
            <text:p>24505</text:p>
          </table:table-cell>
          <table:table-cell office:value-type="string">
            <text:p>Chacara Eldorad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se Honorio da Silva, 3</text:p>
          </table:table-cell>
          <table:table-cell office:value-type="string">
            <text:p>24506</text:p>
          </table:table-cell>
          <table:table-cell office:value-type="string">
            <text:p>Paulista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 Elias Chaves, 49  - Campos Eli?seos</text:p>
          </table:table-cell>
          <table:table-cell office:value-type="string">
            <text:p>11156</text:p>
          </table:table-cell>
          <table:table-cell office:value-type="string">
            <text:p>FAVELA DO MOINH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Faustino 96  Pq Vila Maria</text:p>
          </table:table-cell>
          <table:table-cell office:value-type="string">
            <text:p>11157</text:p>
          </table:table-cell>
          <table:table-cell office:value-type="string">
            <text:p>VILA MAR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li?nio Wanderley, 160 - Fazenda da Juta</text:p>
          </table:table-cell>
          <table:table-cell office:value-type="string">
            <text:p>13152</text:p>
          </table:table-cell>
          <table:table-cell office:value-type="string">
            <text:p>SASF SAPOPEMBA I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aniel Cerri, 560</text:p>
          </table:table-cell>
          <table:table-cell office:value-type="string">
            <text:p>24507</text:p>
          </table:table-cell>
          <table:table-cell office:value-type="string">
            <text:p>DAMASCEN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ementine Brenne, 857</text:p>
          </table:table-cell>
          <table:table-cell office:value-type="string">
            <text:p>11076</text:p>
          </table:table-cell>
          <table:table-cell office:value-type="string">
            <text:p>JARDIM COLOMB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pitao Teixeira Nogueira, 383 Vila Leopoldina</text:p>
          </table:table-cell>
          <table:table-cell office:value-type="string">
            <text:p>11099</text:p>
          </table:table-cell>
          <table:table-cell office:value-type="string">
            <text:p>i?gua Branca - Prov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 Fortuna, 102 CEP 04960-210</text:p>
          </table:table-cell>
          <table:table-cell office:value-type="string">
            <text:p>27571</text:p>
          </table:table-cell>
          <table:table-cell office:value-type="string">
            <text:p>JARDIM CAPEL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z Vonach, 122,  CEP 02280-060</text:p>
          </table:table-cell>
          <table:table-cell office:value-type="string">
            <text:p>27572</text:p>
          </table:table-cell>
          <table:table-cell office:value-type="string">
            <text:p>VILA NOVA GALVA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o Francisco, 81, Sao Paulo</text:p>
          </table:table-cell>
          <table:table-cell office:value-type="string">
            <text:p>22367</text:p>
          </table:table-cell>
          <table:table-cell office:value-type="string">
            <text:p>Sao Francisco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Avenida Nove de Julho, 398 - Bela Vista</text:p>
          </table:table-cell>
          <table:table-cell office:value-type="string">
            <text:p>22371</text:p>
          </table:table-cell>
          <table:table-cell office:value-type="string">
            <text:p>Av Nove de Julho,396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0</text:p>
          </table:table-cell>
          <table:table-cell office:value-type="string">
            <text:p>Demanda Cambridge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Sao Domingos, 211 - Bela Vista.</text:p>
          </table:table-cell>
          <table:table-cell office:value-type="string">
            <text:p>22381</text:p>
          </table:table-cell>
          <table:table-cell office:value-type="string">
            <text:p>Demanda Maria Felip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Fonte da Saudade, 219, jardim sao carlos, sao paulo</text:p>
          </table:table-cell>
          <table:table-cell office:value-type="string">
            <text:p>24508</text:p>
          </table:table-cell>
          <table:table-cell office:value-type="string">
            <text:p>A. E. CARVALH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8</text:p>
          </table:table-cell>
          <table:table-cell office:value-type="string">
            <text:p>SABESP II - NASCER DO 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59</text:p>
          </table:table-cell>
          <table:table-cell office:value-type="string">
            <text:p>SABESP II - IMPERIO DELAMARE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Imperio Delamare, 3.250 Heliopolis 04230-000</text:p>
          </table:table-cell>
          <table:table-cell office:value-type="string">
            <text:p>11160</text:p>
          </table:table-cell>
          <table:table-cell office:value-type="string">
            <text:p>SABESP II - RESIDENCIAL GIRASSOL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Miguel Garcia, 134 - Cangai?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i?nio, 371 - Conjunto Promorar Rio Claro, Sao Rafael</text:p>
          </table:table-cell>
          <table:table-cell office:value-type="string">
            <text:p>13157</text:p>
          </table:table-cell>
          <table:table-cell office:value-type="string">
            <text:p>SASF SA?O RAFA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i?alves Pereira, 177 - Pq Novo Mundo</text:p>
          </table:table-cell>
          <table:table-cell office:value-type="string">
            <text:p>13318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/>
          <table:table-cell office:value-type="string">
            <text:p>16101</text:p>
          </table:table-cell>
          <table:table-cell office:value-type="string">
            <text:p>Largo do Rosario</text:p>
          </table:table-cell>
          <table:table-cell office:value-type="string">
            <text:p>SMC</text:p>
          </table:table-cell>
        </table:table-row>
        <table:table-row>
          <table:table-cell office:value-type="string">
            <text:p>Rua Gervasio Leite Rebelo, 1299, Jd Pery Alto,  CEP 02675 050</text:p>
          </table:table-cell>
          <table:table-cell office:value-type="string">
            <text:p>27214</text:p>
          </table:table-cell>
          <table:table-cell office:value-type="string">
            <text:p>Futuro Melhor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ulio de Moura Lacerda, 05, Jd Guarani</text:p>
          </table:table-cell>
          <table:table-cell office:value-type="string">
            <text:p>27573</text:p>
          </table:table-cell>
          <table:table-cell office:value-type="string">
            <text:p>JARDIM GUARANI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vao, 105</text:p>
          </table:table-cell>
          <table:table-cell office:value-type="string">
            <text:p>23420</text:p>
          </table:table-cell>
          <table:table-cell office:value-type="string">
            <text:p>RECANTO PARAi?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Professor Jose Ozi, 100 Heliopolis CEP 04230-044</text:p>
          </table:table-cell>
          <table:table-cell office:value-type="string">
            <text:p>11161</text:p>
          </table:table-cell>
          <table:table-cell office:value-type="string">
            <text:p>L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, Mandaqui</text:p>
          </table:table-cell>
          <table:table-cell office:value-type="string">
            <text:p>13158</text:p>
          </table:table-cell>
          <table:table-cell office:value-type="string">
            <text:p>SASF DOM Mi?RIO GURG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a Preto, 233 - Jd. Panorama, Sao Lucas</text:p>
          </table:table-cell>
          <table:table-cell office:value-type="string">
            <text:p>13159</text:p>
          </table:table-cell>
          <table:table-cell office:value-type="string">
            <text:p>SASF SA?O LUC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Tobias, 271, Belenzinho Cep 03163-060</text:p>
          </table:table-cell>
          <table:table-cell office:value-type="string">
            <text:p>12129</text:p>
          </table:table-cell>
          <table:table-cell office:value-type="string">
            <text:p>Associai?ao Beneficente e Promocional Bele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vares Penteado, 49</text:p>
          </table:table-cell>
          <table:table-cell office:value-type="string">
            <text:p>17101</text:p>
          </table:table-cell>
          <table:table-cell office:value-type="string">
            <text:p>PRACA DA SE - GRUPO VULNERi?VEL</text:p>
          </table:table-cell>
          <table:table-cell office:value-type="string">
            <text:p>SUBPREFEITURA S??</text:p>
          </table:table-cell>
        </table:table-row>
        <table:table-row>
          <table:table-cell office:value-type="string">
            <text:p>Rua Quinta da Magnolia, 347, Jardim Ipanema</text:p>
          </table:table-cell>
          <table:table-cell office:value-type="string">
            <text:p>23421</text:p>
          </table:table-cell>
          <table:table-cell office:value-type="string">
            <text:p>FAVELA LINHA?O DA ELETROPAUL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Giovani Nasco, 500</text:p>
          </table:table-cell>
          <table:table-cell office:value-type="string">
            <text:p>23422</text:p>
          </table:table-cell>
          <table:table-cell office:value-type="string">
            <text:p>COMUNIDADE SANTO ROSi?RI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vicente Lazzari,A?? Sao Paulo</text:p>
          </table:table-cell>
          <table:table-cell office:value-type="string">
            <text:p>24509</text:p>
          </table:table-cell>
          <table:table-cell office:value-type="string">
            <text:p>JARDIM PRINCES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oao dos Reis 19 - Vila Princesa Isabel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2</text:p>
          </table:table-cell>
          <table:table-cell office:value-type="string">
            <text:p>Sabesp I - Condominio 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al. Porfirio da Paz, 1616, Vila Cunha Bueno, Sapopemba, Sao Paulo, Southeast Region, 03988-000, Brazil</text:p>
          </table:table-cell>
          <table:table-cell office:value-type="string">
            <text:p>13153</text:p>
          </table:table-cell>
          <table:table-cell office:value-type="string">
            <text:p>SASF JARDIM S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ico Verissimo, Sao Paulo</text:p>
          </table:table-cell>
          <table:table-cell office:value-type="string">
            <text:p>27198</text:p>
          </table:table-cell>
          <table:table-cell office:value-type="string">
            <text:p>Erico Verissimo - Mot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1</text:p>
          </table:table-cell>
          <table:table-cell office:value-type="string">
            <text:p>Sabesp I - Condominio 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3</text:p>
          </table:table-cell>
          <table:table-cell office:value-type="string">
            <text:p>Sabesp I - Condominio 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o Lanhoso, Jardim Patente, Vila Heliopolis, SacomA?, Sao Paulo, Southeast Region, 04240-110, Brazil</text:p>
          </table:table-cell>
          <table:table-cell office:value-type="string">
            <text:p>11154</text:p>
          </table:table-cell>
          <table:table-cell office:value-type="string">
            <text:p>Viela das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AQUIM GOVEIA FRANCO 388</text:p>
          </table:table-cell>
          <table:table-cell office:value-type="string">
            <text:p>300198</text:p>
          </table:table-cell>
          <table:table-cell office:value-type="string">
            <text:p>Comunidade   jardim Tie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ILIO CESAR 570</text:p>
          </table:table-cell>
          <table:table-cell office:value-type="string">
            <text:p>300479</text:p>
          </table:table-cell>
          <table:table-cell office:value-type="string">
            <text:p>Comunidades do Jardim Jangadeiro, Jardim Paranap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GOTTZFRITZ FILHO 18 JD REGIS SAO PAULO SP</text:p>
          </table:table-cell>
          <table:table-cell office:value-type="string">
            <text:p>300778</text:p>
          </table:table-cell>
          <table:table-cell office:value-type="string">
            <text:p>Morro da Mandioca, Ocupa??o Anchieta, Vila Cheba.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ORIO DE TORRES 540 SALA 1</text:p>
          </table:table-cell>
          <table:table-cell office:value-type="string">
            <text:p>300292</text:p>
          </table:table-cell>
          <table:table-cell office:value-type="string">
            <text:p>Comunidade Jdm Iporanga...e arred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ROSA 57</text:p>
          </table:table-cell>
          <table:table-cell office:value-type="string">
            <text:p>300586</text:p>
          </table:table-cell>
          <table:table-cell office:value-type="string">
            <text:p>extremo da zona leste ( jd limoeiro, 3? divis?o, 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CAMPINHO 39 BAIRRO ENGENHEIRO GOULART CEP 03726 055</text:p>
          </table:table-cell>
          <table:table-cell office:value-type="string">
            <text:p>300558</text:p>
          </table:table-cell>
          <table:table-cell office:value-type="string">
            <text:p>Sede de Atividades da Miss?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AN NOVERRE 82 PARQUE DOS BANCARIOS</text:p>
          </table:table-cell>
          <table:table-cell office:value-type="string">
            <text:p>300225</text:p>
          </table:table-cell>
          <table:table-cell office:value-type="string">
            <text:p>Comunidade do Parque Banc?rio  e Jardim Sinh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POMPEU 57 BAIRRO JARDIM JAPAO CEP 02 135 020</text:p>
          </table:table-cell>
          <table:table-cell office:value-type="string">
            <text:p>300423</text:p>
          </table:table-cell>
          <table:table-cell office:value-type="string">
            <text:p>Comunidades do Parque Vila Maria, Parque Novo Mun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I 236 VILA ISOLINA MAZZEI SAO PAULO SP 02083 070</text:p>
          </table:table-cell>
          <table:table-cell office:value-type="string">
            <text:p>300418</text:p>
          </table:table-cell>
          <table:table-cell office:value-type="string">
            <text:p>Comunidades do Jardim Brasil, Vila medeiros,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DANTAS CORTEZ 1510 VILA GUSTAVO CEP 02206 000</text:p>
          </table:table-cell>
          <table:table-cell office:value-type="string">
            <text:p>300435</text:p>
          </table:table-cell>
          <table:table-cell office:value-type="string">
            <text:p>Comunidades da Vila Gustavo, Vila Guilherme, Jard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LOBO 10</text:p>
          </table:table-cell>
          <table:table-cell office:value-type="string">
            <text:p>300490</text:p>
          </table:table-cell>
          <table:table-cell office:value-type="string">
            <text:p>Parque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JOSE DA CONCEICAO NUMERO 700 VILA ANDRADE</text:p>
          </table:table-cell>
          <table:table-cell office:value-type="string">
            <text:p>300126</text:p>
          </table:table-cell>
          <table:table-cell office:value-type="string">
            <text:p>sociedade amigos de vil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OFILANDIA 98 JARDIM INADIA ITAIM PAULISTA CEP 08141 135</text:p>
          </table:table-cell>
          <table:table-cell office:value-type="string">
            <text:p>300266</text:p>
          </table:table-cell>
          <table:table-cell office:value-type="string">
            <text:p>Para atender as fam?lias cadastradas que s?o 250 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EDEMIA DE SAO PAULO 715 SAO DA ASSOCIA?AO</text:p>
          </table:table-cell>
          <table:table-cell office:value-type="string">
            <text:p>300019</text:p>
          </table:table-cell>
          <table:table-cell office:value-type="string">
            <text:p>Jardim Elza, Jardim Mabel, Jardim N?lia, Jardim 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TAJUIBE CORREGO ITAIM PAULISTA</text:p>
          </table:table-cell>
          <table:table-cell office:value-type="string">
            <text:p>300336</text:p>
          </table:table-cell>
          <table:table-cell office:value-type="string">
            <text:p>Pessoas que moram area  de extrema vulnerabil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ILIO CAMPELO 279</text:p>
          </table:table-cell>
          <table:table-cell office:value-type="string">
            <text:p>300026</text:p>
          </table:table-cell>
          <table:table-cell office:value-type="string">
            <text:p>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GOT FONTEYN 25 CEP 08121 710</text:p>
          </table:table-cell>
          <table:table-cell office:value-type="string">
            <text:p>300024</text:p>
          </table:table-cell>
          <table:table-cell office:value-type="string">
            <text:p>Conjunto Encosta Norte -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OEL DA MAIA 131</text:p>
          </table:table-cell>
          <table:table-cell office:value-type="string">
            <text:p>300249</text:p>
          </table:table-cell>
          <table:table-cell office:value-type="string">
            <text:p>Bairros do distrito do Graja?: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ELSO GARCIA 2117 BRAS 03015 000 SAO PAULO SP</text:p>
          </table:table-cell>
          <table:table-cell office:value-type="string">
            <text:p>300099</text:p>
          </table:table-cell>
          <table:table-cell office:value-type="string">
            <text:p>OCUPACAO NELSON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PERERE 18 JD VISTA ALEGRE</text:p>
          </table:table-cell>
          <table:table-cell office:value-type="string">
            <text:p>300792</text:p>
          </table:table-cell>
          <table:table-cell office:value-type="string">
            <text:p>JD VISTA ALEGRE, JD PAULISTANO,JD CARUMBE,JD DA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JASMINS 46</text:p>
          </table:table-cell>
          <table:table-cell office:value-type="string">
            <text:p>300439</text:p>
          </table:table-cell>
          <table:table-cell office:value-type="string">
            <text:p>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RDIM JAPAO 1587</text:p>
          </table:table-cell>
          <table:table-cell office:value-type="string">
            <text:p>300980</text:p>
          </table:table-cell>
          <table:table-cell office:value-type="string">
            <text:p>SAVI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FLUENCIA DA FORQUILHA 1103 BAIRRO VILA ITAIM CEP 08190 400</text:p>
          </table:table-cell>
          <table:table-cell office:value-type="string">
            <text:p>300891</text:p>
          </table:table-cell>
          <table:table-cell office:value-type="string">
            <text:p>rubbensfilho23@Vila Itaim, Jardim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RGE DA SILVA N? 777 CIDADE LIDER ITAQUERA SP</text:p>
          </table:table-cell>
          <table:table-cell office:value-type="string">
            <text:p>300969</text:p>
          </table:table-cell>
          <table:table-cell office:value-type="string">
            <text:p>OSC PROJETO POVO DA PERIFE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 63 A CEP 04843 470 SAO PAULO/ SP</text:p>
          </table:table-cell>
          <table:table-cell office:value-type="string">
            <text:p>301218</text:p>
          </table:table-cell>
          <table:table-cell office:value-type="string">
            <text:p>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DILHEIRA DO ARARIPE 142 JD NOEMIA SAO PAULO/ SP CEP 08180 120</text:p>
          </table:table-cell>
          <table:table-cell office:value-type="string">
            <text:p>301210</text:p>
          </table:table-cell>
          <table:table-cell office:value-type="string">
            <text:p>Jd. Helena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QUITETO PROFESSOR CHAVES 13 VIELAS</text:p>
          </table:table-cell>
          <table:table-cell office:value-type="string">
            <text:p>30023</text:p>
          </table:table-cell>
          <table:table-cell office:value-type="string">
            <text:p>Associa??o cultural Esportiva Colorado Castro Al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RNESTO SOUZA CRUZ 636</text:p>
          </table:table-cell>
          <table:table-cell office:value-type="string">
            <text:p>30028</text:p>
          </table:table-cell>
          <table:table-cell office:value-type="string">
            <text:p>Associac?o Cidade A E Carvalho Vila Nova Adjac?n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INACIO SOLANO 61</text:p>
          </table:table-cell>
          <table:table-cell office:value-type="string">
            <text:p>30039</text:p>
          </table:table-cell>
          <table:table-cell office:value-type="string">
            <text:p>A??o social de apoio aos moradores do cantinho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 270 JARDIM BOA VISTA SEDE</text:p>
          </table:table-cell>
          <table:table-cell office:value-type="string">
            <text:p>30048</text:p>
          </table:table-cell>
          <table:table-cell office:value-type="string">
            <text:p>G.R.C.E.S.MOCIDADE ACAD?MICA SAI DA FR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VAL 91 BELENZINHO 03062 000 SAO PAULO SP</text:p>
          </table:table-cell>
          <table:table-cell office:value-type="string">
            <text:p>30097</text:p>
          </table:table-cell>
          <table:table-cell office:value-type="string">
            <text:p>INSTITUTO RADIO T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 93 SALA 07 ALT</text:p>
          </table:table-cell>
          <table:table-cell office:value-type="string">
            <text:p>30121</text:p>
          </table:table-cell>
          <table:table-cell office:value-type="string">
            <text:p>Associa??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TRINDADE 77</text:p>
          </table:table-cell>
          <table:table-cell office:value-type="string">
            <text:p>30284</text:p>
          </table:table-cell>
          <table:table-cell office:value-type="string">
            <text:p>Associa??o crian?a carente do bairro Jardim ypo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JOAO BATISTA DE CARVALHO 26</text:p>
          </table:table-cell>
          <table:table-cell office:value-type="string">
            <text:p>30286</text:p>
          </table:table-cell>
          <table:table-cell office:value-type="string">
            <text:p>Associa??o desportiva comunitaria rio bon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PADUA DIAS 658 VILA HUGAREZA</text:p>
          </table:table-cell>
          <table:table-cell office:value-type="string">
            <text:p>30324</text:p>
          </table:table-cell>
          <table:table-cell office:value-type="string">
            <text:p>INSTITUTO ATI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MIRANTE BARROSO 832 BRAS</text:p>
          </table:table-cell>
          <table:table-cell office:value-type="string">
            <text:p>30334</text:p>
          </table:table-cell>
          <table:table-cell office:value-type="string">
            <text:p>Instituto de Desenvolvimento Educacional e Assis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DOS PEQUIS 730 SAO PAULO CAPITAL</text:p>
          </table:table-cell>
          <table:table-cell office:value-type="string">
            <text:p>30362</text:p>
          </table:table-cell>
          <table:table-cell office:value-type="string">
            <text:p>Associa??o amigos do Jardim Vila Form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VAD ASSUN?AO LOPES</text:p>
          </table:table-cell>
          <table:table-cell office:value-type="string">
            <text:p>30367</text:p>
          </table:table-cell>
          <table:table-cell office:value-type="string">
            <text:p>Associa??o dos moradores do jd Elizabeth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MAI 127</text:p>
          </table:table-cell>
          <table:table-cell office:value-type="string">
            <text:p>30370</text:p>
          </table:table-cell>
          <table:table-cell office:value-type="string">
            <text:p>ASSOCIACAO ARCA D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BADUE I378 85 SETOR GRAFICOS</text:p>
          </table:table-cell>
          <table:table-cell office:value-type="string">
            <text:p>30399</text:p>
          </table:table-cell>
          <table:table-cell office:value-type="string">
            <text:p>Associa??o Ile Ache Omo 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DE ULTRAMAR 20</text:p>
          </table:table-cell>
          <table:table-cell office:value-type="string">
            <text:p>30493</text:p>
          </table:table-cell>
          <table:table-cell office:value-type="string">
            <text:p>Associa??o Beneficente Andr? Everaldo de Ma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DE OLIVEIRA RAMOS</text:p>
          </table:table-cell>
          <table:table-cell office:value-type="string">
            <text:p>30525</text:p>
          </table:table-cell>
          <table:table-cell office:value-type="string">
            <text:p>Associa??o de moradores Mont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OSORIO FILHO 995</text:p>
          </table:table-cell>
          <table:table-cell office:value-type="string">
            <text:p>30673</text:p>
          </table:table-cell>
          <table:table-cell office:value-type="string">
            <text:p>Igreja Dinam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VILIA COM DOMENICO DEL PANE LUCAS LUSSIUS</text:p>
          </table:table-cell>
          <table:table-cell office:value-type="string">
            <text:p>30704</text:p>
          </table:table-cell>
          <table:table-cell office:value-type="string">
            <text:p>Associa??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DE POITIERS 185</text:p>
          </table:table-cell>
          <table:table-cell office:value-type="string">
            <text:p>30720</text:p>
          </table:table-cell>
          <table:table-cell office:value-type="string">
            <text:p>Associa??o Guar? de Promo??o 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D ORION</text:p>
          </table:table-cell>
          <table:table-cell office:value-type="string">
            <text:p>30722</text:p>
          </table:table-cell>
          <table:table-cell office:value-type="string">
            <text:p>Sociedade amigos de bair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 DISTRIBUI?AO DAS CESTAS BASICA PELO INSTITUTO POSSUI 5 PONTES FIXAS DE ENTREGA E MAIS AS PESSOAS QUE MORAM NO ENTORNO DO INSTITUTO QUE BUSCAM MENSALMENTE ESTAS CESTAS</text:p>
          </table:table-cell>
          <table:table-cell office:value-type="string">
            <text:p>30800</text:p>
          </table:table-cell>
          <table:table-cell office:value-type="string">
            <text:p>Instituto C?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ACAM RUA MARTINHO DE CAMPOS RUA BOTOCUDOS RUA BENEDITO CAMPOS DE MORAES RUA ARAGUATINS RUA BARTOMOLOU PAES RUA ALVARENGA PEIXOTO</text:p>
          </table:table-cell>
          <table:table-cell office:value-type="string">
            <text:p>30810</text:p>
          </table:table-cell>
          <table:table-cell office:value-type="string">
            <text:p>ASSOCIA??O FILOSOFICA E FILANTROPICA INDEPEND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I FRANCISCO 226 JARDIM HELENA ESCRITORIO DA ONG</text:p>
          </table:table-cell>
          <table:table-cell office:value-type="string">
            <text:p>30811</text:p>
          </table:table-cell>
          <table:table-cell office:value-type="string">
            <text:p>Associa??o Beneficente dos Empregados e Desempre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30 CEP 08390355 SAO PAULO</text:p>
          </table:table-cell>
          <table:table-cell office:value-type="string">
            <text:p>30839</text:p>
          </table:table-cell>
          <table:table-cell office:value-type="string">
            <text:p>ASSOCIA?AO BENEFICENTE ANJ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LES ROSEN TRAVESSA BAHIA 14 BAIRRO JARDIM GAIVOTAS</text:p>
          </table:table-cell>
          <table:table-cell office:value-type="string">
            <text:p>30848</text:p>
          </table:table-cell>
          <table:table-cell office:value-type="string">
            <text:p>Grupo de apoio comunit?rio Gaivo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L DO PANAMA 199 VILA SANTA CATARINA CEP 04375 070 SAO PAULO / SP JABAQUARA</text:p>
          </table:table-cell>
          <table:table-cell office:value-type="string">
            <text:p>30874</text:p>
          </table:table-cell>
          <table:table-cell office:value-type="string">
            <text:p>ASSOCIACAO CRISTA BRASILEIRA DE BENEFIC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MAGALHAES 1</text:p>
          </table:table-cell>
          <table:table-cell office:value-type="string">
            <text:p>30911</text:p>
          </table:table-cell>
          <table:table-cell office:value-type="string">
            <text:p>Cyganus Moto Clube Instituto Educacional e Profis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O AMARO, 2949</text:p>
          </table:table-cell>
          <table:table-cell office:value-type="string">
            <text:p>30921</text:p>
          </table:table-cell>
          <table:table-cell office:value-type="string">
            <text:p>ASA - Assist?ncia Social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CACHOEIRA MA?ARANDUBA E ADJACENCIAS</text:p>
          </table:table-cell>
          <table:table-cell office:value-type="string">
            <text:p>301002</text:p>
          </table:table-cell>
          <table:table-cell office:value-type="string">
            <text:p>Instituto Camacan e Jacobina de A??o Social Educa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RABRIEL DE SOUZA LOPES 195</text:p>
          </table:table-cell>
          <table:table-cell office:value-type="string">
            <text:p>301081</text:p>
          </table:table-cell>
          <table:table-cell office:value-type="string">
            <text:p>ABRASC - ASSOCIA??O BRASILEIRA SANT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ARINO CAVO 73</text:p>
          </table:table-cell>
          <table:table-cell office:value-type="string">
            <text:p>301104</text:p>
          </table:table-cell>
          <table:table-cell office:value-type="string">
            <text:p>Companhia Maja de teatro e D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O CARVALHO DO AMPARO 58</text:p>
          </table:table-cell>
          <table:table-cell office:value-type="string">
            <text:p>301125</text:p>
          </table:table-cell>
          <table:table-cell office:value-type="string">
            <text:p>Associacao de moradores Nova quint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ERNAO MENDES PINTO 160</text:p>
          </table:table-cell>
          <table:table-cell office:value-type="string">
            <text:p>301178</text:p>
          </table:table-cell>
          <table:table-cell office:value-type="string">
            <text:p>Igreja Miss?o Pentecostal Herdeir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ESTEVAO PIMENTEL 383 ? VILA FORMOSA ? SAO PAULO SP CEP 03378 050</text:p>
          </table:table-cell>
          <table:table-cell office:value-type="string">
            <text:p>301186</text:p>
          </table:table-cell>
          <table:table-cell office:value-type="string">
            <text:p>Funda??o Gets?mani ? Robson Monta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HAIRA 12 B</text:p>
          </table:table-cell>
          <table:table-cell office:value-type="string">
            <text:p>301230</text:p>
          </table:table-cell>
          <table:table-cell office:value-type="string">
            <text:p>Associa??o Amigos do Bairro Ch?cara Sant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BRIELA MISTRAL 600</text:p>
          </table:table-cell>
          <table:table-cell office:value-type="string">
            <text:p>301408</text:p>
          </table:table-cell>
          <table:table-cell office:value-type="string">
            <text:p>Assoacia??o Comunit?ria Projeto Noites Solid?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VAO NATAL 351 PQ SANTA CECILIA</text:p>
          </table:table-cell>
          <table:table-cell office:value-type="string">
            <text:p>301412</text:p>
          </table:table-cell>
          <table:table-cell office:value-type="string">
            <text:p>Associa??o Jaguar? Esporte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VILA BELA 53 JD IPORA</text:p>
          </table:table-cell>
          <table:table-cell office:value-type="string">
            <text:p>301422</text:p>
          </table:table-cell>
          <table:table-cell office:value-type="string">
            <text:p>ASSOCIA??O UNIDOS DO JD IPO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IGARAPE PRIMAVERA 286</text:p>
          </table:table-cell>
          <table:table-cell office:value-type="string">
            <text:p>301423</text:p>
          </table:table-cell>
          <table:table-cell office:value-type="string">
            <text:p>Associa??o Mount Blue 30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LVA PAVAO 67</text:p>
          </table:table-cell>
          <table:table-cell office:value-type="string">
            <text:p>301426</text:p>
          </table:table-cell>
          <table:table-cell office:value-type="string">
            <text:p>Projeto Social Amigos Solid?ri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DALION 184</text:p>
          </table:table-cell>
          <table:table-cell office:value-type="string">
            <text:p>301430</text:p>
          </table:table-cell>
          <table:table-cell office:value-type="string">
            <text:p>Par?quia Nossa Senhora dos Anjos Mitra diocesana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AO DIAS 3320 JD MIRANTE</text:p>
          </table:table-cell>
          <table:table-cell office:value-type="string">
            <text:p>301433</text:p>
          </table:table-cell>
          <table:table-cell office:value-type="string">
            <text:p>G.r.c.e.s.e.s Imperatriz d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LUCIA DE AMICIS 309 JD VERA CRUZ</text:p>
          </table:table-cell>
          <table:table-cell office:value-type="string">
            <text:p>301438</text:p>
          </table:table-cell>
          <table:table-cell office:value-type="string">
            <text:p>INSTITUTO PRO RE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INDIO PERI 13</text:p>
          </table:table-cell>
          <table:table-cell office:value-type="string">
            <text:p>301440</text:p>
          </table:table-cell>
          <table:table-cell office:value-type="string">
            <text:p>Igreja Assembleia de Deus Minist?rio Amigos de C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ACASSIO DE PAULA FERREIRA 13 JD ICARAI CAMPO DO INTER</text:p>
          </table:table-cell>
          <table:table-cell office:value-type="string">
            <text:p>301441</text:p>
          </table:table-cell>
          <table:table-cell office:value-type="string">
            <text:p>Gigantao do ica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 office:value-type="string">
            <text:p>CUFA Heli?polis Associa??o Comunit?ria para Valo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 151 HELIOPOLIS SAO PAULO SP</text:p>
          </table:table-cell>
          <table:table-cell office:value-type="string">
            <text:p>301444</text:p>
          </table:table-cell>
          <table:table-cell/>
          <table:table-cell office:value-type="string">
            <text:p>Entidade</text:p>
          </table:table-cell>
        </table:table-row>
        <table:table-row>
          <table:table-cell office:value-type="string">
            <text:p>RUA PADRE AGOSTINHO PONCET 134</text:p>
          </table:table-cell>
          <table:table-cell office:value-type="string">
            <text:p>301451</text:p>
          </table:table-cell>
          <table:table-cell office:value-type="string">
            <text:p>Par?quia Santa Luz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LAGUARDIA 108</text:p>
          </table:table-cell>
          <table:table-cell office:value-type="string">
            <text:p>301456</text:p>
          </table:table-cell>
          <table:table-cell office:value-type="string">
            <text:p>associa??o metodista em camargo n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NTUNES CERDEIRA 71 PQ AMERICA GRAJAU SP</text:p>
          </table:table-cell>
          <table:table-cell office:value-type="string">
            <text:p>301457</text:p>
          </table:table-cell>
          <table:table-cell office:value-type="string">
            <text:p>G.R.C.E.S. Estrela do Terceiro Mil?n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INOPOLIS 453</text:p>
          </table:table-cell>
          <table:table-cell office:value-type="string">
            <text:p>301458</text:p>
          </table:table-cell>
          <table:table-cell office:value-type="string">
            <text:p>Cdc J?lio bote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 220</text:p>
          </table:table-cell>
          <table:table-cell office:value-type="string">
            <text:p>301463</text:p>
          </table:table-cell>
          <table:table-cell office:value-type="string">
            <text:p>Associa??o dos Sem Terra da zona N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LVARO RAMOS 366 BELENZINHO SAO PAULO SP CEP 03058 060</text:p>
          </table:table-cell>
          <table:table-cell office:value-type="string">
            <text:p>301468</text:p>
          </table:table-cell>
          <table:table-cell office:value-type="string">
            <text:p>Mitra Arquidiocesana de S?o Paulo - Regi?o Episco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ENIO FALKE 13</text:p>
          </table:table-cell>
          <table:table-cell office:value-type="string">
            <text:p>301477</text:p>
          </table:table-cell>
          <table:table-cell office:value-type="string">
            <text:p>Centro de Estudos Brasil Pop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VA VIDA 1631</text:p>
          </table:table-cell>
          <table:table-cell office:value-type="string">
            <text:p>301478</text:p>
          </table:table-cell>
          <table:table-cell office:value-type="string">
            <text:p>unidos pela palav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XIMIANO BRANDAO 333</text:p>
          </table:table-cell>
          <table:table-cell office:value-type="string">
            <text:p>301479</text:p>
          </table:table-cell>
          <table:table-cell office:value-type="string">
            <text:p>igreja evangelica pentecostal unidos para ve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NUEL CINTRA 10</text:p>
          </table:table-cell>
          <table:table-cell office:value-type="string">
            <text:p>301484</text:p>
          </table:table-cell>
          <table:table-cell office:value-type="string">
            <text:p>Associa??o Fa?a 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O MARTINS 224 AMERICANOPOLIS</text:p>
          </table:table-cell>
          <table:table-cell office:value-type="string">
            <text:p>301489</text:p>
          </table:table-cell>
          <table:table-cell office:value-type="string">
            <text:p>Asetesp associa??o dos sem teto do estado de S?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NACIO LEOPOLDO DE CAMARGO 47 CASA 2</text:p>
          </table:table-cell>
          <table:table-cell office:value-type="string">
            <text:p>301495</text:p>
          </table:table-cell>
          <table:table-cell office:value-type="string">
            <text:p>AMAVB Associa??o de Moradores do Alto da Vila B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DAGASCAR 100 JARDIM SUZANA ZONA SUL</text:p>
          </table:table-cell>
          <table:table-cell office:value-type="string">
            <text:p>301497</text:p>
          </table:table-cell>
          <table:table-cell office:value-type="string">
            <text:p>Clube da Comunidade Jardim Suz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PAINEIRAS 500 JARDIM DOS LAGOS</text:p>
          </table:table-cell>
          <table:table-cell office:value-type="string">
            <text:p>301498</text:p>
          </table:table-cell>
          <table:table-cell office:value-type="string">
            <text:p>CDC VEL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S FIDELIS 172</text:p>
          </table:table-cell>
          <table:table-cell office:value-type="string">
            <text:p>301504</text:p>
          </table:table-cell>
          <table:table-cell office:value-type="string">
            <text:p>INSTITUTO SOCIAL EDUCATIVO CULTURAL E DE TRANSFOR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STAVO BERTHIER 62 AO LADO DO POSTO DE SAUDE VILA DALVA</text:p>
          </table:table-cell>
          <table:table-cell office:value-type="string">
            <text:p>301507</text:p>
          </table:table-cell>
          <table:table-cell office:value-type="string">
            <text:p>Centro comunit?rio de cidadania e cultura Vila D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GIO DE AZEVEDO VALENTE 146 VILA BRASILINA SAO PAULO SP</text:p>
          </table:table-cell>
          <table:table-cell office:value-type="string">
            <text:p>301512</text:p>
          </table:table-cell>
          <table:table-cell office:value-type="string">
            <text:p>Casa de Acolhida para migrantes e refugiados Dom 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ONIO RAMOS JUNIOR 19 JARDIM MARINGA</text:p>
          </table:table-cell>
          <table:table-cell office:value-type="string">
            <text:p>301521</text:p>
          </table:table-cell>
          <table:table-cell office:value-type="string">
            <text:p>Associa??o clube das m?es Santa R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FIC MALUF 400</text:p>
          </table:table-cell>
          <table:table-cell office:value-type="string">
            <text:p>301524</text:p>
          </table:table-cell>
          <table:table-cell office:value-type="string">
            <text:p>Centro Assiatencial Lar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RRA DA ESPERANÃ‡A 190 CAMPO LIMPO CEP 05 788 330</text:p>
          </table:table-cell>
          <table:table-cell office:value-type="string">
            <text:p>301527</text:p>
          </table:table-cell>
          <table:table-cell office:value-type="string">
            <text:p>CARITAS DIOCESANA DE CAMPO LIMPO-CDC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ABIQUARAS 107 JARDIM GUACURI 04475075</text:p>
          </table:table-cell>
          <table:table-cell office:value-type="string">
            <text:p>301529</text:p>
          </table:table-cell>
          <table:table-cell office:value-type="string">
            <text:p>GR?MIO RECREATIVO FAVELA PROJETO CULTURAL ? PELA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ARICANDUVA 36</text:p>
          </table:table-cell>
          <table:table-cell office:value-type="string">
            <text:p>301533</text:p>
          </table:table-cell>
          <table:table-cell office:value-type="string">
            <text:p>Associa??o Beneficente S?bio Prof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ALMEIDA 130 BAIRRO JARDIM CELESTE CEP 05 527 080</text:p>
          </table:table-cell>
          <table:table-cell office:value-type="string">
            <text:p>301534</text:p>
          </table:table-cell>
          <table:table-cell office:value-type="string">
            <text:p>Projeto Social Pequeno Samu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VIDA NOVA 80 COHAB RAPOSO TAVARES AO LADO DA IGREJA CATOLICA</text:p>
          </table:table-cell>
          <table:table-cell office:value-type="string">
            <text:p>301549</text:p>
          </table:table-cell>
          <table:table-cell office:value-type="string">
            <text:p>Centro Comunit?rio Raposo Tav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O CESAR MOREIRA 82</text:p>
          </table:table-cell>
          <table:table-cell office:value-type="string">
            <text:p>301554</text:p>
          </table:table-cell>
          <table:table-cell office:value-type="string">
            <text:p>Rotary Club SP S?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ONESA DE ITU 639</text:p>
          </table:table-cell>
          <table:table-cell office:value-type="string">
            <text:p>301556</text:p>
          </table:table-cell>
          <table:table-cell office:value-type="string">
            <text:p>Bibli-AS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RVAL MARTINS DE SIQUEIRA 80 TERREO CEP 04844440</text:p>
          </table:table-cell>
          <table:table-cell office:value-type="string">
            <text:p>301558</text:p>
          </table:table-cell>
          <table:table-cell office:value-type="string">
            <text:p>ASSOCIA??O DE MORADORES ?GUIA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O GONÃ‡ALO DO RIO DAS PEDRAS 13</text:p>
          </table:table-cell>
          <table:table-cell office:value-type="string">
            <text:p>301560</text:p>
          </table:table-cell>
          <table:table-cell office:value-type="string">
            <text:p>Associa??o de microempreendedores individuais da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DE SOUTOMAIOR 622 CEP 08141 013 JARDIM LOURDES SAO PAULO SP</text:p>
          </table:table-cell>
          <table:table-cell office:value-type="string">
            <text:p>301562</text:p>
          </table:table-cell>
          <table:table-cell office:value-type="string">
            <text:p>MOVIMENTO DE HABITA??O POPULAR 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ECUNDINO DOMINGUES 701 JARDIM INDEPENDENCIA</text:p>
          </table:table-cell>
          <table:table-cell office:value-type="string">
            <text:p>301567</text:p>
          </table:table-cell>
          <table:table-cell office:value-type="string">
            <text:p>Igreja Evang?lica Minist?rio Internacional Torre 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MARIA WHITAKER 2480</text:p>
          </table:table-cell>
          <table:table-cell office:value-type="string">
            <text:p>301571</text:p>
          </table:table-cell>
          <table:table-cell office:value-type="string">
            <text:p>Associa??o de moradores da favela whitaker ma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JOSE BORGES DO CANTO 90</text:p>
          </table:table-cell>
          <table:table-cell office:value-type="string">
            <text:p>301578</text:p>
          </table:table-cell>
          <table:table-cell office:value-type="string">
            <text:p>IGREJA VIDAS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ALFREDO PUJOL 242 SANTANA SAO PAULO SP 02017 000</text:p>
          </table:table-cell>
          <table:table-cell office:value-type="string">
            <text:p>301588</text:p>
          </table:table-cell>
          <table:table-cell office:value-type="string">
            <text:p>Igreja Batista Betel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SSANO DEL GRAPA 203 JD CARRAOZINHO SAO MATHEUS SAO PAULO</text:p>
          </table:table-cell>
          <table:table-cell office:value-type="string">
            <text:p>301598</text:p>
          </table:table-cell>
          <table:table-cell office:value-type="string">
            <text:p>CONEX?O JARDIM CARRAO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VOKURKA 54</text:p>
          </table:table-cell>
          <table:table-cell office:value-type="string">
            <text:p>301604</text:p>
          </table:table-cell>
          <table:table-cell office:value-type="string">
            <text:p>Associa??o unidos do Jardim Evana, Jardim santa E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SIQUEIRA FERREIRA 97 JD PERI PERI</text:p>
          </table:table-cell>
          <table:table-cell office:value-type="string">
            <text:p>301608</text:p>
          </table:table-cell>
          <table:table-cell office:value-type="string">
            <text:p>Associa??o dos Moradores e Amigos do Jardim das V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UIZ GUSHIKEN 2238 CEP 05818370</text:p>
          </table:table-cell>
          <table:table-cell office:value-type="string">
            <text:p>301610</text:p>
          </table:table-cell>
          <table:table-cell office:value-type="string">
            <text:p>Clube de m?es do ch?cara Sant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DA SILVA 100 APTO 33 PARQUE NAÃ‡OES UNIDAS CEP 02 996 140</text:p>
          </table:table-cell>
          <table:table-cell office:value-type="string">
            <text:p>301613</text:p>
          </table:table-cell>
          <table:table-cell office:value-type="string">
            <text:p>INSTITUTO CONSTRUINDO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ES RANCHOS 36 CEP 02679 090 JARDIM ANTARTICA SAO PAULO SP</text:p>
          </table:table-cell>
          <table:table-cell office:value-type="string">
            <text:p>301615</text:p>
          </table:table-cell>
          <table:table-cell office:value-type="string">
            <text:p>Instituto Ping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ERRA DAS DIVISOES 504 BAIRRO CIDADE LIDER CEP 03 587 000</text:p>
          </table:table-cell>
          <table:table-cell office:value-type="string">
            <text:p>301623</text:p>
          </table:table-cell>
          <table:table-cell office:value-type="string">
            <text:p>Igreja Plena - Minist?rio Casa do lev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COS DE NORONHA E BRITO 110 BAIRRO JARDIM FERNANDES CEP 03 580 100</text:p>
          </table:table-cell>
          <table:table-cell office:value-type="string">
            <text:p>301624</text:p>
          </table:table-cell>
          <table:table-cell office:value-type="string">
            <text:p>Associa??o de Trabalhos Sociais, Culturais, Desp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DE ALMEIDA FERNANDES 188 BAIRRO ITAQUERA CEP 08 215 430</text:p>
          </table:table-cell>
          <table:table-cell office:value-type="string">
            <text:p>301626</text:p>
          </table:table-cell>
          <table:table-cell office:value-type="string">
            <text:p>Associa??o estrela Dom Bo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 PRATA 58 JARDIM MONTE BELO 05 272 040 ANTIGO R GONZAGUINHA 58</text:p>
          </table:table-cell>
          <table:table-cell office:value-type="string">
            <text:p>301628</text:p>
          </table:table-cell>
          <table:table-cell office:value-type="string">
            <text:p>INSTITUTO DAS PESSOAS COM DEFICIENCIA DA ANHANGU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OIO TRIUNFO 175</text:p>
          </table:table-cell>
          <table:table-cell office:value-type="string">
            <text:p>301631</text:p>
          </table:table-cell>
          <table:table-cell office:value-type="string">
            <text:p>ASSOCIA??O GRANDES CORA??ES - AGR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FRIA DE GOIAS 94 JD MONTE BELO SAO PAULO CEP 05272 040</text:p>
          </table:table-cell>
          <table:table-cell office:value-type="string">
            <text:p>301635</text:p>
          </table:table-cell>
          <table:table-cell office:value-type="string">
            <text:p>Instituto Rosemere Cha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ES CHAGAS DE LIRA 60</text:p>
          </table:table-cell>
          <table:table-cell office:value-type="string">
            <text:p>301638</text:p>
          </table:table-cell>
          <table:table-cell office:value-type="string">
            <text:p>Sociedade Amigos do Jardim Independ?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GENERAL PENHA BRASIL 1926 VILA NOVA CACHOEIRINHA</text:p>
          </table:table-cell>
          <table:table-cell office:value-type="string">
            <text:p>301651</text:p>
          </table:table-cell>
          <table:table-cell office:value-type="string">
            <text:p>Minist?rio Prof?tico Curando Na?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IA GRANDE 495</text:p>
          </table:table-cell>
          <table:table-cell office:value-type="string">
            <text:p>301654</text:p>
          </table:table-cell>
          <table:table-cell office:value-type="string">
            <text:p>Instituto Bina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NATO 1289 VILA RE SAO PAULO</text:p>
          </table:table-cell>
          <table:table-cell office:value-type="string">
            <text:p>301673</text:p>
          </table:table-cell>
          <table:table-cell office:value-type="string">
            <text:p>Associa??o Beneficente Cultural Solid?ria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SIDONIO APOLINARIO 41 JARDIM SANTA FE</text:p>
          </table:table-cell>
          <table:table-cell office:value-type="string">
            <text:p>301674</text:p>
          </table:table-cell>
          <table:table-cell office:value-type="string">
            <text:p>Associa??o dos Sem Casa d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NOGUEIRA SILVA 294</text:p>
          </table:table-cell>
          <table:table-cell office:value-type="string">
            <text:p>301678</text:p>
          </table:table-cell>
          <table:table-cell office:value-type="string">
            <text:p>NCI- Nucleo de Convivencia do Idoso Nossa Senh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TANHO MIRIM 385</text:p>
          </table:table-cell>
          <table:table-cell office:value-type="string">
            <text:p>301679</text:p>
          </table:table-cell>
          <table:table-cell office:value-type="string">
            <text:p>Igreja pentecostal A fam?lia de Jesus un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UERU 25 A</text:p>
          </table:table-cell>
          <table:table-cell office:value-type="string">
            <text:p>301681</text:p>
          </table:table-cell>
          <table:table-cell office:value-type="string">
            <text:p>Associa??o de moradores da Penha S?o Paulo SAM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DRE ESTANISLAU DE CAMPOS 379</text:p>
          </table:table-cell>
          <table:table-cell office:value-type="string">
            <text:p>301682</text:p>
          </table:table-cell>
          <table:table-cell office:value-type="string">
            <text:p>Associa??o dos Mutu?rios e Moradores da COHAB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ATISTA MACIEL 105</text:p>
          </table:table-cell>
          <table:table-cell office:value-type="string">
            <text:p>301683</text:p>
          </table:table-cell>
          <table:table-cell office:value-type="string">
            <text:p>ASSOCIACAO MOVIMENTO SOLIDA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PORA 241</text:p>
          </table:table-cell>
          <table:table-cell office:value-type="string">
            <text:p>301688</text:p>
          </table:table-cell>
          <table:table-cell office:value-type="string">
            <text:p>Cure 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QUIRITUBA 2030 PARQUE AMERICA SAO PAULO SP CEP 04842 045</text:p>
          </table:table-cell>
          <table:table-cell office:value-type="string">
            <text:p>301692</text:p>
          </table:table-cell>
          <table:table-cell office:value-type="string">
            <text:p>IGREJA BATISTA NO PARQUE AM?R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 IQUE SAN MINDLIN 1818</text:p>
          </table:table-cell>
          <table:table-cell office:value-type="string">
            <text:p>301693</text:p>
          </table:table-cell>
          <table:table-cell office:value-type="string">
            <text:p>ASSOCIA??O AMIGOS JD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APURA 224 BAIRRO BELA VISTA CEP 01 319 030</text:p>
          </table:table-cell>
          <table:table-cell office:value-type="string">
            <text:p>301697</text:p>
          </table:table-cell>
          <table:table-cell office:value-type="string">
            <text:p>CEIFA CASA ESPIRITA IRM?O F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A ESPERANÃ‡A 15 CEP04851709 AV PRES JOAO GOULART 971 JARDINMALLIA CEP 04821010 RUA 3 DE OUTUBRO91 CEP 08090284</text:p>
          </table:table-cell>
          <table:table-cell office:value-type="string">
            <text:p>301698</text:p>
          </table:table-cell>
          <table:table-cell office:value-type="string">
            <text:p>Associa??o Comunitaria de Desenvolviment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NELOPE 82 JARDIM ITAJAI CEP 04855 130 SAO PAULO</text:p>
          </table:table-cell>
          <table:table-cell office:value-type="string">
            <text:p>301703</text:p>
          </table:table-cell>
          <table:table-cell office:value-type="string">
            <text:p>Associa??o dos Idosos da Zona Sul Rosa de Sa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RIAÃ‡OES MUSICAIS 100</text:p>
          </table:table-cell>
          <table:table-cell office:value-type="string">
            <text:p>301705</text:p>
          </table:table-cell>
          <table:table-cell office:value-type="string">
            <text:p>INSTITUTO PILAR I INSTITUTO DE TRANSFORMA??O SO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NOS 746 PARQUE FERNANDA</text:p>
          </table:table-cell>
          <table:table-cell office:value-type="string">
            <text:p>301706</text:p>
          </table:table-cell>
          <table:table-cell office:value-type="string">
            <text:p>PRIMEIRA IGREJA BATISTA EM PARQUE FERN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A JAÃ‡ANA ALTAIR 13</text:p>
          </table:table-cell>
          <table:table-cell office:value-type="string">
            <text:p>301711</text:p>
          </table:table-cell>
          <table:table-cell office:value-type="string">
            <text:p>Associa??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ROBERTO DE ALMEIDA 218</text:p>
          </table:table-cell>
          <table:table-cell office:value-type="string">
            <text:p>301716</text:p>
          </table:table-cell>
          <table:table-cell office:value-type="string">
            <text:p>Sociedade c?vico cultural amigos de engenheiro Go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NETO CALDEIRA 500 VILA ANTONIETA CEP 03475 040 SAO PAULO SP</text:p>
          </table:table-cell>
          <table:table-cell office:value-type="string">
            <text:p>301717</text:p>
          </table:table-cell>
          <table:table-cell office:value-type="string">
            <text:p>Instituto Arnaldo Moraes de Mir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AO DE MEDEIROS 700 ITAIM PAULISTA</text:p>
          </table:table-cell>
          <table:table-cell office:value-type="string">
            <text:p>301719</text:p>
          </table:table-cell>
          <table:table-cell office:value-type="string">
            <text:p>CONDOMINIO SOL DE VER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O DA CUNHA LOBO 101</text:p>
          </table:table-cell>
          <table:table-cell office:value-type="string">
            <text:p>301722</text:p>
          </table:table-cell>
          <table:table-cell office:value-type="string">
            <text:p>Associa??o beneficente vila Araguaia e adjac?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UNA 940</text:p>
          </table:table-cell>
          <table:table-cell office:value-type="string">
            <text:p>301732</text:p>
          </table:table-cell>
          <table:table-cell office:value-type="string">
            <text:p>Igreja Apost?lica e Prof?tica ?gu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BENS AYROLLA 274</text:p>
          </table:table-cell>
          <table:table-cell office:value-type="string">
            <text:p>301735</text:p>
          </table:table-cell>
          <table:table-cell office:value-type="string">
            <text:p>ONG Jovens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AO 228</text:p>
          </table:table-cell>
          <table:table-cell office:value-type="string">
            <text:p>301737</text:p>
          </table:table-cell>
          <table:table-cell office:value-type="string">
            <text:p>ASSOCIA??O DE AMIGOS DO PARQUE SANTA EDWIGES E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UTA DE FINGAL 15 BAIRRO JARDIM SAO BERNARDO CEP 04844 540</text:p>
          </table:table-cell>
          <table:table-cell office:value-type="string">
            <text:p>301739</text:p>
          </table:table-cell>
          <table:table-cell office:value-type="string">
            <text:p>associa??o de moradores Jardim S?o Bernardo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ANCISCO COIMBRA 866 COMPLEMENTO 870 BAIRRO PENHA CEP 03 639 000</text:p>
          </table:table-cell>
          <table:table-cell office:value-type="string">
            <text:p>301746</text:p>
          </table:table-cell>
          <table:table-cell office:value-type="string">
            <text:p>NOME EMPRESARIAL COMUNIDADE EVANGELICA CASA DE 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MAX PLANCK 57 BAIRRO JARDIM COIMBRA CEP 03 693 030</text:p>
          </table:table-cell>
          <table:table-cell office:value-type="string">
            <text:p>301747</text:p>
          </table:table-cell>
          <table:table-cell office:value-type="string">
            <text:p>IGREJA DO EVANGELHO QUADRANG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BRASILANDIA ZONA NORTE E VILA NOVA CACHOEIRINHA</text:p>
          </table:table-cell>
          <table:table-cell office:value-type="string">
            <text:p>301748</text:p>
          </table:table-cell>
          <table:table-cell office:value-type="string">
            <text:p>Instituto Resgatando Vidas Rede Gerando Falc?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SANTO HONORIO 208</text:p>
          </table:table-cell>
          <table:table-cell office:value-type="string">
            <text:p>301749</text:p>
          </table:table-cell>
          <table:table-cell office:value-type="string">
            <text:p>Associacao  comunit?ria dos moradores do jardim 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CARVALHO DO AMPARO 18</text:p>
          </table:table-cell>
          <table:table-cell office:value-type="string">
            <text:p>301752</text:p>
          </table:table-cell>
          <table:table-cell office:value-type="string">
            <text:p>Associacao  dos moradores terra nas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FORA 90 JARDIM BRASILIA</text:p>
          </table:table-cell>
          <table:table-cell office:value-type="string">
            <text:p>301759</text:p>
          </table:table-cell>
          <table:table-cell office:value-type="string">
            <text:p>ENTIDADE JARDINS UNIDOS NUM TRABALHO DE OBRAS SOC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IMEIRO DE MAIO 52 JD SAO FRANCISCO CEP 08390 240</text:p>
          </table:table-cell>
          <table:table-cell office:value-type="string">
            <text:p>301761</text:p>
          </table:table-cell>
          <table:table-cell office:value-type="string">
            <text:p>Primeiro de maio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SE RODRIGUES DE SANTAREM 500 CEP 03968 010</text:p>
          </table:table-cell>
          <table:table-cell office:value-type="string">
            <text:p>301763</text:p>
          </table:table-cell>
          <table:table-cell office:value-type="string">
            <text:p>Associa??o dos amigos do Jardim Colonial de S?o 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MA BONFANTE 97</text:p>
          </table:table-cell>
          <table:table-cell office:value-type="string">
            <text:p>301765</text:p>
          </table:table-cell>
          <table:table-cell office:value-type="string">
            <text:p>Centro Muticultural Esportivo Jardim Santo Andr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ADARIO TEIXEIRA 80</text:p>
          </table:table-cell>
          <table:table-cell office:value-type="string">
            <text:p>301766</text:p>
          </table:table-cell>
          <table:table-cell office:value-type="string">
            <text:p>CASI Centro de Apoio ? Sa?de do Idos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LUCILIA PERES 256 BAIRRO JARDIM ESTER YOLANDA CEP 05 374 150</text:p>
          </table:table-cell>
          <table:table-cell office:value-type="string">
            <text:p>301767</text:p>
          </table:table-cell>
          <table:table-cell office:value-type="string">
            <text:p>IGREJA MISSAO MUNDIAL MILAGRES EM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JOAO JOSE DOS SANTOS 380 BAIRRO JARDIM OLYMPIA CEP 05 542 020</text:p>
          </table:table-cell>
          <table:table-cell office:value-type="string">
            <text:p>301769</text:p>
          </table:table-cell>
          <table:table-cell office:value-type="string">
            <text:p>NSTITUTO SOCIAL BOLA NA RE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EPUBLICA DE SAN MARINO 59 BAIRRO BURGO PAULISTA CEP 03 682 080</text:p>
          </table:table-cell>
          <table:table-cell office:value-type="string">
            <text:p>301771</text:p>
          </table:table-cell>
          <table:table-cell office:value-type="string">
            <text:p>ONG AMOR E CARIDADE DR. BEZERRA DE MENEZ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 FORMIGA 35</text:p>
          </table:table-cell>
          <table:table-cell office:value-type="string">
            <text:p>301773</text:p>
          </table:table-cell>
          <table:table-cell office:value-type="string">
            <text:p>Associacao desportiva social e cultural debate fu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DAS FLORES 171 PROMORAR ME SAPOPEMBA SP</text:p>
          </table:table-cell>
          <table:table-cell office:value-type="string">
            <text:p>301774</text:p>
          </table:table-cell>
          <table:table-cell office:value-type="string">
            <text:p>Instituto de Educa??o e Cultura Alut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CEGUAVA 1823</text:p>
          </table:table-cell>
          <table:table-cell office:value-type="string">
            <text:p>301780</text:p>
          </table:table-cell>
          <table:table-cell office:value-type="string">
            <text:p>Portal do a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OTELO FRANCO 23 A</text:p>
          </table:table-cell>
          <table:table-cell office:value-type="string">
            <text:p>301782</text:p>
          </table:table-cell>
          <table:table-cell office:value-type="string">
            <text:p>Igreja Uni?o Penteco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e Santa Rosa, 261 - Parque Cisper - Sï¿½o Paulo</text:p>
          </table:table-cell>
          <table:table-cell office:value-type="string">
            <text:p>301802</text:p>
          </table:table-cell>
          <table:table-cell office:value-type="string">
            <text:p>ASSOCIA??O BENEFICENT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ria Terezinha de Albuquerque 30 jd Santa Francisca CEP 04844676</text:p>
          </table:table-cell>
          <table:table-cell office:value-type="string">
            <text:p>301806</text:p>
          </table:table-cell>
          <table:table-cell office:value-type="string">
            <text:p>ONG F?NIX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rles Mion 447 - Jardim Pirituba cep 02984010</text:p>
          </table:table-cell>
          <table:table-cell office:value-type="string">
            <text:p>301808</text:p>
          </table:table-cell>
          <table:table-cell office:value-type="string">
            <text:p>Associa??o Projeto Social Cabe?a B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ngelo Tarchi n 1897 jd. Vera Cruz</text:p>
          </table:table-cell>
          <table:table-cell office:value-type="string">
            <text:p>301811</text:p>
          </table:table-cell>
          <table:table-cell office:value-type="string">
            <text:p>Clube da comunidade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Cï¿½sar,76</text:p>
          </table:table-cell>
          <table:table-cell office:value-type="string">
            <text:p>301816</text:p>
          </table:table-cell>
          <table:table-cell office:value-type="string">
            <text:p>Associa??o Cultural e Esportiva Viva Z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Lourenï¿½o Cabreira, 504 JD Ana Lucia - CEP 04812-010 - Sï¿½o Paulo -SP</text:p>
          </table:table-cell>
          <table:table-cell office:value-type="string">
            <text:p>301831</text:p>
          </table:table-cell>
          <table:table-cell office:value-type="string">
            <text:p>Associa??o Acez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ares Afonso 43 Parque Vitï¿½ria Tucuruvi SP</text:p>
          </table:table-cell>
          <table:table-cell office:value-type="string">
            <text:p>301833</text:p>
          </table:table-cell>
          <table:table-cell office:value-type="string">
            <text:p>CACI - Casa de Apoio ao Cidad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. Raimundo Bezerra Lima , 35 - V. Brasilï¿½ndia</text:p>
          </table:table-cell>
          <table:table-cell office:value-type="string">
            <text:p>301836</text:p>
          </table:table-cell>
          <table:table-cell office:value-type="string">
            <text:p>ASSOCIA??O COMUNITARIA DO JD.TIRO AO POM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,1073 - Jaragua - Sï¿½o Paulo-SP</text:p>
          </table:table-cell>
          <table:table-cell office:value-type="string">
            <text:p>301840</text:p>
          </table:table-cell>
          <table:table-cell office:value-type="string">
            <text:p>INSTITUTO IKE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662</text:p>
          </table:table-cell>
          <table:table-cell office:value-type="string">
            <text:p>301843</text:p>
          </table:table-cell>
          <table:table-cell office:value-type="string">
            <text:p>Associa??o Uni?o de Amigos do Jardim S?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en Venda, 826 - Jardim Kioto - Sï¿½o Paulo - SP</text:p>
          </table:table-cell>
          <table:table-cell office:value-type="string">
            <text:p>301844</text:p>
          </table:table-cell>
          <table:table-cell office:value-type="string">
            <text:p>ONG SELMA PARC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dique Coutinho, 956</text:p>
          </table:table-cell>
          <table:table-cell office:value-type="string">
            <text:p>301848</text:p>
          </table:table-cell>
          <table:table-cell office:value-type="string">
            <text:p>Casa de Nossa Senhor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a Canero, 245, ï¿½gua Rasa, Sï¿½o Paulo - SP</text:p>
          </table:table-cell>
          <table:table-cell office:value-type="string">
            <text:p>301853</text:p>
          </table:table-cell>
          <table:table-cell office:value-type="string">
            <text:p>Instituto Familiar N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Joao Peres de Aboim 56</text:p>
          </table:table-cell>
          <table:table-cell office:value-type="string">
            <text:p>301855</text:p>
          </table:table-cell>
          <table:table-cell office:value-type="string">
            <text:p>Clube da Melhor Idade Luz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movimento10</text:p>
          </table:table-cell>
          <table:table-cell office:value-type="string">
            <text:p>301856</text:p>
          </table:table-cell>
          <table:table-cell office:value-type="string">
            <text:p>Clube de maes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Claudio Franchi, 545 Jardim Monte Kemel Cep 05.633-000</text:p>
          </table:table-cell>
          <table:table-cell office:value-type="string">
            <text:p>301859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ULO SERGIO DE MACEDO Nï¿½MERO 205 JD LAR SAO PAULO CEP 05.639-100</text:p>
          </table:table-cell>
          <table:table-cell office:value-type="string">
            <text:p>301864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is Barreto, 145 - Vila Maria - CEP 02.120-040 Sï¿½o Paulo - SP</text:p>
          </table:table-cell>
          <table:table-cell office:value-type="string">
            <text:p>301867</text:p>
          </table:table-cell>
          <table:table-cell office:value-type="string">
            <text:p>IGREJA BATISTA FILAD?LFIA  EM VIL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TZ JANK N. 40 BAIRRO PARQUE NOVO MUNDO CEP 02.181-120</text:p>
          </table:table-cell>
          <table:table-cell office:value-type="string">
            <text:p>301869</text:p>
          </table:table-cell>
          <table:table-cell office:value-type="string">
            <text:p>MITRA DIOCESANA DE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LMAR SOARES, 137</text:p>
          </table:table-cell>
          <table:table-cell office:value-type="string">
            <text:p>301872</text:p>
          </table:table-cell>
          <table:table-cell office:value-type="string">
            <text:p>GRUPO ESPIRITA SAMARI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 Antonio de Almeida, 279 - Vila Mendes - Sï¿½o Paulo</text:p>
          </table:table-cell>
          <table:table-cell office:value-type="string">
            <text:p>301875</text:p>
          </table:table-cell>
          <table:table-cell office:value-type="string">
            <text:p>Instituto Hefziba - Assembleia de Deus Casa d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Mï¿½rcio Martins Ferreira, 68 - Cidade Ademar - Sï¿½o Paulo</text:p>
          </table:table-cell>
          <table:table-cell office:value-type="string">
            <text:p>301876</text:p>
          </table:table-cell>
          <table:table-cell office:value-type="string">
            <text:p>Igreja Evang?lica Assembleia de Deus em S?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elano de Castro</text:p>
          </table:table-cell>
          <table:table-cell office:value-type="string">
            <text:p>301885</text:p>
          </table:table-cell>
          <table:table-cell office:value-type="string">
            <text:p>Associa??o Beneficente e comunit?ria do po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uisio,17 vila constanï¿½a / cep . 02258-300 / Sï¿½o Paulo - SP</text:p>
          </table:table-cell>
          <table:table-cell office:value-type="string">
            <text:p>301891</text:p>
          </table:table-cell>
          <table:table-cell office:value-type="string">
            <text:p>ILE OMO ONYRA ASE EF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cente de arraujo n 925 cep 08150 580</text:p>
          </table:table-cell>
          <table:table-cell office:value-type="string">
            <text:p>301892</text:p>
          </table:table-cell>
          <table:table-cell office:value-type="string">
            <text:p>Sociedade Amigos do jardim robr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cachoeira de Paulo Afonso 25</text:p>
          </table:table-cell>
          <table:table-cell office:value-type="string">
            <text:p>301901</text:p>
          </table:table-cell>
          <table:table-cell office:value-type="string">
            <text:p>Acs s?o Vicente de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Candido Gomes</text:p>
          </table:table-cell>
          <table:table-cell office:value-type="string">
            <text:p>301902</text:p>
          </table:table-cell>
          <table:table-cell office:value-type="string">
            <text:p>Unie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martins rodrigues n 235 cep 04349-240 bairro jardim oriental</text:p>
          </table:table-cell>
          <table:table-cell office:value-type="string">
            <text:p>301905</text:p>
          </table:table-cell>
          <table:table-cell office:value-type="string">
            <text:p>Associacao de moradores simplesmente 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Gosselin, 31 (Antiga chï¿½cara cinco estrela) - CEP 04852-022</text:p>
          </table:table-cell>
          <table:table-cell office:value-type="string">
            <text:p>301912</text:p>
          </table:table-cell>
          <table:table-cell office:value-type="string">
            <text:p>CREARC - Centro de Reabilita??o e Renova??o Crist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ï¿½A MIGUEL RAMOS DE MOURA 86 - JD. IV. CENTENï¿½RIO</text:p>
          </table:table-cell>
          <table:table-cell office:value-type="string">
            <text:p>301916</text:p>
          </table:table-cell>
          <table:table-cell office:value-type="string">
            <text:p>MITRA ARQUIDIOCESANA DE S?O PAULO - PAR?QUIA S?O 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redo Lï¿½cio, 775</text:p>
          </table:table-cell>
          <table:table-cell office:value-type="string">
            <text:p>301921</text:p>
          </table:table-cell>
          <table:table-cell office:value-type="string">
            <text:p>Instituto Pedro Henriqu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Vereador Joï¿½o de luca , 1290</text:p>
          </table:table-cell>
          <table:table-cell office:value-type="string">
            <text:p>301922</text:p>
          </table:table-cell>
          <table:table-cell office:value-type="string">
            <text:p>Associa??o Amigos Da Cupec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ï¿½ INACIO DA SILVA, 197A JD ESMERALDA -Sï¿½O PAULO - SP CEP 04828-060</text:p>
          </table:table-cell>
          <table:table-cell office:value-type="string">
            <text:p>301932</text:p>
          </table:table-cell>
          <table:table-cell office:value-type="string">
            <text:p>COMUNIDADE ESMERALDA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C NOSSA SRA DA CANDELARIA Nï¿½MERO 1 CEP 02.122-050 BAIRRO VILA MARIA</text:p>
          </table:table-cell>
          <table:table-cell office:value-type="string">
            <text:p>301936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Borï¿½s, 87 - Vila Guacuri - SP - CEP 04475-230</text:p>
          </table:table-cell>
          <table:table-cell office:value-type="string">
            <text:p>301937</text:p>
          </table:table-cell>
          <table:table-cell office:value-type="string">
            <text:p>Associa??o Beneficente Projeto 12 De Outub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Cairuguaï¿½u 396 Jardim Romano - CEP 08191280</text:p>
          </table:table-cell>
          <table:table-cell office:value-type="string">
            <text:p>301940</text:p>
          </table:table-cell>
          <table:table-cell office:value-type="string">
            <text:p>Associa??o e uni?o de moradores de jardim ce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a vista 92</text:p>
          </table:table-cell>
          <table:table-cell office:value-type="string">
            <text:p>301941</text:p>
          </table:table-cell>
          <table:table-cell office:value-type="string">
            <text:p>Associa??o clube de m?es pioneiras da vila ros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NOVA YORK Nï¿½MERO 75 CEP 03.923-170 BAIRRO/DISTRITO JARDIM DONA SINHA</text:p>
          </table:table-cell>
          <table:table-cell office:value-type="string">
            <text:p>301945</text:p>
          </table:table-cell>
          <table:table-cell office:value-type="string">
            <text:p>SANTA CRUZ FUTEBOL CLUBE DO JARDIM DONA S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Sï¿½o Caetano 128 - Jardim Peri - Sï¿½o Paulo/SP</text:p>
          </table:table-cell>
          <table:table-cell office:value-type="string">
            <text:p>301946</text:p>
          </table:table-cell>
          <table:table-cell office:value-type="string">
            <text:p>ESCOLA PROFISSIONALIZANTE DOUTOR LUIZ DIOGENES ZE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Das Corvinas ,54 - Santa Amï¿½lia</text:p>
          </table:table-cell>
          <table:table-cell office:value-type="string">
            <text:p>301947</text:p>
          </table:table-cell>
          <table:table-cell office:value-type="string">
            <text:p>Associa??o Constrindo Novos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ximiliano Martinez, 26 Jd Lallo</text:p>
          </table:table-cell>
          <table:table-cell office:value-type="string">
            <text:p>301951</text:p>
          </table:table-cell>
          <table:table-cell office:value-type="string">
            <text:p>CLUBE DA COMUNIDADE LOUREN?O CAB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8B</text:p>
          </table:table-cell>
          <table:table-cell office:value-type="string">
            <text:p>301953</text:p>
          </table:table-cell>
          <table:table-cell office:value-type="string">
            <text:p>Cech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ï¿½o Gottzfritz Filho, 293 Jd Rï¿½gis Cep 04811210</text:p>
          </table:table-cell>
          <table:table-cell office:value-type="string">
            <text:p>301955</text:p>
          </table:table-cell>
          <table:table-cell office:value-type="string">
            <text:p>Projeto Escola da B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FARIA, 698 JD RAPOSO TAVARES</text:p>
          </table:table-cell>
          <table:table-cell office:value-type="string">
            <text:p>301958</text:p>
          </table:table-cell>
          <table:table-cell office:value-type="string">
            <text:p>ASSOCIA??O COMUNIT?RIA ASSISTENCIAL, CULTURAL E 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Caserta , 66</text:p>
          </table:table-cell>
          <table:table-cell office:value-type="string">
            <text:p>301960</text:p>
          </table:table-cell>
          <table:table-cell office:value-type="string">
            <text:p>ONG-Cia.Ateli? das A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??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JOSE AMADEI, 393 JD ARPOADOR</text:p>
          </table:table-cell>
          <table:table-cell office:value-type="string">
            <text:p>301961</text:p>
          </table:table-cell>
          <table:table-cell office:value-type="string">
            <text:p>ASSOCIA??O CAMI VIDA PLEN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ul n 7- Vila Carrï¿½o</text:p>
          </table:table-cell>
          <table:table-cell office:value-type="string">
            <text:p>301962</text:p>
          </table:table-cell>
          <table:table-cell office:value-type="string">
            <text:p>Comunidade Evang?lica Maravilhas de Cristo- Vila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ï¿½guas Virtuosas 876</text:p>
          </table:table-cell>
          <table:table-cell office:value-type="string">
            <text:p>301965</text:p>
          </table:table-cell>
          <table:table-cell office:value-type="string">
            <text:p>Uni?o Assistencial Esp?rita Andr? Lui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Waldemar Tietz, 1154, Cohab I</text:p>
          </table:table-cell>
          <table:table-cell office:value-type="string">
            <text:p>301967</text:p>
          </table:table-cell>
          <table:table-cell office:value-type="string">
            <text:p>71 Grupo Escoteiro Minu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Vila Nova 6-C antiga Rua Benedito Brandï¿½o</text:p>
          </table:table-cell>
          <table:table-cell office:value-type="string">
            <text:p>301973</text:p>
          </table:table-cell>
          <table:table-cell office:value-type="string">
            <text:p>Instituto Nova Uni?o da 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da Alfa, 75</text:p>
          </table:table-cell>
          <table:table-cell office:value-type="string">
            <text:p>301985</text:p>
          </table:table-cell>
          <table:table-cell office:value-type="string">
            <text:p>LIGA ESPORTIVA DE GUAIANASES &amp; ADJ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OLIVEIRA FREIRE Nï¿½ 1368</text:p>
          </table:table-cell>
          <table:table-cell office:value-type="string">
            <text:p>301990</text:p>
          </table:table-cell>
          <table:table-cell office:value-type="string">
            <text:p>ASSOCIA??O BENEFICENTE MARIA EM?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João Batista Santiago , 282 Parque Santa Rita</text:p>
          </table:table-cell>
          <table:table-cell office:value-type="string">
            <text:p>302002</text:p>
          </table:table-cell>
          <table:table-cell office:value-type="string">
            <text:p>Igreja Crist? Firm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boas noites</text:p>
          </table:table-cell>
          <table:table-cell office:value-type="string">
            <text:p>302009</text:p>
          </table:table-cell>
          <table:table-cell office:value-type="string">
            <text:p>Centro Social Caminhando para 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oneiros, 56</text:p>
          </table:table-cell>
          <table:table-cell office:value-type="string">
            <text:p>302014</text:p>
          </table:table-cell>
          <table:table-cell office:value-type="string">
            <text:p>Ter?a Af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VICENZO DANTI NÚMERO 40 CEP 05.772-080 BAIRRO/DISTRITO PARQUE REGINA</text:p>
          </table:table-cell>
          <table:table-cell office:value-type="string">
            <text:p>302016</text:p>
          </table:table-cell>
          <table:table-cell office:value-type="string">
            <text:p>ASSOCIACAO DOS MORADORES DO JARDIM NOVO ORIENTE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lívio colli, n72</text:p>
          </table:table-cell>
          <table:table-cell office:value-type="string">
            <text:p>302021</text:p>
          </table:table-cell>
          <table:table-cell office:value-type="string">
            <text:p>Associa??o de Mulheres do Jardim Aurora e Adjac?n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IBURGO 503 CASA 1</text:p>
          </table:table-cell>
          <table:table-cell office:value-type="string">
            <text:p>302026</text:p>
          </table:table-cell>
          <table:table-cell office:value-type="string">
            <text:p>ASSOCIA??O UNIDOS NA LUTA I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aduto Nove de Julho, 190</text:p>
          </table:table-cell>
          <table:table-cell office:value-type="string">
            <text:p>302029</text:p>
          </table:table-cell>
          <table:table-cell office:value-type="string">
            <text:p>Ong Respland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iranga N ° 273</text:p>
          </table:table-cell>
          <table:table-cell office:value-type="string">
            <text:p>302030</text:p>
          </table:table-cell>
          <table:table-cell office:value-type="string">
            <text:p>Tr?s Irm?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a Papovici N?54 Jd. Sapopemba São Paulo (SP)</text:p>
          </table:table-cell>
          <table:table-cell office:value-type="string">
            <text:p>302031</text:p>
          </table:table-cell>
          <table:table-cell office:value-type="string">
            <text:p>Igreja Internacional A Voz Do Que  Cl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censo Fernandes 1108</text:p>
          </table:table-cell>
          <table:table-cell office:value-type="string">
            <text:p>302045</text:p>
          </table:table-cell>
          <table:table-cell office:value-type="string">
            <text:p>Associa??o Educacional Kau? Mar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erotides de campos 93 jardim brasil</text:p>
          </table:table-cell>
          <table:table-cell office:value-type="string">
            <text:p>302052</text:p>
          </table:table-cell>
          <table:table-cell office:value-type="string">
            <text:p>associa?ao familia nova ali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Emanuel Dias 226 Vila Santa Tereza Arthur Alvin</text:p>
          </table:table-cell>
          <table:table-cell office:value-type="string">
            <text:p>302054</text:p>
          </table:table-cell>
          <table:table-cell office:value-type="string">
            <text:p>Associa??o Beneficente Lima Cruza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Hely Lopes Meirelles , nº1450</text:p>
          </table:table-cell>
          <table:table-cell office:value-type="string">
            <text:p>302058</text:p>
          </table:table-cell>
          <table:table-cell office:value-type="string">
            <text:p>ASSOCIA??O COMUNIT?RIA DAS FAM?LIAS UNIDAS DE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BAUMANN MENDONÇA N°172</text:p>
          </table:table-cell>
          <table:table-cell office:value-type="string">
            <text:p>302063</text:p>
          </table:table-cell>
          <table:table-cell office:value-type="string">
            <text:p>ASSOCIA??O BENEFICENTE  LUZ DE UM NOV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Vázea Grande, 222</text:p>
          </table:table-cell>
          <table:table-cell office:value-type="string">
            <text:p>302066</text:p>
          </table:table-cell>
          <table:table-cell office:value-type="string">
            <text:p>Igreja  Evangelica Minist?rio Genu?no de Deus Sem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José Pedro de Carvalho Lima, 333</text:p>
          </table:table-cell>
          <table:table-cell office:value-type="string">
            <text:p>302067</text:p>
          </table:table-cell>
          <table:table-cell office:value-type="string">
            <text:p>INSTITUTO ANGL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. Soriano de Albuquerque,163 cep.05894- 390 Jd. Macedônia</text:p>
          </table:table-cell>
          <table:table-cell office:value-type="string">
            <text:p>302071</text:p>
          </table:table-cell>
          <table:table-cell office:value-type="string">
            <text:p>Associa??o Cidadania Ativa do Maced?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noel alvares pimentel n°1351</text:p>
          </table:table-cell>
          <table:table-cell office:value-type="string">
            <text:p>302079</text:p>
          </table:table-cell>
          <table:table-cell office:value-type="string">
            <text:p>asembleia de Deus ministerio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GABRIEL OREFICE, N. 261 CEP 02.084-090 BAIRRO VILA BARIRI</text:p>
          </table:table-cell>
          <table:table-cell office:value-type="string">
            <text:p>302085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assi Mazzali, Rua Rua Mendonça Junior, Avenida João dos Santos Abreu</text:p>
          </table:table-cell>
          <table:table-cell office:value-type="string">
            <text:p>302087</text:p>
          </table:table-cell>
          <table:table-cell office:value-type="string">
            <text:p>ACEB ASSOCIA??O CULTURAL ESPORTIVA E BENEFICENTE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Lopes de Medeiros, 66 - Jardim Eliana - CEP:04851-100</text:p>
          </table:table-cell>
          <table:table-cell office:value-type="string">
            <text:p>302098</text:p>
          </table:table-cell>
          <table:table-cell office:value-type="string">
            <text:p>CDC Jardim Eli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Nossa Senhora de Loreto nº914 - Vila Medeiros - São Paulo</text:p>
          </table:table-cell>
          <table:table-cell office:value-type="string">
            <text:p>302099</text:p>
          </table:table-cell>
          <table:table-cell office:value-type="string">
            <text:p>Par?quia Nossa Senhora de Lore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guaia n° 40 - Jd Iguatemi - Sao Paulo/SP</text:p>
          </table:table-cell>
          <table:table-cell office:value-type="string">
            <text:p>302103</text:p>
          </table:table-cell>
          <table:table-cell office:value-type="string">
            <text:p>Associa?ao dos Moradores e Amigos do Jardim Vila 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e Lacombe,270 jd. Boa vista</text:p>
          </table:table-cell>
          <table:table-cell office:value-type="string">
            <text:p>302104</text:p>
          </table:table-cell>
          <table:table-cell office:value-type="string">
            <text:p>Instituto Maria Joaquina dos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celso garcia 819</text:p>
          </table:table-cell>
          <table:table-cell office:value-type="string">
            <text:p>302114</text:p>
          </table:table-cell>
          <table:table-cell office:value-type="string">
            <text:p>associa??o dos moradores residencial casar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GERÔNIMO BARBOSA DA SILVA,777 JARDIM NAZARÉ-ZL</text:p>
          </table:table-cell>
          <table:table-cell office:value-type="string">
            <text:p>302116</text:p>
          </table:table-cell>
          <table:table-cell office:value-type="string">
            <text:p>Igreja Evang?lica Movidos pela F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 Humberto cerruti,151 jardim Mabel</text:p>
          </table:table-cell>
          <table:table-cell office:value-type="string">
            <text:p>302117</text:p>
          </table:table-cell>
          <table:table-cell office:value-type="string">
            <text:p>Espa?o nelia Mabel espa?o comunit?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accio Fontoura n 568 Vila São jose</text:p>
          </table:table-cell>
          <table:table-cell office:value-type="string">
            <text:p>302121</text:p>
          </table:table-cell>
          <table:table-cell office:value-type="string">
            <text:p>Igreja Internacional alian?a com Deus jardim v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Seraceni n.32 Jardim Fraternidade</text:p>
          </table:table-cell>
          <table:table-cell office:value-type="string">
            <text:p>302123</text:p>
          </table:table-cell>
          <table:table-cell office:value-type="string">
            <text:p>Associa??o Comunit?ria Amigos da Fam?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Guilherme Belfort Sabino, 715</text:p>
          </table:table-cell>
          <table:table-cell office:value-type="string">
            <text:p>302132</text:p>
          </table:table-cell>
          <table:table-cell office:value-type="string">
            <text:p>Gaia grupo de assist?ncia ao idoso a inf?ncia 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. José Francisco Brandão, 514 - Cidade Tiradentes, São Paulo - SP, 08470-790</text:p>
          </table:table-cell>
          <table:table-cell office:value-type="string">
            <text:p>302134</text:p>
          </table:table-cell>
          <table:table-cell office:value-type="string">
            <text:p>Amar- Associa??o de M?es e Amigos da crian?a e 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beiro de Lima, s/n Parque da Luz Bom Retiro</text:p>
          </table:table-cell>
          <table:table-cell office:value-type="string">
            <text:p>302135</text:p>
          </table:table-cell>
          <table:table-cell office:value-type="string">
            <text:p>Associa??o agentes da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la de Pedestre Vicente Alelsandre, 17 ? CEP: 08431-645 São Paulo /SP</text:p>
          </table:table-cell>
          <table:table-cell office:value-type="string">
            <text:p>302139</text:p>
          </table:table-cell>
          <table:table-cell office:value-type="string">
            <text:p>Associa??o Consabs II Miguel Ack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Benedito de Camargo, 10 ? Penha ? CEP: 03602-020 ? São Paulo/SP</text:p>
          </table:table-cell>
          <table:table-cell office:value-type="string">
            <text:p>302140</text:p>
          </table:table-cell>
          <table:table-cell office:value-type="string">
            <text:p>Associa??o Cultural da Pluralidade Sexual - ACP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RETIRO,</text:p>
          </table:table-cell>
          <table:table-cell office:value-type="string">
            <text:p>302142</text:p>
          </table:table-cell>
          <table:table-cell office:value-type="string">
            <text:p>ASSOCIA??O ATL?TICA UNIDOS CERDEI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piru</text:p>
          </table:table-cell>
          <table:table-cell office:value-type="string">
            <text:p>302152</text:p>
          </table:table-cell>
          <table:table-cell office:value-type="string">
            <text:p>C?u pel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Teodoro Bernardo do Nascimento 726</text:p>
          </table:table-cell>
          <table:table-cell office:value-type="string">
            <text:p>302160</text:p>
          </table:table-cell>
          <table:table-cell office:value-type="string">
            <text:p>Associa??o Raio De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ÍCERO PAULO 71</text:p>
          </table:table-cell>
          <table:table-cell office:value-type="string">
            <text:p>302161</text:p>
          </table:table-cell>
          <table:table-cell office:value-type="string">
            <text:p>ASSOCIA??O DE MORADORES DA COMUNIDADE VILA SILV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ão, 7 - paróquia - altura do número 2000</text:p>
          </table:table-cell>
          <table:table-cell office:value-type="string">
            <text:p>302162</text:p>
          </table:table-cell>
          <table:table-cell office:value-type="string">
            <text:p>Par?quia S?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la Caiz, 68</text:p>
          </table:table-cell>
          <table:table-cell office:value-type="string">
            <text:p>302163</text:p>
          </table:table-cell>
          <table:table-cell office:value-type="string">
            <text:p>Instituto Novos Va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ALMEIRA BACABA N. 270 CEP 03.980-050 BAIRRO PARQUE SANTA MADALENA</text:p>
          </table:table-cell>
          <table:table-cell office:value-type="string">
            <text:p>302165</text:p>
          </table:table-cell>
          <table:table-cell office:value-type="string">
            <text:p>IGREJA PENTECOSTAL A MENINA DOS OLHOS DO SEN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e alves de sena 120 Jardim iguatemi</text:p>
          </table:table-cell>
          <table:table-cell office:value-type="string">
            <text:p>302168</text:p>
          </table:table-cell>
          <table:table-cell office:value-type="string">
            <text:p>Associa??o uniao pelos direitos dos moradores jar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BENTO DE SOUZA N 41 COMPLEMENTO PIRAPORINHA CEP 04.913-000 BAIRRO SANTO AMARO</text:p>
          </table:table-cell>
          <table:table-cell office:value-type="string">
            <text:p>302172</text:p>
          </table:table-cell>
          <table:table-cell office:value-type="string">
            <text:p>ASSOCIACAO DE MORADORES COM MUITA GAR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Carlos de Almeida n30</text:p>
          </table:table-cell>
          <table:table-cell office:value-type="string">
            <text:p>302173</text:p>
          </table:table-cell>
          <table:table-cell office:value-type="string">
            <text:p>Ong Filantropica de atividades comunitarias san g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FREI MANOEL DO DESTERRO N. 45 COMPLEMENTO B CEP 03.647-050 BAIRRO VILA ESPERANCA</text:p>
          </table:table-cell>
          <table:table-cell office:value-type="string">
            <text:p>302175</text:p>
          </table:table-cell>
          <table:table-cell office:value-type="string">
            <text:p>SOS FAMILIA E SOLIDARIE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gílio Campelo,270 encosta norte</text:p>
          </table:table-cell>
          <table:table-cell office:value-type="string">
            <text:p>302207</text:p>
          </table:table-cell>
          <table:table-cell office:value-type="string">
            <text:p>Associa??o beneficente todos unidos por um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 n 651 vila helena</text:p>
          </table:table-cell>
          <table:table-cell office:value-type="string">
            <text:p>302213</text:p>
          </table:table-cell>
          <table:table-cell office:value-type="string">
            <text:p>ASSOCIA??O BENEFICENTE EDUCACIONAL CORUJ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oturussu, 233 Parque Boturussu</text:p>
          </table:table-cell>
          <table:table-cell office:value-type="string">
            <text:p>302230</text:p>
          </table:table-cell>
          <table:table-cell office:value-type="string">
            <text:p>Associa??o Beneficente Bra?os Fo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ilon chaves,1500 Jd nazare</text:p>
          </table:table-cell>
          <table:table-cell office:value-type="string">
            <text:p>302259</text:p>
          </table:table-cell>
          <table:table-cell office:value-type="string">
            <text:p>Associa??o beneficente Santa Barbara d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uz Gomes 215 B</text:p>
          </table:table-cell>
          <table:table-cell office:value-type="string">
            <text:p>302288</text:p>
          </table:table-cell>
          <table:table-cell office:value-type="string">
            <text:p>Grupo 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NA URSULA, 103</text:p>
          </table:table-cell>
          <table:table-cell office:value-type="string">
            <text:p>302289</text:p>
          </table:table-cell>
          <table:table-cell office:value-type="string">
            <text:p>ASSOCIA??O DE MORADORES DO BAIRRO DO JARDIM JARAG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Campinas, 529 - Campos Elíseos</text:p>
          </table:table-cell>
          <table:table-cell office:value-type="string">
            <text:p>302291</text:p>
          </table:table-cell>
          <table:table-cell office:value-type="string">
            <text:p>Moinho ConVida - A Pr?xima Companhia e coletiv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beca, 60 - Vila Piauí - SP</text:p>
          </table:table-cell>
          <table:table-cell office:value-type="string">
            <text:p>302297</text:p>
          </table:table-cell>
          <table:table-cell office:value-type="string">
            <text:p>SOCIEDADE AMIGOS DE VILA PIAU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rio da Serra 276. Jardim Das Camélias</text:p>
          </table:table-cell>
          <table:table-cell office:value-type="string">
            <text:p>302331</text:p>
          </table:table-cell>
          <table:table-cell office:value-type="string">
            <text:p>Associa??o Comunit?ria Florestan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as Barras, 154 Vila California - São Laulo - SP</text:p>
          </table:table-cell>
          <table:table-cell office:value-type="string">
            <text:p>302346</text:p>
          </table:table-cell>
          <table:table-cell office:value-type="string">
            <text:p>ASSOCIA??O BENEFICENTE SOCIAL DESPORTIVA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têxteis 2945</text:p>
          </table:table-cell>
          <table:table-cell office:value-type="string">
            <text:p>302347</text:p>
          </table:table-cell>
          <table:table-cell office:value-type="string">
            <text:p>ong Aveccc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r. Paulo de Barros Whitaker, 14 - Cidade Dutra - CEP 04807-000</text:p>
          </table:table-cell>
          <table:table-cell office:value-type="string">
            <text:p>302354</text:p>
          </table:table-cell>
          <table:table-cell office:value-type="string">
            <text:p>Instituto Miss?o 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Neves Nogueira n 45</text:p>
          </table:table-cell>
          <table:table-cell office:value-type="string">
            <text:p>302365</text:p>
          </table:table-cell>
          <table:table-cell office:value-type="string">
            <text:p>Instituto Unia??o Oliveira Br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eador José Gomes de Moraes Neto, 60 - 04849-030 - Parque Residencial Cocaia - Grajaú - São Paulo.</text:p>
          </table:table-cell>
          <table:table-cell office:value-type="string">
            <text:p>302370</text:p>
          </table:table-cell>
          <table:table-cell office:value-type="string">
            <text:p>Associa??o Cultural Cari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Raimundo Pereira de Magalhães,6480</text:p>
          </table:table-cell>
          <table:table-cell office:value-type="string">
            <text:p>302371</text:p>
          </table:table-cell>
          <table:table-cell office:value-type="string">
            <text:p>Uni?o de moradores e amigos de vila Pereira Barre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ário Quarini, n°97,conjunto residência José Bonifácio SP /cep 08255_620 71</text:p>
          </table:table-cell>
          <table:table-cell office:value-type="string">
            <text:p>302373</text:p>
          </table:table-cell>
          <table:table-cell office:value-type="string">
            <text:p>INSTITUTO DE MULHERES PRINCESAS LEOPOLD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João Noranha 208 Mandaqui</text:p>
          </table:table-cell>
          <table:table-cell office:value-type="string">
            <text:p>302375</text:p>
          </table:table-cell>
          <table:table-cell office:value-type="string">
            <text:p>Projeto de Incentivo a Vida PIV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L CÉSAR BAPTISTA MARQUES, 36</text:p>
          </table:table-cell>
          <table:table-cell office:value-type="string">
            <text:p>302380</text:p>
          </table:table-cell>
          <table:table-cell office:value-type="string">
            <text:p>ASSOCIA??O AMIGOS FUTURO MEL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eixes n 33 Vila Carão CEP 08340-440</text:p>
          </table:table-cell>
          <table:table-cell office:value-type="string">
            <text:p>302383</text:p>
          </table:table-cell>
          <table:table-cell office:value-type="string">
            <text:p>ASSOCIA??O SOCIAL DIREITOS E IGUALDADE PARA TO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as Fernandes Pinto 170 Parque São Rafael</text:p>
          </table:table-cell>
          <table:table-cell office:value-type="string">
            <text:p>302384</text:p>
          </table:table-cell>
          <table:table-cell office:value-type="string">
            <text:p>Associa??o ALM do Parque S?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ititu e adjacências e Rua Waldemar Tietz e adjacências</text:p>
          </table:table-cell>
          <table:table-cell office:value-type="string">
            <text:p>302388</text:p>
          </table:table-cell>
          <table:table-cell office:value-type="string">
            <text:p>Centro de Apoio a Sa?de da Leste-Cas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rticular Elos 06</text:p>
          </table:table-cell>
          <table:table-cell office:value-type="string">
            <text:p>302389</text:p>
          </table:table-cell>
          <table:table-cell office:value-type="string">
            <text:p>associa??o visao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muel Arnold 490</text:p>
          </table:table-cell>
          <table:table-cell office:value-type="string">
            <text:p>302393</text:p>
          </table:table-cell>
          <table:table-cell office:value-type="string">
            <text:p>Associa??o de Catadores e Catadoras do Jardim Ma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uoca 82</text:p>
          </table:table-cell>
          <table:table-cell office:value-type="string">
            <text:p>302397</text:p>
          </table:table-cell>
          <table:table-cell office:value-type="string">
            <text:p>Associa??o Viva Feliz projeto geruz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Raimundo Pereira de Magalhães 6701</text:p>
          </table:table-cell>
          <table:table-cell office:value-type="string">
            <text:p>302399</text:p>
          </table:table-cell>
          <table:table-cell office:value-type="string">
            <text:p>Associa??o uni?o da v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AZEMAS, 15</text:p>
          </table:table-cell>
          <table:table-cell office:value-type="string">
            <text:p>302400</text:p>
          </table:table-cell>
          <table:table-cell office:value-type="string">
            <text:p>ESPA?O POPULAR DE A??O E INCLUS?O SOCIAL DO JARD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mercanteis n54F vila fasione cep 05884000</text:p>
          </table:table-cell>
          <table:table-cell office:value-type="string">
            <text:p>302406</text:p>
          </table:table-cell>
          <table:table-cell office:value-type="string">
            <text:p>Centro de reabilita??o Filad?lf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AIA Nº18 A PARQUE GUARANI - ITAQUERA</text:p>
          </table:table-cell>
          <table:table-cell office:value-type="string">
            <text:p>302416</text:p>
          </table:table-cell>
          <table:table-cell office:value-type="string">
            <text:p>ASSOCIA?AO POR UMA SEMENTE DE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e Venancio Dias, 408</text:p>
          </table:table-cell>
          <table:table-cell office:value-type="string">
            <text:p>302417</text:p>
          </table:table-cell>
          <table:table-cell office:value-type="string">
            <text:p>Instituto Sergio Escad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:Manoel Gaya,1516 A Bairro:vila Mazzei CEP:02313-001</text:p>
          </table:table-cell>
          <table:table-cell office:value-type="string">
            <text:p>302423</text:p>
          </table:table-cell>
          <table:table-cell office:value-type="string">
            <text:p>Igreja Evang?lica Jesus Salvando V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MILTON DA ROCHA, 109</text:p>
          </table:table-cell>
          <table:table-cell office:value-type="string">
            <text:p>302424</text:p>
          </table:table-cell>
          <table:table-cell office:value-type="string">
            <text:p>ASSOCI??O COMUNIT?RIA GERA??O ATITU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man Rechter, 43 Vila Penteado</text:p>
          </table:table-cell>
          <table:table-cell office:value-type="string">
            <text:p>302446</text:p>
          </table:table-cell>
          <table:table-cell office:value-type="string">
            <text:p>Sociedade Beneficente Caminhando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ênio Albini, 150</text:p>
          </table:table-cell>
          <table:table-cell office:value-type="string">
            <text:p>302448</text:p>
          </table:table-cell>
          <table:table-cell office:value-type="string">
            <text:p>Central Sindical e Popular - CSP Conlu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Escorcio n* 1000</text:p>
          </table:table-cell>
          <table:table-cell office:value-type="string">
            <text:p>302451</text:p>
          </table:table-cell>
          <table:table-cell office:value-type="string">
            <text:p>Associa??o e Centro Cultural Acredit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ão, 695, Pq. Figueira Grande, São Paulo - SP</text:p>
          </table:table-cell>
          <table:table-cell office:value-type="string">
            <text:p>302454</text:p>
          </table:table-cell>
          <table:table-cell office:value-type="string">
            <text:p>Igreja Pentecostal Cas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. Santa Mônica, 525</text:p>
          </table:table-cell>
          <table:table-cell office:value-type="string">
            <text:p>302461</text:p>
          </table:table-cell>
          <table:table-cell office:value-type="string">
            <text:p>Grc bloco  vov? bol?o  Piritu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lso Lara barberes 66</text:p>
          </table:table-cell>
          <table:table-cell office:value-type="string">
            <text:p>302465</text:p>
          </table:table-cell>
          <table:table-cell office:value-type="string">
            <text:p>Clube da comunidade Santos cidade dut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a Forquilha, 620</text:p>
          </table:table-cell>
          <table:table-cell office:value-type="string">
            <text:p>302466</text:p>
          </table:table-cell>
          <table:table-cell office:value-type="string">
            <text:p>Associa??o de Amigos do Parque Panameric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doso de Abreu,275</text:p>
          </table:table-cell>
          <table:table-cell office:value-type="string">
            <text:p>302479</text:p>
          </table:table-cell>
          <table:table-cell office:value-type="string">
            <text:p>INSTITUTO CAMINHO DA VIT?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Xavier de Lira, 92 - Jardim Aparecida - São Miguel Paulista - CEP 08020-140</text:p>
          </table:table-cell>
          <table:table-cell office:value-type="string">
            <text:p>302480</text:p>
          </table:table-cell>
          <table:table-cell office:value-type="string">
            <text:p>ASSOCIACAO BRASILEIRA CAPELANIA MISSIONARIA SOLDA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Abissínia, 465</text:p>
          </table:table-cell>
          <table:table-cell office:value-type="string">
            <text:p>302481</text:p>
          </table:table-cell>
          <table:table-cell office:value-type="string">
            <text:p>Comunidade Crist? Recome?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sabel Urbina 146</text:p>
          </table:table-cell>
          <table:table-cell office:value-type="string">
            <text:p>302486</text:p>
          </table:table-cell>
          <table:table-cell office:value-type="string">
            <text:p>ASSOCIA??O RECANTO GARRA FEMININA DO CONJ. JOS? 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RICARDO MACEDO 12, PARQUE SÃO MIGUEL, SP</text:p>
          </table:table-cell>
          <table:table-cell office:value-type="string">
            <text:p>302487</text:p>
          </table:table-cell>
          <table:table-cell office:value-type="string">
            <text:p>ASSOCIA??O DE BAIRRO CASA BANCA PARQUE S?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ititu , 1150 - Cidade A.E Carvalho</text:p>
          </table:table-cell>
          <table:table-cell office:value-type="string">
            <text:p>302489</text:p>
          </table:table-cell>
          <table:table-cell office:value-type="string">
            <text:p>Associa??o Habitacional Morado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Capivari, 88 - ASSOCIAÇÃO SOS MARSILAC</text:p>
          </table:table-cell>
          <table:table-cell office:value-type="string">
            <text:p>302492</text:p>
          </table:table-cell>
          <table:table-cell office:value-type="string">
            <text:p>ASSOCIA??O DE MORADORES DO MARSILAC - SOS MARSIL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s marias 801 travessa jerusalem 30 na sede</text:p>
          </table:table-cell>
          <table:table-cell office:value-type="string">
            <text:p>302494</text:p>
          </table:table-cell>
          <table:table-cell office:value-type="string">
            <text:p>associacao dos moradores tres m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funda 367 são Paulo SP</text:p>
          </table:table-cell>
          <table:table-cell office:value-type="string">
            <text:p>302495</text:p>
          </table:table-cell>
          <table:table-cell office:value-type="string">
            <text:p>Associa??o SOS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sé Gladiador 264 - Casa 2 - CEP 05267000</text:p>
          </table:table-cell>
          <table:table-cell office:value-type="string">
            <text:p>302496</text:p>
          </table:table-cell>
          <table:table-cell office:value-type="string">
            <text:p>Associa??o Habitacional Morada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pau pombo 150</text:p>
          </table:table-cell>
          <table:table-cell office:value-type="string">
            <text:p>302505</text:p>
          </table:table-cell>
          <table:table-cell office:value-type="string">
            <text:p>Associa??o recanto coc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ORLOV 200 JARDIM DONARIA SP</text:p>
          </table:table-cell>
          <table:table-cell office:value-type="string">
            <text:p>302506</text:p>
          </table:table-cell>
          <table:table-cell office:value-type="string">
            <text:p>Igreja Pentecostal Missionaria Apocalipse 3.7 no B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BIAPIRI 17 JARDIM DOS REIS</text:p>
          </table:table-cell>
          <table:table-cell office:value-type="string">
            <text:p>302507</text:p>
          </table:table-cell>
          <table:table-cell office:value-type="string">
            <text:p>Associa??o Uni?o e progresso do jardim dos Reis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EVESSA DEUSA DO ASFALTO 2 JD DA CONQUISTA CEP 08343120</text:p>
          </table:table-cell>
          <table:table-cell office:value-type="string">
            <text:p>302509</text:p>
          </table:table-cell>
          <table:table-cell office:value-type="string">
            <text:p>Associa??o do Movimento Social Nov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JOSE VAZ 264</text:p>
          </table:table-cell>
          <table:table-cell office:value-type="string">
            <text:p>302512</text:p>
          </table:table-cell>
          <table:table-cell office:value-type="string">
            <text:p>TALES - N?CLEO DE A??O CULTURAL TALENTO ALEGRIA 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SANTA INES 3790</text:p>
          </table:table-cell>
          <table:table-cell office:value-type="string">
            <text:p>302514</text:p>
          </table:table-cell>
          <table:table-cell office:value-type="string">
            <text:p>INSTITUTO SENSEI DIV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A LIGA?AO 343 JARDIM PRAINHA SAO PAULO SP</text:p>
          </table:table-cell>
          <table:table-cell office:value-type="string">
            <text:p>302517</text:p>
          </table:table-cell>
          <table:table-cell office:value-type="string">
            <text:p>ENTIDADE. Comunidade assistencial Jardim Pra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ALDO ESTRELLA 17A</text:p>
          </table:table-cell>
          <table:table-cell office:value-type="string">
            <text:p>302521</text:p>
          </table:table-cell>
          <table:table-cell office:value-type="string">
            <text:p>Associa?ao esportiva malok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AO DE CASTRO LIMA 478 REAL PARQUE</text:p>
          </table:table-cell>
          <table:table-cell office:value-type="string">
            <text:p>302522</text:p>
          </table:table-cell>
          <table:table-cell office:value-type="string">
            <text:p>Centro para Crian?as e adolescentes Ludovico Pav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CURSINO 4305 VILA MORAES CEP 04169 000</text:p>
          </table:table-cell>
          <table:table-cell office:value-type="string">
            <text:p>302524</text:p>
          </table:table-cell>
          <table:table-cell office:value-type="string">
            <text:p>CENTRO OSCAR ROMERO DE DEFESA DOS DIREITOS HUMAN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VICENTE DIORIO 64</text:p>
          </table:table-cell>
          <table:table-cell office:value-type="string">
            <text:p>302530</text:p>
          </table:table-cell>
          <table:table-cell office:value-type="string">
            <text:p>Instituto V? Kalu Pereira da Silva Oliv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IOS DE JUPITER 70</text:p>
          </table:table-cell>
          <table:table-cell office:value-type="string">
            <text:p>302531</text:p>
          </table:table-cell>
          <table:table-cell office:value-type="string">
            <text:p>Associa??o Raios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DOLFO MARCOS TEOFILO 340 POREM A DISTRIBUI?AO ESTA OCORRENDO NO NUMERO 340A DA MESMA RUA POIS NOSSA ENTIDADE PERMANECE FECHADA</text:p>
          </table:table-cell>
          <table:table-cell office:value-type="string">
            <text:p>302535</text:p>
          </table:table-cell>
          <table:table-cell office:value-type="string">
            <text:p>CENTRO ESP?RITA SEMEADORES DO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LINO VITAL DE MORAIS 188 PARQUE MARIA HELENA</text:p>
          </table:table-cell>
          <table:table-cell office:value-type="string">
            <text:p>302536</text:p>
          </table:table-cell>
          <table:table-cell office:value-type="string">
            <text:p>Associa??o Pr? Moradia Uni?o e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AO NERY 4383</text:p>
          </table:table-cell>
          <table:table-cell office:value-type="string">
            <text:p>302537</text:p>
          </table:table-cell>
          <table:table-cell office:value-type="string">
            <text:p>Associa??o de Mulheres consci?ncia feminin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 PEDRO FIGUEIRO 82 CEP 03 270 070 BAIRRO VILA TOLSTOI</text:p>
          </table:table-cell>
          <table:table-cell office:value-type="string">
            <text:p>302539</text:p>
          </table:table-cell>
          <table:table-cell office:value-type="string">
            <text:p>IGREJA FORMOSA D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7 DE ABRIL 15</text:p>
          </table:table-cell>
          <table:table-cell office:value-type="string">
            <text:p>302543</text:p>
          </table:table-cell>
          <table:table-cell office:value-type="string">
            <text:p>Instituto Novas Estrel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O DE ANTONI 17</text:p>
          </table:table-cell>
          <table:table-cell office:value-type="string">
            <text:p>302544</text:p>
          </table:table-cell>
          <table:table-cell office:value-type="string">
            <text:p>ONG Remi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NHEIROS 85 CEP 08473 520 VILA YOLANDA II SAO PAULO SP</text:p>
          </table:table-cell>
          <table:table-cell office:value-type="string">
            <text:p>302552</text:p>
          </table:table-cell>
          <table:table-cell office:value-type="string">
            <text:p>ASSOCIA??O DOS MORADORES SITIO PAIOL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PAVAO 105</text:p>
          </table:table-cell>
          <table:table-cell office:value-type="string">
            <text:p>302557</text:p>
          </table:table-cell>
          <table:table-cell office:value-type="string">
            <text:p>ACDP- Associa??o Comunit?rio do Distrito de 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ITAPECERICA 5310 APT 4 BL A JARDIM VISTA LINDA CEP 05858 000 SAO PAULO SP</text:p>
          </table:table-cell>
          <table:table-cell office:value-type="string">
            <text:p>302559</text:p>
          </table:table-cell>
          <table:table-cell office:value-type="string">
            <text:p>ASSOCIA??O DE MORADIA JARDIM CASA BRANCA II E ADJ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HUNGRIA 800 EUROPA II GUARAPIRANGA CEP 04912_065</text:p>
          </table:table-cell>
          <table:table-cell office:value-type="string">
            <text:p>302560</text:p>
          </table:table-cell>
          <table:table-cell office:value-type="string">
            <text:p>Associa??o de moradores do conjunto.Habitacional 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 DO SOL 59 B</text:p>
          </table:table-cell>
          <table:table-cell office:value-type="string">
            <text:p>302564</text:p>
          </table:table-cell>
          <table:table-cell office:value-type="string">
            <text:p>ASSOCIA??O BRASIL?NDIA B-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CORONEL JOSE GLADIADOR E REGIAO MORRO DOCE</text:p>
          </table:table-cell>
          <table:table-cell office:value-type="string">
            <text:p>302565</text:p>
          </table:table-cell>
          <table:table-cell office:value-type="string">
            <text:p>Comunidade Crist? Ref?gio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AIAL DO BONFIM 117</text:p>
          </table:table-cell>
          <table:table-cell office:value-type="string">
            <text:p>302571</text:p>
          </table:table-cell>
          <table:table-cell office:value-type="string">
            <text:p>Associa??o estrela Dalva de Heli?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UMBERTO I 743 ? VILA VERMELHA ?SAO PAULO</text:p>
          </table:table-cell>
          <table:table-cell office:value-type="string">
            <text:p>302586</text:p>
          </table:table-cell>
          <table:table-cell office:value-type="string">
            <text:p>Associa??o de Comunica??o Educativa e Comunit?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BANCHIERI 172 ? JD MARIA ESTELA ? CEP 04176 010</text:p>
          </table:table-cell>
          <table:table-cell office:value-type="string">
            <text:p>302589</text:p>
          </table:table-cell>
          <table:table-cell office:value-type="string">
            <text:p>Associa??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GUA VERMELHA 06 PARQUE GUAIANASES</text:p>
          </table:table-cell>
          <table:table-cell office:value-type="string">
            <text:p>302593</text:p>
          </table:table-cell>
          <table:table-cell office:value-type="string">
            <text:p>Associa??o Habitacional Esportiva Amanda em Apo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MELINA VIEIRA NASCIMENTO 145 PARQUE SANTO ANTONIO CEP 05851160</text:p>
          </table:table-cell>
          <table:table-cell office:value-type="string">
            <text:p>302598</text:p>
          </table:table-cell>
          <table:table-cell office:value-type="string">
            <text:p>Instituto josefina Bakh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MARIO TOTTA 333</text:p>
          </table:table-cell>
          <table:table-cell office:value-type="string">
            <text:p>302600</text:p>
          </table:table-cell>
          <table:table-cell office:value-type="string">
            <text:p>Igreja assembleia de Deus minist?rio adorar-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ERGIO JABUR MALUF 114 PQ MARIA HELENA SAO PAULO/SP</text:p>
          </table:table-cell>
          <table:table-cell office:value-type="string">
            <text:p>302602</text:p>
          </table:table-cell>
          <table:table-cell office:value-type="string">
            <text:p>Associa??o  Alicerce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ANIBAL 03 JD SAPOPEMBA</text:p>
          </table:table-cell>
          <table:table-cell office:value-type="string">
            <text:p>302604</text:p>
          </table:table-cell>
          <table:table-cell office:value-type="string">
            <text:p>Associa??o de clube de M?es do 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RCI MANO 56 VILA ODETE SAO PAULO</text:p>
          </table:table-cell>
          <table:table-cell office:value-type="string">
            <text:p>302609</text:p>
          </table:table-cell>
          <table:table-cell office:value-type="string">
            <text:p>Uni?o dos Povos pela A??o e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 28 JARDIM ARACATI/ CHACARA FLORA CEP 04949 175</text:p>
          </table:table-cell>
          <table:table-cell office:value-type="string">
            <text:p>302615</text:p>
          </table:table-cell>
          <table:table-cell office:value-type="string">
            <text:p>Arca da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UA DOCE DE MANTENA 271 JOAQUIM GON?ALVES ROCHA 357 RUA BALTZAR DE CAMPOS 124 AV ELISIO TEIXEIRA LEITE 7400</text:p>
          </table:table-cell>
          <table:table-cell office:value-type="string">
            <text:p>302619</text:p>
          </table:table-cell>
          <table:table-cell office:value-type="string">
            <text:p>ASSAPT - ASSOCIA??O DOS AMIGOS DA PARADA DE TA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SAO VICENTE DE PAULA 73</text:p>
          </table:table-cell>
          <table:table-cell office:value-type="string">
            <text:p>302625</text:p>
          </table:table-cell>
          <table:table-cell office:value-type="string">
            <text:p>Assicoacao comercial de Heli?polis e regi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QUARA?U DE MINAS</text:p>
          </table:table-cell>
          <table:table-cell office:value-type="string">
            <text:p>302635</text:p>
          </table:table-cell>
          <table:table-cell office:value-type="string">
            <text:p>CHEGA A HORA E ESSA - ASSOCIACAO ASSISTENCIAL DE 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EM 129</text:p>
          </table:table-cell>
          <table:table-cell office:value-type="string">
            <text:p>302642</text:p>
          </table:table-cell>
          <table:table-cell office:value-type="string">
            <text:p>Educandario S?o Jos? do Bel?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LILEU TORRANO 26</text:p>
          </table:table-cell>
          <table:table-cell office:value-type="string">
            <text:p>302643</text:p>
          </table:table-cell>
          <table:table-cell office:value-type="string">
            <text:p>Tenda espiritual de umbanda ABASS? de OXOSS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ENA 13</text:p>
          </table:table-cell>
          <table:table-cell office:value-type="string">
            <text:p>302647</text:p>
          </table:table-cell>
          <table:table-cell office:value-type="string">
            <text:p>Corpo de Representa??o e A??o Comunit?ria de uni?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EGO ANTONIO MANZI 664 B JD ROBRU CEP 08150 310 S PAULO SP</text:p>
          </table:table-cell>
          <table:table-cell office:value-type="string">
            <text:p>302650</text:p>
          </table:table-cell>
          <table:table-cell office:value-type="string">
            <text:p>Associa??o Para o Bem da Comunidade Paulistinha 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IRO DE ALMEIDA MACHADO 100 CASA 108</text:p>
          </table:table-cell>
          <table:table-cell office:value-type="string">
            <text:p>302655</text:p>
          </table:table-cell>
          <table:table-cell office:value-type="string">
            <text:p>Instituto Recriar Educar e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OLHER LOPES 110</text:p>
          </table:table-cell>
          <table:table-cell office:value-type="string">
            <text:p>302660</text:p>
          </table:table-cell>
          <table:table-cell office:value-type="string">
            <text:p>Passarela Alternati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DOS SANTOS 549 JARDIM GUARUJA SAO PAULO SP CEP 05820 030</text:p>
          </table:table-cell>
          <table:table-cell office:value-type="string">
            <text:p>302663</text:p>
          </table:table-cell>
          <table:table-cell office:value-type="string">
            <text:p>ASSOCIA??O COMUNITARIA MANGA R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ILDEBRANDO FRANK 65</text:p>
          </table:table-cell>
          <table:table-cell office:value-type="string">
            <text:p>302665</text:p>
          </table:table-cell>
          <table:table-cell office:value-type="string">
            <text:p>Associa??o comunidade Vila das pra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 FERNANDO MENDES DE ALMEIDA 1050 A PARQUE DE TAIPAS</text:p>
          </table:table-cell>
          <table:table-cell office:value-type="string">
            <text:p>302667</text:p>
          </table:table-cell>
          <table:table-cell office:value-type="string">
            <text:p>igreja assembleia de deus  .minist siga Jesus cr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PEU DE SOL 67</text:p>
          </table:table-cell>
          <table:table-cell office:value-type="string">
            <text:p>302672</text:p>
          </table:table-cell>
          <table:table-cell office:value-type="string">
            <text:p>Associa??o beneficiente gera??o f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TAIPAS 1940 PQ NA?OES UNIDAS SAO PAULO CAPITAL CEP 0299100P</text:p>
          </table:table-cell>
          <table:table-cell office:value-type="string">
            <text:p>302678</text:p>
          </table:table-cell>
          <table:table-cell office:value-type="string">
            <text:p>Clube da comunidade  L?zaro Correia de Mace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Miranda 41</text:p>
          </table:table-cell>
          <table:table-cell office:value-type="string">
            <text:p>302682</text:p>
          </table:table-cell>
          <table:table-cell office:value-type="string">
            <text:p>Associa??o Vida Nova jd Imb?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 692 jardim penha</text:p>
          </table:table-cell>
          <table:table-cell office:value-type="string">
            <text:p>302683</text:p>
          </table:table-cell>
          <table:table-cell office:value-type="string">
            <text:p>Associa??o da patrulha Defensora das mulheres v?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?o Jos? Cerqueira Leite 251, 05888-020, Parque Fernanda, S?o Paulo-SP</text:p>
          </table:table-cell>
          <table:table-cell office:value-type="string">
            <text:p>302690</text:p>
          </table:table-cell>
          <table:table-cell office:value-type="string">
            <text:p>AFIM ASSOCIACAO FILANTROPICA IRMANDADE MAOS DA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en. Jos? Erm?rio de Moraes 523 - Trememb?, S?o Paulo - SP, 02356-003</text:p>
          </table:table-cell>
          <table:table-cell office:value-type="string">
            <text:p>302692</text:p>
          </table:table-cell>
          <table:table-cell office:value-type="string">
            <text:p>Instituto Edifica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Stefanini 67 casa 2 Jd das Oliveiras Itaim Paulista</text:p>
          </table:table-cell>
          <table:table-cell office:value-type="string">
            <text:p>302695</text:p>
          </table:table-cell>
          <table:table-cell office:value-type="string">
            <text:p>ASSOSSIAC?O BENEFICENTE ARCANJO SALATI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uacanga 1101</text:p>
          </table:table-cell>
          <table:table-cell office:value-type="string">
            <text:p>302696</text:p>
          </table:table-cell>
          <table:table-cell office:value-type="string">
            <text:p>Associa??o Esportiva unidos do Parque Paiolzinho 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?S 293 - BAIRRO DO LIM?O, CASA VERDE ALTA, VILA CAROLINA, VILA SANTA MARIA.</text:p>
          </table:table-cell>
          <table:table-cell office:value-type="string">
            <text:p>302697</text:p>
          </table:table-cell>
          <table:table-cell office:value-type="string">
            <text:p>ASSOCIA??O ROSSETTO D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jubaquara 340 - Parais?polis, S?o Paulo - SP</text:p>
          </table:table-cell>
          <table:table-cell office:value-type="string">
            <text:p>302699</text:p>
          </table:table-cell>
          <table:table-cell office:value-type="string">
            <text:p>Par?quia S?o Jos? Parais?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as Lajes, Rua Serra das Vertentes</text:p>
          </table:table-cell>
          <table:table-cell office:value-type="string">
            <text:p>302701</text:p>
          </table:table-cell>
          <table:table-cell office:value-type="string">
            <text:p>INSTITUTO LUZ VIDA E ESPERAN?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xinguinha 259 Jd Claudia, CEP 05546-010</text:p>
          </table:table-cell>
          <table:table-cell office:value-type="string">
            <text:p>302711</text:p>
          </table:table-cell>
          <table:table-cell office:value-type="string">
            <text:p>A Casinha - Levante Mulh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ernando Mendes de Almeida 784 -B taipas</text:p>
          </table:table-cell>
          <table:table-cell office:value-type="string">
            <text:p>302713</text:p>
          </table:table-cell>
          <table:table-cell office:value-type="string">
            <text:p>Associa??o beneficente educando pela vida - Pr? -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ion?sio de alexandria 15 Jardim Novo Horizonte</text:p>
          </table:table-cell>
          <table:table-cell office:value-type="string">
            <text:p>302715</text:p>
          </table:table-cell>
          <table:table-cell office:value-type="string">
            <text:p>IGREJ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orgio Mortara 40 - Jardim P?rola II CEP 08474-380/ Rua Doutor Virg?lio Magano, 12 - Jardim S?o Paulo CEP 08461-390</text:p>
          </table:table-cell>
          <table:table-cell office:value-type="string">
            <text:p>302716</text:p>
          </table:table-cell>
          <table:table-cell office:value-type="string">
            <text:p>Associca??o Comunit?ria Barro Bran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rqueira Cesar, 185 - Santo Amaro</text:p>
          </table:table-cell>
          <table:table-cell office:value-type="string">
            <text:p>12154</text:p>
          </table:table-cell>
          <table:table-cell office:value-type="string">
            <text:p>Rua Cerqueira Cesar, 185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dos Tupinás, 611 - Planalto Paulista</text:p>
          </table:table-cell>
          <table:table-cell office:value-type="string">
            <text:p>14115</text:p>
          </table:table-cell>
          <table:table-cell office:value-type="string">
            <text:p>Alameda dos Tupinás, 611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 office:value-type="string">
            <text:p>Alameda Nothmann, 485 - Campos Elíse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ésar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</text:p>
          </table:table-cell>
          <table:table-cell office:value-type="string">
            <text:p>12143</text:p>
          </table:table-cell>
          <table:table-cell office:value-type="string">
            <text:p>Alameda Santos, 2313 - Cerqueira César, Ed. Jorge Azem, 4o andar, CEP 01419-002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 José Maria da Silva, 106 - Jaguaré</text:p>
          </table:table-cell>
          <table:table-cell office:value-type="string">
            <text:p>18168</text:p>
          </table:table-cell>
          <table:table-cell office:value-type="string">
            <text:p>Av José Maria da Silva, 106 - Jaguar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 Taquandava, 827, Cidade Ipava</text:p>
          </table:table-cell>
          <table:table-cell office:value-type="string">
            <text:p>21116</text:p>
          </table:table-cell>
          <table:table-cell office:value-type="string">
            <text:p>Av Taquandava, 827, Cidade Ipav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AV. COMENDADOR SANTANA, 1932 - JD. S??O JOS??</text:p>
          </table:table-cell>
          <table:table-cell office:value-type="string">
            <text:p>13137</text:p>
          </table:table-cell>
          <table:table-cell office:value-type="string">
            <text:p>Av. Comendador Santana, 1932 - Jd. São José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Duque de Caxias, 925</text:p>
          </table:table-cell>
          <table:table-cell office:value-type="string">
            <text:p>13334</text:p>
          </table:table-cell>
          <table:table-cell office:value-type="string">
            <text:p>Av. Duque de Caxias, 925 - Campos Elíse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dgar Ruzzant, 561 casa 07 - Jardim Brasil</text:p>
          </table:table-cell>
          <table:table-cell office:value-type="string">
            <text:p>14206</text:p>
          </table:table-cell>
          <table:table-cell office:value-type="string">
            <text:p>Av. Edgar Ruzzant, 561 casa 07 - Jardim Brasi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Eng° Feijó Bittencourt, 04 - Vila Primavera</text:p>
          </table:table-cell>
          <table:table-cell office:value-type="string">
            <text:p>18188</text:p>
          </table:table-cell>
          <table:table-cell office:value-type="string">
            <text:p>Av. Eng° Feijó Bittencourt, 04 - Vila Primaver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NGO. HEITOR ANTONIO EIRAS GARCIA, 5985</text:p>
          </table:table-cell>
          <table:table-cell office:value-type="string">
            <text:p>13105</text:p>
          </table:table-cell>
          <table:table-cell office:value-type="string">
            <text:p>Av. Engº. Heitor Antonio Eiras Garcia, 5985, Raposo Tava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ULÁLIA, 278 - VILA FACHINNI</text:p>
          </table:table-cell>
          <table:table-cell office:value-type="string">
            <text:p>13132</text:p>
          </table:table-cell>
          <table:table-cell office:value-type="string">
            <text:p>Av. Eulália, 278 - Vila Fachinn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Indianópolis, 2752</text:p>
          </table:table-cell>
          <table:table-cell office:value-type="string">
            <text:p>14217</text:p>
          </table:table-cell>
          <table:table-cell office:value-type="string">
            <text:p>Av. Indianópolis, 2752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Jose Higino Neves, 1624</text:p>
          </table:table-cell>
          <table:table-cell office:value-type="string">
            <text:p>18171</text:p>
          </table:table-cell>
          <table:table-cell office:value-type="string">
            <text:p>AV JOSE HIGINO NEVES, 1624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auro Xérfan, 390 - Jardim Iva</text:p>
          </table:table-cell>
          <table:table-cell office:value-type="string">
            <text:p>18184</text:p>
          </table:table-cell>
          <table:table-cell office:value-type="string">
            <text:p>Av. Lauro Xérfan, 390 - Jardim Iv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Luiz Pires de Minas, 716, Jd Imperador</text:p>
          </table:table-cell>
          <table:table-cell office:value-type="string">
            <text:p>14194</text:p>
          </table:table-cell>
          <table:table-cell office:value-type="string">
            <text:p>Av. Luiz Pires de Minas, 716, Jd Imperad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Mateo Bei, 1055 - São Mateus -</text:p>
          </table:table-cell>
          <table:table-cell office:value-type="string">
            <text:p>18174</text:p>
          </table:table-cell>
          <table:table-cell office:value-type="string">
            <text:p>Av. Mateo Bei, 1055 - São Mateus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. Presidente Castelo Branco, 5.200 - Bom Retiro</text:p>
          </table:table-cell>
          <table:table-cell office:value-type="string">
            <text:p>14244</text:p>
          </table:table-cell>
          <table:table-cell office:value-type="string">
            <text:p>Av. Presidente Castelo Branco, 5.200 - Bom Reti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Primavera de Caiena, 338 - Parque Santa Madalena</text:p>
          </table:table-cell>
          <table:table-cell office:value-type="string">
            <text:p>14175</text:p>
          </table:table-cell>
          <table:table-cell office:value-type="string">
            <text:p>Av. Primavera de Caiena, 338 - Parque Santa Madale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Roland Garros, 1065 A ??? sala 2 ??? Vila Medeiros</text:p>
          </table:table-cell>
          <table:table-cell office:value-type="string">
            <text:p>12125</text:p>
          </table:table-cell>
          <table:table-cell office:value-type="string">
            <text:p>Av. Roland Garros, 1065 A ??? sala 2 ??? Vila Medeir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TAQUANDAVA, 17 - CIDADE IPAVA</text:p>
          </table:table-cell>
          <table:table-cell office:value-type="string">
            <text:p>13136</text:p>
          </table:table-cell>
          <table:table-cell office:value-type="string">
            <text:p>Av. Taquandava, 17 - CIidade Ipava - Jd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Tomás Lopes de Camargo, 75, Jd. Romano</text:p>
          </table:table-cell>
          <table:table-cell office:value-type="string">
            <text:p>18187</text:p>
          </table:table-cell>
          <table:table-cell office:value-type="string">
            <text:p>Av. Tomás Lopes de Camargo, 75, Jd. Rom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Ana Felícia, 01- Chácara do Conde - Grajaú</text:p>
          </table:table-cell>
          <table:table-cell office:value-type="string">
            <text:p>23393</text:p>
          </table:table-cell>
          <table:table-cell office:value-type="string">
            <text:p>Avenida Ana Felícia, 01- Chácara do Conde - Grajaú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Avenida Augustin Luberti, 1053</text:p>
          </table:table-cell>
          <table:table-cell office:value-type="string">
            <text:p>27212</text:p>
          </table:table-cell>
          <table:table-cell office:value-type="string">
            <text:p>Av Augustin Luberti, 1053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enida Barão do Rego Barros, 179 - Campo Belo.</text:p>
          </table:table-cell>
          <table:table-cell office:value-type="string">
            <text:p>14218</text:p>
          </table:table-cell>
          <table:table-cell office:value-type="string">
            <text:p>Avenida Barão do Rego Barros, 179 - Campo Belo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CARLOS CAMPOS, 840</text:p>
          </table:table-cell>
          <table:table-cell office:value-type="string">
            <text:p>11007</text:p>
          </table:table-cell>
          <table:table-cell office:value-type="string">
            <text:p>Av. Carlos de Campos, 8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IREITOS HUMANOS, 701 - LAUZANE PAULISTA</text:p>
          </table:table-cell>
          <table:table-cell office:value-type="string">
            <text:p>13158</text:p>
          </table:table-cell>
          <table:table-cell office:value-type="string">
            <text:p>Av. Direitos Humanos, 701 - Lauzane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DO ESTADO, 300 - CANIND??</text:p>
          </table:table-cell>
          <table:table-cell office:value-type="string">
            <text:p>15100</text:p>
          </table:table-cell>
          <table:table-cell office:value-type="string">
            <text:p>AVENIDA DO ESTADO, 300 - CANIND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 ESTADO, 300 - CANIND??</text:p>
          </table:table-cell>
          <table:table-cell office:value-type="string">
            <text:p>15100</text:p>
          </table:table-cell>
          <table:table-cell office:value-type="string">
            <text:p>AVENIDA DO ESTADO, 300 - CANIND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Doutor Guilherme de Abreu Sodre, 1045</text:p>
          </table:table-cell>
          <table:table-cell office:value-type="string">
            <text:p>18170</text:p>
          </table:table-cell>
          <table:table-cell office:value-type="string">
            <text:p>Avenida Doutor Guilherme de Abreu Sodre, 104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Dr. Almiro Leal da Costa - Itaim Paulisa</text:p>
          </table:table-cell>
          <table:table-cell office:value-type="string">
            <text:p>14240</text:p>
          </table:table-cell>
          <table:table-cell office:value-type="string">
            <text:p>Avenida Dr. Almiro Leal da Costa - Itaim Pauli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Engenheiro Armando de Arruda Pereira, 5275 - VILA DO ENCONTRO</text:p>
          </table:table-cell>
          <table:table-cell office:value-type="string">
            <text:p>28570</text:p>
          </table:table-cell>
          <table:table-cell office:value-type="string">
            <text:p>Avenida Engenheiro Armando de Arruda Pereira, 5275 - VILA DO ENCONTR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Fagundes Filho, 596 - Apto 113 - Vila Monte Alegre</text:p>
          </table:table-cell>
          <table:table-cell office:value-type="string">
            <text:p>14183</text:p>
          </table:table-cell>
          <table:table-cell office:value-type="string">
            <text:p>Avenida Fagundes Filho, 596 - Apto 113 - Vila Monte Alegr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 - GUARAPIRANGA</text:p>
          </table:table-cell>
          <table:table-cell office:value-type="string">
            <text:p>29514</text:p>
          </table:table-cell>
          <table:table-cell office:value-type="string">
            <text:p>AVENIDA GUARAPIRANGA, 3658 - GUARAPIRANGA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AVENIDA GUIDO CALOI</text:p>
          </table:table-cell>
          <table:table-cell office:value-type="string">
            <text:p>11075</text:p>
          </table:table-cell>
          <table:table-cell office:value-type="string">
            <text:p>Avenida Guido Caloi, 93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Gustavo Adolfo 492</text:p>
          </table:table-cell>
          <table:table-cell office:value-type="string">
            <text:p>18160</text:p>
          </table:table-cell>
          <table:table-cell office:value-type="string">
            <text:p>Avenida Gustavo Adolfo 49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IMPERATRIZ DONA AM??LIA, 200 - VILA TIRADENTES</text:p>
          </table:table-cell>
          <table:table-cell office:value-type="string">
            <text:p>11262</text:p>
          </table:table-cell>
          <table:table-cell office:value-type="string">
            <text:p>AVENIDA IMPERATRIZ DONA AM??LIA, 200 - VILA TIRADENT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Joaquim da Costa Miranda, 745</text:p>
          </table:table-cell>
          <table:table-cell office:value-type="string">
            <text:p>11236</text:p>
          </table:table-cell>
          <table:table-cell office:value-type="string">
            <text:p>Avenida Joaquim da Costa Miranda, 7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AVENIDA MIGUEL GARCIA, 134 - CANGAÍ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Avenida Miruna, 1762 - Planalto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venida Morvan Dias de Figueiredo, 2.801 - Vila Guilherm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Naylor de Oliverira, 200</text:p>
          </table:table-cell>
          <table:table-cell office:value-type="string">
            <text:p>11247</text:p>
          </table:table-cell>
          <table:table-cell office:value-type="string">
            <text:p>Avenida Naylor de Oliverira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itro Química, 39</text:p>
          </table:table-cell>
          <table:table-cell office:value-type="string">
            <text:p>18191</text:p>
          </table:table-cell>
          <table:table-cell office:value-type="string">
            <text:p>Avenida Nitro Química, 39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??O MIGUEL</text:p>
          </table:table-cell>
          <table:table-cell office:value-type="string">
            <text:p>12149</text:p>
          </table:table-cell>
          <table:table-cell office:value-type="string">
            <text:p>AVENIDA NORDESTINA, 496 - S??O MIGUE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7270</text:p>
          </table:table-cell>
          <table:table-cell office:value-type="string">
            <text:p>11257</text:p>
          </table:table-cell>
          <table:table-cell office:value-type="string">
            <text:p>Avenida Nordestina, 727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ossa Senhora do Loreto, 1162</text:p>
          </table:table-cell>
          <table:table-cell office:value-type="string">
            <text:p>18173</text:p>
          </table:table-cell>
          <table:table-cell office:value-type="string">
            <text:p>Avenida Nossa Senhora do Loreto, 1162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AVENIDA OSVALDO VALLE CORDEIRO</text:p>
          </table:table-cell>
          <table:table-cell office:value-type="string">
            <text:p>11040</text:p>
          </table:table-cell>
          <table:table-cell office:value-type="string">
            <text:p>Av  Osvado Valle Cordeiro,  1360 - 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aulo Guilguer Reimberg, 7003 - Chácara Santo Amaro</text:p>
          </table:table-cell>
          <table:table-cell office:value-type="string">
            <text:p>12138</text:p>
          </table:table-cell>
          <table:table-cell office:value-type="string">
            <text:p>Avenida Paulo Guilguer Reimberg, 7003 - Chácara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PIRES DO RIO, 3185 - VILA PROGRESSO</text:p>
          </table:table-cell>
          <table:table-cell office:value-type="string">
            <text:p>28566</text:p>
          </table:table-cell>
          <table:table-cell office:value-type="string">
            <text:p>AVENIDA PIRES DO RIO, 3185 - VILA PROGRESS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ALIM FARAH MALUF, 179 - TATUAP??</text:p>
          </table:table-cell>
          <table:table-cell office:value-type="string">
            <text:p>15106</text:p>
          </table:table-cell>
          <table:table-cell office:value-type="string">
            <text:p>AVENIDA SALIM FARAH MALUF, 179 - TATUAP??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ENIDA S??O JO??O, 613</text:p>
          </table:table-cell>
          <table:table-cell office:value-type="string">
            <text:p>11004</text:p>
          </table:table-cell>
          <table:table-cell office:value-type="string">
            <text:p>Avenida São João, 61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??O MIGUEL, 6500 - VILA NORMA</text:p>
          </table:table-cell>
          <table:table-cell office:value-type="string">
            <text:p>11190</text:p>
          </table:table-cell>
          <table:table-cell office:value-type="string">
            <text:p>AVENIDA S??O MIGUEL, 6500 - VILA NORM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09892-330</text:p>
          </table:table-cell>
          <table:table-cell office:value-type="string">
            <text:p>11249</text:p>
          </table:table-cell>
          <table:table-cell office:value-type="string">
            <text:p>Avenida São Paulo, 7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telite, 298/308 - Cidade Satelite Santa Barbara</text:p>
          </table:table-cell>
          <table:table-cell office:value-type="string">
            <text:p>14159</text:p>
          </table:table-cell>
          <table:table-cell office:value-type="string">
            <text:p>Avenida Satelite, 298/308 - Cidade Satelite Santa Barb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ERAFIM GON??ALVES PEREIRA, 177 - PARQUE NOVO MUNDO</text:p>
          </table:table-cell>
          <table:table-cell office:value-type="string">
            <text:p>13141</text:p>
          </table:table-cell>
          <table:table-cell office:value-type="string">
            <text:p>AVENIDA SERAFIM GON??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??ALVES PEREIRA, 177 - PARQUE NOVO MUNDO</text:p>
          </table:table-cell>
          <table:table-cell office:value-type="string">
            <text:p>13141</text:p>
          </table:table-cell>
          <table:table-cell office:value-type="string">
            <text:p>AV. Serafim Gonçalves Pereira, 177 - Parque Novo Mu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ARDA DAS LÁGRIMAS , 1595</text:p>
          </table:table-cell>
          <table:table-cell office:value-type="string">
            <text:p>26137</text:p>
          </table:table-cell>
          <table:table-cell office:value-type="string">
            <text:p>ESTARDA DAS LÁGRIMAS , 1595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Estrada da Baronesa, 54, Jd. Herculano</text:p>
          </table:table-cell>
          <table:table-cell office:value-type="string">
            <text:p>18178</text:p>
          </table:table-cell>
          <table:table-cell office:value-type="string">
            <text:p>Estrada da Baronesa, 54, Jd. Herculan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LAC, 10145</text:p>
          </table:table-cell>
          <table:table-cell office:value-type="string">
            <text:p>11260</text:p>
          </table:table-cell>
          <table:table-cell office:value-type="string">
            <text:p>ESTRADA ENGENHEIRO MARSILLAC, 10.145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João Lang, 153 - Cipó do Meio, São Paulo - SP</text:p>
          </table:table-cell>
          <table:table-cell office:value-type="string">
            <text:p>12158</text:p>
          </table:table-cell>
          <table:table-cell office:value-type="string">
            <text:p>Estrada João Lang, 153 - Cipó do Meio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Turística do Jaraguá, 3750 - Vila Jaraguá, São Paulo - SP,</text:p>
          </table:table-cell>
          <table:table-cell office:value-type="string">
            <text:p>12157</text:p>
          </table:table-cell>
          <table:table-cell office:value-type="string">
            <text:p>Estrada Turística do Jaraguá, 3750 - Vila Jaraguá,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Largo Dona Ana Rosa, 29, Conj. 101/102 - Vila Marian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12123</text:p>
          </table:table-cell>
          <table:table-cell office:value-type="string">
            <text:p>Museu da Imigração - Sala das Comunidades - Ru Visconde de Parnaíba, 1316 - Mooca, São Paulo - SP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Centenário, 43 - Casa Verde</text:p>
          </table:table-cell>
          <table:table-cell office:value-type="string">
            <text:p>12141</text:p>
          </table:table-cell>
          <table:table-cell office:value-type="string">
            <text:p>Praça Centenário, 43 - Casa Verd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Florence Nightingale, 56</text:p>
          </table:table-cell>
          <table:table-cell office:value-type="string">
            <text:p>14121</text:p>
          </table:table-cell>
          <table:table-cell office:value-type="string">
            <text:p>Praça Florence Nightingale, 5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Praça João Bosco Penido Burnier</text:p>
          </table:table-cell>
          <table:table-cell office:value-type="string">
            <text:p>11242</text:p>
          </table:table-cell>
          <table:table-cell office:value-type="string">
            <text:p>Praça João Bosco Penido Burnier, 74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Libero Badaró, 561 / 569 - Centro</text:p>
          </table:table-cell>
          <table:table-cell office:value-type="string">
            <text:p>13333</text:p>
          </table:table-cell>
          <table:table-cell office:value-type="string">
            <text:p>retirada na sede da CVB-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Mourato Coelho,106</text:p>
          </table:table-cell>
          <table:table-cell office:value-type="string">
            <text:p>13205</text:p>
          </table:table-cell>
          <table:table-cell office:value-type="string">
            <text:p>R. Mourato Coelho,106, Pin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cente Franco Tolentino, 45 - Parque Santa Madalena</text:p>
          </table:table-cell>
          <table:table-cell office:value-type="string">
            <text:p>27235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Rua Novo Oriente do Piauí, 160, Vila Silvia, Cangaíb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5 de Dezembro, 25, São Paulo</text:p>
          </table:table-cell>
          <table:table-cell office:value-type="string">
            <text:p>27230</text:p>
          </table:table-cell>
          <table:table-cell office:value-type="string">
            <text:p>Rua 25 de Dezembro, 2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28 de Janeiro, 119 - Vila Bela Vista</text:p>
          </table:table-cell>
          <table:table-cell office:value-type="string">
            <text:p>18155</text:p>
          </table:table-cell>
          <table:table-cell office:value-type="string">
            <text:p>Rua 28 de Janeiro, 119 - Vila Bela V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bigail Maia, 27 - Jardim Soraia</text:p>
          </table:table-cell>
          <table:table-cell office:value-type="string">
            <text:p>14113</text:p>
          </table:table-cell>
          <table:table-cell office:value-type="string">
            <text:p>Rua Abigail Maia, 27 - Jardim Sora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CADEMIA DE S??O PAULO, 850 - JARDIM CAMARGO NOVO</text:p>
          </table:table-cell>
          <table:table-cell office:value-type="string">
            <text:p>11028</text:p>
          </table:table-cell>
          <table:table-cell office:value-type="string">
            <text:p>RUA ACADEMIA DE S??O PAULO, 850 - JARDIM CAMARGO NOV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de Carvalho, 16 - Vila Progresso</text:p>
          </table:table-cell>
          <table:table-cell office:value-type="string">
            <text:p>14196</text:p>
          </table:table-cell>
          <table:table-cell office:value-type="string">
            <text:p>Rua Afonso de Carvalho, 16 - Vila Progre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2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203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FONSO PORTO, 142 - ARTUR ALVIM</text:p>
          </table:table-cell>
          <table:table-cell office:value-type="string">
            <text:p>14187</text:p>
          </table:table-cell>
          <table:table-cell office:value-type="string">
            <text:p>RUA AFONSO PORTO, 142 - ARTUR ALVI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gave, 260, Pq. Guarani</text:p>
          </table:table-cell>
          <table:table-cell office:value-type="string">
            <text:p>18172</text:p>
          </table:table-cell>
          <table:table-cell office:value-type="string">
            <text:p>Rua Agave, 260, Pq. Guarani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LAYDE DE SOUZA COSTA, 276</text:p>
          </table:table-cell>
          <table:table-cell office:value-type="string">
            <text:p>13126</text:p>
          </table:table-cell>
          <table:table-cell office:value-type="string">
            <text:p>Rua Alayde de Souza Costa, 276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INA DE MEDEIROS, 1287 - A, VILA DANUBIO AZUL</text:p>
          </table:table-cell>
          <table:table-cell office:value-type="string">
            <text:p>26485</text:p>
          </table:table-cell>
          <table:table-cell office:value-type="string">
            <text:p>RUA ALBERTINA DE MEDEIROS, 1287 - A, VILA DANUBIO AZUL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lberto leal, 110 ??? Pq. Jabaquara ??? São Paulo ??? SP.</text:p>
          </table:table-cell>
          <table:table-cell office:value-type="string">
            <text:p>14227</text:p>
          </table:table-cell>
          <table:table-cell office:value-type="string">
            <text:p>Rua Alberto leal, 110 ??? Pq. Jabaquara ??? São Paulo ?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eal, 110 ??? Pq. Jabaquara ??? São Paulo ??? SP.</text:p>
          </table:table-cell>
          <table:table-cell office:value-type="string">
            <text:p>14227</text:p>
          </table:table-cell>
          <table:table-cell office:value-type="string">
            <text:p>Rua Alberto leal, 110 ??? Pq. Jabaquara ??? São Paulo ??? SP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 -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Rua Alberto Lupo, 521, Parque dos Bancário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ice candida da Silveira, 159,</text:p>
          </table:table-cell>
          <table:table-cell office:value-type="string">
            <text:p>28588</text:p>
          </table:table-cell>
          <table:table-cell office:value-type="string">
            <text:p>Rua Alice candida da Silveira, 159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ALZIRO PINHEIRO MAGALH??ES, 578 - PARQUE S??O MIGUEL</text:p>
          </table:table-cell>
          <table:table-cell office:value-type="string">
            <text:p>13114</text:p>
          </table:table-cell>
          <table:table-cell office:value-type="string">
            <text:p>RUA ALZIRO PINHEIRO MAGALH??ES, 578 - PARQUE S?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ZIRO PINHEIRO MAGALH??ES, 578 - PARQUE S??O MIGUEL</text:p>
          </table:table-cell>
          <table:table-cell office:value-type="string">
            <text:p>13114</text:p>
          </table:table-cell>
          <table:table-cell office:value-type="string">
            <text:p>RUA ALZIRO PINHEIRO MAGALH??ES, 578 - PARQUE S??O MIGUE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mália Cordelli Cardenuto, 40</text:p>
          </table:table-cell>
          <table:table-cell office:value-type="string">
            <text:p>27183</text:p>
          </table:table-cell>
          <table:table-cell office:value-type="string">
            <text:p>Rua Amália Cordelli Cardenuto, 40 - São Mateus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a Aslan, 999</text:p>
          </table:table-cell>
          <table:table-cell office:value-type="string">
            <text:p>23439</text:p>
          </table:table-cell>
          <table:table-cell office:value-type="string">
            <text:p>Rua Ana Aslan, 999 - Parque do Engenh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Anália Dolácio Albino, 77 - Parque Maria Helena</text:p>
          </table:table-cell>
          <table:table-cell office:value-type="string">
            <text:p>18150</text:p>
          </table:table-cell>
          <table:table-cell office:value-type="string">
            <text:p>Rua Anália Dolácio Albino, 77 - Parque Maria Helen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NDR?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DR?? APPIANI, 182 - PARQUE REGINA</text:p>
          </table:table-cell>
          <table:table-cell office:value-type="string">
            <text:p>13106</text:p>
          </table:table-cell>
          <table:table-cell office:value-type="string">
            <text:p>Rua André Appiani, 182 - Parque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</text:p>
          </table:table-cell>
          <table:table-cell office:value-type="string">
            <text:p>13133</text:p>
          </table:table-cell>
          <table:table-cell office:value-type="string">
            <text:p>Rua Anibal Augusto Sardinha, 88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ÍSIO DA SILVEIRA MACHADO, 441 - JD. ROBRU</text:p>
          </table:table-cell>
          <table:table-cell office:value-type="string">
            <text:p>13131</text:p>
          </table:table-cell>
          <table:table-cell office:value-type="string">
            <text:p>Rua Anísio Da Silveira Machado, 441 - Jd. Robru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?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?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??NIO FEBRAIO FILHO, 53 - PARQUE DAS ÁRVORES</text:p>
          </table:table-cell>
          <table:table-cell office:value-type="string">
            <text:p>13110</text:p>
          </table:table-cell>
          <table:table-cell office:value-type="string">
            <text:p>RUA ANT??NIO FEBRAIO FILHO, 53 - PARQUE DAS ÁRVOR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ONIO FORTUNATO, 627 - BURGO PAULISTA</text:p>
          </table:table-cell>
          <table:table-cell office:value-type="string">
            <text:p>13120</text:p>
          </table:table-cell>
          <table:table-cell office:value-type="string">
            <text:p>RUA ANTONIO FORTUNATO, 627 - BURGO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ônio Martins, 60</text:p>
          </table:table-cell>
          <table:table-cell office:value-type="string">
            <text:p>14228</text:p>
          </table:table-cell>
          <table:table-cell office:value-type="string">
            <text:p>Rua Antônio Martins, 6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ntonio Pinto da Costa, 10, Parque Tietê</text:p>
          </table:table-cell>
          <table:table-cell office:value-type="string">
            <text:p>18193</text:p>
          </table:table-cell>
          <table:table-cell office:value-type="string">
            <text:p>Rua Antonio Pinto da Costa, 10, Parque Tietê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QUIANES, 118 - VILA BUTANT??</text:p>
          </table:table-cell>
          <table:table-cell office:value-type="string">
            <text:p>26128</text:p>
          </table:table-cell>
          <table:table-cell office:value-type="string">
            <text:p>RUA AQUIANES, 118 - VILA BUTANT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ANES, 118 - VILA BUTANT??</text:p>
          </table:table-cell>
          <table:table-cell office:value-type="string">
            <text:p>26128</text:p>
          </table:table-cell>
          <table:table-cell office:value-type="string">
            <text:p>RUA AQUIANES, 118 - VILA BUTANT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AQUILINO GON?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?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QUILINO GON??ALVES DA SILVA, 196 - INTERLAGOS</text:p>
          </table:table-cell>
          <table:table-cell office:value-type="string">
            <text:p>13111</text:p>
          </table:table-cell>
          <table:table-cell office:value-type="string">
            <text:p>RUA AQUILINO GON??ALVES DA SILVA, 196 - INTERLAG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madilho, 68 ??? Jardim Jaú</text:p>
          </table:table-cell>
          <table:table-cell office:value-type="string">
            <text:p>18161</text:p>
          </table:table-cell>
          <table:table-cell office:value-type="string">
            <text:p>Rua Armadilho, 68 ??? Jardim 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rroio Antunes, 71, casa 2,</text:p>
          </table:table-cell>
          <table:table-cell office:value-type="string">
            <text:p>18192</text:p>
          </table:table-cell>
          <table:table-cell office:value-type="string">
            <text:p>Rua Arroio Antunes, 71, casa 2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ARROIO CHUI, 176 - S??O MIGUEL PAULISTA</text:p>
          </table:table-cell>
          <table:table-cell office:value-type="string">
            <text:p>14176</text:p>
          </table:table-cell>
          <table:table-cell office:value-type="string">
            <text:p>RUA ARROIO CHUI, 176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RROIO CHUI, 176 - S??O MIGUEL PAULISTA</text:p>
          </table:table-cell>
          <table:table-cell office:value-type="string">
            <text:p>14176</text:p>
          </table:table-cell>
          <table:table-cell office:value-type="string">
            <text:p>RUA ARROIO CHUI, 176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RUA ASCENSO FERNANDES, 976 - PARQUE PAULISTA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SDRUBAL DO NASCIMENTO, 268</text:p>
          </table:table-cell>
          <table:table-cell office:value-type="string">
            <text:p>11002</text:p>
          </table:table-cell>
          <table:table-cell office:value-type="string">
            <text:p>Rua Asdrúbal do Nascimento, 26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SDRUBAL DO NASCIMENTO, 282 - 274</text:p>
          </table:table-cell>
          <table:table-cell office:value-type="string">
            <text:p>11001</text:p>
          </table:table-cell>
          <table:table-cell office:value-type="string">
            <text:p>Rua Asdrubal do Nascimento, 28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</text:p>
          </table:table-cell>
          <table:table-cell office:value-type="string">
            <text:p>12106</text:p>
          </table:table-cell>
          <table:table-cell office:value-type="string">
            <text:p>RUA AURORA, 98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Rua Baetinga, 99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° 202.212.216 - CEP 04110-060 - Vila Mariana</text:p>
          </table:table-cell>
          <table:table-cell office:value-type="string">
            <text:p>14142</text:p>
          </table:table-cell>
          <table:table-cell office:value-type="string">
            <text:p>Rua Baltazar Lisboa n° 202.212.216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Rua Baltazar Lisboa nº 180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ão Barroso do Amazonas 50</text:p>
          </table:table-cell>
          <table:table-cell office:value-type="string">
            <text:p>27618</text:p>
          </table:table-cell>
          <table:table-cell office:value-type="string">
            <text:p>Rua Barão Barroso do Amazonas 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??O DE CALERA, 8A - VILA SANTA IN?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??O DE CALERA, 8A - VILA SANTA IN??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??O DE CALERA, 8A - VILA SANTA IN??S</text:p>
          </table:table-cell>
          <table:table-cell office:value-type="string">
            <text:p>13142</text:p>
          </table:table-cell>
          <table:table-cell office:value-type="string">
            <text:p>Rua Baraão de Calera, 8A - Vila Santa inê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Rua Barão de Itapetininga, 255 - Conjunto 104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Geraldo de Rezende, 434, Jardim do Russo</text:p>
          </table:table-cell>
          <table:table-cell office:value-type="string">
            <text:p>14238</text:p>
          </table:table-cell>
          <table:table-cell office:value-type="string">
            <text:p>Rua Barão Geraldo de Rezende, 434, Jardim do Russ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ena, 528 - Vila Silva Teles, Itaim Paulista</text:p>
          </table:table-cell>
          <table:table-cell office:value-type="string">
            <text:p>18186</text:p>
          </table:table-cell>
          <table:table-cell office:value-type="string">
            <text:p>Rua Barena, 528 - Vila Silva Teles,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Rua Barra do Sirinhaen, 289 - Jardim Guaran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eatriz, 273, Alto Pinheiros</text:p>
          </table:table-cell>
          <table:table-cell office:value-type="string">
            <text:p>14136</text:p>
          </table:table-cell>
          <table:table-cell office:value-type="string">
            <text:p>Rua Beatriz, 273, Alto Pinheir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LFORD DUARTE, 125 - VILA SANTA CATARINA</text:p>
          </table:table-cell>
          <table:table-cell office:value-type="string">
            <text:p>11141</text:p>
          </table:table-cell>
          <table:table-cell office:value-type="string">
            <text:p>RUA BELFORD DUARTE, 125 - VILA SANTA CATAR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ENEDITO CARVALHO VITALINO, 7 - JARDIM CAMARGO NOVO</text:p>
          </table:table-cell>
          <table:table-cell office:value-type="string">
            <text:p>14248</text:p>
          </table:table-cell>
          <table:table-cell office:value-type="string">
            <text:p>RUA BENEDITO CARVALHO VITALINO, 7 -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Rua Benedito da Fonseca Rondon 400 - Jd.Santo Elias Piritub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jamin Cosin, 511</text:p>
          </table:table-cell>
          <table:table-cell office:value-type="string">
            <text:p>11258</text:p>
          </table:table-cell>
          <table:table-cell office:value-type="string">
            <text:p>Rua Benjamin Cosin, 511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ÁS MACHADO LIMA, 50 - JARDIM PIQUEROBY</text:p>
          </table:table-cell>
          <table:table-cell office:value-type="string">
            <text:p>13104</text:p>
          </table:table-cell>
          <table:table-cell office:value-type="string">
            <text:p>Rua Brás Machado Lima, 50 - Jd. Piquerobo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RASILUSO LOPES, 25-D - JARDIM PERI</text:p>
          </table:table-cell>
          <table:table-cell office:value-type="string">
            <text:p>13119</text:p>
          </table:table-cell>
          <table:table-cell office:value-type="string">
            <text:p>RUA BRASILUSO LOPES, 25-D - JARDIM PER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choeira da Sorte,131 Barro Branco ll Cidade Tiradentes</text:p>
          </table:table-cell>
          <table:table-cell office:value-type="string">
            <text:p>18159</text:p>
          </table:table-cell>
          <table:table-cell office:value-type="string">
            <text:p>Rua Cachoeira da Sorte,131 Barro Branco ll Cidade Tiradent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achoeira do Campo Grande, 400, Cidade Tiradentes</text:p>
          </table:table-cell>
          <table:table-cell office:value-type="string">
            <text:p>28102</text:p>
          </table:table-cell>
          <table:table-cell office:value-type="string">
            <text:p>Rua Cachoeira do Campo Grande, 400, Cidade Tiradente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io Graco, 421/423 - Vila Romana</text:p>
          </table:table-cell>
          <table:table-cell office:value-type="string">
            <text:p>13201</text:p>
          </table:table-cell>
          <table:table-cell office:value-type="string">
            <text:p>Rua Caio Graco, 421/423 - Vila Roma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MPO DAS PITANGUEIRAS, 440 - JARDIM S??O NICOLAU</text:p>
          </table:table-cell>
          <table:table-cell office:value-type="string">
            <text:p>11111</text:p>
          </table:table-cell>
          <table:table-cell office:value-type="string">
            <text:p>RUA CAMPO DAS PITANGUEIRAS, 440 - JARDIM S??O NICOLAU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????O DO EXÍLIO, 210 - JD. S??O SAV??RIO</text:p>
          </table:table-cell>
          <table:table-cell office:value-type="string">
            <text:p>13124</text:p>
          </table:table-cell>
          <table:table-cell office:value-type="string">
            <text:p>Rua Canção do Exílio, 210 - Jardim São Savé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??NDIDO RODRIGUES, 21 - JARDIM VILA FORMOSA</text:p>
          </table:table-cell>
          <table:table-cell office:value-type="string">
            <text:p>11146</text:p>
          </table:table-cell>
          <table:table-cell office:value-type="string">
            <text:p>RUA C??NDIDO RODRIGUES, 21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??NDIDO RODRIGUES, 45 - JARDIM VILA FORMOSA</text:p>
          </table:table-cell>
          <table:table-cell office:value-type="string">
            <text:p>11147</text:p>
          </table:table-cell>
          <table:table-cell office:value-type="string">
            <text:p>RUA C??NDIDO RODRIGUES, 45 - JARDIM VILA FORMOS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RUA CANHONEIRA IGUATEMI, 20 - JARDIM SANT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Felisbino de Morais , 10</text:p>
          </table:table-cell>
          <table:table-cell office:value-type="string">
            <text:p>14137</text:p>
          </table:table-cell>
          <table:table-cell office:value-type="string">
            <text:p>Rua Capitão Felisbino de Morais , 1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?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??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??O PACHECO E CHAVES, 108 - VILA PRUDENTE</text:p>
          </table:table-cell>
          <table:table-cell office:value-type="string">
            <text:p>15105</text:p>
          </table:table-cell>
          <table:table-cell office:value-type="string">
            <text:p>Rua Capitão Pacheco e Chaves, 108 - Vila Prudente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Salomão, 27 - 2º andar sala 206 - Centro</text:p>
          </table:table-cell>
          <table:table-cell office:value-type="string">
            <text:p>14133</text:p>
          </table:table-cell>
          <table:table-cell office:value-type="string">
            <text:p>Rua Capitão Salomão, 27 - 2º andar sala 206 - Cent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ua Carlos Vivaldi, 575- Sã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olina Soares, 50 - Limao</text:p>
          </table:table-cell>
          <table:table-cell office:value-type="string">
            <text:p>14247</text:p>
          </table:table-cell>
          <table:table-cell office:value-type="string">
            <text:p>Rua Carolina Soares, 50 - Lima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ARAUJO, 6 - JARDIM BELCI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VALHO ARAUJO, 6 - JARDIM BELCITO</text:p>
          </table:table-cell>
          <table:table-cell office:value-type="string">
            <text:p>14210</text:p>
          </table:table-cell>
          <table:table-cell office:value-type="string">
            <text:p>Rua Carvalho de Araujo, 6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Rua Cassandoca, 535 - Moó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iano dos Santos, 236 - Jardim Clipper</text:p>
          </table:table-cell>
          <table:table-cell office:value-type="string">
            <text:p>14225</text:p>
          </table:table-cell>
          <table:table-cell office:value-type="string">
            <text:p>Rua Cassiano dos Santos, 236 - Jardim Clippe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Rua Catarina Lopes, 345 - Vila Regi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Rua Catarina Mauad, 269 - Jardim das Palmei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l. Sousa Reis, 197, Tatuapé</text:p>
          </table:table-cell>
          <table:table-cell office:value-type="string">
            <text:p>14138</text:p>
          </table:table-cell>
          <table:table-cell office:value-type="string">
            <text:p>Rua Cel. Sousa Reis, 197, Tatuap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erqueira Cesar, 248 -</text:p>
          </table:table-cell>
          <table:table-cell office:value-type="string">
            <text:p>18176</text:p>
          </table:table-cell>
          <table:table-cell office:value-type="string">
            <text:p>Rua Cerqueira Cesar, 248 -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Rua César Zama, 257 - Mandaqu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INIRA POL?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INIRA POL??NIO, 371 - CONJUNTO PROMORAR RIO CLARO</text:p>
          </table:table-cell>
          <table:table-cell office:value-type="string">
            <text:p>13157</text:p>
          </table:table-cell>
          <table:table-cell office:value-type="string">
            <text:p>Rua Cinira Polônio, 371, São Rafael - Conjunto PROMORAR Rio Cl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amecy, S/N</text:p>
          </table:table-cell>
          <table:table-cell office:value-type="string">
            <text:p>24527</text:p>
          </table:table-cell>
          <table:table-cell office:value-type="string">
            <text:p>Rua Clamecy, S/N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Clarinia, 35 - Guaianazes.</text:p>
          </table:table-cell>
          <table:table-cell office:value-type="string">
            <text:p>18162</text:p>
          </table:table-cell>
          <table:table-cell office:value-type="string">
            <text:p>Rua Clarinia, 35 - Guaianazes.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Rua Clemente Pereira, 28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?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?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??NIO WANDERLEY, 160 - FAZENDA DA JUTA</text:p>
          </table:table-cell>
          <table:table-cell office:value-type="string">
            <text:p>13152</text:p>
          </table:table-cell>
          <table:table-cell office:value-type="string">
            <text:p>RUA CL??NIO WANDERLEY, 160 - FAZENDA DA JU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ênio Wanderley, 238, Fazenda da Juta, São Paulo, Zona Leste SP</text:p>
          </table:table-cell>
          <table:table-cell office:value-type="string">
            <text:p>14232</text:p>
          </table:table-cell>
          <table:table-cell office:value-type="string">
            <text:p>Rua Clênio Wanderley, 238, Fazenda da Juta, São Paulo, Zona Leste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Rua Conde de Irajá, 131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Itu, 673 - Santo Amaro</text:p>
          </table:table-cell>
          <table:table-cell office:value-type="string">
            <text:p>12137</text:p>
          </table:table-cell>
          <table:table-cell office:value-type="string">
            <text:p>Rua Conde de Itau, 673 - Santo Ama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O JOAQUIM, 179 - BELA VISTA</text:p>
          </table:table-cell>
          <table:table-cell office:value-type="string">
            <text:p>12113</text:p>
          </table:table-cell>
          <table:table-cell office:value-type="string">
            <text:p>RUA CONDE DE S?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DE S??O JOAQUIM, 179 - BELA VISTA</text:p>
          </table:table-cell>
          <table:table-cell office:value-type="string">
            <text:p>12113</text:p>
          </table:table-cell>
          <table:table-cell office:value-type="string">
            <text:p>RUA CONDE DE S??O JOAQUIM, 179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DE MONTERONE, 269 - JARDIM SIDNEY</text:p>
          </table:table-cell>
          <table:table-cell office:value-type="string">
            <text:p>13151</text:p>
          </table:table-cell>
          <table:table-cell office:value-type="string">
            <text:p>RUA CONDE MONTERONE, 269 - JARDIM SIDNEY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ônego Vicente Miguel Marino, 572 ??? Barra Funda</text:p>
          </table:table-cell>
          <table:table-cell office:value-type="string">
            <text:p>14243</text:p>
          </table:table-cell>
          <table:table-cell office:value-type="string">
            <text:p>Rua Cônego Vicente Miguel Marino, 572 ???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Rua Cons. Brotero, 338 (Barra Fund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Conselheiro Belizário, 412- Loja reactor - Brá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Belizário, 412- Loja reactor - Brás</text:p>
          </table:table-cell>
          <table:table-cell office:value-type="string">
            <text:p>14149</text:p>
          </table:table-cell>
          <table:table-cell office:value-type="string">
            <text:p>Rua do Acre, 333 - Mooc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selheiro Nébias, 314 ??? Campos Eliseos</text:p>
          </table:table-cell>
          <table:table-cell office:value-type="string">
            <text:p>18158</text:p>
          </table:table-cell>
          <table:table-cell office:value-type="string">
            <text:p>Rua Conselheiro Nébias, 314 ??? Campos Eliseo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ontos Gauchescos, 86 - Vila Santa Catarina</text:p>
          </table:table-cell>
          <table:table-cell office:value-type="string">
            <text:p>14231</text:p>
          </table:table-cell>
          <table:table-cell office:value-type="string">
            <text:p>Rua Contos Gauchescos, 86 - Vila Santa Cata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iolano Durand, 270, bloco A - Vila Santa Catarina</text:p>
          </table:table-cell>
          <table:table-cell office:value-type="string">
            <text:p>22496</text:p>
          </table:table-cell>
          <table:table-cell office:value-type="string">
            <text:p>Rua Coriolano Durand, 270, bloco A - Vila Santa Catarin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iolano Durant, 30</text:p>
          </table:table-cell>
          <table:table-cell office:value-type="string">
            <text:p>12103</text:p>
          </table:table-cell>
          <table:table-cell office:value-type="string">
            <text:p>Rua Coreolano Durant, 30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orneio Zelaia, Jd. São Luis</text:p>
          </table:table-cell>
          <table:table-cell office:value-type="string">
            <text:p>28589</text:p>
          </table:table-cell>
          <table:table-cell office:value-type="string">
            <text:p>Rua Corneio Zelaia, Jd. São Luis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ronel Carlos Dourado - Vila Marilene - Guaianzes</text:p>
          </table:table-cell>
          <table:table-cell office:value-type="string">
            <text:p>14152</text:p>
          </table:table-cell>
          <table:table-cell office:value-type="string">
            <text:p>Rua Coronel Carlos Dourado - Vila Marilene - Guaianz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utinho Melo, 180, Vl Yolanda</text:p>
          </table:table-cell>
          <table:table-cell office:value-type="string">
            <text:p>18181</text:p>
          </table:table-cell>
          <table:table-cell office:value-type="string">
            <text:p>Rua Coutinho Melo, 180, Vl Yoland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EMA, 661 - VILA SANTO HENRIQUE</text:p>
          </table:table-cell>
          <table:table-cell office:value-type="string">
            <text:p>14190</text:p>
          </table:table-cell>
          <table:table-cell office:value-type="string">
            <text:p>RUA CUREMA, 661 - VILA SANTO HENRI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uricharas, 203</text:p>
          </table:table-cell>
          <table:table-cell office:value-type="string">
            <text:p>18182</text:p>
          </table:table-cell>
          <table:table-cell office:value-type="string">
            <text:p>Rua Curicharas, 20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ama Entre Verdes, 129 - Vila Nova Curuçá</text:p>
          </table:table-cell>
          <table:table-cell office:value-type="string">
            <text:p>11228</text:p>
          </table:table-cell>
          <table:table-cell office:value-type="string">
            <text:p>Rua Dama Entre Verdes, 129 - Vila Nova Curuç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Abiquaras, 156 - Vila Guacuri</text:p>
          </table:table-cell>
          <table:table-cell office:value-type="string">
            <text:p>11254</text:p>
          </table:table-cell>
          <table:table-cell office:value-type="string">
            <text:p>Rua das Abiquaras, 156 - Vila Guacur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GRUMIXAMAS, 210 - JARDIM ORIENTAL - JABAQUARA</text:p>
          </table:table-cell>
          <table:table-cell office:value-type="string">
            <text:p>14138</text:p>
          </table:table-cell>
          <table:table-cell office:value-type="string">
            <text:p>RUA DAS GRUMIXAMAS, 210 - JARDIM ORIENTAL - JABAQUA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OLARIAS, 476</text:p>
          </table:table-cell>
          <table:table-cell office:value-type="string">
            <text:p>11003</text:p>
          </table:table-cell>
          <table:table-cell office:value-type="string">
            <text:p>Rua Araguaia 207 - Canind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Pitombeiras, 296 - Vila Parque</text:p>
          </table:table-cell>
          <table:table-cell office:value-type="string">
            <text:p>14200</text:p>
          </table:table-cell>
          <table:table-cell office:value-type="string">
            <text:p>Rua das Pitombeiras, 296 - Vila Parqu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as Rosas, n° 111, Parque das Flores</text:p>
          </table:table-cell>
          <table:table-cell office:value-type="string">
            <text:p>11235</text:p>
          </table:table-cell>
          <table:table-cell office:value-type="string">
            <text:p>Rua das Rosas, n° 111, Parque das Flore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ocleciano de Oliveira Filho, 404</text:p>
          </table:table-cell>
          <table:table-cell office:value-type="string">
            <text:p>11250</text:p>
          </table:table-cell>
          <table:table-cell office:value-type="string">
            <text:p>Rua Deocleciano de Oliveira Filho, 40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Rua Desembargador Altenfelder Silva, 55 - Vila Lage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esembargador Pedro Augusto do Amaral 103</text:p>
          </table:table-cell>
          <table:table-cell office:value-type="string">
            <text:p>14220</text:p>
          </table:table-cell>
          <table:table-cell office:value-type="string">
            <text:p>Rua Desembargador Pedro Augusto do Amaral 1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IAN??POLIS, 4100 - VILA PRUDENTE</text:p>
          </table:table-cell>
          <table:table-cell office:value-type="string">
            <text:p>27328</text:p>
          </table:table-cell>
          <table:table-cell office:value-type="string">
            <text:p>RUA PINDAMONHANGABA, 225 - QUINTA DA PAINEIR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DIOGO GARCUA, 254 - PARQUE BOA ESPERAN??A</text:p>
          </table:table-cell>
          <table:table-cell office:value-type="string">
            <text:p>14143</text:p>
          </table:table-cell>
          <table:table-cell office:value-type="string">
            <text:p>RUA DIOGO GARCUA, 254 - PARQUE BOA ESPERAN??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Bosque, n° 855 - Barra Funda</text:p>
          </table:table-cell>
          <table:table-cell office:value-type="string">
            <text:p>14106</text:p>
          </table:table-cell>
          <table:table-cell office:value-type="string">
            <text:p>Rua do Bosque 855 - Barra Fu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Glicério, 225</text:p>
          </table:table-cell>
          <table:table-cell office:value-type="string">
            <text:p>12117</text:p>
          </table:table-cell>
          <table:table-cell office:value-type="string">
            <text:p>Rua do Glicério, 22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Manifesto, 2354 Ipiranga</text:p>
          </table:table-cell>
          <table:table-cell office:value-type="string">
            <text:p>14136</text:p>
          </table:table-cell>
          <table:table-cell office:value-type="string">
            <text:p>Rua do Manifesto, 2354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 Parque, 134, Sacomã</text:p>
          </table:table-cell>
          <table:table-cell office:value-type="string">
            <text:p>12132</text:p>
          </table:table-cell>
          <table:table-cell office:value-type="string">
            <text:p>RUA DO PARQUE, 134 - SACOM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m Francisco Cardoso Ayres, 289 - Jd Cambará</text:p>
          </table:table-cell>
          <table:table-cell office:value-type="string">
            <text:p>11240</text:p>
          </table:table-cell>
          <table:table-cell office:value-type="string">
            <text:p>Rua Dom Francisco Cardoso Ayres, 289 - Jd Cambará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enico Montella, 392 - Parque Nações Unidas</text:p>
          </table:table-cell>
          <table:table-cell office:value-type="string">
            <text:p>18167</text:p>
          </table:table-cell>
          <table:table-cell office:value-type="string">
            <text:p>Rua Domenico Montella, 392 - Parque Nações Unida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mingo de moraes,1765 - Vila Mariana</text:p>
          </table:table-cell>
          <table:table-cell office:value-type="string">
            <text:p>14234</text:p>
          </table:table-cell>
          <table:table-cell office:value-type="string">
            <text:p>Rua Domingo de moraes,1765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Diorio, 54</text:p>
          </table:table-cell>
          <table:table-cell office:value-type="string">
            <text:p>11259</text:p>
          </table:table-cell>
          <table:table-cell office:value-type="string">
            <text:p>Rua Domingos Diorio, 54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?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RUA DOMINGOS SIM??ES, 90 - VILA SUZA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Rua dos Heliotrópios, 338 - Mirandópol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Rua dos Junquilhos, 480 - Vila Alp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DALBERTO PEREIRA DA FONSECA, 60 - PARQUE INDEPEND??NCIA</text:p>
          </table:table-cell>
          <table:table-cell office:value-type="string">
            <text:p>28565</text:p>
          </table:table-cell>
          <table:table-cell office:value-type="string">
            <text:p>RUA DOUTOR ADALBERTO PEREIRA DA FONSECA, 60 - PARQUE INDEPEND??NCIA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DOUTOR AUGUSTO AMARAL</text:p>
          </table:table-cell>
          <table:table-cell office:value-type="string">
            <text:p>11014</text:p>
          </table:table-cell>
          <table:table-cell office:value-type="string">
            <text:p>Rua Augusto do Amaral, 94 - Vila Nin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utor David Iampolsky, 36 - Bom Retiro</text:p>
          </table:table-cell>
          <table:table-cell office:value-type="string">
            <text:p>18156</text:p>
          </table:table-cell>
          <table:table-cell office:value-type="string">
            <text:p>Rua Doutor David Iampolsky, 36 - Bom Retir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DE CAMPOS, 191 - AMERICAN??POLIS</text:p>
          </table:table-cell>
          <table:table-cell office:value-type="string">
            <text:p>12116</text:p>
          </table:table-cell>
          <table:table-cell office:value-type="string">
            <text:p>Rua Dr. Mario de Campos 191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ário Moura - Vila Progresso</text:p>
          </table:table-cell>
          <table:table-cell office:value-type="string">
            <text:p>23467</text:p>
          </table:table-cell>
          <table:table-cell office:value-type="string">
            <text:p>Rua Doutor Mário Moura - Vila Progress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, Pari - CEP. 03035040</text:p>
          </table:table-cell>
          <table:table-cell office:value-type="string">
            <text:p>12127</text:p>
          </table:table-cell>
          <table:table-cell office:value-type="string">
            <text:p>Rua Doutor Miguel Paulo Capalbo, 134 - Pa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Sáles Malheiros, 229 ??? Jardim Peri</text:p>
          </table:table-cell>
          <table:table-cell office:value-type="string">
            <text:p>12150</text:p>
          </table:table-cell>
          <table:table-cell office:value-type="string">
            <text:p>Rua Doutor Sáles Malheiros, 229 ??? Jardim Per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R. ALMIRO LEAL DA COSTA, 22 - JD. DAS OLIVEIRAS</text:p>
          </table:table-cell>
          <table:table-cell office:value-type="string">
            <text:p>13128</text:p>
          </table:table-cell>
          <table:table-cell office:value-type="string">
            <text:p>Rua Dr. Almiro Leal da Costa, 22 - Jd. Das Oliveiras, Itaim Paul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. Armando da Silva Prado, 191 - Jd. Bélgica</text:p>
          </table:table-cell>
          <table:table-cell office:value-type="string">
            <text:p>14117</text:p>
          </table:table-cell>
          <table:table-cell office:value-type="string">
            <text:p>Rua Dr. Armando da Silva Prado, 191 - Jd. Bélg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ra. Neide Aparecida sollito, 435 - Vila Clementino</text:p>
          </table:table-cell>
          <table:table-cell office:value-type="string">
            <text:p>14148</text:p>
          </table:table-cell>
          <table:table-cell office:value-type="string">
            <text:p>Rua Dra. Neide Aparecida solito, 435 - Vila Clementin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URVAL GUERRA DE AZEVEDO, 531 - PARQUE SANTO ANT??NIO</text:p>
          </table:table-cell>
          <table:table-cell office:value-type="string">
            <text:p>13140</text:p>
          </table:table-cell>
          <table:table-cell office:value-type="string">
            <text:p>Rua Durval Guera de Azevedo, 531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MANUEL LIST, 96 - CHÁCARA FL??RIDA</text:p>
          </table:table-cell>
          <table:table-cell office:value-type="string">
            <text:p>14192</text:p>
          </table:table-cell>
          <table:table-cell office:value-type="string">
            <text:p>Rua Emanuel List, 96 - Chácara Flór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?O, 90 - CIDADE S??O MATEUS</text:p>
          </table:table-cell>
          <table:table-cell office:value-type="string">
            <text:p>14162</text:p>
          </table:table-cell>
          <table:table-cell office:value-type="string">
            <text:p>RUA EMBAIXADOR ILDEFONSO FALC??O, 90 - CIDADE S?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BAIXADOR ILDEFONSO FALC??O, 90 - CIDADE S??O MATEUS</text:p>
          </table:table-cell>
          <table:table-cell office:value-type="string">
            <text:p>14162</text:p>
          </table:table-cell>
          <table:table-cell office:value-type="string">
            <text:p>RUA EMBAIXADOR ILDEFONSO FALC??O, 90 - CIDADE S??O MATEU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Emilio Ayres, 80 - José Bonifacio</text:p>
          </table:table-cell>
          <table:table-cell office:value-type="string">
            <text:p>28579</text:p>
          </table:table-cell>
          <table:table-cell office:value-type="string">
            <text:p>Rua Emilio Ares, 80 - José Bonifacio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RNESTO GOULD, 406 - CIDADE TIRADENTES</text:p>
          </table:table-cell>
          <table:table-cell office:value-type="string">
            <text:p>13117</text:p>
          </table:table-cell>
          <table:table-cell office:value-type="string">
            <text:p>RUA ERNESTO GOULD, 406 - CIDADE TIRADENTE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storis do Norte, 83</text:p>
          </table:table-cell>
          <table:table-cell office:value-type="string">
            <text:p>11251</text:p>
          </table:table-cell>
          <table:table-cell office:value-type="string">
            <text:p>Rua Esoris do Norte, 83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UNICE BECHARA DE OLIVEIRA, 860</text:p>
          </table:table-cell>
          <table:table-cell office:value-type="string">
            <text:p>13108</text:p>
          </table:table-cell>
          <table:table-cell office:value-type="string">
            <text:p>Rua Eunice Bechara de Oliveira, 860 - Capão Redon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zequiel Lopes Cardozo, 597</text:p>
          </table:table-cell>
          <table:table-cell office:value-type="string">
            <text:p>11239</text:p>
          </table:table-cell>
          <table:table-cell office:value-type="string">
            <text:p>Rua Ezequiel Lopes Cardozo, 597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ANFULA, 195</text:p>
          </table:table-cell>
          <table:table-cell office:value-type="string">
            <text:p>13102</text:p>
          </table:table-cell>
          <table:table-cell office:value-type="string">
            <text:p>Rua Fanfula, 195 - Jardim São Jorge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erreira Viana, São Paulo</text:p>
          </table:table-cell>
          <table:table-cell office:value-type="string">
            <text:p>27211</text:p>
          </table:table-cell>
          <table:table-cell office:value-type="string">
            <text:p>Rua Ferreira Viana, 1B, Capela do Socorr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Rua Flor de Índio 89 - Sã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êncio Pereira, 70 - Jd Nardini</text:p>
          </table:table-cell>
          <table:table-cell office:value-type="string">
            <text:p>11241</text:p>
          </table:table-cell>
          <table:table-cell office:value-type="string">
            <text:p>Rua Florêncio Pereira, 70 - Jd Nardin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Rua Fonte Nova, 23 (Parelhereiros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rte de São Bartolomeu, 58</text:p>
          </table:table-cell>
          <table:table-cell office:value-type="string">
            <text:p>27215</text:p>
          </table:table-cell>
          <table:table-cell office:value-type="string">
            <text:p>Rua Forte de São Bartolomeu, 5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BUENO, 384 - TATUAP??</text:p>
          </table:table-cell>
          <table:table-cell office:value-type="string">
            <text:p>14177</text:p>
          </table:table-cell>
          <table:table-cell office:value-type="string">
            <text:p>RUA FRANCISCO BUENO, 384 - TATUAP??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ancisco Jose Alves, 185</text:p>
          </table:table-cell>
          <table:table-cell office:value-type="string">
            <text:p>27326</text:p>
          </table:table-cell>
          <table:table-cell office:value-type="string">
            <text:p>Rua Francisco Jose Alves, 18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FRANCISCO JUSTINO AZEVEDO, 79 - ACLIMA???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JUSTINO AZEVEDO, 79 - ACLIMA????O</text:p>
          </table:table-cell>
          <table:table-cell office:value-type="string">
            <text:p>13156</text:p>
          </table:table-cell>
          <table:table-cell office:value-type="string">
            <text:p>Rua Francisco Justino Azevedo, 79, Canbuc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MONTESUMA, 95 - PARQUE RESIDENCIAL COCAIA</text:p>
          </table:table-cell>
          <table:table-cell office:value-type="string">
            <text:p>13115</text:p>
          </table:table-cell>
          <table:table-cell office:value-type="string">
            <text:p>RUA FRANCISCO MONTESUMA, 95 - PARQUE RESIDENCIAL COCA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</text:p>
          </table:table-cell>
          <table:table-cell office:value-type="string">
            <text:p>13127</text:p>
          </table:table-cell>
          <table:table-cell office:value-type="string">
            <text:p>Rua Francisco Tranchesi, 483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CEP 04895310</text:p>
          </table:table-cell>
          <table:table-cell office:value-type="string">
            <text:p>13148</text:p>
          </table:table-cell>
          <table:table-cell office:value-type="string">
            <text:p>RUA GAIVOTA, 30 - VARGEM GRAN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Jerônimo Furtado, 796 - Jardim Modelo</text:p>
          </table:table-cell>
          <table:table-cell office:value-type="string">
            <text:p>12156</text:p>
          </table:table-cell>
          <table:table-cell office:value-type="string">
            <text:p>Rua General Jerônimo Furtado, 796 - Jardim Mode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General Pereira de berredo, 70, Jardim Camargo Novo</text:p>
          </table:table-cell>
          <table:table-cell office:value-type="string">
            <text:p>14241</text:p>
          </table:table-cell>
          <table:table-cell office:value-type="string">
            <text:p>Rua General Pereira de berredo, 70, Jardim Camarg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NERAL PORFÍRIO DA PAZ, 1616 - PARQUE BANCÁRIO</text:p>
          </table:table-cell>
          <table:table-cell office:value-type="string">
            <text:p>13153</text:p>
          </table:table-cell>
          <table:table-cell office:value-type="string">
            <text:p>RUA GENERAL PORFÍRIO DA PAZ, 1616 - PARQUE BANCÁR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eba ,95 - Vila Curuçá</text:p>
          </table:table-cell>
          <table:table-cell office:value-type="string">
            <text:p>14235</text:p>
          </table:table-cell>
          <table:table-cell office:value-type="string">
            <text:p>Rua Gereba ,95 - Vila Curuç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rvásio  Leite  Rebelo, 1299, Jd Pery Alto</text:p>
          </table:table-cell>
          <table:table-cell office:value-type="string">
            <text:p>27214</text:p>
          </table:table-cell>
          <table:table-cell office:value-type="string">
            <text:p>Rua Gervásio Leite Rebelo, 1299, Jd Pery Alt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Rua Guaipá, 87 - Vila Leopold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Rua Guararapes, 864 -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itor Peixoto, 582 - Cambuci</text:p>
          </table:table-cell>
          <table:table-cell office:value-type="string">
            <text:p>14229</text:p>
          </table:table-cell>
          <table:table-cell office:value-type="string">
            <text:p>Rua Heitor Peixoto, 582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RUA HENRIQUE HESSEL, 300 - PARELHEIR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Sertório, 175 - Tatuapé</text:p>
          </table:table-cell>
          <table:table-cell office:value-type="string">
            <text:p>13202</text:p>
          </table:table-cell>
          <table:table-cell office:value-type="string">
            <text:p>Rua Henrique Sertório, 175 - Tatuap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Ibiraiaras, 400</text:p>
          </table:table-cell>
          <table:table-cell office:value-type="string">
            <text:p>23394</text:p>
          </table:table-cell>
          <table:table-cell office:value-type="string">
            <text:p>Rua Ibiraiaras, 400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Inácio Monteiro n.1195</text:p>
          </table:table-cell>
          <table:table-cell office:value-type="string">
            <text:p>18189</text:p>
          </table:table-cell>
          <table:table-cell office:value-type="string">
            <text:p>Rua Inácio Monteiro n.119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Irapará, 151, Paraisópolis</text:p>
          </table:table-cell>
          <table:table-cell office:value-type="string">
            <text:p>15102</text:p>
          </table:table-cell>
          <table:table-cell office:value-type="string">
            <text:p>Rua Irapará, 151 - Vila Andrade - Paraisópolis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IRARA, 255 - CIDADE ANT?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?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??NIO ESTEVAO DE CARVALHO</text:p>
          </table:table-cell>
          <table:table-cell office:value-type="string">
            <text:p>14161</text:p>
          </table:table-cell>
          <table:table-cell office:value-type="string">
            <text:p>RUA IRARA, 255 - CIDADE ANT??NIO ESTEVAO DE CARVALH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ma Pia, 78 - Jaguaré.</text:p>
          </table:table-cell>
          <table:table-cell office:value-type="string">
            <text:p>14221</text:p>
          </table:table-cell>
          <table:table-cell office:value-type="string">
            <text:p>Rua Irma Pia, 78 - Jaguaré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Rua Itaguaçaba, 216 (altura av imirim 1800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Itaqui, 513 ??? Canindé</text:p>
          </table:table-cell>
          <table:table-cell office:value-type="string">
            <text:p>12104</text:p>
          </table:table-cell>
          <table:table-cell office:value-type="string">
            <text:p>Rua Itaqui , 513 ??? Canindé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acaraipe, 224</text:p>
          </table:table-cell>
          <table:table-cell office:value-type="string">
            <text:p>27222</text:p>
          </table:table-cell>
          <table:table-cell office:value-type="string">
            <text:p>RUA JACARAIPE, 224 - VILA PRUDENTE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CARANDÁ PRETO, 233 - JARDIM PANORAMA</text:p>
          </table:table-cell>
          <table:table-cell office:value-type="string">
            <text:p>13159</text:p>
          </table:table-cell>
          <table:table-cell office:value-type="string">
            <text:p>Rua Jacarandá Preto, 233 - Jd. Panoram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aguaribe, 735 Santa Cecília</text:p>
          </table:table-cell>
          <table:table-cell office:value-type="string">
            <text:p>18166</text:p>
          </table:table-cell>
          <table:table-cell office:value-type="string">
            <text:p>Rua Jaguaribe, 735, Santa Cecíl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amaica, 42, Jardim Conquista</text:p>
          </table:table-cell>
          <table:table-cell office:value-type="string">
            <text:p>24536</text:p>
          </table:table-cell>
          <table:table-cell office:value-type="string">
            <text:p>Rua Jamaica, 42, Jardim Conquista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APICHAUA, 596 - JARDIM MATARAZZO</text:p>
          </table:table-cell>
          <table:table-cell office:value-type="string">
            <text:p>15103</text:p>
          </table:table-cell>
          <table:table-cell office:value-type="string">
            <text:p>Rua Japichaua, 596 - Jardim Matarazzo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iparaná, 721- Itaquera - Parada Quinze de Novembro</text:p>
          </table:table-cell>
          <table:table-cell office:value-type="string">
            <text:p>14224</text:p>
          </table:table-cell>
          <table:table-cell office:value-type="string">
            <text:p>Rua Jiparaná, 721- Itaquera - Parada Quinze de Novemb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ão Amado Coutinho, 1009</text:p>
          </table:table-cell>
          <table:table-cell office:value-type="string">
            <text:p>11252</text:p>
          </table:table-cell>
          <table:table-cell office:value-type="string">
            <text:p>Rua João Amado Coutinho, 100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?O AMOS COMENIUS, 1.109 - JARDIM S??O BERNARDO</text:p>
          </table:table-cell>
          <table:table-cell office:value-type="string">
            <text:p>13113</text:p>
          </table:table-cell>
          <table:table-cell office:value-type="string">
            <text:p>RUA JO??O AMOS COMENIUS, 1.109 - JARDIM S?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??O AMOS COMENIUS, 1.109 - JARDIM S??O BERNARDO</text:p>
          </table:table-cell>
          <table:table-cell office:value-type="string">
            <text:p>13113</text:p>
          </table:table-cell>
          <table:table-cell office:value-type="string">
            <text:p>RUA JO??O AMOS COMENIUS, 1.109 - JARDIM S??O BERNARD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ão da Silva, 1 - Itaim Paulista</text:p>
          </table:table-cell>
          <table:table-cell office:value-type="string">
            <text:p>18177</text:p>
          </table:table-cell>
          <table:table-cell office:value-type="string">
            <text:p>Rua João da Silva, 1 - Itaim Paulist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ão de Almada, 228</text:p>
          </table:table-cell>
          <table:table-cell office:value-type="string">
            <text:p>11255</text:p>
          </table:table-cell>
          <table:table-cell office:value-type="string">
            <text:p>Rua João de Almada, 228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??O ROMAN WIRKUS, 53 - RIO PEQUENO</text:p>
          </table:table-cell>
          <table:table-cell office:value-type="string">
            <text:p>12153</text:p>
          </table:table-cell>
          <table:table-cell office:value-type="string">
            <text:p>Rua João Roman Wirkus, 53 - Rio Peque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Rua João Teodoro, 1052 - Brá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Rua Joaquim Távora, 652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almiro Mercado, 29, Vila Terezinha</text:p>
          </table:table-cell>
          <table:table-cell office:value-type="string">
            <text:p>18185</text:p>
          </table:table-cell>
          <table:table-cell office:value-type="string">
            <text:p>Rua Jorge Palmiro Mercado, 29, Vila Terezinh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rge Pires Ramalho 71 - Vila Isabel</text:p>
          </table:table-cell>
          <table:table-cell office:value-type="string">
            <text:p>14222</text:p>
          </table:table-cell>
          <table:table-cell office:value-type="string">
            <text:p>Rua Jorge Pires Ramalho 71 - Vila Isab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?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?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??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RUA JOS?? ANTONIO D'ÁVILA, 428 - JARDIM DOS ÁLAMO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e Carlos Heffner, 202</text:p>
          </table:table-cell>
          <table:table-cell office:value-type="string">
            <text:p>11204</text:p>
          </table:table-cell>
          <table:table-cell office:value-type="string">
            <text:p>Rua Jose Carlos Heffner, 2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de Queiroz Matos, 216, Jd. Grimaldi</text:p>
          </table:table-cell>
          <table:table-cell office:value-type="string">
            <text:p>12134</text:p>
          </table:table-cell>
          <table:table-cell office:value-type="string">
            <text:p>Rua José de Queiroz Matos, 216, Jd. Grimald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Francisco Chaves, Viela 4, n. 4 - Jardim Paulistano</text:p>
          </table:table-cell>
          <table:table-cell office:value-type="string">
            <text:p>12151</text:p>
          </table:table-cell>
          <table:table-cell office:value-type="string">
            <text:p>Rua José Francisco Chaves, Viela 4, n. 4 - Jardim Paulistan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?? MARIA HOMEM DE MONTES, 26 - CIDADE J?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?? MARIA HOMEM DE MONTES, 26 - CIDADE J??LIA</text:p>
          </table:table-cell>
          <table:table-cell office:value-type="string">
            <text:p>13103</text:p>
          </table:table-cell>
          <table:table-cell office:value-type="string">
            <text:p>Rua José Maria Hoem de Montes, 26 - Cidade Jú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Rua José Miguel Ackel, 280 - Vila Grana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Pereira Cruz, 209</text:p>
          </table:table-cell>
          <table:table-cell office:value-type="string">
            <text:p>27320</text:p>
          </table:table-cell>
          <table:table-cell office:value-type="string">
            <text:p>Rua José Pereira Cruz, 81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úlio de Castilho, 166 - Belém</text:p>
          </table:table-cell>
          <table:table-cell office:value-type="string">
            <text:p>14173</text:p>
          </table:table-cell>
          <table:table-cell office:value-type="string">
            <text:p>Rua Júlio de Castilho, 166 - Belém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ulio Mario Salusse, 21</text:p>
          </table:table-cell>
          <table:table-cell office:value-type="string">
            <text:p>23469</text:p>
          </table:table-cell>
          <table:table-cell office:value-type="string">
            <text:p>Rua Julio Mario Salusse, 2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K, 140 B, Jd. Vitória Régia</text:p>
          </table:table-cell>
          <table:table-cell office:value-type="string">
            <text:p>18152</text:p>
          </table:table-cell>
          <table:table-cell office:value-type="string">
            <text:p>Rua K, 140 B, Jd. Vitória Régi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avapes 382</text:p>
          </table:table-cell>
          <table:table-cell office:value-type="string">
            <text:p>27292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avapés, 1123 - Cambuci - 01519-000</text:p>
          </table:table-cell>
          <table:table-cell office:value-type="string">
            <text:p>14147</text:p>
          </table:table-cell>
          <table:table-cell office:value-type="string">
            <text:p>Rua Lavapés, 1123 - Cambuc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IS AUGUSTO PASCHOAL, 22 - JARDIM LOURDES</text:p>
          </table:table-cell>
          <table:table-cell office:value-type="string">
            <text:p>12112</text:p>
          </table:table-cell>
          <table:table-cell office:value-type="string">
            <text:p>Rua Luis Augusto Paschoal, 22 - Jardim Lourde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Luís Elson, 248 B - Anhanguera</text:p>
          </table:table-cell>
          <table:table-cell office:value-type="string">
            <text:p>14150</text:p>
          </table:table-cell>
          <table:table-cell office:value-type="string">
            <text:p>Rua Luís Elson, 248 B -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Braz de Lara, 26 - Vila São José</text:p>
          </table:table-cell>
          <table:table-cell office:value-type="string">
            <text:p>18154</text:p>
          </table:table-cell>
          <table:table-cell office:value-type="string">
            <text:p>Rua Luiz Braz de Lara, 26 - Vila São José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Geraldo da Silva, 220 - Vila Regente Feijo</text:p>
          </table:table-cell>
          <table:table-cell office:value-type="string">
            <text:p>14144</text:p>
          </table:table-cell>
          <table:table-cell office:value-type="string">
            <text:p>Rua Luiz Geraldo da Silva, 220 - Vila Regente Feij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Porrio, 463. 01</text:p>
          </table:table-cell>
          <table:table-cell office:value-type="string">
            <text:p>18157</text:p>
          </table:table-cell>
          <table:table-cell office:value-type="string">
            <text:p>Rua Luiz Porrio, 463. 01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RUA MAJOR DIOGO, 834 - BELA VI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Rua Major Maragliano, 241 - Vila Maria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Rua Major Sertório, 292 - Repúblic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lmequer do Campo, 1402</text:p>
          </table:table-cell>
          <table:table-cell office:value-type="string">
            <text:p>11248</text:p>
          </table:table-cell>
          <table:table-cell office:value-type="string">
            <text:p>Rua Malequer do Campo, 140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Manoel Raposo,13 - Conj Vila Marilena - Guaianases</text:p>
          </table:table-cell>
          <table:table-cell office:value-type="string">
            <text:p>14242</text:p>
          </table:table-cell>
          <table:table-cell office:value-type="string">
            <text:p>Rua Manoel Raposo,13 - Conj Vila Marilena - Guaianas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Rua Manuel da Maia, 131 - Parque Améri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GUILHERME DOS REIS, 491 - PARQUE GRAJA?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NUEL GUILHERME DOS REIS, 491 - PARQUE GRAJA??</text:p>
          </table:table-cell>
          <table:table-cell office:value-type="string">
            <text:p>26123</text:p>
          </table:table-cell>
          <table:table-cell office:value-type="string">
            <text:p>RUA MANUEL GUILHERME DOS REIS, 491 - PARQUE GRAJA??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MARAMORES, 36 - JARDIM S??O SAV??RIO</text:p>
          </table:table-cell>
          <table:table-cell office:value-type="string">
            <text:p>2720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ARDIM S??O SAV??RIO</text:p>
          </table:table-cell>
          <table:table-cell office:value-type="string">
            <text:p>27224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195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CELINO COELHO, 284</text:p>
          </table:table-cell>
          <table:table-cell office:value-type="string">
            <text:p>13138</text:p>
          </table:table-cell>
          <table:table-cell office:value-type="string">
            <text:p>Rua Marcelino Coelho, 284, Jardim Ange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aria Conceição Aparecida Bastos Costa, proximo ao 11</text:p>
          </table:table-cell>
          <table:table-cell office:value-type="string">
            <text:p>23468</text:p>
          </table:table-cell>
          <table:table-cell office:value-type="string">
            <text:p>Rua Maria Conceição Aparecida Bastos Costa, proximo ao 11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A TEREZA DE ANDRADE, 14 - SÍTIO REPRESA</text:p>
          </table:table-cell>
          <table:table-cell office:value-type="string">
            <text:p>12136</text:p>
          </table:table-cell>
          <table:table-cell office:value-type="string">
            <text:p>Rua Maria Tereza de Andrade, 14, Sítio Repres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Rua Maxiné, 284 - Vila 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 - Vila Bancária Munho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irante do Paranapanema, 196 - Vila Bancária Munhoz</text:p>
          </table:table-cell>
          <table:table-cell office:value-type="string">
            <text:p>12102</text:p>
          </table:table-cell>
          <table:table-cell office:value-type="string">
            <text:p>Rua Mirante do Paranapanema, 196, Vila Bancária Munhoz,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é 438, Vila Ré ( Penha)</text:p>
          </table:table-cell>
          <table:table-cell office:value-type="string">
            <text:p>21122</text:p>
          </table:table-cell>
          <table:table-cell office:value-type="string">
            <text:p>Rua Moé 438, Vila Ré ( Penha)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MONTENEGRO, 18 - JD. FELICIDADE</text:p>
          </table:table-cell>
          <table:table-cell office:value-type="string">
            <text:p>13134</text:p>
          </table:table-cell>
          <table:table-cell office:value-type="string">
            <text:p>Rua Montenegro, 18 - Jd. Felicidad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Rua Moreira de Godoi, 456 - Ipirang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Rua Narcisa Amália, 73 - Lim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arcisa Amália, 73 - Vila PRado</text:p>
          </table:table-cell>
          <table:table-cell office:value-type="string">
            <text:p>12109</text:p>
          </table:table-cell>
          <table:table-cell office:value-type="string">
            <text:p>Avenida Ricardo Medina Filho, nº 603, Vila Ipojuca, São Paulo, SP, .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NICOLAU BORBONI, 215 - JD. VERA CRUZ</text:p>
          </table:table-cell>
          <table:table-cell office:value-type="string">
            <text:p>13135</text:p>
          </table:table-cell>
          <table:table-cell office:value-type="string">
            <text:p>Rua Nicolau Borboni, 215 - Jd. Vera Cru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Osorio Franco Vilhene, 1099 - Vila Nova Curuça</text:p>
          </table:table-cell>
          <table:table-cell office:value-type="string">
            <text:p>11227</text:p>
          </table:table-cell>
          <table:table-cell office:value-type="string">
            <text:p>Rua Osorio Franco Vilhene, 1099 - Vila Nova Curuç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Osvaldo de Souza Pinto, 211 A - Morro Doce - Jardim Anhanguera</text:p>
          </table:table-cell>
          <table:table-cell office:value-type="string">
            <text:p>14104</text:p>
          </table:table-cell>
          <table:table-cell office:value-type="string">
            <text:p>Rua Osvaldo de Souza Pinto, 211 A - Morro Doce - Jardim Anhanguer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CARESIA, 126 - JAGUAR??</text:p>
          </table:table-cell>
          <table:table-cell office:value-type="string">
            <text:p>14151</text:p>
          </table:table-cell>
          <table:table-cell office:value-type="string">
            <text:p>Rua Padre Caresia, 126 - Jaguaré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dre José Antonio Romano, 65, Parque Esmeralda</text:p>
          </table:table-cell>
          <table:table-cell office:value-type="string">
            <text:p>21106</text:p>
          </table:table-cell>
          <table:table-cell office:value-type="string">
            <text:p>Rua Padre José Antonio Romano, 65, Parque Esmeralda</text:p>
          </table:table-cell>
          <table:table-cell office:value-type="string">
            <text:p>ACAO EDUCATIVA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José de Anchieta, 802</text:p>
          </table:table-cell>
          <table:table-cell office:value-type="string">
            <text:p>13206</text:p>
          </table:table-cell>
          <table:table-cell office:value-type="string">
            <text:p>Rua Padre José de Anchieta, 802, Santo Amar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dre Manuel Campello, 40 - Vila Inacio</text:p>
          </table:table-cell>
          <table:table-cell office:value-type="string">
            <text:p>13204</text:p>
          </table:table-cell>
          <table:table-cell office:value-type="string">
            <text:p>Rua Padre Manuel Campello, 40 - Vila Ina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??Á VELHA</text:p>
          </table:table-cell>
          <table:table-cell office:value-type="string">
            <text:p>13130</text:p>
          </table:table-cell>
          <table:table-cell office:value-type="string">
            <text:p>Rua Palanque, 40 - Vila Curuçá Vel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meira de Leque, 66 - Jardim Pedro José Nunes</text:p>
          </table:table-cell>
          <table:table-cell office:value-type="string">
            <text:p>14219</text:p>
          </table:table-cell>
          <table:table-cell office:value-type="string">
            <text:p>Rua Palmeira de Leque, 66 - Jardim Pedro José Nune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aulo Roberto Trivelli</text:p>
          </table:table-cell>
          <table:table-cell office:value-type="string">
            <text:p>27209</text:p>
          </table:table-cell>
          <table:table-cell office:value-type="string">
            <text:p>Rua Maramores, 36 - Jardim São Saverio - Ipirang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Rua Pedro de Madeiros, 521, 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dos Açores - 310, Jd. Luzitân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Rua Taquari, 549, Mooca ,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edro Miranda, 41 - Associação Vida Nova Jardim Imbé</text:p>
          </table:table-cell>
          <table:table-cell office:value-type="string">
            <text:p>11238</text:p>
          </table:table-cell>
          <table:table-cell office:value-type="string">
            <text:p>Rua Pedro Miranda, 41 - Associação Vida Nova Jardim Imbé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Pedro Rodrigues Beja, 75 - Vila Joaniza</text:p>
          </table:table-cell>
          <table:table-cell office:value-type="string">
            <text:p>18165</text:p>
          </table:table-cell>
          <table:table-cell office:value-type="string">
            <text:p>Rua Pedro Rodrigues Beja, 75 - Vila Joaniz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elagia Starbulov, 121 - Parque Grajaú</text:p>
          </table:table-cell>
          <table:table-cell office:value-type="string">
            <text:p>18164</text:p>
          </table:table-cell>
          <table:table-cell office:value-type="string">
            <text:p>Rua Pelagia Starbulov, 121 - Parque Grajaú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iero Tricca, 27 - Jardim Santa Fé</text:p>
          </table:table-cell>
          <table:table-cell office:value-type="string">
            <text:p>13203</text:p>
          </table:table-cell>
          <table:table-cell office:value-type="string">
            <text:p>Rua Piero Tricca, 27 - Jardim Santa F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ONTA POR??, 844 - VILA IPOJUCA</text:p>
          </table:table-cell>
          <table:table-cell office:value-type="string">
            <text:p>14163</text:p>
          </table:table-cell>
          <table:table-cell office:value-type="string">
            <text:p>RUA PONTA POR??, 844 - VILA IPOJUC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- Brooklin</text:p>
          </table:table-cell>
          <table:table-cell office:value-type="string">
            <text:p>14111</text:p>
          </table:table-cell>
          <table:table-cell office:value-type="string">
            <text:p>Rua Princesa Isabel, 548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Hassegawa, 1198 - CP 250 Itaquera - São Paulo - SP CEP 08260-090 Telefone:  11 2521-6437/ 2521-8369</text:p>
          </table:table-cell>
          <table:table-cell office:value-type="string">
            <text:p>14116</text:p>
          </table:table-cell>
          <table:table-cell office:value-type="string">
            <text:p>Rua Prof. Hassegawa, 1198 - CP 250 Itaquera - São Paulo - SP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Rua Prof. Teofilo de Carvalho, 95 - Jd Londri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ESSOR ANT??NIO DE FRANCO, 22 - JARDIM S??O LUIZ</text:p>
          </table:table-cell>
          <table:table-cell office:value-type="string">
            <text:p>13139</text:p>
          </table:table-cell>
          <table:table-cell office:value-type="string">
            <text:p>Rua Professor Antonio de Franco, 22, Jardim São Luiz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 Ascendino Reis, 830</text:p>
          </table:table-cell>
          <table:table-cell office:value-type="string">
            <text:p>13207</text:p>
          </table:table-cell>
          <table:table-cell office:value-type="string">
            <text:p>Rua Professor Ascendino Reis, 830, Vila Clement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Jacira de Carvalho, 70</text:p>
          </table:table-cell>
          <table:table-cell office:value-type="string">
            <text:p>14105</text:p>
          </table:table-cell>
          <table:table-cell office:value-type="string">
            <text:p>Rua Professora Jacira de Carvalho, 70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Alvarez, 79 - Vila do Sol</text:p>
          </table:table-cell>
          <table:table-cell office:value-type="string">
            <text:p>14181</text:p>
          </table:table-cell>
          <table:table-cell office:value-type="string">
            <text:p>Rua Rafael Alvarez, 79 - Vila do So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inha do Bosque , 06 - Vila Santa Inês</text:p>
          </table:table-cell>
          <table:table-cell office:value-type="string">
            <text:p>12155</text:p>
          </table:table-cell>
          <table:table-cell office:value-type="string">
            <text:p>Rua Rainha do Bosque , 06 - Vila Santa Inê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AULINO GALDINO DA SILVA, 1.031 - VILA BRASIL??NDIA</text:p>
          </table:table-cell>
          <table:table-cell office:value-type="string">
            <text:p>11261</text:p>
          </table:table-cell>
          <table:table-cell office:value-type="string">
            <text:p>RUA RAULINO GALDINO DA SILVA, 1.031 - VILA BRASIL??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EINALDO PEREIRA, 1 - PARQUE SANTO AMARO</text:p>
          </table:table-cell>
          <table:table-cell office:value-type="string">
            <text:p>28564</text:p>
          </table:table-cell>
          <table:table-cell office:value-type="string">
            <text:p>Rua Reinaldo Pereira, 1 - Parque Santo Amaro,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RIO BOA ESPERAN??A, 713 - VILA JACUÍ</text:p>
          </table:table-cell>
          <table:table-cell office:value-type="string">
            <text:p>13145</text:p>
          </table:table-cell>
          <table:table-cell office:value-type="string">
            <text:p>RUA RIO BOA ESPERAN?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BOA ESPERAN??A, 713 - VILA JACUÍ</text:p>
          </table:table-cell>
          <table:table-cell office:value-type="string">
            <text:p>13145</text:p>
          </table:table-cell>
          <table:table-cell office:value-type="string">
            <text:p>RUA RIO BOA ESPERAN??A, 713 - VILA JACUÍ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?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GRANDE DO NORTE, 315 - AMERICAN??POLIS</text:p>
          </table:table-cell>
          <table:table-cell office:value-type="string">
            <text:p>13101</text:p>
          </table:table-cell>
          <table:table-cell office:value-type="string">
            <text:p>Rua Rio Grande do Norte, 315 - Americanópol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Tefé, 154 - Gleba do Pêssego</text:p>
          </table:table-cell>
          <table:table-cell office:value-type="string">
            <text:p>18169</text:p>
          </table:table-cell>
          <table:table-cell office:value-type="string">
            <text:p>Rua Rio Tefé, 154 - Gleba do Pêssego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Rizieri Negrini, 356/ 372</text:p>
          </table:table-cell>
          <table:table-cell office:value-type="string">
            <text:p>11256</text:p>
          </table:table-cell>
          <table:table-cell office:value-type="string">
            <text:p>Rua Rizieri Negrini, 356/ 37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Ruiva, 90 - Brasilândia</text:p>
          </table:table-cell>
          <table:table-cell office:value-type="string">
            <text:p>12102</text:p>
          </table:table-cell>
          <table:table-cell office:value-type="string">
            <text:p>Rua Ruiva, 90 - Brasilândi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ABIA LARANJEIRA, 758 - S??O MIGUEL PAULISTA</text:p>
          </table:table-cell>
          <table:table-cell office:value-type="string">
            <text:p>14145</text:p>
          </table:table-cell>
          <table:table-cell office:value-type="string">
            <text:p>RUA SABIA LARANJEIRA, 758 - S??O MIGUEL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BIA LARANJEIRA, 758 - S??O MIGUEL PAULISTA</text:p>
          </table:table-cell>
          <table:table-cell office:value-type="string">
            <text:p>14145</text:p>
          </table:table-cell>
          <table:table-cell office:value-type="string">
            <text:p>Rua Sabia Laranjeira , 758 - São Migue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nta Rita do Sapucai, 719, Jd. Tupi</text:p>
          </table:table-cell>
          <table:table-cell office:value-type="string">
            <text:p>28587</text:p>
          </table:table-cell>
          <table:table-cell office:value-type="string">
            <text:p>Rua Santa Rita do Sapucai, 719, Jd. Tupi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antana do Rio Preto, 64, Cosmopolita, Guaianases</text:p>
          </table:table-cell>
          <table:table-cell office:value-type="string">
            <text:p>18190</text:p>
          </table:table-cell>
          <table:table-cell office:value-type="string">
            <text:p>Rua Santana do Rio Preto, 64, Cosmopolita, Guaianases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ANTO ANT??NIO DE OSSELA, 475 - PARQUE COCAIA</text:p>
          </table:table-cell>
          <table:table-cell office:value-type="string">
            <text:p>11263</text:p>
          </table:table-cell>
          <table:table-cell office:value-type="string">
            <text:p>RUA SANTO ANT??NIO DE OSSELA, 475 - PARQUE COCA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??O FRANCISCO DO HUMAITÁ, 107 - PARQUE TIET??</text:p>
          </table:table-cell>
          <table:table-cell office:value-type="string">
            <text:p>13121</text:p>
          </table:table-cell>
          <table:table-cell office:value-type="string">
            <text:p>RUA S??O FRANCISCO DO HUMAITÁ, 107 - PARQUE TIET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??O FRANCISCO DO HUMAITÁ, 107 - PARQUE TIET??</text:p>
          </table:table-cell>
          <table:table-cell office:value-type="string">
            <text:p>13121</text:p>
          </table:table-cell>
          <table:table-cell office:value-type="string">
            <text:p>RUA S??O FRANCISCO DO HUMAITÁ, 107 - PARQUE TIET??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TURNINO LOPES DE MORAIS, 13 - JARDIM ZILDA</text:p>
          </table:table-cell>
          <table:table-cell office:value-type="string">
            <text:p>13112</text:p>
          </table:table-cell>
          <table:table-cell office:value-type="string">
            <text:p>RUA SATURNINO LOPES DE MORAIS, 13 - JARDIM ZIL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NADOR FEIJO, 126</text:p>
          </table:table-cell>
          <table:table-cell office:value-type="string">
            <text:p>11006</text:p>
          </table:table-cell>
          <table:table-cell office:value-type="string">
            <text:p>Rua Senador Feijó, 126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erra das Araras, 409 - Vila Yolanda</text:p>
          </table:table-cell>
          <table:table-cell office:value-type="string">
            <text:p>14246</text:p>
          </table:table-cell>
          <table:table-cell office:value-type="string">
            <text:p>Rua Serra das Araras, 409 - Vila Yolan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Rua Sera Das Araras, 410 - Vila Ioland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E CAPIVARU??U, 274 - VILA RENATO</text:p>
          </table:table-cell>
          <table:table-cell office:value-type="string">
            <text:p>26487</text:p>
          </table:table-cell>
          <table:table-cell office:value-type="string">
            <text:p>RUA SERRA DE CAPIVARU??U, 274 - VILA RENATO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Jairé, 1433</text:p>
          </table:table-cell>
          <table:table-cell office:value-type="string">
            <text:p>14119</text:p>
          </table:table-cell>
          <table:table-cell office:value-type="string">
            <text:p>Rua Serra de Jairé, 143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São Domingos, 1015</text:p>
          </table:table-cell>
          <table:table-cell office:value-type="string">
            <text:p>18179</text:p>
          </table:table-cell>
          <table:table-cell office:value-type="string">
            <text:p>Rua Serra de São Domingos, 1015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Silva Bueno, 229 - Ipiranga.</text:p>
          </table:table-cell>
          <table:table-cell office:value-type="string">
            <text:p>14245</text:p>
          </table:table-cell>
          <table:table-cell office:value-type="string">
            <text:p>Rua Silva Bueno, 229 - Ipiranga.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</text:p>
          </table:table-cell>
          <table:table-cell office:value-type="string">
            <text:p>12130</text:p>
          </table:table-cell>
          <table:table-cell office:value-type="string">
            <text:p>Rua Silva Pinto, 423 - Bom Retir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?</text:p>
          </table:table-cell>
          <table:table-cell office:value-type="string">
            <text:p>12101</text:p>
          </table:table-cell>
          <table:table-cell office:value-type="string">
            <text:p>RUA SILVEIRA MARTINS, 115 - S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IRA MARTINS, 115 - S??</text:p>
          </table:table-cell>
          <table:table-cell office:value-type="string">
            <text:p>12101</text:p>
          </table:table-cell>
          <table:table-cell office:value-type="string">
            <text:p>RUA SILVEIRA MARTINS, 115 - S??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estro Palma,  52 B</text:p>
          </table:table-cell>
          <table:table-cell office:value-type="string">
            <text:p>11237</text:p>
          </table:table-cell>
          <table:table-cell office:value-type="string">
            <text:p>Rua Silvestro Palma,  52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imão Ragusa, Jardim Maggi - São Paulo SP - CEP 02982-140</text:p>
          </table:table-cell>
          <table:table-cell office:value-type="string">
            <text:p>27310</text:p>
          </table:table-cell>
          <table:table-cell office:value-type="string">
            <text:p>Rua Simão Ragusa (Travessa Moreira), 6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infonia Heróica, 351, Vila Calu</text:p>
          </table:table-cell>
          <table:table-cell office:value-type="string">
            <text:p>28585</text:p>
          </table:table-cell>
          <table:table-cell office:value-type="string">
            <text:p>Rua Sinfonia Heróica, 351, Vila Calu</text:p>
          </table:table-cell>
          <table:table-cell office:value-type="string">
            <text:p>FACESP</text:p>
          </table:table-cell>
        </table:table-row>
        <table:table-row>
          <table:table-cell office:value-type="string">
            <text:p>Rua Suzana de Melo, 170</text:p>
          </table:table-cell>
          <table:table-cell office:value-type="string">
            <text:p>18194</text:p>
          </table:table-cell>
          <table:table-cell office:value-type="string">
            <text:p>Rua Suzana de Melo, 170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APUIRANA, 63 - JARDIM S??O LUIS</text:p>
          </table:table-cell>
          <table:table-cell office:value-type="string">
            <text:p>13129</text:p>
          </table:table-cell>
          <table:table-cell office:value-type="string">
            <text:p>Rua Tapuirana, 63 - Jardim São Lui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eixeira Leite , 467</text:p>
          </table:table-cell>
          <table:table-cell office:value-type="string">
            <text:p>2728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Tenente Mario Barbedo, 615,</text:p>
          </table:table-cell>
          <table:table-cell office:value-type="string">
            <text:p>18183</text:p>
          </table:table-cell>
          <table:table-cell office:value-type="string">
            <text:p>Rua Tenente Mario Barbedo, 615,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 - CIDADE ANT??NIO ESTEV??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RRA BRASILEIRA, 265 - CIDADE ANT??NIO ESTEV??O DE CARVALHO</text:p>
          </table:table-cell>
          <table:table-cell office:value-type="string">
            <text:p>12105</text:p>
          </table:table-cell>
          <table:table-cell office:value-type="string">
            <text:p>Rua Terra Brasileira, 265, Cidade Antonio Estevão de Carval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Rua Texas, 1074 -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é Afonso de Moura, 345 - Vila Amélia</text:p>
          </table:table-cell>
          <table:table-cell office:value-type="string">
            <text:p>14101</text:p>
          </table:table-cell>
          <table:table-cell office:value-type="string">
            <text:p>Rua Tomé Afonso de Moura, 345 - Vila Amél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ommaso Giordani, 129</text:p>
          </table:table-cell>
          <table:table-cell office:value-type="string">
            <text:p>11243</text:p>
          </table:table-cell>
          <table:table-cell office:value-type="string">
            <text:p>Rua Tommaso Giordani, 129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REZE DE MAIO, 53 - BELA VISTA</text:p>
          </table:table-cell>
          <table:table-cell office:value-type="string">
            <text:p>13154</text:p>
          </table:table-cell>
          <table:table-cell office:value-type="string">
            <text:p>RUA TREZE DE MAIO, 53 - BELA V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RUA TUJUMIRIM, 29 - JARDIM HELEN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VACANGA, 300 - VILA CAR??O</text:p>
          </table:table-cell>
          <table:table-cell office:value-type="string">
            <text:p>14118</text:p>
          </table:table-cell>
          <table:table-cell office:value-type="string">
            <text:p>RUA VACANGA, 300 - VILA CAR??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le da Amoreira, 53</text:p>
          </table:table-cell>
          <table:table-cell office:value-type="string">
            <text:p>18153</text:p>
          </table:table-cell>
          <table:table-cell office:value-type="string">
            <text:p>Rua Vale da Amoreira, 53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Valente de Novais 185 Itaim Paulista</text:p>
          </table:table-cell>
          <table:table-cell office:value-type="string">
            <text:p>14239</text:p>
          </table:table-cell>
          <table:table-cell office:value-type="string">
            <text:p>Rua Valente de Novais 185 Itaim Paulis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Rua Venâncio Aires, 793, casa 3 - Vila Pompé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rgueiro, 1803 - Sala 02 e 03</text:p>
          </table:table-cell>
          <table:table-cell office:value-type="string">
            <text:p>14236</text:p>
          </table:table-cell>
          <table:table-cell office:value-type="string">
            <text:p>Rua Vergueiro, 1803 - Sala 02 e 03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icente Franco Tolentino, 45 - Parque Santa Madalena</text:p>
          </table:table-cell>
          <table:table-cell office:value-type="string">
            <text:p>27306</text:p>
          </table:table-cell>
          <table:table-cell office:value-type="string">
            <text:p>Rua Vicente Franco Tolentino, 45 - Parque Santa Madalen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tantonio Mastrosa, 362</text:p>
          </table:table-cell>
          <table:table-cell office:value-type="string">
            <text:p>11244</text:p>
          </table:table-cell>
          <table:table-cell office:value-type="string">
            <text:p>Rua Vitantonio Mastrosa, 362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: Alziro Pinheiro de Magalhaes, 1037</text:p>
          </table:table-cell>
          <table:table-cell office:value-type="string">
            <text:p>18175</text:p>
          </table:table-cell>
          <table:table-cell office:value-type="string">
            <text:p>Rua: Alziro Pinheiro de Magalhaes, 1037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Estrada Engenheiro Marsilac</text:p>
          </table:table-cell>
          <table:table-cell office:value-type="string">
            <text:p>12159</text:p>
          </table:table-cell>
          <table:table-cell office:value-type="string">
            <text:p>Território Indígena Aldeia Tekoa Yyrexãkã - Estrada Engenheiro Marsilac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Travessa Aurélio Linhares, 113 - Estância Jaraguá</text:p>
          </table:table-cell>
          <table:table-cell office:value-type="string">
            <text:p>12151</text:p>
          </table:table-cell>
          <table:table-cell office:value-type="string">
            <text:p>Travessa Aurélio Linhares, 113 - Estância Jaraguá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da Caixa d'água, Vila Nova Esperança.</text:p>
          </table:table-cell>
          <table:table-cell office:value-type="string">
            <text:p>27325</text:p>
          </table:table-cell>
          <table:table-cell office:value-type="string">
            <text:p>Rua da Caixa d'água, Vila Nova Esperança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aulo Argentino, 900</text:p>
          </table:table-cell>
          <table:table-cell office:value-type="string">
            <text:p>27579</text:p>
          </table:table-cell>
          <table:table-cell office:value-type="string">
            <text:p>Rua Paulo Argentino, 90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299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Av Deputado Cantídio Sampaio n, 4595</text:p>
          </table:table-cell>
          <table:table-cell office:value-type="string">
            <text:p>27553</text:p>
          </table:table-cell>
          <table:table-cell office:value-type="string">
            <text:p>Av Deputado Cantídio Sampaio n, 459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Inácio Monteiro, 6100 - Jardim São Paulo</text:p>
          </table:table-cell>
          <table:table-cell office:value-type="string">
            <text:p>24494</text:p>
          </table:table-cell>
          <table:table-cell office:value-type="string">
            <text:p>Rua Inácio Monteiro, 6100 - Jardim São Paulo</text:p>
          </table:table-cell>
          <table:table-cell office:value-type="string">
            <text:p>MTST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Moacir Padilha, 28</text:p>
          </table:table-cell>
          <table:table-cell office:value-type="string">
            <text:p>27208</text:p>
          </table:table-cell>
          <table:table-cell office:value-type="string">
            <text:p>Rua Moacir Padilha, 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PEDRO PIASSI, 173 - JARDIM NOSSA SENHORA DO CARMO</text:p>
          </table:table-cell>
          <table:table-cell office:value-type="string">
            <text:p>25507</text:p>
          </table:table-cell>
          <table:table-cell office:value-type="string">
            <text:p>RUA PEDRO PIASSI, 173 - JARDIM NOSSA SENHORA DO CARMO</text:p>
          </table:table-cell>
          <table:table-cell office:value-type="string">
            <text:p>TDTT</text:p>
          </table:table-cell>
        </table:table-row>
        <table:table-row>
          <table:table-cell office:value-type="string">
            <text:p>RUA 23 DE NOVEMBRO</text:p>
          </table:table-cell>
          <table:table-cell office:value-type="string">
            <text:p>23488</text:p>
          </table:table-cell>
          <table:table-cell office:value-type="string">
            <text:p>RUA 23 DE NOVEMBRO</text:p>
          </table:table-cell>
          <table:table-cell office:value-type="string">
            <text:p>FLM</text:p>
          </table:table-cell>
        </table:table-row>
        <table:table-row>
          <table:table-cell office:value-type="string">
            <text:p>Rua José  Pereira  Cruz, 81, Parque Bristol</text:p>
          </table:table-cell>
          <table:table-cell office:value-type="string">
            <text:p>27619</text:p>
          </table:table-cell>
          <table:table-cell office:value-type="string">
            <text:p>Rua José  Pereira  Cruz, 81, Parque Bristo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bert Arruda Pereira, 266</text:p>
          </table:table-cell>
          <table:table-cell office:value-type="string">
            <text:p>27620</text:p>
          </table:table-cell>
          <table:table-cell office:value-type="string">
            <text:p>Rua Herbert Arruda Pereira, 26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tilde Moreno, 220</text:p>
          </table:table-cell>
          <table:table-cell office:value-type="string">
            <text:p>27621</text:p>
          </table:table-cell>
          <table:table-cell office:value-type="string">
            <text:p>Rua Matilde Moreno, 22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Raul Lino, 34 - Jardim São Bento Novo</text:p>
          </table:table-cell>
          <table:table-cell office:value-type="string">
            <text:p>14215</text:p>
          </table:table-cell>
          <table:table-cell office:value-type="string">
            <text:p>Rua Raul Lino, 34 - Jardim São Bento Nov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Guarapiranga, 3658</text:p>
          </table:table-cell>
          <table:table-cell office:value-type="string">
            <text:p>29524</text:p>
          </table:table-cell>
          <table:table-cell office:value-type="string">
            <text:p>Avenida Guarapiranga, 3658</text:p>
          </table:table-cell>
          <table:table-cell office:value-type="string">
            <text:p>MUHAB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29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59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3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4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5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6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7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8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29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0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onselheiro Furtado 692</text:p>
          </table:table-cell>
          <table:table-cell office:value-type="string">
            <text:p>27631</text:p>
          </table:table-cell>
          <table:table-cell office:value-type="string">
            <text:p>Rua Conselheiro Furtado 692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5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ARRIBENHOS, 38 - JARDIM VARGINHA</text:p>
          </table:table-cell>
          <table:table-cell office:value-type="string">
            <text:p>13116</text:p>
          </table:table-cell>
          <table:table-cell office:value-type="string">
            <text:p>RUA ARRIBENHOS, 38 - JARDIM VARGINH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Joao Antnes Maciel, 720 - Parque Sâo Rafael</text:p>
          </table:table-cell>
          <table:table-cell office:value-type="string">
            <text:p>27615</text:p>
          </table:table-cell>
          <table:table-cell office:value-type="string">
            <text:p>Rua Joao Antnes Maciel, 720 - Parque Sâ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Heriberto Frias, 128</text:p>
          </table:table-cell>
          <table:table-cell office:value-type="string">
            <text:p>27622</text:p>
          </table:table-cell>
          <table:table-cell office:value-type="string">
            <text:p>Rua Heriberto Frias, 12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Gabriel Pereira, 17, São Paulo</text:p>
          </table:table-cell>
          <table:table-cell office:value-type="string">
            <text:p>27632</text:p>
          </table:table-cell>
          <table:table-cell office:value-type="string">
            <text:p>Rua Gabriel Pereira, 17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26 A</text:p>
          </table:table-cell>
          <table:table-cell office:value-type="string">
            <text:p>27633</text:p>
          </table:table-cell>
          <table:table-cell office:value-type="string">
            <text:p>Rua Vale do rio Doce, 26 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ale do Rio Doce, 53A, bloco 1 apto 51.</text:p>
          </table:table-cell>
          <table:table-cell office:value-type="string">
            <text:p>27634</text:p>
          </table:table-cell>
          <table:table-cell office:value-type="string">
            <text:p>Rua Vale do Rio Doce, 53A, bloco 1 apto 51.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Lucas Fernando Pinto, 170</text:p>
          </table:table-cell>
          <table:table-cell office:value-type="string">
            <text:p>27636</text:p>
          </table:table-cell>
          <table:table-cell office:value-type="string">
            <text:p>Rua Lucas Fernando Pinto, 17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ravessa Pau Pombo, 150</text:p>
          </table:table-cell>
          <table:table-cell office:value-type="string">
            <text:p>27637</text:p>
          </table:table-cell>
          <table:table-cell office:value-type="string">
            <text:p>Travessa Pau Pombo, 150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Profa. Suraia Aidar Menon, 2045</text:p>
          </table:table-cell>
          <table:table-cell office:value-type="string">
            <text:p>27638</text:p>
          </table:table-cell>
          <table:table-cell office:value-type="string">
            <text:p>Rua Profa. Surai Adair Menon, 2045, casa 5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tero Gomes do Nascimento, 136,</text:p>
          </table:table-cell>
          <table:table-cell office:value-type="string">
            <text:p>27639</text:p>
          </table:table-cell>
          <table:table-cell office:value-type="string">
            <text:p>Rua Antero Gomes do Nascimento, 136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André Pechon, 233 - Jardim Vera Cruz</text:p>
          </table:table-cell>
          <table:table-cell office:value-type="string">
            <text:p>11246</text:p>
          </table:table-cell>
          <table:table-cell office:value-type="string">
            <text:p>Rua André Pechon, 233 - Jardim Vera Cruz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3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LUÍS CARLOS GENTILE DE LAET, 1.736 - VILA ROSA</text:p>
          </table:table-cell>
          <table:table-cell office:value-type="string">
            <text:p>14214</text:p>
          </table:table-cell>
          <table:table-cell office:value-type="string">
            <text:p>AVENIDA LUÍS CARLOS GENTILE DE LAET, 1.736 - VILA ROS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rederico Murnau, 18</text:p>
          </table:table-cell>
          <table:table-cell office:value-type="string">
            <text:p>27640</text:p>
          </table:table-cell>
          <table:table-cell office:value-type="string">
            <text:p>Rua Frederico Murnau, 18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Tavessa Recreio Alegre, 45</text:p>
          </table:table-cell>
          <table:table-cell office:value-type="string">
            <text:p>27642</text:p>
          </table:table-cell>
          <table:table-cell office:value-type="string">
            <text:p>Tavessa Recreio Alegre, 45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3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nários, 17</text:p>
          </table:table-cell>
          <table:table-cell office:value-type="string">
            <text:p>27644</text:p>
          </table:table-cell>
          <table:table-cell office:value-type="string">
            <text:p>Canários, 17,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ultura Popular, 196</text:p>
          </table:table-cell>
          <table:table-cell office:value-type="string">
            <text:p>27645</text:p>
          </table:table-cell>
          <table:table-cell office:value-type="string">
            <text:p>Rua Cultura Popular, 196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Cambirisa, 129</text:p>
          </table:table-cell>
          <table:table-cell office:value-type="string">
            <text:p>27646</text:p>
          </table:table-cell>
          <table:table-cell office:value-type="string">
            <text:p>Rua Cambiriza, 129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Maramores, 36 - Jd São Saverio</text:p>
          </table:table-cell>
          <table:table-cell office:value-type="string">
            <text:p>27647</text:p>
          </table:table-cell>
          <table:table-cell office:value-type="string">
            <text:p>Rua Maramores, 36 - Jd São Saverio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. Vieira Martins, 2 - Brás, São Paulo - SP</text:p>
          </table:table-cell>
          <table:table-cell office:value-type="string">
            <text:p>27648</text:p>
          </table:table-cell>
          <table:table-cell office:value-type="string">
            <text:p>R. Vieira Martins, 2 - Brás, São Paulo - SP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José Bonifácio, 395, São Paulo</text:p>
          </table:table-cell>
          <table:table-cell office:value-type="string">
            <text:p>12145</text:p>
          </table:table-cell>
          <table:table-cell office:value-type="string">
            <text:p>Rua José Bonifácio 395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rina Ciufuli Zanfelice, 289 - Lapa</text:p>
          </table:table-cell>
          <table:table-cell office:value-type="string">
            <text:p>15104</text:p>
          </table:table-cell>
          <table:table-cell office:value-type="string">
            <text:p>Rua Marina Ciufuli Zanfelice, 289 - Lap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Av  Osvado Valle Cordeiro, 1320 - Cidade Líder</text:p>
          </table:table-cell>
          <table:table-cell office:value-type="string">
            <text:p>11113</text:p>
          </table:table-cell>
          <table:table-cell office:value-type="string">
            <text:p>Av  Osvado Valle Cordeiro, 1320 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r. Alcides de Campos, 115 - Americanopolis</text:p>
          </table:table-cell>
          <table:table-cell office:value-type="string">
            <text:p>11126</text:p>
          </table:table-cell>
          <table:table-cell office:value-type="string">
            <text:p>Rua Dr. Alcides de Campos, 115 - Americano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294- Cidade Líder</text:p>
          </table:table-cell>
          <table:table-cell office:value-type="string">
            <text:p>11112</text:p>
          </table:table-cell>
          <table:table-cell office:value-type="string">
            <text:p>Av  Osvado Valle Cordeiro, 1294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Dornas Filho, 72 - Vila Paulista São Paulo</text:p>
          </table:table-cell>
          <table:table-cell office:value-type="string">
            <text:p>11144</text:p>
          </table:table-cell>
          <table:table-cell office:value-type="string">
            <text:p>Rua Dornas Filho, 72 - Vila Paulista São Paul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iro ao Pombo, 371, Brasilândia</text:p>
          </table:table-cell>
          <table:table-cell office:value-type="string">
            <text:p>11253</text:p>
          </table:table-cell>
          <table:table-cell office:value-type="string">
            <text:p>Rua Tiro ao Pombo, 371, Brasilând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  Osvado Valle Cordeiro, 1340- Cidade Líder</text:p>
          </table:table-cell>
          <table:table-cell office:value-type="string">
            <text:p>11114</text:p>
          </table:table-cell>
          <table:table-cell office:value-type="string">
            <text:p>Av  Osvado Valle Cordeiro, 1340- Cidade Líder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. Hélio Lobo, 81 - Parque Jabaquara  São Paulo - SP
04359-030</text:p>
          </table:table-cell>
          <table:table-cell office:value-type="string">
            <text:p>11137</text:p>
          </table:table-cell>
          <table:table-cell office:value-type="string">
            <text:p>Av. Hélio Lobo, 81 - Parque Jabaquara  São Paulo - SP
04359-03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Luiz Gushiken, 170 - Jardim Vergueiro</text:p>
          </table:table-cell>
          <table:table-cell office:value-type="string">
            <text:p>11075</text:p>
          </table:table-cell>
          <table:table-cell office:value-type="string">
            <text:p>Avenida Luiz Gushiken, 170 - Jardim Vergueiro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harles Colomb, 200</text:p>
          </table:table-cell>
          <table:table-cell office:value-type="string">
            <text:p>11134</text:p>
          </table:table-cell>
          <table:table-cell office:value-type="string">
            <text:p>Rua Charles Colomb, 2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George Ohm, 12</text:p>
          </table:table-cell>
          <table:table-cell/>
          <table:table-cell office:value-type="string">
            <text:p>Rua George Ohm, 12</text:p>
          </table:table-cell>
          <table:table-cell/>
        </table:table-row>
        <table:table-row>
          <table:table-cell office:value-type="string">
            <text:p>Avenida Império Delamare, 3.250 Heliópolis</text:p>
          </table:table-cell>
          <table:table-cell office:value-type="string">
            <text:p>11159</text:p>
          </table:table-cell>
          <table:table-cell office:value-type="string">
            <text:p>Avenida Império Delamare, 3.250 Heliópoli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58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obélia, 59 - Jd Prudência</text:p>
          </table:table-cell>
          <table:table-cell office:value-type="string">
            <text:p>14195</text:p>
          </table:table-cell>
          <table:table-cell office:value-type="string">
            <text:p>Rua Robélia, 59 - Jd Prudênc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Almirante Delamare, 3250</text:p>
          </table:table-cell>
          <table:table-cell office:value-type="string">
            <text:p>11160</text:p>
          </table:table-cell>
          <table:table-cell office:value-type="string">
            <text:p>Avenida Império Delamare, 3.250 Heliópolis 04230-000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ESTRADA DE POÁ, 1740 - VILA SÃO GERALDO</text:p>
          </table:table-cell>
          <table:table-cell office:value-type="string">
            <text:p>13122</text:p>
          </table:table-cell>
          <table:table-cell office:value-type="string">
            <text:p>SASF GUAIANASES PROJESP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ERRA DAS ARARAS, 410 - VILA IOLANDA</text:p>
          </table:table-cell>
          <table:table-cell office:value-type="string">
            <text:p>13123</text:p>
          </table:table-cell>
          <table:table-cell office:value-type="string">
            <text:p>SASF AVIB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ÇÃO DO EXÍLIO, 210 - JD. SÃO SAVÉRIO</text:p>
          </table:table-cell>
          <table:table-cell office:value-type="string">
            <text:p>13124</text:p>
          </table:table-cell>
          <table:table-cell office:value-type="string">
            <text:p>SASF CHICO MENDES - UNAS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Itaguaçaba, 216</text:p>
          </table:table-cell>
          <table:table-cell office:value-type="string">
            <text:p>14103</text:p>
          </table:table-cell>
          <table:table-cell office:value-type="string">
            <text:p>CENTRO ORGANIZADO DE TRATAMENTO INTENSIVO À CRIANÇA - COTIC I E I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incesa Isabel, 548 - Brooklin</text:p>
          </table:table-cell>
          <table:table-cell office:value-type="string">
            <text:p>14111</text:p>
          </table:table-cell>
          <table:table-cell office:value-type="string">
            <text:p>ASSOCIAÇÃO BRASILEIRA PARA O ADOLESCENTE E A CRIANÇA ESPECIAL - ABRAC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xiné, 284 - Vila Ré</text:p>
          </table:table-cell>
          <table:table-cell office:value-type="string">
            <text:p>14112</text:p>
          </table:table-cell>
          <table:table-cell office:value-type="string">
            <text:p>ASSOCIAÇÃO AMIGOS EXCEPCIONAIS - AM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erra de Jairé, 1433 - Quarta Parada</text:p>
          </table:table-cell>
          <table:table-cell office:value-type="string">
            <text:p>14119</text:p>
          </table:table-cell>
          <table:table-cell office:value-type="string">
            <text:p>CASA VIDA I - Centro Social Nossa Senhora do bom Part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ssandoca, 535 - Moóca</text:p>
          </table:table-cell>
          <table:table-cell office:value-type="string">
            <text:p>14128</text:p>
          </table:table-cell>
          <table:table-cell office:value-type="string">
            <text:p>LAR DA REDENÇÃ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iruna, 1762 - Planalto Paulista</text:p>
          </table:table-cell>
          <table:table-cell office:value-type="string">
            <text:p>14139</text:p>
          </table:table-cell>
          <table:table-cell office:value-type="string">
            <text:p>Instituto de Reabilitação e Apoio às famílias de Autistas (Instituto RAF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 de moraes,1765 - Vila Mariana</text:p>
          </table:table-cell>
          <table:table-cell office:value-type="string">
            <text:p>14234</text:p>
          </table:table-cell>
          <table:table-cell office:value-type="string">
            <text:p>Associação Fernanda Bianchin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ANTO ANTÔNIO DE OSSELA, 475 - PARQUE COCAIA</text:p>
          </table:table-cell>
          <table:table-cell office:value-type="string">
            <text:p>11263</text:p>
          </table:table-cell>
          <table:table-cell office:value-type="string">
            <text:p>PARQUE COCAI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CONDE DE SÃO JOAQUIM, 179 - BELA VISTA</text:p>
          </table:table-cell>
          <table:table-cell office:value-type="string">
            <text:p>12113</text:p>
          </table:table-cell>
          <table:table-cell office:value-type="string">
            <text:p>Centro da Mulher Imigrante e Refugiada - CEMI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Sertório, 292 - República</text:p>
          </table:table-cell>
          <table:table-cell office:value-type="string">
            <text:p>12131</text:p>
          </table:table-cell>
          <table:table-cell office:value-type="string">
            <text:p>PELA VID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ão de Itapetininga, 255 - Conjunto 104 - República</text:p>
          </table:table-cell>
          <table:table-cell office:value-type="string">
            <text:p>12133</text:p>
          </table:table-cell>
          <table:table-cell office:value-type="string">
            <text:p>Associação dos Angolanos em São Paulo Palanca Negr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ão Teodoro, 1052 - Brás</text:p>
          </table:table-cell>
          <table:table-cell office:value-type="string">
            <text:p>12135</text:p>
          </table:table-cell>
          <table:table-cell office:value-type="string">
            <text:p>FACULDADE LATINO-AMERICANA DE CIENCIAS SOCIAIS (FLACSO)</text:p>
          </table:table-cell>
          <table:table-cell office:value-type="string">
            <text:p>SMDHC</text:p>
          </table:table-cell>
        </table:table-row>
        <table:table-row>
          <table:table-cell/>
          <table:table-cell office:value-type="string">
            <text:p>12145</text:p>
          </table:table-cell>
          <table:table-cell office:value-type="string">
            <text:p>MOVIMENTO ESTADUAL DA POPULAÇÃO EM SITUAÇÃO DE RU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CATARINA LOPES, 345 - VILA REGINA</text:p>
          </table:table-cell>
          <table:table-cell office:value-type="string">
            <text:p>13125</text:p>
          </table:table-cell>
          <table:table-cell office:value-type="string">
            <text:p>SASF ITAQUER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LAYDE DE SOUZA COSTA, 276 - ITAQUERA</text:p>
          </table:table-cell>
          <table:table-cell office:value-type="string">
            <text:p>13126</text:p>
          </table:table-cell>
          <table:table-cell office:value-type="string">
            <text:p>SASF JOSÉ BONIFÁCI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FRANCISCO TRANCHESI, 483 - JARDIM NOSSA SENHORA DO CARMO</text:p>
          </table:table-cell>
          <table:table-cell office:value-type="string">
            <text:p>13127</text:p>
          </table:table-cell>
          <table:table-cell office:value-type="string">
            <text:p>SASF PARQUE DO CARMO – BEATO LUIS BIRAGH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edro de Toledo 1.620, Vila Clementino</text:p>
          </table:table-cell>
          <table:table-cell office:value-type="string">
            <text:p>14110</text:p>
          </table:table-cell>
          <table:table-cell office:value-type="string">
            <text:p>AACD (MOOCA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tarina Mauad, 269 - Jardim das Palmeiras</text:p>
          </table:table-cell>
          <table:table-cell office:value-type="string">
            <text:p>14122</text:p>
          </table:table-cell>
          <table:table-cell office:value-type="string">
            <text:p>INSTITUTO CANTO DE LU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lameda Nothmann, 485 - Campos Elíseos</text:p>
          </table:table-cell>
          <table:table-cell office:value-type="string">
            <text:p>12108</text:p>
          </table:table-cell>
          <table:table-cell/>
          <table:table-cell office:value-type="string">
            <text:p>SMDHC</text:p>
          </table:table-cell>
        </table:table-row>
        <table:table-row>
          <table:table-cell office:value-type="string">
            <text:p>Rua do Glicério, 225 - Liberdade</text:p>
          </table:table-cell>
          <table:table-cell office:value-type="string">
            <text:p>12117</text:p>
          </table:table-cell>
          <table:table-cell office:value-type="string">
            <text:p>PIA SOCIEDADE DOS MISSIONÁRIOS DE SÃO CARLOS - MISSÃO PAZ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ALMIRO LEAL DA COSTA, 22 - JARDIM DAS OLIVEIRAS</text:p>
          </table:table-cell>
          <table:table-cell office:value-type="string">
            <text:p>13128</text:p>
          </table:table-cell>
          <table:table-cell office:value-type="string">
            <text:p>SASF ITAIM PAULISTA I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APUIRANA, 63 - JARDIM SÃO LUIS</text:p>
          </table:table-cell>
          <table:table-cell office:value-type="string">
            <text:p>13129</text:p>
          </table:table-cell>
          <table:table-cell office:value-type="string">
            <text:p>SASF ITAIM PAULISTA 2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ALANQUE, 40 - VILA CURUÇÁ VELHA</text:p>
          </table:table-cell>
          <table:table-cell office:value-type="string">
            <text:p>13130</text:p>
          </table:table-cell>
          <table:table-cell office:value-type="string">
            <text:p>SASF CURUÇÁ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Desembargador Altenfelder Silva, 55 - Vila Lageado</text:p>
          </table:table-cell>
          <table:table-cell office:value-type="string">
            <text:p>14109</text:p>
          </table:table-cell>
          <table:table-cell office:value-type="string">
            <text:p>PROJETO CRIANÇA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SILVEIRA MARTINS, 115 - SÉ</text:p>
          </table:table-cell>
          <table:table-cell office:value-type="string">
            <text:p>12101</text:p>
          </table:table-cell>
          <table:table-cell office:value-type="string">
            <text:p>ONG ÁFRICA DO CORAÇ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URORA, 981 - SANTA IFIGÊNIA - CENTRO</text:p>
          </table:table-cell>
          <table:table-cell office:value-type="string">
            <text:p>12106</text:p>
          </table:table-cell>
          <table:table-cell office:value-type="string">
            <text:p>ASSOCIAÇÃO SENEGALESA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AJOR DIOGO, 834 - BELA VISTA</text:p>
          </table:table-cell>
          <table:table-cell office:value-type="string">
            <text:p>12146</text:p>
          </table:table-cell>
          <table:table-cell office:value-type="string">
            <text:p>SERVIÇO FRANCISCANO DE SOLIDARIEDADE - SEFRAS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NÍSIO DA SILVEIRA MACHADO, 441 - JARDIM ROBRU</text:p>
          </table:table-cell>
          <table:table-cell office:value-type="string">
            <text:p>13131</text:p>
          </table:table-cell>
          <table:table-cell office:value-type="string">
            <text:p>SASF CURUÇÁ - CASA DA FAMÍL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. EULÁLIA, 278 - VILA FACHINNI</text:p>
          </table:table-cell>
          <table:table-cell office:value-type="string">
            <text:p>13132</text:p>
          </table:table-cell>
          <table:table-cell office:value-type="string">
            <text:p>SASF A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ANIBAL AUGUSTO SARDINHA, 88 - VILA NILO</text:p>
          </table:table-cell>
          <table:table-cell office:value-type="string">
            <text:p>13133</text:p>
          </table:table-cell>
          <table:table-cell office:value-type="string">
            <text:p>SASF JAÇANÃ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Professora Jacira de Carvalho, 70 - Vila Constança</text:p>
          </table:table-cell>
          <table:table-cell office:value-type="string">
            <text:p>14105</text:p>
          </table:table-cell>
          <table:table-cell office:value-type="string">
            <text:p>JAÇANÃ PROMOV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utor Armando da Silva Prado, 191 - Jardim Bélgica</text:p>
          </table:table-cell>
          <table:table-cell office:value-type="string">
            <text:p>14117</text:p>
          </table:table-cell>
          <table:table-cell office:value-type="string">
            <text:p>ASSOCIAÇÃO SUIÇO BRASILEIRA DE AJUDA À CRIANÇA - BRASCR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oreira de Godoi, 456 - Ipiranga</text:p>
          </table:table-cell>
          <table:table-cell office:value-type="string">
            <text:p>14184</text:p>
          </table:table-cell>
          <table:table-cell office:value-type="string">
            <text:p>INSTITUTO DE CEGOS PADRE CHIC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jor Maragliano, 241 - Vila Mariana</text:p>
          </table:table-cell>
          <table:table-cell office:value-type="string">
            <text:p>14199</text:p>
          </table:table-cell>
          <table:table-cell office:value-type="string">
            <text:p>PROGRAMA INSERI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sé Miguel Ackel, 280 - Vila Granada</text:p>
          </table:table-cell>
          <table:table-cell office:value-type="string">
            <text:p>14204</text:p>
          </table:table-cell>
          <table:table-cell office:value-type="string">
            <text:p>ASSOCIAÇÃO COM MAIS AMO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uel da Maia, 131 - Parque América</text:p>
          </table:table-cell>
          <table:table-cell office:value-type="string">
            <text:p>14205</text:p>
          </table:table-cell>
          <table:table-cell office:value-type="string">
            <text:p>COMUNIDADE NOVA CIVILIZAÇÃO - COMUNIDADE CIDADÃ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URORA, 981 - SANTA IFIGÊNIA - CENTRO</text:p>
          </table:table-cell>
          <table:table-cell office:value-type="string">
            <text:p>12106</text:p>
          </table:table-cell>
          <table:table-cell office:value-type="string">
            <text:p>ASSOCIAÇÃO SENEGALESA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SILVA PINTO, 423 - BOM RETIRO - CENTRO</text:p>
          </table:table-cell>
          <table:table-cell office:value-type="string">
            <text:p>12130</text:p>
          </table:table-cell>
          <table:table-cell office:value-type="string">
            <text:p>ASSOCIAÇÃO FEIRA KANTU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MONTENEGRO, 18 - JARDIM FELICIDADE</text:p>
          </table:table-cell>
          <table:table-cell office:value-type="string">
            <text:p>13134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NICOLAU BORBONI, 215 - JARDIM VERA CRUZ</text:p>
          </table:table-cell>
          <table:table-cell office:value-type="string">
            <text:p>13135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TAQUANDAVA, 17 - CIDADE IPAVA</text:p>
          </table:table-cell>
          <table:table-cell office:value-type="string">
            <text:p>13136</text:p>
          </table:table-cell>
          <table:table-cell office:value-type="string">
            <text:p>SASF TREMEMBÉ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SABIA LARANJEIRA, 758 - SÃO MIGUEL PAULISTA</text:p>
          </table:table-cell>
          <table:table-cell office:value-type="string">
            <text:p>14145</text:p>
          </table:table-cell>
          <table:table-cell office:value-type="string">
            <text:p>ASSOCIAÇÃO SEMPRE JUNTO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RAFAEL ÁLVARES, 79 - VILA DO SOL</text:p>
          </table:table-cell>
          <table:table-cell office:value-type="string">
            <text:p>14181</text:p>
          </table:table-cell>
          <table:table-cell office:value-type="string">
            <text:p>ASSOCIAÇÃO PROJETO BATUTINHAS E ADJACÊNC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QUIANES, 118 - VILA BUTANTÃ</text:p>
          </table:table-cell>
          <table:table-cell office:value-type="string">
            <text:p>26128</text:p>
          </table:table-cell>
          <table:table-cell office:value-type="string">
            <text:p>JARDIM SÃO REMO (VILA BUTANTÃ)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PEDRO DE MEDEIROS, 521 - VILA BELA</text:p>
          </table:table-cell>
          <table:table-cell office:value-type="string">
            <text:p>26540</text:p>
          </table:table-cell>
          <table:table-cell office:value-type="string">
            <text:p>VILA BEL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SERRA DE CAPIVARUÇU, 274 - VILA RENATO</text:p>
          </table:table-cell>
          <table:table-cell office:value-type="string">
            <text:p>26487</text:p>
          </table:table-cell>
          <table:table-cell office:value-type="string">
            <text:p>JARDIM ELBA</text:p>
          </table:table-cell>
          <table:table-cell office:value-type="string">
            <text:p>CMP SP</text:p>
          </table:table-cell>
        </table:table-row>
        <table:table-row>
          <table:table-cell office:value-type="string">
            <text:p>RUA DAS GUASSATUNGAS, 48 - VILA CAMPESTRE</text:p>
          </table:table-cell>
          <table:table-cell office:value-type="string">
            <text:p>22497</text:p>
          </table:table-cell>
          <table:table-cell office:value-type="string">
            <text:p>ASSOCIAÇÃO BRAUNA</text:p>
          </table:table-cell>
          <table:table-cell office:value-type="string">
            <text:p>MSTC</text:p>
          </table:table-cell>
        </table:table-row>
        <table:table-row>
          <table:table-cell office:value-type="string">
            <text:p>RUA JOÃO ANTUNES MACIEL, 720 - PARQUE SÃO RAFAEL</text:p>
          </table:table-cell>
          <table:table-cell office:value-type="string">
            <text:p>27636</text:p>
          </table:table-cell>
          <table:table-cell office:value-type="string">
            <text:p>MUTIRÃO SÃO RAFAEL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OS LIMAS, 13 - JARDIM EMBURÁ - PARELHEIROS</text:p>
          </table:table-cell>
          <table:table-cell office:value-type="string">
            <text:p>27649</text:p>
          </table:table-cell>
          <table:table-cell office:value-type="string">
            <text:p>JARDIM EMBUR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NOVE, 23 A - JARDIM MONTE VERDE</text:p>
          </table:table-cell>
          <table:table-cell office:value-type="string">
            <text:p>27650</text:p>
          </table:table-cell>
          <table:table-cell office:value-type="string">
            <text:p>JARDIM MONTE VERDE - GRAJAÚ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ESTRADA DA LIGAÇÃO, 370 - JARDIM MONTE VERDE</text:p>
          </table:table-cell>
          <table:table-cell office:value-type="string">
            <text:p>27651</text:p>
          </table:table-cell>
          <table:table-cell office:value-type="string">
            <text:p>JARDIM PRAINHA - GRAJAÚ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SANTA SOFIA, 250 - JARDIM TURQUESA</text:p>
          </table:table-cell>
          <table:table-cell office:value-type="string">
            <text:p>27652</text:p>
          </table:table-cell>
          <table:table-cell office:value-type="string">
            <text:p>SANTA SOFIA</text:p>
          </table:table-cell>
          <table:table-cell office:value-type="string">
            <text:p>UMM</text:p>
          </table:table-cell>
        </table:table-row>
        <table:table-row>
          <table:table-cell office:value-type="string">
            <text:p>Rua Virajuba, 1056</text:p>
          </table:table-cell>
          <table:table-cell office:value-type="string">
            <text:p>11260</text:p>
          </table:table-cell>
          <table:table-cell office:value-type="string">
            <text:p>Guarirob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TERRA BRASILEIRA, 265 - CIDADE ANTÔNIO ESTEVÃO DE CARVALHO</text:p>
          </table:table-cell>
          <table:table-cell office:value-type="string">
            <text:p>12105</text:p>
          </table:table-cell>
          <table:table-cell office:value-type="string">
            <text:p>ASSOCIAÇÃO BENEFICENTE ESPORTE, CULTURA E LAZER NOSSO SONH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Barra do Sirinhaen, 289 - Jardim Guarani</text:p>
          </table:table-cell>
          <table:table-cell office:value-type="string">
            <text:p>12114</text:p>
          </table:table-cell>
          <table:table-cell office:value-type="string">
            <text:p>Grupo Melhor Idade Razão e Emoçã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LBERTO LUPO, 521 - PARQUE DOS BANCÁRIOS</text:p>
          </table:table-cell>
          <table:table-cell office:value-type="string">
            <text:p>12147</text:p>
          </table:table-cell>
          <table:table-cell office:value-type="string">
            <text:p>ASSOCIAÇÃO JAIME ABÍLIO DE SÁ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outor Miguel Paulo Capalbo, 134 - Pari</text:p>
          </table:table-cell>
          <table:table-cell office:value-type="string">
            <text:p>12148</text:p>
          </table:table-cell>
          <table:table-cell office:value-type="string">
            <text:p>CULTURAL FOLCLÓRICA BOLÍVIA BRASI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DURVAL GUERRA DE AZEVEDO, 531 - PARQUE SANTO ANTÔNIO</text:p>
          </table:table-cell>
          <table:table-cell office:value-type="string">
            <text:p>13140</text:p>
          </table:table-cell>
          <table:table-cell office:value-type="string">
            <text:p>SASF JARDIM SÃO LUIZ I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RÃO DE CALERA, 8A - VILA SANTA INÊS</text:p>
          </table:table-cell>
          <table:table-cell office:value-type="string">
            <text:p>13142</text:p>
          </table:table-cell>
          <table:table-cell office:value-type="string">
            <text:p>SASF JACUI I - NEUZA AVELIN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SERAFIM GONÇALVES PEREIRA, 177 - PARQUE NOVO MUNDO</text:p>
          </table:table-cell>
          <table:table-cell office:value-type="string">
            <text:p>13141</text:p>
          </table:table-cell>
          <table:table-cell office:value-type="string">
            <text:p>SAS MG - VILA MARIA / VILA GUILHERME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Baltazar Lisboa nº 180 - Vila Mariana</text:p>
          </table:table-cell>
          <table:table-cell office:value-type="string">
            <text:p>14141</text:p>
          </table:table-cell>
          <table:table-cell office:value-type="string">
            <text:p>Grupo Brasil de Apoio ao Surdocego e ao Múltiplo Deficiente Sensor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etinga, 99 - Brooklin</text:p>
          </table:table-cell>
          <table:table-cell office:value-type="string">
            <text:p>14153</text:p>
          </table:table-cell>
          <table:table-cell office:value-type="string">
            <text:p>Associação de amigos dos Excepcionais do Brookli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lemente Pereira, 286 - Ipiranga</text:p>
          </table:table-cell>
          <table:table-cell office:value-type="string">
            <text:p>14158</text:p>
          </table:table-cell>
          <table:table-cell office:value-type="string">
            <text:p>ADEFAV- Centro de Referência nas áreas da Surdocegueira, Deficiência Múltipla e Deficiência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IRARA, 255 - CIDADE ANTÔNIO ESTEVAO DE CARVALHO</text:p>
          </table:table-cell>
          <table:table-cell office:value-type="string">
            <text:p>14161</text:p>
          </table:table-cell>
          <table:table-cell office:value-type="string">
            <text:p>ASSOCIAÇÃO BENEFICENTE COMUNITÁRIA EDUCAR PARA VID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rarapes, 864 -Brooklin</text:p>
          </table:table-cell>
          <table:table-cell office:value-type="string">
            <text:p>14171</text:p>
          </table:table-cell>
          <table:table-cell office:value-type="string">
            <text:p>ADID - Associação para o Desenvolvimento integral do Down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enedito da Fonseca Rondon 400 - Jd.Santo Elias Pirituba</text:p>
          </table:table-cell>
          <table:table-cell office:value-type="string">
            <text:p>14226</text:p>
          </table:table-cell>
          <table:table-cell office:value-type="string">
            <text:p>Associação de Ajuda mútua Jd.Paquetá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Barão Geraldo de Rezende, 434, Jardim do Russo</text:p>
          </table:table-cell>
          <table:table-cell office:value-type="string">
            <text:p>14238</text:p>
          </table:table-cell>
          <table:table-cell office:value-type="string">
            <text:p>Associação de Amigos Barbara Aprier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harles Rosen - travessa Bahia, 14 - Chacara Gaivotas</text:p>
          </table:table-cell>
          <table:table-cell office:value-type="string">
            <text:p>11249</text:p>
          </table:table-cell>
          <table:table-cell office:value-type="string">
            <text:p>Chácara Gaivotas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Herval, 91, Belenzinho, 03062-000, São Paulo - SP</text:p>
          </table:table-cell>
          <table:table-cell office:value-type="string">
            <text:p>300097</text:p>
          </table:table-cell>
          <table:table-cell office:value-type="string">
            <text:p>OCUPAÇÃO NELSON CRUZ</text:p>
          </table:table-cell>
          <table:table-cell office:value-type="string">
            <text:p>INSTITUTO RADIO TRON</text:p>
          </table:table-cell>
        </table:table-row>
        <table:table-row>
          <table:table-cell office:value-type="string">
            <text:p>JOAO AMOS COMENIUS 849 JARDIM SAO BERNARDO</text:p>
          </table:table-cell>
          <table:table-cell office:value-type="string">
            <text:p>300254</text:p>
          </table:table-cell>
          <table:table-cell office:value-type="string">
            <text:p>Jardim São Bernardo,  Jardim Remberg,  Jardim Icar</text:p>
          </table:table-cell>
          <table:table-cell office:value-type="string">
            <text:p>Associação Comunidade Solidaria do Jardim São Bern</text:p>
          </table:table-cell>
        </table:table-row>
        <table:table-row>
          <table:table-cell office:value-type="string">
            <text:p>Rua Osorio Franco Vilhena,  1059</text:p>
          </table:table-cell>
          <table:table-cell office:value-type="string">
            <text:p>11261</text:p>
          </table:table-cell>
          <table:table-cell office:value-type="string">
            <text:p>Osório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nto Alberico Crescitelli, 15</text:p>
          </table:table-cell>
          <table:table-cell office:value-type="string">
            <text:p>11262</text:p>
          </table:table-cell>
          <table:table-cell office:value-type="string">
            <text:p>Ângelo Remazotti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SANTO ANTÔNIO DE OSSELA, 475 - PARQUE COCAIA</text:p>
          </table:table-cell>
          <table:table-cell office:value-type="string">
            <text:p>11263</text:p>
          </table:table-cell>
          <table:table-cell office:value-type="string">
            <text:p>Parque Novo Mundo / Nova Tietê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Avenida Naylor de Oliveira, 94 - Cidade Tiradentes</text:p>
          </table:table-cell>
          <table:table-cell office:value-type="string">
            <text:p>11216</text:p>
          </table:table-cell>
          <table:table-cell office:value-type="string">
            <text:p>JARDIM MARAVILHA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Rizieri Negrini, 356/372 - Sacomã</text:p>
          </table:table-cell>
          <table:table-cell office:value-type="string">
            <text:p>11265</text:p>
          </table:table-cell>
          <table:table-cell office:value-type="string">
            <text:p>Empreendimento Anchieta B</text:p>
          </table:table-cell>
          <table:table-cell office:value-type="string">
            <text:p>SEHAB</text:p>
          </table:table-cell>
        </table:table-row>
        <table:table-row>
          <table:table-cell office:value-type="string">
            <text:p>Rua Itaqui, 513 – Canindé</text:p>
          </table:table-cell>
          <table:table-cell office:value-type="string">
            <text:p>12104</text:p>
          </table:table-cell>
          <table:table-cell office:value-type="string">
            <text:p>Associação de Residentes Bolivianos - ADRB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. Olga Bernardes Jardim chácara do conde n.4 CEP 04859395 Grajaú</text:p>
          </table:table-cell>
          <table:table-cell office:value-type="string">
            <text:p>12118</text:p>
          </table:table-cell>
          <table:table-cell office:value-type="string">
            <text:p>População Cigana da Zona Sul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campamento Cigano na Av. Brás da Rocha Cardoso referência estação CPTM DO ITAIM PAULISTA</text:p>
          </table:table-cell>
          <table:table-cell office:value-type="string">
            <text:p>12119</text:p>
          </table:table-cell>
          <table:table-cell office:value-type="string">
            <text:p>População Cigana do Itaim Paulsta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 Novo Oriente do Piauí, 160 - Vila Silvia, Cangaíba</text:p>
          </table:table-cell>
          <table:table-cell office:value-type="string">
            <text:p>12124</text:p>
          </table:table-cell>
          <table:table-cell office:value-type="string">
            <text:p>Grupo da Melhor Idade do Jardim Popular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ASCENSO FERNANDES, 976 - PARQUE PAULISTANO</text:p>
          </table:table-cell>
          <table:table-cell office:value-type="string">
            <text:p>13143</text:p>
          </table:table-cell>
          <table:table-cell office:value-type="string">
            <text:p>SASF JARDIM HELENA II - CASA DA CONQUIST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TUJUMIRIM, 29 - JARDIM HELENA</text:p>
          </table:table-cell>
          <table:table-cell office:value-type="string">
            <text:p>13144</text:p>
          </table:table-cell>
          <table:table-cell office:value-type="string">
            <text:p>SASF JARDIM HELENA CASA DA CIDADANI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RIO BOA ESPERANÇA, 713 - VILA JACUÍ</text:p>
          </table:table-cell>
          <table:table-cell office:value-type="string">
            <text:p>13145</text:p>
          </table:table-cell>
          <table:table-cell office:value-type="string">
            <text:p>SASF JACUI - CASA DA UNIÃ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HENRIQUE HESSEL, 300 - PARELHEIROS</text:p>
          </table:table-cell>
          <table:table-cell office:value-type="string">
            <text:p>13146</text:p>
          </table:table-cell>
          <table:table-cell office:value-type="string">
            <text:p>SASF VIVENDA DA CRIANÇ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ons. Brotero, 338 (Barra Funda)</text:p>
          </table:table-cell>
          <table:table-cell office:value-type="string">
            <text:p>14108</text:p>
          </table:table-cell>
          <table:table-cell office:value-type="string">
            <text:p>LARAMARA - PROCEJ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onte Nova, 23 (Parelhereiros)</text:p>
          </table:table-cell>
          <table:table-cell office:value-type="string">
            <text:p>14130</text:p>
          </table:table-cell>
          <table:table-cell office:value-type="string">
            <text:p>LARZINHO DAS IRMÃS - LAR DA DIVINA MISERICÓRD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Heliotrópios, 338 - Mirandópolis</text:p>
          </table:table-cell>
          <table:table-cell office:value-type="string">
            <text:p>14140</text:p>
          </table:table-cell>
          <table:table-cell office:value-type="string">
            <text:p>CADEVI - CLUBE DE APOIO AO DEFICIENTE VISU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Luiz Elson, 248 B - Anhanguera</text:p>
          </table:table-cell>
          <table:table-cell office:value-type="string">
            <text:p>14150</text:p>
          </table:table-cell>
          <table:table-cell office:value-type="string">
            <text:p>Núcleo de Apoio à Inclusão Social para Pessoas com Deficiência II e III - Criando As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ão dos Reis, 19 Vila Princesa Isabel- Guaianases</text:p>
          </table:table-cell>
          <table:table-cell office:value-type="string">
            <text:p>14155</text:p>
          </table:table-cell>
          <table:table-cell office:value-type="string">
            <text:p>Comunidade Cantinho da Paz IV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onde de Irajá, 131</text:p>
          </table:table-cell>
          <table:table-cell office:value-type="string">
            <text:p>14157</text:p>
          </table:table-cell>
          <table:table-cell office:value-type="string">
            <text:p>Instituto Escut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enâncio Aires, 793, casa 3 - Vila Pompéia</text:p>
          </table:table-cell>
          <table:table-cell office:value-type="string">
            <text:p>14160</text:p>
          </table:table-cell>
          <table:table-cell office:value-type="string">
            <text:p>INSTITUTO DE ARTES E EDUCAÇÃO DE RODAS PARA O AR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Morvan Dias de Figueiredo, 2.801 - Vila Guilherme</text:p>
          </table:table-cell>
          <table:table-cell office:value-type="string">
            <text:p>14164</text:p>
          </table:table-cell>
          <table:table-cell office:value-type="string">
            <text:p>ABADS - ASSOCIAÇÃO BRASILEIRA DE ASSISTÊNCIA E DESENVOLVIMENTO SO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Texas, 1074 - Brooklin</text:p>
          </table:table-cell>
          <table:table-cell office:value-type="string">
            <text:p>14182</text:p>
          </table:table-cell>
          <table:table-cell office:value-type="string">
            <text:p>ASSOCIAÇÃO NOVA PROJETO EDUCAÇÃO E TRABALHO PARA PESSOA ESPECIAL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mingos Simões, 90 - Vila Suzano</text:p>
          </table:table-cell>
          <table:table-cell office:value-type="string">
            <text:p>14185</text:p>
          </table:table-cell>
          <table:table-cell office:value-type="string">
            <text:p>INSTITUTO CONTEMPLO - EDUCAÇÃO, SAÚDE E LOGEVIDADE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Joaquim Távora, 652 - Vila Mariana</text:p>
          </table:table-cell>
          <table:table-cell office:value-type="string">
            <text:p>14209</text:p>
          </table:table-cell>
          <table:table-cell office:value-type="string">
            <text:p>ASSOCIAÇÃO DOS DEFICIENTES VISUAIS EVANGÉLICOS BRASIL - ADEVEB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Alberto leal, 110 – Pq. Jabaquara – São Paulo – SP.</text:p>
          </table:table-cell>
          <table:table-cell office:value-type="string">
            <text:p>14227</text:p>
          </table:table-cell>
          <table:table-cell office:value-type="string">
            <text:p>Grupo de Assistência ao Tratamento e Hospedagem Infantil – Grathi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Largo Dona Ana Rosa, 29, Conj. 101/102 - Vila Mariana.</text:p>
          </table:table-cell>
          <table:table-cell office:value-type="string">
            <text:p>14230</text:p>
          </table:table-cell>
          <table:table-cell office:value-type="string">
            <text:p>GRUPASP - Associação Brasileira Superando o Lúpus, Doenças Reumáticas e Doenças Ra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Prof. Teofilo de Carvalho, 95 - Jd Londrina</text:p>
          </table:table-cell>
          <table:table-cell office:value-type="string">
            <text:p>14233</text:p>
          </table:table-cell>
          <table:table-cell office:value-type="string">
            <text:p>Gapes - Grupo de Atendimento a Pessoas Especiai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Manoel Raposo,13 - Conj Vila Marilena - Guaianases</text:p>
          </table:table-cell>
          <table:table-cell office:value-type="string">
            <text:p>14242</text:p>
          </table:table-cell>
          <table:table-cell office:value-type="string">
            <text:p>Associação União Social dos moradores de vila Marilen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PITÃO PACHECO E CHAVES, 108 - VILA PRUDENTE</text:p>
          </table:table-cell>
          <table:table-cell office:value-type="string">
            <text:p>15105</text:p>
          </table:table-cell>
          <table:table-cell office:value-type="string">
            <text:p>RECIFAVELA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Edgard Leuenroth 85 - Cidade Tiradentes -</text:p>
          </table:table-cell>
          <table:table-cell office:value-type="string">
            <text:p>18197</text:p>
          </table:table-cell>
          <table:table-cell office:value-type="string">
            <text:p>Amar- Associação de Mães e Amigos da criança e Adolescente - 2ª entrega</text:p>
          </table:table-cell>
          <table:table-cell office:value-type="string">
            <text:p>SMDU</text:p>
          </table:table-cell>
        </table:table-row>
        <table:table-row>
          <table:table-cell office:value-type="string">
            <text:p>Rua Narcisa Amália, 73 - Vila Prado - Limão</text:p>
          </table:table-cell>
          <table:table-cell office:value-type="string">
            <text:p>12109</text:p>
          </table:table-cell>
          <table:table-cell office:value-type="string">
            <text:p>Casarão Brasil - Associação LGBTI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Roland Garros, 1065 A, Sala 2 – Vila Medeiros</text:p>
          </table:table-cell>
          <table:table-cell office:value-type="string">
            <text:p>12125</text:p>
          </table:table-cell>
          <table:table-cell office:value-type="string">
            <text:p>União Brasileira de  Mulheres - UBM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lameda Santos, 2313 - Cerqueira César, Ed. Jorge Azem, 4o andar, CEP 01419-002</text:p>
          </table:table-cell>
          <table:table-cell office:value-type="string">
            <text:p>12143</text:p>
          </table:table-cell>
          <table:table-cell office:value-type="string">
            <text:p>Consulado-Geral do Equador em São Paulo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AVENIDA NORDESTINA, 496 - SÃO MIGUEL</text:p>
          </table:table-cell>
          <table:table-cell office:value-type="string">
            <text:p>12149</text:p>
          </table:table-cell>
          <table:table-cell office:value-type="string">
            <text:p>ASSOCIAÇÃO CULTURAL EDUCACIONAL E SOCIAL DYNAMITE - ACESD - CENTRO LGBTI LESTE</text:p>
          </table:table-cell>
          <table:table-cell office:value-type="string">
            <text:p>SMDHC</text:p>
          </table:table-cell>
        </table:table-row>
        <table:table-row>
          <table:table-cell office:value-type="string">
            <text:p>RUA JOSÉ ANTONIO D'ÁVILA, 428 - JARDIM DOS ÁLAMOS</text:p>
          </table:table-cell>
          <table:table-cell office:value-type="string">
            <text:p>13147</text:p>
          </table:table-cell>
          <table:table-cell office:value-type="string">
            <text:p>SASF PROBRASIL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GAIVOTA, 30 - VARGEM GRANDE</text:p>
          </table:table-cell>
          <table:table-cell office:value-type="string">
            <text:p>13148</text:p>
          </table:table-cell>
          <table:table-cell office:value-type="string">
            <text:p>SASF CONOSCO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AVENIDA MIGUEL GARCIA, 134 - CANGAÍBA</text:p>
          </table:table-cell>
          <table:table-cell office:value-type="string">
            <text:p>13149</text:p>
          </table:table-cell>
          <table:table-cell office:value-type="string">
            <text:p>SASF CANGAIB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CANHONEIRA IGUATEMI, 20 - JARDIM SANTA CRUZ</text:p>
          </table:table-cell>
          <table:table-cell office:value-type="string">
            <text:p>13150</text:p>
          </table:table-cell>
          <table:table-cell office:value-type="string">
            <text:p>SASF CENTRO MARIA PAOLA</text:p>
          </table:table-cell>
          <table:table-cell office:value-type="string">
            <text:p>SMADS</text:p>
          </table:table-cell>
        </table:table-row>
        <table:table-row>
          <table:table-cell office:value-type="string">
            <text:p>RUA EMBAIXADOR ILDEFONSO FALCÃO, 90 - CIDADE SÃO MATEUS</text:p>
          </table:table-cell>
          <table:table-cell office:value-type="string">
            <text:p>14162</text:p>
          </table:table-cell>
          <table:table-cell office:value-type="string">
            <text:p>RESIDÊNCIA INCLUSIVA SÃO MATEUS II - ASSOCIAÇÃO COMUNITÁRIA E BENEFICENTE PADRE JOSÉ AUGUSTO MACH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dos Junquilhos, 480 - Vila Alpina</text:p>
          </table:table-cell>
          <table:table-cell office:value-type="string">
            <text:p>14168</text:p>
          </table:table-cell>
          <table:table-cell office:value-type="string">
            <text:p>ASSOCIAÇÃO BRASILEIRA DE EPILEPSI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Flor de Índio 89 - São Miguel Paulista</text:p>
          </table:table-cell>
          <table:table-cell office:value-type="string">
            <text:p>14172</text:p>
          </table:table-cell>
          <table:table-cell office:value-type="string">
            <text:p>Associação Nego Nagô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uaipá, 87 - Vila Leopoldina</text:p>
          </table:table-cell>
          <table:table-cell office:value-type="string">
            <text:p>14180</text:p>
          </table:table-cell>
          <table:table-cell office:value-type="string">
            <text:p>GENTE FELIZ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arlos Vivaldi, 575- São Mateus</text:p>
          </table:table-cell>
          <table:table-cell office:value-type="string">
            <text:p>14197</text:p>
          </table:table-cell>
          <table:table-cell office:value-type="string">
            <text:p>RESIDÊNCIA INCLUSIVA SÃO MATEUS II - ASSOCIAÇÃO COMUNITÁRIA E BENEFICENTE PADRE JOSÉ AUGUSTO MACHADO (CASA 2)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César Zama, 257 - Mandaqui</text:p>
          </table:table-cell>
          <table:table-cell office:value-type="string">
            <text:p>14201</text:p>
          </table:table-cell>
          <table:table-cell office:value-type="string">
            <text:p>ASSOCIAÇÃO DOS AMIGOS DA CRIANÇA AUTISTA - AUMA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Valente de Novais 185 Itaim Paulista</text:p>
          </table:table-cell>
          <table:table-cell office:value-type="string">
            <text:p>14239</text:p>
          </table:table-cell>
          <table:table-cell office:value-type="string">
            <text:p>Associação Cantinho Abençoado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Dr. Almiro Leal da Costa - Itaim Paulisa</text:p>
          </table:table-cell>
          <table:table-cell office:value-type="string">
            <text:p>14240</text:p>
          </table:table-cell>
          <table:table-cell office:value-type="string">
            <text:p>Associação Comunitária do Jardim das Oliveir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Rua General Pereira de berredo, 70, Jardim Camargo Novo</text:p>
          </table:table-cell>
          <table:table-cell office:value-type="string">
            <text:p>14241</text:p>
          </table:table-cell>
          <table:table-cell office:value-type="string">
            <text:p>Associação dos moradores do conjunto habitacional Boa esperança/ O Samba Canta Histórias</text:p>
          </table:table-cell>
          <table:table-cell office:value-type="string">
            <text:p>SMPED</text:p>
          </table:table-cell>
        </table:table-row>
        <table:table-row>
          <table:table-cell office:value-type="string">
            <text:p>AVENIDA SALIM FARAH MALUF, 179 - TATUAPÉ</text:p>
          </table:table-cell>
          <table:table-cell office:value-type="string">
            <text:p>15106</text:p>
          </table:table-cell>
          <table:table-cell office:value-type="string">
            <text:p>COOPERATIVA CENTRAL TIETÊ</text:p>
          </table:table-cell>
          <table:table-cell office:value-type="string">
            <text:p>AMLURB</text:p>
          </table:table-cell>
        </table:table-row>
        <table:table-row>
          <table:table-cell office:value-type="string">
            <text:p>Rua João da Silva,1 - 08120-430 São Paulo</text:p>
          </table:table-cell>
          <table:table-cell office:value-type="string">
            <text:p>1202130</text:p>
          </table:table-cell>
          <table:table-cell office:value-type="string">
            <text:p>INSTITUTI SOCIAL ARCA DA ALI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glas Amaral da Silva,10 - 02855-130 São Paulo</text:p>
          </table:table-cell>
          <table:table-cell office:value-type="string">
            <text:p>2202130</text:p>
          </table:table-cell>
          <table:table-cell office:value-type="string">
            <text:p>INSTITUTO SUPERACAO RUBENS AZEVEDO SECA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aiari,99 - 02877-020 São Paulo</text:p>
          </table:table-cell>
          <table:table-cell office:value-type="string">
            <text:p>3202130</text:p>
          </table:table-cell>
          <table:table-cell office:value-type="string">
            <text:p>ASSOCIACAO SERV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pes de Medeiros,85 - 08275-430 São Paulo</text:p>
          </table:table-cell>
          <table:table-cell office:value-type="string">
            <text:p>4202130</text:p>
          </table:table-cell>
          <table:table-cell office:value-type="string">
            <text:p>SOCIEDADE AMIGOS DO JD NOSSA SRA DO 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ugusto Lôbo,607 - 08150-010 São Paulo</text:p>
          </table:table-cell>
          <table:table-cell office:value-type="string">
            <text:p>5202130</text:p>
          </table:table-cell>
          <table:table-cell office:value-type="string">
            <text:p>ASSOCIACAO ESPORTIVA EDUCACIONAL E CULTURAL OS MARIANOS DO PRQUE SANTA R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,692 - 03758-020 São Paulo</text:p>
          </table:table-cell>
          <table:table-cell office:value-type="string">
            <text:p>6202130</text:p>
          </table:table-cell>
          <table:table-cell office:value-type="string">
            <text:p>ASSOCIACAO DA PATRULHA DEFENSORA DAS MULHERES VITIMAS DE VIOLENCIA DOMESTICA DO ESTADO DE SAO PAULOSP PATRULHA DA VIOLENCIA DOMEST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,692 - 03758-020 São Paulo</text:p>
          </table:table-cell>
          <table:table-cell office:value-type="string">
            <text:p>8202130</text:p>
          </table:table-cell>
          <table:table-cell office:value-type="string">
            <text:p>INSTITUTO DE CIENCIA TECNOLOGIA INOVACAO E SAUDEICT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Escórcio,392 - 08461-370 São Paulo</text:p>
          </table:table-cell>
          <table:table-cell office:value-type="string">
            <text:p>9202130</text:p>
          </table:table-cell>
          <table:table-cell office:value-type="string">
            <text:p>ASSOCIACAO E CENTRO CULTURAL ACREDIT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Castro Velho,349 - 03921-000 São Paulo</text:p>
          </table:table-cell>
          <table:table-cell office:value-type="string">
            <text:p>11202130</text:p>
          </table:table-cell>
          <table:table-cell office:value-type="string">
            <text:p>ASSOCIACAO BENEFICENTE VEM CO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Francisco Veloso,300 - 08131-180 São Paulo</text:p>
          </table:table-cell>
          <table:table-cell office:value-type="string">
            <text:p>12202130</text:p>
          </table:table-cell>
          <table:table-cell office:value-type="string">
            <text:p>ASSOCIACAO BENEFECIENTE MULHERES VOLUNTARIOSAS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xímiano Brandão,300 - 08430-590 São Paulo</text:p>
          </table:table-cell>
          <table:table-cell office:value-type="string">
            <text:p>13202130</text:p>
          </table:table-cell>
          <table:table-cell office:value-type="string">
            <text:p>IGREJA EVANGELICA PETENCOSTAL UNIDOS PARA VE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nalto dos Acantilados,110 - 03981-110 São Paulo</text:p>
          </table:table-cell>
          <table:table-cell office:value-type="string">
            <text:p>14202130</text:p>
          </table:table-cell>
          <table:table-cell office:value-type="string">
            <text:p>ASSOCIACAO ASSISTENCIAL PLAN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Brá,22 - 08452-520 São Paulo</text:p>
          </table:table-cell>
          <table:table-cell office:value-type="string">
            <text:p>16202130</text:p>
          </table:table-cell>
          <table:table-cell office:value-type="string">
            <text:p>ASSOCIACAO BENEFICENTE ANJ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Gama Ricardo,9 - 05138-160 São Paulo</text:p>
          </table:table-cell>
          <table:table-cell office:value-type="string">
            <text:p>17202130</text:p>
          </table:table-cell>
          <table:table-cell office:value-type="string">
            <text:p>TEMPLO EVANGELICO EL GIBB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nato,1289 - 03657-070 São Paulo</text:p>
          </table:table-cell>
          <table:table-cell office:value-type="string">
            <text:p>18202130</text:p>
          </table:table-cell>
          <table:table-cell office:value-type="string">
            <text:p>ASSOCIACAO BENEFICIENTE CULTURAL DE VILA 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ê do Sol,59 - 02820-070 São Paulo</text:p>
          </table:table-cell>
          <table:table-cell office:value-type="string">
            <text:p>21202130</text:p>
          </table:table-cell>
          <table:table-cell office:value-type="string">
            <text:p>ASSOCIACAO CENTRAL E COMUNITARIA DO CONJUNTO HABITACIONAL BRASILANDIA B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Peacci,100 - 03380-100 São Paulo</text:p>
          </table:table-cell>
          <table:table-cell office:value-type="string">
            <text:p>22202130</text:p>
          </table:table-cell>
          <table:table-cell office:value-type="string">
            <text:p>ASSOCIACAO DAS FAMILIAS DO BAIRRO JARDIM RECOR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154 - 03589-001 São Paulo</text:p>
          </table:table-cell>
          <table:table-cell office:value-type="string">
            <text:p>23202130</text:p>
          </table:table-cell>
          <table:table-cell office:value-type="string">
            <text:p>71 GRUPO ESCOTEIRO MINUAN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4202130</text:p>
          </table:table-cell>
          <table:table-cell office:value-type="string">
            <text:p>INSTITUTO CE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ego Sande,321 - 08121-100 São Paulo</text:p>
          </table:table-cell>
          <table:table-cell office:value-type="string">
            <text:p>25202130</text:p>
          </table:table-cell>
          <table:table-cell office:value-type="string">
            <text:p>ASSOCIACAO BENREFICENTE E CULTUAL JARDIM CAMAR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dre Estanislau de Campos,379 - 03590-060 São Paulo</text:p>
          </table:table-cell>
          <table:table-cell office:value-type="string">
            <text:p>26202130</text:p>
          </table:table-cell>
          <table:table-cell office:value-type="string">
            <text:p>ASSOCIACAO DOS MUTUARIOS E MORADORES DA COHAB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,93 - 08471-790 São Paulo</text:p>
          </table:table-cell>
          <table:table-cell office:value-type="string">
            <text:p>27202130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662 - 03589-001 São Paulo</text:p>
          </table:table-cell>
          <table:table-cell office:value-type="string">
            <text:p>820202130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ás de Melo Moniz,160 - 04387-140 São Paulo</text:p>
          </table:table-cell>
          <table:table-cell office:value-type="string">
            <text:p>31202130</text:p>
          </table:table-cell>
          <table:table-cell office:value-type="string">
            <text:p>ASSOCIACAO DA CIDADE AZUL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e Lis,1652 - 04849-311 São Paulo</text:p>
          </table:table-cell>
          <table:table-cell office:value-type="string">
            <text:p>32202130</text:p>
          </table:table-cell>
          <table:table-cell office:value-type="string">
            <text:p>CICERO ALEXAND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érgio Augusto Esteves,270 - 04165-130 São Paulo</text:p>
          </table:table-cell>
          <table:table-cell office:value-type="string">
            <text:p>33202130</text:p>
          </table:table-cell>
          <table:table-cell office:value-type="string">
            <text:p>ASSOCIACAO DE COMUNICACAO EDUCATIVA E COMUNITARIA AGA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érgio Augusto Esteves,270 - 04165-130 São Paulo</text:p>
          </table:table-cell>
          <table:table-cell office:value-type="string">
            <text:p>34202130</text:p>
          </table:table-cell>
          <table:table-cell office:value-type="string">
            <text:p>INSTITUTO ATIVAM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nis Dias,101 - 03987-060 São Paulo</text:p>
          </table:table-cell>
          <table:table-cell office:value-type="string">
            <text:p>35202130</text:p>
          </table:table-cell>
          <table:table-cell office:value-type="string">
            <text:p>ASSOCIACAO COMUNITARIA E EDUCACIONAL MARIA DE NAZA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Balla,53 - 04191-000 São Paulo</text:p>
          </table:table-cell>
          <table:table-cell office:value-type="string">
            <text:p>36202130</text:p>
          </table:table-cell>
          <table:table-cell office:value-type="string">
            <text:p>ASSOCIACAO PRO MORADIA 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Banchieri,172 - 04176-010 São Paulo</text:p>
          </table:table-cell>
          <table:table-cell office:value-type="string">
            <text:p>37202130</text:p>
          </table:table-cell>
          <table:table-cell office:value-type="string">
            <text:p>ASSOCIACA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itís,71 - 04895-240 São Paulo</text:p>
          </table:table-cell>
          <table:table-cell office:value-type="string">
            <text:p>41202130</text:p>
          </table:table-cell>
          <table:table-cell office:value-type="string">
            <text:p>ASSOCIACAO CULTURAL E COMUNITARIA SORRISO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panema,843 - 04772-000 São Paulo</text:p>
          </table:table-cell>
          <table:table-cell office:value-type="string">
            <text:p>42202130</text:p>
          </table:table-cell>
          <table:table-cell office:value-type="string">
            <text:p>IPS CULTURA ARTE EDUCACAO E DESENVOLVIMENTO SUSTENTAVEL D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ônego Antônio Manzi,664 - 08431-415 São Paulo</text:p>
          </table:table-cell>
          <table:table-cell office:value-type="string">
            <text:p>43202130</text:p>
          </table:table-cell>
          <table:table-cell office:value-type="string">
            <text:p>ASSOCIACAO PARA O BEM DA COMUNIDADE PAULIST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s Gaivotas,40 - 02675-031 São Paulo</text:p>
          </table:table-cell>
          <table:table-cell office:value-type="string">
            <text:p>44202130</text:p>
          </table:table-cell>
          <table:table-cell office:value-type="string">
            <text:p>INSTITUTO ROSEMERE CHA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Manuel de Oliveira Ramos,322 - 08473-050 São Paulo</text:p>
          </table:table-cell>
          <table:table-cell office:value-type="string">
            <text:p>45202130</text:p>
          </table:table-cell>
          <table:table-cell office:value-type="string">
            <text:p>ASSOCIACAO DE MORADORES MONT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e Mendonça,1277 - 08215-290 São Paulo</text:p>
          </table:table-cell>
          <table:table-cell office:value-type="string">
            <text:p>46202130</text:p>
          </table:table-cell>
          <table:table-cell office:value-type="string">
            <text:p>INSTITUTO DE DEFESA DOS DIREITOS HUMANOS N SENHORA MAGL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arapiranga,3658 - 04911-005 São Paulo</text:p>
          </table:table-cell>
          <table:table-cell office:value-type="string">
            <text:p>47202130</text:p>
          </table:table-cell>
          <table:table-cell office:value-type="string">
            <text:p>MOVIMENTO PELO DIREITO A MORADIA MD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Leôncio Gurgel,799 - 84206-640 São Paulo</text:p>
          </table:table-cell>
          <table:table-cell office:value-type="string">
            <text:p>48202130</text:p>
          </table:table-cell>
          <table:table-cell office:value-type="string">
            <text:p>ACMA ASSOCIACAO CULTURAL MAURICI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achós,289 - 08191-330 São Paulo</text:p>
          </table:table-cell>
          <table:table-cell office:value-type="string">
            <text:p>49202130</text:p>
          </table:table-cell>
          <table:table-cell office:value-type="string">
            <text:p>ASSOCIACAO JD ROMANO O BOM SAMARI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e Bekesy,7 - 03977-015 São Paulo</text:p>
          </table:table-cell>
          <table:table-cell office:value-type="string">
            <text:p>50202130</text:p>
          </table:table-cell>
          <table:table-cell office:value-type="string">
            <text:p>CENTRO DE PROMOCAO E INCLUSAO SOCIAL 26 DE JU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08250-590 São Paulo</text:p>
          </table:table-cell>
          <table:table-cell office:value-type="string">
            <text:p>51202130</text:p>
          </table:table-cell>
          <table:table-cell office:value-type="string">
            <text:p>ACZL ASSOCIACAO DOS CIDADA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guas Férreas,97 - 08431-490 São Paulo</text:p>
          </table:table-cell>
          <table:table-cell office:value-type="string">
            <text:p>54202130</text:p>
          </table:table-cell>
          <table:table-cell office:value-type="string">
            <text:p>CASA DO MENOR TRABALHADOR DO 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lva Branca,250 - 08490-750 São Paulo</text:p>
          </table:table-cell>
          <table:table-cell office:value-type="string">
            <text:p>56202130</text:p>
          </table:table-cell>
          <table:table-cell office:value-type="string">
            <text:p>ASSOCIACAO COMUNITARIA DOS MORADORES DO JARDIM PEDRA BRANC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dmundo Abreu,359 - 08265-110 São Paulo</text:p>
          </table:table-cell>
          <table:table-cell office:value-type="string">
            <text:p>57202130</text:p>
          </table:table-cell>
          <table:table-cell office:value-type="string">
            <text:p>ASSOCIACAO MORADORES JD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Rubino,125 - 08465-000 São Paulo</text:p>
          </table:table-cell>
          <table:table-cell office:value-type="string">
            <text:p>59202130</text:p>
          </table:table-cell>
          <table:table-cell office:value-type="string">
            <text:p>ASSOCIACAO DOS MORADORES A LUTA E NOSSA DA RUA LUIZ RUB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tusco,42 - 05797-430 São Paulo</text:p>
          </table:table-cell>
          <table:table-cell office:value-type="string">
            <text:p>60202130</text:p>
          </table:table-cell>
          <table:table-cell office:value-type="string">
            <text:p>ASSOCIACAO DAS FAMILIAS PARA UNIFICACAO E PAZ MUNDIAL DE SANTO AMA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ra Nunes,3 - 02675-031 São Paulo</text:p>
          </table:table-cell>
          <table:table-cell office:value-type="string">
            <text:p>63202130</text:p>
          </table:table-cell>
          <table:table-cell office:value-type="string">
            <text:p>INSTITUTO CRIANCAS DIANTE DO TRO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ademia de São Paulo,720 - 08121-400 São Paulo</text:p>
          </table:table-cell>
          <table:table-cell office:value-type="string">
            <text:p>64202130</text:p>
          </table:table-cell>
          <table:table-cell office:value-type="string">
            <text:p>UNIAO DA PERIFERIA DO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angá,540 - 02342-110 São Paulo</text:p>
          </table:table-cell>
          <table:table-cell office:value-type="string">
            <text:p>65202130</text:p>
          </table:table-cell>
          <table:table-cell office:value-type="string">
            <text:p>ASSOCIACAO CULTURAL E EDUCIONAL TOBIAS BRAG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dmundo de Paula Coelho,405 - 08235-790 São Paulo</text:p>
          </table:table-cell>
          <table:table-cell office:value-type="string">
            <text:p>66202130</text:p>
          </table:table-cell>
          <table:table-cell office:value-type="string">
            <text:p>INSTITUTO VIDAS PELO FUTURO IVP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Corvinas,54 - 04473-290 São Paulo</text:p>
          </table:table-cell>
          <table:table-cell office:value-type="string">
            <text:p>67202130</text:p>
          </table:table-cell>
          <table:table-cell office:value-type="string">
            <text:p>ASSOCIACAO CONSTRUINDO NOVOS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na Luíza Úrsula,103 - 08160-392 São Paulo</text:p>
          </table:table-cell>
          <table:table-cell office:value-type="string">
            <text:p>69202130</text:p>
          </table:table-cell>
          <table:table-cell office:value-type="string">
            <text:p>ASSOCIACAO DE MORADORES DE BAIRRO DO JARDIM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rva de São Martinho,354 - 08030-680 São Paulo</text:p>
          </table:table-cell>
          <table:table-cell office:value-type="string">
            <text:p>70202130</text:p>
          </table:table-cell>
          <table:table-cell office:value-type="string">
            <text:p>ASSOCIACAO COMUNITARIA DOS MORADORES DE VILA CURU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idade,200 - 08431-073 São Paulo</text:p>
          </table:table-cell>
          <table:table-cell office:value-type="string">
            <text:p>71202130</text:p>
          </table:table-cell>
          <table:table-cell office:value-type="string">
            <text:p>ASSOCIACAO MUNDO ENCANTADO DO 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pucarana,7 - 03311-002 São Paulo</text:p>
          </table:table-cell>
          <table:table-cell office:value-type="string">
            <text:p>72202130</text:p>
          </table:table-cell>
          <table:table-cell office:value-type="string">
            <text:p>ASSOCIACAO DE MORADORES DO JARDIM SAO JOSE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nche Verde,558 - 03588-000 São Paulo</text:p>
          </table:table-cell>
          <table:table-cell office:value-type="string">
            <text:p>73202130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eneral Penha Brasil,1901 - 02673-000 São Paulo</text:p>
          </table:table-cell>
          <table:table-cell office:value-type="string">
            <text:p>74202130</text:p>
          </table:table-cell>
          <table:table-cell office:value-type="string">
            <text:p>ASSOCIACAO SALINHA CONSTRUINDO 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Brito Delamare,205 - 03566-030 São Paulo</text:p>
          </table:table-cell>
          <table:table-cell office:value-type="string">
            <text:p>75202130</text:p>
          </table:table-cell>
          <table:table-cell office:value-type="string">
            <text:p>ASSOCIACAO ZONA LESTE AMIGOS DO ARTUR ALV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in Luberti,1053 - 03977-409 São Paulo</text:p>
          </table:table-cell>
          <table:table-cell office:value-type="string">
            <text:p>76202130</text:p>
          </table:table-cell>
          <table:table-cell office:value-type="string">
            <text:p>ASSOCIACAO UNIAO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Alfazemas,24 - 08473-803 São Paulo</text:p>
          </table:table-cell>
          <table:table-cell office:value-type="string">
            <text:p>77202130</text:p>
          </table:table-cell>
          <table:table-cell office:value-type="string">
            <text:p>ESPACO POPPULAR DE ACAO E INCLUSAO SOCIAL DO JARDIM PEROL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o Belland,2 - 03682-070 São Paulo</text:p>
          </table:table-cell>
          <table:table-cell office:value-type="string">
            <text:p>78202130</text:p>
          </table:table-cell>
          <table:table-cell office:value-type="string">
            <text:p>ASSOCIACAO ARSENAL DE PONTE R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ntino Fioravanti,82 - 04475-380 São Paulo</text:p>
          </table:table-cell>
          <table:table-cell office:value-type="string">
            <text:p>79202130</text:p>
          </table:table-cell>
          <table:table-cell office:value-type="string">
            <text:p>ASSOCIACAO DOS MORADORES DO JARDIM RUBILENE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reia Arnau,24 - 03953-040 São Paulo</text:p>
          </table:table-cell>
          <table:table-cell office:value-type="string">
            <text:p>81202130</text:p>
          </table:table-cell>
          <table:table-cell office:value-type="string">
            <text:p>ASSOCIACAO DOS MORADORES DO JARDIM 5 DE JULHO DO ALTISSIMO FORMANDO CIDADAO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s Abelhas,65 - 08472-285 São Paulo</text:p>
          </table:table-cell>
          <table:table-cell office:value-type="string">
            <text:p>82202130</text:p>
          </table:table-cell>
          <table:table-cell office:value-type="string">
            <text:p>ASSOCIACAO BENEFICENTE FOLHINHAS VER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Araújo Castro,127 - 02649-010 São Paulo</text:p>
          </table:table-cell>
          <table:table-cell office:value-type="string">
            <text:p>84202130</text:p>
          </table:table-cell>
          <table:table-cell office:value-type="string">
            <text:p>ASSOCIACAO BENEFICENTE UNCAO E GL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rdim Tamôio,1738 - 08253-445 São Paulo</text:p>
          </table:table-cell>
          <table:table-cell office:value-type="string">
            <text:p>85202130</text:p>
          </table:table-cell>
          <table:table-cell office:value-type="string">
            <text:p>ASSOCIACAO DE MULHERES DA COLUMB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Prost Rodovalho Neto,156 - 04888-060 São Paulo</text:p>
          </table:table-cell>
          <table:table-cell office:value-type="string">
            <text:p>86202130</text:p>
          </table:table-cell>
          <table:table-cell office:value-type="string">
            <text:p>ONG SAO SILVEST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acajá,70 - 08121-140 São Paulo</text:p>
          </table:table-cell>
          <table:table-cell office:value-type="string">
            <text:p>87202130</text:p>
          </table:table-cell>
          <table:table-cell office:value-type="string">
            <text:p>ASSOCIACAO EVANGELICA ALCAN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Francisco Brandão,514 - 08470-790 São Paulo</text:p>
          </table:table-cell>
          <table:table-cell office:value-type="string">
            <text:p>89202130</text:p>
          </table:table-cell>
          <table:table-cell office:value-type="string">
            <text:p>ASSOCIACAO BENEFICENTE PASSOS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aquim Antônio Dias,275 - 03308-030 São Paulo</text:p>
          </table:table-cell>
          <table:table-cell office:value-type="string">
            <text:p>90202130</text:p>
          </table:table-cell>
          <table:table-cell office:value-type="string">
            <text:p>INSTITUTO SAO PAULO PELA DEMOCRACIA ISP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boatão,149 - 02516-010 São Paulo</text:p>
          </table:table-cell>
          <table:table-cell office:value-type="string">
            <text:p>91202130</text:p>
          </table:table-cell>
          <table:table-cell office:value-type="string">
            <text:p>INSTITUTO DESPORTIVO EDUCACIONAL DRIBLE CE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a Della Robbia,24 - 05856-490 São Paulo</text:p>
          </table:table-cell>
          <table:table-cell office:value-type="string">
            <text:p>92202130</text:p>
          </table:table-cell>
          <table:table-cell office:value-type="string">
            <text:p>ASSOCIACAO ONG NOVA VIS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ílio Campêlo,279 - 08131-310 São Paulo</text:p>
          </table:table-cell>
          <table:table-cell office:value-type="string">
            <text:p>93202130</text:p>
          </table:table-cell>
          <table:table-cell office:value-type="string">
            <text:p>INSTITUTO MUNDIAL SAO LAZARO DE APOIO A CRIANCA E ADOLES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João Batista de Carvalho,26 - 04809-180 São Paulo</text:p>
          </table:table-cell>
          <table:table-cell office:value-type="string">
            <text:p>94202130</text:p>
          </table:table-cell>
          <table:table-cell office:value-type="string">
            <text:p>ASSOCIACAO DESPORTIVA COMUNITARIA RIO BON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o Valê,140 - 08420-250 São Paulo</text:p>
          </table:table-cell>
          <table:table-cell office:value-type="string">
            <text:p>97202130</text:p>
          </table:table-cell>
          <table:table-cell office:value-type="string">
            <text:p>ASSOCIACAO ASSISTENCIAL NOVO AMANH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censo Fernandes,1108 - 08081-040 São Paulo</text:p>
          </table:table-cell>
          <table:table-cell office:value-type="string">
            <text:p>100202130</text:p>
          </table:table-cell>
          <table:table-cell office:value-type="string">
            <text:p>ASSOCIACAO EDUCACIONAL KAUE MAR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Antunes Maciel,228 - 08320-290 São Paulo</text:p>
          </table:table-cell>
          <table:table-cell office:value-type="string">
            <text:p>101202130</text:p>
          </table:table-cell>
          <table:table-cell office:value-type="string">
            <text:p>MOVIMENTO DOS TRABALHADORES SEM TERR LESTE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lavo Egídio de Souza Aranha,2041 - 03822-000 São Paulo</text:p>
          </table:table-cell>
          <table:table-cell office:value-type="string">
            <text:p>103202130</text:p>
          </table:table-cell>
          <table:table-cell office:value-type="string">
            <text:p>IGREJA EVANGELICA ASSEMBLEIA DE DEUS VIDEIRA VIVA MINISTERIO PARQUE NOVO ORATO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Domingos,211 - 01326-000 São Paulo</text:p>
          </table:table-cell>
          <table:table-cell office:value-type="string">
            <text:p>104202130</text:p>
          </table:table-cell>
          <table:table-cell office:value-type="string">
            <text:p>PROJETECH PROJETOS TECNICOS E SOCI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de de Proença,1 - 04932-430 São Paulo</text:p>
          </table:table-cell>
          <table:table-cell office:value-type="string">
            <text:p>105202130</text:p>
          </table:table-cell>
          <table:table-cell office:value-type="string">
            <text:p>INSTUTUTO SOCIAL UMA NOVA HIS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e Carvalho,427 - 01050-070 São Paulo</text:p>
          </table:table-cell>
          <table:table-cell office:value-type="string">
            <text:p>106202130</text:p>
          </table:table-cell>
          <table:table-cell office:value-type="string">
            <text:p>MSTC MOVIMENTO SEM TETO DO CENT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Hermínio Aurélio Sampaio,730 - 03977-220 São Paulo</text:p>
          </table:table-cell>
          <table:table-cell office:value-type="string">
            <text:p>109202130</text:p>
          </table:table-cell>
          <table:table-cell office:value-type="string">
            <text:p>REDE SOCIAL VIDA NO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smim de Porcelana,784 - 08050-090 São Paulo</text:p>
          </table:table-cell>
          <table:table-cell office:value-type="string">
            <text:p>110202130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Enéas de Siqueira Neto,997 - 04829-300 São Paulo</text:p>
          </table:table-cell>
          <table:table-cell office:value-type="string">
            <text:p>111202130</text:p>
          </table:table-cell>
          <table:table-cell office:value-type="string">
            <text:p>SOCIEDADE DE MORADORES DO JARDIM DAS IMBUIAS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úlio Maciel,428 - 05208-110 São Paulo</text:p>
          </table:table-cell>
          <table:table-cell office:value-type="string">
            <text:p>112202130</text:p>
          </table:table-cell>
          <table:table-cell office:value-type="string">
            <text:p>INSTITUTO BENEFICENTE VIDA NOVA 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iranga,778 - 08160-410 São Paulo</text:p>
          </table:table-cell>
          <table:table-cell office:value-type="string">
            <text:p>113202130</text:p>
          </table:table-cell>
          <table:table-cell office:value-type="string">
            <text:p>CEDECA ERMINIA CIRCO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Santalúcia,468 - 04815-250 São Paulo</text:p>
          </table:table-cell>
          <table:table-cell office:value-type="string">
            <text:p>114202130</text:p>
          </table:table-cell>
          <table:table-cell office:value-type="string">
            <text:p>ASSOCIACAO DE ARTESANATO DE MATERIAIS RECICLAVEIS DA ZONA SUL ASSOCIACAO ARTS RECICL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mbaixador Macedo Soares,1018 - 05095-035 São Paulo</text:p>
          </table:table-cell>
          <table:table-cell office:value-type="string">
            <text:p>115202130</text:p>
          </table:table-cell>
          <table:table-cell office:value-type="string">
            <text:p>ASSOCIACAO FILOSOFICA E FILANTROPICA INDEPENDENCIA 119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Quirino,76 - 08255-490 São Paulo</text:p>
          </table:table-cell>
          <table:table-cell office:value-type="string">
            <text:p>119202130</text:p>
          </table:table-cell>
          <table:table-cell office:value-type="string">
            <text:p>ASSOCIACAO BENEFICENTE EDUCACIONAL TABERNAC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José Mario Teixeira de Leão,3 - 02649-020 São Paulo</text:p>
          </table:table-cell>
          <table:table-cell office:value-type="string">
            <text:p>121202130</text:p>
          </table:table-cell>
          <table:table-cell office:value-type="string">
            <text:p>IGREJA NOVO IMPAC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rasca,34 - 04858-220 São Paulo</text:p>
          </table:table-cell>
          <table:table-cell office:value-type="string">
            <text:p>124202130</text:p>
          </table:table-cell>
          <table:table-cell office:value-type="string">
            <text:p>ASSOCIACAO DOS MORADORES DE JARDIM SAO JUDAS TADE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evisane,26 - 04962-060 São Paulo</text:p>
          </table:table-cell>
          <table:table-cell office:value-type="string">
            <text:p>125202130</text:p>
          </table:table-cell>
          <table:table-cell office:value-type="string">
            <text:p>ASSOCIACAO BENEFICIENTE CAMINHANDO COM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,651 - 08081-410 São Paulo</text:p>
          </table:table-cell>
          <table:table-cell office:value-type="string">
            <text:p>126202130</text:p>
          </table:table-cell>
          <table:table-cell office:value-type="string">
            <text:p>ASSOCIACAO BENEFICENTE EDUCACIONAL CASTELO COLORI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pes Trovão,144 - 01127-030 São Paulo</text:p>
          </table:table-cell>
          <table:table-cell office:value-type="string">
            <text:p>127202130</text:p>
          </table:table-cell>
          <table:table-cell office:value-type="string">
            <text:p>ASSOCIACAO VIVER BEM NO CENT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Izidori,109 - 02846-100 São Paulo</text:p>
          </table:table-cell>
          <table:table-cell office:value-type="string">
            <text:p>128202130</text:p>
          </table:table-cell>
          <table:table-cell office:value-type="string">
            <text:p>INSTITUTO MENINO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de Martins Pachêco,51 - 08142-120 São Paulo</text:p>
          </table:table-cell>
          <table:table-cell office:value-type="string">
            <text:p>129202130</text:p>
          </table:table-cell>
          <table:table-cell office:value-type="string">
            <text:p>ASSOCIACAO G VI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ês Ranchos,36 - 02679-090 São Paulo</text:p>
          </table:table-cell>
          <table:table-cell office:value-type="string">
            <text:p>131202130</text:p>
          </table:table-cell>
          <table:table-cell office:value-type="string">
            <text:p>INSTITUTO PING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acir de Souza,65 - 08050-780 São Paulo</text:p>
          </table:table-cell>
          <table:table-cell office:value-type="string">
            <text:p>132202130</text:p>
          </table:table-cell>
          <table:table-cell office:value-type="string">
            <text:p>IGREJA EVANGELIC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e do Sol,27 - 08225-490 São Paulo</text:p>
          </table:table-cell>
          <table:table-cell office:value-type="string">
            <text:p>133202130</text:p>
          </table:table-cell>
          <table:table-cell office:value-type="string">
            <text:p>INSTITUTO PARA O BEM ESTAR SOCIAL DA CIDADE DE SAO PAULO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ório de Torres,540 - 04828-160 São Paulo</text:p>
          </table:table-cell>
          <table:table-cell office:value-type="string">
            <text:p>134202130</text:p>
          </table:table-cell>
          <table:table-cell office:value-type="string">
            <text:p>ASSOCIACAO UNIDOS DO JARDIM 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és José Pereira,5 - 08110-492 São Paulo</text:p>
          </table:table-cell>
          <table:table-cell office:value-type="string">
            <text:p>135202130</text:p>
          </table:table-cell>
          <table:table-cell office:value-type="string">
            <text:p>ASSOCIACAO BENEFICENTE CANTO NASCIM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Cardoso Pímentel,734 - 08120-000 São Paulo</text:p>
          </table:table-cell>
          <table:table-cell office:value-type="string">
            <text:p>136202130</text:p>
          </table:table-cell>
          <table:table-cell office:value-type="string">
            <text:p>GRUPO DE MAES DEUS E AM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lmequer do Campo,1772 - 08265-380 São Paulo</text:p>
          </table:table-cell>
          <table:table-cell office:value-type="string">
            <text:p>139202130</text:p>
          </table:table-cell>
          <table:table-cell office:value-type="string">
            <text:p>INSTITUTO DE INCLUSAO SOCIAL ALTO DA LIBER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Três Marias,801 - 05874-184 São Paulo</text:p>
          </table:table-cell>
          <table:table-cell office:value-type="string">
            <text:p>141202130</text:p>
          </table:table-cell>
          <table:table-cell office:value-type="string">
            <text:p>ASSOCIACAO DOS MORADORES DO LOTEAMENTO POPULAR TRES M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 Correia de Sá,134 - 08451-090 São Paulo</text:p>
          </table:table-cell>
          <table:table-cell office:value-type="string">
            <text:p>143202130</text:p>
          </table:table-cell>
          <table:table-cell office:value-type="string">
            <text:p>ASSOCIACAO DOS MORADORES DO JARDIM AURE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Utupiru,570 - 08110-810 São Paulo</text:p>
          </table:table-cell>
          <table:table-cell office:value-type="string">
            <text:p>144202130</text:p>
          </table:table-cell>
          <table:table-cell office:value-type="string">
            <text:p>ASSOCIACAO TRABALHO COMUNITARIO DE VILA ITAIM E ADJACENCIA ATC VILA ITAIM E ADJAC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ésar Augusto Romaro,412 - 08062-000 São Paulo</text:p>
          </table:table-cell>
          <table:table-cell office:value-type="string">
            <text:p>145202130</text:p>
          </table:table-cell>
          <table:table-cell office:value-type="string">
            <text:p>ASSOCIACAO FAMILIA RACA NEGRA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óises Alves dos Santos,906 - 08111-510 São Paulo</text:p>
          </table:table-cell>
          <table:table-cell office:value-type="string">
            <text:p>146202130</text:p>
          </table:table-cell>
          <table:table-cell office:value-type="string">
            <text:p>ASSOCIACAO COMUNITARIA SANTOS DO JARDIM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662 - 03589-001 São Paulo</text:p>
          </table:table-cell>
          <table:table-cell office:value-type="string">
            <text:p>150202130</text:p>
          </table:table-cell>
          <table:table-cell office:value-type="string">
            <text:p>ASSOCIACAO UNIAO DE AMIGOS DO JD SAO FRANCISCO E RODOLFO PIRAN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405 - 08142-235 São Paulo</text:p>
          </table:table-cell>
          <table:table-cell office:value-type="string">
            <text:p>152202130</text:p>
          </table:table-cell>
          <table:table-cell office:value-type="string">
            <text:p>ASSOCIACAO CULTURAL MEIO AMBIENTE KEMEL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xiu,201 - 08225-330 São Paulo</text:p>
          </table:table-cell>
          <table:table-cell office:value-type="string">
            <text:p>155202130</text:p>
          </table:table-cell>
          <table:table-cell office:value-type="string">
            <text:p>ASSOCIACAO BRASILEIRA MISSOES E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ova Saudosa,269 - 04894-210 São Paulo</text:p>
          </table:table-cell>
          <table:table-cell office:value-type="string">
            <text:p>157202130</text:p>
          </table:table-cell>
          <table:table-cell office:value-type="string">
            <text:p>ASSOCIACAO DOS IDOSOS DA ZONA SUL ROSA DE SA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Xavier Palmerim,416 - 08275-340 São Paulo</text:p>
          </table:table-cell>
          <table:table-cell office:value-type="string">
            <text:p>158202130</text:p>
          </table:table-cell>
          <table:table-cell office:value-type="string">
            <text:p>AFAP ASSOCIACAO FENIX DE AUXILIO AO PROXI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Itaquera Guaianazes,2782 - 08420-000 São Paulo</text:p>
          </table:table-cell>
          <table:table-cell office:value-type="string">
            <text:p>159202130</text:p>
          </table:table-cell>
          <table:table-cell office:value-type="string">
            <text:p>ASSOCIACAO BENEFICENTE PER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60 - 04823-050 São Paulo</text:p>
          </table:table-cell>
          <table:table-cell office:value-type="string">
            <text:p>163202130</text:p>
          </table:table-cell>
          <table:table-cell office:value-type="string">
            <text:p>ASSOCIACAO BENEFICENTE MAO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gi Caruso,616 - 04884-080 São Paulo</text:p>
          </table:table-cell>
          <table:table-cell office:value-type="string">
            <text:p>164202130</text:p>
          </table:table-cell>
          <table:table-cell office:value-type="string">
            <text:p>ASSOCIACAO JD BOM C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amé,726 - 03662-020 São Paulo</text:p>
          </table:table-cell>
          <table:table-cell office:value-type="string">
            <text:p>165202130</text:p>
          </table:table-cell>
          <table:table-cell office:value-type="string">
            <text:p>ASSOCIACAO JOVEM BARROCA CIT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Florêncio Gomes,223 - 08430-330 São Paulo</text:p>
          </table:table-cell>
          <table:table-cell office:value-type="string">
            <text:p>166202130</text:p>
          </table:table-cell>
          <table:table-cell office:value-type="string">
            <text:p>INSTITUTO NOVO TEMPO MUND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élix Nascentes Pinto,106 - 08090-280 São Paulo</text:p>
          </table:table-cell>
          <table:table-cell office:value-type="string">
            <text:p>200202130</text:p>
          </table:table-cell>
          <table:table-cell office:value-type="string">
            <text:p>ASSOCIACAO DE ESTUDOS JORNADA DO APREN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Pessota,14 - 08150-020 São Paulo</text:p>
          </table:table-cell>
          <table:table-cell office:value-type="string">
            <text:p>202202130</text:p>
          </table:table-cell>
          <table:table-cell office:value-type="string">
            <text:p>ASSOCIACAO UNIDOS PELO REGASTE DA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érgio Jabur Maluf,114 - 05854-100 São Paulo</text:p>
          </table:table-cell>
          <table:table-cell office:value-type="string">
            <text:p>204202130</text:p>
          </table:table-cell>
          <table:table-cell office:value-type="string">
            <text:p>ASSOCIACAO ALICERCE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do Ultramar,22 - 08451-240 São Paulo</text:p>
          </table:table-cell>
          <table:table-cell office:value-type="string">
            <text:p>207202130</text:p>
          </table:table-cell>
          <table:table-cell office:value-type="string">
            <text:p>ASSOCIACAO BENEFICENTE ANDRE EVERALDO DE MA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uque de Caxias,325 - 01214-100 São Paulo</text:p>
          </table:table-cell>
          <table:table-cell office:value-type="string">
            <text:p>208202130</text:p>
          </table:table-cell>
          <table:table-cell office:value-type="string">
            <text:p>PROMOVER INSTITUTO DE DESENVOLVIMENTO DE PROJETOS SOCIAIS E HABITACION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o Martins,224 - 04408-050 São Paulo</text:p>
          </table:table-cell>
          <table:table-cell office:value-type="string">
            <text:p>212202130</text:p>
          </table:table-cell>
          <table:table-cell office:value-type="string">
            <text:p>ASETESP ASSOCIACAO DOS SEM TETO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Trindade,246 - 04865-160 São Paulo</text:p>
          </table:table-cell>
          <table:table-cell office:value-type="string">
            <text:p>216202130</text:p>
          </table:table-cell>
          <table:table-cell office:value-type="string">
            <text:p>ASSOCIACAO CRIANCA CARENTE DO BAIRRO JARDIM YP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anópolis,3577 - 03150-000 São Paulo</text:p>
          </table:table-cell>
          <table:table-cell office:value-type="string">
            <text:p>217202130</text:p>
          </table:table-cell>
          <table:table-cell office:value-type="string">
            <text:p>SOCIEDADE DOS MORADORES DO JARDIM PARAGUA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da Maia,131 - 04822-120 São Paulo</text:p>
          </table:table-cell>
          <table:table-cell office:value-type="string">
            <text:p>218202130</text:p>
          </table:table-cell>
          <table:table-cell office:value-type="string">
            <text:p>COMUNIDADE NOVA CIVILIZ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a Kubitscheck,224 - 08474-000 São Paulo</text:p>
          </table:table-cell>
          <table:table-cell office:value-type="string">
            <text:p>222202130</text:p>
          </table:table-cell>
          <table:table-cell office:value-type="string">
            <text:p>ABC IB ASSOCIACAO DOS BARBEIROS E CABELEIREIROS INTEGRADOS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a Felicia Mendes,1 - 04859-000 São Paulo</text:p>
          </table:table-cell>
          <table:table-cell office:value-type="string">
            <text:p>234202130</text:p>
          </table:table-cell>
          <table:table-cell office:value-type="string">
            <text:p>ASSOCIACAO MORAR E PRESERVAR CHACARA DO CON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sé Alves,194 - 08474-000 São Paulo</text:p>
          </table:table-cell>
          <table:table-cell office:value-type="string">
            <text:p>235202130</text:p>
          </table:table-cell>
          <table:table-cell office:value-type="string">
            <text:p>COOPERATIVA DE TRABALHO PARA AJUDA MUT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Roman Wirkus,53 - 05388-100 São Paulo</text:p>
          </table:table-cell>
          <table:table-cell office:value-type="string">
            <text:p>193202112</text:p>
          </table:table-cell>
          <table:table-cell office:value-type="string">
            <text:p>INSTITUTO SOCIAL CATIVE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jal,1010 - 05886-400 São Paulo</text:p>
          </table:table-cell>
          <table:table-cell office:value-type="string">
            <text:p>280202130</text:p>
          </table:table-cell>
          <table:table-cell office:value-type="string">
            <text:p>ASSOCIACAO POVO EM ACAO VIDA SUSTENTAV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ígida Banti,159 - 04426-070 São Paulo</text:p>
          </table:table-cell>
          <table:table-cell office:value-type="string">
            <text:p>281202130</text:p>
          </table:table-cell>
          <table:table-cell office:value-type="string">
            <text:p>CENTRO DE CIDADANIA E ACAO SOCIAL SUL CECA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ziro Pinheiro Magalhães,2026 - 04855-240 São Paulo</text:p>
          </table:table-cell>
          <table:table-cell office:value-type="string">
            <text:p>282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najar de Souza,7120 - 02716-000 São Paulo</text:p>
          </table:table-cell>
          <table:table-cell office:value-type="string">
            <text:p>822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temozin,14 - 02054-070 São Paulo</text:p>
          </table:table-cell>
          <table:table-cell office:value-type="string">
            <text:p>823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Jaguara,76 - 03105-120 São Paulo</text:p>
          </table:table-cell>
          <table:table-cell office:value-type="string">
            <text:p>824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Resende,251 - 04210-050 São Paulo</text:p>
          </table:table-cell>
          <table:table-cell office:value-type="string">
            <text:p>825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ul Marques Marinho,352 - 04653-150 São Paulo</text:p>
          </table:table-cell>
          <table:table-cell office:value-type="string">
            <text:p>82620213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oio Antunes,71 - 08472-310 São Paulo</text:p>
          </table:table-cell>
          <table:table-cell office:value-type="string">
            <text:p>289202130</text:p>
          </table:table-cell>
          <table:table-cell office:value-type="string">
            <text:p>INSTITUTO MULHERES GUERR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Arcuri,102 - 02650-010 São Paulo</text:p>
          </table:table-cell>
          <table:table-cell office:value-type="string">
            <text:p>291202130</text:p>
          </table:table-cell>
          <table:table-cell office:value-type="string">
            <text:p>ASSOCIACAO SUCUP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Cruz do Monte Castelo,40 - 02876-000 São Paulo</text:p>
          </table:table-cell>
          <table:table-cell office:value-type="string">
            <text:p>828202130</text:p>
          </table:table-cell>
          <table:table-cell office:value-type="string">
            <text:p>ORGANIZACAO KOMBOS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Saraceni,32 - 05870-090 São Paulo</text:p>
          </table:table-cell>
          <table:table-cell office:value-type="string">
            <text:p>317202130</text:p>
          </table:table-cell>
          <table:table-cell office:value-type="string">
            <text:p>ASSOCIACAO COMUNITARIA AMIGOS DA FAMIL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na Pedroso dos Santos,848 - 02990-060 São Paulo</text:p>
          </table:table-cell>
          <table:table-cell office:value-type="string">
            <text:p>334202130</text:p>
          </table:table-cell>
          <table:table-cell office:value-type="string">
            <text:p>ASSOCIACAO DE MORADORES VILA NOVA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Antônio de Oliveira,4 - 02955-080 São Paulo</text:p>
          </table:table-cell>
          <table:table-cell office:value-type="string">
            <text:p>347202130</text:p>
          </table:table-cell>
          <table:table-cell office:value-type="string">
            <text:p>ASSOCIACAO ESPORTIVA EDUCACIONAL CULTURAL 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Macedo,470 - 04021-020 São Paulo</text:p>
          </table:table-cell>
          <table:table-cell office:value-type="string">
            <text:p>351202130</text:p>
          </table:table-cell>
          <table:table-cell office:value-type="string">
            <text:p>CENTRO DOS HEMOFILICOS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tiba do Sul,750 - 02878-100 São Paulo</text:p>
          </table:table-cell>
          <table:table-cell office:value-type="string">
            <text:p>355202130</text:p>
          </table:table-cell>
          <table:table-cell office:value-type="string">
            <text:p>ASSOCIACAO CHECHE DA TIA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Mandira,12 - 05870-150 São Paulo</text:p>
          </table:table-cell>
          <table:table-cell office:value-type="string">
            <text:p>356202130</text:p>
          </table:table-cell>
          <table:table-cell office:value-type="string">
            <text:p>ASSOCIACAO DE MORADORES DO JDBOM PASTOR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Ulhoa Cintra,192 - 02759-030 São Paulo</text:p>
          </table:table-cell>
          <table:table-cell office:value-type="string">
            <text:p>359202130</text:p>
          </table:table-cell>
          <table:table-cell office:value-type="string">
            <text:p>ASSOCIACAO EDUCAR PARA TRANSFORM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,63 - 04843-470 São Paulo</text:p>
          </table:table-cell>
          <table:table-cell office:value-type="string">
            <text:p>360202130</text:p>
          </table:table-cell>
          <table:table-cell office:value-type="string">
            <text:p>ASSOCIACAO CULTURAL COMUNITARI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a Dina Rizzi,488 - 08431-050 São Paulo</text:p>
          </table:table-cell>
          <table:table-cell office:value-type="string">
            <text:p>364202130</text:p>
          </table:table-cell>
          <table:table-cell office:value-type="string">
            <text:p>SOCIEDADE NUCLEO DAS MAES CARENTES DO JARDIM AURORA GUAIANAS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de Sousa,41 - 04914-000 São Paulo</text:p>
          </table:table-cell>
          <table:table-cell office:value-type="string">
            <text:p>366202130</text:p>
          </table:table-cell>
          <table:table-cell office:value-type="string">
            <text:p>ASSOCIACAO DE MORADORES COM MUITA GAR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iardo Medeiros,344 - 08050-330 São Paulo</text:p>
          </table:table-cell>
          <table:table-cell office:value-type="string">
            <text:p>368202130</text:p>
          </table:table-cell>
          <table:table-cell office:value-type="string">
            <text:p>ASSOCIACAO DA HORA ESPORTE LAZER EDULCATIVO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José Viêira de Morais,43 - 03661-040 São Paulo</text:p>
          </table:table-cell>
          <table:table-cell office:value-type="string">
            <text:p>369202130</text:p>
          </table:table-cell>
          <table:table-cell office:value-type="string">
            <text:p>ASSOCIACAO TIA NIL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Sebastião do Rego,164 - 04129-000 São Paulo</text:p>
          </table:table-cell>
          <table:table-cell office:value-type="string">
            <text:p>370202130</text:p>
          </table:table-cell>
          <table:table-cell office:value-type="string">
            <text:p>PAROQUIA SAO FRANCISCO DE SAL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óstolo Simão Pedro,312 - 08475-260 São Paulo</text:p>
          </table:table-cell>
          <table:table-cell office:value-type="string">
            <text:p>390202130</text:p>
          </table:table-cell>
          <table:table-cell office:value-type="string">
            <text:p>ASSOCIACAO PETROPOLIS CIDADE TIRADENTES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ulo Guilguer Reimberg,7003 - 04875-160 São Paulo</text:p>
          </table:table-cell>
          <table:table-cell office:value-type="string">
            <text:p>391202130</text:p>
          </table:table-cell>
          <table:table-cell office:value-type="string">
            <text:p>ASSOCIACAO BENEFICENTE GUILHERMINA MARIA DE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Barbosa Rabêlo,48 - 08191-300 São Paulo</text:p>
          </table:table-cell>
          <table:table-cell office:value-type="string">
            <text:p>392202130</text:p>
          </table:table-cell>
          <table:table-cell office:value-type="string">
            <text:p>ASSOCIACAO UNIDOS DO BEM DO 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oeira,1 - 08381-720 São Paulo</text:p>
          </table:table-cell>
          <table:table-cell office:value-type="string">
            <text:p>393202130</text:p>
          </table:table-cell>
          <table:table-cell office:value-type="string">
            <text:p>ASSOCIACAO DE MORADORES DO PINHEIRINHO 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enor de Oliveira e Silva,376 - 02874-020 São Paulo</text:p>
          </table:table-cell>
          <table:table-cell office:value-type="string">
            <text:p>395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Barbela,29 - 08372-030 São Paulo</text:p>
          </table:table-cell>
          <table:table-cell office:value-type="string">
            <text:p>396202130</text:p>
          </table:table-cell>
          <table:table-cell office:value-type="string">
            <text:p>ASSOCIACAO BENEFICENTE PROF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raqui,150 - 02877-090 São Paulo</text:p>
          </table:table-cell>
          <table:table-cell office:value-type="string">
            <text:p>399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velino Silveira,100 - 02675-031 São Paulo</text:p>
          </table:table-cell>
          <table:table-cell office:value-type="string">
            <text:p>400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uro Velho,15 - 02848-070 São Paulo</text:p>
          </table:table-cell>
          <table:table-cell office:value-type="string">
            <text:p>401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rvásio Leite Rebelo,50 - 02675-050 São Paulo</text:p>
          </table:table-cell>
          <table:table-cell office:value-type="string">
            <text:p>402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assy Mazzali,108 - 02617-100 São Paulo</text:p>
          </table:table-cell>
          <table:table-cell office:value-type="string">
            <text:p>403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êncio Ferreira,77 - 02873-530 São Paulo</text:p>
          </table:table-cell>
          <table:table-cell office:value-type="string">
            <text:p>404202130</text:p>
          </table:table-cell>
          <table:table-cell office:value-type="string">
            <text:p>CAMILA THOM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eribé,145 - 02236-010 São Paulo</text:p>
          </table:table-cell>
          <table:table-cell office:value-type="string">
            <text:p>40520213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ilherme,1553 - 02053-003 São Paulo</text:p>
          </table:table-cell>
          <table:table-cell office:value-type="string">
            <text:p>406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li,147 - 02169-010 São Paulo</text:p>
          </table:table-cell>
          <table:table-cell office:value-type="string">
            <text:p>407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z Liszt,6 - 02151-100 São Paulo</text:p>
          </table:table-cell>
          <table:table-cell office:value-type="string">
            <text:p>408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rnão Albernaz,298 - 03532-000 São Paulo</text:p>
          </table:table-cell>
          <table:table-cell office:value-type="string">
            <text:p>409202130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ilvestro Palma,52 - 05163-100 São Paulo</text:p>
          </table:table-cell>
          <table:table-cell office:value-type="string">
            <text:p>410202130</text:p>
          </table:table-cell>
          <table:table-cell office:value-type="string">
            <text:p>CAZAC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redo de Franco,22 - 03630-120 São Paulo</text:p>
          </table:table-cell>
          <table:table-cell office:value-type="string">
            <text:p>411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rnesto Manograsso,207 - 03963-100 São Paulo</text:p>
          </table:table-cell>
          <table:table-cell office:value-type="string">
            <text:p>41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ia Vasques,49 - 04860-000 São Paulo</text:p>
          </table:table-cell>
          <table:table-cell office:value-type="string">
            <text:p>418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Francisco Emydio da Fonseca Telles,13 - 04372-140 São Paulo</text:p>
          </table:table-cell>
          <table:table-cell office:value-type="string">
            <text:p>420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Francisco Teixeira Nogueira,383 - 05037-030 São Paulo</text:p>
          </table:table-cell>
          <table:table-cell office:value-type="string">
            <text:p>422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Bonifácio,237 - 01003-001 São Paulo</text:p>
          </table:table-cell>
          <table:table-cell office:value-type="string">
            <text:p>426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rles Murray,70 - 04358-040 São Paulo</text:p>
          </table:table-cell>
          <table:table-cell office:value-type="string">
            <text:p>428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io Branco,53 - 01205-000 São Paulo</text:p>
          </table:table-cell>
          <table:table-cell office:value-type="string">
            <text:p>43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mandaia,57 - 03718-030 São Paulo</text:p>
          </table:table-cell>
          <table:table-cell office:value-type="string">
            <text:p>437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o Pinhal,6 - 04235-490 São Paulo</text:p>
          </table:table-cell>
          <table:table-cell office:value-type="string">
            <text:p>440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ixal,1 - 02365-120 São Paulo</text:p>
          </table:table-cell>
          <table:table-cell office:value-type="string">
            <text:p>44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Carlos de Sousa Anhumas,3 - 02364-000 São Paulo</text:p>
          </table:table-cell>
          <table:table-cell office:value-type="string">
            <text:p>445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onte Domingos Franciulli Netto,70 - 02181-190 São Paulo</text:p>
          </table:table-cell>
          <table:table-cell office:value-type="string">
            <text:p>45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uaburi,200 - 05756-260 São Paulo</text:p>
          </table:table-cell>
          <table:table-cell office:value-type="string">
            <text:p>45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Setúbal,125 - 08245-540 São Paulo</text:p>
          </table:table-cell>
          <table:table-cell office:value-type="string">
            <text:p>456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Frederico,738 - 04224-030 São Paulo</text:p>
          </table:table-cell>
          <table:table-cell office:value-type="string">
            <text:p>46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lões,27 - 04218-080 São Paulo</text:p>
          </table:table-cell>
          <table:table-cell office:value-type="string">
            <text:p>464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Mossurunga,53 - 02367-050 São Paulo</text:p>
          </table:table-cell>
          <table:table-cell office:value-type="string">
            <text:p>465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ueno de Andrade,832 - 01526-000 São Paulo</text:p>
          </table:table-cell>
          <table:table-cell office:value-type="string">
            <text:p>474202130</text:p>
          </table:table-cell>
          <table:table-cell office:value-type="string">
            <text:p>ASSOCIACAO BENEFICENTE GRUP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lisio Mendes Gaia,286 - 04433-220 São Paulo</text:p>
          </table:table-cell>
          <table:table-cell office:value-type="string">
            <text:p>476202130</text:p>
          </table:table-cell>
          <table:table-cell office:value-type="string">
            <text:p>AACJSCASSOCIACAO AMIGOS CARRENTES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mba do Mar,19 - 04814-300 São Paulo</text:p>
          </table:table-cell>
          <table:table-cell office:value-type="string">
            <text:p>477202130</text:p>
          </table:table-cell>
          <table:table-cell office:value-type="string">
            <text:p>ASSOCIACAO FABRICA DE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nabé Coutinho,95 - 02730-060 São Paulo</text:p>
          </table:table-cell>
          <table:table-cell office:value-type="string">
            <text:p>480202130</text:p>
          </table:table-cell>
          <table:table-cell office:value-type="string">
            <text:p>DEYSE VALVERDE DE ANDRADE KIM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,651 - 08081-410 São Paulo</text:p>
          </table:table-cell>
          <table:table-cell office:value-type="string">
            <text:p>481202130</text:p>
          </table:table-cell>
          <table:table-cell office:value-type="string">
            <text:p>ASSOCIACAO BENEFICENTE EDUCACIONAL CORUJ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Sáles,333 - 05749-280 São Paulo</text:p>
          </table:table-cell>
          <table:table-cell office:value-type="string">
            <text:p>483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Mannelli,577 - 08430-285 São Paulo</text:p>
          </table:table-cell>
          <table:table-cell office:value-type="string">
            <text:p>484202130</text:p>
          </table:table-cell>
          <table:table-cell office:value-type="string">
            <text:p>ASSOCIACAO PROJETO PONTO E VIRGU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Francisco Inácio,1465 - 04286-000 São Paulo</text:p>
          </table:table-cell>
          <table:table-cell office:value-type="string">
            <text:p>487202130</text:p>
          </table:table-cell>
          <table:table-cell office:value-type="string">
            <text:p>INSTITUTO CIGANO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Xavier de Magalhães,64 - 04844-120 São Paulo</text:p>
          </table:table-cell>
          <table:table-cell office:value-type="string">
            <text:p>488202130</text:p>
          </table:table-cell>
          <table:table-cell office:value-type="string">
            <text:p>UNIAO DOS MORADORES JARDIM MANA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Antonio Meroth,14 - 03983-220 São Paulo</text:p>
          </table:table-cell>
          <table:table-cell office:value-type="string">
            <text:p>489202130</text:p>
          </table:table-cell>
          <table:table-cell office:value-type="string">
            <text:p>BOLA NO PE LIV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79 - 82505-590 São Paulo</text:p>
          </table:table-cell>
          <table:table-cell office:value-type="string">
            <text:p>490202130</text:p>
          </table:table-cell>
          <table:table-cell office:value-type="string">
            <text:p>CLU DE MAES ESPERANCA DE CADA D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andazinho,50 - 05766-280 São Paulo</text:p>
          </table:table-cell>
          <table:table-cell office:value-type="string">
            <text:p>491202130</text:p>
          </table:table-cell>
          <table:table-cell office:value-type="string">
            <text:p>ASSOCIACAO AMIGOS DO JARDIM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Mario de Campos,191 - 04336-020 São Paulo</text:p>
          </table:table-cell>
          <table:table-cell office:value-type="string">
            <text:p>493202130</text:p>
          </table:table-cell>
          <table:table-cell office:value-type="string">
            <text:p>MDSA PAROQUIA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óstolo Simão Pedro,312 - 08475-260 São Paulo</text:p>
          </table:table-cell>
          <table:table-cell office:value-type="string">
            <text:p>494202130</text:p>
          </table:table-cell>
          <table:table-cell office:value-type="string">
            <text:p>ASSOCIACAO PETROPOLIS CIDADE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415 - 05868-040 São Paulo</text:p>
          </table:table-cell>
          <table:table-cell office:value-type="string">
            <text:p>495202130</text:p>
          </table:table-cell>
          <table:table-cell office:value-type="string">
            <text:p>COMUNIDADE TERAPEUTICA FERNANDO TAV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do Laccetti,114 - 04849-190 São Paulo</text:p>
          </table:table-cell>
          <table:table-cell office:value-type="string">
            <text:p>496202130</text:p>
          </table:table-cell>
          <table:table-cell office:value-type="string">
            <text:p>IGREJA ASSEMBLEIA DE DEUS PORTA DA F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Rinaldelli,1709 - 04842-100 São Paulo</text:p>
          </table:table-cell>
          <table:table-cell office:value-type="string">
            <text:p>497202130</text:p>
          </table:table-cell>
          <table:table-cell office:value-type="string">
            <text:p>ASSOCIACAO DE JOVENS DO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aciano Altierio,49 - 02545-060 São Paulo</text:p>
          </table:table-cell>
          <table:table-cell office:value-type="string">
            <text:p>500202130</text:p>
          </table:table-cell>
          <table:table-cell office:value-type="string">
            <text:p>INSTITUTO VID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uro Loyola,109 - 08370-270 São Paulo</text:p>
          </table:table-cell>
          <table:table-cell office:value-type="string">
            <text:p>501202130</text:p>
          </table:table-cell>
          <table:table-cell office:value-type="string">
            <text:p>ASSOCIACAO SHAMMAH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és de Corena,1422 - 08475-170 São Paulo</text:p>
          </table:table-cell>
          <table:table-cell office:value-type="string">
            <text:p>503202130</text:p>
          </table:table-cell>
          <table:table-cell office:value-type="string">
            <text:p>ASSOCIACAO UNIDOS DO SETOR G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nal de Tutóia,12 - 08121-220 São Paulo</text:p>
          </table:table-cell>
          <table:table-cell office:value-type="string">
            <text:p>504202130</text:p>
          </table:table-cell>
          <table:table-cell office:value-type="string">
            <text:p>ASSOCIACAO BENEFICENTE CAMARGO NOV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rdeal Santiago Luís Copello,300 - 05308-000 São Paulo</text:p>
          </table:table-cell>
          <table:table-cell office:value-type="string">
            <text:p>506202130</text:p>
          </table:table-cell>
          <table:table-cell office:value-type="string">
            <text:p>GRES PEROLA NEG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ria Coelho Aguiar,1211 - 05805-000 São Paulo</text:p>
          </table:table-cell>
          <table:table-cell office:value-type="string">
            <text:p>507202130</text:p>
          </table:table-cell>
          <table:table-cell office:value-type="string">
            <text:p>MAC MOVIMENTO ASSOCIATI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turnino Pereira,432 - 08411-000 São Paulo</text:p>
          </table:table-cell>
          <table:table-cell office:value-type="string">
            <text:p>508202130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ário Totta,100 - 05880-320 São Paulo</text:p>
          </table:table-cell>
          <table:table-cell office:value-type="string">
            <text:p>509202130</text:p>
          </table:table-cell>
          <table:table-cell office:value-type="string">
            <text:p>ASSOCIACAO DE PAIS E MESTRES DA EMEI CART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stavo Berthier,155 - 05386-110 São Paulo</text:p>
          </table:table-cell>
          <table:table-cell office:value-type="string">
            <text:p>510202130</text:p>
          </table:table-cell>
          <table:table-cell office:value-type="string">
            <text:p>CENTRO COMUNITARIO DE CIDADANIA E CULTURA VILA DAL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pés,75 - 04463-040 São Paulo</text:p>
          </table:table-cell>
          <table:table-cell office:value-type="string">
            <text:p>512202130</text:p>
          </table:table-cell>
          <table:table-cell office:value-type="string">
            <text:p>CENTRO ESPIRITA JESUS GONC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do Veríssimo,440 - 08270-290 São Paulo</text:p>
          </table:table-cell>
          <table:table-cell office:value-type="string">
            <text:p>515202130</text:p>
          </table:table-cell>
          <table:table-cell office:value-type="string">
            <text:p>IGREJA BATISTA MONTE MORIAH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306 - 05820-150 São Paulo</text:p>
          </table:table-cell>
          <table:table-cell office:value-type="string">
            <text:p>516202130</text:p>
          </table:table-cell>
          <table:table-cell office:value-type="string">
            <text:p>ASSOCIACAO DE MORADORES DO RECANTO SANTO ANTONI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abriela Mistral,665 - 03701-011 São Paulo</text:p>
          </table:table-cell>
          <table:table-cell office:value-type="string">
            <text:p>518202130</text:p>
          </table:table-cell>
          <table:table-cell office:value-type="string">
            <text:p>ASSOCIACA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nche Verde,558 - 03588-000 São Paulo</text:p>
          </table:table-cell>
          <table:table-cell office:value-type="string">
            <text:p>519202130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Domitila,228 - 03003-010 São Paulo</text:p>
          </table:table-cell>
          <table:table-cell office:value-type="string">
            <text:p>521202130</text:p>
          </table:table-cell>
          <table:table-cell office:value-type="string">
            <text:p>CONDOMINIO MARISA LETI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ônego José Maria Fernandes,344 - 03960-040 São Paulo</text:p>
          </table:table-cell>
          <table:table-cell office:value-type="string">
            <text:p>523202130</text:p>
          </table:table-cell>
          <table:table-cell office:value-type="string">
            <text:p>ESTIVEN DOUGLAS XAVI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Leme,11 - 08341-090 São Paulo</text:p>
          </table:table-cell>
          <table:table-cell office:value-type="string">
            <text:p>524202130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ixoto Werneck,433 - 03568-060 São Paulo</text:p>
          </table:table-cell>
          <table:table-cell office:value-type="string">
            <text:p>525202130</text:p>
          </table:table-cell>
          <table:table-cell office:value-type="string">
            <text:p>ORGANIZACAO VR AUTO EST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es Domingo Rêgo,36 - 08470-760 São Paulo</text:p>
          </table:table-cell>
          <table:table-cell office:value-type="string">
            <text:p>527202130</text:p>
          </table:table-cell>
          <table:table-cell office:value-type="string">
            <text:p>ASSOCIACAO BEIRA RIO DO 81 SOCIAL RECREATI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de Poitiers,185 - 04930-240 São Paulo</text:p>
          </table:table-cell>
          <table:table-cell office:value-type="string">
            <text:p>528202130</text:p>
          </table:table-cell>
          <table:table-cell office:value-type="string">
            <text:p>ASSOCIACAO GUARA DE PROMOCAO 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biá Laranjeira,758 - 08081-160 São Paulo</text:p>
          </table:table-cell>
          <table:table-cell office:value-type="string">
            <text:p>531202130</text:p>
          </table:table-cell>
          <table:table-cell office:value-type="string">
            <text:p>ASSOCIACAO SEMPRE JU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utor Almiro Leal da Costa,456 - 08122-260 São Paulo</text:p>
          </table:table-cell>
          <table:table-cell office:value-type="string">
            <text:p>532202130</text:p>
          </table:table-cell>
          <table:table-cell office:value-type="string">
            <text:p>ASSOCIACAO COMUNITARIA DO JARDIM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Maragliano,241 - 04017-030 São Paulo</text:p>
          </table:table-cell>
          <table:table-cell office:value-type="string">
            <text:p>535202130</text:p>
          </table:table-cell>
          <table:table-cell office:value-type="string">
            <text:p>CENTRO DE ESTUDOS PAULISTA DE PSIQUIAT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ôr das Almas,98 - 08230-730 São Paulo</text:p>
          </table:table-cell>
          <table:table-cell office:value-type="string">
            <text:p>538202130</text:p>
          </table:table-cell>
          <table:table-cell office:value-type="string">
            <text:p>AVALANCHE PENTECO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ny,612 - 04240-000 São Paulo</text:p>
          </table:table-cell>
          <table:table-cell office:value-type="string">
            <text:p>539202130</text:p>
          </table:table-cell>
          <table:table-cell office:value-type="string">
            <text:p>ASSOCIACAO DE REABILITACAO LIBERTOS POR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lísio Ferreira,398 - 03964-010 São Paulo</text:p>
          </table:table-cell>
          <table:table-cell office:value-type="string">
            <text:p>540202130</text:p>
          </table:table-cell>
          <table:table-cell office:value-type="string">
            <text:p>ASSOCIACAO COMUNITARIA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na Ana Rosa,29 - 04106-090 São Paulo</text:p>
          </table:table-cell>
          <table:table-cell office:value-type="string">
            <text:p>542202130</text:p>
          </table:table-cell>
          <table:table-cell office:value-type="string">
            <text:p>ASSOCIACAO BRASILEIRA SUPERANDO O LUP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de de Irajá,131 - 13104-112 São Paulo</text:p>
          </table:table-cell>
          <table:table-cell office:value-type="string">
            <text:p>543202130</text:p>
          </table:table-cell>
          <table:table-cell office:value-type="string">
            <text:p>INSTITUTO ESC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Cachoeira de Paulo Afonso,25 - 08473-240 São Paulo</text:p>
          </table:table-cell>
          <table:table-cell office:value-type="string">
            <text:p>545202130</text:p>
          </table:table-cell>
          <table:table-cell office:value-type="string">
            <text:p>ASSOCIACAO SAO VICENTE DE PAULO DO JARDIM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zar Lisboa,180 - 04111-000 São Paulo</text:p>
          </table:table-cell>
          <table:table-cell office:value-type="string">
            <text:p>546202130</text:p>
          </table:table-cell>
          <table:table-cell office:value-type="string">
            <text:p>GRUPO BRASIL DE APOIO AO SURDOCE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Armando da Silva Prado,191 - 04672-040 São Paulo</text:p>
          </table:table-cell>
          <table:table-cell office:value-type="string">
            <text:p>547202130</text:p>
          </table:table-cell>
          <table:table-cell office:value-type="string">
            <text:p>BRASCRI ASSOCIACAO SUICO BRASILEIRA DE AJUDA A CRI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erre Lafage,196 - 05163-060 São Paulo</text:p>
          </table:table-cell>
          <table:table-cell office:value-type="string">
            <text:p>549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Yervant Kissajikian,2858 - 04428-000 São Paulo</text:p>
          </table:table-cell>
          <table:table-cell office:value-type="string">
            <text:p>55120213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ués,293 - 02558-010 São Paulo</text:p>
          </table:table-cell>
          <table:table-cell office:value-type="string">
            <text:p>557202130</text:p>
          </table:table-cell>
          <table:table-cell office:value-type="string">
            <text:p>ASSOCIACAO ROSSETTO D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iva,90 - 02844-110 São Paulo</text:p>
          </table:table-cell>
          <table:table-cell office:value-type="string">
            <text:p>560202130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rante do Paranapanema,196 - 02758-040 São Paulo</text:p>
          </table:table-cell>
          <table:table-cell office:value-type="string">
            <text:p>561202130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áles Malheiros,229 - 02649-030 São Paulo</text:p>
          </table:table-cell>
          <table:table-cell office:value-type="string">
            <text:p>563202130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orvan Dias de Figueiredo,2801 - 02063-000 São Paulo</text:p>
          </table:table-cell>
          <table:table-cell office:value-type="string">
            <text:p>564202130</text:p>
          </table:table-cell>
          <table:table-cell office:value-type="string">
            <text:p>ABAD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tassilgo,575 - 04514-032 São Paulo</text:p>
          </table:table-cell>
          <table:table-cell office:value-type="string">
            <text:p>569202130</text:p>
          </table:table-cell>
          <table:table-cell office:value-type="string">
            <text:p>INSTITUTO SIMBORA G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sembargador Altenfelder Silva,55 - 05338-090 São Paulo</text:p>
          </table:table-cell>
          <table:table-cell office:value-type="string">
            <text:p>570202130</text:p>
          </table:table-cell>
          <table:table-cell office:value-type="string">
            <text:p>INSTITUTO DE ASSISTENCIA AMPARO E AMANCIPACAO DE PESSOAS COM DEFIC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agundes Filho,596 - 04304-000 São Paulo</text:p>
          </table:table-cell>
          <table:table-cell office:value-type="string">
            <text:p>577202130</text:p>
          </table:table-cell>
          <table:table-cell office:value-type="string">
            <text:p>ASSOCIACAO PARADESPORTIVA JR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rimensor Sugaya,986 - 08260-030 São Paulo</text:p>
          </table:table-cell>
          <table:table-cell office:value-type="string">
            <text:p>578202130</text:p>
          </table:table-cell>
          <table:table-cell office:value-type="string">
            <text:p>CASA DO CRISTO REDENT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emente Pereira,286 - 04216-060 São Paulo</text:p>
          </table:table-cell>
          <table:table-cell office:value-type="string">
            <text:p>580202130</text:p>
          </table:table-cell>
          <table:table-cell office:value-type="string">
            <text:p>ADEFAV CENTRO DE RECURSOS NAS AREAS DA SURODCEGUEIRA DEFICINCIA MULTIPLA SENSORIAL E DEFICIENCIA VISU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onio Carlos Benjamin dos Santos,1675 - 04847-005 São Paulo</text:p>
          </table:table-cell>
          <table:table-cell office:value-type="string">
            <text:p>582202130</text:p>
          </table:table-cell>
          <table:table-cell office:value-type="string">
            <text:p>CLUBE DA COMUNIDADE PETRON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Felisbino de Morais,10 - 04638-010 São Paulo</text:p>
          </table:table-cell>
          <table:table-cell office:value-type="string">
            <text:p>583202130</text:p>
          </table:table-cell>
          <table:table-cell office:value-type="string">
            <text:p>ASSOCIACAO TRAVES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rapes,864 - 04561-001 São Paulo</text:p>
          </table:table-cell>
          <table:table-cell office:value-type="string">
            <text:p>584202130</text:p>
          </table:table-cell>
          <table:table-cell office:value-type="string">
            <text:p>ASSOCIACAO PARA O DESENVOLVIMENTO INTEGRAL DO DOW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Estevão Pímentel,383 - 03378-050 São Paulo</text:p>
          </table:table-cell>
          <table:table-cell office:value-type="string">
            <text:p>585202130</text:p>
          </table:table-cell>
          <table:table-cell office:value-type="string">
            <text:p>FUNDACAO GETSEMANI ROBSON MONTA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Soares,131 - 03894-000 São Paulo</text:p>
          </table:table-cell>
          <table:table-cell office:value-type="string">
            <text:p>586202130</text:p>
          </table:table-cell>
          <table:table-cell office:value-type="string">
            <text:p>AMCAPRA ASSOCIACAO DE MORADORES COLABORADORES E AMIGOS DA PONTE RAS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siano dos Santos,236 - 04827-110 São Paulo</text:p>
          </table:table-cell>
          <table:table-cell office:value-type="string">
            <text:p>587202130</text:p>
          </table:table-cell>
          <table:table-cell office:value-type="string">
            <text:p>LACE NUCLEO DE ACOES PARA A CIDADANIA NA DIVERS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etinga,99 - 04557-010 São Paulo</text:p>
          </table:table-cell>
          <table:table-cell office:value-type="string">
            <text:p>589202130</text:p>
          </table:table-cell>
          <table:table-cell office:value-type="string">
            <text:p>AAEB ASSOCIACAO DE AMIGOS DOS EXCEPCIONAIS DO BROOKLI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-Darco-Roxo,167 - 08061-030 São Paulo</text:p>
          </table:table-cell>
          <table:table-cell office:value-type="string">
            <text:p>592202130</text:p>
          </table:table-cell>
          <table:table-cell office:value-type="string">
            <text:p>JANAINA DA SILVA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eresa de Andrade,14 - 04894-000 São Paulo</text:p>
          </table:table-cell>
          <table:table-cell office:value-type="string">
            <text:p>594202130</text:p>
          </table:table-cell>
          <table:table-cell office:value-type="string">
            <text:p>ASSOCIACAO BENEFICENTE CANTINHO DA TERCEIRA 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ustódio de Sá e Faria,1066 - 03979-000 São Paulo</text:p>
          </table:table-cell>
          <table:table-cell office:value-type="string">
            <text:p>595202130</text:p>
          </table:table-cell>
          <table:table-cell office:value-type="string">
            <text:p>IGREJ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o Cesar Moreira,274 - 08310-160 São Paulo</text:p>
          </table:table-cell>
          <table:table-cell office:value-type="string">
            <text:p>602202130</text:p>
          </table:table-cell>
          <table:table-cell office:value-type="string">
            <text:p>COMUNIDADE CANTINHO DA PAZ I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curu,32 - 08030-100 São Paulo</text:p>
          </table:table-cell>
          <table:table-cell office:value-type="string">
            <text:p>605202130</text:p>
          </table:table-cell>
          <table:table-cell office:value-type="string">
            <text:p>GRUPO ESPERANCA E AM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de Jesus,90 - 05860-010 São Paulo</text:p>
          </table:table-cell>
          <table:table-cell office:value-type="string">
            <text:p>606202130</text:p>
          </table:table-cell>
          <table:table-cell office:value-type="string">
            <text:p>CAMMPE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Barroso do Amazonas,50 - 08472-725 São Paulo</text:p>
          </table:table-cell>
          <table:table-cell office:value-type="string">
            <text:p>610202130</text:p>
          </table:table-cell>
          <table:table-cell office:value-type="string">
            <text:p>ASSOCIAC DE CONSTRUCAO COMUNITARIA PAULO FREIRE LESTE 1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bero Teixeira Braga,59 - 05186-110 São Paulo</text:p>
          </table:table-cell>
          <table:table-cell office:value-type="string">
            <text:p>613202130</text:p>
          </table:table-cell>
          <table:table-cell office:value-type="string">
            <text:p>ASSOCIACAO DE AJUDA MUTUA JARDIM PAQU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miro Valverde,182 - 08450-050 São Paulo</text:p>
          </table:table-cell>
          <table:table-cell office:value-type="string">
            <text:p>618202130</text:p>
          </table:table-cell>
          <table:table-cell office:value-type="string">
            <text:p>ASSOCIACAO COMUNITARIA VASCONCELOS BAR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rra Brasileira,346 - 08223-355 São Paulo</text:p>
          </table:table-cell>
          <table:table-cell office:value-type="string">
            <text:p>619202130</text:p>
          </table:table-cell>
          <table:table-cell office:value-type="string">
            <text:p>ASSOCIACAO DA UNIAO DAS MULHERES DALVA PAIX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 Rizzo,120 - 08470-250 São Paulo</text:p>
          </table:table-cell>
          <table:table-cell office:value-type="string">
            <text:p>625202130</text:p>
          </table:table-cell>
          <table:table-cell office:value-type="string">
            <text:p>ACAO COMUNITARIA SENHOR SANTO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reia da Câmara,203 - 03268-160 São Paulo</text:p>
          </table:table-cell>
          <table:table-cell office:value-type="string">
            <text:p>626202130</text:p>
          </table:table-cell>
          <table:table-cell office:value-type="string">
            <text:p>ASSOCIACAO ESPLENDOR DO AMANH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valeiro da Lua,16 - 08223-420 São Paulo</text:p>
          </table:table-cell>
          <table:table-cell office:value-type="string">
            <text:p>627202130</text:p>
          </table:table-cell>
          <table:table-cell office:value-type="string">
            <text:p>ASSOCIACAO EDUCACIONAL CULTURAL E ESPORTIVA COMUNIDADE AGUIA DE H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dos Réis,19 - 08410-150 São Paulo</text:p>
          </table:table-cell>
          <table:table-cell office:value-type="string">
            <text:p>630202130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ristiano de Assis,83 - 02846-030 São Paulo</text:p>
          </table:table-cell>
          <table:table-cell office:value-type="string">
            <text:p>631202130</text:p>
          </table:table-cell>
          <table:table-cell office:value-type="string">
            <text:p>INSTITUTO SACI SABERES CULTURAS E INTEGR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incesa Isabel,548 - 04601-001 São Paulo</text:p>
          </table:table-cell>
          <table:table-cell office:value-type="string">
            <text:p>634202130</text:p>
          </table:table-cell>
          <table:table-cell office:value-type="string">
            <text:p>ABRACE ASSOCIACAO BRASILEIRA PARA O ADOLESCENTE E A CRIANCA ESPE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Raposo,397 - 03118-000 São Paulo</text:p>
          </table:table-cell>
          <table:table-cell office:value-type="string">
            <text:p>635202130</text:p>
          </table:table-cell>
          <table:table-cell office:value-type="string">
            <text:p>ASSOCIACAO MOOC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ntônio dos Santos,17 - 58341-120 São Paulo</text:p>
          </table:table-cell>
          <table:table-cell office:value-type="string">
            <text:p>640202130</text:p>
          </table:table-cell>
          <table:table-cell office:value-type="string">
            <text:p>ASSOCIACAO COMUNITARIA AMIGOS EM ACAO DO JARDIM THOM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Aguiar,108 - 04611-040 São Paulo</text:p>
          </table:table-cell>
          <table:table-cell office:value-type="string">
            <text:p>641202130</text:p>
          </table:table-cell>
          <table:table-cell office:value-type="string">
            <text:p>ASSOCIACAO NOVA PROJETO EDUCACAO E TRABALHO PARA PESSOA ESPE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arão de Alagoas,46 - 08022-000 São Paulo</text:p>
          </table:table-cell>
          <table:table-cell office:value-type="string">
            <text:p>642202130</text:p>
          </table:table-cell>
          <table:table-cell office:value-type="string">
            <text:p>ASSOCIACAO CRISTA EL SAL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istóvão Santiago,160 - 02871-040 São Paulo</text:p>
          </table:table-cell>
          <table:table-cell office:value-type="string">
            <text:p>643202130</text:p>
          </table:table-cell>
          <table:table-cell office:value-type="string">
            <text:p>ASSOCIACAO BENEFICENTE CORACAO A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as Alamandas,225 - 08220-000 São Paulo</text:p>
          </table:table-cell>
          <table:table-cell office:value-type="string">
            <text:p>644202130</text:p>
          </table:table-cell>
          <table:table-cell office:value-type="string">
            <text:p>IGREJA APOSTOLICA DA FAMILIA BET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itor Peixoto,582 - 01543-001 São Paulo</text:p>
          </table:table-cell>
          <table:table-cell office:value-type="string">
            <text:p>651202130</text:p>
          </table:table-cell>
          <table:table-cell office:value-type="string">
            <text:p>APAT ASSOCIACAO PARA PESQUISA E ASSISTENCIA EM TRANSPL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lmeira de Leque,679 - 08061-430 São Paulo</text:p>
          </table:table-cell>
          <table:table-cell office:value-type="string">
            <text:p>652202130</text:p>
          </table:table-cell>
          <table:table-cell office:value-type="string">
            <text:p>INSTITUTO MAIS COMVIV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lacete das Águias,753 - 04635-023 São Paulo</text:p>
          </table:table-cell>
          <table:table-cell office:value-type="string">
            <text:p>653202130</text:p>
          </table:table-cell>
          <table:table-cell office:value-type="string">
            <text:p>INSTITUTO GABRIELE BARRETO SOGA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Jardim,633 - 01223-011 São Paulo</text:p>
          </table:table-cell>
          <table:table-cell office:value-type="string">
            <text:p>655202130</text:p>
          </table:table-cell>
          <table:table-cell office:value-type="string">
            <text:p>INSTITUTO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valdo de Souza Pinto,49 - 05267-220 São Paulo</text:p>
          </table:table-cell>
          <table:table-cell office:value-type="string">
            <text:p>658202130</text:p>
          </table:table-cell>
          <table:table-cell office:value-type="string">
            <text:p>IPDA INSTITUTO DAS PESSOAS COM DEFICIENCIA DA ANHANG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tanho da Silva,865 - 08460-348 São Paulo</text:p>
          </table:table-cell>
          <table:table-cell office:value-type="string">
            <text:p>659202130</text:p>
          </table:table-cell>
          <table:table-cell office:value-type="string">
            <text:p>ASSOCIACAO DE SOLIDARIEDADE CR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,96 - 04949-175 São Paulo</text:p>
          </table:table-cell>
          <table:table-cell office:value-type="string">
            <text:p>660202130</text:p>
          </table:table-cell>
          <table:table-cell office:value-type="string">
            <text:p>ASSOCIACAO BENEFICIENTE GUAINUMB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iguel Achiole da Fonseca,717 - 08461-110 São Paulo</text:p>
          </table:table-cell>
          <table:table-cell office:value-type="string">
            <text:p>662202130</text:p>
          </table:table-cell>
          <table:table-cell office:value-type="string">
            <text:p>ASSOCIACAO BENEFICIENTE DIVINA G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içuaíba,229 - 08090-750 São Paulo</text:p>
          </table:table-cell>
          <table:table-cell office:value-type="string">
            <text:p>664202130</text:p>
          </table:table-cell>
          <table:table-cell office:value-type="string">
            <text:p>SOCIEDADE AMIGOS DO JARDIM HELE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dgar Ruzzant,561 - 02225-011 São Paulo</text:p>
          </table:table-cell>
          <table:table-cell office:value-type="string">
            <text:p>666202130</text:p>
          </table:table-cell>
          <table:table-cell office:value-type="string">
            <text:p>ASSOCIACAO BRASILEIRA DE SINDROME DE RETT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itinga,328 - 08010-360 São Paulo</text:p>
          </table:table-cell>
          <table:table-cell office:value-type="string">
            <text:p>667202130</text:p>
          </table:table-cell>
          <table:table-cell office:value-type="string">
            <text:p>SOCIEDADE BENEFICIENTE CAM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zerat,30 - 03888-030 São Paulo</text:p>
          </table:table-cell>
          <table:table-cell office:value-type="string">
            <text:p>668202130</text:p>
          </table:table-cell>
          <table:table-cell office:value-type="string">
            <text:p>ASSOCIACAO ATLETICA SPORT CLUB PONTE R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-Chá,10 - 03738-220 São Paulo</text:p>
          </table:table-cell>
          <table:table-cell office:value-type="string">
            <text:p>672202130</text:p>
          </table:table-cell>
          <table:table-cell office:value-type="string">
            <text:p>INSTITUTO SOCIAL E EDUCACIONAL CONSELHEIROS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ís Mateus,860 - 08420-750 São Paulo</text:p>
          </table:table-cell>
          <table:table-cell office:value-type="string">
            <text:p>673202130</text:p>
          </table:table-cell>
          <table:table-cell office:value-type="string">
            <text:p>IGREJA EVANGELICA BRASIL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Garopaba,29 - 08141-570 São Paulo</text:p>
          </table:table-cell>
          <table:table-cell office:value-type="string">
            <text:p>675202130</text:p>
          </table:table-cell>
          <table:table-cell office:value-type="string">
            <text:p>ASSOCIACAO CANTINHO ABENCO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driano Bertozzi,384 - 08265-000 São Paulo</text:p>
          </table:table-cell>
          <table:table-cell office:value-type="string">
            <text:p>677202130</text:p>
          </table:table-cell>
          <table:table-cell office:value-type="string">
            <text:p>IGREJA EVANGELICA 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lvador do Valê,9 - 03359-120 São Paulo</text:p>
          </table:table-cell>
          <table:table-cell office:value-type="string">
            <text:p>678202130</text:p>
          </table:table-cell>
          <table:table-cell office:value-type="string">
            <text:p>FUNDACAO COMUNIDADE DA G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Taquandava,164 - 04950-000 São Paulo</text:p>
          </table:table-cell>
          <table:table-cell office:value-type="string">
            <text:p>681202130</text:p>
          </table:table-cell>
          <table:table-cell office:value-type="string">
            <text:p>ASSOCIACAO CRISTA MAE ZAZ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Quero-Quero,120 - 02675-031 São Paulo</text:p>
          </table:table-cell>
          <table:table-cell office:value-type="string">
            <text:p>682202130</text:p>
          </table:table-cell>
          <table:table-cell office:value-type="string">
            <text:p>ENTIDADE BENEFICENTE MUTIRAO VILA GRAZI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bero Badaró,318 - 01008-000 São Paulo</text:p>
          </table:table-cell>
          <table:table-cell office:value-type="string">
            <text:p>684202130</text:p>
          </table:table-cell>
          <table:table-cell office:value-type="string">
            <text:p>ASSOCIACAO DE PAIS AMIGOS E PESSOAS COM DEFICIENCIA DE FUNCIONARIOS DO BANCO DO BRASIL E DA 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quiteto Professor Chaves,17 - 08474-131 São Paulo</text:p>
          </table:table-cell>
          <table:table-cell office:value-type="string">
            <text:p>687202130</text:p>
          </table:table-cell>
          <table:table-cell office:value-type="string">
            <text:p>INSTITUICAO EDUCACIONAL COLORADO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Bueno,384 - 03077-020 São Paulo</text:p>
          </table:table-cell>
          <table:table-cell office:value-type="string">
            <text:p>696202130</text:p>
          </table:table-cell>
          <table:table-cell office:value-type="string">
            <text:p>CENTRO SOCIAL NOSSA SENHORA DA PE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ponina,390 - 03426-010 São Paulo</text:p>
          </table:table-cell>
          <table:table-cell office:value-type="string">
            <text:p>698202130</text:p>
          </table:table-cell>
          <table:table-cell office:value-type="string">
            <text:p>COMUNIDADE DA GRACA EM VILA CARR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turnino Pereira,888 - 08411-000 São Paulo</text:p>
          </table:table-cell>
          <table:table-cell office:value-type="string">
            <text:p>700202130</text:p>
          </table:table-cell>
          <table:table-cell office:value-type="string">
            <text:p>IGREJA ASSEMBLEIA DE DEUS VILA ZEF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andir Pais Leme,227 - 08430-380 São Paulo</text:p>
          </table:table-cell>
          <table:table-cell office:value-type="string">
            <text:p>706202130</text:p>
          </table:table-cell>
          <table:table-cell office:value-type="string">
            <text:p>MITRA DIOCESANA DE SAO MIGUEL PAULISTA PAROQUIA BOM PAST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Vivaldi,575 - 03965-030 São Paulo</text:p>
          </table:table-cell>
          <table:table-cell office:value-type="string">
            <text:p>709202130</text:p>
          </table:table-cell>
          <table:table-cell office:value-type="string">
            <text:p>ASSOCIACAO COMUNITARIA E BENEFICENTE PADRE JOSE AUGUSTO MACHADO MO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ssandoca,535 - 03169-010 São Paulo</text:p>
          </table:table-cell>
          <table:table-cell office:value-type="string">
            <text:p>722202130</text:p>
          </table:table-cell>
          <table:table-cell office:value-type="string">
            <text:p>LAR DA REDEN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esser,2701 - 03162-030 São Paulo</text:p>
          </table:table-cell>
          <table:table-cell office:value-type="string">
            <text:p>723202130</text:p>
          </table:table-cell>
          <table:table-cell office:value-type="string">
            <text:p>NOVA 4E ENTIDADE ESPECIALIZADAS EM PESSOAS ESPECI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Antonini,174 - 02856-070 São Paulo</text:p>
          </table:table-cell>
          <table:table-cell office:value-type="string">
            <text:p>734202130</text:p>
          </table:table-cell>
          <table:table-cell office:value-type="string">
            <text:p>MARIA DE LOURDES DE OLIVEIR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o Borges Soveral,50 - 05875-210 São Paulo</text:p>
          </table:table-cell>
          <table:table-cell office:value-type="string">
            <text:p>738202130</text:p>
          </table:table-cell>
          <table:table-cell office:value-type="string">
            <text:p>INSTITUTO DE CULTURA E LAZER EBENEZ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José do Campestre,251 - 03728-000 São Paulo</text:p>
          </table:table-cell>
          <table:table-cell office:value-type="string">
            <text:p>740202130</text:p>
          </table:table-cell>
          <table:table-cell office:value-type="string">
            <text:p>PAROQUIA SANTA RITA DE CAS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as Palmeiras,112 - 04895-340 São Paulo</text:p>
          </table:table-cell>
          <table:table-cell office:value-type="string">
            <text:p>741202130</text:p>
          </table:table-cell>
          <table:table-cell office:value-type="string">
            <text:p>INSTITUTO DE CULTURA E CIDADANIA CRESCER E CONVIV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ni Ferdinando,107 - 02856-050 São Paulo</text:p>
          </table:table-cell>
          <table:table-cell office:value-type="string">
            <text:p>762202130</text:p>
          </table:table-cell>
          <table:table-cell office:value-type="string">
            <text:p>INSTITUTO EDUCACIONAL S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Marapés,86 - 04330-070 São Paulo</text:p>
          </table:table-cell>
          <table:table-cell office:value-type="string">
            <text:p>763202130</text:p>
          </table:table-cell>
          <table:table-cell office:value-type="string">
            <text:p>ASSOCIACAO FACA SUA P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 Paz,61 - 08390-150 São Paulo</text:p>
          </table:table-cell>
          <table:table-cell office:value-type="string">
            <text:p>770202130</text:p>
          </table:table-cell>
          <table:table-cell office:value-type="string">
            <text:p>ASSOCIACAO SONHAR E VIVER AS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popemba,16048 - 08310-000 São Paulo</text:p>
          </table:table-cell>
          <table:table-cell office:value-type="string">
            <text:p>775202130</text:p>
          </table:table-cell>
          <table:table-cell office:value-type="string">
            <text:p>ROTARY CLUB DE SAO PAULO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rvásio Leite Rebelo,1138 - 02675-050 São Paulo</text:p>
          </table:table-cell>
          <table:table-cell office:value-type="string">
            <text:p>782202130</text:p>
          </table:table-cell>
          <table:table-cell office:value-type="string">
            <text:p>CLUBE DE MAES DO JARDIM VISTA ALEG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inho da Servidão,7 - 06866-185 São Paulo</text:p>
          </table:table-cell>
          <table:table-cell office:value-type="string">
            <text:p>794202130</text:p>
          </table:table-cell>
          <table:table-cell office:value-type="string">
            <text:p>ASSOCIACAO DE ARTE E CULTURA DO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Oliveira Salgado,135 - 02676-000 São Paulo</text:p>
          </table:table-cell>
          <table:table-cell office:value-type="string">
            <text:p>798202130</text:p>
          </table:table-cell>
          <table:table-cell office:value-type="string">
            <text:p>ASSOCIACAO TODOS UNIDOS PELA VIDA ATU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s Jangadas,25 - 08472-115 São Paulo</text:p>
          </table:table-cell>
          <table:table-cell office:value-type="string">
            <text:p>803202130</text:p>
          </table:table-cell>
          <table:table-cell office:value-type="string">
            <text:p>DANIEL PAL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Jacinto de Mendonça,134 - 05211-050 São Paulo</text:p>
          </table:table-cell>
          <table:table-cell office:value-type="string">
            <text:p>816202130</text:p>
          </table:table-cell>
          <table:table-cell office:value-type="string">
            <text:p>MITRA ARQUIDIOCES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aleza de Itapema,252 - 08310-650 São Paulo</text:p>
          </table:table-cell>
          <table:table-cell office:value-type="string">
            <text:p>833202130</text:p>
          </table:table-cell>
          <table:table-cell office:value-type="string">
            <text:p>ASSOCIACAO CULTURAL ESPORTIVA ESTRELA MAI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ostiniana Chantal,59 - 08346-530 São Paulo</text:p>
          </table:table-cell>
          <table:table-cell office:value-type="string">
            <text:p>855202130</text:p>
          </table:table-cell>
          <table:table-cell office:value-type="string">
            <text:p>ONG AREA SOCIAL DO 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i Francisco,226 - 08420-200 São Paulo</text:p>
          </table:table-cell>
          <table:table-cell office:value-type="string">
            <text:p>889202130</text:p>
          </table:table-cell>
          <table:table-cell office:value-type="string">
            <text:p>ASSOCIACAO BENEFICENTE DOS EMPREGADOS E DESEMPREGADOS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ão,7 - 05879-000 São Paulo</text:p>
          </table:table-cell>
          <table:table-cell office:value-type="string">
            <text:p>967202130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Vicente da Fonseca,323 - 08320-307 São Paulo</text:p>
          </table:table-cell>
          <table:table-cell office:value-type="string">
            <text:p>1204202130</text:p>
          </table:table-cell>
          <table:table-cell office:value-type="string">
            <text:p>ASSOCIACAO CULTURAL EDUCACIONAL ESPORTIVA MULTIDISCIPLINAR ACEEM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38202130</text:p>
          </table:table-cell>
          <table:table-cell office:value-type="string">
            <text:p>ASSOCIACAO DE MORADORES DO JARDIM COMERCIAL E ADJACENC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30202130</text:p>
          </table:table-cell>
          <table:table-cell office:value-type="string">
            <text:p>CENTRO DE DEFESA DOS DIREITOS DE CRIANCAS E ADOLESCENTES CEDECA INTERLAGO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23202130</text:p>
          </table:table-cell>
          <table:table-cell office:value-type="string">
            <text:p>INSTITUTO SOCIOCULTURAL COLONIA ALEM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80202130</text:p>
          </table:table-cell>
          <table:table-cell office:value-type="string">
            <text:p>ONG DE EDUCACAO ESPORTE E CULTURA PARQUE FLOREST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3202130</text:p>
          </table:table-cell>
          <table:table-cell office:value-type="string">
            <text:p>MAC MOVIMENTO ASSOCIATIV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2202130</text:p>
          </table:table-cell>
          <table:table-cell office:value-type="string">
            <text:p>ASSOCIACAO COMUNITARIA ROSA LUXEMBURG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5202130</text:p>
          </table:table-cell>
          <table:table-cell office:value-type="string">
            <text:p>FIMAPI FEDERACAO INTERMUNICIPAL DE MOVIMENTOS E ASSOCIACOES PRO MORAD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20202130</text:p>
          </table:table-cell>
          <table:table-cell office:value-type="string">
            <text:p>ASSOCIACAO DE MORADORES DO MOVIMENTO ANCHIET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7202130</text:p>
          </table:table-cell>
          <table:table-cell office:value-type="string">
            <text:p>ASSOCIACAO INFAM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22202130</text:p>
          </table:table-cell>
          <table:table-cell office:value-type="string">
            <text:p>ROTARY CLUB DE SAO PAULO IPIRANG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68202130</text:p>
          </table:table-cell>
          <table:table-cell office:value-type="string">
            <text:p>ABMDJ ASSOCIACAO DE LUTA POR MORADIA DO DISTRITO DO JABAQUAR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1202130</text:p>
          </table:table-cell>
          <table:table-cell office:value-type="string">
            <text:p>COMPANHIA MAJA DE TEATRO E DANC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0202130</text:p>
          </table:table-cell>
          <table:table-cell office:value-type="string">
            <text:p>ASSOCIACAO BENEFECENTE COMUNITARIO CULTURAL ESPORTIVA ELITE ESTADO DE SAO PAUL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8202130</text:p>
          </table:table-cell>
          <table:table-cell office:value-type="string">
            <text:p>UNIAO DOS MORADORES PRO VILA SANTA CLARA SAO JOAO CLOTILDE GRACIOSA E ADJACENC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18202130</text:p>
          </table:table-cell>
          <table:table-cell office:value-type="string">
            <text:p>ASSOCIACAO DE MORADORES E AMIGOS DO JARDIM DAS VERTENTE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37202130</text:p>
          </table:table-cell>
          <table:table-cell office:value-type="string">
            <text:p>INSTITUTO ABAR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8202130</text:p>
          </table:table-cell>
          <table:table-cell office:value-type="string">
            <text:p>ASSOCIACAO POLIESPORTIVA SAO REM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0202130</text:p>
          </table:table-cell>
          <table:table-cell office:value-type="string">
            <text:p>RENATO CARLO SOARES DA SILV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7202130</text:p>
          </table:table-cell>
          <table:table-cell office:value-type="string">
            <text:p>CENTRO DE RECREACAO INFANTIL AMAR MAIS MUITO MAI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8202130</text:p>
          </table:table-cell>
          <table:table-cell office:value-type="string">
            <text:p>SOCIEDADE UNIAO DOS AMIGOS DA CACHOEIRINHA DE BAIX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8202130</text:p>
          </table:table-cell>
          <table:table-cell office:value-type="string">
            <text:p>ASSOCIACAO ASSISTENCIAL COMUNITARIA AZAR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16202130</text:p>
          </table:table-cell>
          <table:table-cell office:value-type="string">
            <text:p>ASSOCIACAO BLUE VILL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49202130</text:p>
          </table:table-cell>
          <table:table-cell office:value-type="string">
            <text:p>ASSOCIACAO SAO VICENTE DE PAULO DO JARDIM VITOR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5202130</text:p>
          </table:table-cell>
          <table:table-cell office:value-type="string">
            <text:p>ASSOCIACAO DE MORADORES VAQUEJAD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6202130</text:p>
          </table:table-cell>
          <table:table-cell office:value-type="string">
            <text:p>ASSOCIACAO COMUNITARIA BENEFICIENTE ESPERANCA DO INACIO 1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88202130</text:p>
          </table:table-cell>
          <table:table-cell office:value-type="string">
            <text:p>IGREJA MISSAO PENTECOSTAL HERDEIRA DE DEU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6202130</text:p>
          </table:table-cell>
          <table:table-cell office:value-type="string">
            <text:p>ORGANIZACAO DE DESENVOLVIMENTO EDUCACIONAL SOCI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9202130</text:p>
          </table:table-cell>
          <table:table-cell office:value-type="string">
            <text:p>ASSOCIACAO E UNIAO DE BAIRRO JARDIM CEL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62202130</text:p>
          </table:table-cell>
          <table:table-cell office:value-type="string">
            <text:p>CENTRO ITAQUERENSE DAS FAMILIAS AMIG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4202130</text:p>
          </table:table-cell>
          <table:table-cell office:value-type="string">
            <text:p>ASSOCIACAO SEMENT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1202130</text:p>
          </table:table-cell>
          <table:table-cell office:value-type="string">
            <text:p>CASA DE C ULTURA AFRO DESCENDENTES FILHOS DE MAR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17202130</text:p>
          </table:table-cell>
          <table:table-cell office:value-type="string">
            <text:p>JANAINA DA SILVA SANTO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98202130</text:p>
          </table:table-cell>
          <table:table-cell office:value-type="string">
            <text:p>SOCIEDADE DOS AMIGOS DO JARDIM COLONIAL DE SAO PAUL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61202130</text:p>
          </table:table-cell>
          <table:table-cell office:value-type="string">
            <text:p>ASSOCIACAO ATLETICA UNIAO BRASI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62202130</text:p>
          </table:table-cell>
          <table:table-cell office:value-type="string">
            <text:p>ASSOCIACAO DESPORTIVA SOCIAL E CULTURAL DEBATE FC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83202130</text:p>
          </table:table-cell>
          <table:table-cell office:value-type="string">
            <text:p>ASSOCICAO ETERNAMENTESOU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7202130</text:p>
          </table:table-cell>
          <table:table-cell office:value-type="string">
            <text:p>ASSOCIACAO AMBIENTAL E HABITACIONAL JOAO DE BARRO AAHJB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8202130</text:p>
          </table:table-cell>
          <table:table-cell office:value-type="string">
            <text:p>ASSOCIACAO AMIGOS DA CUPECE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5202130</text:p>
          </table:table-cell>
          <table:table-cell office:value-type="string">
            <text:p>ASSOCIACAO AMIGOS DO BAIRRO CHACARA SANTA MAR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2202130</text:p>
          </table:table-cell>
          <table:table-cell office:value-type="string">
            <text:p>ASSOCIACAO DOS MORADORES DA FAVELA DA AVENIDA HAMILTON E DA AVENIDA ITALI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53202130</text:p>
          </table:table-cell>
          <table:table-cell office:value-type="string">
            <text:p>ASSOCIACAO CLUBE DE MAES SANTA RITA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0202130</text:p>
          </table:table-cell>
          <table:table-cell office:value-type="string">
            <text:p>ONG EQUILIBRIO UNIVERS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19202130</text:p>
          </table:table-cell>
          <table:table-cell office:value-type="string">
            <text:p>ASSOCIACAO COMUNITARIA PROJETO NOITES SOLIDARIA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9202130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38202130</text:p>
          </table:table-cell>
          <table:table-cell office:value-type="string">
            <text:p>INSTITUTO CEGONHA ACAO E DESENVOVILMENTO EDUCACIONAL CULTURAL ESPORTIVO E SOCIA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39202130</text:p>
          </table:table-cell>
          <table:table-cell office:value-type="string">
            <text:p>ASSOCIACAO CULTURAL COMUNITARIA INTEIRA ACA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40202130</text:p>
          </table:table-cell>
          <table:table-cell office:value-type="string">
            <text:p>ASSOCIACAO ASSERTIVA JUNTOS SOMOS MAIS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7202130</text:p>
          </table:table-cell>
          <table:table-cell office:value-type="string">
            <text:p>ASSOCIACAO COMUNITARIA BARRO BRANC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0202130</text:p>
          </table:table-cell>
          <table:table-cell office:value-type="string">
            <text:p>IGREJA ASSEMBLEIA DE DEUS MINISTERIO NO BRASIL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30202130</text:p>
          </table:table-cell>
          <table:table-cell office:value-type="string">
            <text:p>ASSOCIACAO DA PARADA DO ORGULHO GLBT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da Silva,1 - 08120-430 São Paulo</text:p>
          </table:table-cell>
          <table:table-cell office:value-type="string">
            <text:p>25264306</text:p>
          </table:table-cell>
          <table:table-cell office:value-type="string">
            <text:p>INSTITUTI SOCIAL ARCA DA ALI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glas Amaral da Silva,10 - 02855-130 São Paulo</text:p>
          </table:table-cell>
          <table:table-cell office:value-type="string">
            <text:p>25267717</text:p>
          </table:table-cell>
          <table:table-cell office:value-type="string">
            <text:p>INSTITUTO SUPERACAO RUBENS AZEVEDO SECA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aiari,99 - 02877-020 São Paulo</text:p>
          </table:table-cell>
          <table:table-cell office:value-type="string">
            <text:p>25279791</text:p>
          </table:table-cell>
          <table:table-cell office:value-type="string">
            <text:p>ASSOCIACAO SERV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pes de Medeiros,85 - 08275-430 São Paulo</text:p>
          </table:table-cell>
          <table:table-cell office:value-type="string">
            <text:p>25283209</text:p>
          </table:table-cell>
          <table:table-cell office:value-type="string">
            <text:p>SOCIEDADE AMIGOS DO JD NOSSA SRA DO 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ugusto Lôbo,607 - 08150-010 São Paulo</text:p>
          </table:table-cell>
          <table:table-cell office:value-type="string">
            <text:p>25306266</text:p>
          </table:table-cell>
          <table:table-cell office:value-type="string">
            <text:p>ASSOCIACAO ESPORTIVA EDUCACIONAL E CULTURAL OS MARIANOS DO PRQUE SANTA R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,692 - 03758-020 São Paulo</text:p>
          </table:table-cell>
          <table:table-cell office:value-type="string">
            <text:p>25309707</text:p>
          </table:table-cell>
          <table:table-cell office:value-type="string">
            <text:p>ASSOCIACAO DA PATRULHA DEFENSORA DAS MULHERES VITIMAS DE VIOLENCIA DOMESTICA DO ESTADO DE SAO PAULOSP PATRULHA DA VIOLENCIA DOMEST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João Otaviano Pereira,24 - 08461-400 São Paulo</text:p>
          </table:table-cell>
          <table:table-cell office:value-type="string">
            <text:p>25310336</text:p>
          </table:table-cell>
          <table:table-cell office:value-type="string">
            <text:p>ASSOCIACAO COMUNITARIA BARRO BRAN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eireles,692 - 03758-020 São Paulo</text:p>
          </table:table-cell>
          <table:table-cell office:value-type="string">
            <text:p>25311718</text:p>
          </table:table-cell>
          <table:table-cell office:value-type="string">
            <text:p>INSTITUTO DE CIENCIA TECNOLOGIA INOVACAO E SAUDEICT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Escórcio,392 - 08461-370 São Paulo</text:p>
          </table:table-cell>
          <table:table-cell office:value-type="string">
            <text:p>25311961</text:p>
          </table:table-cell>
          <table:table-cell office:value-type="string">
            <text:p>ASSOCIACAO E CENTRO CULTURAL ACREDITA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Plá,155 - 04849-160 São Paulo</text:p>
          </table:table-cell>
          <table:table-cell office:value-type="string">
            <text:p>25312235</text:p>
          </table:table-cell>
          <table:table-cell office:value-type="string">
            <text:p>ONG EQUILIBRIO UNIVERS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Castro Velho,349 - 03921-000 São Paulo</text:p>
          </table:table-cell>
          <table:table-cell office:value-type="string">
            <text:p>25317107</text:p>
          </table:table-cell>
          <table:table-cell office:value-type="string">
            <text:p>ASSOCIACAO BENEFICENTE VEM CO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Francisco Veloso,300 - 08131-180 São Paulo</text:p>
          </table:table-cell>
          <table:table-cell office:value-type="string">
            <text:p>25319065</text:p>
          </table:table-cell>
          <table:table-cell office:value-type="string">
            <text:p>ASSOCIACAO BENEFECIENTE MULHERES VOLUNTARIOSAS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xímiano Brandão,300 - 08430-590 São Paulo</text:p>
          </table:table-cell>
          <table:table-cell office:value-type="string">
            <text:p>25320145</text:p>
          </table:table-cell>
          <table:table-cell office:value-type="string">
            <text:p>IGREJA EVANGELICA PETENCOSTAL UNIDOS PARA VE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lanalto dos Acantilados,110 - 03981-110 São Paulo</text:p>
          </table:table-cell>
          <table:table-cell office:value-type="string">
            <text:p>25320897</text:p>
          </table:table-cell>
          <table:table-cell office:value-type="string">
            <text:p>ASSOCIACAO ASSISTENCIAL PLAN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Brá,22 - 08452-520 São Paulo</text:p>
          </table:table-cell>
          <table:table-cell office:value-type="string">
            <text:p>25321912</text:p>
          </table:table-cell>
          <table:table-cell office:value-type="string">
            <text:p>ASSOCIACAO BENEFICENTE ANJ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Gama Ricardo,9 - 05138-160 São Paulo</text:p>
          </table:table-cell>
          <table:table-cell office:value-type="string">
            <text:p>25325262</text:p>
          </table:table-cell>
          <table:table-cell office:value-type="string">
            <text:p>TEMPLO EVANGELICO EL GIBB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nato,1289 - 03657-070 São Paulo</text:p>
          </table:table-cell>
          <table:table-cell office:value-type="string">
            <text:p>25327709</text:p>
          </table:table-cell>
          <table:table-cell office:value-type="string">
            <text:p>ASSOCIACAO BENEFICIENTE CULTURAL DE VILA 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eopoldo de Freitas,444 - 03645-010 São Paulo</text:p>
          </table:table-cell>
          <table:table-cell office:value-type="string">
            <text:p>25329073</text:p>
          </table:table-cell>
          <table:table-cell office:value-type="string">
            <text:p>ASSOCIACAO COMUNITARIA PROJETO NOITES SOLID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Álvares Pímentel,603 - 08143-000 São Paulo</text:p>
          </table:table-cell>
          <table:table-cell office:value-type="string">
            <text:p>25329398</text:p>
          </table:table-cell>
          <table:table-cell office:value-type="string">
            <text:p>IGREJA ASSEMBLEIA DE DEUS MINISTERIO N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ê do Sol,59 - 02820-070 São Paulo</text:p>
          </table:table-cell>
          <table:table-cell office:value-type="string">
            <text:p>25329957</text:p>
          </table:table-cell>
          <table:table-cell office:value-type="string">
            <text:p>ASSOCIACAO CENTRAL E COMUNITARIA DO CONJUNTO HABITACIONAL BRASILANDIA B3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Peacci,100 - 03380-100 São Paulo</text:p>
          </table:table-cell>
          <table:table-cell office:value-type="string">
            <text:p>25330164</text:p>
          </table:table-cell>
          <table:table-cell office:value-type="string">
            <text:p>ASSOCIACAO DAS FAMILIAS DO BAIRRO JARDIM RECOR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154 - 03589-001 São Paulo</text:p>
          </table:table-cell>
          <table:table-cell office:value-type="string">
            <text:p>25330170</text:p>
          </table:table-cell>
          <table:table-cell office:value-type="string">
            <text:p>71 GRUPO ESCOTEIRO MINUANO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5332137</text:p>
          </table:table-cell>
          <table:table-cell office:value-type="string">
            <text:p>INSTITUTO CE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ego Sande,321 - 08121-100 São Paulo</text:p>
          </table:table-cell>
          <table:table-cell office:value-type="string">
            <text:p>25344301</text:p>
          </table:table-cell>
          <table:table-cell office:value-type="string">
            <text:p>ASSOCIACAO BENREFICENTE E CULTUAL JARDIM CAMAR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dre Estanislau de Campos,379 - 03590-060 São Paulo</text:p>
          </table:table-cell>
          <table:table-cell office:value-type="string">
            <text:p>25344550</text:p>
          </table:table-cell>
          <table:table-cell office:value-type="string">
            <text:p>ASSOCIACAO DOS MUTUARIOS E MORADORES DA COHAB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,93 - 08471-790 São Paulo</text:p>
          </table:table-cell>
          <table:table-cell office:value-type="string">
            <text:p>25345346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Vereador João de Luca,1590 - 04381-001 São Paulo</text:p>
          </table:table-cell>
          <table:table-cell office:value-type="string">
            <text:p>25345478</text:p>
          </table:table-cell>
          <table:table-cell office:value-type="string">
            <text:p>ASSOCIACAO AMIGOS DA CUPEC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662 - 03589-001 São Paulo</text:p>
          </table:table-cell>
          <table:table-cell office:value-type="string">
            <text:p>25345641</text:p>
          </table:table-cell>
          <table:table-cell office:value-type="string">
            <text:p>ASSOCIACAO BENEFICENTE MENINA DOS OLHO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Itapetininga,103 - 01042-001 São Paulo</text:p>
          </table:table-cell>
          <table:table-cell office:value-type="string">
            <text:p>25345708</text:p>
          </table:table-cell>
          <table:table-cell office:value-type="string">
            <text:p>ASSOCIACAO DA PARADA DO ORGULHO GLBT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ás de Melo Moniz,160 - 04387-140 São Paulo</text:p>
          </table:table-cell>
          <table:table-cell office:value-type="string">
            <text:p>25345981</text:p>
          </table:table-cell>
          <table:table-cell office:value-type="string">
            <text:p>ASSOCIACAO DA CIDADE AZUL E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e Lis,1652 - 04849-311 São Paulo</text:p>
          </table:table-cell>
          <table:table-cell office:value-type="string">
            <text:p>25346589</text:p>
          </table:table-cell>
          <table:table-cell office:value-type="string">
            <text:p>CICERO ALEXAND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érgio Augusto Esteves,270 - 04165-130 São Paulo</text:p>
          </table:table-cell>
          <table:table-cell office:value-type="string">
            <text:p>25346776</text:p>
          </table:table-cell>
          <table:table-cell office:value-type="string">
            <text:p>ASSOCIACAO DE COMUNICACAO EDUCATIVA E COMUNITARIA AGA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érgio Augusto Esteves,270 - 04165-130 São Paulo</text:p>
          </table:table-cell>
          <table:table-cell office:value-type="string">
            <text:p>25346997</text:p>
          </table:table-cell>
          <table:table-cell office:value-type="string">
            <text:p>INSTITUTO ATIVAM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nis Dias,101 - 03987-060 São Paulo</text:p>
          </table:table-cell>
          <table:table-cell office:value-type="string">
            <text:p>25347265</text:p>
          </table:table-cell>
          <table:table-cell office:value-type="string">
            <text:p>ASSOCIACAO COMUNITARIA E EDUCACIONAL MARIA DE NAZA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Balla,53 - 04191-000 São Paulo</text:p>
          </table:table-cell>
          <table:table-cell office:value-type="string">
            <text:p>25347459</text:p>
          </table:table-cell>
          <table:table-cell office:value-type="string">
            <text:p>ASSOCIACAO PRO MORADIA PQ BRIST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Banchieri,172 - 04176-010 São Paulo</text:p>
          </table:table-cell>
          <table:table-cell office:value-type="string">
            <text:p>25347569</text:p>
          </table:table-cell>
          <table:table-cell office:value-type="string">
            <text:p>ASSOCIACAO BRASILEIRA DE PIP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Cosme Deodato Tadeu,1121 - 08450-395 São Paulo</text:p>
          </table:table-cell>
          <table:table-cell office:value-type="string">
            <text:p>25347613</text:p>
          </table:table-cell>
          <table:table-cell office:value-type="string">
            <text:p>INSTITUTO CEGONHA ACAO E DESENVOVILMENTO EDUCACIONAL CULTURAL ESPORTIVO E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Águiar da Beira,933 - 03384-050 São Paulo</text:p>
          </table:table-cell>
          <table:table-cell office:value-type="string">
            <text:p>25347619</text:p>
          </table:table-cell>
          <table:table-cell office:value-type="string">
            <text:p>ASSOCIACAO CULTURAL COMUNITARIA INTEIRA 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o Píres Silva,149 - 02859-090 São Paulo</text:p>
          </table:table-cell>
          <table:table-cell office:value-type="string">
            <text:p>25348051</text:p>
          </table:table-cell>
          <table:table-cell office:value-type="string">
            <text:p>ASSOCIACAO ASSERTIVA JUNTOS SOMOS M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itís,71 - 04895-240 São Paulo</text:p>
          </table:table-cell>
          <table:table-cell office:value-type="string">
            <text:p>25349004</text:p>
          </table:table-cell>
          <table:table-cell office:value-type="string">
            <text:p>ASSOCIACAO CULTURAL E COMUNITARIA SORRISO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panema,843 - 04772-000 São Paulo</text:p>
          </table:table-cell>
          <table:table-cell office:value-type="string">
            <text:p>25349581</text:p>
          </table:table-cell>
          <table:table-cell office:value-type="string">
            <text:p>IPS CULTURA ARTE EDUCACAO E DESENVOLVIMENTO SUSTENTAVEL D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ônego Antônio Manzi,664 - 08431-415 São Paulo</text:p>
          </table:table-cell>
          <table:table-cell office:value-type="string">
            <text:p>25350775</text:p>
          </table:table-cell>
          <table:table-cell office:value-type="string">
            <text:p>ASSOCIACAO PARA O BEM DA COMUNIDADE PAULIST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ha das Gaivotas,40 - 02675-031 São Paulo</text:p>
          </table:table-cell>
          <table:table-cell office:value-type="string">
            <text:p>25350843</text:p>
          </table:table-cell>
          <table:table-cell office:value-type="string">
            <text:p>INSTITUTO ROSEMERE CHA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Manuel de Oliveira Ramos,322 - 08473-050 São Paulo</text:p>
          </table:table-cell>
          <table:table-cell office:value-type="string">
            <text:p>25352712</text:p>
          </table:table-cell>
          <table:table-cell office:value-type="string">
            <text:p>ASSOCIACAO DE MORADORES MONT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e Mendonça,1277 - 08215-290 São Paulo</text:p>
          </table:table-cell>
          <table:table-cell office:value-type="string">
            <text:p>25353302</text:p>
          </table:table-cell>
          <table:table-cell office:value-type="string">
            <text:p>INSTITUTO DE DEFESA DOS DIREITOS HUMANOS N SENHORA MAGLA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arapiranga,3658 - 04911-005 São Paulo</text:p>
          </table:table-cell>
          <table:table-cell office:value-type="string">
            <text:p>25353818</text:p>
          </table:table-cell>
          <table:table-cell office:value-type="string">
            <text:p>MOVIMENTO PELO DIREITO A MORADIA MD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Leôncio Gurgel,799 - 84206-640 São Paulo</text:p>
          </table:table-cell>
          <table:table-cell office:value-type="string">
            <text:p>25354045</text:p>
          </table:table-cell>
          <table:table-cell office:value-type="string">
            <text:p>ACMA ASSOCIACAO CULTURAL MAURICI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achós,289 - 08191-330 São Paulo</text:p>
          </table:table-cell>
          <table:table-cell office:value-type="string">
            <text:p>25354218</text:p>
          </table:table-cell>
          <table:table-cell office:value-type="string">
            <text:p>ASSOCIACAO JD ROMANO O BOM SAMARI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e Bekesy,7 - 03977-015 São Paulo</text:p>
          </table:table-cell>
          <table:table-cell office:value-type="string">
            <text:p>25354337</text:p>
          </table:table-cell>
          <table:table-cell office:value-type="string">
            <text:p>CENTRO DE PROMOCAO E INCLUSAO SOCIAL 26 DE JU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67 - 08250-590 São Paulo</text:p>
          </table:table-cell>
          <table:table-cell office:value-type="string">
            <text:p>25354424</text:p>
          </table:table-cell>
          <table:table-cell office:value-type="string">
            <text:p>ACZL ASSOCIACAO DOS CIDADAOS UNIDOS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guas Férreas,97 - 08431-490 São Paulo</text:p>
          </table:table-cell>
          <table:table-cell office:value-type="string">
            <text:p>25354813</text:p>
          </table:table-cell>
          <table:table-cell office:value-type="string">
            <text:p>CASA DO MENOR TRABALHADOR DO 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lva Branca,250 - 08490-750 São Paulo</text:p>
          </table:table-cell>
          <table:table-cell office:value-type="string">
            <text:p>25355599</text:p>
          </table:table-cell>
          <table:table-cell office:value-type="string">
            <text:p>ASSOCIACAO COMUNITARIA DOS MORADORES DO JARDIM PEDRA BRANC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dmundo Abreu,359 - 08265-110 São Paulo</text:p>
          </table:table-cell>
          <table:table-cell office:value-type="string">
            <text:p>25355714</text:p>
          </table:table-cell>
          <table:table-cell office:value-type="string">
            <text:p>ASSOCIACAO MORADORES JD HELI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res Brandão,112 - 05360-090 São Paulo</text:p>
          </table:table-cell>
          <table:table-cell office:value-type="string">
            <text:p>25355757</text:p>
          </table:table-cell>
          <table:table-cell office:value-type="string">
            <text:p>ASSOCIACAO POLIESPORTIVA SAO RE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Rubino,125 - 08465-000 São Paulo</text:p>
          </table:table-cell>
          <table:table-cell office:value-type="string">
            <text:p>25355775</text:p>
          </table:table-cell>
          <table:table-cell office:value-type="string">
            <text:p>ASSOCIACAO DOS MORADORES A LUTA E NOSSA DA RUA LUIZ RUB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tusco,42 - 05797-430 São Paulo</text:p>
          </table:table-cell>
          <table:table-cell office:value-type="string">
            <text:p>25355923</text:p>
          </table:table-cell>
          <table:table-cell office:value-type="string">
            <text:p>ASSOCIACAO DAS FAMILIAS PARA UNIFICACAO E PAZ MUNDIAL DE SANTO AMA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Bodin,335 - 08431-060 São Paulo</text:p>
          </table:table-cell>
          <table:table-cell office:value-type="string">
            <text:p>25355929</text:p>
          </table:table-cell>
          <table:table-cell office:value-type="string">
            <text:p>ASSOCIACAO ATLETICA UNIA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ara Nunes,3 - 02675-031 São Paulo</text:p>
          </table:table-cell>
          <table:table-cell office:value-type="string">
            <text:p>25356494</text:p>
          </table:table-cell>
          <table:table-cell office:value-type="string">
            <text:p>INSTITUTO CRIANCAS DIANTE DO TRO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cademia de São Paulo,720 - 08121-400 São Paulo</text:p>
          </table:table-cell>
          <table:table-cell office:value-type="string">
            <text:p>25356695</text:p>
          </table:table-cell>
          <table:table-cell office:value-type="string">
            <text:p>UNIAO DA PERIFERIA DO ITAIM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nhangá,540 - 02342-110 São Paulo</text:p>
          </table:table-cell>
          <table:table-cell office:value-type="string">
            <text:p>25356844</text:p>
          </table:table-cell>
          <table:table-cell office:value-type="string">
            <text:p>ASSOCIACAO CULTURAL E EDUCIONAL TOBIAS BRAG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dmundo de Paula Coelho,405 - 08235-790 São Paulo</text:p>
          </table:table-cell>
          <table:table-cell office:value-type="string">
            <text:p>25357392</text:p>
          </table:table-cell>
          <table:table-cell office:value-type="string">
            <text:p>INSTITUTO VIDAS PELO FUTURO IVP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Corvinas,54 - 04473-290 São Paulo</text:p>
          </table:table-cell>
          <table:table-cell office:value-type="string">
            <text:p>25357434</text:p>
          </table:table-cell>
          <table:table-cell office:value-type="string">
            <text:p>ASSOCIACAO CONSTRUINDO NOVOS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ngenheiro Armando de Arruda Pereira,5275 - 04413-000 São Paulo</text:p>
          </table:table-cell>
          <table:table-cell office:value-type="string">
            <text:p>25358515</text:p>
          </table:table-cell>
          <table:table-cell office:value-type="string">
            <text:p>ABMDJ ASSOCIACAO DE LUTA POR MORADIA DO DISTRITO DO JABAQU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na Luíza Úrsula,103 - 08160-392 São Paulo</text:p>
          </table:table-cell>
          <table:table-cell office:value-type="string">
            <text:p>25358835</text:p>
          </table:table-cell>
          <table:table-cell office:value-type="string">
            <text:p>ASSOCIACAO DE MORADORES DE BAIRRO DO JARDIM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rva de São Martinho,354 - 08030-680 São Paulo</text:p>
          </table:table-cell>
          <table:table-cell office:value-type="string">
            <text:p>25358904</text:p>
          </table:table-cell>
          <table:table-cell office:value-type="string">
            <text:p>ASSOCIACAO COMUNITARIA DOS MORADORES DE VILA CURU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idade,200 - 08431-073 São Paulo</text:p>
          </table:table-cell>
          <table:table-cell office:value-type="string">
            <text:p>25359721</text:p>
          </table:table-cell>
          <table:table-cell office:value-type="string">
            <text:p>ASSOCIACAO MUNDO ENCANTADO DO JD MOR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pucarana,7 - 03311-002 São Paulo</text:p>
          </table:table-cell>
          <table:table-cell office:value-type="string">
            <text:p>25359794</text:p>
          </table:table-cell>
          <table:table-cell office:value-type="string">
            <text:p>ASSOCIACAO DE MORADORES DO JARDIM SAO JOSE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nche Verde,558 - 03588-000 São Paulo</text:p>
          </table:table-cell>
          <table:table-cell office:value-type="string">
            <text:p>25359860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eneral Penha Brasil,1901 - 02673-000 São Paulo</text:p>
          </table:table-cell>
          <table:table-cell office:value-type="string">
            <text:p>25360038</text:p>
          </table:table-cell>
          <table:table-cell office:value-type="string">
            <text:p>ASSOCIACAO SALINHA CONSTRUINDO 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Brito Delamare,205 - 03566-030 São Paulo</text:p>
          </table:table-cell>
          <table:table-cell office:value-type="string">
            <text:p>25360628</text:p>
          </table:table-cell>
          <table:table-cell office:value-type="string">
            <text:p>ASSOCIACAO ZONA LESTE AMIGOS DO ARTUR ALV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in Luberti,1053 - 03977-409 São Paulo</text:p>
          </table:table-cell>
          <table:table-cell office:value-type="string">
            <text:p>25360776</text:p>
          </table:table-cell>
          <table:table-cell office:value-type="string">
            <text:p>ASSOCIACAO UNIAO DA J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Alfazemas,24 - 08473-803 São Paulo</text:p>
          </table:table-cell>
          <table:table-cell office:value-type="string">
            <text:p>25360797</text:p>
          </table:table-cell>
          <table:table-cell office:value-type="string">
            <text:p>ESPACO POPPULAR DE ACAO E INCLUSAO SOCIAL DO JARDIM PEROL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o Belland,2 - 03682-070 São Paulo</text:p>
          </table:table-cell>
          <table:table-cell office:value-type="string">
            <text:p>25361145</text:p>
          </table:table-cell>
          <table:table-cell office:value-type="string">
            <text:p>ASSOCIACAO ARSENAL DE PONTE R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ntino Fioravanti,82 - 04475-380 São Paulo</text:p>
          </table:table-cell>
          <table:table-cell office:value-type="string">
            <text:p>25361676</text:p>
          </table:table-cell>
          <table:table-cell office:value-type="string">
            <text:p>ASSOCIACAO DOS MORADORES DO JARDIM RUBILENE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reia Arnau,24 - 03953-040 São Paulo</text:p>
          </table:table-cell>
          <table:table-cell office:value-type="string">
            <text:p>25362298</text:p>
          </table:table-cell>
          <table:table-cell office:value-type="string">
            <text:p>ASSOCIACAO DOS MORADORES DO JARDIM 5 DE JULHO DO ALTISSIMO FORMANDO CIDADAO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s Abelhas,65 - 08472-285 São Paulo</text:p>
          </table:table-cell>
          <table:table-cell office:value-type="string">
            <text:p>25362522</text:p>
          </table:table-cell>
          <table:table-cell office:value-type="string">
            <text:p>ASSOCIACAO BENEFICENTE FOLHINHAS VER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Vieira de Carvalho,192 - 01210-010 São Paulo</text:p>
          </table:table-cell>
          <table:table-cell office:value-type="string">
            <text:p>25362566</text:p>
          </table:table-cell>
          <table:table-cell office:value-type="string">
            <text:p>ASSOCICAO ETERNAMENTESO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Araújo Castro,127 - 02649-010 São Paulo</text:p>
          </table:table-cell>
          <table:table-cell office:value-type="string">
            <text:p>25362615</text:p>
          </table:table-cell>
          <table:table-cell office:value-type="string">
            <text:p>ASSOCIACAO BENEFICENTE UNCAO E GL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rdim Tamôio,1738 - 08253-445 São Paulo</text:p>
          </table:table-cell>
          <table:table-cell office:value-type="string">
            <text:p>25362917</text:p>
          </table:table-cell>
          <table:table-cell office:value-type="string">
            <text:p>ASSOCIACAO DE MULHERES DA COLUMB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Prost Rodovalho Neto,156 - 04888-060 São Paulo</text:p>
          </table:table-cell>
          <table:table-cell office:value-type="string">
            <text:p>25363257</text:p>
          </table:table-cell>
          <table:table-cell office:value-type="string">
            <text:p>ONG SAO SILVEST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acajá,70 - 08121-140 São Paulo</text:p>
          </table:table-cell>
          <table:table-cell office:value-type="string">
            <text:p>25363298</text:p>
          </table:table-cell>
          <table:table-cell office:value-type="string">
            <text:p>ASSOCIACAO EVANGELICA ALCAN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rnão Mendes Pinto,160 - 03803-000 São Paulo</text:p>
          </table:table-cell>
          <table:table-cell office:value-type="string">
            <text:p>25363508</text:p>
          </table:table-cell>
          <table:table-cell office:value-type="string">
            <text:p>IGREJA MISSAO PENTECOSTAL HERDEIR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Francisco Brandão,514 - 08470-790 São Paulo</text:p>
          </table:table-cell>
          <table:table-cell office:value-type="string">
            <text:p>25363781</text:p>
          </table:table-cell>
          <table:table-cell office:value-type="string">
            <text:p>ASSOCIACAO BENEFICENTE PASSOS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oaquim Antônio Dias,275 - 03308-030 São Paulo</text:p>
          </table:table-cell>
          <table:table-cell office:value-type="string">
            <text:p>25364267</text:p>
          </table:table-cell>
          <table:table-cell office:value-type="string">
            <text:p>INSTITUTO SAO PAULO PELA DEMOCRACIA ISP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boatão,149 - 02516-010 São Paulo</text:p>
          </table:table-cell>
          <table:table-cell office:value-type="string">
            <text:p>25364368</text:p>
          </table:table-cell>
          <table:table-cell office:value-type="string">
            <text:p>INSTITUTO DESPORTIVO EDUCACIONAL DRIBLE CE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a Della Robbia,24 - 05856-490 São Paulo</text:p>
          </table:table-cell>
          <table:table-cell office:value-type="string">
            <text:p>25364482</text:p>
          </table:table-cell>
          <table:table-cell office:value-type="string">
            <text:p>ASSOCIACAO ONG NOVA VIS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Virgílio Campêlo,279 - 08131-310 São Paulo</text:p>
          </table:table-cell>
          <table:table-cell office:value-type="string">
            <text:p>25364834</text:p>
          </table:table-cell>
          <table:table-cell office:value-type="string">
            <text:p>INSTITUTO MUNDIAL SAO LAZARO DE APOIO A CRIANCA E ADOLES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João Batista de Carvalho,26 - 04809-180 São Paulo</text:p>
          </table:table-cell>
          <table:table-cell office:value-type="string">
            <text:p>25364877</text:p>
          </table:table-cell>
          <table:table-cell office:value-type="string">
            <text:p>ASSOCIACAO DESPORTIVA COMUNITARIA RIO BON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o Valê,140 - 08420-250 São Paulo</text:p>
          </table:table-cell>
          <table:table-cell office:value-type="string">
            <text:p>25366027</text:p>
          </table:table-cell>
          <table:table-cell office:value-type="string">
            <text:p>ASSOCIACAO ASSISTENCIAL NOVO AMANH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censo Fernandes,1108 - 08081-040 São Paulo</text:p>
          </table:table-cell>
          <table:table-cell office:value-type="string">
            <text:p>25368160</text:p>
          </table:table-cell>
          <table:table-cell office:value-type="string">
            <text:p>ASSOCIACAO EDUCACIONAL KAUE MAR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Antunes Maciel,228 - 08320-290 São Paulo</text:p>
          </table:table-cell>
          <table:table-cell office:value-type="string">
            <text:p>25368419</text:p>
          </table:table-cell>
          <table:table-cell office:value-type="string">
            <text:p>MOVIMENTO DOS TRABALHADORES SEM TERR LESTE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lavo Egídio de Souza Aranha,2041 - 03822-000 São Paulo</text:p>
          </table:table-cell>
          <table:table-cell office:value-type="string">
            <text:p>25369172</text:p>
          </table:table-cell>
          <table:table-cell office:value-type="string">
            <text:p>IGREJA EVANGELICA ASSEMBLEIA DE DEUS VIDEIRA VIVA MINISTERIO PARQUE NOVO ORATO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Domingos,211 - 01326-000 São Paulo</text:p>
          </table:table-cell>
          <table:table-cell office:value-type="string">
            <text:p>25369536</text:p>
          </table:table-cell>
          <table:table-cell office:value-type="string">
            <text:p>PROJETECH PROJETOS TECNICOS E SOCI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de de Proença,1 - 04932-430 São Paulo</text:p>
          </table:table-cell>
          <table:table-cell office:value-type="string">
            <text:p>25369679</text:p>
          </table:table-cell>
          <table:table-cell office:value-type="string">
            <text:p>INSTUTUTO SOCIAL UMA NOVA HIS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e Carvalho,427 - 01050-070 São Paulo</text:p>
          </table:table-cell>
          <table:table-cell office:value-type="string">
            <text:p>25369816</text:p>
          </table:table-cell>
          <table:table-cell office:value-type="string">
            <text:p>MSTC MOVIMENTO SEM TETO DO CENT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Picarolo,123 - 01332-020 São Paulo</text:p>
          </table:table-cell>
          <table:table-cell office:value-type="string">
            <text:p>25369987</text:p>
          </table:table-cell>
          <table:table-cell office:value-type="string">
            <text:p>ASSOCIACAO AMBIENTAL E HABITACIONAL JOAO DE BARRO AAHJB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Hermínio Aurélio Sampaio,730 - 03977-220 São Paulo</text:p>
          </table:table-cell>
          <table:table-cell office:value-type="string">
            <text:p>25371445</text:p>
          </table:table-cell>
          <table:table-cell office:value-type="string">
            <text:p>REDE SOCIAL VIDA NO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smim de Porcelana,784 - 08050-090 São Paulo</text:p>
          </table:table-cell>
          <table:table-cell office:value-type="string">
            <text:p>25371575</text:p>
          </table:table-cell>
          <table:table-cell office:value-type="string">
            <text:p>GRCBC MOCIDADE INDEPENDENTE D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Enéas de Siqueira Neto,997 - 04829-300 São Paulo</text:p>
          </table:table-cell>
          <table:table-cell office:value-type="string">
            <text:p>25371826</text:p>
          </table:table-cell>
          <table:table-cell office:value-type="string">
            <text:p>SOCIEDADE DE MORADORES DO JARDIM DAS IMBUIAS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úlio Maciel,428 - 05208-110 São Paulo</text:p>
          </table:table-cell>
          <table:table-cell office:value-type="string">
            <text:p>25372559</text:p>
          </table:table-cell>
          <table:table-cell office:value-type="string">
            <text:p>INSTITUTO BENEFICENTE VIDA NOVA PER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iranga,778 - 08160-410 São Paulo</text:p>
          </table:table-cell>
          <table:table-cell office:value-type="string">
            <text:p>25372788</text:p>
          </table:table-cell>
          <table:table-cell office:value-type="string">
            <text:p>CEDECA ERMINIA CIRCO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Santalúcia,468 - 04815-250 São Paulo</text:p>
          </table:table-cell>
          <table:table-cell office:value-type="string">
            <text:p>25372844</text:p>
          </table:table-cell>
          <table:table-cell office:value-type="string">
            <text:p>ASSOCIACAO DE ARTESANATO DE MATERIAIS RECICLAVEIS DA ZONA SUL ASSOCIACAO ARTS RECICL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mbaixador Macedo Soares,1018 - 05095-035 São Paulo</text:p>
          </table:table-cell>
          <table:table-cell office:value-type="string">
            <text:p>25372890</text:p>
          </table:table-cell>
          <table:table-cell office:value-type="string">
            <text:p>ASSOCIACAO FILOSOFICA E FILANTROPICA INDEPENDENCIA 119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és de Corena,1511 - 08475-170 São Paulo</text:p>
          </table:table-cell>
          <table:table-cell office:value-type="string">
            <text:p>25374075</text:p>
          </table:table-cell>
          <table:table-cell office:value-type="string">
            <text:p>ASSOCIACAO BLUE VILL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Quirino,76 - 08255-490 São Paulo</text:p>
          </table:table-cell>
          <table:table-cell office:value-type="string">
            <text:p>25375835</text:p>
          </table:table-cell>
          <table:table-cell office:value-type="string">
            <text:p>ASSOCIACAO BENEFICENTE EDUCACIONAL TABERNAC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ilac,471 - 04840-610 São Paulo</text:p>
          </table:table-cell>
          <table:table-cell office:value-type="string">
            <text:p>25377883</text:p>
          </table:table-cell>
          <table:table-cell office:value-type="string">
            <text:p>ASSOCIACAO DE MORADORES DO MOVIMENTO ANCHI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José Mario Teixeira de Leão,3 - 02649-020 São Paulo</text:p>
          </table:table-cell>
          <table:table-cell office:value-type="string">
            <text:p>25378733</text:p>
          </table:table-cell>
          <table:table-cell office:value-type="string">
            <text:p>IGREJA NOVO IMPAC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rasca,34 - 04858-220 São Paulo</text:p>
          </table:table-cell>
          <table:table-cell office:value-type="string">
            <text:p>25381680</text:p>
          </table:table-cell>
          <table:table-cell office:value-type="string">
            <text:p>ASSOCIACAO DOS MORADORES DE JARDIM SAO JUDAS TADE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revisane,26 - 04962-060 São Paulo</text:p>
          </table:table-cell>
          <table:table-cell office:value-type="string">
            <text:p>25381975</text:p>
          </table:table-cell>
          <table:table-cell office:value-type="string">
            <text:p>ASSOCIACAO BENEFICIENTE CAMINHANDO COM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,651 - 08081-410 São Paulo</text:p>
          </table:table-cell>
          <table:table-cell office:value-type="string">
            <text:p>25382129</text:p>
          </table:table-cell>
          <table:table-cell office:value-type="string">
            <text:p>ASSOCIACAO BENEFICENTE EDUCACIONAL CASTELO COLORI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pes Trovão,144 - 01127-030 São Paulo</text:p>
          </table:table-cell>
          <table:table-cell office:value-type="string">
            <text:p>25382434</text:p>
          </table:table-cell>
          <table:table-cell office:value-type="string">
            <text:p>ASSOCIACAO VIVER BEM NO CENT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Izidori,109 - 02846-100 São Paulo</text:p>
          </table:table-cell>
          <table:table-cell office:value-type="string">
            <text:p>25382438</text:p>
          </table:table-cell>
          <table:table-cell office:value-type="string">
            <text:p>INSTITUTO MENINO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de Martins Pachêco,51 - 08142-120 São Paulo</text:p>
          </table:table-cell>
          <table:table-cell office:value-type="string">
            <text:p>25382615</text:p>
          </table:table-cell>
          <table:table-cell office:value-type="string">
            <text:p>ASSOCIACAO G VI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ssa Senhora de Nazaré,51 - 04805-100 São Paulo</text:p>
          </table:table-cell>
          <table:table-cell office:value-type="string">
            <text:p>25383079</text:p>
          </table:table-cell>
          <table:table-cell office:value-type="string">
            <text:p>CENTRO DE DEFESA DOS DIREITOS DE CRIANCAS E ADOLESCENTES CEDECA INTERLA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ês Ranchos,36 - 02679-090 São Paulo</text:p>
          </table:table-cell>
          <table:table-cell office:value-type="string">
            <text:p>25384092</text:p>
          </table:table-cell>
          <table:table-cell office:value-type="string">
            <text:p>INSTITUTO PING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acir de Souza,65 - 08050-780 São Paulo</text:p>
          </table:table-cell>
          <table:table-cell office:value-type="string">
            <text:p>25384457</text:p>
          </table:table-cell>
          <table:table-cell office:value-type="string">
            <text:p>IGREJA EVANGELIC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te do Sol,27 - 08225-490 São Paulo</text:p>
          </table:table-cell>
          <table:table-cell office:value-type="string">
            <text:p>25384751</text:p>
          </table:table-cell>
          <table:table-cell office:value-type="string">
            <text:p>INSTITUTO PARA O BEM ESTAR SOCIAL DA CIDADE DE SAO PAULO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ório de Torres,540 - 04828-160 São Paulo</text:p>
          </table:table-cell>
          <table:table-cell office:value-type="string">
            <text:p>25384796</text:p>
          </table:table-cell>
          <table:table-cell office:value-type="string">
            <text:p>ASSOCIACAO UNIDOS DO JARDIM IPORANG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és José Pereira,5 - 08110-492 São Paulo</text:p>
          </table:table-cell>
          <table:table-cell office:value-type="string">
            <text:p>25386606</text:p>
          </table:table-cell>
          <table:table-cell office:value-type="string">
            <text:p>ASSOCIACAO BENEFICENTE CANTO NASCIM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Cardoso Pímentel,734 - 08120-000 São Paulo</text:p>
          </table:table-cell>
          <table:table-cell office:value-type="string">
            <text:p>25386758</text:p>
          </table:table-cell>
          <table:table-cell office:value-type="string">
            <text:p>GRUPO DE MAES DEUS E AM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São Lourenço,53 - 04858-620 São Paulo</text:p>
          </table:table-cell>
          <table:table-cell office:value-type="string">
            <text:p>25386903</text:p>
          </table:table-cell>
          <table:table-cell office:value-type="string">
            <text:p>INSTITUTO ABA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Itapecerica,8450 - 05858-002 São Paulo</text:p>
          </table:table-cell>
          <table:table-cell office:value-type="string">
            <text:p>25387266</text:p>
          </table:table-cell>
          <table:table-cell office:value-type="string">
            <text:p>ASSOCIACAO DE MORADORES DO JARDIM COMERCIAL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lmequer do Campo,1772 - 08265-380 São Paulo</text:p>
          </table:table-cell>
          <table:table-cell office:value-type="string">
            <text:p>25387384</text:p>
          </table:table-cell>
          <table:table-cell office:value-type="string">
            <text:p>INSTITUTO DE INCLUSAO SOCIAL ALTO DA LIBER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edreiros,167 - 08471-330 São Paulo</text:p>
          </table:table-cell>
          <table:table-cell office:value-type="string">
            <text:p>25387479</text:p>
          </table:table-cell>
          <table:table-cell office:value-type="string">
            <text:p>ASSOCIACAO BENEFECENTE COMUNITARIO CULTURAL ESPORTIVA ELITE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Três Marias,801 - 05874-184 São Paulo</text:p>
          </table:table-cell>
          <table:table-cell office:value-type="string">
            <text:p>25387623</text:p>
          </table:table-cell>
          <table:table-cell office:value-type="string">
            <text:p>ASSOCIACAO DOS MORADORES DO LOTEAMENTO POPULAR TRES M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tim Correia de Sá,134 - 08451-090 São Paulo</text:p>
          </table:table-cell>
          <table:table-cell office:value-type="string">
            <text:p>25388351</text:p>
          </table:table-cell>
          <table:table-cell office:value-type="string">
            <text:p>ASSOCIACAO DOS MORADORES DO JARDIM AURE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Utupiru,570 - 08110-810 São Paulo</text:p>
          </table:table-cell>
          <table:table-cell office:value-type="string">
            <text:p>25388462</text:p>
          </table:table-cell>
          <table:table-cell office:value-type="string">
            <text:p>ASSOCIACAO TRABALHO COMUNITARIO DE VILA ITAIM E ADJACENCIA ATC VILA ITAIM E ADJAC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ésar Augusto Romaro,412 - 08062-000 São Paulo</text:p>
          </table:table-cell>
          <table:table-cell office:value-type="string">
            <text:p>25388759</text:p>
          </table:table-cell>
          <table:table-cell office:value-type="string">
            <text:p>ASSOCIACAO FAMILIA RACA NEGRA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óises Alves dos Santos,906 - 08111-510 São Paulo</text:p>
          </table:table-cell>
          <table:table-cell office:value-type="string">
            <text:p>25389412</text:p>
          </table:table-cell>
          <table:table-cell office:value-type="string">
            <text:p>ASSOCIACAO COMUNITARIA SANTOS DO JARDIM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Leonardo de Barros Carvalho,807 - 03559-090 São Paulo</text:p>
          </table:table-cell>
          <table:table-cell office:value-type="string">
            <text:p>25390355</text:p>
          </table:table-cell>
          <table:table-cell office:value-type="string">
            <text:p>ASSOCIACAO INFA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662 - 03589-001 São Paulo</text:p>
          </table:table-cell>
          <table:table-cell office:value-type="string">
            <text:p>25392268</text:p>
          </table:table-cell>
          <table:table-cell office:value-type="string">
            <text:p>ASSOCIACAO UNIAO DE AMIGOS DO JD SAO FRANCISCO E RODOLFO PIRAN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nácio Maciel,373 - 08060-010 São Paulo</text:p>
          </table:table-cell>
          <table:table-cell office:value-type="string">
            <text:p>25393347</text:p>
          </table:table-cell>
          <table:table-cell office:value-type="string">
            <text:p>CASA DE C ULTURA AFRO DESCENDENTES FILHOS DE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Rodrigues Santiago,405 - 08142-235 São Paulo</text:p>
          </table:table-cell>
          <table:table-cell office:value-type="string">
            <text:p>25393945</text:p>
          </table:table-cell>
          <table:table-cell office:value-type="string">
            <text:p>ASSOCIACAO CULTURAL MEIO AMBIENTE KEMEL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moa Ocidental,189 - 08081-645 São Paulo</text:p>
          </table:table-cell>
          <table:table-cell office:value-type="string">
            <text:p>25395527</text:p>
          </table:table-cell>
          <table:table-cell office:value-type="string">
            <text:p>ASSOCIACAO SEM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xiu,201 - 08225-330 São Paulo</text:p>
          </table:table-cell>
          <table:table-cell office:value-type="string">
            <text:p>25396562</text:p>
          </table:table-cell>
          <table:table-cell office:value-type="string">
            <text:p>ASSOCIACAO BRASILEIRA MISSOES E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ova Saudosa,269 - 04894-210 São Paulo</text:p>
          </table:table-cell>
          <table:table-cell office:value-type="string">
            <text:p>25397033</text:p>
          </table:table-cell>
          <table:table-cell office:value-type="string">
            <text:p>ASSOCIACAO DOS IDOSOS DA ZONA SUL ROSA DE SARO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Xavier Palmerim,416 - 08275-340 São Paulo</text:p>
          </table:table-cell>
          <table:table-cell office:value-type="string">
            <text:p>25397462</text:p>
          </table:table-cell>
          <table:table-cell office:value-type="string">
            <text:p>AFAP ASSOCIACAO FENIX DE AUXILIO AO PROXI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Itaquera Guaianazes,2782 - 08420-000 São Paulo</text:p>
          </table:table-cell>
          <table:table-cell office:value-type="string">
            <text:p>25397670</text:p>
          </table:table-cell>
          <table:table-cell office:value-type="string">
            <text:p>ASSOCIACAO BENEFICENTE PER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uzambinho,221 - 04334-040 São Paulo</text:p>
          </table:table-cell>
          <table:table-cell office:value-type="string">
            <text:p>25400620</text:p>
          </table:table-cell>
          <table:table-cell office:value-type="string">
            <text:p>COMPANHIA MAJA DE TEATRO E D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ôres do Piauí,170 - 08210-200 São Paulo</text:p>
          </table:table-cell>
          <table:table-cell office:value-type="string">
            <text:p>25401734</text:p>
          </table:table-cell>
          <table:table-cell office:value-type="string">
            <text:p>CENTRO ITAQUERENSE DAS FAMILIAS AMI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Windsor,60 - 04823-050 São Paulo</text:p>
          </table:table-cell>
          <table:table-cell office:value-type="string">
            <text:p>25402183</text:p>
          </table:table-cell>
          <table:table-cell office:value-type="string">
            <text:p>ASSOCIACAO BENEFICENTE MAO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gi Caruso,616 - 04884-080 São Paulo</text:p>
          </table:table-cell>
          <table:table-cell office:value-type="string">
            <text:p>25403850</text:p>
          </table:table-cell>
          <table:table-cell office:value-type="string">
            <text:p>ASSOCIACAO JD BOM CL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amé,726 - 03662-020 São Paulo</text:p>
          </table:table-cell>
          <table:table-cell office:value-type="string">
            <text:p>25408771</text:p>
          </table:table-cell>
          <table:table-cell office:value-type="string">
            <text:p>ASSOCIACAO JOVEM BARROCA CIT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Florêncio Gomes,223 - 08430-330 São Paulo</text:p>
          </table:table-cell>
          <table:table-cell office:value-type="string">
            <text:p>25409225</text:p>
          </table:table-cell>
          <table:table-cell office:value-type="string">
            <text:p>INSTITUTO NOVO TEMPO MUND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iacica,59 - 02672-060 São Paulo</text:p>
          </table:table-cell>
          <table:table-cell office:value-type="string">
            <text:p>25409254</text:p>
          </table:table-cell>
          <table:table-cell office:value-type="string">
            <text:p>CENTRO DE RECREACAO INFANTIL AMAR MAIS MUITO M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ispim do Amaral,33 - 05207-180 São Paulo</text:p>
          </table:table-cell>
          <table:table-cell office:value-type="string">
            <text:p>25410066</text:p>
          </table:table-cell>
          <table:table-cell office:value-type="string">
            <text:p>ASSOCIACAO ASSISTENCIAL COMUNITARIA AZ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xinguelê,648 - 08223-010 São Paulo</text:p>
          </table:table-cell>
          <table:table-cell office:value-type="string">
            <text:p>25412619</text:p>
          </table:table-cell>
          <table:table-cell office:value-type="string">
            <text:p>ASSOCIACAO BENEFICENTE COMUNITARIA AUR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élix Nascentes Pinto,106 - 08090-280 São Paulo</text:p>
          </table:table-cell>
          <table:table-cell office:value-type="string">
            <text:p>25413535</text:p>
          </table:table-cell>
          <table:table-cell office:value-type="string">
            <text:p>ASSOCIACAO DE ESTUDOS JORNADA DO APREND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Pessota,14 - 08150-020 São Paulo</text:p>
          </table:table-cell>
          <table:table-cell office:value-type="string">
            <text:p>25413970</text:p>
          </table:table-cell>
          <table:table-cell office:value-type="string">
            <text:p>ASSOCIACAO UNIDOS PELO REGASTE DA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érgio Jabur Maluf,114 - 05854-100 São Paulo</text:p>
          </table:table-cell>
          <table:table-cell office:value-type="string">
            <text:p>25414482</text:p>
          </table:table-cell>
          <table:table-cell office:value-type="string">
            <text:p>ASSOCIACAO ALICERCE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ntes de Roma,6 - 05821-070 São Paulo</text:p>
          </table:table-cell>
          <table:table-cell office:value-type="string">
            <text:p>25414616</text:p>
          </table:table-cell>
          <table:table-cell office:value-type="string">
            <text:p>ASSOCIACAO DE MORADORES FLOR DO CA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do Ultramar,22 - 08451-240 São Paulo</text:p>
          </table:table-cell>
          <table:table-cell office:value-type="string">
            <text:p>25414911</text:p>
          </table:table-cell>
          <table:table-cell office:value-type="string">
            <text:p>ASSOCIACAO BENEFICENTE ANDRE EVERALDO DE MA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uque de Caxias,325 - 01214-100 São Paulo</text:p>
          </table:table-cell>
          <table:table-cell office:value-type="string">
            <text:p>25414944</text:p>
          </table:table-cell>
          <table:table-cell office:value-type="string">
            <text:p>PROMOVER INSTITUTO DE DESENVOLVIMENTO DE PROJETOS SOCIAIS E HABITACION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cy Vieira,34 - 08120-610 São Paulo</text:p>
          </table:table-cell>
          <table:table-cell office:value-type="string">
            <text:p>25415988</text:p>
          </table:table-cell>
          <table:table-cell office:value-type="string">
            <text:p>ASSOCIACAO BENEFICIENTE MOVIMENTO DE MORADIA JARDIM VIRGI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rge Bekesy,7 - 03977-015 São Paulo</text:p>
          </table:table-cell>
          <table:table-cell office:value-type="string">
            <text:p>25416268</text:p>
          </table:table-cell>
          <table:table-cell office:value-type="string">
            <text:p>ASSOCIACA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o Martins,224 - 04408-050 São Paulo</text:p>
          </table:table-cell>
          <table:table-cell office:value-type="string">
            <text:p>25416387</text:p>
          </table:table-cell>
          <table:table-cell office:value-type="string">
            <text:p>ASETESP ASSOCIACAO DOS SEM TETO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Trindade,246 - 04865-160 São Paulo</text:p>
          </table:table-cell>
          <table:table-cell office:value-type="string">
            <text:p>25417086</text:p>
          </table:table-cell>
          <table:table-cell office:value-type="string">
            <text:p>ASSOCIACAO CRIANCA CARENTE DO BAIRRO JARDIM YPO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anópolis,3577 - 03150-000 São Paulo</text:p>
          </table:table-cell>
          <table:table-cell office:value-type="string">
            <text:p>25417203</text:p>
          </table:table-cell>
          <table:table-cell office:value-type="string">
            <text:p>SOCIEDADE DOS MORADORES DO JARDIM PARAGUA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da Maia,131 - 04822-120 São Paulo</text:p>
          </table:table-cell>
          <table:table-cell office:value-type="string">
            <text:p>25417677</text:p>
          </table:table-cell>
          <table:table-cell office:value-type="string">
            <text:p>COMUNIDADE NOVA CIVILIZ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ires do Rio,3185 - 08240-005 São Paulo</text:p>
          </table:table-cell>
          <table:table-cell office:value-type="string">
            <text:p>25419124</text:p>
          </table:table-cell>
          <table:table-cell office:value-type="string">
            <text:p>ASSOCIACAO DOS SEM TERRA DA ZONA LESTE REGIAO SA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São Domingos,73 - 08290-370 São Paulo</text:p>
          </table:table-cell>
          <table:table-cell office:value-type="string">
            <text:p>25420194</text:p>
          </table:table-cell>
          <table:table-cell office:value-type="string">
            <text:p>ASSOCIACAO PESCANDO E RESGATANDO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a Kubitscheck,224 - 08474-000 São Paulo</text:p>
          </table:table-cell>
          <table:table-cell office:value-type="string">
            <text:p>25420679</text:p>
          </table:table-cell>
          <table:table-cell office:value-type="string">
            <text:p>ABC IB ASSOCIACAO DOS BARBEIROS E CABELEIREIROS INTEGRADOS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s Metalúrgicos,1077 - 08471-000 São Paulo</text:p>
          </table:table-cell>
          <table:table-cell office:value-type="string">
            <text:p>25421708</text:p>
          </table:table-cell>
          <table:table-cell office:value-type="string">
            <text:p>GREMIO RECREATIVO CULTURAL ESCOLA DE SAMBA PRINCIPE NEGRO DA CIDADE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Badúe,85 - 08471-440 São Paulo</text:p>
          </table:table-cell>
          <table:table-cell office:value-type="string">
            <text:p>25421743</text:p>
          </table:table-cell>
          <table:table-cell office:value-type="string">
            <text:p>ASSOCIACAO ILE AXE OMO 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du Chaves,10 - 02229-000 São Paulo</text:p>
          </table:table-cell>
          <table:table-cell office:value-type="string">
            <text:p>25423234</text:p>
          </table:table-cell>
          <table:table-cell office:value-type="string">
            <text:p>CLUBE DE MAES EMAN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Ferrari,432 - 08257-110 São Paulo</text:p>
          </table:table-cell>
          <table:table-cell office:value-type="string">
            <text:p>25423311</text:p>
          </table:table-cell>
          <table:table-cell office:value-type="string">
            <text:p>INSTITUTO VIVER MEL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que Polidoro,286 - 08240-075 São Paulo</text:p>
          </table:table-cell>
          <table:table-cell office:value-type="string">
            <text:p>25424036</text:p>
          </table:table-cell>
          <table:table-cell office:value-type="string">
            <text:p>ASSOCIACAO PEQUENOS PESCADORES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egório Bogossian,17 - 08473-174 São Paulo</text:p>
          </table:table-cell>
          <table:table-cell office:value-type="string">
            <text:p>25424125</text:p>
          </table:table-cell>
          <table:table-cell office:value-type="string">
            <text:p>ASSOCIACAO BENEFICENTE LUZ D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ênio de Andrade,307 - 04814-050 São Paulo</text:p>
          </table:table-cell>
          <table:table-cell office:value-type="string">
            <text:p>25424380</text:p>
          </table:table-cell>
          <table:table-cell office:value-type="string">
            <text:p>ASSOCIACAO COMUNITARIA NOVA ESPERANCA DOS MORADORES DO JARDIM GUANHEMB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orquarto Tapajós,166 - 04842-240 São Paulo</text:p>
          </table:table-cell>
          <table:table-cell office:value-type="string">
            <text:p>25424923</text:p>
          </table:table-cell>
          <table:table-cell office:value-type="string">
            <text:p>CEPROCIG CENTRODE PROMOCAO RESGATE CIDADANIA GRAJAU PAULO V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a Felicia Mendes,1 - 04859-000 São Paulo</text:p>
          </table:table-cell>
          <table:table-cell office:value-type="string">
            <text:p>25425607</text:p>
          </table:table-cell>
          <table:table-cell office:value-type="string">
            <text:p>ASSOCIACAO MORAR E PRESERVAR CHACARA DO CON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sé Alves,194 - 08474-000 São Paulo</text:p>
          </table:table-cell>
          <table:table-cell office:value-type="string">
            <text:p>25426001</text:p>
          </table:table-cell>
          <table:table-cell office:value-type="string">
            <text:p>COOPERATIVA DE TRABALHO PARA AJUDA MUT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canto dos Humildes,405 - 05209-000 São Paulo</text:p>
          </table:table-cell>
          <table:table-cell office:value-type="string">
            <text:p>25426182</text:p>
          </table:table-cell>
          <table:table-cell office:value-type="string">
            <text:p>ASSOCIACAO SONHOS RE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élso Magalhães,1 - 05834-080 São Paulo</text:p>
          </table:table-cell>
          <table:table-cell office:value-type="string">
            <text:p>25426680</text:p>
          </table:table-cell>
          <table:table-cell office:value-type="string">
            <text:p>CYGANUS MOTO CLUBE INSTITUTO EDUCACIONAL E PROFISSIONALIZ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popemba,11558 - 03976-000 São Paulo</text:p>
          </table:table-cell>
          <table:table-cell office:value-type="string">
            <text:p>25427151</text:p>
          </table:table-cell>
          <table:table-cell office:value-type="string">
            <text:p>TEOTONIO VIL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utas de Santo Amaro,65 - 04235-100 São Paulo</text:p>
          </table:table-cell>
          <table:table-cell office:value-type="string">
            <text:p>25427402</text:p>
          </table:table-cell>
          <table:table-cell office:value-type="string">
            <text:p>ASSOCIACAO RADCOM MISSOES E CIDADANIA EM HELIOPOLIS WILSON JUNI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ios de Júpiter,70 - 08142-420 São Paulo</text:p>
          </table:table-cell>
          <table:table-cell office:value-type="string">
            <text:p>25428601</text:p>
          </table:table-cell>
          <table:table-cell office:value-type="string">
            <text:p>ASSOCIACAO RAIOS DE LUZ AR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sao Watanabe,73 - 02672-000 São Paulo</text:p>
          </table:table-cell>
          <table:table-cell office:value-type="string">
            <text:p>25429624</text:p>
          </table:table-cell>
          <table:table-cell office:value-type="string">
            <text:p>ENCANTOS INSTITUTO SOCIO CULTURAL E BENEFI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Roman Wirkus,53 - 05388-100 São Paulo</text:p>
          </table:table-cell>
          <table:table-cell office:value-type="string">
            <text:p>25429672</text:p>
          </table:table-cell>
          <table:table-cell office:value-type="string">
            <text:p>INSTITUTO SOCIAL CATIVE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Bueno da Fonseca,503 - 08121-000 São Paulo</text:p>
          </table:table-cell>
          <table:table-cell office:value-type="string">
            <text:p>25429866</text:p>
          </table:table-cell>
          <table:table-cell office:value-type="string">
            <text:p>COOPERATIVA FENIX AGAP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s Metalúrgicos,1065 - 08471-000 São Paulo</text:p>
          </table:table-cell>
          <table:table-cell office:value-type="string">
            <text:p>25429938</text:p>
          </table:table-cell>
          <table:table-cell office:value-type="string">
            <text:p>ASSOCIACAO DE MORADORES DO CONJUNTO HABITACIONAL CASA B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Manoel Camisa Nova,30 - 05822-015 São Paulo</text:p>
          </table:table-cell>
          <table:table-cell office:value-type="string">
            <text:p>25430577</text:p>
          </table:table-cell>
          <table:table-cell office:value-type="string">
            <text:p>CASA DE CULTURA E EDUCACAO SAO LUI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melina Viêira Nascimento,145 - 05851-160 São Paulo</text:p>
          </table:table-cell>
          <table:table-cell office:value-type="string">
            <text:p>25432250</text:p>
          </table:table-cell>
          <table:table-cell office:value-type="string">
            <text:p>INSTITUTO JOSEFINA BAKH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mato,87 - 08471-570 São Paulo</text:p>
          </table:table-cell>
          <table:table-cell office:value-type="string">
            <text:p>25433342</text:p>
          </table:table-cell>
          <table:table-cell office:value-type="string">
            <text:p>INSTITUTO RESGATE VI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uzambinho,221 - 04334-040 São Paulo</text:p>
          </table:table-cell>
          <table:table-cell office:value-type="string">
            <text:p>25433680</text:p>
          </table:table-cell>
          <table:table-cell office:value-type="string">
            <text:p>ASSOCIACAO EDUCACIONAL CULTURAL E ESPORTIVA AMERICANO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onório Alves,42 - 08431-660 São Paulo</text:p>
          </table:table-cell>
          <table:table-cell office:value-type="string">
            <text:p>25433928</text:p>
          </table:table-cell>
          <table:table-cell office:value-type="string">
            <text:p>ASSOCIACAO BENEFICENTE FLOR DE I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Campo Limpo,5574 - 05787-000 São Paulo</text:p>
          </table:table-cell>
          <table:table-cell office:value-type="string">
            <text:p>25434308</text:p>
          </table:table-cell>
          <table:table-cell office:value-type="string">
            <text:p>INSTITUTO DE BALLET SHIRLEI BENEVI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José da Costa,110 - 04474-290 São Paulo</text:p>
          </table:table-cell>
          <table:table-cell office:value-type="string">
            <text:p>25437204</text:p>
          </table:table-cell>
          <table:table-cell office:value-type="string">
            <text:p>CLUBE DA COMUNIDADE PARQUE DOROTE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ispo Eugênio Demazemod,463 - 03206-040 São Paulo</text:p>
          </table:table-cell>
          <table:table-cell office:value-type="string">
            <text:p>25437643</text:p>
          </table:table-cell>
          <table:table-cell office:value-type="string">
            <text:p>MOVIMENTO DE DEFSA DO FAVELADO REGIAO EPISCOPAL BEL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pada Diamantina,163 - 08450-150 São Paulo</text:p>
          </table:table-cell>
          <table:table-cell office:value-type="string">
            <text:p>25438664</text:p>
          </table:table-cell>
          <table:table-cell office:value-type="string">
            <text:p>ASSOCIACAO COMUNITARIA SEGUNDO MANDAM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olandia,758 - 02217-000 São Paulo</text:p>
          </table:table-cell>
          <table:table-cell office:value-type="string">
            <text:p>25439356</text:p>
          </table:table-cell>
          <table:table-cell office:value-type="string">
            <text:p>ASSOCIACAO REIVINDICATIVA E ASSISTENCIAL DE VILA MEDEIROS ASSORAV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valdo Calabrez,1647 - 08410-070 São Paulo</text:p>
          </table:table-cell>
          <table:table-cell office:value-type="string">
            <text:p>25439466</text:p>
          </table:table-cell>
          <table:table-cell office:value-type="string">
            <text:p>ASSOCIACAO COMUNITARIA HAAB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ouza Ramos,513 - 08490-490 São Paulo</text:p>
          </table:table-cell>
          <table:table-cell office:value-type="string">
            <text:p>25440444</text:p>
          </table:table-cell>
          <table:table-cell office:value-type="string">
            <text:p>INSTITUTO BATISTA BET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aria Pinto Labiapari,418 - 08230-705 São Paulo</text:p>
          </table:table-cell>
          <table:table-cell office:value-type="string">
            <text:p>25441206</text:p>
          </table:table-cell>
          <table:table-cell office:value-type="string">
            <text:p>ASSOCIACAO DE MORADORES DE VILA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íro de Almeida Machado,100 - 02998-060 São Paulo</text:p>
          </table:table-cell>
          <table:table-cell office:value-type="string">
            <text:p>25442081</text:p>
          </table:table-cell>
          <table:table-cell office:value-type="string">
            <text:p>INSTITUTO GRANDE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rdo Rocha,56 - 02879-160 São Paulo</text:p>
          </table:table-cell>
          <table:table-cell office:value-type="string">
            <text:p>25442347</text:p>
          </table:table-cell>
          <table:table-cell office:value-type="string">
            <text:p>ASSOCIACAO MISSAO EM ACA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o Lapietra,241 - 03884-020 São Paulo</text:p>
          </table:table-cell>
          <table:table-cell office:value-type="string">
            <text:p>25442501</text:p>
          </table:table-cell>
          <table:table-cell office:value-type="string">
            <text:p>INSTITUTO GALENO DE PERGAMO PROMOCAO A SAU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adá,73 - 01428-030 São Paulo</text:p>
          </table:table-cell>
          <table:table-cell office:value-type="string">
            <text:p>25442739</text:p>
          </table:table-cell>
          <table:table-cell office:value-type="string">
            <text:p>IGREJA EVANGELICA ASSEMBLEIA DE DEUS MINISTERIO A MISSAO D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Savi,106 - 05843-380 São Paulo</text:p>
          </table:table-cell>
          <table:table-cell office:value-type="string">
            <text:p>25443773</text:p>
          </table:table-cell>
          <table:table-cell office:value-type="string">
            <text:p>FLAMMESP FEDERACAO DE LUTA DAS ASSOCIACOES E MOVIMENTOS DE MORADIA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Itapecerica,3540 - 05835-004 São Paulo</text:p>
          </table:table-cell>
          <table:table-cell office:value-type="string">
            <text:p>25443847</text:p>
          </table:table-cell>
          <table:table-cell office:value-type="string">
            <text:p>APROMEART ASSOCIACAO PRO MORADIA DE EMBU DAS AR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ígida Banti,159 - 04426-070 São Paulo</text:p>
          </table:table-cell>
          <table:table-cell office:value-type="string">
            <text:p>25444414</text:p>
          </table:table-cell>
          <table:table-cell office:value-type="string">
            <text:p>CENTRO DE CIDADANIA E ACAO SOCIAL SUL CECA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najar de Souza,7120 - 02716-000 São Paulo</text:p>
          </table:table-cell>
          <table:table-cell office:value-type="string">
            <text:p>25444674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temozin,14 - 02054-070 São Paulo</text:p>
          </table:table-cell>
          <table:table-cell office:value-type="string">
            <text:p>25444720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Jaguara,76 - 03105-120 São Paulo</text:p>
          </table:table-cell>
          <table:table-cell office:value-type="string">
            <text:p>25444749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Resende,251 - 04210-050 São Paulo</text:p>
          </table:table-cell>
          <table:table-cell office:value-type="string">
            <text:p>25445051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ul Marques Marinho,352 - 04653-150 São Paulo</text:p>
          </table:table-cell>
          <table:table-cell office:value-type="string">
            <text:p>25445067</text:p>
          </table:table-cell>
          <table:table-cell office:value-type="string">
            <text:p>ASSOCIACAO MAOS NA MAS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ates,880 - 01121-000 São Paulo</text:p>
          </table:table-cell>
          <table:table-cell office:value-type="string">
            <text:p>25447767</text:p>
          </table:table-cell>
          <table:table-cell office:value-type="string">
            <text:p>ASSOCIACAO AGUA NO DESER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roio Antunes,71 - 08472-310 São Paulo</text:p>
          </table:table-cell>
          <table:table-cell office:value-type="string">
            <text:p>25448330</text:p>
          </table:table-cell>
          <table:table-cell office:value-type="string">
            <text:p>INSTITUTO MULHERES GUERR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Arcuri,102 - 02650-010 São Paulo</text:p>
          </table:table-cell>
          <table:table-cell office:value-type="string">
            <text:p>25449504</text:p>
          </table:table-cell>
          <table:table-cell office:value-type="string">
            <text:p>ASSOCIACAO SUCUP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Thadeo,59 - 08450-160 São Paulo</text:p>
          </table:table-cell>
          <table:table-cell office:value-type="string">
            <text:p>25452019</text:p>
          </table:table-cell>
          <table:table-cell office:value-type="string">
            <text:p>IDE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Cruz do Monte Castelo,40 - 02876-000 São Paulo</text:p>
          </table:table-cell>
          <table:table-cell office:value-type="string">
            <text:p>25453120</text:p>
          </table:table-cell>
          <table:table-cell office:value-type="string">
            <text:p>ORGANIZACAO KOMBOS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isteu Valente,30 - 02874-030 São Paulo</text:p>
          </table:table-cell>
          <table:table-cell office:value-type="string">
            <text:p>25453211</text:p>
          </table:table-cell>
          <table:table-cell office:value-type="string">
            <text:p>ORGANIZACAO KOMBOS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Luciano Torrente,46 - 02873-420 São Paulo</text:p>
          </table:table-cell>
          <table:table-cell office:value-type="string">
            <text:p>25453384</text:p>
          </table:table-cell>
          <table:table-cell office:value-type="string">
            <text:p>ORGANIZACAO KOMBOS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íro de Almeida Machado,100 - 02998-060 São Paulo</text:p>
          </table:table-cell>
          <table:table-cell office:value-type="string">
            <text:p>25454459</text:p>
          </table:table-cell>
          <table:table-cell office:value-type="string">
            <text:p>INSTITUTO REC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mai,97 - 03649-040 São Paulo</text:p>
          </table:table-cell>
          <table:table-cell office:value-type="string">
            <text:p>25454473</text:p>
          </table:table-cell>
          <table:table-cell office:value-type="string">
            <text:p>ASSOCIACAO ARCA DA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oel Marques,38 - 02846-270 São Paulo</text:p>
          </table:table-cell>
          <table:table-cell office:value-type="string">
            <text:p>25454605</text:p>
          </table:table-cell>
          <table:table-cell office:value-type="string">
            <text:p>ASSOCIACAO COMUNIDADE COLETI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é,207 - 03121-020 São Paulo</text:p>
          </table:table-cell>
          <table:table-cell office:value-type="string">
            <text:p>25455378</text:p>
          </table:table-cell>
          <table:table-cell office:value-type="string">
            <text:p>IGREJA EVANGELICA ASSEMBLEIA DE DEUS MISSAO TORRE F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agueb Chohfi,8114 - 08383-000 São Paulo</text:p>
          </table:table-cell>
          <table:table-cell office:value-type="string">
            <text:p>25456660</text:p>
          </table:table-cell>
          <table:table-cell office:value-type="string">
            <text:p>UNAH UNIAO NACIONAL DE ASSISTENCIA HUM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a Costa,385 - 08461-420 São Paulo</text:p>
          </table:table-cell>
          <table:table-cell office:value-type="string">
            <text:p>25456712</text:p>
          </table:table-cell>
          <table:table-cell office:value-type="string">
            <text:p>ASSOCIACAO DA COMUNIDADE DO JARDIM SAO PAULO DE GUAIANAS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Saraceni,32 - 05870-090 São Paulo</text:p>
          </table:table-cell>
          <table:table-cell office:value-type="string">
            <text:p>25458312</text:p>
          </table:table-cell>
          <table:table-cell office:value-type="string">
            <text:p>ASSOCIACAO COMUNITARIA AMIGOS DA FAMIL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da Silveira,16 - 08340-270 São Paulo</text:p>
          </table:table-cell>
          <table:table-cell office:value-type="string">
            <text:p>25458438</text:p>
          </table:table-cell>
          <table:table-cell office:value-type="string">
            <text:p>ASSOCIACAO DA COMUNIDADE MULHERES DE L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 de Magalhães,76 - 08191-320 São Paulo</text:p>
          </table:table-cell>
          <table:table-cell office:value-type="string">
            <text:p>25458699</text:p>
          </table:table-cell>
          <table:table-cell office:value-type="string">
            <text:p>CENTRO DE EDUCACAO POPULAR AMBIENTAL E INTEGRACA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amo,1 - 08050-005 São Paulo</text:p>
          </table:table-cell>
          <table:table-cell office:value-type="string">
            <text:p>25458928</text:p>
          </table:table-cell>
          <table:table-cell office:value-type="string">
            <text:p>ASSOCIACAO BENEFICENTE MORET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maru,108 - 08010-380 São Paulo</text:p>
          </table:table-cell>
          <table:table-cell office:value-type="string">
            <text:p>25459169</text:p>
          </table:table-cell>
          <table:table-cell office:value-type="string">
            <text:p>ASSOCIACAO BENEFICENTE ESPACO XIQUE XIQU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ra do Jacaré,320 - 02977-090 São Paulo</text:p>
          </table:table-cell>
          <table:table-cell office:value-type="string">
            <text:p>25460269</text:p>
          </table:table-cell>
          <table:table-cell office:value-type="string">
            <text:p>ASSOCIACAO DOS TRABALHADORES DO CONJUNTO RESIDENCIAL VAL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tore Tommasini,34 - 08471-580 São Paulo</text:p>
          </table:table-cell>
          <table:table-cell office:value-type="string">
            <text:p>25462731</text:p>
          </table:table-cell>
          <table:table-cell office:value-type="string">
            <text:p>CASA DE LEI MAE YEMANJA PAI BENEDITO DAS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Batista Barroso Filho,183 - 04842-345 São Paulo</text:p>
          </table:table-cell>
          <table:table-cell office:value-type="string">
            <text:p>25462927</text:p>
          </table:table-cell>
          <table:table-cell office:value-type="string">
            <text:p>ASSOCIACAO DE MULHERES DO GRAJA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a Janacópulos,1 - 05364-130 São Paulo</text:p>
          </table:table-cell>
          <table:table-cell office:value-type="string">
            <text:p>25463583</text:p>
          </table:table-cell>
          <table:table-cell office:value-type="string">
            <text:p>INSTITUTO PARED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scoal Valva,257 - 04421-070 São Paulo</text:p>
          </table:table-cell>
          <table:table-cell office:value-type="string">
            <text:p>25463712</text:p>
          </table:table-cell>
          <table:table-cell office:value-type="string">
            <text:p>ASSOCIACAO ATLETICA UNIDOS CORDE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o Lupo,521 - 03923-150 São Paulo</text:p>
          </table:table-cell>
          <table:table-cell office:value-type="string">
            <text:p>25464326</text:p>
          </table:table-cell>
          <table:table-cell office:value-type="string">
            <text:p>ASSOCIACAO JAIME ABILIO DE 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rofessor Ariovaldo da Silva,9 - 05317-010 São Paulo</text:p>
          </table:table-cell>
          <table:table-cell office:value-type="string">
            <text:p>25464800</text:p>
          </table:table-cell>
          <table:table-cell office:value-type="string">
            <text:p>ASSOCIACAO DE MORADORES DO CE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na Pedroso dos Santos,848 - 02990-060 São Paulo</text:p>
          </table:table-cell>
          <table:table-cell office:value-type="string">
            <text:p>25467456</text:p>
          </table:table-cell>
          <table:table-cell office:value-type="string">
            <text:p>ASSOCIACAO DE MORADORES VILA NOVA SHANGRI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 Gosselin,31 - 04852-022 São Paulo</text:p>
          </table:table-cell>
          <table:table-cell office:value-type="string">
            <text:p>25467836</text:p>
          </table:table-cell>
          <table:table-cell office:value-type="string">
            <text:p>CENTRO DE REABILITACAO E RENOVACAO CR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viniano de Oliveira,159 - 02846-220 São Paulo</text:p>
          </table:table-cell>
          <table:table-cell office:value-type="string">
            <text:p>25469171</text:p>
          </table:table-cell>
          <table:table-cell office:value-type="string">
            <text:p>ASSOCIACAO COMUNITARIA DOS SOLIDARIOS DE VILA TEREZ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a Vista,92 - 08465-000 São Paulo</text:p>
          </table:table-cell>
          <table:table-cell office:value-type="string">
            <text:p>25469774</text:p>
          </table:table-cell>
          <table:table-cell office:value-type="string">
            <text:p>ASSOCIACAO CLUBE DE MAES PIONEIRAS DA VILA ROSEIR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Pacificador,251 - 04235-025 São Paulo</text:p>
          </table:table-cell>
          <table:table-cell office:value-type="string">
            <text:p>25475141</text:p>
          </table:table-cell>
          <table:table-cell office:value-type="string">
            <text:p>ASSOCIACAO CULTURAL ARTISTICA CINE FAV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da Maia,129 - 04822-120 São Paulo</text:p>
          </table:table-cell>
          <table:table-cell office:value-type="string">
            <text:p>25477249</text:p>
          </table:table-cell>
          <table:table-cell office:value-type="string">
            <text:p>PAROQUIA SAO JOSE OPERA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za Erundina,46 - 02952-260 São Paulo</text:p>
          </table:table-cell>
          <table:table-cell office:value-type="string">
            <text:p>25477405</text:p>
          </table:table-cell>
          <table:table-cell office:value-type="string">
            <text:p>INSTITUTO PEDACINHO DO CE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Nordestina,3783 - 08032-000 São Paulo</text:p>
          </table:table-cell>
          <table:table-cell office:value-type="string">
            <text:p>25478409</text:p>
          </table:table-cell>
          <table:table-cell office:value-type="string">
            <text:p>ONG CECIDIAIDELCIO CENTRO ESPORTIVO E CULTURAL PARA TO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m Bosco,32 - 03810-080 São Paulo</text:p>
          </table:table-cell>
          <table:table-cell office:value-type="string">
            <text:p>25479136</text:p>
          </table:table-cell>
          <table:table-cell office:value-type="string">
            <text:p>CLUBE COMUNIDADE DANUBIO JARDIM MATARAZZ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élio,31 - 02281-080 São Paulo</text:p>
          </table:table-cell>
          <table:table-cell office:value-type="string">
            <text:p>25481993</text:p>
          </table:table-cell>
          <table:table-cell office:value-type="string">
            <text:p>UNIAO DE PAZ VILA NOVA GALV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ente Antônio de Oliveira,4 - 02955-080 São Paulo</text:p>
          </table:table-cell>
          <table:table-cell office:value-type="string">
            <text:p>25482825</text:p>
          </table:table-cell>
          <table:table-cell office:value-type="string">
            <text:p>ASSOCIACAO ESPORTIVA EDUCACIONAL CULTURAL 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omás de Santa Maria,77 - 03928-170 São Paulo</text:p>
          </table:table-cell>
          <table:table-cell office:value-type="string">
            <text:p>25483307</text:p>
          </table:table-cell>
          <table:table-cell office:value-type="string">
            <text:p>ASSOCIACAO DOS COMERCIANTES E MORADORES DO TEOTONIO VIL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Macedo,470 - 04021-020 São Paulo</text:p>
          </table:table-cell>
          <table:table-cell office:value-type="string">
            <text:p>25484183</text:p>
          </table:table-cell>
          <table:table-cell office:value-type="string">
            <text:p>CENTRO DOS HEMOFILICOS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e Lis,1977 - 04849-311 São Paulo</text:p>
          </table:table-cell>
          <table:table-cell office:value-type="string">
            <text:p>25485346</text:p>
          </table:table-cell>
          <table:table-cell office:value-type="string">
            <text:p>2KGE ASSOCIACAO BENEFI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m João Nery,4602 - 08452-340 São Paulo</text:p>
          </table:table-cell>
          <table:table-cell office:value-type="string">
            <text:p>25485497</text:p>
          </table:table-cell>
          <table:table-cell office:value-type="string">
            <text:p>ASSOCIACAO BENEFICENTE CULTURAL EDUCATIVA DAS ASSOCIACO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tiba do Sul,750 - 02878-100 São Paulo</text:p>
          </table:table-cell>
          <table:table-cell office:value-type="string">
            <text:p>25486067</text:p>
          </table:table-cell>
          <table:table-cell office:value-type="string">
            <text:p>ASSOCIACAO CHECHE DA TIA 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 Yanovale Leite,185 - 02877-150 São Paulo</text:p>
          </table:table-cell>
          <table:table-cell office:value-type="string">
            <text:p>25486369</text:p>
          </table:table-cell>
          <table:table-cell office:value-type="string">
            <text:p>ASSOCIACAO ANJO GRABRI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Ulhoa Cintra,192 - 02759-030 São Paulo</text:p>
          </table:table-cell>
          <table:table-cell office:value-type="string">
            <text:p>25488571</text:p>
          </table:table-cell>
          <table:table-cell office:value-type="string">
            <text:p>ASSOCIACAO EDUCAR PARA TRANSFORM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ramaribo,63 - 04843-470 São Paulo</text:p>
          </table:table-cell>
          <table:table-cell office:value-type="string">
            <text:p>25492172</text:p>
          </table:table-cell>
          <table:table-cell office:value-type="string">
            <text:p>ASSOCIACAO CULTURAL COMUNITARI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icardo Medina Filho,603 - 05057-100 São Paulo</text:p>
          </table:table-cell>
          <table:table-cell office:value-type="string">
            <text:p>25492367</text:p>
          </table:table-cell>
          <table:table-cell office:value-type="string">
            <text:p>CASARAO BRASIL ASSOCIACAO LGBT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rman Rechter,43 - 02864-050 São Paulo</text:p>
          </table:table-cell>
          <table:table-cell office:value-type="string">
            <text:p>25492496</text:p>
          </table:table-cell>
          <table:table-cell office:value-type="string">
            <text:p>SOCIEDADE BENEFICENTE CAMINHANDO PARA 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a Dina Rizzi,488 - 08431-050 São Paulo</text:p>
          </table:table-cell>
          <table:table-cell office:value-type="string">
            <text:p>25496157</text:p>
          </table:table-cell>
          <table:table-cell office:value-type="string">
            <text:p>SOCIEDADE NUCLEO DAS MAES CARENTES DO JARDIM AURORA GUAIANAS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to de Sousa,41 - 04914-000 São Paulo</text:p>
          </table:table-cell>
          <table:table-cell office:value-type="string">
            <text:p>25496784</text:p>
          </table:table-cell>
          <table:table-cell office:value-type="string">
            <text:p>ASSOCIACAO DE MORADORES COM MUITA GAR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iardo Medeiros,344 - 08050-330 São Paulo</text:p>
          </table:table-cell>
          <table:table-cell office:value-type="string">
            <text:p>25502811</text:p>
          </table:table-cell>
          <table:table-cell office:value-type="string">
            <text:p>ASSOCIACAO DA HORA ESPORTE LAZER EDULCATIVO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José Viêira de Morais,43 - 03661-040 São Paulo</text:p>
          </table:table-cell>
          <table:table-cell office:value-type="string">
            <text:p>25503530</text:p>
          </table:table-cell>
          <table:table-cell office:value-type="string">
            <text:p>ASSOCIACAO TIA NIL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Sebastião do Rego,164 - 04129-000 São Paulo</text:p>
          </table:table-cell>
          <table:table-cell office:value-type="string">
            <text:p>25504427</text:p>
          </table:table-cell>
          <table:table-cell office:value-type="string">
            <text:p>PAROQUIA SAO FRANCISCO DE SAL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óstolo Simão Pedro,312 - 08475-260 São Paulo</text:p>
          </table:table-cell>
          <table:table-cell office:value-type="string">
            <text:p>25505272</text:p>
          </table:table-cell>
          <table:table-cell office:value-type="string">
            <text:p>ASSOCIACAO PETROPOLIS CIDADE TIRADENTES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ulo Guilguer Reimberg,7003 - 04875-160 São Paulo</text:p>
          </table:table-cell>
          <table:table-cell office:value-type="string">
            <text:p>25505446</text:p>
          </table:table-cell>
          <table:table-cell office:value-type="string">
            <text:p>ASSOCIACAO BENEFICENTE GUILHERMINA MARIA DE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Barbosa Rabêlo,48 - 08191-300 São Paulo</text:p>
          </table:table-cell>
          <table:table-cell office:value-type="string">
            <text:p>25505750</text:p>
          </table:table-cell>
          <table:table-cell office:value-type="string">
            <text:p>ASSOCIACAO UNIDOS DO BEM DO JARDIM ROM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oeira,1 - 08381-720 São Paulo</text:p>
          </table:table-cell>
          <table:table-cell office:value-type="string">
            <text:p>25507296</text:p>
          </table:table-cell>
          <table:table-cell office:value-type="string">
            <text:p>ASSOCIACAO DE MORADORES DO PINHEIRINHO 2</text:p>
          </table:table-cell>
          <table:table-cell office:value-type="string">
            <text:p>Entidade</text:p>
          </table:table-cell>
        </table:table-row>
        <table:table-row>
          <table:table-cell/>
          <table:table-cell office:value-type="string">
            <text:p>25507340</text:p>
          </table:table-cell>
          <table:table-cell office:value-type="string">
            <text:p>INSTITUTO CEU ESTRELA GU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enor de Oliveira e Silva,376 - 02874-020 São Paulo</text:p>
          </table:table-cell>
          <table:table-cell office:value-type="string">
            <text:p>25507601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Barbela,29 - 08372-030 São Paulo</text:p>
          </table:table-cell>
          <table:table-cell office:value-type="string">
            <text:p>25507634</text:p>
          </table:table-cell>
          <table:table-cell office:value-type="string">
            <text:p>ASSOCIACAO BENEFICENTE PROF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Aquilino dos Santos,1350 - 02873-520 São Paulo</text:p>
          </table:table-cell>
          <table:table-cell office:value-type="string">
            <text:p>25507655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tobás,169 - 04896-001 São Paulo</text:p>
          </table:table-cell>
          <table:table-cell office:value-type="string">
            <text:p>25507683</text:p>
          </table:table-cell>
          <table:table-cell office:value-type="string">
            <text:p>ONG MAIS ACAO MENINOS DA CRAT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raqui,150 - 02877-090 São Paulo</text:p>
          </table:table-cell>
          <table:table-cell office:value-type="string">
            <text:p>25507700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velino Silveira,100 - 02675-031 São Paulo</text:p>
          </table:table-cell>
          <table:table-cell office:value-type="string">
            <text:p>25507756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uro Velho,15 - 02848-070 São Paulo</text:p>
          </table:table-cell>
          <table:table-cell office:value-type="string">
            <text:p>25507791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êncio Ferreira,77 - 02873-530 São Paulo</text:p>
          </table:table-cell>
          <table:table-cell office:value-type="string">
            <text:p>25507871</text:p>
          </table:table-cell>
          <table:table-cell office:value-type="string">
            <text:p>CAMILA THOM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eribé,145 - 02236-010 São Paulo</text:p>
          </table:table-cell>
          <table:table-cell office:value-type="string">
            <text:p>25507914</text:p>
          </table:table-cell>
          <table:table-cell office:value-type="string">
            <text:p>INSTITUTO NINH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ilherme,1553 - 02053-003 São Paulo</text:p>
          </table:table-cell>
          <table:table-cell office:value-type="string">
            <text:p>25508476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afim Poli,147 - 02169-010 São Paulo</text:p>
          </table:table-cell>
          <table:table-cell office:value-type="string">
            <text:p>25508535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ranz Liszt,6 - 02151-100 São Paulo</text:p>
          </table:table-cell>
          <table:table-cell office:value-type="string">
            <text:p>25508569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rnão Albernaz,298 - 03532-000 São Paulo</text:p>
          </table:table-cell>
          <table:table-cell office:value-type="string">
            <text:p>25508598</text:p>
          </table:table-cell>
          <table:table-cell office:value-type="string">
            <text:p>NETINHOS DA ALEG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ilvestro Palma,52 - 05163-100 São Paulo</text:p>
          </table:table-cell>
          <table:table-cell office:value-type="string">
            <text:p>25508652</text:p>
          </table:table-cell>
          <table:table-cell office:value-type="string">
            <text:p>CAZAC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redo de Franco,22 - 03630-120 São Paulo</text:p>
          </table:table-cell>
          <table:table-cell office:value-type="string">
            <text:p>25508885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Botucatu,1893 - 03317-001 São Paulo</text:p>
          </table:table-cell>
          <table:table-cell office:value-type="string">
            <text:p>25508917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rnesto Manograsso,207 - 03963-100 São Paulo</text:p>
          </table:table-cell>
          <table:table-cell office:value-type="string">
            <text:p>25508977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Jaime Bueno de Camargo,1 - 04696-160 São Paulo</text:p>
          </table:table-cell>
          <table:table-cell office:value-type="string">
            <text:p>25508994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rlos Barbosa Santos,69 - 04853-015 São Paulo</text:p>
          </table:table-cell>
          <table:table-cell office:value-type="string">
            <text:p>25509033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orreia Vasques,49 - 04860-000 São Paulo</text:p>
          </table:table-cell>
          <table:table-cell office:value-type="string">
            <text:p>25509047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ª. Elias Chaves,20 - 01205-010 São Paulo</text:p>
          </table:table-cell>
          <table:table-cell office:value-type="string">
            <text:p>25509061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Francisco Emydio da Fonseca Telles,13 - 04372-140 São Paulo</text:p>
          </table:table-cell>
          <table:table-cell office:value-type="string">
            <text:p>25509083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Otaviano Alves de Lima,3600 - 02701-000 São Paulo</text:p>
          </table:table-cell>
          <table:table-cell office:value-type="string">
            <text:p>25509096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Francisco Teixeira Nogueira,383 - 05037-030 São Paulo</text:p>
          </table:table-cell>
          <table:table-cell office:value-type="string">
            <text:p>25509107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jamin Constant,104 - 01005-000 São Paulo</text:p>
          </table:table-cell>
          <table:table-cell office:value-type="string">
            <text:p>25509237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Bonifácio,237 - 01003-001 São Paulo</text:p>
          </table:table-cell>
          <table:table-cell office:value-type="string">
            <text:p>2550926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Píres Ramalho,34 - 02846-190 São Paulo</text:p>
          </table:table-cell>
          <table:table-cell office:value-type="string">
            <text:p>25509276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rles Murray,70 - 04358-040 São Paulo</text:p>
          </table:table-cell>
          <table:table-cell office:value-type="string">
            <text:p>2550929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io Branco,53 - 01205-000 São Paulo</text:p>
          </table:table-cell>
          <table:table-cell office:value-type="string">
            <text:p>25509402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es da Primavera,12 - 83102-264 São Paulo</text:p>
          </table:table-cell>
          <table:table-cell office:value-type="string">
            <text:p>2550945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mandaia,57 - 03718-030 São Paulo</text:p>
          </table:table-cell>
          <table:table-cell office:value-type="string">
            <text:p>2550950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o Pinhal,6 - 04235-490 São Paulo</text:p>
          </table:table-cell>
          <table:table-cell office:value-type="string">
            <text:p>25509525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ureli,419 - 02203-030 São Paulo</text:p>
          </table:table-cell>
          <table:table-cell office:value-type="string">
            <text:p>25509554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ixal,1 - 02365-120 São Paulo</text:p>
          </table:table-cell>
          <table:table-cell office:value-type="string">
            <text:p>25509573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Carlos de Sousa Anhumas,3 - 02364-000 São Paulo</text:p>
          </table:table-cell>
          <table:table-cell office:value-type="string">
            <text:p>25509599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deia dos Machacalis,820 - 08430-430 São Paulo</text:p>
          </table:table-cell>
          <table:table-cell office:value-type="string">
            <text:p>25509669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Utaro Kanai,16 - 08465-000 São Paulo</text:p>
          </table:table-cell>
          <table:table-cell office:value-type="string">
            <text:p>25509695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onte Domingos Franciulli Netto,70 - 02181-190 São Paulo</text:p>
          </table:table-cell>
          <table:table-cell office:value-type="string">
            <text:p>25509749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uaburi,200 - 05756-260 São Paulo</text:p>
          </table:table-cell>
          <table:table-cell office:value-type="string">
            <text:p>25509748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Setúbal,125 - 08245-540 São Paulo</text:p>
          </table:table-cell>
          <table:table-cell office:value-type="string">
            <text:p>25509774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ís Macário de Castro,268 - 02672-010 São Paulo</text:p>
          </table:table-cell>
          <table:table-cell office:value-type="string">
            <text:p>25509784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Fonsecas,113 - 03480-030 São Paulo</text:p>
          </table:table-cell>
          <table:table-cell office:value-type="string">
            <text:p>25509792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Frederico,738 - 04224-030 São Paulo</text:p>
          </table:table-cell>
          <table:table-cell office:value-type="string">
            <text:p>25509819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lões,27 - 04218-080 São Paulo</text:p>
          </table:table-cell>
          <table:table-cell office:value-type="string">
            <text:p>25509843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Mossurunga,53 - 02367-050 São Paulo</text:p>
          </table:table-cell>
          <table:table-cell office:value-type="string">
            <text:p>25509863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Jangadas,125 - 05664-010 São Paulo</text:p>
          </table:table-cell>
          <table:table-cell office:value-type="string">
            <text:p>25510005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lsa Parrilha,235 - 08180-310 São Paulo</text:p>
          </table:table-cell>
          <table:table-cell office:value-type="string">
            <text:p>25512483</text:p>
          </table:table-cell>
          <table:table-cell office:value-type="string">
            <text:p>INSTITUTO BENEFICIENTE NOVOS HORIZO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rvore da Cera,13 - 08032-270 São Paulo</text:p>
          </table:table-cell>
          <table:table-cell office:value-type="string">
            <text:p>25512763</text:p>
          </table:table-cell>
          <table:table-cell office:value-type="string">
            <text:p>ASSOCIACAO COMUNITARIA ESPORTIVA VETERANO TRICOLOR PAULISTA JARDIM SANTO ANTON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ueno de Andrade,832 - 01526-000 São Paulo</text:p>
          </table:table-cell>
          <table:table-cell office:value-type="string">
            <text:p>25513747</text:p>
          </table:table-cell>
          <table:table-cell office:value-type="string">
            <text:p>ASSOCIACAO BENEFICENTE GRUP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Professor Edmundo Rosset,2500 - 02286-000 São Paulo</text:p>
          </table:table-cell>
          <table:table-cell office:value-type="string">
            <text:p>2551389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lisio Mendes Gaia,286 - 04433-220 São Paulo</text:p>
          </table:table-cell>
          <table:table-cell office:value-type="string">
            <text:p>25514343</text:p>
          </table:table-cell>
          <table:table-cell office:value-type="string">
            <text:p>AACJSCASSOCIACAO AMIGOS CARRENTES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mba do Mar,19 - 04814-300 São Paulo</text:p>
          </table:table-cell>
          <table:table-cell office:value-type="string">
            <text:p>25514549</text:p>
          </table:table-cell>
          <table:table-cell office:value-type="string">
            <text:p>ASSOCIACAO FABRICA DE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bo Pm José Carlos Rodrigues da Silva,103 - 02325-030 São Paulo</text:p>
          </table:table-cell>
          <table:table-cell office:value-type="string">
            <text:p>25515163</text:p>
          </table:table-cell>
          <table:table-cell office:value-type="string">
            <text:p>ASSOCIACAO COMUNITARIA RAIO DE CRI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nabé Coutinho,95 - 02730-060 São Paulo</text:p>
          </table:table-cell>
          <table:table-cell office:value-type="string">
            <text:p>25515236</text:p>
          </table:table-cell>
          <table:table-cell office:value-type="string">
            <text:p>DEYSE VALVERDE DE ANDRADE KIM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,651 - 08081-410 São Paulo</text:p>
          </table:table-cell>
          <table:table-cell office:value-type="string">
            <text:p>25515272</text:p>
          </table:table-cell>
          <table:table-cell office:value-type="string">
            <text:p>ASSOCIACAO BENEFICENTE EDUCACIONAL CORUJ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Gabriel,70 - 02282-000 São Paulo</text:p>
          </table:table-cell>
          <table:table-cell office:value-type="string">
            <text:p>25515381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Sáles,333 - 05749-280 São Paulo</text:p>
          </table:table-cell>
          <table:table-cell office:value-type="string">
            <text:p>25515436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 Mannelli,577 - 08430-285 São Paulo</text:p>
          </table:table-cell>
          <table:table-cell office:value-type="string">
            <text:p>25515443</text:p>
          </table:table-cell>
          <table:table-cell office:value-type="string">
            <text:p>ASSOCIACAO PROJETO PONTO E VIRGU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Hebe Camargo,23 - 05656-010 São Paulo</text:p>
          </table:table-cell>
          <table:table-cell office:value-type="string">
            <text:p>25515479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Francisco Inácio,1465 - 04286-000 São Paulo</text:p>
          </table:table-cell>
          <table:table-cell office:value-type="string">
            <text:p>25515756</text:p>
          </table:table-cell>
          <table:table-cell office:value-type="string">
            <text:p>INSTITUTO CIGANO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Xavier de Magalhães,64 - 04844-120 São Paulo</text:p>
          </table:table-cell>
          <table:table-cell office:value-type="string">
            <text:p>25516063</text:p>
          </table:table-cell>
          <table:table-cell office:value-type="string">
            <text:p>UNIAO DOS MORADORES JARDIM MANAC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Antonio Meroth,14 - 03983-220 São Paulo</text:p>
          </table:table-cell>
          <table:table-cell office:value-type="string">
            <text:p>25516131</text:p>
          </table:table-cell>
          <table:table-cell office:value-type="string">
            <text:p>BOLA NO PE LIV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uno Zabala,79 - 82505-590 São Paulo</text:p>
          </table:table-cell>
          <table:table-cell office:value-type="string">
            <text:p>25516228</text:p>
          </table:table-cell>
          <table:table-cell office:value-type="string">
            <text:p>CLU DE MAES ESPERANCA DE CADA D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andazinho,50 - 05766-280 São Paulo</text:p>
          </table:table-cell>
          <table:table-cell office:value-type="string">
            <text:p>25516736</text:p>
          </table:table-cell>
          <table:table-cell office:value-type="string">
            <text:p>ASSOCIACAO AMIGOS DO JARDIM OLI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João Peres de Aboim,26 - 08131-000 São Paulo</text:p>
          </table:table-cell>
          <table:table-cell office:value-type="string">
            <text:p>25516750</text:p>
          </table:table-cell>
          <table:table-cell office:value-type="string">
            <text:p>CLUBE DA MELHOR IDADE LUZ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Mario de Campos,191 - 04336-020 São Paulo</text:p>
          </table:table-cell>
          <table:table-cell office:value-type="string">
            <text:p>25516878</text:p>
          </table:table-cell>
          <table:table-cell office:value-type="string">
            <text:p>MDSA PAROQUIA SAO B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óstolo Simão Pedro,312 - 08475-260 São Paulo</text:p>
          </table:table-cell>
          <table:table-cell office:value-type="string">
            <text:p>25516891</text:p>
          </table:table-cell>
          <table:table-cell office:value-type="string">
            <text:p>ASSOCIACAO PETROPOLIS CIDADE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afra,415 - 05868-040 São Paulo</text:p>
          </table:table-cell>
          <table:table-cell office:value-type="string">
            <text:p>25516960</text:p>
          </table:table-cell>
          <table:table-cell office:value-type="string">
            <text:p>COMUNIDADE TERAPEUTICA FERNANDO TAV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do Laccetti,114 - 04849-190 São Paulo</text:p>
          </table:table-cell>
          <table:table-cell office:value-type="string">
            <text:p>25517228</text:p>
          </table:table-cell>
          <table:table-cell office:value-type="string">
            <text:p>IGREJA ASSEMBLEIA DE DEUS PORTA DA F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Rinaldelli,1709 - 04842-100 São Paulo</text:p>
          </table:table-cell>
          <table:table-cell office:value-type="string">
            <text:p>25517547</text:p>
          </table:table-cell>
          <table:table-cell office:value-type="string">
            <text:p>ASSOCIACAO DE JOVENS DO JARDIM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Zituo Karasawa,535 - 08260-120 São Paulo</text:p>
          </table:table-cell>
          <table:table-cell office:value-type="string">
            <text:p>25517634</text:p>
          </table:table-cell>
          <table:table-cell office:value-type="string">
            <text:p>ASSOCIACAO DE MORADORES TERRA D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aciano Altierio,49 - 02545-060 São Paulo</text:p>
          </table:table-cell>
          <table:table-cell office:value-type="string">
            <text:p>25518621</text:p>
          </table:table-cell>
          <table:table-cell office:value-type="string">
            <text:p>INSTITUTO VID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uro Loyola,109 - 08370-270 São Paulo</text:p>
          </table:table-cell>
          <table:table-cell office:value-type="string">
            <text:p>25519254</text:p>
          </table:table-cell>
          <table:table-cell office:value-type="string">
            <text:p>ASSOCIACAO SHAMMAH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isés de Corena,1422 - 08475-170 São Paulo</text:p>
          </table:table-cell>
          <table:table-cell office:value-type="string">
            <text:p>25520875</text:p>
          </table:table-cell>
          <table:table-cell office:value-type="string">
            <text:p>ASSOCIACAO UNIDOS DO SETOR G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nal de Tutóia,12 - 08121-220 São Paulo</text:p>
          </table:table-cell>
          <table:table-cell office:value-type="string">
            <text:p>25524642</text:p>
          </table:table-cell>
          <table:table-cell office:value-type="string">
            <text:p>ASSOCIACAO BENEFICENTE CAMARGO NOV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rdeal Santiago Luís Copello,300 - 05308-000 São Paulo</text:p>
          </table:table-cell>
          <table:table-cell office:value-type="string">
            <text:p>25526119</text:p>
          </table:table-cell>
          <table:table-cell office:value-type="string">
            <text:p>GRES PEROLA NEG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ria Coelho Aguiar,1211 - 05805-000 São Paulo</text:p>
          </table:table-cell>
          <table:table-cell office:value-type="string">
            <text:p>25527263</text:p>
          </table:table-cell>
          <table:table-cell office:value-type="string">
            <text:p>MAC MOVIMENTO ASSOCIATI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turnino Pereira,432 - 08411-000 São Paulo</text:p>
          </table:table-cell>
          <table:table-cell office:value-type="string">
            <text:p>25527374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ário Totta,100 - 05880-320 São Paulo</text:p>
          </table:table-cell>
          <table:table-cell office:value-type="string">
            <text:p>25528473</text:p>
          </table:table-cell>
          <table:table-cell office:value-type="string">
            <text:p>ASSOCIACAO DE PAIS E MESTRES DA EMEI CART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ustavo Berthier,155 - 05386-110 São Paulo</text:p>
          </table:table-cell>
          <table:table-cell office:value-type="string">
            <text:p>25528911</text:p>
          </table:table-cell>
          <table:table-cell office:value-type="string">
            <text:p>CENTRO COMUNITARIO DE CIDADANIA E CULTURA VILA DAL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irapés,75 - 04463-040 São Paulo</text:p>
          </table:table-cell>
          <table:table-cell office:value-type="string">
            <text:p>25529349</text:p>
          </table:table-cell>
          <table:table-cell office:value-type="string">
            <text:p>CENTRO ESPIRITA JESUS GONC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do Veríssimo,440 - 08270-290 São Paulo</text:p>
          </table:table-cell>
          <table:table-cell office:value-type="string">
            <text:p>25531522</text:p>
          </table:table-cell>
          <table:table-cell office:value-type="string">
            <text:p>IGREJA BATISTA MONTE MORIAH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Amiel,306 - 05820-150 São Paulo</text:p>
          </table:table-cell>
          <table:table-cell office:value-type="string">
            <text:p>25531527</text:p>
          </table:table-cell>
          <table:table-cell office:value-type="string">
            <text:p>ASSOCIACAO DE MORADORES DO RECANTO SANTO ANTONI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Gabriela Mistral,665 - 03701-011 São Paulo</text:p>
          </table:table-cell>
          <table:table-cell office:value-type="string">
            <text:p>25532193</text:p>
          </table:table-cell>
          <table:table-cell office:value-type="string">
            <text:p>ASSOCIACA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onche Verde,558 - 03588-000 São Paulo</text:p>
          </table:table-cell>
          <table:table-cell office:value-type="string">
            <text:p>25532199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Domitila,228 - 03003-010 São Paulo</text:p>
          </table:table-cell>
          <table:table-cell office:value-type="string">
            <text:p>25532308</text:p>
          </table:table-cell>
          <table:table-cell office:value-type="string">
            <text:p>CONDOMINIO MARISA LETI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ônego José Maria Fernandes,344 - 03960-040 São Paulo</text:p>
          </table:table-cell>
          <table:table-cell office:value-type="string">
            <text:p>25532476</text:p>
          </table:table-cell>
          <table:table-cell office:value-type="string">
            <text:p>ESTIVEN DOUGLAS XAVI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Leme,11 - 08341-090 São Paulo</text:p>
          </table:table-cell>
          <table:table-cell office:value-type="string">
            <text:p>25532522</text:p>
          </table:table-cell>
          <table:table-cell office:value-type="string">
            <text:p>JUNTA DOS MINISTROS ECLESIASTICISTICOS DE CAPELANIA MISSAO PESCADORES DE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ixoto Werneck,433 - 03568-060 São Paulo</text:p>
          </table:table-cell>
          <table:table-cell office:value-type="string">
            <text:p>25533423</text:p>
          </table:table-cell>
          <table:table-cell office:value-type="string">
            <text:p>ORGANIZACAO VR AUTO ESTI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es Domingo Rêgo,36 - 08470-760 São Paulo</text:p>
          </table:table-cell>
          <table:table-cell office:value-type="string">
            <text:p>25533828</text:p>
          </table:table-cell>
          <table:table-cell office:value-type="string">
            <text:p>ASSOCIACAO BEIRA RIO DO 81 SOCIAL RECREATIV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de Poitiers,185 - 04930-240 São Paulo</text:p>
          </table:table-cell>
          <table:table-cell office:value-type="string">
            <text:p>25534229</text:p>
          </table:table-cell>
          <table:table-cell office:value-type="string">
            <text:p>ASSOCIACAO GUARA DE PROMOCAO 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reira Neto,783 - 08460-600 São Paulo</text:p>
          </table:table-cell>
          <table:table-cell office:value-type="string">
            <text:p>25535699</text:p>
          </table:table-cell>
          <table:table-cell office:value-type="string">
            <text:p>ASSOCIACAO BENEFICENTE ANA CLAR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biá Laranjeira,758 - 08081-160 São Paulo</text:p>
          </table:table-cell>
          <table:table-cell office:value-type="string">
            <text:p>25538021</text:p>
          </table:table-cell>
          <table:table-cell office:value-type="string">
            <text:p>ASSOCIACAO SEMPRE JU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utor Almiro Leal da Costa,456 - 08122-260 São Paulo</text:p>
          </table:table-cell>
          <table:table-cell office:value-type="string">
            <text:p>25539161</text:p>
          </table:table-cell>
          <table:table-cell office:value-type="string">
            <text:p>ASSOCIACAO COMUNITARIA DO JARDIM DAS OLIVEI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Maragliano,241 - 04017-030 São Paulo</text:p>
          </table:table-cell>
          <table:table-cell office:value-type="string">
            <text:p>25542507</text:p>
          </table:table-cell>
          <table:table-cell office:value-type="string">
            <text:p>CENTRO DE ESTUDOS PAULISTA DE PSIQUIAT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ezar Zama,257 - 02406-030 São Paulo</text:p>
          </table:table-cell>
          <table:table-cell office:value-type="string">
            <text:p>25542945</text:p>
          </table:table-cell>
          <table:table-cell office:value-type="string">
            <text:p>ASSOCIACAO DOS AMIGOS DA CRIANCA AUTISTA AU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reira de Godói,456 - 04266-060 São Paulo</text:p>
          </table:table-cell>
          <table:table-cell office:value-type="string">
            <text:p>25543242</text:p>
          </table:table-cell>
          <table:table-cell office:value-type="string">
            <text:p>ASSOCIACAO DE EDUCACAO SAO VICENTE DE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ôr das Almas,98 - 08230-730 São Paulo</text:p>
          </table:table-cell>
          <table:table-cell office:value-type="string">
            <text:p>25543395</text:p>
          </table:table-cell>
          <table:table-cell office:value-type="string">
            <text:p>AVALANCHE PENTECOS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ny,612 - 04240-000 São Paulo</text:p>
          </table:table-cell>
          <table:table-cell office:value-type="string">
            <text:p>25543421</text:p>
          </table:table-cell>
          <table:table-cell office:value-type="string">
            <text:p>ASSOCIACAO DE REABILITACAO LIBERTOS POR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lísio Ferreira,398 - 03964-010 São Paulo</text:p>
          </table:table-cell>
          <table:table-cell office:value-type="string">
            <text:p>25544411</text:p>
          </table:table-cell>
          <table:table-cell office:value-type="string">
            <text:p>ASSOCIACAO COMUNITARIA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Largo Dona Ana Rosa,29 - 04106-090 São Paulo</text:p>
          </table:table-cell>
          <table:table-cell office:value-type="string">
            <text:p>25544721</text:p>
          </table:table-cell>
          <table:table-cell office:value-type="string">
            <text:p>ASSOCIACAO BRASILEIRA SUPERANDO O LUP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de de Irajá,131 - 13104-112 São Paulo</text:p>
          </table:table-cell>
          <table:table-cell office:value-type="string">
            <text:p>25544794</text:p>
          </table:table-cell>
          <table:table-cell office:value-type="string">
            <text:p>INSTITUTO ESCU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zar Lisboa,300 - 04110-061 São Paulo</text:p>
          </table:table-cell>
          <table:table-cell office:value-type="string">
            <text:p>25544939</text:p>
          </table:table-cell>
          <table:table-cell office:value-type="string">
            <text:p>AHIMSA ASSOCIACAO EDUCACIONAL PARA MULTIPLA DEFICIENCIA SENSORIAL AHIM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Cachoeira de Paulo Afonso,25 - 08473-240 São Paulo</text:p>
          </table:table-cell>
          <table:table-cell office:value-type="string">
            <text:p>25545183</text:p>
          </table:table-cell>
          <table:table-cell office:value-type="string">
            <text:p>ASSOCIACAO SAO VICENTE DE PAULO DO JARDIM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tazar Lisboa,180 - 04111-000 São Paulo</text:p>
          </table:table-cell>
          <table:table-cell office:value-type="string">
            <text:p>25545297</text:p>
          </table:table-cell>
          <table:table-cell office:value-type="string">
            <text:p>GRUPO BRASIL DE APOIO AO SURDOCE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Armando da Silva Prado,191 - 04672-040 São Paulo</text:p>
          </table:table-cell>
          <table:table-cell office:value-type="string">
            <text:p>25545772</text:p>
          </table:table-cell>
          <table:table-cell office:value-type="string">
            <text:p>BRASCRI ASSOCIACAO SUICO BRASILEIRA DE AJUDA A CRI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sembargador Pedro Augusto do Amaral,103 - 08130-380 São Paulo</text:p>
          </table:table-cell>
          <table:table-cell office:value-type="string">
            <text:p>25546311</text:p>
          </table:table-cell>
          <table:table-cell office:value-type="string">
            <text:p>ASSOCIACAO COMUNITARIA DOS MORADORES DA CIDADE KEMEL E ITAIM PAULIST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erre Lafage,196 - 05163-060 São Paulo</text:p>
          </table:table-cell>
          <table:table-cell office:value-type="string">
            <text:p>25546321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s Bandeirantes,2199 - 04553-012 São Paulo</text:p>
          </table:table-cell>
          <table:table-cell office:value-type="string">
            <text:p>25546361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Yervant Kissajikian,2858 - 04428-000 São Paulo</text:p>
          </table:table-cell>
          <table:table-cell office:value-type="string">
            <text:p>25546414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elippo Sturba,688 - 05267-200 São Paulo</text:p>
          </table:table-cell>
          <table:table-cell office:value-type="string">
            <text:p>2554647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iva,90 - 02844-110 São Paulo</text:p>
          </table:table-cell>
          <table:table-cell office:value-type="string">
            <text:p>25547002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rante do Paranapanema,196 - 02758-040 São Paulo</text:p>
          </table:table-cell>
          <table:table-cell office:value-type="string">
            <text:p>25547133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co Antonio Setti,774 - 08130-230 São Paulo</text:p>
          </table:table-cell>
          <table:table-cell office:value-type="string">
            <text:p>25547228</text:p>
          </table:table-cell>
          <table:table-cell office:value-type="string">
            <text:p>UNIAO BRASILEIRA DE MULHERES DA CIDADE DE SAO PAULO UBM CAPI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Sáles Malheiros,229 - 02649-030 São Paulo</text:p>
          </table:table-cell>
          <table:table-cell office:value-type="string">
            <text:p>25547227</text:p>
          </table:table-cell>
          <table:table-cell office:value-type="string">
            <text:p>AGO LO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orvan Dias de Figueiredo,2801 - 02063-000 São Paulo</text:p>
          </table:table-cell>
          <table:table-cell office:value-type="string">
            <text:p>25547805</text:p>
          </table:table-cell>
          <table:table-cell office:value-type="string">
            <text:p>ABAD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24 de Maio,250 - 10410-000 São Paulo</text:p>
          </table:table-cell>
          <table:table-cell office:value-type="string">
            <text:p>25547813</text:p>
          </table:table-cell>
          <table:table-cell office:value-type="string">
            <text:p>CONFEDERACAO DAS MULHERES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e Jairé,1433 - 03175-001 São Paulo</text:p>
          </table:table-cell>
          <table:table-cell office:value-type="string">
            <text:p>25547951</text:p>
          </table:table-cell>
          <table:table-cell office:value-type="string">
            <text:p>CENTRO SOCIAL NOSSA SENHORA DO BOM PARTO CASA VIDA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na do Rio Preto,246 - 08421-060 São Paulo</text:p>
          </table:table-cell>
          <table:table-cell office:value-type="string">
            <text:p>25548506</text:p>
          </table:table-cell>
          <table:table-cell office:value-type="string">
            <text:p>IGREJA EVANGELICA TABERNCULO PROMESSA DE RESTAUR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tassilgo,575 - 04514-032 São Paulo</text:p>
          </table:table-cell>
          <table:table-cell office:value-type="string">
            <text:p>25549543</text:p>
          </table:table-cell>
          <table:table-cell office:value-type="string">
            <text:p>INSTITUTO SIMBORA G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sembargador Altenfelder Silva,55 - 05338-090 São Paulo</text:p>
          </table:table-cell>
          <table:table-cell office:value-type="string">
            <text:p>25549817</text:p>
          </table:table-cell>
          <table:table-cell office:value-type="string">
            <text:p>INSTITUTO DE ASSISTENCIA AMPARO E AMANCIPACAO DE PESSOAS COM DEFIC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liveira Peixoto,72 - 01530-040 São Paulo</text:p>
          </table:table-cell>
          <table:table-cell office:value-type="string">
            <text:p>25550007</text:p>
          </table:table-cell>
          <table:table-cell office:value-type="string">
            <text:p>CIA DE RODAS PARA O 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aravati,876 - 02998-200 São Paulo</text:p>
          </table:table-cell>
          <table:table-cell office:value-type="string">
            <text:p>25550272</text:p>
          </table:table-cell>
          <table:table-cell office:value-type="string">
            <text:p>ASSOCIACAO DE MORADORES DO CITY JARAG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Leite dos Santos,446 - 05778-120 São Paulo</text:p>
          </table:table-cell>
          <table:table-cell office:value-type="string">
            <text:p>25550492</text:p>
          </table:table-cell>
          <table:table-cell office:value-type="string">
            <text:p>ASSOCIACAO RESGATANDO VA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que Lorentz,308 - 04852-204 São Paulo</text:p>
          </table:table-cell>
          <table:table-cell office:value-type="string">
            <text:p>25551061</text:p>
          </table:table-cell>
          <table:table-cell office:value-type="string">
            <text:p>ASSOCIACAO IMARG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igail Maia,27 - 05881-010 São Paulo</text:p>
          </table:table-cell>
          <table:table-cell office:value-type="string">
            <text:p>25551348</text:p>
          </table:table-cell>
          <table:table-cell office:value-type="string">
            <text:p>AGENCIA NACIONAL DE DEFESA DOS DIREITOS DIFUSOS A EDUCACAO E A SAU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Jaguara,16 - 03105-120 São Paulo</text:p>
          </table:table-cell>
          <table:table-cell office:value-type="string">
            <text:p>25551354</text:p>
          </table:table-cell>
          <table:table-cell office:value-type="string">
            <text:p>OCUPACAO FABRICA 5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Fagundes Filho,596 - 04304-000 São Paulo</text:p>
          </table:table-cell>
          <table:table-cell office:value-type="string">
            <text:p>25551983</text:p>
          </table:table-cell>
          <table:table-cell office:value-type="string">
            <text:p>ASSOCIACAO PARADESPORTIVA JR 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rimensor Sugaya,986 - 08260-030 São Paulo</text:p>
          </table:table-cell>
          <table:table-cell office:value-type="string">
            <text:p>25552174</text:p>
          </table:table-cell>
          <table:table-cell office:value-type="string">
            <text:p>CASA DO CRISTO REDENT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emente Pereira,286 - 04216-060 São Paulo</text:p>
          </table:table-cell>
          <table:table-cell office:value-type="string">
            <text:p>25552605</text:p>
          </table:table-cell>
          <table:table-cell office:value-type="string">
            <text:p>ADEFAV CENTRO DE RECURSOS NAS AREAS DA SURODCEGUEIRA DEFICINCIA MULTIPLA SENSORIAL E DEFICIENCIA VISU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Pitombeiras,296 - 04321-160 São Paulo</text:p>
          </table:table-cell>
          <table:table-cell office:value-type="string">
            <text:p>25552780</text:p>
          </table:table-cell>
          <table:table-cell office:value-type="string">
            <text:p>ADD ASSOCIACAO DESPORTIVA PARA DEFICI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onio Carlos Benjamin dos Santos,1675 - 04847-005 São Paulo</text:p>
          </table:table-cell>
          <table:table-cell office:value-type="string">
            <text:p>25552797</text:p>
          </table:table-cell>
          <table:table-cell office:value-type="string">
            <text:p>CLUBE DA COMUNIDADE PETRONI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Felisbino de Morais,10 - 04638-010 São Paulo</text:p>
          </table:table-cell>
          <table:table-cell office:value-type="string">
            <text:p>25552939</text:p>
          </table:table-cell>
          <table:table-cell office:value-type="string">
            <text:p>ASSOCIACAO TRAVES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rapes,864 - 04561-001 São Paulo</text:p>
          </table:table-cell>
          <table:table-cell office:value-type="string">
            <text:p>25553247</text:p>
          </table:table-cell>
          <table:table-cell office:value-type="string">
            <text:p>ASSOCIACAO PARA O DESENVOLVIMENTO INTEGRAL DO DOW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 Estevão Pímentel,383 - 03378-050 São Paulo</text:p>
          </table:table-cell>
          <table:table-cell office:value-type="string">
            <text:p>25553798</text:p>
          </table:table-cell>
          <table:table-cell office:value-type="string">
            <text:p>FUNDACAO GETSEMANI ROBSON MONTA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tolomeu Soares,131 - 03894-000 São Paulo</text:p>
          </table:table-cell>
          <table:table-cell office:value-type="string">
            <text:p>25553799</text:p>
          </table:table-cell>
          <table:table-cell office:value-type="string">
            <text:p>AMCAPRA ASSOCIACAO DE MORADORES COLABORADORES E AMIGOS DA PONTE RAS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siano dos Santos,236 - 04827-110 São Paulo</text:p>
          </table:table-cell>
          <table:table-cell office:value-type="string">
            <text:p>25553922</text:p>
          </table:table-cell>
          <table:table-cell office:value-type="string">
            <text:p>LACE NUCLEO DE ACOES PARA A CIDADANIA NA DIVERS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sselli Ugo,310 - 05387-000 São Paulo</text:p>
          </table:table-cell>
          <table:table-cell office:value-type="string">
            <text:p>25554222</text:p>
          </table:table-cell>
          <table:table-cell office:value-type="string">
            <text:p>ASSOCIACAO PONTE BRASILITALIA CENTRO DE APRENDIZAGEM LIVRE E INTEGRADA NO JARDIM RIO PEQU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etinga,99 - 04557-010 São Paulo</text:p>
          </table:table-cell>
          <table:table-cell office:value-type="string">
            <text:p>25554228</text:p>
          </table:table-cell>
          <table:table-cell office:value-type="string">
            <text:p>AAEB ASSOCIACAO DE AMIGOS DOS EXCEPCIONAIS DO BROOKLI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iação da Saúde,335 - 04144-020 São Paulo</text:p>
          </table:table-cell>
          <table:table-cell office:value-type="string">
            <text:p>25554260</text:p>
          </table:table-cell>
          <table:table-cell office:value-type="string">
            <text:p>MOVIMENTO DE LUTA POR MORADIA DIG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São Lourenço,51 - 04858-620 São Paulo</text:p>
          </table:table-cell>
          <table:table-cell office:value-type="string">
            <text:p>25554364</text:p>
          </table:table-cell>
          <table:table-cell office:value-type="string">
            <text:p>INSTITUTO DE PROTECAO COMUNITARIA VIVER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u-Darco-Roxo,167 - 08061-030 São Paulo</text:p>
          </table:table-cell>
          <table:table-cell office:value-type="string">
            <text:p>25554733</text:p>
          </table:table-cell>
          <table:table-cell office:value-type="string">
            <text:p>JANAINA DA SILVA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Teresa de Andrade,14 - 04894-000 São Paulo</text:p>
          </table:table-cell>
          <table:table-cell office:value-type="string">
            <text:p>25555094</text:p>
          </table:table-cell>
          <table:table-cell office:value-type="string">
            <text:p>ASSOCIACAO BENEFICENTE CANTINHO DA TERCEIRA 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ustódio de Sá e Faria,1066 - 03979-000 São Paulo</text:p>
          </table:table-cell>
          <table:table-cell office:value-type="string">
            <text:p>25555510</text:p>
          </table:table-cell>
          <table:table-cell office:value-type="string">
            <text:p>IGREJA ASSEMBLE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o Campo Grande,400 - 08475-020 São Paulo</text:p>
          </table:table-cell>
          <table:table-cell office:value-type="string">
            <text:p>25555614</text:p>
          </table:table-cell>
          <table:table-cell office:value-type="string">
            <text:p>ASSOCIACAO BENEFICENTE AZUL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lio Cesar Moreira,274 - 08310-160 São Paulo</text:p>
          </table:table-cell>
          <table:table-cell office:value-type="string">
            <text:p>25556347</text:p>
          </table:table-cell>
          <table:table-cell office:value-type="string">
            <text:p>COMUNIDADE CANTINHO DA PAZ I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hacuru,32 - 08030-100 São Paulo</text:p>
          </table:table-cell>
          <table:table-cell office:value-type="string">
            <text:p>25556692</text:p>
          </table:table-cell>
          <table:table-cell office:value-type="string">
            <text:p>GRUPO ESPERANCA E AM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de Jesus,90 - 05860-010 São Paulo</text:p>
          </table:table-cell>
          <table:table-cell office:value-type="string">
            <text:p>25556787</text:p>
          </table:table-cell>
          <table:table-cell office:value-type="string">
            <text:p>CAMMPE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o Cavalcanti,84 - 08253-110 São Paulo</text:p>
          </table:table-cell>
          <table:table-cell office:value-type="string">
            <text:p>25558487</text:p>
          </table:table-cell>
          <table:table-cell office:value-type="string">
            <text:p>MARIA JOSE FERREIRA DA SIL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Barroso do Amazonas,50 - 08472-725 São Paulo</text:p>
          </table:table-cell>
          <table:table-cell office:value-type="string">
            <text:p>25558990</text:p>
          </table:table-cell>
          <table:table-cell office:value-type="string">
            <text:p>ASSOCIAC DE CONSTRUCAO COMUNITARIA PAULO FREIRE LESTE 1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tarina Mauad,269 - 05883-020 São Paulo</text:p>
          </table:table-cell>
          <table:table-cell office:value-type="string">
            <text:p>25559000</text:p>
          </table:table-cell>
          <table:table-cell office:value-type="string">
            <text:p>INSTITUTO CANTO D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eusa do Asfalto,2 - 08343-120 São Paulo</text:p>
          </table:table-cell>
          <table:table-cell office:value-type="string">
            <text:p>25559571</text:p>
          </table:table-cell>
          <table:table-cell office:value-type="string">
            <text:p>ASSOCIACAO DO MOVIMENTO SOCIAL NOV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bero Teixeira Braga,59 - 05186-110 São Paulo</text:p>
          </table:table-cell>
          <table:table-cell office:value-type="string">
            <text:p>25560259</text:p>
          </table:table-cell>
          <table:table-cell office:value-type="string">
            <text:p>ASSOCIACAO DE AJUDA MUTUA JARDIM PAQU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istóvão Mendes,36 - 08460-360 São Paulo</text:p>
          </table:table-cell>
          <table:table-cell office:value-type="string">
            <text:p>25561569</text:p>
          </table:table-cell>
          <table:table-cell office:value-type="string">
            <text:p>ORGANIZACAO DE DESENVOLVIMENTO EDUCACIONAL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ira de Santana,65 - 03828-100 São Paulo</text:p>
          </table:table-cell>
          <table:table-cell office:value-type="string">
            <text:p>25561944</text:p>
          </table:table-cell>
          <table:table-cell office:value-type="string">
            <text:p>INSTITUTO UNIAO KERALUX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miro Valverde,182 - 08450-050 São Paulo</text:p>
          </table:table-cell>
          <table:table-cell office:value-type="string">
            <text:p>25562371</text:p>
          </table:table-cell>
          <table:table-cell office:value-type="string">
            <text:p>ASSOCIACAO COMUNITARIA VASCONCELOS BARR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rra Brasileira,346 - 08223-355 São Paulo</text:p>
          </table:table-cell>
          <table:table-cell office:value-type="string">
            <text:p>25562649</text:p>
          </table:table-cell>
          <table:table-cell office:value-type="string">
            <text:p>ASSOCIACAO DA UNIAO DAS MULHERES DALVA PAIX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lisberto Freire,574 - 02616-090 São Paulo</text:p>
          </table:table-cell>
          <table:table-cell office:value-type="string">
            <text:p>25562970</text:p>
          </table:table-cell>
          <table:table-cell office:value-type="string">
            <text:p>ASSOCIACAO FILANTROPICA E FUNDO SOCIAL TIA JU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Picarolo,123 - 01332-020 São Paulo</text:p>
          </table:table-cell>
          <table:table-cell office:value-type="string">
            <text:p>25563074</text:p>
          </table:table-cell>
          <table:table-cell office:value-type="string">
            <text:p>AESP ASSOCICAO DOS ARTESAOS EMPREENDEDORES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rês Corações,500 - 04853-040 São Paulo</text:p>
          </table:table-cell>
          <table:table-cell office:value-type="string">
            <text:p>25563233</text:p>
          </table:table-cell>
          <table:table-cell office:value-type="string">
            <text:p>GREMIO ESPORTIVO JARDIM NORO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Gaya,1516 - 02313-001 São Paulo</text:p>
          </table:table-cell>
          <table:table-cell office:value-type="string">
            <text:p>25563609</text:p>
          </table:table-cell>
          <table:table-cell office:value-type="string">
            <text:p>IGREJA EVANGELICA JESUS SALVANDO V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ipá,87 - 02675-031 São Paulo</text:p>
          </table:table-cell>
          <table:table-cell office:value-type="string">
            <text:p>25563884</text:p>
          </table:table-cell>
          <table:table-cell office:value-type="string">
            <text:p>CENTRO DE REABILITACAO E ESCOLA ESPECIAL GENTE FELIZ LT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 Rizzo,120 - 08470-250 São Paulo</text:p>
          </table:table-cell>
          <table:table-cell office:value-type="string">
            <text:p>25564440</text:p>
          </table:table-cell>
          <table:table-cell office:value-type="string">
            <text:p>ACAO COMUNITARIA SENHOR SANTO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reia da Câmara,203 - 03268-160 São Paulo</text:p>
          </table:table-cell>
          <table:table-cell office:value-type="string">
            <text:p>25564690</text:p>
          </table:table-cell>
          <table:table-cell office:value-type="string">
            <text:p>ASSOCIACAO ESPLENDOR DO AMANHE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valeiro da Lua,16 - 08223-420 São Paulo</text:p>
          </table:table-cell>
          <table:table-cell office:value-type="string">
            <text:p>25564711</text:p>
          </table:table-cell>
          <table:table-cell office:value-type="string">
            <text:p>ASSOCIACAO EDUCACIONAL CULTURAL E ESPORTIVA COMUNIDADE AGUIA DE HA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Amós Comenius,849 - 04844-420 São Paulo</text:p>
          </table:table-cell>
          <table:table-cell office:value-type="string">
            <text:p>25564767</text:p>
          </table:table-cell>
          <table:table-cell office:value-type="string">
            <text:p>ASSOCIACAO COMUNIDADE SOLIDARIA DO JARDIM SAO BERNAR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Guaianazes,67 - 01204-001 São Paulo</text:p>
          </table:table-cell>
          <table:table-cell office:value-type="string">
            <text:p>25564795</text:p>
          </table:table-cell>
          <table:table-cell office:value-type="string">
            <text:p>ASSOCIACAO DOS AMBULANTES E CAMELOS JACIARA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dos Réis,19 - 08410-150 São Paulo</text:p>
          </table:table-cell>
          <table:table-cell office:value-type="string">
            <text:p>25564864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Cristiano de Assis,83 - 02846-030 São Paulo</text:p>
          </table:table-cell>
          <table:table-cell office:value-type="string">
            <text:p>25564975</text:p>
          </table:table-cell>
          <table:table-cell office:value-type="string">
            <text:p>INSTITUTO SACI SABERES CULTURAS E INTEGR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rora do Norte,167 - 02983-150 São Paulo</text:p>
          </table:table-cell>
          <table:table-cell office:value-type="string">
            <text:p>25564982</text:p>
          </table:table-cell>
          <table:table-cell office:value-type="string">
            <text:p>INSTITUTO SOCIAL BRASIL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Barroso do Amazonas,52 - 08472-721 São Paulo</text:p>
          </table:table-cell>
          <table:table-cell office:value-type="string">
            <text:p>25565420</text:p>
          </table:table-cell>
          <table:table-cell office:value-type="string">
            <text:p>ASSOCIACAO DOS TRABALHADORES UNIDOS VENCEREMOS LESTE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incesa Isabel,548 - 04601-001 São Paulo</text:p>
          </table:table-cell>
          <table:table-cell office:value-type="string">
            <text:p>25565463</text:p>
          </table:table-cell>
          <table:table-cell office:value-type="string">
            <text:p>ABRACE ASSOCIACAO BRASILEIRA PARA O ADOLESCENTE E A CRIANCA ESPE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Raposo,397 - 03118-000 São Paulo</text:p>
          </table:table-cell>
          <table:table-cell office:value-type="string">
            <text:p>25565567</text:p>
          </table:table-cell>
          <table:table-cell office:value-type="string">
            <text:p>ASSOCIACAO MOOCA SOLID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Simões,90 - 05630-010 São Paulo</text:p>
          </table:table-cell>
          <table:table-cell office:value-type="string">
            <text:p>25565942</text:p>
          </table:table-cell>
          <table:table-cell office:value-type="string">
            <text:p>INSTITUTO CONTEMPLO EDUCACAO SAUDE E LONGEV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ntônio dos Santos,17 - 58341-120 São Paulo</text:p>
          </table:table-cell>
          <table:table-cell office:value-type="string">
            <text:p>25566345</text:p>
          </table:table-cell>
          <table:table-cell office:value-type="string">
            <text:p>ASSOCIACAO COMUNITARIA AMIGOS EM ACAO DO JARDIM THOM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Aguiar,108 - 04611-040 São Paulo</text:p>
          </table:table-cell>
          <table:table-cell office:value-type="string">
            <text:p>25566798</text:p>
          </table:table-cell>
          <table:table-cell office:value-type="string">
            <text:p>ASSOCIACAO NOVA PROJETO EDUCACAO E TRABALHO PARA PESSOA ESPE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arão de Alagoas,46 - 08022-000 São Paulo</text:p>
          </table:table-cell>
          <table:table-cell office:value-type="string">
            <text:p>25566967</text:p>
          </table:table-cell>
          <table:table-cell office:value-type="string">
            <text:p>ASSOCIACAO CRISTA EL SAL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istóvão Santiago,160 - 02871-040 São Paulo</text:p>
          </table:table-cell>
          <table:table-cell office:value-type="string">
            <text:p>25567245</text:p>
          </table:table-cell>
          <table:table-cell office:value-type="string">
            <text:p>ASSOCIACAO BENEFICENTE CORACAO AMI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as Alamandas,225 - 08220-000 São Paulo</text:p>
          </table:table-cell>
          <table:table-cell office:value-type="string">
            <text:p>25567299</text:p>
          </table:table-cell>
          <table:table-cell office:value-type="string">
            <text:p>IGREJA APOSTOLICA DA FAMILIA BET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eonardo da Vinci,2650 - 04313-002 São Paulo</text:p>
          </table:table-cell>
          <table:table-cell office:value-type="string">
            <text:p>25567454</text:p>
          </table:table-cell>
          <table:table-cell office:value-type="string">
            <text:p>INSTITUTO AKHA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ice Leo,9 - 05872-190 São Paulo</text:p>
          </table:table-cell>
          <table:table-cell office:value-type="string">
            <text:p>25568193</text:p>
          </table:table-cell>
          <table:table-cell office:value-type="string">
            <text:p>ASSOCIACAO REDE ACESSIBIL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cinhata do Vouga,205 - 05885-330 São Paulo</text:p>
          </table:table-cell>
          <table:table-cell office:value-type="string">
            <text:p>25568479</text:p>
          </table:table-cell>
          <table:table-cell office:value-type="string">
            <text:p>ASSOCIACAO MOVIMENTO DE MULHERES DO JARDIM COMER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chedo de Minas,580 - 03940-040 São Paulo</text:p>
          </table:table-cell>
          <table:table-cell office:value-type="string">
            <text:p>25569689</text:p>
          </table:table-cell>
          <table:table-cell office:value-type="string">
            <text:p>ASSOCIACAO DE MOTORISTAS DE APLICATIVOS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itor Peixoto,582 - 01543-001 São Paulo</text:p>
          </table:table-cell>
          <table:table-cell office:value-type="string">
            <text:p>25572032</text:p>
          </table:table-cell>
          <table:table-cell office:value-type="string">
            <text:p>APAT ASSOCIACAO PARA PESQUISA E ASSISTENCIA EM TRANSPL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lmeira de Leque,679 - 08061-430 São Paulo</text:p>
          </table:table-cell>
          <table:table-cell office:value-type="string">
            <text:p>25572158</text:p>
          </table:table-cell>
          <table:table-cell office:value-type="string">
            <text:p>INSTITUTO MAIS COMVIV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lacete das Águias,753 - 04635-023 São Paulo</text:p>
          </table:table-cell>
          <table:table-cell office:value-type="string">
            <text:p>25573083</text:p>
          </table:table-cell>
          <table:table-cell office:value-type="string">
            <text:p>INSTITUTO GABRIELE BARRETO SOGA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ndianópolis,2752 - 04062-003 São Paulo</text:p>
          </table:table-cell>
          <table:table-cell office:value-type="string">
            <text:p>25573522</text:p>
          </table:table-cell>
          <table:table-cell office:value-type="string">
            <text:p>ABEM ASSOCIACAO BRASILEIRA DE ESCLEROSE MULTIP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Jardim,633 - 01223-011 São Paulo</text:p>
          </table:table-cell>
          <table:table-cell office:value-type="string">
            <text:p>25573726</text:p>
          </table:table-cell>
          <table:table-cell office:value-type="string">
            <text:p>INSTITUTO 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Odilon Raposo,1 - 04855-250 São Paulo</text:p>
          </table:table-cell>
          <table:table-cell office:value-type="string">
            <text:p>25574016</text:p>
          </table:table-cell>
          <table:table-cell office:value-type="string">
            <text:p>SOCIEDADE AMIGOS UNIDOS DO JD TRES CORACOES PORTO VELHO E JD BELCI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valdo de Souza Pinto,49 - 05267-220 São Paulo</text:p>
          </table:table-cell>
          <table:table-cell office:value-type="string">
            <text:p>25575279</text:p>
          </table:table-cell>
          <table:table-cell office:value-type="string">
            <text:p>IPDA INSTITUTO DAS PESSOAS COM DEFICIENCIA DA ANHANG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stanho da Silva,865 - 08460-348 São Paulo</text:p>
          </table:table-cell>
          <table:table-cell office:value-type="string">
            <text:p>25575896</text:p>
          </table:table-cell>
          <table:table-cell office:value-type="string">
            <text:p>ASSOCIACAO DE SOLIDARIEDADE CR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,96 - 04949-175 São Paulo</text:p>
          </table:table-cell>
          <table:table-cell office:value-type="string">
            <text:p>25575915</text:p>
          </table:table-cell>
          <table:table-cell office:value-type="string">
            <text:p>ASSOCIACAO BENEFICIENTE GUAINUMB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iguel Achiole da Fonseca,717 - 08461-110 São Paulo</text:p>
          </table:table-cell>
          <table:table-cell office:value-type="string">
            <text:p>25576362</text:p>
          </table:table-cell>
          <table:table-cell office:value-type="string">
            <text:p>ASSOCIACAO BENEFICIENTE DIVINA G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xei,96 - 05068-010 São Paulo</text:p>
          </table:table-cell>
          <table:table-cell office:value-type="string">
            <text:p>25576380</text:p>
          </table:table-cell>
          <table:table-cell office:value-type="string">
            <text:p>INSTITUTO INOVACAO SUSTENTAV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içuaíba,229 - 08090-750 São Paulo</text:p>
          </table:table-cell>
          <table:table-cell office:value-type="string">
            <text:p>25576607</text:p>
          </table:table-cell>
          <table:table-cell office:value-type="string">
            <text:p>SOCIEDADE AMIGOS DO JARDIM HELE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Coronel José Gladiador,264 - 05267-000 São Paulo</text:p>
          </table:table-cell>
          <table:table-cell office:value-type="string">
            <text:p>25576653</text:p>
          </table:table-cell>
          <table:table-cell office:value-type="string">
            <text:p>ASSOCIACAO HABITACIONAL MORADA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dgar Ruzzant,561 - 02225-011 São Paulo</text:p>
          </table:table-cell>
          <table:table-cell office:value-type="string">
            <text:p>25576804</text:p>
          </table:table-cell>
          <table:table-cell office:value-type="string">
            <text:p>ASSOCIACAO BRASILEIRA DE SINDROME DE RETT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aitinga,328 - 08010-360 São Paulo</text:p>
          </table:table-cell>
          <table:table-cell office:value-type="string">
            <text:p>25577259</text:p>
          </table:table-cell>
          <table:table-cell office:value-type="string">
            <text:p>SOCIEDADE BENEFICIENTE CAM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ezerat,30 - 03888-030 São Paulo</text:p>
          </table:table-cell>
          <table:table-cell office:value-type="string">
            <text:p>25577409</text:p>
          </table:table-cell>
          <table:table-cell office:value-type="string">
            <text:p>ASSOCIACAO ATLETICA SPORT CLUB PONTE R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ís Baldinato,9 - 04935-100 São Paulo</text:p>
          </table:table-cell>
          <table:table-cell office:value-type="string">
            <text:p>25578129</text:p>
          </table:table-cell>
          <table:table-cell office:value-type="string">
            <text:p>SOCIEDADE SANTOS MARTI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a-Chá,10 - 03738-220 São Paulo</text:p>
          </table:table-cell>
          <table:table-cell office:value-type="string">
            <text:p>25578154</text:p>
          </table:table-cell>
          <table:table-cell office:value-type="string">
            <text:p>INSTITUTO SOCIAL E EDUCACIONAL CONSELHEIROS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ís Mateus,860 - 08420-750 São Paulo</text:p>
          </table:table-cell>
          <table:table-cell office:value-type="string">
            <text:p>25578243</text:p>
          </table:table-cell>
          <table:table-cell office:value-type="string">
            <text:p>IGREJA EVANGELICA BRASIL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ui Barbosa,323 - 01326-010 São Paulo</text:p>
          </table:table-cell>
          <table:table-cell office:value-type="string">
            <text:p>25578457</text:p>
          </table:table-cell>
          <table:table-cell office:value-type="string">
            <text:p>UNIAO MUNICIPAL DOS ESTUDANTES SECUNDARISTAS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Garopaba,29 - 08141-570 São Paulo</text:p>
          </table:table-cell>
          <table:table-cell office:value-type="string">
            <text:p>25578689</text:p>
          </table:table-cell>
          <table:table-cell office:value-type="string">
            <text:p>ASSOCIACAO CANTINHO ABENCO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fael Álvares,79 - 04962-005 São Paulo</text:p>
          </table:table-cell>
          <table:table-cell office:value-type="string">
            <text:p>25578700</text:p>
          </table:table-cell>
          <table:table-cell office:value-type="string">
            <text:p>ASSOCIACAO PROJETO BATUTINHAS E ADJAC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driano Bertozzi,384 - 08265-000 São Paulo</text:p>
          </table:table-cell>
          <table:table-cell office:value-type="string">
            <text:p>25578856</text:p>
          </table:table-cell>
          <table:table-cell office:value-type="string">
            <text:p>IGREJA EVANGELICA 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lvador do Valê,9 - 03359-120 São Paulo</text:p>
          </table:table-cell>
          <table:table-cell office:value-type="string">
            <text:p>25578930</text:p>
          </table:table-cell>
          <table:table-cell office:value-type="string">
            <text:p>FUNDACAO COMUNIDADE DA G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Junquilhos,480 - 03204-040 São Paulo</text:p>
          </table:table-cell>
          <table:table-cell office:value-type="string">
            <text:p>25578979</text:p>
          </table:table-cell>
          <table:table-cell office:value-type="string">
            <text:p>ASSOCIACAO BRASILEIRA DE EPILEP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Taquandava,164 - 04950-000 São Paulo</text:p>
          </table:table-cell>
          <table:table-cell office:value-type="string">
            <text:p>25579079</text:p>
          </table:table-cell>
          <table:table-cell office:value-type="string">
            <text:p>ASSOCIACAO CRISTA MAE ZAZ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Quero-Quero,120 - 02675-031 São Paulo</text:p>
          </table:table-cell>
          <table:table-cell office:value-type="string">
            <text:p>25579198</text:p>
          </table:table-cell>
          <table:table-cell office:value-type="string">
            <text:p>ENTIDADE BENEFICENTE MUTIRAO VILA GRAZI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Utaro Kanai,546 - 08465-000 São Paulo</text:p>
          </table:table-cell>
          <table:table-cell office:value-type="string">
            <text:p>25579415</text:p>
          </table:table-cell>
          <table:table-cell office:value-type="string">
            <text:p>ASSOCIACAO ATLETICA COHAB JUSCELIN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bero Badaró,318 - 01008-000 São Paulo</text:p>
          </table:table-cell>
          <table:table-cell office:value-type="string">
            <text:p>25579431</text:p>
          </table:table-cell>
          <table:table-cell office:value-type="string">
            <text:p>ASSOCIACAO DE PAIS AMIGOS E PESSOAS COM DEFICIENCIA DE FUNCIONARIOS DO BANCO DO BRASIL E DA 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Guavirutuba,909 - 04937-000 São Paulo</text:p>
          </table:table-cell>
          <table:table-cell office:value-type="string">
            <text:p>25579661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quiteto Professor Chaves,17 - 08474-131 São Paulo</text:p>
          </table:table-cell>
          <table:table-cell office:value-type="string">
            <text:p>25579678</text:p>
          </table:table-cell>
          <table:table-cell office:value-type="string">
            <text:p>INSTITUICAO EDUCACIONAL COLORADO CASTRO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saac Annes,51 - 05075-040 São Paulo</text:p>
          </table:table-cell>
          <table:table-cell office:value-type="string">
            <text:p>25579700</text:p>
          </table:table-cell>
          <table:table-cell office:value-type="string">
            <text:p>ASSOCIACAO BENEFICENTE DE ASSISTENCIA SOCIAL MAKARI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rcí Mano,56 - 08440-400 São Paulo</text:p>
          </table:table-cell>
          <table:table-cell office:value-type="string">
            <text:p>25582366</text:p>
          </table:table-cell>
          <table:table-cell office:value-type="string">
            <text:p>UNIPAC UNIAO DOS POVOS PELA ACAO E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Água Fria,925 - 02333-001 São Paulo</text:p>
          </table:table-cell>
          <table:table-cell office:value-type="string">
            <text:p>25583347</text:p>
          </table:table-cell>
          <table:table-cell office:value-type="string">
            <text:p>IGREJA COMINUDADE CRISTA TRIBO DE JU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oares dos Reis,13 - 02473-070 São Paulo</text:p>
          </table:table-cell>
          <table:table-cell office:value-type="string">
            <text:p>25583641</text:p>
          </table:table-cell>
          <table:table-cell office:value-type="string">
            <text:p>IGREJA EVANGELICA ASSEMBLEIA DE DEUS LAUZANE PAUL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Rosa do Tocantins,40 - 02610-011 São Paulo</text:p>
          </table:table-cell>
          <table:table-cell office:value-type="string">
            <text:p>25583924</text:p>
          </table:table-cell>
          <table:table-cell office:value-type="string">
            <text:p>ASSOCIACAO ESPORTIVA E SOCIAL XARADA CASA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Bueno,384 - 03077-020 São Paulo</text:p>
          </table:table-cell>
          <table:table-cell office:value-type="string">
            <text:p>25587016</text:p>
          </table:table-cell>
          <table:table-cell office:value-type="string">
            <text:p>CENTRO SOCIAL NOSSA SENHORA DA PE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ponina,390 - 03426-010 São Paulo</text:p>
          </table:table-cell>
          <table:table-cell office:value-type="string">
            <text:p>25588345</text:p>
          </table:table-cell>
          <table:table-cell office:value-type="string">
            <text:p>COMUNIDADE DA GRACA EM VILA CARR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Dário Ribeiro,1386 - 02559-000 São Paulo</text:p>
          </table:table-cell>
          <table:table-cell office:value-type="string">
            <text:p>25588650</text:p>
          </table:table-cell>
          <table:table-cell office:value-type="string">
            <text:p>CASA JESUS AMOR E CARIDADE NAIS LAR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turnino Pereira,888 - 08411-000 São Paulo</text:p>
          </table:table-cell>
          <table:table-cell office:value-type="string">
            <text:p>25588656</text:p>
          </table:table-cell>
          <table:table-cell office:value-type="string">
            <text:p>IGREJA ASSEMBLEIA DE DEUS VILA ZEF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élso Lagar,34 - 05374-040 São Paulo</text:p>
          </table:table-cell>
          <table:table-cell office:value-type="string">
            <text:p>25589823</text:p>
          </table:table-cell>
          <table:table-cell office:value-type="string">
            <text:p>ASSOCIACAO BENEFICIENTE EL PALLE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Rio Pequeno,1245 - 05379-000 São Paulo</text:p>
          </table:table-cell>
          <table:table-cell office:value-type="string">
            <text:p>25590176</text:p>
          </table:table-cell>
          <table:table-cell office:value-type="string">
            <text:p>ASSOCIACAO FRATERNIDADE ASSISTENCIAL RIO PEQUE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baixador Ildefonso Falcão,90 - 03964-020 São Paulo</text:p>
          </table:table-cell>
          <table:table-cell office:value-type="string">
            <text:p>25590353</text:p>
          </table:table-cell>
          <table:table-cell office:value-type="string">
            <text:p>ASSOCIACAO COMUNITARIA E BENEFICENTE PADRE JOSE AUGUSTO MACHADO MO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ldomero Carqueja,144 - 05780-260 São Paulo</text:p>
          </table:table-cell>
          <table:table-cell office:value-type="string">
            <text:p>25590402</text:p>
          </table:table-cell>
          <table:table-cell office:value-type="string">
            <text:p>INSTITUTO NOVOS VA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andir Pais Leme,227 - 08430-380 São Paulo</text:p>
          </table:table-cell>
          <table:table-cell office:value-type="string">
            <text:p>25590547</text:p>
          </table:table-cell>
          <table:table-cell office:value-type="string">
            <text:p>MITRA DIOCESANA DE SAO MIGUEL PAULISTA PAROQUIA BOM PAST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los Vivaldi,575 - 03965-030 São Paulo</text:p>
          </table:table-cell>
          <table:table-cell office:value-type="string">
            <text:p>25590993</text:p>
          </table:table-cell>
          <table:table-cell office:value-type="string">
            <text:p>ASSOCIACAO COMUNITARIA E BENEFICENTE PADRE JOSE AUGUSTO MACHADO MO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restes Maia,241 - 01031-001 São Paulo</text:p>
          </table:table-cell>
          <table:table-cell office:value-type="string">
            <text:p>25591412</text:p>
          </table:table-cell>
          <table:table-cell office:value-type="string">
            <text:p>SINPESP SINDICATO DOS PERMISSIONARIOS EM PONTOS FIXOS NAS VIAS E LOGRADOUROS PUBLICO DO MUNICIPI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Jóia-do-Cabo,17 - 05767-011 São Paulo</text:p>
          </table:table-cell>
          <table:table-cell office:value-type="string">
            <text:p>25592638</text:p>
          </table:table-cell>
          <table:table-cell office:value-type="string">
            <text:p>ASSOCIACAO BENEFICENTE CRIANCA FELIZ NO RANC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da Costa Pereira,12 - 02851-130 São Paulo</text:p>
          </table:table-cell>
          <table:table-cell office:value-type="string">
            <text:p>25592842</text:p>
          </table:table-cell>
          <table:table-cell office:value-type="string">
            <text:p>ASSOCIACAO COMUNITARIA ESPACO BEM ME QU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José Lopes,429 - 02987-148 São Paulo</text:p>
          </table:table-cell>
          <table:table-cell office:value-type="string">
            <text:p>25593114</text:p>
          </table:table-cell>
          <table:table-cell office:value-type="string">
            <text:p>ASSOCIACAO ESTRADA JOSE LOP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chaira,12 - 05876-010 São Paulo</text:p>
          </table:table-cell>
          <table:table-cell office:value-type="string">
            <text:p>25593483</text:p>
          </table:table-cell>
          <table:table-cell office:value-type="string">
            <text:p>ASSOCIACAO AMIGOS DO BAIRRO CHACARA SANT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icínio Felini,97 - 04949-170 São Paulo</text:p>
          </table:table-cell>
          <table:table-cell office:value-type="string">
            <text:p>25593589</text:p>
          </table:table-cell>
          <table:table-cell office:value-type="string">
            <text:p>ARCO ASSOCIACAO BENEFI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dgar Amorim Amaral,18 - 04348-030 São Paulo</text:p>
          </table:table-cell>
          <table:table-cell office:value-type="string">
            <text:p>25593737</text:p>
          </table:table-cell>
          <table:table-cell office:value-type="string">
            <text:p>TENDA ESPIRITA DE UMBANDA SANTA RITA DE CAS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ssandoca,535 - 03169-010 São Paulo</text:p>
          </table:table-cell>
          <table:table-cell office:value-type="string">
            <text:p>25593993</text:p>
          </table:table-cell>
          <table:table-cell office:value-type="string">
            <text:p>LAR DA REDEN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esser,2701 - 03162-030 São Paulo</text:p>
          </table:table-cell>
          <table:table-cell office:value-type="string">
            <text:p>25594167</text:p>
          </table:table-cell>
          <table:table-cell office:value-type="string">
            <text:p>NOVA 4E ENTIDADE ESPECIALIZADAS EM PESSOAS ESPECI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juíbe,11 - 08120-470 São Paulo</text:p>
          </table:table-cell>
          <table:table-cell office:value-type="string">
            <text:p>25595202</text:p>
          </table:table-cell>
          <table:table-cell office:value-type="string">
            <text:p>ASSOCIACAO CLUBE DE MAES JARDIM ROSANA LOURDES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Salomão,27 - 01034-020 São Paulo</text:p>
          </table:table-cell>
          <table:table-cell office:value-type="string">
            <text:p>25595724</text:p>
          </table:table-cell>
          <table:table-cell office:value-type="string">
            <text:p>UNADEF UNIAO NACIONAL DOS DEFICIENTES FISIC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ônio César Neto,257 - 02276-000 São Paulo</text:p>
          </table:table-cell>
          <table:table-cell office:value-type="string">
            <text:p>25595934</text:p>
          </table:table-cell>
          <table:table-cell office:value-type="string">
            <text:p>ASSOCIACAO UNIAO INTERNACIONAL DA F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alkenberg,175 - 05885-240 São Paulo</text:p>
          </table:table-cell>
          <table:table-cell office:value-type="string">
            <text:p>25596071</text:p>
          </table:table-cell>
          <table:table-cell office:value-type="string">
            <text:p>ASSOCIACAO DE MORADIA JD CASA BRANCA II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rlos Lacerda,2033 - 05789-001 São Paulo</text:p>
          </table:table-cell>
          <table:table-cell office:value-type="string">
            <text:p>25596572</text:p>
          </table:table-cell>
          <table:table-cell office:value-type="string">
            <text:p>INSTITUTO ACAO GE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Antonini,174 - 02856-070 São Paulo</text:p>
          </table:table-cell>
          <table:table-cell office:value-type="string">
            <text:p>25597546</text:p>
          </table:table-cell>
          <table:table-cell office:value-type="string">
            <text:p>MARIA DE LOURDES DE OLIVEIRA ANDR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nte Ambrósio,84 - 04854-200 São Paulo</text:p>
          </table:table-cell>
          <table:table-cell office:value-type="string">
            <text:p>25597679</text:p>
          </table:table-cell>
          <table:table-cell office:value-type="string">
            <text:p>ASSOCIACAO CULTURAL FILHOS DA CORR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Hipiauguí,182 - 03982-000 São Paulo</text:p>
          </table:table-cell>
          <table:table-cell office:value-type="string">
            <text:p>25598003</text:p>
          </table:table-cell>
          <table:table-cell office:value-type="string">
            <text:p>IGREJA BETEL VISAO MUND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erbal,39 - 05847-450 São Paulo</text:p>
          </table:table-cell>
          <table:table-cell office:value-type="string">
            <text:p>25598064</text:p>
          </table:table-cell>
          <table:table-cell office:value-type="string">
            <text:p>ASSOCIACAO BENEFICENTE COMUNIDADE TERAPEUTICA PASSO PAR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berto Borges Soveral,50 - 05875-210 São Paulo</text:p>
          </table:table-cell>
          <table:table-cell office:value-type="string">
            <text:p>25598206</text:p>
          </table:table-cell>
          <table:table-cell office:value-type="string">
            <text:p>INSTITUTO DE CULTURA E LAZER EBENEZ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gento Silvio Nunes Miranda,28 - 02532-050 São Paulo</text:p>
          </table:table-cell>
          <table:table-cell office:value-type="string">
            <text:p>25598542</text:p>
          </table:table-cell>
          <table:table-cell office:value-type="string">
            <text:p>INSTITUTO ACAO E PROTE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José do Campestre,251 - 03728-000 São Paulo</text:p>
          </table:table-cell>
          <table:table-cell office:value-type="string">
            <text:p>25599387</text:p>
          </table:table-cell>
          <table:table-cell office:value-type="string">
            <text:p>PAROQUIA SANTA RITA DE CASS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as Palmeiras,112 - 04895-340 São Paulo</text:p>
          </table:table-cell>
          <table:table-cell office:value-type="string">
            <text:p>25599886</text:p>
          </table:table-cell>
          <table:table-cell office:value-type="string">
            <text:p>INSTITUTO DE CULTURA E CIDADANIA CRESCER E CONVIV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eonor Alvim,282 - 04802-190 São Paulo</text:p>
          </table:table-cell>
          <table:table-cell office:value-type="string">
            <text:p>25599935</text:p>
          </table:table-cell>
          <table:table-cell office:value-type="string">
            <text:p>RECANTO DE INTERLA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Moacir Cestari,464 - 02835-000 São Paulo</text:p>
          </table:table-cell>
          <table:table-cell office:value-type="string">
            <text:p>25600541</text:p>
          </table:table-cell>
          <table:table-cell office:value-type="string">
            <text:p>TEMPLO DE UMBANDA MORADA DOS ORIX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rdim Tamôio,1727 - 08253-445 São Paulo</text:p>
          </table:table-cell>
          <table:table-cell office:value-type="string">
            <text:p>25601236</text:p>
          </table:table-cell>
          <table:table-cell office:value-type="string">
            <text:p>ASSOCIACAO UNIAO DE MORADORES DO CONJUNTO HABITACIONAL ITAQUERA I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Fortino,6 - 05875-220 São Paulo</text:p>
          </table:table-cell>
          <table:table-cell office:value-type="string">
            <text:p>25601344</text:p>
          </table:table-cell>
          <table:table-cell office:value-type="string">
            <text:p>ASSOCIACAO UNIDOS DO JANGADE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Scatamacchia,696 - 04455-130 São Paulo</text:p>
          </table:table-cell>
          <table:table-cell office:value-type="string">
            <text:p>25601460</text:p>
          </table:table-cell>
          <table:table-cell office:value-type="string">
            <text:p>REVIVER CENTRO DE INTEGRACAO DA CRIANCA E ADOLESCENTES REC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ge Píres Ramalho,71 - 02846-190 São Paulo</text:p>
          </table:table-cell>
          <table:table-cell office:value-type="string">
            <text:p>25601944</text:p>
          </table:table-cell>
          <table:table-cell office:value-type="string">
            <text:p>ASSOCIACAO CANTA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gnácio Leopoldo de Camargo,47 - 02854-050 São Paulo</text:p>
          </table:table-cell>
          <table:table-cell office:value-type="string">
            <text:p>25601960</text:p>
          </table:table-cell>
          <table:table-cell office:value-type="string">
            <text:p>ASSOCIACAO DOS MORADORES E AMIGOS DE VILA HE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lando Curti,541 - 04414-000 São Paulo</text:p>
          </table:table-cell>
          <table:table-cell office:value-type="string">
            <text:p>25602258</text:p>
          </table:table-cell>
          <table:table-cell office:value-type="string">
            <text:p>ASSOCIACAO AGUI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o Wilches,12 - 04858-390 São Paulo</text:p>
          </table:table-cell>
          <table:table-cell office:value-type="string">
            <text:p>25602650</text:p>
          </table:table-cell>
          <table:table-cell office:value-type="string">
            <text:p>ASSOCIACAO DE MORADIA E ACAO SOCIAL PORTAS ABER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rreira de Lemos,55 - 08142-060 São Paulo</text:p>
          </table:table-cell>
          <table:table-cell office:value-type="string">
            <text:p>25602772</text:p>
          </table:table-cell>
          <table:table-cell office:value-type="string">
            <text:p>SOCIEDADE AMIGOS DO PARQUE VEREDAS SAMPA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Joaquim Gonçalves,834 - 05850-210 São Paulo</text:p>
          </table:table-cell>
          <table:table-cell office:value-type="string">
            <text:p>25603276</text:p>
          </table:table-cell>
          <table:table-cell office:value-type="string">
            <text:p>ASSOCIACAO RESPLENDOR CASA DE APOIO AOS PORTADORES DO VIRUS HI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Carmelo D'Agostino,463 - 02991-040 São Paulo</text:p>
          </table:table-cell>
          <table:table-cell office:value-type="string">
            <text:p>25603448</text:p>
          </table:table-cell>
          <table:table-cell office:value-type="string">
            <text:p>ASSOCIACAO FUTURO E CIDADAN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onini Ferdinando,107 - 02856-050 São Paulo</text:p>
          </table:table-cell>
          <table:table-cell office:value-type="string">
            <text:p>25604210</text:p>
          </table:table-cell>
          <table:table-cell office:value-type="string">
            <text:p>INSTITUTO EDUCACIONAL S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Marapés,86 - 04330-070 São Paulo</text:p>
          </table:table-cell>
          <table:table-cell office:value-type="string">
            <text:p>25604271</text:p>
          </table:table-cell>
          <table:table-cell office:value-type="string">
            <text:p>ASSOCIACAO FACA SUA P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Silva Castro,334 - 04231-015 São Paulo</text:p>
          </table:table-cell>
          <table:table-cell office:value-type="string">
            <text:p>25604363</text:p>
          </table:table-cell>
          <table:table-cell office:value-type="string">
            <text:p>ASSOCIACAO ACAO COMUNITARIA NOVA HELIO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Maxímiano da Silva,101 - 05885-170 São Paulo</text:p>
          </table:table-cell>
          <table:table-cell office:value-type="string">
            <text:p>25604452</text:p>
          </table:table-cell>
          <table:table-cell office:value-type="string">
            <text:p>IGREJA DO EVANGELHO QUADRANGUL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o Antônio da Vargem Alegre,81 - 08151-330 São Paulo</text:p>
          </table:table-cell>
          <table:table-cell office:value-type="string">
            <text:p>25604459</text:p>
          </table:table-cell>
          <table:table-cell office:value-type="string">
            <text:p>ASSOCIACAO YRI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rquês de São Vicente,1619 - 01139-003 São Paulo</text:p>
          </table:table-cell>
          <table:table-cell office:value-type="string">
            <text:p>25604539</text:p>
          </table:table-cell>
          <table:table-cell office:value-type="string">
            <text:p>BRASIL SAUDE E ACAO BR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 Paz,61 - 08390-150 São Paulo</text:p>
          </table:table-cell>
          <table:table-cell office:value-type="string">
            <text:p>25604968</text:p>
          </table:table-cell>
          <table:table-cell office:value-type="string">
            <text:p>ASSOCIACAO SONHAR E VIVER AS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ziro Pinheiro Magalhães,13 - 04855-000 São Paulo</text:p>
          </table:table-cell>
          <table:table-cell office:value-type="string">
            <text:p>25605162</text:p>
          </table:table-cell>
          <table:table-cell office:value-type="string">
            <text:p>ASSOCIACAO DOS MORADORES DO SITIO REIMBERG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elho Lousada,1000 - 05874-070 São Paulo</text:p>
          </table:table-cell>
          <table:table-cell office:value-type="string">
            <text:p>25605877</text:p>
          </table:table-cell>
          <table:table-cell office:value-type="string">
            <text:p>ASSOCIACAO PARQUE NOVA SANTO AM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popemba,16048 - 08310-000 São Paulo</text:p>
          </table:table-cell>
          <table:table-cell office:value-type="string">
            <text:p>25606135</text:p>
          </table:table-cell>
          <table:table-cell office:value-type="string">
            <text:p>ROTARY CLUB DE SAO PAULO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vide Pérez,1303 - 04470-260 São Paulo</text:p>
          </table:table-cell>
          <table:table-cell office:value-type="string">
            <text:p>25606668</text:p>
          </table:table-cell>
          <table:table-cell office:value-type="string">
            <text:p>OEKOCIENTIA OU OEKOB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aro Alves do Rosário,4 - 04866-000 São Paulo</text:p>
          </table:table-cell>
          <table:table-cell office:value-type="string">
            <text:p>25606777</text:p>
          </table:table-cell>
          <table:table-cell office:value-type="string">
            <text:p>ASSOCIACAO UNIDOS COMUNITARIA DO JARDIM PAPAI NO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rvásio Leite Rebelo,1138 - 02675-050 São Paulo</text:p>
          </table:table-cell>
          <table:table-cell office:value-type="string">
            <text:p>25606787</text:p>
          </table:table-cell>
          <table:table-cell office:value-type="string">
            <text:p>CLUBE DE MAES DO JARDIM VISTA ALEG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Paulo Furtado de Oliveira,217 - 02674-030 São Paulo</text:p>
          </table:table-cell>
          <table:table-cell office:value-type="string">
            <text:p>25607405</text:p>
          </table:table-cell>
          <table:table-cell office:value-type="string">
            <text:p>CLUBE DE MAES ROSAS DO JARDIM SANT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tilde Munhoz,159 - 02805-170 São Paulo</text:p>
          </table:table-cell>
          <table:table-cell office:value-type="string">
            <text:p>25607431</text:p>
          </table:table-cell>
          <table:table-cell office:value-type="string">
            <text:p>IGREJA BATISTA FILADELFIA DA FREGUESIA DO 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Ângelo Tarchi,1897 - 04965-000 São Paulo</text:p>
          </table:table-cell>
          <table:table-cell office:value-type="string">
            <text:p>25607513</text:p>
          </table:table-cell>
          <table:table-cell office:value-type="string">
            <text:p>CLUBE DA COMUNIDADE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Três Marias,57 - 05874-180 São Paulo</text:p>
          </table:table-cell>
          <table:table-cell office:value-type="string">
            <text:p>25607732</text:p>
          </table:table-cell>
          <table:table-cell office:value-type="string">
            <text:p>SOCIEDADE BENEFICENTE EDUCACIONA SAO TIA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minho da Servidão,7 - 06866-185 São Paulo</text:p>
          </table:table-cell>
          <table:table-cell office:value-type="string">
            <text:p>25607880</text:p>
          </table:table-cell>
          <table:table-cell office:value-type="string">
            <text:p>ASSOCIACAO DE ARTE E CULTURA DO JARDIM VER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valdo Santini,55 - 08011-290 São Paulo</text:p>
          </table:table-cell>
          <table:table-cell office:value-type="string">
            <text:p>25608030</text:p>
          </table:table-cell>
          <table:table-cell office:value-type="string">
            <text:p>INSTITUTO BENEFICENTE MAE ZUM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Oliveira Salgado,135 - 02676-000 São Paulo</text:p>
          </table:table-cell>
          <table:table-cell office:value-type="string">
            <text:p>25608122</text:p>
          </table:table-cell>
          <table:table-cell office:value-type="string">
            <text:p>ASSOCIACAO TODOS UNIDOS PELA VIDA ATUV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Oliveira Arruda,181 - 08420-020 São Paulo</text:p>
          </table:table-cell>
          <table:table-cell office:value-type="string">
            <text:p>25608192</text:p>
          </table:table-cell>
          <table:table-cell office:value-type="string">
            <text:p>ASSOCIACAO COMUNITARIA DE ACAO CIDADANIA GRANDE GUERREIRAS ASSOCIACAO BENEFICENTE ARROIO ARAPON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as Jangadas,25 - 08472-115 São Paulo</text:p>
          </table:table-cell>
          <table:table-cell office:value-type="string">
            <text:p>25608520</text:p>
          </table:table-cell>
          <table:table-cell office:value-type="string">
            <text:p>DANIEL PAL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s Fidélis,172 - 08382-505 São Paulo</text:p>
          </table:table-cell>
          <table:table-cell office:value-type="string">
            <text:p>25608566</text:p>
          </table:table-cell>
          <table:table-cell office:value-type="string">
            <text:p>CEI JOANA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onesa de Itu,639 - 01231-001 São Paulo</text:p>
          </table:table-cell>
          <table:table-cell office:value-type="string">
            <text:p>25608601</text:p>
          </table:table-cell>
          <table:table-cell office:value-type="string">
            <text:p>BIBLIASPA BIBLIOTECA E CENTRO DE PESQUISA AMERICA SUL PAISES ARABES E AFR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rtrúdes Cunha,389 - 05374-050 São Paulo</text:p>
          </table:table-cell>
          <table:table-cell office:value-type="string">
            <text:p>25608620</text:p>
          </table:table-cell>
          <table:table-cell office:value-type="string">
            <text:p>INSTITUTO BRASILEIRO CAMPEAO DE ASSISTENCIA AOS MUNICIPIOS E ORGANIZACOES SOCIAIS PUBLICAS E PRIVA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riente,505 - 03016-001 São Paulo</text:p>
          </table:table-cell>
          <table:table-cell office:value-type="string">
            <text:p>25608867</text:p>
          </table:table-cell>
          <table:table-cell office:value-type="string">
            <text:p>ASSOCIACAO RENASSAINCE FAZER O BEM AOS MENOS FAVORECI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esa,620 - 02995-140 São Paulo</text:p>
          </table:table-cell>
          <table:table-cell office:value-type="string">
            <text:p>25609021</text:p>
          </table:table-cell>
          <table:table-cell office:value-type="string">
            <text:p>INSTITUTO RECANTO OESTE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ssio do Carmo,3 - 02861-090 São Paulo</text:p>
          </table:table-cell>
          <table:table-cell office:value-type="string">
            <text:p>25609669</text:p>
          </table:table-cell>
          <table:table-cell office:value-type="string">
            <text:p>GRUPO FRATERNO LUA NO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Terra Tombada,541 - 08344-600 São Paulo</text:p>
          </table:table-cell>
          <table:table-cell office:value-type="string">
            <text:p>25609889</text:p>
          </table:table-cell>
          <table:table-cell office:value-type="string">
            <text:p>LACOS MATERNOS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agueb Chohfi,1415 - 03968-130 São Paulo</text:p>
          </table:table-cell>
          <table:table-cell office:value-type="string">
            <text:p>25609906</text:p>
          </table:table-cell>
          <table:table-cell office:value-type="string">
            <text:p>ONG LAR DAS VIVOZ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Jacinto de Mendonça,134 - 05211-050 São Paulo</text:p>
          </table:table-cell>
          <table:table-cell office:value-type="string">
            <text:p>25610014</text:p>
          </table:table-cell>
          <table:table-cell office:value-type="string">
            <text:p>MITRA ARQUIDIOCES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Euclídes Machado,224 - 02675-031 São Paulo</text:p>
          </table:table-cell>
          <table:table-cell office:value-type="string">
            <text:p>25610181</text:p>
          </table:table-cell>
          <table:table-cell office:value-type="string">
            <text:p>DHA QBRADA FUTEBOL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iano Miranda,89 - 08341-390 São Paulo</text:p>
          </table:table-cell>
          <table:table-cell office:value-type="string">
            <text:p>25610234</text:p>
          </table:table-cell>
          <table:table-cell office:value-type="string">
            <text:p>ONG DOCE LAR VIVENDO E SONHA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ís Antônio Pereira,133 - 08031-210 São Paulo</text:p>
          </table:table-cell>
          <table:table-cell office:value-type="string">
            <text:p>25610942</text:p>
          </table:table-cell>
          <table:table-cell office:value-type="string">
            <text:p>INSTITUTO CRISTIANE CAMAR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aleza de Itapema,252 - 08310-650 São Paulo</text:p>
          </table:table-cell>
          <table:table-cell office:value-type="string">
            <text:p>25612407</text:p>
          </table:table-cell>
          <table:table-cell office:value-type="string">
            <text:p>ASSOCIACAO CULTURAL ESPORTIVA ESTRELA MAI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ésar Augusto Romaro,172 - 08062-520 São Paulo</text:p>
          </table:table-cell>
          <table:table-cell office:value-type="string">
            <text:p>25613436</text:p>
          </table:table-cell>
          <table:table-cell office:value-type="string">
            <text:p>ACAO COMUNITARIA BENEFICENTE DO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ino Prudenti,42 - 08255-020 São Paulo</text:p>
          </table:table-cell>
          <table:table-cell office:value-type="string">
            <text:p>25614164</text:p>
          </table:table-cell>
          <table:table-cell office:value-type="string">
            <text:p>ASSOCIACAO CLUBE DE MAES RAIOS DE LU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taberaba,684 - 02734-000 São Paulo</text:p>
          </table:table-cell>
          <table:table-cell office:value-type="string">
            <text:p>25614212</text:p>
          </table:table-cell>
          <table:table-cell office:value-type="string">
            <text:p>ASSOCIACAO CHEGA A HORA E ESSA DE APOIO E DEFESA DOS DIREITOS SOCI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igadeiro Tobias,118 - 01032-000 São Paulo</text:p>
          </table:table-cell>
          <table:table-cell office:value-type="string">
            <text:p>25614403</text:p>
          </table:table-cell>
          <table:table-cell office:value-type="string">
            <text:p>INCAPS INSTITUTO COMUNIDADE ACAO EM PROL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Lôbo,10 - 08311-140 São Paulo</text:p>
          </table:table-cell>
          <table:table-cell office:value-type="string">
            <text:p>25614712</text:p>
          </table:table-cell>
          <table:table-cell office:value-type="string">
            <text:p>ORGANIZACAO FORCA CULTURAL DE FOMENTO A ARTE CULTURA ESPORTES E MIDIAS POPUL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cas Padilla,7 - 05366-080 São Paulo</text:p>
          </table:table-cell>
          <table:table-cell office:value-type="string">
            <text:p>25614753</text:p>
          </table:table-cell>
          <table:table-cell office:value-type="string">
            <text:p>ASSOCIACAO BENEFICENTE EL ROI 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o Enzio Pasqualucci,171 - 04711-090 São Paulo</text:p>
          </table:table-cell>
          <table:table-cell office:value-type="string">
            <text:p>25615274</text:p>
          </table:table-cell>
          <table:table-cell office:value-type="string">
            <text:p>CENTRO ASSISTENCIAL LAR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rquiteto Vilanova Artigas,975 - 03928-240 São Paulo</text:p>
          </table:table-cell>
          <table:table-cell office:value-type="string">
            <text:p>25615602</text:p>
          </table:table-cell>
          <table:table-cell office:value-type="string">
            <text:p>SOCIEDADE AMIGOS DE BAIRRO DO CONJUNTO HABITACIONAL JARDIM SAPOPEMB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guel Sanches,177 - 03953-130 São Paulo</text:p>
          </table:table-cell>
          <table:table-cell office:value-type="string">
            <text:p>25615615</text:p>
          </table:table-cell>
          <table:table-cell office:value-type="string">
            <text:p>INTITUTO DE INTEGRACAO SOCIAL FUTURO BRILH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raquara,201 - 03688-000 São Paulo</text:p>
          </table:table-cell>
          <table:table-cell office:value-type="string">
            <text:p>25615860</text:p>
          </table:table-cell>
          <table:table-cell office:value-type="string">
            <text:p>CLUBE DA COMUNIDADE UNIAO NORD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io Grande,853 - 04018-003 São Paulo</text:p>
          </table:table-cell>
          <table:table-cell office:value-type="string">
            <text:p>25616098</text:p>
          </table:table-cell>
          <table:table-cell office:value-type="string">
            <text:p>ASSOCIACAO BENEFICENTE SANTA F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Machado Pereira,157 - 08090-490 São Paulo</text:p>
          </table:table-cell>
          <table:table-cell office:value-type="string">
            <text:p>25616795</text:p>
          </table:table-cell>
          <table:table-cell office:value-type="string">
            <text:p>ASSOCIACAO FORMIGAS EM COR 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ntunes Cerdeira,71 - 04841-070 São Paulo</text:p>
          </table:table-cell>
          <table:table-cell office:value-type="string">
            <text:p>25616958</text:p>
          </table:table-cell>
          <table:table-cell office:value-type="string">
            <text:p>GREMIO RECREATIVO E CULTURAL ESCOLA DE SAMBA ESTRELA DO TERCEIRO MILEN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ntônio Ramiro da Silva,466 - 05397-000 São Paulo</text:p>
          </table:table-cell>
          <table:table-cell office:value-type="string">
            <text:p>25617085</text:p>
          </table:table-cell>
          <table:table-cell office:value-type="string">
            <text:p>ASSOCIACAO DE AMIGOS DE BAIRRO DO JARDIM DO LA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ncredo Neves,53 - 03908-045 São Paulo</text:p>
          </table:table-cell>
          <table:table-cell office:value-type="string">
            <text:p>25617099</text:p>
          </table:table-cell>
          <table:table-cell office:value-type="string">
            <text:p>ASSOCIACAO NOSSA SENHORA APARECIDA DOS MORADORES DO PROJETO HABITACIONAL NOVA YOR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Jacinto de Carvalhais,80 - 08390-350 São Paulo</text:p>
          </table:table-cell>
          <table:table-cell office:value-type="string">
            <text:p>25617149</text:p>
          </table:table-cell>
          <table:table-cell office:value-type="string">
            <text:p>ONG AREA SOCIAL DO 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gostiniana Chantal,59 - 08346-530 São Paulo</text:p>
          </table:table-cell>
          <table:table-cell office:value-type="string">
            <text:p>25617304</text:p>
          </table:table-cell>
          <table:table-cell office:value-type="string">
            <text:p>ONG AREA SOCIAL DO PARQUE DAS FLO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panema,105 - 03164-200 São Paulo</text:p>
          </table:table-cell>
          <table:table-cell office:value-type="string">
            <text:p>25617342</text:p>
          </table:table-cell>
          <table:table-cell office:value-type="string">
            <text:p>ESCOLA DE CURIMBA E ARTE UMBANDISTA ALDEIA DE CABOC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ranca de Lima,121 - 02675-031 São Paulo</text:p>
          </table:table-cell>
          <table:table-cell office:value-type="string">
            <text:p>25617484</text:p>
          </table:table-cell>
          <table:table-cell office:value-type="string">
            <text:p>RUA BRANCA DE LIMA 12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pa,236 - 01201-030 São Paulo</text:p>
          </table:table-cell>
          <table:table-cell office:value-type="string">
            <text:p>25617542</text:p>
          </table:table-cell>
          <table:table-cell office:value-type="string">
            <text:p>OFICINA PROFISSIONALIZANTE CLUBE DE MAES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geiro,941 - 05206-240 São Paulo</text:p>
          </table:table-cell>
          <table:table-cell office:value-type="string">
            <text:p>25618125</text:p>
          </table:table-cell>
          <table:table-cell office:value-type="string">
            <text:p>INSTITUTO DIP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Maxímiano da Silva,101 - 05885-170 São Paulo</text:p>
          </table:table-cell>
          <table:table-cell office:value-type="string">
            <text:p>25618390</text:p>
          </table:table-cell>
          <table:table-cell office:value-type="string">
            <text:p>ASSOCIACAO BRASILEIRA DOS PROFISSIONAIS DA MUS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canguira,386 - 02878-110 São Paulo</text:p>
          </table:table-cell>
          <table:table-cell office:value-type="string">
            <text:p>25618679</text:p>
          </table:table-cell>
          <table:table-cell office:value-type="string">
            <text:p>ASSOCIACAO MORADA FELIZ DO JD VISTA ALEG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Gaetano Marinelli,220 - 08382-575 São Paulo</text:p>
          </table:table-cell>
          <table:table-cell office:value-type="string">
            <text:p>25618689</text:p>
          </table:table-cell>
          <table:table-cell office:value-type="string">
            <text:p>ASSOCIACAO BRUNA R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erônimo de Abreu do Valê,240 - 08275-520 São Paulo</text:p>
          </table:table-cell>
          <table:table-cell office:value-type="string">
            <text:p>25619006</text:p>
          </table:table-cell>
          <table:table-cell office:value-type="string">
            <text:p>ASSOCIACAO DE MORADORES DO PARQUE SAVOY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rvati,408 - 04918-160 São Paulo</text:p>
          </table:table-cell>
          <table:table-cell office:value-type="string">
            <text:p>25619238</text:p>
          </table:table-cell>
          <table:table-cell office:value-type="string">
            <text:p>ASSOCIACAO AMIGOS DO JARDIM SA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popemba,19477 - 03989-000 São Paulo</text:p>
          </table:table-cell>
          <table:table-cell office:value-type="string">
            <text:p>25619906</text:p>
          </table:table-cell>
          <table:table-cell office:value-type="string">
            <text:p>ASSOCIACAO VINTE E OITO COMUNIDADE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estro Lorenzo Fernandes,53 - 05105-060 São Paulo</text:p>
          </table:table-cell>
          <table:table-cell office:value-type="string">
            <text:p>25620131</text:p>
          </table:table-cell>
          <table:table-cell office:value-type="string">
            <text:p>ASSOCIACAO FILHOS DO COR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iparaná,721 - 08246-050 São Paulo</text:p>
          </table:table-cell>
          <table:table-cell office:value-type="string">
            <text:p>25620275</text:p>
          </table:table-cell>
          <table:table-cell office:value-type="string">
            <text:p>LAR DAS CRIANCAS CASA DO CAM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avaí,640 - 01259-000 São Paulo</text:p>
          </table:table-cell>
          <table:table-cell office:value-type="string">
            <text:p>25620789</text:p>
          </table:table-cell>
          <table:table-cell office:value-type="string">
            <text:p>CONGRESSO NACIONAL AFRO BRASILE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áudio Manoel,9 - 04939-190 São Paulo</text:p>
          </table:table-cell>
          <table:table-cell office:value-type="string">
            <text:p>25620987</text:p>
          </table:table-cell>
          <table:table-cell office:value-type="string">
            <text:p>ASSOCIACAO DO MOVIMENTO PAULISTANO DE LAZER E ARTE AMP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olo Porpora,70 - 05875-350 São Paulo</text:p>
          </table:table-cell>
          <table:table-cell office:value-type="string">
            <text:p>25621303</text:p>
          </table:table-cell>
          <table:table-cell office:value-type="string">
            <text:p>MITRA DIOCESANA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dre Luís de Siqueira,230 - 08310-260 São Paulo</text:p>
          </table:table-cell>
          <table:table-cell office:value-type="string">
            <text:p>25621443</text:p>
          </table:table-cell>
          <table:table-cell office:value-type="string">
            <text:p>UNIAO GERAL DOS TRABALHADORES DESEMPREGADOS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Geniolli,557 - 05842-090 São Paulo</text:p>
          </table:table-cell>
          <table:table-cell office:value-type="string">
            <text:p>25621477</text:p>
          </table:table-cell>
          <table:table-cell office:value-type="string">
            <text:p>ELIM A CASA DO P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o Grazini,100 - 04153-150 São Paulo</text:p>
          </table:table-cell>
          <table:table-cell office:value-type="string">
            <text:p>25621509</text:p>
          </table:table-cell>
          <table:table-cell office:value-type="string">
            <text:p>ONG NOVOS HERDEIROS HUMANISTIC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Gouvêia Franco,388 - 03961-020 São Paulo</text:p>
          </table:table-cell>
          <table:table-cell office:value-type="string">
            <text:p>25621710</text:p>
          </table:table-cell>
          <table:table-cell office:value-type="string">
            <text:p>SOCIEDADE AMIGOS DO JARDIM SAPOPEMB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Carlos Decourt,220 - 04432-020 São Paulo</text:p>
          </table:table-cell>
          <table:table-cell office:value-type="string">
            <text:p>25621977</text:p>
          </table:table-cell>
          <table:table-cell office:value-type="string">
            <text:p>ASSOCIACAO COMUNITARIA DO JARDIM SAO JORGE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aronesa de Muritiba,298 - 08311-080 São Paulo</text:p>
          </table:table-cell>
          <table:table-cell office:value-type="string">
            <text:p>25622146</text:p>
          </table:table-cell>
          <table:table-cell office:value-type="string">
            <text:p>ASSOCIACAO DOS MORADORES UNIDOS PELO DESENVOLVIMENTO DO PARQUE SAO RAFA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oniran Barbosa,151 - 01318-020 São Paulo</text:p>
          </table:table-cell>
          <table:table-cell office:value-type="string">
            <text:p>25622161</text:p>
          </table:table-cell>
          <table:table-cell office:value-type="string">
            <text:p>CENTRO DE ACOLHIDA E CULTURA CASA 1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gua Fria de Goiás,37 - 05272-040 São Paulo</text:p>
          </table:table-cell>
          <table:table-cell office:value-type="string">
            <text:p>25622366</text:p>
          </table:table-cell>
          <table:table-cell office:value-type="string">
            <text:p>ASSOCIACAO CATRD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i Francisco,226 - 08420-200 São Paulo</text:p>
          </table:table-cell>
          <table:table-cell office:value-type="string">
            <text:p>25622617</text:p>
          </table:table-cell>
          <table:table-cell office:value-type="string">
            <text:p>ASSOCIACAO BENEFICENTE DOS EMPREGADOS E DESEMPREGADOS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nte e Dois de Janeiro,4 - 08320-140 São Paulo</text:p>
          </table:table-cell>
          <table:table-cell office:value-type="string">
            <text:p>25622841</text:p>
          </table:table-cell>
          <table:table-cell office:value-type="string">
            <text:p>ASSOCIACAO O AMOR NAO TEM LIMI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svaldo Goeldi,288 - 03677-030 São Paulo</text:p>
          </table:table-cell>
          <table:table-cell office:value-type="string">
            <text:p>25622846</text:p>
          </table:table-cell>
          <table:table-cell office:value-type="string">
            <text:p>IGREJA BIBLICA FAMILI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duvaldo Viana,763 - 02991-140 São Paulo</text:p>
          </table:table-cell>
          <table:table-cell office:value-type="string">
            <text:p>25622973</text:p>
          </table:table-cell>
          <table:table-cell office:value-type="string">
            <text:p>INSTITUTO LEAO DA TRIBO DE JU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da Silveira,16 - 08340-270 São Paulo</text:p>
          </table:table-cell>
          <table:table-cell office:value-type="string">
            <text:p>25623781</text:p>
          </table:table-cell>
          <table:table-cell office:value-type="string">
            <text:p>O MUNDO E UMA B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tista Crespo,105 - 05786-040 São Paulo</text:p>
          </table:table-cell>
          <table:table-cell office:value-type="string">
            <text:p>25623827</text:p>
          </table:table-cell>
          <table:table-cell office:value-type="string">
            <text:p>ASSOCIACAO AGENCIA SOLANO TRIN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Escalvada,249 - 08411-490 São Paulo</text:p>
          </table:table-cell>
          <table:table-cell office:value-type="string">
            <text:p>25623968</text:p>
          </table:table-cell>
          <table:table-cell office:value-type="string">
            <text:p>UNIAODE MORADORES DO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riti Azul,78 - 08090-310 São Paulo</text:p>
          </table:table-cell>
          <table:table-cell office:value-type="string">
            <text:p>25624277</text:p>
          </table:table-cell>
          <table:table-cell office:value-type="string">
            <text:p>ASSOCIACAO BENEFICENTE RHE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Tobias,271 - 03163-060 São Paulo</text:p>
          </table:table-cell>
          <table:table-cell office:value-type="string">
            <text:p>25624403</text:p>
          </table:table-cell>
          <table:table-cell office:value-type="string">
            <text:p>ASSOCIACAO BENEFICENTE E PROMOCIONAL BEL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gelo Stefanini,67 - 08111-410 São Paulo</text:p>
          </table:table-cell>
          <table:table-cell office:value-type="string">
            <text:p>25624525</text:p>
          </table:table-cell>
          <table:table-cell office:value-type="string">
            <text:p>ROBERTA OLIV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ilherme Vokurka,54 - 05763-410 São Paulo</text:p>
          </table:table-cell>
          <table:table-cell office:value-type="string">
            <text:p>25624652</text:p>
          </table:table-cell>
          <table:table-cell office:value-type="string">
            <text:p>INSTITUTO DE CULTURA E LAZER JARDIM EV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Leôncio Gurgel,333 - 08420-640 São Paulo</text:p>
          </table:table-cell>
          <table:table-cell office:value-type="string">
            <text:p>25625046</text:p>
          </table:table-cell>
          <table:table-cell office:value-type="string">
            <text:p>SOCIEDADE AMIGOS DO JARDIM SAO PED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Waldemar Tietz,1682 - 03589-001 São Paulo</text:p>
          </table:table-cell>
          <table:table-cell office:value-type="string">
            <text:p>25625196</text:p>
          </table:table-cell>
          <table:table-cell office:value-type="string">
            <text:p>CENTRO DE APOIO A SAUDE DA LESTE CAS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as Taipas,2749 - 02991-000 São Paulo</text:p>
          </table:table-cell>
          <table:table-cell office:value-type="string">
            <text:p>25625404</text:p>
          </table:table-cell>
          <table:table-cell office:value-type="string">
            <text:p>INSTITUTO ESTER GOM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Paula Ferreira,3715 - 02915-100 São Paulo</text:p>
          </table:table-cell>
          <table:table-cell office:value-type="string">
            <text:p>25625913</text:p>
          </table:table-cell>
          <table:table-cell office:value-type="string">
            <text:p>INSTITUTO MENSAGEM DE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uto Luiz do Nascimento,520 - 05850-140 São Paulo</text:p>
          </table:table-cell>
          <table:table-cell office:value-type="string">
            <text:p>25626061</text:p>
          </table:table-cell>
          <table:table-cell office:value-type="string">
            <text:p>INSTITUTO EDUCACIONAL E CULTURAL CORACAO DE MA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ulia Rinieri,255 - 04852-227 São Paulo</text:p>
          </table:table-cell>
          <table:table-cell office:value-type="string">
            <text:p>25626205</text:p>
          </table:table-cell>
          <table:table-cell office:value-type="string">
            <text:p>ASSOCIACAO DE MORADORES E AMIGOS DO JARDIM LUCE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ce Lima,43 - 05868-070 São Paulo</text:p>
          </table:table-cell>
          <table:table-cell office:value-type="string">
            <text:p>25627002</text:p>
          </table:table-cell>
          <table:table-cell office:value-type="string">
            <text:p>CENTRO DE INTEGRAINTEGRACAO SOCIALCOAB ADVENT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auzane Paulista,415 - 02443-040 São Paulo</text:p>
          </table:table-cell>
          <table:table-cell office:value-type="string">
            <text:p>25627199</text:p>
          </table:table-cell>
          <table:table-cell office:value-type="string">
            <text:p>AZN ASSOCIACAO ZONA NORTE ASSISTENCIA SOCIAL E DESENVOLVIMENTO CULTURAL A JOVENS E FAMIL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Passagem Funda,506 - 08411-010 São Paulo</text:p>
          </table:table-cell>
          <table:table-cell office:value-type="string">
            <text:p>25627503</text:p>
          </table:table-cell>
          <table:table-cell office:value-type="string">
            <text:p>ASSOCIACAO UNIAO DAS MULHERES DO JARDIM SAO CARL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Basílio de Melo,236 - 05128-200 São Paulo</text:p>
          </table:table-cell>
          <table:table-cell office:value-type="string">
            <text:p>25627552</text:p>
          </table:table-cell>
          <table:table-cell office:value-type="string">
            <text:p>INSTITUTO CAMINHO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Paulo Furtado de Oliveira,421 - 02674-030 São Paulo</text:p>
          </table:table-cell>
          <table:table-cell office:value-type="string">
            <text:p>25627602</text:p>
          </table:table-cell>
          <table:table-cell office:value-type="string">
            <text:p>ASSOCIACAO BENEFICENTE BALAO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Alfredo de Florença,19 - 08150-150 São Paulo</text:p>
          </table:table-cell>
          <table:table-cell office:value-type="string">
            <text:p>25627611</text:p>
          </table:table-cell>
          <table:table-cell office:value-type="string">
            <text:p>PRIMEIRA IGREJA BATISTA EM JARDIM ROBR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epública de San Marino,59 - 03682-080 São Paulo</text:p>
          </table:table-cell>
          <table:table-cell office:value-type="string">
            <text:p>25627620</text:p>
          </table:table-cell>
          <table:table-cell office:value-type="string">
            <text:p>ONG AMOR E CARIDADE DR BEZERRA DE MENEZ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García da Cunha,239 - 08310-510 São Paulo</text:p>
          </table:table-cell>
          <table:table-cell office:value-type="string">
            <text:p>25627666</text:p>
          </table:table-cell>
          <table:table-cell office:value-type="string">
            <text:p>ASSOCIACAO BRASILEIRA DE SUSTENTABILIDADE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ruta de Fingal,15 - 04844-540 São Paulo</text:p>
          </table:table-cell>
          <table:table-cell office:value-type="string">
            <text:p>25628236</text:p>
          </table:table-cell>
          <table:table-cell office:value-type="string">
            <text:p>ASSOCIACAO DE MORADORES DO JARDIM SAO BERNARD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Bartolomeu,127 - 05014-030 São Paulo</text:p>
          </table:table-cell>
          <table:table-cell office:value-type="string">
            <text:p>25628614</text:p>
          </table:table-cell>
          <table:table-cell office:value-type="string">
            <text:p>ASSOCIACAO BRIGADA DA EDUCACAO CULTURA ASSISTENCIA SOCIAL MORADIA POPULAR DIREITOS HUMANOS E SAUDE PEL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Heitor Levi,7 - 03316-070 São Paulo</text:p>
          </table:table-cell>
          <table:table-cell office:value-type="string">
            <text:p>25628703</text:p>
          </table:table-cell>
          <table:table-cell office:value-type="string">
            <text:p>LAR DA CRIANCA NINHO DE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Quirino,96 - 08255-490 São Paulo</text:p>
          </table:table-cell>
          <table:table-cell office:value-type="string">
            <text:p>25630200</text:p>
          </table:table-cell>
          <table:table-cell office:value-type="string">
            <text:p>ACSICA ASSOCIACAO CULTURAL E SOCIAL DO IDOSO CRIANCAS E ADOLESC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Gouvêia Franco,388 - 03961-020 São Paulo</text:p>
          </table:table-cell>
          <table:table-cell office:value-type="string">
            <text:p>25630907</text:p>
          </table:table-cell>
          <table:table-cell office:value-type="string">
            <text:p>SOCIEDADE DE CIDADE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rmã Pia,78 - 02675-031 São Paulo</text:p>
          </table:table-cell>
          <table:table-cell office:value-type="string">
            <text:p>25634215</text:p>
          </table:table-cell>
          <table:table-cell office:value-type="string">
            <text:p>CENTRO ISRAELITA DE APOIO MULTIDISCIPLINAR CIA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Raimundo Bezerra Lima,100 - 02844-140 São Paulo</text:p>
          </table:table-cell>
          <table:table-cell office:value-type="string">
            <text:p>25634861</text:p>
          </table:table-cell>
          <table:table-cell office:value-type="string">
            <text:p>ASSOCIAO DA COMUNIDADE DO JD TIRO AO POMB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ederico René de Jaegher,540 - 04826-000 São Paulo</text:p>
          </table:table-cell>
          <table:table-cell office:value-type="string">
            <text:p>25635134</text:p>
          </table:table-cell>
          <table:table-cell office:value-type="string">
            <text:p>NUCLEO ESPIRITA O SEMEAD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iri,114 - 03310-010 São Paulo</text:p>
          </table:table-cell>
          <table:table-cell office:value-type="string">
            <text:p>25636638</text:p>
          </table:table-cell>
          <table:table-cell office:value-type="string">
            <text:p>ASSOCIACAO BENEFICENTE CONSTRUI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Martins,60 - 08490-150 São Paulo</text:p>
          </table:table-cell>
          <table:table-cell office:value-type="string">
            <text:p>25637158</text:p>
          </table:table-cell>
          <table:table-cell office:value-type="string">
            <text:p>ASSOCIACAO BROTHERS BRASIL MOTO CLUB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ço de Canaveses,16 - 05791-190 São Paulo</text:p>
          </table:table-cell>
          <table:table-cell office:value-type="string">
            <text:p>25637195</text:p>
          </table:table-cell>
          <table:table-cell office:value-type="string">
            <text:p>TURMA DA TOU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ndavo,363 - 04023-001 São Paulo</text:p>
          </table:table-cell>
          <table:table-cell office:value-type="string">
            <text:p>25637241</text:p>
          </table:table-cell>
          <table:table-cell office:value-type="string">
            <text:p>INSTITUTO CRISTAO DE ENSINO E CULT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Marques Bronze,268 - 08420-510 São Paulo</text:p>
          </table:table-cell>
          <table:table-cell office:value-type="string">
            <text:p>25637695</text:p>
          </table:table-cell>
          <table:table-cell office:value-type="string">
            <text:p>SOCIEDADE AMIGOS DO JARDIM SAO JOS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uís Carlos Gentile de Laet,1736 - 02378-000 São Paulo</text:p>
          </table:table-cell>
          <table:table-cell office:value-type="string">
            <text:p>25638491</text:p>
          </table:table-cell>
          <table:table-cell office:value-type="string">
            <text:p>ASSOCIACAO OBRAS SOCIAIS SANTA CR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Hasegawa,1198 - 08260-090 São Paulo</text:p>
          </table:table-cell>
          <table:table-cell office:value-type="string">
            <text:p>25639500</text:p>
          </table:table-cell>
          <table:table-cell office:value-type="string">
            <text:p>ASSOCIACAO PRO EXCEPCIONAIS KODOMO NO SO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oluntários da Pátria,411 - 02011-000 São Paulo</text:p>
          </table:table-cell>
          <table:table-cell office:value-type="string">
            <text:p>25639558</text:p>
          </table:table-cell>
          <table:table-cell office:value-type="string">
            <text:p>INSTITUTO PRA QUEM PRECI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Mauri,100 - 08431-440 São Paulo</text:p>
          </table:table-cell>
          <table:table-cell office:value-type="string">
            <text:p>25640970</text:p>
          </table:table-cell>
          <table:table-cell office:value-type="string">
            <text:p>O GRUPO ESPACO NEGRO ASSOCIACAO CULTURAL E BENEFI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Afonso Sertão,695 - 04914-000 São Paulo</text:p>
          </table:table-cell>
          <table:table-cell office:value-type="string">
            <text:p>25642799</text:p>
          </table:table-cell>
          <table:table-cell office:value-type="string">
            <text:p>IGREJA PENTECOSTAL CAS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Gouvêia Franco,388 - 03961-020 São Paulo</text:p>
          </table:table-cell>
          <table:table-cell office:value-type="string">
            <text:p>25642963</text:p>
          </table:table-cell>
          <table:table-cell office:value-type="string">
            <text:p>COOPERATIVA DE RECICLAGEM DE RESIDUS SOLIDOS SAO MAT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bílio César,745 - 05881-020 São Paulo</text:p>
          </table:table-cell>
          <table:table-cell office:value-type="string">
            <text:p>25643815</text:p>
          </table:table-cell>
          <table:table-cell office:value-type="string">
            <text:p>ASSEMBLEIA DE DEUS MINISTERIO IGREJA MISSIONARIA JESUS CRISTO E O SEN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o Furtado,67 - 03567-110 São Paulo</text:p>
          </table:table-cell>
          <table:table-cell office:value-type="string">
            <text:p>25644143</text:p>
          </table:table-cell>
          <table:table-cell office:value-type="string">
            <text:p>ONG NOVA HARMONIA EM FAVOR DA COMUN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umarana,26 - 03578-170 São Paulo</text:p>
          </table:table-cell>
          <table:table-cell office:value-type="string">
            <text:p>25644261</text:p>
          </table:table-cell>
          <table:table-cell office:value-type="string">
            <text:p>CENTRO DE ACAO SOCIAL ESPACO LIV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s Frutas,52 - 02313-010 São Paulo</text:p>
          </table:table-cell>
          <table:table-cell office:value-type="string">
            <text:p>25644386</text:p>
          </table:table-cell>
          <table:table-cell office:value-type="string">
            <text:p>PROJETO PELA RUA PELO RE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Taquaral,1990 - 04893-105 São Paulo</text:p>
          </table:table-cell>
          <table:table-cell office:value-type="string">
            <text:p>25644848</text:p>
          </table:table-cell>
          <table:table-cell office:value-type="string">
            <text:p>COMUNIDADE CASA ESPERANCA E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ar do Sertão,7 - 05879-000 São Paulo</text:p>
          </table:table-cell>
          <table:table-cell office:value-type="string">
            <text:p>25645070</text:p>
          </table:table-cell>
          <table:table-cell office:value-type="string">
            <text:p>PAROQUIA SAO FRANCISCO DE ASS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mandante Taylor,1140 - 04218-000 São Paulo</text:p>
          </table:table-cell>
          <table:table-cell office:value-type="string">
            <text:p>25645298</text:p>
          </table:table-cell>
          <table:table-cell office:value-type="string">
            <text:p>JERUSALEM COMUNIDADE EVANGELICA NO HELIOPOL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nte Nova,23 - 04894-470 São Paulo</text:p>
          </table:table-cell>
          <table:table-cell office:value-type="string">
            <text:p>25645688</text:p>
          </table:table-cell>
          <table:table-cell office:value-type="string">
            <text:p>ASSOCIACAO DIVINA MISERICORD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ngenheiro César,76 - 02018-070 São Paulo</text:p>
          </table:table-cell>
          <table:table-cell office:value-type="string">
            <text:p>25646136</text:p>
          </table:table-cell>
          <table:table-cell office:value-type="string">
            <text:p>ASSOCIACAO CULTURAL E ESPORTIVA VIVA Z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utor Guilherme de Abreu Sodré,328 - 08490-010 São Paulo</text:p>
          </table:table-cell>
          <table:table-cell office:value-type="string">
            <text:p>25647723</text:p>
          </table:table-cell>
          <table:table-cell office:value-type="string">
            <text:p>ASSOCIACAO BENEFICENTE PRACA 12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Antônio Miranda,219 - 03809-130 São Paulo</text:p>
          </table:table-cell>
          <table:table-cell office:value-type="string">
            <text:p>25648409</text:p>
          </table:table-cell>
          <table:table-cell office:value-type="string">
            <text:p>IGREJA BATISTA DE ERMELINO MATARAZZ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ulino Galdino da Silva,1064 - 02807-000 São Paulo</text:p>
          </table:table-cell>
          <table:table-cell office:value-type="string">
            <text:p>25649019</text:p>
          </table:table-cell>
          <table:table-cell office:value-type="string">
            <text:p>MOSOBE MOVIMENTO SOCIAL BENEFI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eneral Pereira de Berrêdo,70 - 08121-260 São Paulo</text:p>
          </table:table-cell>
          <table:table-cell office:value-type="string">
            <text:p>25649676</text:p>
          </table:table-cell>
          <table:table-cell office:value-type="string">
            <text:p>O SAMBA CANTA HISTORIAS ASSOCIACAO COMUNITARIA BO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nto Afonso,393 - 04426-000 São Paulo</text:p>
          </table:table-cell>
          <table:table-cell office:value-type="string">
            <text:p>25649688</text:p>
          </table:table-cell>
          <table:table-cell office:value-type="string">
            <text:p>CE CASA DE ORACAO CAMINH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va Viçosa,353 - 03818-080 São Paulo</text:p>
          </table:table-cell>
          <table:table-cell office:value-type="string">
            <text:p>25649977</text:p>
          </table:table-cell>
          <table:table-cell office:value-type="string">
            <text:p>INSTITUTO DOM DIE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vinópolis,453 - 03644-070 São Paulo</text:p>
          </table:table-cell>
          <table:table-cell office:value-type="string">
            <text:p>25652267</text:p>
          </table:table-cell>
          <table:table-cell office:value-type="string">
            <text:p>CDC JULIO BOTEL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Música do Dilema,3 - 05890-500 São Paulo</text:p>
          </table:table-cell>
          <table:table-cell office:value-type="string">
            <text:p>25652870</text:p>
          </table:table-cell>
          <table:table-cell office:value-type="string">
            <text:p>UNIAO SOCIAL ESPORTIVA GUARAN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telvina,227 - 03616-100 São Paulo</text:p>
          </table:table-cell>
          <table:table-cell office:value-type="string">
            <text:p>25653509</text:p>
          </table:table-cell>
          <table:table-cell office:value-type="string">
            <text:p>ASSOCIACAO BENEFICENTE HORIZONTE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onso de Mondejar,73 - 02675-031 São Paulo</text:p>
          </table:table-cell>
          <table:table-cell office:value-type="string">
            <text:p>25654143</text:p>
          </table:table-cell>
          <table:table-cell office:value-type="string">
            <text:p>ASSOCIACAO DE MAES E MORADORES MANAN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da Silveira,16 - 08340-270 São Paulo</text:p>
          </table:table-cell>
          <table:table-cell office:value-type="string">
            <text:p>25656063</text:p>
          </table:table-cell>
          <table:table-cell office:value-type="string">
            <text:p>ORGANIZACAO DA SOCIELDADE DE INTERESSE PUBLICO CULTURAL ECESPORTIVA PORTUGUESINHA DO CARRAO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y Fuseli,49 - 03923-030 São Paulo</text:p>
          </table:table-cell>
          <table:table-cell office:value-type="string">
            <text:p>25656372</text:p>
          </table:table-cell>
          <table:table-cell office:value-type="string">
            <text:p>MITRA ARQUIDIOCESAN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Domingos Ferreira,141 - 04125-200 São Paulo</text:p>
          </table:table-cell>
          <table:table-cell office:value-type="string">
            <text:p>25661114</text:p>
          </table:table-cell>
          <table:table-cell office:value-type="string">
            <text:p>ASSOCIACAO CULTURAL DO ROC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Thomaz de Aquino,69 - 04180-110 São Paulo</text:p>
          </table:table-cell>
          <table:table-cell office:value-type="string">
            <text:p>25662907</text:p>
          </table:table-cell>
          <table:table-cell office:value-type="string">
            <text:p>ASSOCIACAO BENEFICENTE MARIST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acobus Baldi,370 - 05847-000 São Paulo</text:p>
          </table:table-cell>
          <table:table-cell office:value-type="string">
            <text:p>25662937</text:p>
          </table:table-cell>
          <table:table-cell office:value-type="string">
            <text:p>ASSOCIACAO DO ABRIGO NOSSA SENHORA RAINHA DA PAZ DO JARDIM FIM DE SEM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as Taipas,1073 - 02675-031 São Paulo</text:p>
          </table:table-cell>
          <table:table-cell office:value-type="string">
            <text:p>25662997</text:p>
          </table:table-cell>
          <table:table-cell office:value-type="string">
            <text:p>INSTITUTO IKE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enápolis,303 - 02169-020 São Paulo</text:p>
          </table:table-cell>
          <table:table-cell office:value-type="string">
            <text:p>25663093</text:p>
          </table:table-cell>
          <table:table-cell office:value-type="string">
            <text:p>PROJETO MISSAO EM ACAO MUND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lvaro de Morais Madureira,49 - 03257-120 São Paulo</text:p>
          </table:table-cell>
          <table:table-cell office:value-type="string">
            <text:p>25663456</text:p>
          </table:table-cell>
          <table:table-cell office:value-type="string">
            <text:p>ASSOCIACAO DE MORADORES COMUNIDADE IGUACU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Samuel,174 - 04120-030 São Paulo</text:p>
          </table:table-cell>
          <table:table-cell office:value-type="string">
            <text:p>25663666</text:p>
          </table:table-cell>
          <table:table-cell office:value-type="string">
            <text:p>ADEVA ASSOCIACAO DE DEFCIENTES VISUAIS E AMI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rnão Tavares,123 - 03306-030 São Paulo</text:p>
          </table:table-cell>
          <table:table-cell office:value-type="string">
            <text:p>25664293</text:p>
          </table:table-cell>
          <table:table-cell office:value-type="string">
            <text:p>INSTITUTO SAO PAULO DE ACAO VOLUNT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ouza Ramos,147 - 08490-490 São Paulo</text:p>
          </table:table-cell>
          <table:table-cell office:value-type="string">
            <text:p>25664965</text:p>
          </table:table-cell>
          <table:table-cell office:value-type="string">
            <text:p>ASSOCIACAO A PALAVRA DE DE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ruamanema,4 - 08180-170 São Paulo</text:p>
          </table:table-cell>
          <table:table-cell office:value-type="string">
            <text:p>25665373</text:p>
          </table:table-cell>
          <table:table-cell office:value-type="string">
            <text:p>ASSOCIACAO CAMINHO DE C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arão de Santo Ângelo,604 - 02842-000 São Paulo</text:p>
          </table:table-cell>
          <table:table-cell office:value-type="string">
            <text:p>25666321</text:p>
          </table:table-cell>
          <table:table-cell office:value-type="string">
            <text:p>INSTITUTO SOCIAL BRASILEIRO PEQUENOS GRANDES PASS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edito Viêira da Silva,98 - 04813-130 São Paulo</text:p>
          </table:table-cell>
          <table:table-cell office:value-type="string">
            <text:p>25666638</text:p>
          </table:table-cell>
          <table:table-cell office:value-type="string">
            <text:p>NUCLEO DE PROMOCAO SOCIAL VENHA CONO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aíde de Souza Costa,612 - 08215-490 São Paulo</text:p>
          </table:table-cell>
          <table:table-cell office:value-type="string">
            <text:p>25667984</text:p>
          </table:table-cell>
          <table:table-cell office:value-type="string">
            <text:p>ASSOCIACAO DE DEFESA E ORIENTACA AO CONSUMIDORCONTRIBUINTE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so,111 - 01322-010 São Paulo</text:p>
          </table:table-cell>
          <table:table-cell office:value-type="string">
            <text:p>25668718</text:p>
          </table:table-cell>
          <table:table-cell office:value-type="string">
            <text:p>ASSOCIACAO COMUNITARIA SOCIO CULTURAL CIS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Quinta da Magnólia,347 - 03582-100 São Paulo</text:p>
          </table:table-cell>
          <table:table-cell office:value-type="string">
            <text:p>25669753</text:p>
          </table:table-cell>
          <table:table-cell office:value-type="string">
            <text:p>ASSOCIACAO AMIGOS DO JARDIM IPANE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Paulo de Barros Whitaker,14 - 04807-000 São Paulo</text:p>
          </table:table-cell>
          <table:table-cell office:value-type="string">
            <text:p>25669770</text:p>
          </table:table-cell>
          <table:table-cell office:value-type="string">
            <text:p>INSTITUTO MISSAO ART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fael Correia da Silva,84 - 08110-350 São Paulo</text:p>
          </table:table-cell>
          <table:table-cell office:value-type="string">
            <text:p>25669797</text:p>
          </table:table-cell>
          <table:table-cell office:value-type="string">
            <text:p>INSTITUTO BENEFICENTE RECANTO DA CRI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e Itapecerica,7453 - 05888-000 São Paulo</text:p>
          </table:table-cell>
          <table:table-cell office:value-type="string">
            <text:p>25669920</text:p>
          </table:table-cell>
          <table:table-cell office:value-type="string">
            <text:p>ASSOCIACAO EVANGELICA BENEFIC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Pinto Nazário,311 - 04176-070 São Paulo</text:p>
          </table:table-cell>
          <table:table-cell office:value-type="string">
            <text:p>25670381</text:p>
          </table:table-cell>
          <table:table-cell office:value-type="string">
            <text:p>PROJETO GERACO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aíde de Souza Costa,612 - 08215-490 São Paulo</text:p>
          </table:table-cell>
          <table:table-cell office:value-type="string">
            <text:p>25671284</text:p>
          </table:table-cell>
          <table:table-cell office:value-type="string">
            <text:p>ASSOCIACAO DOS MORADORES DO JARDIM REDIL E ADJACENCIAS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popemba,7613 - 03988-000 São Paulo</text:p>
          </table:table-cell>
          <table:table-cell office:value-type="string">
            <text:p>25671345</text:p>
          </table:table-cell>
          <table:table-cell office:value-type="string">
            <text:p>UNIAO DOS MORADORES DAS VILAS ANTONIO DOS SANTOS UNIAO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Santo Epifânio,182 - 05586-070 São Paulo</text:p>
          </table:table-cell>
          <table:table-cell office:value-type="string">
            <text:p>25671503</text:p>
          </table:table-cell>
          <table:table-cell office:value-type="string">
            <text:p>ASSOCIACAO PROJETO SOCIAL LIF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rro das Pedras,206 - 08310-100 São Paulo</text:p>
          </table:table-cell>
          <table:table-cell office:value-type="string">
            <text:p>25671701</text:p>
          </table:table-cell>
          <table:table-cell office:value-type="string">
            <text:p>ASSOCIACAO NOVA ESPERANCA SAO FRANCIS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Paulo,269 - 01513-000 São Paulo</text:p>
          </table:table-cell>
          <table:table-cell office:value-type="string">
            <text:p>25671769</text:p>
          </table:table-cell>
          <table:table-cell office:value-type="string">
            <text:p>ASSOCIACAO MARIA FLOS CARMEL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mpaio Moreira,110 - 03008-010 São Paulo</text:p>
          </table:table-cell>
          <table:table-cell office:value-type="string">
            <text:p>25671857</text:p>
          </table:table-cell>
          <table:table-cell office:value-type="string">
            <text:p>ASSOCIACAO REDE RU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dre Tereza de Andrada,85 - 03286-060 São Paulo</text:p>
          </table:table-cell>
          <table:table-cell office:value-type="string">
            <text:p>25672266</text:p>
          </table:table-cell>
          <table:table-cell office:value-type="string">
            <text:p>NECAV NUCLEO ESPERANCA NO CAOS AMOR PELAS VID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ngu,33 - 03630-040 São Paulo</text:p>
          </table:table-cell>
          <table:table-cell office:value-type="string">
            <text:p>25672952</text:p>
          </table:table-cell>
          <table:table-cell office:value-type="string">
            <text:p>ASSOCIACAO CAMINHO DE CA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emir Roldan Pereira,1 - 08230-035 São Paulo</text:p>
          </table:table-cell>
          <table:table-cell office:value-type="string">
            <text:p>25672960</text:p>
          </table:table-cell>
          <table:table-cell office:value-type="string">
            <text:p>ASSOCIACAO DOS COMERCIANTES EMPRESARIOS E MORADORES DE ITAQUE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lameda dos Tupinas,611 - 04069-000 São Paulo</text:p>
          </table:table-cell>
          <table:table-cell office:value-type="string">
            <text:p>25673913</text:p>
          </table:table-cell>
          <table:table-cell office:value-type="string">
            <text:p>LUMEN ASSOCIACAO DE ASSISTENCIA AO DEFICIENTE NEURO MOTOR E OU MENT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Gomes de Farias,121 - 08430-540 São Paulo</text:p>
          </table:table-cell>
          <table:table-cell office:value-type="string">
            <text:p>25673966</text:p>
          </table:table-cell>
          <table:table-cell office:value-type="string">
            <text:p>ASSOCIACAO UNIVERSIDADE DO SAB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ementine Brenne,857 - 05659-000 São Paulo</text:p>
          </table:table-cell>
          <table:table-cell office:value-type="string">
            <text:p>25675372</text:p>
          </table:table-cell>
          <table:table-cell office:value-type="string">
            <text:p>ASSOCIACAO VIVER EM FAMILIA PARA UM FUTURO MELH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orifeu de Azevedo Marques,4851 - 05339-004 São Paulo</text:p>
          </table:table-cell>
          <table:table-cell office:value-type="string">
            <text:p>25677725</text:p>
          </table:table-cell>
          <table:table-cell office:value-type="string">
            <text:p>ASSOCIACAO CRISTA A CAMINHO DA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ctório Santim,1511 - 08295-000 São Paulo</text:p>
          </table:table-cell>
          <table:table-cell office:value-type="string">
            <text:p>25678636</text:p>
          </table:table-cell>
          <table:table-cell office:value-type="string">
            <text:p>RECANTO SAGRADO UBIRATAN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Coronel José Gladiador,897 - 05267-000 São Paulo</text:p>
          </table:table-cell>
          <table:table-cell office:value-type="string">
            <text:p>25679150</text:p>
          </table:table-cell>
          <table:table-cell office:value-type="string">
            <text:p>MOVIMENTO QUERO UM TETO CENT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aimundo Nogueira,212 - 03675-030 São Paulo</text:p>
          </table:table-cell>
          <table:table-cell office:value-type="string">
            <text:p>25680652</text:p>
          </table:table-cell>
          <table:table-cell office:value-type="string">
            <text:p>TERREIRO DE UMBANDA OGUM IARA E IANSA EDUCAF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quaraçu de Minas,92 - 02677-000 São Paulo</text:p>
          </table:table-cell>
          <table:table-cell office:value-type="string">
            <text:p>25682317</text:p>
          </table:table-cell>
          <table:table-cell office:value-type="string">
            <text:p>ASSOCIACAO PIP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Almeida Leite,76 - 05158-360 São Paulo</text:p>
          </table:table-cell>
          <table:table-cell office:value-type="string">
            <text:p>25683527</text:p>
          </table:table-cell>
          <table:table-cell office:value-type="string">
            <text:p>ASSOCIACAO SAO MARCOS FC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s Pequis,730 - 03470-050 São Paulo</text:p>
          </table:table-cell>
          <table:table-cell office:value-type="string">
            <text:p>25685254</text:p>
          </table:table-cell>
          <table:table-cell office:value-type="string">
            <text:p>ASSOCIACAO DOS AMIGOS DO JARDIM VILA FORM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nta Inês,446 - 02415-000 São Paulo</text:p>
          </table:table-cell>
          <table:table-cell office:value-type="string">
            <text:p>25685373</text:p>
          </table:table-cell>
          <table:table-cell office:value-type="string">
            <text:p>IGREJA EVANGELICA ASSEMBLEIA DE DEUS AMIGOS DE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juíbe,2245 - 08142-000 São Paulo</text:p>
          </table:table-cell>
          <table:table-cell office:value-type="string">
            <text:p>25685539</text:p>
          </table:table-cell>
          <table:table-cell office:value-type="string">
            <text:p>IGREJA APOSTOLICA TEMPLO DE ADORACAO A YAHW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queira,8 - 04896-160 São Paulo</text:p>
          </table:table-cell>
          <table:table-cell office:value-type="string">
            <text:p>25701702</text:p>
          </table:table-cell>
          <table:table-cell office:value-type="string">
            <text:p>GREMIO ESPORTIVO PHOENIX DO VARGEM GRAN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uremá,62 - 03707-150 São Paulo</text:p>
          </table:table-cell>
          <table:table-cell office:value-type="string">
            <text:p>25701967</text:p>
          </table:table-cell>
          <table:table-cell office:value-type="string">
            <text:p>ASSOCIACAO DE MORADORES DA VILA SANTO HENRIQU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Silvina Tavares,23 - 05873-270 São Paulo</text:p>
          </table:table-cell>
          <table:table-cell office:value-type="string">
            <text:p>25704432</text:p>
          </table:table-cell>
          <table:table-cell office:value-type="string">
            <text:p>ASSOSIACAO UNIFICADA DOS MOVIMENTOS DO JD PARANAPANE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manuel List,222 - 04949-175 São Paulo</text:p>
          </table:table-cell>
          <table:table-cell office:value-type="string">
            <text:p>25705794</text:p>
          </table:table-cell>
          <table:table-cell office:value-type="string">
            <text:p>ASSOCIACAO DOS MORADORES DA CHARA FLOR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ngenheiro Eusébio Stevaux,1159 - 04696-000 São Paulo</text:p>
          </table:table-cell>
          <table:table-cell office:value-type="string">
            <text:p>25713449</text:p>
          </table:table-cell>
          <table:table-cell office:value-type="string">
            <text:p>IGREJA APOSTOLICA NOVIDADE DE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Jerimanduba,730 - 05181-000 São Paulo</text:p>
          </table:table-cell>
          <table:table-cell office:value-type="string">
            <text:p>25715290</text:p>
          </table:table-cell>
          <table:table-cell office:value-type="string">
            <text:p>IGREJA EVANGELICA NOVA ESPERAN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Zicardi,420 - 03335-090 São Paulo</text:p>
          </table:table-cell>
          <table:table-cell office:value-type="string">
            <text:p>25730480</text:p>
          </table:table-cell>
          <table:table-cell office:value-type="string">
            <text:p>LAR MAE DO DIVINO AMOR LEM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Aparecida Anacleto,199 - 04809-120 São Paulo</text:p>
          </table:table-cell>
          <table:table-cell office:value-type="string">
            <text:p>25741547</text:p>
          </table:table-cell>
          <table:table-cell office:value-type="string">
            <text:p>COMUNIDADE CATOLICA SHALO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odovia Fernão Dias,82 - 02284-000 São Paulo</text:p>
          </table:table-cell>
          <table:table-cell office:value-type="string">
            <text:p>25763118</text:p>
          </table:table-cell>
          <table:table-cell office:value-type="string">
            <text:p>CASA DE DAVIDTABERNACULO ESPIRITA PARA EXCEPCION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Caetano,651 - 01104-001 São Paulo</text:p>
          </table:table-cell>
          <table:table-cell office:value-type="string">
            <text:p>25777800</text:p>
          </table:table-cell>
          <table:table-cell office:value-type="string">
            <text:p>FACULDADE LATINOAMERICANA DE CIENCIAS SOCIAISFLACS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rgueiro,1803 - 04101-000 São Paulo</text:p>
          </table:table-cell>
          <table:table-cell office:value-type="string">
            <text:p>25778678</text:p>
          </table:table-cell>
          <table:table-cell office:value-type="string">
            <text:p>INSTITUTO INDHUMA INSTITUTO DE INCLUSAO E DIVERSIDADE HUM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guel Rachid,596 - 03808-130 São Paulo</text:p>
          </table:table-cell>
          <table:table-cell office:value-type="string">
            <text:p>25785195</text:p>
          </table:table-cell>
          <table:table-cell office:value-type="string">
            <text:p>ASSOCIACAO DA CASA DOS DEFICIENTES DE ERMELINO MATATAZZ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jamim da Silva,3 - 03717-000 São Paulo</text:p>
          </table:table-cell>
          <table:table-cell office:value-type="string">
            <text:p>25788268</text:p>
          </table:table-cell>
          <table:table-cell office:value-type="string">
            <text:p>IFEPAB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omé Afonso de Moura,345 - 02630-000 São Paulo</text:p>
          </table:table-cell>
          <table:table-cell office:value-type="string">
            <text:p>25792427</text:p>
          </table:table-cell>
          <table:table-cell office:value-type="string">
            <text:p>ARCA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metista,50 - 04109-010 São Paulo</text:p>
          </table:table-cell>
          <table:table-cell office:value-type="string">
            <text:p>25804402</text:p>
          </table:table-cell>
          <table:table-cell office:value-type="string">
            <text:p>ASSOCIACAO DE PRESERVACAO DO CAMBUCI E VILA DEODO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Norberto Mayer,156 - 03425-040 São Paulo</text:p>
          </table:table-cell>
          <table:table-cell office:value-type="string">
            <text:p>25806753</text:p>
          </table:table-cell>
          <table:table-cell office:value-type="string">
            <text:p>INSTITUTO NAT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uel Leiroz,115 - 03735-310 São Paulo</text:p>
          </table:table-cell>
          <table:table-cell office:value-type="string">
            <text:p>25808585</text:p>
          </table:table-cell>
          <table:table-cell office:value-type="string">
            <text:p>ASSOCIACAO BENEFICENTE ABUSE CAPO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telo Augusto Ribeiro,1012 - 08412-000 São Paulo</text:p>
          </table:table-cell>
          <table:table-cell office:value-type="string">
            <text:p>25808807</text:p>
          </table:table-cell>
          <table:table-cell office:value-type="string">
            <text:p>ASSOCIACAO COMUNITARIA APOSTOLO DAVID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ssa Senhora das Mercês,1463 - 04165-001 São Paulo</text:p>
          </table:table-cell>
          <table:table-cell office:value-type="string">
            <text:p>25811071</text:p>
          </table:table-cell>
          <table:table-cell office:value-type="string">
            <text:p>CENTRO SOCIAL NOSSA SENHORA DAS MERC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nuel Alves Soares,712 - 04821-270 São Paulo</text:p>
          </table:table-cell>
          <table:table-cell office:value-type="string">
            <text:p>25813438</text:p>
          </table:table-cell>
          <table:table-cell office:value-type="string">
            <text:p>ALDEIAS INFANTIS SOS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ititu,1150 - 08223-000 São Paulo</text:p>
          </table:table-cell>
          <table:table-cell office:value-type="string">
            <text:p>25814003</text:p>
          </table:table-cell>
          <table:table-cell office:value-type="string">
            <text:p>ASSOCIACAO HABITACIONAL MORADA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enâncio Flôres,490 - 05364-040 São Paulo</text:p>
          </table:table-cell>
          <table:table-cell office:value-type="string">
            <text:p>25814604</text:p>
          </table:table-cell>
          <table:table-cell office:value-type="string">
            <text:p>CENTRO DE ESTUDOS E PESQUISAS BELCHER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ngenheiro Feijó Bitencourt,607 - 03388-000 São Paulo</text:p>
          </table:table-cell>
          <table:table-cell office:value-type="string">
            <text:p>25820422</text:p>
          </table:table-cell>
          <table:table-cell office:value-type="string">
            <text:p>ASSOCIACAO BENEFICENTE RAUL DAS TIN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Líder,1499 - 08285-000 São Paulo</text:p>
          </table:table-cell>
          <table:table-cell office:value-type="string">
            <text:p>25831462</text:p>
          </table:table-cell>
          <table:table-cell office:value-type="string">
            <text:p>ASSOCIACAO BENEFICENTE EDUCACIONAL ESPORTIVA CORES DO BRASI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Oratório,4300 - 03220-200 São Paulo</text:p>
          </table:table-cell>
          <table:table-cell office:value-type="string">
            <text:p>25835181</text:p>
          </table:table-cell>
          <table:table-cell office:value-type="string">
            <text:p>ONG SERR ACA E MOVIM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redeira,26 - 04127-140 São Paulo</text:p>
          </table:table-cell>
          <table:table-cell office:value-type="string">
            <text:p>25835814</text:p>
          </table:table-cell>
          <table:table-cell office:value-type="string">
            <text:p>PROJETO SOLIDARIEDADE COM 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Vicente da Fonseca,323 - 08320-307 São Paulo</text:p>
          </table:table-cell>
          <table:table-cell office:value-type="string">
            <text:p>25836420</text:p>
          </table:table-cell>
          <table:table-cell office:value-type="string">
            <text:p>ASSOCIACAO CULTURAL EDUCACIONAL ESPORTIVA MULTIDISCIPLINAR ACE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llinois,35 - 02238-330 São Paulo</text:p>
          </table:table-cell>
          <table:table-cell office:value-type="string">
            <text:p>25840634</text:p>
          </table:table-cell>
          <table:table-cell office:value-type="string">
            <text:p>GREMIO RECREATIVO CULTURAL ESPORTIVO E SOCIAL ACADEMICOS DE SAO JORG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alila,705 - 03520-000 São Paulo</text:p>
          </table:table-cell>
          <table:table-cell office:value-type="string">
            <text:p>25841954</text:p>
          </table:table-cell>
          <table:table-cell office:value-type="string">
            <text:p>ASSOCIACAO COMUNITARIA E BENEFICENTE DO JARDIM SANTA ADEL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lho Dágua do Borges,94 - 03820-000 São Paulo</text:p>
          </table:table-cell>
          <table:table-cell office:value-type="string">
            <text:p>25843255</text:p>
          </table:table-cell>
          <table:table-cell office:value-type="string">
            <text:p>ASSOCIACAO LEAO DE JU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nto Freitas,35 - 01220-000 São Paulo</text:p>
          </table:table-cell>
          <table:table-cell office:value-type="string">
            <text:p>25843361</text:p>
          </table:table-cell>
          <table:table-cell office:value-type="string">
            <text:p>FORUM DE CORTICOS E SEM TET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oturussu,1400 - 03802-010 São Paulo</text:p>
          </table:table-cell>
          <table:table-cell office:value-type="string">
            <text:p>25845163</text:p>
          </table:table-cell>
          <table:table-cell office:value-type="string">
            <text:p>IGREJA BATISTA DA G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ogo Arias,139 - 04417-060 São Paulo</text:p>
          </table:table-cell>
          <table:table-cell office:value-type="string">
            <text:p>25845290</text:p>
          </table:table-cell>
          <table:table-cell office:value-type="string">
            <text:p>COMUNIDADE CRISTA MINISTERIO DA RESTAUR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lameda Nothmann,485 - 01216-000 São Paulo</text:p>
          </table:table-cell>
          <table:table-cell office:value-type="string">
            <text:p>25845662</text:p>
          </table:table-cell>
          <table:table-cell office:value-type="string">
            <text:p>CAMI CENTRO DE APOIO E PASTORAL DO MIGRA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írio da Serra,276 - 08050-460 São Paulo</text:p>
          </table:table-cell>
          <table:table-cell office:value-type="string">
            <text:p>25846312</text:p>
          </table:table-cell>
          <table:table-cell office:value-type="string">
            <text:p>ASSOCIACAO FLORESTAN FERNAN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nta Eudóxia,1120 - 02533-011 São Paulo</text:p>
          </table:table-cell>
          <table:table-cell office:value-type="string">
            <text:p>25846705</text:p>
          </table:table-cell>
          <table:table-cell office:value-type="string">
            <text:p>GREMIO RECREATIVO ESPORTIVO SOCIAL CULTURAL E ESCOLA DE SAMBA ISSO ME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Guimarães,385 - 05574-010 São Paulo</text:p>
          </table:table-cell>
          <table:table-cell office:value-type="string">
            <text:p>25846859</text:p>
          </table:table-cell>
          <table:table-cell office:value-type="string">
            <text:p>ASSOCIACAO DOS TRABALHADORES SEM TERRA DA ZONA OESTE RESIDENCIAL CIT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Pereira de Jesus,83 - 08476-000 São Paulo</text:p>
          </table:table-cell>
          <table:table-cell office:value-type="string">
            <text:p>25846944</text:p>
          </table:table-cell>
          <table:table-cell office:value-type="string">
            <text:p>ASSOCIACAO DE MORADORES DO JARDIM TABO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Via de Pedestre Vicente Aleixandre,17 - 08431-640 São Paulo</text:p>
          </table:table-cell>
          <table:table-cell office:value-type="string">
            <text:p>25847134</text:p>
          </table:table-cell>
          <table:table-cell office:value-type="string">
            <text:p>ASSOCIACAO CONSABS II MIGUEL ACK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abriel Arregui,192 - 05187-540 São Paulo</text:p>
          </table:table-cell>
          <table:table-cell office:value-type="string">
            <text:p>25847859</text:p>
          </table:table-cell>
          <table:table-cell office:value-type="string">
            <text:p>ASSOCIACAO RENOVO E ESPERANCA DO JARDIM SYDNEY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ria Santana,567 - 08050-130 São Paulo</text:p>
          </table:table-cell>
          <table:table-cell office:value-type="string">
            <text:p>25848050</text:p>
          </table:table-cell>
          <table:table-cell office:value-type="string">
            <text:p>MISSAO RUMO AO CEU FRUTIFICANDO PARA O RE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apara,146 - 02877-030 São Paulo</text:p>
          </table:table-cell>
          <table:table-cell office:value-type="string">
            <text:p>25848966</text:p>
          </table:table-cell>
          <table:table-cell office:value-type="string">
            <text:p>ASSOCIACAO UZ 300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a Kubitscheck,165 - 08474-000 São Paulo</text:p>
          </table:table-cell>
          <table:table-cell office:value-type="string">
            <text:p>25849195</text:p>
          </table:table-cell>
          <table:table-cell office:value-type="string">
            <text:p>ORGANIZACAO SOCIAL IDENTIDADE PERIFER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ricanduva,2345 - 03527-000 São Paulo</text:p>
          </table:table-cell>
          <table:table-cell office:value-type="string">
            <text:p>25849410</text:p>
          </table:table-cell>
          <table:table-cell office:value-type="string">
            <text:p>ASSOCIACAO BENEFICENTE VIDA NOV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lga Artacho,105 - 03717-010 São Paulo</text:p>
          </table:table-cell>
          <table:table-cell office:value-type="string">
            <text:p>25851581</text:p>
          </table:table-cell>
          <table:table-cell office:value-type="string">
            <text:p>IGREJA PENTECOSTAL FONTE DOS MILAG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Roberto Said,61 - 08142-185 São Paulo</text:p>
          </table:table-cell>
          <table:table-cell office:value-type="string">
            <text:p>25852427</text:p>
          </table:table-cell>
          <table:table-cell office:value-type="string">
            <text:p>CONDOMINIO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de Soutomaior,622 - 08452-430 São Paulo</text:p>
          </table:table-cell>
          <table:table-cell office:value-type="string">
            <text:p>25852908</text:p>
          </table:table-cell>
          <table:table-cell office:value-type="string">
            <text:p>MOVIMENTO DE HABITACAO POPULAR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la Vista,47 - 08465-000 São Paulo</text:p>
          </table:table-cell>
          <table:table-cell office:value-type="string">
            <text:p>25853402</text:p>
          </table:table-cell>
          <table:table-cell office:value-type="string">
            <text:p>ASSOCIACAO RAIO DE SOL ROSEIRA I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lameda Segundo-Sargento Ananias Holanda de Oliveira,23 - 02186-070 São Paulo</text:p>
          </table:table-cell>
          <table:table-cell office:value-type="string">
            <text:p>25855102</text:p>
          </table:table-cell>
          <table:table-cell office:value-type="string">
            <text:p>ASSEMBLEIA DE DEUS MINISTERIO UNCAO DE ADORAD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Xique-Xique,528 - 03556-040 São Paulo</text:p>
          </table:table-cell>
          <table:table-cell office:value-type="string">
            <text:p>25856570</text:p>
          </table:table-cell>
          <table:table-cell office:value-type="string">
            <text:p>ASSOCIACAO BENEFICENTE FILADELF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ale das Flores,120 - 05185-400 São Paulo</text:p>
          </table:table-cell>
          <table:table-cell office:value-type="string">
            <text:p>25856576</text:p>
          </table:table-cell>
          <table:table-cell office:value-type="string">
            <text:p>ASSOCIACAO DE MORADORES DO JARDIM SANTA LUCRE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ulália,352 - 04326-130 São Paulo</text:p>
          </table:table-cell>
          <table:table-cell office:value-type="string">
            <text:p>25857005</text:p>
          </table:table-cell>
          <table:table-cell office:value-type="string">
            <text:p>CSC ACADEMICOS DE VILA FACCHIN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ernão Mendes Pinto,1306 - 03803-000 São Paulo</text:p>
          </table:table-cell>
          <table:table-cell office:value-type="string">
            <text:p>25857550</text:p>
          </table:table-cell>
          <table:table-cell office:value-type="string">
            <text:p>ASSOCIACAO CULTURAL PODER NEG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muatá,276 - 04255-140 São Paulo</text:p>
          </table:table-cell>
          <table:table-cell office:value-type="string">
            <text:p>25858262</text:p>
          </table:table-cell>
          <table:table-cell office:value-type="string">
            <text:p>ASSOCIACAO COMERCIAL DE HELIOPOLIS E REG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bo Joel Leite,545 - 08223-130 São Paulo</text:p>
          </table:table-cell>
          <table:table-cell office:value-type="string">
            <text:p>25860525</text:p>
          </table:table-cell>
          <table:table-cell office:value-type="string">
            <text:p>INSTITUTO GAD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 Bolsena,53 - 02559-120 São Paulo</text:p>
          </table:table-cell>
          <table:table-cell office:value-type="string">
            <text:p>25861291</text:p>
          </table:table-cell>
          <table:table-cell office:value-type="string">
            <text:p>FAVELA PERNELONG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nô Nadel,23 - 08255-160 São Paulo</text:p>
          </table:table-cell>
          <table:table-cell office:value-type="string">
            <text:p>25869916</text:p>
          </table:table-cell>
          <table:table-cell office:value-type="string">
            <text:p>INSTITUTO SILVA E SANT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exandre Davidenko,468 - 08473-593 São Paulo</text:p>
          </table:table-cell>
          <table:table-cell office:value-type="string">
            <text:p>25872803</text:p>
          </table:table-cell>
          <table:table-cell office:value-type="string">
            <text:p>ASSOCIACAO A VITORIA DE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Ribeiro da Silva,217 - 04890-450 São Paulo</text:p>
          </table:table-cell>
          <table:table-cell office:value-type="string">
            <text:p>25875605</text:p>
          </table:table-cell>
          <table:table-cell office:value-type="string">
            <text:p>IGREJA UNIVERSALISTA XAMANICA CASTELO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Félix do Piauí,213 - 08295-030 São Paulo</text:p>
          </table:table-cell>
          <table:table-cell office:value-type="string">
            <text:p>25875924</text:p>
          </table:table-cell>
          <table:table-cell office:value-type="string">
            <text:p>INSTITUTO GUERREIROS DO NORTE THAIENNY MILLY CASA DE APOIO A CRIANCAS COM CANC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araibuna,568 - 03151-120 São Paulo</text:p>
          </table:table-cell>
          <table:table-cell office:value-type="string">
            <text:p>25878190</text:p>
          </table:table-cell>
          <table:table-cell office:value-type="string">
            <text:p>VOZES DAS PERIFE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Satélite,298 - 08330-480 São Paulo</text:p>
          </table:table-cell>
          <table:table-cell office:value-type="string">
            <text:p>25878523</text:p>
          </table:table-cell>
          <table:table-cell office:value-type="string">
            <text:p>ASSOCIACAO COMUNITARIA E BENEFICIENTE PE JOSE AUGUSTO MACHADO MO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rapa,346 - 08235-570 São Paulo</text:p>
          </table:table-cell>
          <table:table-cell office:value-type="string">
            <text:p>25878596</text:p>
          </table:table-cell>
          <table:table-cell office:value-type="string">
            <text:p>ASSOCIACAO CRISTA PAZ ESPERANCA E ADJAC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anoel dos Santos Braga,715 - 03807-320 São Paulo</text:p>
          </table:table-cell>
          <table:table-cell office:value-type="string">
            <text:p>25879559</text:p>
          </table:table-cell>
          <table:table-cell office:value-type="string">
            <text:p>ASSEMBLEIA DE DEUS MINISTERIO LIMOEI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pez Contreras,136 - 05186-190 São Paulo</text:p>
          </table:table-cell>
          <table:table-cell office:value-type="string">
            <text:p>25879978</text:p>
          </table:table-cell>
          <table:table-cell office:value-type="string">
            <text:p>ESPACO DIA DESENVOLVIMENTO INTEGRACAO E AC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Princesa Isabel,233 - 01206-010 São Paulo</text:p>
          </table:table-cell>
          <table:table-cell office:value-type="string">
            <text:p>25880777</text:p>
          </table:table-cell>
          <table:table-cell office:value-type="string">
            <text:p>IGREJA BATISTA EBENEZ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 Martin,462 - 05864-070 São Paulo</text:p>
          </table:table-cell>
          <table:table-cell office:value-type="string">
            <text:p>25881440</text:p>
          </table:table-cell>
          <table:table-cell office:value-type="string">
            <text:p>IGREJA DA COMUNIDADE MORIA MINISTERIO VILA RE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Continentes,274 - 03668-010 São Paulo</text:p>
          </table:table-cell>
          <table:table-cell office:value-type="string">
            <text:p>25882993</text:p>
          </table:table-cell>
          <table:table-cell office:value-type="string">
            <text:p>YASMIN VILALVA DE ME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Salema,286 - 05624-010 São Paulo</text:p>
          </table:table-cell>
          <table:table-cell office:value-type="string">
            <text:p>25883827</text:p>
          </table:table-cell>
          <table:table-cell office:value-type="string">
            <text:p>INSTITUTO COMVIVE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guel Gonçalves Correia,430 - 05786-160 São Paulo</text:p>
          </table:table-cell>
          <table:table-cell office:value-type="string">
            <text:p>25886439</text:p>
          </table:table-cell>
          <table:table-cell office:value-type="string">
            <text:p>ORGANIZACAO SOCIAL EDUCA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Virajuba,1099 - 02847-085 São Paulo</text:p>
          </table:table-cell>
          <table:table-cell office:value-type="string">
            <text:p>25886566</text:p>
          </table:table-cell>
          <table:table-cell office:value-type="string">
            <text:p>ASSOCIACAO BENEFICENTE UNIDOS DO JARDIM GUARAN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uanabara,293 - 04288-090 São Paulo</text:p>
          </table:table-cell>
          <table:table-cell office:value-type="string">
            <text:p>25887520</text:p>
          </table:table-cell>
          <table:table-cell office:value-type="string">
            <text:p>ASSOCIACAO CULTURAL E ESPORTIVA HEBRON AMIGOS DO ATLE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Rosendo,73 - 04120-060 São Paulo</text:p>
          </table:table-cell>
          <table:table-cell office:value-type="string">
            <text:p>25890934</text:p>
          </table:table-cell>
          <table:table-cell office:value-type="string">
            <text:p>INSTITUTO NOVOS HORIZO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acheiro Preto,811 - 08245-090 São Paulo</text:p>
          </table:table-cell>
          <table:table-cell office:value-type="string">
            <text:p>25893372</text:p>
          </table:table-cell>
          <table:table-cell office:value-type="string">
            <text:p>ASSOCIACAO DESPORTIVA ARTHUR FRIEDENREICH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mingos Francisco de Medeiros,148 - 02854-010 São Paulo</text:p>
          </table:table-cell>
          <table:table-cell office:value-type="string">
            <text:p>25893669</text:p>
          </table:table-cell>
          <table:table-cell office:value-type="string">
            <text:p>NUCLEO COMUNITARIO DE VILA TEREZ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Oscár Barreto Filho,496 - 04822-300 São Paulo</text:p>
          </table:table-cell>
          <table:table-cell office:value-type="string">
            <text:p>25895844</text:p>
          </table:table-cell>
          <table:table-cell office:value-type="string">
            <text:p>ASSOCIACAO ANJOS DO SO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tephen Benet,21 - 04860-080 São Paulo</text:p>
          </table:table-cell>
          <table:table-cell office:value-type="string">
            <text:p>25895846</text:p>
          </table:table-cell>
          <table:table-cell office:value-type="string">
            <text:p>ASSOCIACAO MORADORES DO BAIRRO REGAT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ice dos Santos Peixe,241 - 04431-140 São Paulo</text:p>
          </table:table-cell>
          <table:table-cell office:value-type="string">
            <text:p>25897316</text:p>
          </table:table-cell>
          <table:table-cell office:value-type="string">
            <text:p>INSTITUTO MARIANA DIAS RI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eputado Emílio Carlos,3774 - 02721-000 São Paulo</text:p>
          </table:table-cell>
          <table:table-cell office:value-type="string">
            <text:p>25898246</text:p>
          </table:table-cell>
          <table:table-cell office:value-type="string">
            <text:p>AIBEESF ASSOCIACAO INSTITUTO BRASILEIRO DE EDUCACAO ESPORTE CULTURAL SOCIAL E FOM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enedito Salgado da Silva,674 - 03563-170 São Paulo</text:p>
          </table:table-cell>
          <table:table-cell office:value-type="string">
            <text:p>25898383</text:p>
          </table:table-cell>
          <table:table-cell office:value-type="string">
            <text:p>INSTITUTO SOCIAL AGUA DA V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Wilson Moraes,60 - 04753-190 São Paulo</text:p>
          </table:table-cell>
          <table:table-cell office:value-type="string">
            <text:p>25898472</text:p>
          </table:table-cell>
          <table:table-cell office:value-type="string">
            <text:p>INSTITUTO SOCIAL GAIVO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rvaxi,39 - 05735-040 São Paulo</text:p>
          </table:table-cell>
          <table:table-cell office:value-type="string">
            <text:p>25899205</text:p>
          </table:table-cell>
          <table:table-cell office:value-type="string">
            <text:p>INSTITUTO FORMIGUINH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ustiniano Menezes,46 - 08430-130 São Paulo</text:p>
          </table:table-cell>
          <table:table-cell office:value-type="string">
            <text:p>25899441</text:p>
          </table:table-cell>
          <table:table-cell office:value-type="string">
            <text:p>ASSOCIACAO MAO NO ARA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Carneiro Maia,85 - 04155-050 São Paulo</text:p>
          </table:table-cell>
          <table:table-cell office:value-type="string">
            <text:p>25899823</text:p>
          </table:table-cell>
          <table:table-cell office:value-type="string">
            <text:p>CENTRO DE ASSISTENCIA SOCIAL SANTO AFONSO MARIA DE LIGO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Inajá-Guaçu,338 - 08041-410 São Paulo</text:p>
          </table:table-cell>
          <table:table-cell office:value-type="string">
            <text:p>25900286</text:p>
          </table:table-cell>
          <table:table-cell office:value-type="string">
            <text:p>GRUPO DE AMPARO MOMENTO DE AMAR GAM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rasselva,54 - 03577-010 São Paulo</text:p>
          </table:table-cell>
          <table:table-cell office:value-type="string">
            <text:p>25900464</text:p>
          </table:table-cell>
          <table:table-cell office:value-type="string">
            <text:p>ASSOCIACAO BENEFICENTE CANA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assano Del Grappa,203 - 08340-420 São Paulo</text:p>
          </table:table-cell>
          <table:table-cell office:value-type="string">
            <text:p>25901156</text:p>
          </table:table-cell>
          <table:table-cell office:value-type="string">
            <text:p>IGREJA EVANGELICA AVIVAMENTO BIBLIC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eputado Emílio Carlos,3744 - 02720-200 São Paulo</text:p>
          </table:table-cell>
          <table:table-cell office:value-type="string">
            <text:p>25901215</text:p>
          </table:table-cell>
          <table:table-cell office:value-type="string">
            <text:p>ASSOCIACAO DESPORTIVA LAZER ALFA DA CANTA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va Zelândia,28 - 04843-500 São Paulo</text:p>
          </table:table-cell>
          <table:table-cell office:value-type="string">
            <text:p>25901555</text:p>
          </table:table-cell>
          <table:table-cell office:value-type="string">
            <text:p>ASSOCIACAO AMIGOS GUERREIROS DA NOVA ZELANDIA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farrobeiras,13 - 02676-010 São Paulo</text:p>
          </table:table-cell>
          <table:table-cell office:value-type="string">
            <text:p>25903485</text:p>
          </table:table-cell>
          <table:table-cell office:value-type="string">
            <text:p>ASSOCIACAO RESILIENC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ão Wojeik,17 - 04812-080 São Paulo</text:p>
          </table:table-cell>
          <table:table-cell office:value-type="string">
            <text:p>25904031</text:p>
          </table:table-cell>
          <table:table-cell office:value-type="string">
            <text:p>INSTITUTO EDUCACIONAL ESPORTIVO RECREATIVO CRIANCAS DE O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r da Abissínia,238 - 08235-610 São Paulo</text:p>
          </table:table-cell>
          <table:table-cell office:value-type="string">
            <text:p>25904139</text:p>
          </table:table-cell>
          <table:table-cell office:value-type="string">
            <text:p>LUZ PRESENTE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rotéa Lambert,106 - 02859-050 São Paulo</text:p>
          </table:table-cell>
          <table:table-cell office:value-type="string">
            <text:p>25904458</text:p>
          </table:table-cell>
          <table:table-cell office:value-type="string">
            <text:p>CENTRO CULTURAL GUERREIROS DE ZUMB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orte de São Caetano,147 - 02652-052 São Paulo</text:p>
          </table:table-cell>
          <table:table-cell office:value-type="string">
            <text:p>25905375</text:p>
          </table:table-cell>
          <table:table-cell office:value-type="string">
            <text:p>UNIAO DOS MORADORES E AMIGOS DO JARDIM ANTARTI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Luís da Silva,68 - 03446-070 São Paulo</text:p>
          </table:table-cell>
          <table:table-cell office:value-type="string">
            <text:p>25908232</text:p>
          </table:table-cell>
          <table:table-cell office:value-type="string">
            <text:p>INSTITUTO BRASILEIRO ARTE TERAPIA E FELICIDA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ititu,150 - 08223-000 São Paulo</text:p>
          </table:table-cell>
          <table:table-cell office:value-type="string">
            <text:p>25908882</text:p>
          </table:table-cell>
          <table:table-cell office:value-type="string">
            <text:p>ASSOCIACAO EDUCACIONAL PITAGOR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ilveira Martins,72 - 01019-000 São Paulo</text:p>
          </table:table-cell>
          <table:table-cell office:value-type="string">
            <text:p>25909794</text:p>
          </table:table-cell>
          <table:table-cell office:value-type="string">
            <text:p>INSTITUTO DE DESENVOLVIMENTOE SOCIAL E CIDADANIA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Gervásio Souza,409 - 02859-070 São Paulo</text:p>
          </table:table-cell>
          <table:table-cell office:value-type="string">
            <text:p>25910432</text:p>
          </table:table-cell>
          <table:table-cell office:value-type="string">
            <text:p>INSTITUTO QUERUB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choeira do Campo Grande,400 - 08475-020 São Paulo</text:p>
          </table:table-cell>
          <table:table-cell office:value-type="string">
            <text:p>25910946</text:p>
          </table:table-cell>
          <table:table-cell office:value-type="string">
            <text:p>CASP CENTRAL DE ASSOCIACOES E SOCIEDADES POPULAR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Somos Todos Iguais,330 - 08343-000 São Paulo</text:p>
          </table:table-cell>
          <table:table-cell office:value-type="string">
            <text:p>25911250</text:p>
          </table:table-cell>
          <table:table-cell office:value-type="string">
            <text:p>ASSOCIACAO COMUNITARIA DOS MORADORES DO JARDIM DA CONQUIST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Pinto da Costa,10 - 02870-040 São Paulo</text:p>
          </table:table-cell>
          <table:table-cell office:value-type="string">
            <text:p>25911523</text:p>
          </table:table-cell>
          <table:table-cell office:value-type="string">
            <text:p>INSTITUTO PROJETO ALM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rra Brasileira,265 - 08223-355 São Paulo</text:p>
          </table:table-cell>
          <table:table-cell office:value-type="string">
            <text:p>25911757</text:p>
          </table:table-cell>
          <table:table-cell office:value-type="string">
            <text:p>ASSOCIACAO BENEFICENTE ESPORTE CULTURA E LAZER NOSSO SO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Nobreza,5 - 08257-120 São Paulo</text:p>
          </table:table-cell>
          <table:table-cell office:value-type="string">
            <text:p>25912320</text:p>
          </table:table-cell>
          <table:table-cell office:value-type="string">
            <text:p>ASSOCIACAO ESPORTIVA E CULTURAL JB ART SHOW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hn Speers,40 - 08265-040 São Paulo</text:p>
          </table:table-cell>
          <table:table-cell office:value-type="string">
            <text:p>25912575</text:p>
          </table:table-cell>
          <table:table-cell office:value-type="string">
            <text:p>MTST MOVIMENTOS DOS TRABALHADORES SEM TE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puraiba,1 - 08420-450 São Paulo</text:p>
          </table:table-cell>
          <table:table-cell office:value-type="string">
            <text:p>25912805</text:p>
          </table:table-cell>
          <table:table-cell office:value-type="string">
            <text:p>1A IGREJA UNIDA DE GUAIANAS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ação de Maçã,398 - 08474-230 São Paulo</text:p>
          </table:table-cell>
          <table:table-cell office:value-type="string">
            <text:p>25912900</text:p>
          </table:table-cell>
          <table:table-cell office:value-type="string">
            <text:p>ASSOCIACAO FILHOS D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 do Bonfim,341 - 04382-070 São Paulo</text:p>
          </table:table-cell>
          <table:table-cell office:value-type="string">
            <text:p>25913021</text:p>
          </table:table-cell>
          <table:table-cell office:value-type="string">
            <text:p>CENTRO DE PROMOCAO SOCIAL FENIX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mburana,192 - 08245-400 São Paulo</text:p>
          </table:table-cell>
          <table:table-cell office:value-type="string">
            <text:p>25913079</text:p>
          </table:table-cell>
          <table:table-cell office:value-type="string">
            <text:p>ASSOCIACAO VIVENDO E APRENDENDO DA CIDADE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inco Irmãos,12 - 05735-070 São Paulo</text:p>
          </table:table-cell>
          <table:table-cell office:value-type="string">
            <text:p>25913479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ão Batista Nogueira,192 - 08440-070 São Paulo</text:p>
          </table:table-cell>
          <table:table-cell office:value-type="string">
            <text:p>25913947</text:p>
          </table:table-cell>
          <table:table-cell office:value-type="string">
            <text:p>ASSO MISSIONARIA SO VIT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Maria Alves de Deus,486 - 08150-290 São Paulo</text:p>
          </table:table-cell>
          <table:table-cell office:value-type="string">
            <text:p>25914822</text:p>
          </table:table-cell>
          <table:table-cell office:value-type="string">
            <text:p>ABVB ASSOCIACAO BENEFICIENTE VIVER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Una da Aldeia,117 - 04691-080 São Paulo</text:p>
          </table:table-cell>
          <table:table-cell office:value-type="string">
            <text:p>25915067</text:p>
          </table:table-cell>
          <table:table-cell office:value-type="string">
            <text:p>ASSOCIACAO ASSISTENCIA SEM FRONTEIRAS ASF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Quintiliano Antônio da Silva,112 - 04841-120 São Paulo</text:p>
          </table:table-cell>
          <table:table-cell office:value-type="string">
            <text:p>25915260</text:p>
          </table:table-cell>
          <table:table-cell office:value-type="string">
            <text:p>INSTITUTO DOM DECIO PEREI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assano Del Grappa,41 - 08340-420 São Paulo</text:p>
          </table:table-cell>
          <table:table-cell office:value-type="string">
            <text:p>25915610</text:p>
          </table:table-cell>
          <table:table-cell office:value-type="string">
            <text:p>ASSOCIACAO MOVER COMPAIX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ugusto Alfredo Joaquim,87 - 08465-020 São Paulo</text:p>
          </table:table-cell>
          <table:table-cell office:value-type="string">
            <text:p>25916799</text:p>
          </table:table-cell>
          <table:table-cell office:value-type="string">
            <text:p>ASSOCIACAO COMUNITARIA DAS MULHERES GUERREIRAS DO JARDIM VISTA ALEGR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dré Bernardes,279 - 08070-290 São Paulo</text:p>
          </table:table-cell>
          <table:table-cell office:value-type="string">
            <text:p>25916899</text:p>
          </table:table-cell>
          <table:table-cell office:value-type="string">
            <text:p>ASSOCIACAO PROGRESSO PARQUE CRUZEIRO DO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o Quarini,97 - 08255-620 São Paulo</text:p>
          </table:table-cell>
          <table:table-cell office:value-type="string">
            <text:p>25919237</text:p>
          </table:table-cell>
          <table:table-cell office:value-type="string">
            <text:p>INSTITUTO DE MULHERES PRINCESAS LEOPOLD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nsenhor Manoel Gomes,291 - 02975-120 São Paulo</text:p>
          </table:table-cell>
          <table:table-cell office:value-type="string">
            <text:p>25919322</text:p>
          </table:table-cell>
          <table:table-cell office:value-type="string">
            <text:p>ASSOCIACAO BENEFICENTE SANTOS AMA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ristalândia do Piauí,617 - 03683-020 São Paulo</text:p>
          </table:table-cell>
          <table:table-cell office:value-type="string">
            <text:p>25919425</text:p>
          </table:table-cell>
          <table:table-cell office:value-type="string">
            <text:p>ASSOCIACAO BENEFICIENTE CULTURAL E EDUCACIONAL DE VILA UNIA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onçalves de Oliveira,237 - 08440-130 São Paulo</text:p>
          </table:table-cell>
          <table:table-cell office:value-type="string">
            <text:p>25921436</text:p>
          </table:table-cell>
          <table:table-cell office:value-type="string">
            <text:p>ASSOCIACAO CANTINHO DA PAZ E SONH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Nossa Senhora do Lorêto,132 - 02219-000 São Paulo</text:p>
          </table:table-cell>
          <table:table-cell office:value-type="string">
            <text:p>25922024</text:p>
          </table:table-cell>
          <table:table-cell office:value-type="string">
            <text:p>IGREJA MONTE MO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Cícero de Alençar,30 - 05580-080 São Paulo</text:p>
          </table:table-cell>
          <table:table-cell office:value-type="string">
            <text:p>25922373</text:p>
          </table:table-cell>
          <table:table-cell office:value-type="string">
            <text:p>INSTITUTO JOVEM CONSCI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Cursino,1915 - 04133-100 São Paulo</text:p>
          </table:table-cell>
          <table:table-cell office:value-type="string">
            <text:p>25926513</text:p>
          </table:table-cell>
          <table:table-cell office:value-type="string">
            <text:p>PAROQUIA SAGRADA FAMILIA JARDIM DA SAU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aira,101 - 08285-160 São Paulo</text:p>
          </table:table-cell>
          <table:table-cell office:value-type="string">
            <text:p>25926918</text:p>
          </table:table-cell>
          <table:table-cell office:value-type="string">
            <text:p>ASSOCIACAO AMIGOS DO BEM CIDADE LIDER 1E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José da Cruz Carquejo,135 - 03712-020 São Paulo</text:p>
          </table:table-cell>
          <table:table-cell office:value-type="string">
            <text:p>25927500</text:p>
          </table:table-cell>
          <table:table-cell office:value-type="string">
            <text:p>INSTITUTO SOCIAL E EDUCACIONAL ANJOS GUARDIOES UNIVERSA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Miguel Achiole da Fonseca,1839 - 08461-110 São Paulo</text:p>
          </table:table-cell>
          <table:table-cell office:value-type="string">
            <text:p>25935783</text:p>
          </table:table-cell>
          <table:table-cell office:value-type="string">
            <text:p>ASSOCIACAO MISSIONARIA ATRAVESSANDO OS VAL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ís Carlos Gentile de Laet,1736 - 02378-000 São Paulo</text:p>
          </table:table-cell>
          <table:table-cell office:value-type="string">
            <text:p>25936148</text:p>
          </table:table-cell>
          <table:table-cell office:value-type="string">
            <text:p>ASSOCIACAO DE OBRAS SOCIAIS SANTA CRUZ RECANTO NOSSA SENHORA DE LOURD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so,267 - 01322-010 São Paulo</text:p>
          </table:table-cell>
          <table:table-cell office:value-type="string">
            <text:p>25936440</text:p>
          </table:table-cell>
          <table:table-cell office:value-type="string">
            <text:p>ASSOCIACAO EM DEFESA DOS DIREITOS HUMANOS E INCLUSA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dos Bochimanos,17 - 05890-470 São Paulo</text:p>
          </table:table-cell>
          <table:table-cell office:value-type="string">
            <text:p>25936934</text:p>
          </table:table-cell>
          <table:table-cell office:value-type="string">
            <text:p>ASSOCIACAO COPERADORA SENACIONAL DO SITIO PIRAJUSSARA ADJAC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ngenheiro Armando de Arruda Pereira,3284 - 04325-000 São Paulo</text:p>
          </table:table-cell>
          <table:table-cell office:value-type="string">
            <text:p>25936974</text:p>
          </table:table-cell>
          <table:table-cell office:value-type="string">
            <text:p>SOCIEDADE RECREATIVA CULTURAL ESPORTIVA BENEFICENTE FACULDADE DO SAMBA BORROCA ZONA S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Quilombolas,35 - 03983-070 São Paulo</text:p>
          </table:table-cell>
          <table:table-cell office:value-type="string">
            <text:p>25937632</text:p>
          </table:table-cell>
          <table:table-cell office:value-type="string">
            <text:p>G5 ORGANIZACAO DESPORTIVA E CULTUR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Pompéu,149 - 02135-020 São Paulo</text:p>
          </table:table-cell>
          <table:table-cell office:value-type="string">
            <text:p>25938679</text:p>
          </table:table-cell>
          <table:table-cell office:value-type="string">
            <text:p>ASSOCIACAO BENEFICENTE AMIGOS SAO POMPEU ASP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úlio Macedo,148 - 03576-190 São Paulo</text:p>
          </table:table-cell>
          <table:table-cell office:value-type="string">
            <text:p>25938854</text:p>
          </table:table-cell>
          <table:table-cell office:value-type="string">
            <text:p>A E C INCRIVEIS CID TIRAD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aquim Távora,1403 - 04015-003 São Paulo</text:p>
          </table:table-cell>
          <table:table-cell office:value-type="string">
            <text:p>25940196</text:p>
          </table:table-cell>
          <table:table-cell office:value-type="string">
            <text:p>IGREJA EVANGELICA ASSEMBLEIA DE DEUS BEREA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Fonsecas,111 - 03480-030 São Paulo</text:p>
          </table:table-cell>
          <table:table-cell office:value-type="string">
            <text:p>25941044</text:p>
          </table:table-cell>
          <table:table-cell office:value-type="string">
            <text:p>CASA DA CRIANCA NOSSA SENHORA APARECI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Praça Marechal Rodrigues Ribas Junior,87 - 03337-030 São Paulo</text:p>
          </table:table-cell>
          <table:table-cell office:value-type="string">
            <text:p>25941918</text:p>
          </table:table-cell>
          <table:table-cell office:value-type="string">
            <text:p>COMUNIDADE EVANGELICA PROJETO RECOMECA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agoa da Tocha,573 - 04844-080 São Paulo</text:p>
          </table:table-cell>
          <table:table-cell office:value-type="string">
            <text:p>25942574</text:p>
          </table:table-cell>
          <table:table-cell office:value-type="string">
            <text:p>ASSOCIACAO A CRIANCA AO ADOLESCENTE E JOVEM DO ICARA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Oscár Egídio de Araújo,321 - 08160-630 São Paulo</text:p>
          </table:table-cell>
          <table:table-cell office:value-type="string">
            <text:p>25944050</text:p>
          </table:table-cell>
          <table:table-cell office:value-type="string">
            <text:p>CENTRO DE FORMACOES ANJOS DO BE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Bucolismo,110 - 03008-040 São Paulo</text:p>
          </table:table-cell>
          <table:table-cell office:value-type="string">
            <text:p>25944303</text:p>
          </table:table-cell>
          <table:table-cell office:value-type="string">
            <text:p>ASSOCIACAO CONDE DE SAO JOAQUIM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urval Martins de Siqueira,76 - 04844-440 São Paulo</text:p>
          </table:table-cell>
          <table:table-cell office:value-type="string">
            <text:p>25944340</text:p>
          </table:table-cell>
          <table:table-cell office:value-type="string">
            <text:p>ASSOCIACAO DE MORADORES AGUIA DOURA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edro de Seabra,160 - 08461-380 São Paulo</text:p>
          </table:table-cell>
          <table:table-cell office:value-type="string">
            <text:p>25944475</text:p>
          </table:table-cell>
          <table:table-cell office:value-type="string">
            <text:p>ASSOCIACAO DOS MORADORES DO CONJUNTO JARDIM SAO PAULO II E ADJACENC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oefgren,1279 - 04040-031 São Paulo</text:p>
          </table:table-cell>
          <table:table-cell office:value-type="string">
            <text:p>25944513</text:p>
          </table:table-cell>
          <table:table-cell office:value-type="string">
            <text:p>ASSOCIACAO LAR SHEKI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Della Porta,349 - 02849-020 São Paulo</text:p>
          </table:table-cell>
          <table:table-cell office:value-type="string">
            <text:p>25945168</text:p>
          </table:table-cell>
          <table:table-cell office:value-type="string">
            <text:p>ASSOCIACAO BENEFICENTE AQUARE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rdão da Costa,201 - 03563-030 São Paulo</text:p>
          </table:table-cell>
          <table:table-cell office:value-type="string">
            <text:p>25945514</text:p>
          </table:table-cell>
          <table:table-cell office:value-type="string">
            <text:p>ASSOCIACAO CULTURAL EDUCATICA ESCOLA MESTRE SALA PORTA BANDEIRA E PORTA ESTANDARTE CISNE DO AMA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ôr da Madrugada,36 - 03927-020 São Paulo</text:p>
          </table:table-cell>
          <table:table-cell office:value-type="string">
            <text:p>25946886</text:p>
          </table:table-cell>
          <table:table-cell office:value-type="string">
            <text:p>INSTITUTO FORMANDO ATELTAS BONS DE BOL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Cardoso Pímentel,14 - 08110-490 São Paulo</text:p>
          </table:table-cell>
          <table:table-cell office:value-type="string">
            <text:p>25947424</text:p>
          </table:table-cell>
          <table:table-cell office:value-type="string">
            <text:p>GREMIO RECREATIVO CULTURAL E SOCIAL ESCOLA DE SAMBA UNIDOS DE SANTA BARB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a Sereia,19 - 04856-280 São Paulo</text:p>
          </table:table-cell>
          <table:table-cell office:value-type="string">
            <text:p>25947464</text:p>
          </table:table-cell>
          <table:table-cell office:value-type="string">
            <text:p>ASSOCIACAO COMUNITARIA JARDIM NOVO HORIZO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io Mirivaí,208 - 08122-440 São Paulo</text:p>
          </table:table-cell>
          <table:table-cell office:value-type="string">
            <text:p>25948040</text:p>
          </table:table-cell>
          <table:table-cell office:value-type="string">
            <text:p>INSTITUTO MARTINS LUCE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amandaia,57 - 03718-030 São Paulo</text:p>
          </table:table-cell>
          <table:table-cell office:value-type="string">
            <text:p>25950276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Rio Branco,53 - 01205-000 São Paulo</text:p>
          </table:table-cell>
          <table:table-cell office:value-type="string">
            <text:p>25950507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osé Bonifácio,237 - 01003-001 São Paulo</text:p>
          </table:table-cell>
          <table:table-cell office:value-type="string">
            <text:p>25951154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ugênio Falk,879 - 04292-110 São Paulo</text:p>
          </table:table-cell>
          <table:table-cell office:value-type="string">
            <text:p>25951220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 Estado,1375 - 01107-000 São Paulo</text:p>
          </table:table-cell>
          <table:table-cell office:value-type="string">
            <text:p>25951321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pitão Francisco Teixeira Nogueira,383 - 05037-030 São Paulo</text:p>
          </table:table-cell>
          <table:table-cell office:value-type="string">
            <text:p>25951404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 Bosque,855 - 01136-000 São Paulo</text:p>
          </table:table-cell>
          <table:table-cell office:value-type="string">
            <text:p>25951452</text:p>
          </table:table-cell>
          <table:table-cell office:value-type="string">
            <text:p>FRATERNIDADE IRMA CL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nácio Monteiro,1103 - 08474-480 São Paulo</text:p>
          </table:table-cell>
          <table:table-cell office:value-type="string">
            <text:p>25951594</text:p>
          </table:table-cell>
          <table:table-cell office:value-type="string">
            <text:p>ASSOCIACAO DOS SEM TERRA COHAB JUSCELI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cisco Polilo Neto,615 - 08021-050 São Paulo</text:p>
          </table:table-cell>
          <table:table-cell office:value-type="string">
            <text:p>25951761</text:p>
          </table:table-cell>
          <table:table-cell office:value-type="string">
            <text:p>ASSOCIACAO DOS MORADORES DO RIO VER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odelo,139 - 08240-570 São Paulo</text:p>
          </table:table-cell>
          <table:table-cell office:value-type="string">
            <text:p>25951981</text:p>
          </table:table-cell>
          <table:table-cell office:value-type="string">
            <text:p>ESPORTE CLUBE MODE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ondessa Elizabeth de Robiano,3800 - 03074-000 São Paulo</text:p>
          </table:table-cell>
          <table:table-cell office:value-type="string">
            <text:p>25952043</text:p>
          </table:table-cell>
          <table:table-cell office:value-type="string">
            <text:p>INSTITUTO G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driano Seabra,32 - 08081-480 São Paulo</text:p>
          </table:table-cell>
          <table:table-cell office:value-type="string">
            <text:p>25952552</text:p>
          </table:table-cell>
          <table:table-cell office:value-type="string">
            <text:p>IGREJA PENTECOSTAL VALENTE DE DAVI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ção Agalopada,112 - 08225-500 São Paulo</text:p>
          </table:table-cell>
          <table:table-cell office:value-type="string">
            <text:p>25952911</text:p>
          </table:table-cell>
          <table:table-cell office:value-type="string">
            <text:p>CENTRO DE EDUCACAO SOCIAL FENIX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ntos Gauchescos,86 - 04369-000 São Paulo</text:p>
          </table:table-cell>
          <table:table-cell office:value-type="string">
            <text:p>25953306</text:p>
          </table:table-cell>
          <table:table-cell office:value-type="string">
            <text:p>ADERE ASSOCIACAO PARA DESENVOLVIMENTO EDUCACAO E RECUPERACAO DO EXCEPCION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inheiros,85 - 08476-000 São Paulo</text:p>
          </table:table-cell>
          <table:table-cell office:value-type="string">
            <text:p>25954064</text:p>
          </table:table-cell>
          <table:table-cell office:value-type="string">
            <text:p>ASSOCIACAO DOS MORADORES SITIO PAIOLZINH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ranklin do Amaral,978 - 02479-001 São Paulo</text:p>
          </table:table-cell>
          <table:table-cell office:value-type="string">
            <text:p>25954161</text:p>
          </table:table-cell>
          <table:table-cell office:value-type="string">
            <text:p>ASSOCIACAO VIDA CAMINHO E LU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ão Miguel dos Milagres,1 - 02812-110 São Paulo</text:p>
          </table:table-cell>
          <table:table-cell office:value-type="string">
            <text:p>25954482</text:p>
          </table:table-cell>
          <table:table-cell office:value-type="string">
            <text:p>ASSOCIACAO DE MORADORES DO NUCLEO RESIDENCIAL JARDIM PAULISTAN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Edu Chaves,14 - 02229-000 São Paulo</text:p>
          </table:table-cell>
          <table:table-cell office:value-type="string">
            <text:p>25954491</text:p>
          </table:table-cell>
          <table:table-cell office:value-type="string">
            <text:p>COMUNIDADE CRISTA DEUS F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Miguel Délia,100 - 08021-090 São Paulo</text:p>
          </table:table-cell>
          <table:table-cell office:value-type="string">
            <text:p>25954877</text:p>
          </table:table-cell>
          <table:table-cell office:value-type="string">
            <text:p>ILPI PADRE GEORGE VINCENT COOR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inistro Junqueira Ayres,27 - 04816-020 São Paulo</text:p>
          </table:table-cell>
          <table:table-cell office:value-type="string">
            <text:p>25955699</text:p>
          </table:table-cell>
          <table:table-cell office:value-type="string">
            <text:p>INOVHA INSTITUTO NACIONAL DE VALORIZACAO HUMANA AMBIENTAL E ASSISTEN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jor Diogo,779 - 01324-001 São Paulo</text:p>
          </table:table-cell>
          <table:table-cell office:value-type="string">
            <text:p>25956511</text:p>
          </table:table-cell>
          <table:table-cell office:value-type="string">
            <text:p>CASA DE APOIO BRENDA LE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ônego Vicente Miguel Marino,572 - 01135-020 São Paulo</text:p>
          </table:table-cell>
          <table:table-cell office:value-type="string">
            <text:p>25957588</text:p>
          </table:table-cell>
          <table:table-cell office:value-type="string">
            <text:p>RESIDENCIA INCLUSIVA PEROLAS DO BOM JESU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sênio Guilherme,13 - 08030-540 São Paulo</text:p>
          </table:table-cell>
          <table:table-cell office:value-type="string">
            <text:p>25958086</text:p>
          </table:table-cell>
          <table:table-cell office:value-type="string">
            <text:p>ASSOCIACAO COMUNITARIA CASA DOS DEFICIENTES DE SAO MIGUE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loco de Neve,30 - 08235-760 São Paulo</text:p>
          </table:table-cell>
          <table:table-cell office:value-type="string">
            <text:p>25958347</text:p>
          </table:table-cell>
          <table:table-cell office:value-type="string">
            <text:p>ILE ASE IBA FARA OD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Luis Bordese,93 - 08471-790 São Paulo</text:p>
          </table:table-cell>
          <table:table-cell office:value-type="string">
            <text:p>25958648</text:p>
          </table:table-cell>
          <table:table-cell office:value-type="string">
            <text:p>ASSOCIACAO BIANCA ALV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s Pioneiros,56 - 02567-200 São Paulo</text:p>
          </table:table-cell>
          <table:table-cell office:value-type="string">
            <text:p>25959376</text:p>
          </table:table-cell>
          <table:table-cell office:value-type="string">
            <text:p>SUAME ASSOCIACAO UNIAO DE AMIGOS DO MORRO DA ESPERAC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Aricanduva,11100 - 03930-110 São Paulo</text:p>
          </table:table-cell>
          <table:table-cell office:value-type="string">
            <text:p>25961135</text:p>
          </table:table-cell>
          <table:table-cell office:value-type="string">
            <text:p>UNIFICACAO DE LUTAS E CORTIC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tajuíbe,299 - 08120-470 São Paulo</text:p>
          </table:table-cell>
          <table:table-cell office:value-type="string">
            <text:p>25964552</text:p>
          </table:table-cell>
          <table:table-cell office:value-type="string">
            <text:p>CEI ABELHA BEL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Fazenda Monte Alegre,227 - 05160-060 São Paulo</text:p>
          </table:table-cell>
          <table:table-cell office:value-type="string">
            <text:p>25965650</text:p>
          </table:table-cell>
          <table:table-cell office:value-type="string">
            <text:p>ASSOCIACAO COMUNITARIA FAZENDA DO CARM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ção dos Olhos,163 - 08110-130 São Paulo</text:p>
          </table:table-cell>
          <table:table-cell office:value-type="string">
            <text:p>25966182</text:p>
          </table:table-cell>
          <table:table-cell office:value-type="string">
            <text:p>ASSOCIACAO PROJETO VIVER EDUCA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oronel Pedro Dias de Campos,687 - 03508-010 São Paulo</text:p>
          </table:table-cell>
          <table:table-cell office:value-type="string">
            <text:p>25966310</text:p>
          </table:table-cell>
          <table:table-cell office:value-type="string">
            <text:p>INSTITUTO SOS IRMAOS CAR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erra das Araras,409 - 08451-050 São Paulo</text:p>
          </table:table-cell>
          <table:table-cell office:value-type="string">
            <text:p>25966363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lenio Wanderley,238 - 03977-520 São Paulo</text:p>
          </table:table-cell>
          <table:table-cell office:value-type="string">
            <text:p>25966364</text:p>
          </table:table-cell>
          <table:table-cell office:value-type="string">
            <text:p>COMUNIDADE CANTINHO DA PAZ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ristóteles de Abreu Patrony,166 - 08022-410 São Paulo</text:p>
          </table:table-cell>
          <table:table-cell office:value-type="string">
            <text:p>25966396</text:p>
          </table:table-cell>
          <table:table-cell office:value-type="string">
            <text:p>ASSOCIACAO FATS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urvânia,19 - 05181-200 São Paulo</text:p>
          </table:table-cell>
          <table:table-cell office:value-type="string">
            <text:p>25967465</text:p>
          </table:table-cell>
          <table:table-cell office:value-type="string">
            <text:p>INSTITUTO LUZ AOS CEG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ara Kubitscheck,158 - 08474-000 São Paulo</text:p>
          </table:table-cell>
          <table:table-cell office:value-type="string">
            <text:p>25968654</text:p>
          </table:table-cell>
          <table:table-cell office:value-type="string">
            <text:p>IGREJA EVANGELICA PENTECOSTAL MONTE CALVAR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o Alvarenga,38 - 04462-000 São Paulo</text:p>
          </table:table-cell>
          <table:table-cell office:value-type="string">
            <text:p>25969214</text:p>
          </table:table-cell>
          <table:table-cell office:value-type="string">
            <text:p>INSTITUTO CULTURAL CASA DO CORUJINHA CASA DO CORUJINH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oraquira,123 - 04857-340 São Paulo</text:p>
          </table:table-cell>
          <table:table-cell office:value-type="string">
            <text:p>25969512</text:p>
          </table:table-cell>
          <table:table-cell office:value-type="string">
            <text:p>COMUNIDADE SAO VICENTE DE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ntônio Marcondes,678 - 04267-020 São Paulo</text:p>
          </table:table-cell>
          <table:table-cell office:value-type="string">
            <text:p>25969607</text:p>
          </table:table-cell>
          <table:table-cell office:value-type="string">
            <text:p>ASSOCIACAO DE SAMBISTAS TERREIROS E COMUNIDADES DE SAMBA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ouza Lima,295 - 01153-020 São Paulo</text:p>
          </table:table-cell>
          <table:table-cell office:value-type="string">
            <text:p>25970032</text:p>
          </table:table-cell>
          <table:table-cell office:value-type="string">
            <text:p>E C CLASSE A DA BARRA FUND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Quirino,76 - 08255-490 São Paulo</text:p>
          </table:table-cell>
          <table:table-cell office:value-type="string">
            <text:p>25970248</text:p>
          </table:table-cell>
          <table:table-cell office:value-type="string">
            <text:p>INSTITUTO MAOS EM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 de Baffim,109 - 08490-620 São Paulo</text:p>
          </table:table-cell>
          <table:table-cell office:value-type="string">
            <text:p>25971490</text:p>
          </table:table-cell>
          <table:table-cell office:value-type="string">
            <text:p>ASSOCIACAO BENEFICIENTE MUNDO NOVO DE PROTECAO E DEFESA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dos Ipês,1094 - 08161-000 São Paulo</text:p>
          </table:table-cell>
          <table:table-cell office:value-type="string">
            <text:p>25971538</text:p>
          </table:table-cell>
          <table:table-cell office:value-type="string">
            <text:p>ASA ASSISTENCIA SOCIAL AVIVAMEN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Henrique de Faria,524 - 08230-370 São Paulo</text:p>
          </table:table-cell>
          <table:table-cell office:value-type="string">
            <text:p>25971555</text:p>
          </table:table-cell>
          <table:table-cell office:value-type="string">
            <text:p>ASSOCIACAO AMIGAS SOLIDARIA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ltos do Oiti,651 - 08081-410 São Paulo</text:p>
          </table:table-cell>
          <table:table-cell office:value-type="string">
            <text:p>25971815</text:p>
          </table:table-cell>
          <table:table-cell office:value-type="string">
            <text:p>ASSOCOACAO BENEFICENTE AMIGOS DO FUTUR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ia Baumann Mendonça,172 - 08210-500 São Paulo</text:p>
          </table:table-cell>
          <table:table-cell office:value-type="string">
            <text:p>25972653</text:p>
          </table:table-cell>
          <table:table-cell office:value-type="string">
            <text:p>ASSOCIACAO BENEFICENTE LUZ DE UM NOVO MUND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akao Minami,101 - 08381-155 São Paulo</text:p>
          </table:table-cell>
          <table:table-cell office:value-type="string">
            <text:p>25975620</text:p>
          </table:table-cell>
          <table:table-cell office:value-type="string">
            <text:p>ASSOCIACAO PORTAL DA JUTA PRIMEIRO DE MAI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Silva Bueno,229 - 04208-050 São Paulo</text:p>
          </table:table-cell>
          <table:table-cell office:value-type="string">
            <text:p>25977429</text:p>
          </table:table-cell>
          <table:table-cell office:value-type="string">
            <text:p>ASSOCIACAO ANJOS DO ESPOR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Travessa Alcato,1 - 04961-160 São Paulo</text:p>
          </table:table-cell>
          <table:table-cell office:value-type="string">
            <text:p>25979101</text:p>
          </table:table-cell>
          <table:table-cell office:value-type="string">
            <text:p>APM DA EMEI CHACARA SONHO AZU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Águas de Março,1 - 08257-010 São Paulo</text:p>
          </table:table-cell>
          <table:table-cell office:value-type="string">
            <text:p>25980211</text:p>
          </table:table-cell>
          <table:table-cell office:value-type="string">
            <text:p>INSTITUTO DIAS MARTIN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irce de Oliveira Santana,57 - 04842-200 São Paulo</text:p>
          </table:table-cell>
          <table:table-cell office:value-type="string">
            <text:p>25980356</text:p>
          </table:table-cell>
          <table:table-cell office:value-type="string">
            <text:p>INSTITUTO BRASILEIRO MARIA ROS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Canção Agalopada,204 - 08225-500 São Paulo</text:p>
          </table:table-cell>
          <table:table-cell office:value-type="string">
            <text:p>25981200</text:p>
          </table:table-cell>
          <table:table-cell office:value-type="string">
            <text:p>OSIL ORGANIZACAO SOCIAL IRENE LOP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enente Joecyl Camargo da Mota,55 - 04845-040 São Paulo</text:p>
          </table:table-cell>
          <table:table-cell office:value-type="string">
            <text:p>25981283</text:p>
          </table:table-cell>
          <table:table-cell office:value-type="string">
            <text:p>IESP INSTITUTO EDUCAR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Giácomo Quirino,76 - 08255-490 São Paulo</text:p>
          </table:table-cell>
          <table:table-cell office:value-type="string">
            <text:p>25982964</text:p>
          </table:table-cell>
          <table:table-cell office:value-type="string">
            <text:p>INSTITUTO REACAO ARTE E CULT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nguari,250 - 02167-080 São Paulo</text:p>
          </table:table-cell>
          <table:table-cell office:value-type="string">
            <text:p>25983969</text:p>
          </table:table-cell>
          <table:table-cell office:value-type="string">
            <text:p>ASSOCIACAO MOVIMENTO INDEPENDENTE DE LUTA POR HABITACAO DE VILA MARI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celo Pinheiro,37 - 05862-240 São Paulo</text:p>
          </table:table-cell>
          <table:table-cell office:value-type="string">
            <text:p>25984258</text:p>
          </table:table-cell>
          <table:table-cell office:value-type="string">
            <text:p>ASSOCIACAO AMIGOS DA TIA EDN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Espírita,189 - 01527-040 São Paulo</text:p>
          </table:table-cell>
          <table:table-cell office:value-type="string">
            <text:p>25985439</text:p>
          </table:table-cell>
          <table:table-cell office:value-type="string">
            <text:p>ASSOCICAO BRASILEIRA DA SINDROME DE WILLIAM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Tiburno,983 - 05223-100 São Paulo</text:p>
          </table:table-cell>
          <table:table-cell office:value-type="string">
            <text:p>25985603</text:p>
          </table:table-cell>
          <table:table-cell office:value-type="string">
            <text:p>INSTITUTO FLOR DE LA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aititu,150 - 08223-000 São Paulo</text:p>
          </table:table-cell>
          <table:table-cell office:value-type="string">
            <text:p>25987848</text:p>
          </table:table-cell>
          <table:table-cell office:value-type="string">
            <text:p>ASSOCIACAO MONTEIRO DE APOIO AS FAMILIAS CARENT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Bernardo da Mota,89 - 08460-250 São Paulo</text:p>
          </table:table-cell>
          <table:table-cell office:value-type="string">
            <text:p>25989434</text:p>
          </table:table-cell>
          <table:table-cell office:value-type="string">
            <text:p>CENTRO DE INTEGRACAO SOCIAL PROFESSOR FRANCISCO JAIRO PEREIRA LIMA CI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Coronel Sezefredo Fagundes,2732 - 02306-004 São Paulo</text:p>
          </table:table-cell>
          <table:table-cell office:value-type="string">
            <text:p>25989615</text:p>
          </table:table-cell>
          <table:table-cell office:value-type="string">
            <text:p>INSTITUICAO INESP ESPERANCA PARA TODO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Asfaltite,96 - 03358-130 São Paulo</text:p>
          </table:table-cell>
          <table:table-cell office:value-type="string">
            <text:p>25990014</text:p>
          </table:table-cell>
          <table:table-cell office:value-type="string">
            <text:p>COMUNIDADE CRISTA NA ZONA LES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Doutor Luís da Fonseca Galvão,180 - 05855-300 São Paulo</text:p>
          </table:table-cell>
          <table:table-cell office:value-type="string">
            <text:p>25990297</text:p>
          </table:table-cell>
          <table:table-cell office:value-type="string">
            <text:p>CENTRO DE DIREITOS HUMANOS E EDUCACAO POPULAR DE CAMPO LIMP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Nhandú,38 - 04058-000 São Paulo</text:p>
          </table:table-cell>
          <table:table-cell office:value-type="string">
            <text:p>25995751</text:p>
          </table:table-cell>
          <table:table-cell office:value-type="string">
            <text:p>ASSOCIACAO PRO FAMILIA DO ESTADO DE SAO PAUL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Estrada da Riviera,3025 - 04916-000 São Paulo</text:p>
          </table:table-cell>
          <table:table-cell office:value-type="string">
            <text:p>25997008</text:p>
          </table:table-cell>
          <table:table-cell office:value-type="string">
            <text:p>ADNAC ASSEMBLEIA DE DEUS NACOES PARA CRISTO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Barão do Rego Barros,179 - 04612-040 São Paulo</text:p>
          </table:table-cell>
          <table:table-cell office:value-type="string">
            <text:p>26012230</text:p>
          </table:table-cell>
          <table:table-cell office:value-type="string">
            <text:p>ASSOCIACAO LARES DE INCLUSAO SOCIAL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Marquês de Praia Grande,115 - 03129-110 São Paulo</text:p>
          </table:table-cell>
          <table:table-cell office:value-type="string">
            <text:p>26049774</text:p>
          </table:table-cell>
          <table:table-cell office:value-type="string">
            <text:p>CIRCULO DE TRABALHADORES CRISTAOS DE VILA PRUDEN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Avenida Nordestina,496 - 08011-000 São Paulo</text:p>
          </table:table-cell>
          <table:table-cell office:value-type="string">
            <text:p>26064624</text:p>
          </table:table-cell>
          <table:table-cell office:value-type="string">
            <text:p>ASSOCIACAO CULTURAL EDUCACIONAL E SOCIAL DYNAMITE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Jandi,79 - 04361-010 São Paulo</text:p>
          </table:table-cell>
          <table:table-cell office:value-type="string">
            <text:p>26068604</text:p>
          </table:table-cell>
          <table:table-cell office:value-type="string">
            <text:p>INSTITUTO FUTUROS CRAQUES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Inácio Cervantes,630 - 05572-000 São Paulo</text:p>
          </table:table-cell>
          <table:table-cell office:value-type="string">
            <text:p>26069948</text:p>
          </table:table-cell>
          <table:table-cell office:value-type="string">
            <text:p>ASSOCIACAO LAR TERNURA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Professor Francisco Emydio da Fonseca Telles,378 - 04372-140 São Paulo</text:p>
          </table:table-cell>
          <table:table-cell office:value-type="string">
            <text:p>26070452</text:p>
          </table:table-cell>
          <table:table-cell office:value-type="string">
            <text:p>ESPACO TK</text:p>
          </table:table-cell>
          <table:table-cell office:value-type="string">
            <text:p>Entidade</text:p>
          </table:table-cell>
        </table:table-row>
        <table:table-row>
          <table:table-cell office:value-type="string">
            <text:p>Rua Ovídio Lopes,253 - 03804-110 São Paulo</text:p>
          </table:table-cell>
          <table:table-cell office:value-type="string">
            <text:p>26074099</text:p>
          </table:table-cell>
          <table:table-cell office:value-type="string">
            <text:p>CENTRO DE PROMOCAO HUMANA LAR VICENTINO</text:p>
          </table:table-cell>
          <table:table-cell office:value-type="string">
            <text:p>Entidad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